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29" style:family="table-column">
      <style:table-column-properties fo:break-before="auto" style:column-width="1.7327in"/>
    </style:style>
    <style:style style:name="co8" style:family="table-column">
      <style:table-column-properties fo:break-before="auto" style:column-width="0.8925in"/>
    </style:style>
    <style:style style:name="co30" style:family="table-column">
      <style:table-column-properties fo:break-before="auto" style:column-width="1.1902in"/>
    </style:style>
    <style:style style:name="co31" style:family="table-column">
      <style:table-column-properties fo:break-before="auto" style:column-width="2.7311in"/>
    </style:style>
    <style:style style:name="co5" style:family="table-column">
      <style:table-column-properties fo:break-before="auto" style:column-width="0.7126in"/>
    </style:style>
    <style:style style:name="co6" style:family="table-column">
      <style:table-column-properties fo:break-before="auto" style:column-width="1.1492in"/>
    </style:style>
    <style:style style:name="co7" style:family="table-column">
      <style:table-column-properties fo:break-before="auto" style:column-width="3.2016in"/>
    </style:style>
    <style:style style:name="co9" style:family="table-column">
      <style:table-column-properties fo:break-before="auto" style:column-width="2.0453in"/>
    </style:style>
    <style:style style:name="co10" style:family="table-column">
      <style:table-column-properties fo:break-before="auto" style:column-width="1.1756in"/>
    </style:style>
    <style:style style:name="co11" style:family="table-column">
      <style:table-column-properties fo:break-before="auto" style:column-width="1.2709in"/>
    </style:style>
    <style:style style:name="co12" style:family="table-column">
      <style:table-column-properties fo:break-before="auto" style:column-width="1.6528in"/>
    </style:style>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0.5126in"/>
    </style:style>
    <style:style style:name="co17" style:family="table-column">
      <style:table-column-properties fo:break-before="auto" style:column-width="1.589in"/>
    </style:style>
    <style:style style:name="co18" style:family="table-column">
      <style:table-column-properties fo:break-before="auto" style:column-width="0.8189in"/>
    </style:style>
    <style:style style:name="co19" style:family="table-column">
      <style:table-column-properties fo:break-before="auto" style:column-width="1.4047in"/>
    </style:style>
    <style:style style:name="co20" style:family="table-column">
      <style:table-column-properties fo:break-before="auto" style:column-width="1.4854in"/>
    </style:style>
    <style:style style:name="co21" style:family="table-column">
      <style:table-column-properties fo:break-before="auto" style:column-width="1.7244in"/>
    </style:style>
    <style:style style:name="co22" style:family="table-column">
      <style:table-column-properties fo:break-before="auto" style:column-width="1.6327in"/>
    </style:style>
    <style:style style:name="co23" style:family="table-column">
      <style:table-column-properties fo:break-before="auto" style:column-width="2.1646in"/>
    </style:style>
    <style:style style:name="co24" style:family="table-column">
      <style:table-column-properties fo:break-before="auto" style:column-width="0.672in"/>
    </style:style>
    <style:style style:name="co25" style:family="table-column">
      <style:table-column-properties fo:break-before="auto" style:column-width="1.6319in"/>
    </style:style>
    <style:style style:name="co26" style:family="table-column">
      <style:table-column-properties fo:break-before="auto" style:column-width="1.9008in"/>
    </style:style>
    <style:style style:name="co27" style:family="table-column">
      <style:table-column-properties fo:break-before="auto" style:column-width="1.9047in"/>
    </style:style>
    <style:style style:name="co28" style:family="table-column">
      <style:table-column-properties fo:break-before="auto" style:column-width="2.0756in"/>
    </style:style>
    <style:style style:name="co32" style:family="table-column">
      <style:table-column-properties fo:break-before="auto" style:column-width="2.5492in"/>
    </style:style>
    <style:style style:name="co33" style:family="table-column">
      <style:table-column-properties fo:break-before="auto" style:column-width="2.2016in"/>
    </style:style>
    <style:style style:name="co34" style:family="table-column">
      <style:table-column-properties fo:break-before="auto" style:column-width="1.5008in"/>
    </style:style>
    <style:style style:name="co35" style:family="table-column">
      <style:table-column-properties fo:break-before="auto" style:column-width="1.8228in"/>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1" style:family="table-row">
      <style:table-row-properties style:row-height="0.1945in" fo:break-before="auto" style:use-optimal-row-height="true"/>
    </style:style>
    <style:style style:name="ro14" style:family="table-row">
      <style:table-row-properties style:row-height="0.3102in" fo:break-before="auto" style:use-optimal-row-height="true"/>
    </style:style>
    <style:style style:name="ro42" style:family="table-row">
      <style:table-row-properties style:row-height="0.4555in" fo:break-before="auto" style:use-optimal-row-height="true"/>
    </style:style>
    <style:style style:name="ro11" style:family="table-row">
      <style:table-row-properties style:row-height="0.3311in" fo:break-before="auto" style:use-optimal-row-height="true"/>
    </style:style>
    <style:style style:name="ro43" style:family="table-row">
      <style:table-row-properties style:row-height="0.211in" fo:break-before="auto" style:use-optimal-row-height="true"/>
    </style:style>
    <style:style style:name="ro44" style:family="table-row">
      <style:table-row-properties style:row-height="0.2445in" fo:break-before="auto" style:use-optimal-row-height="true"/>
    </style:style>
    <style:style style:name="ro9" style:family="table-row">
      <style:table-row-properties style:row-height="0.1965in" fo:break-before="auto" style:use-optimal-row-height="false"/>
    </style:style>
    <style:style style:name="ro10" style:family="table-row">
      <style:table-row-properties style:row-height="0.3417in" fo:break-before="auto" style:use-optimal-row-height="false"/>
    </style:style>
    <style:style style:name="ro12" style:family="table-row">
      <style:table-row-properties style:row-height="0.7252in" fo:break-before="auto" style:use-optimal-row-height="true"/>
    </style:style>
    <style:style style:name="ro13"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2173in" fo:break-before="auto" style:use-optimal-row-height="false"/>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0" style:family="table-row">
      <style:table-row-properties style:row-height="0.2071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2.9744in" fo:break-before="auto" style:use-optimal-row-height="true"/>
    </style:style>
    <style:style style:name="ro24" style:family="table-row">
      <style:table-row-properties style:row-height="2.352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0.6425in" fo:break-before="auto" style:use-optimal-row-height="true"/>
    </style:style>
    <style:style style:name="ro28" style:family="table-row">
      <style:table-row-properties style:row-height="2.8189in" fo:break-before="auto" style:use-optimal-row-height="true"/>
    </style:style>
    <style:style style:name="ro29" style:family="table-row">
      <style:table-row-properties style:row-height="1.2638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9535in" fo:break-before="auto" style:use-optimal-row-height="true"/>
    </style:style>
    <style:style style:name="ro32" style:family="table-row">
      <style:table-row-properties style:row-height="1.4193in" fo:break-before="auto" style:use-optimal-row-height="true"/>
    </style:style>
    <style:style style:name="ro33" style:family="table-row">
      <style:table-row-properties style:row-height="3.389in" fo:break-before="auto" style:use-optimal-row-height="false"/>
    </style:style>
    <style:style style:name="ro34" style:family="table-row">
      <style:table-row-properties style:row-height="0.7252in" fo:break-before="auto" style:use-optimal-row-height="false"/>
    </style:style>
    <style:style style:name="ro35" style:family="table-row">
      <style:table-row-properties style:row-height="1.7307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6992in" fo:break-before="auto" style:use-optimal-row-height="false"/>
    </style:style>
    <style:style style:name="ro38" style:family="table-row">
      <style:table-row-properties style:row-height="0.8909in" fo:break-before="auto" style:use-optimal-row-height="false"/>
    </style:style>
    <style:style style:name="ro39" style:family="table-row">
      <style:table-row-properties style:row-height="2.0209in" fo:break-before="auto" style:use-optimal-row-height="false"/>
    </style:style>
    <style:style style:name="ro45" style:family="table-row">
      <style:table-row-properties style:row-height="1.0256in" fo:break-before="auto" style:use-optimal-row-height="false"/>
    </style:style>
    <style:style style:name="ro46" style:family="table-row">
      <style:table-row-properties style:row-height="2.1972in" fo:break-before="auto" style:use-optimal-row-height="true"/>
    </style:style>
    <style:style style:name="ro47" style:family="table-row">
      <style:table-row-properties style:row-height="2.0417in" fo:break-before="auto" style:use-optimal-row-height="true"/>
    </style:style>
    <style:style style:name="ro48" style:family="table-row">
      <style:table-row-properties style:row-height="0.2791in" fo:break-before="auto" style:use-optimal-row-height="false"/>
    </style:style>
    <style:style style:name="ro49" style:family="table-row">
      <style:table-row-properties style:row-height="0.9839in" fo:break-before="auto" style:use-optimal-row-height="false"/>
    </style:style>
    <style:style style:name="ro50" style:family="table-row">
      <style:table-row-properties style:row-height="2.6634in" fo:break-before="auto" style:use-optimal-row-height="true"/>
    </style:style>
    <style:style style:name="ro51" style:family="table-row">
      <style:table-row-properties style:row-height="1.2126in" fo:break-before="auto" style:use-optimal-row-height="false"/>
    </style:style>
    <style:style style:name="ro52" style:family="table-row">
      <style:table-row-properties style:row-height="1.8862in" fo:break-before="auto" style:use-optimal-row-height="true"/>
    </style:style>
    <style:style style:name="ro53"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2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8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6"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7"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8" style:family="table-cell" style:parent-style-name="Default">
      <style:table-cell-properties fo:border="0.0008in solid #000000"/>
      <style:text-properties fo:font-size="14pt" fo:font-weight="bold"/>
    </style:style>
    <style:style style:name="ce2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2"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9" style:family="table-cell" style:parent-style-name="Default">
      <style:table-cell-properties fo:background-color="#000080"/>
      <style:text-properties fo:color="#ffffff" fo:font-size="12pt" fo:font-weight="bold"/>
    </style:style>
    <style:style style:name="ce300"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01"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302"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03"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008in solid #000000"/>
    </style:style>
    <style:style style:name="ce25"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31"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ext-properties style:font-name="Arial" fo:font-size="10pt" fo:font-weight="normal"/>
    </style:style>
    <style:style style:name="ce4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ext-properties style:font-name="Arial"/>
    </style:style>
    <style:style style:name="ce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7"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69"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70"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71"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7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style>
    <style:style style:name="ce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normal" style:font-size-complex="10pt" style:font-weight-complex="normal"/>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bold" style:font-size-complex="10pt" style:font-weight-complex="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79" style:family="table-cell" style:parent-style-name="Default">
      <style:table-cell-properties fo:border="0.0008in solid #000000"/>
      <style:text-properties fo:color="#000000" style:font-name="Arial" fo:font-size="10pt" fo:font-weight="bold"/>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normal" style:font-size-complex="10pt" style:font-weight-complex="normal"/>
    </style:style>
    <style:style style:name="ce8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84"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size-complex="10pt"/>
    </style:style>
    <style:style style:name="ce88" style:family="table-cell" style:parent-style-name="Default">
      <style:text-properties fo:color="#000000" style:font-name="Arial" fo:font-size="10pt" fo:font-weight="bold"/>
    </style:style>
    <style:style style:name="ce89" style:family="table-cell" style:parent-style-name="Default">
      <style:text-properties fo:color="#000000" style:text-line-through-style="none" style:font-name="Arial" fo:font-size="10pt" fo:font-weight="bold"/>
    </style:style>
    <style:style style:name="ce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1" style:font-size-asian="10pt" style:font-weight-asian="bold" style:font-name-complex="Tahoma2" style:font-size-complex="10pt" style:font-weight-complex="bold"/>
    </style:style>
    <style:style style:name="ce91"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92"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style>
    <style:style style:name="ce9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94"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size-complex="10pt"/>
    </style:style>
    <style:style style:name="ce95" style:family="table-cell" style:parent-style-name="Default">
      <style:table-cell-properties fo:wrap-option="wrap" fo:border="0.0008in solid #000000" style:vertical-align="top"/>
      <style:text-properties fo:color="#000000" style:font-name="Arial" fo:font-size="10pt" fo:font-weight="bold"/>
    </style:style>
    <style:style style:name="ce96"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9" style:family="table-cell" style:parent-style-name="Default">
      <style:table-cell-properties fo:border="0.0008in solid #000000"/>
      <style:text-properties style:font-name="Arial" fo:font-size="10pt" style:font-size-asian="10pt" style:font-size-complex="10pt"/>
    </style:style>
    <style:style style:name="ce100" style:family="table-cell" style:parent-style-name="Default">
      <style:table-cell-properties fo:background-color="transparent" fo:border="0.0008in solid #000000"/>
      <style:text-properties style:font-name="Arial" fo:font-size="10pt" style:font-size-asian="10pt" style:font-size-complex="10pt"/>
    </style:style>
    <style:style style:name="ce101"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102" style:family="table-cell" style:parent-style-name="Default">
      <style:table-cell-properties fo:border="0.0008in solid #000000"/>
      <style:text-properties fo:color="#000000" style:font-name="Arial" fo:font-size="10pt"/>
    </style:style>
    <style:style style:name="ce103" style:family="table-cell" style:parent-style-name="Default">
      <style:table-cell-properties fo:border="0.0008in solid #000000"/>
      <style:text-properties fo:color="#000000" style:font-name="Arial" fo:font-size="10pt" fo:font-weight="bold" style:font-weight-asian="bold" style:font-weight-complex="bold"/>
    </style:style>
    <style:style style:name="ce104"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105" style:family="table-cell" style:parent-style-name="Default">
      <style:table-cell-properties fo:background-color="transparent" fo:border="0.0008in solid #000000"/>
    </style:style>
    <style:style style:name="ce106" style:family="table-cell" style:parent-style-name="Default">
      <style:text-properties fo:color="#0000ff"/>
    </style:style>
    <style:style style:name="ce107" style:family="table-cell" style:parent-style-name="Default">
      <style:table-cell-properties fo:wrap-option="wrap"/>
      <style:text-properties style:font-name="Tahoma1" fo:font-size="10pt" style:font-name-asian="Tahoma1" style:font-size-asian="10pt"/>
    </style:style>
    <style:style style:name="ce1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11" style:family="table-cell" style:parent-style-name="Default">
      <style:table-cell-properties fo:background-color="transparent"/>
      <style:text-properties fo:color="#000000"/>
    </style:style>
    <style:style style:name="ce11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4"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5" style:family="table-cell" style:parent-style-name="Default">
      <style:table-cell-properties style:text-align-source="fix" style:repeat-content="false" fo:wrap-option="wrap" style:vertical-align="top"/>
      <style:paragraph-properties fo:text-align="start"/>
      <style:text-properties style:font-name="Tahoma1" fo:font-size="10pt" fo:font-weight="bold" style:font-name-asian="Tahoma1" style:font-size-asian="10pt"/>
    </style:style>
    <style:style style:name="ce11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7"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fo:wrap-option="wrap"/>
    </style:style>
    <style:style style:name="ce12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normal" style:font-size-complex="10pt" style:font-weight-complex="normal"/>
    </style:style>
    <style:style style:name="ce1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bold" style:font-size-complex="10pt" style:font-weight-complex="bold"/>
    </style:style>
    <style:style style:name="ce1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10pt" style:font-size-complex="10pt"/>
    </style:style>
    <style:style style:name="ce133" style:family="table-cell" style:parent-style-name="Default">
      <style:table-cell-properties fo:background-color="transparent" style:vertical-align="top"/>
      <style:text-properties fo:color="#000000" style:font-name="Arial2" fo:font-size="10pt"/>
    </style:style>
    <style:style style:name="ce134" style:family="table-cell" style:parent-style-name="Default">
      <style:table-cell-properties fo:background-color="transparent" fo:wrap-option="wrap" fo:border="0.0008in solid #000000" style:vertical-align="top"/>
      <style:text-properties fo:color="#000000" style:font-name="Arial" fo:font-size="10pt"/>
    </style:style>
    <style:style style:name="ce135" style:family="table-cell" style:parent-style-name="Default">
      <style:table-cell-properties fo:background-color="transparent" fo:wrap-option="wrap" fo:border="0.0008in solid #000000"/>
      <style:text-properties fo:color="#000000" style:font-name="Arial" fo:font-size="10pt"/>
    </style:style>
    <style:style style:name="ce136"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13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 style:font-size-complex="10pt"/>
    </style:style>
    <style:style style:name="ce13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size-complex="10pt"/>
    </style:style>
    <style:style style:name="ce14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46" style:family="table-cell" style:parent-style-name="Default">
      <style:table-cell-properties fo:background-color="transparent" fo:wrap-option="wrap" fo:border="0.0008in solid #000000" style:vertical-align="top"/>
      <style:text-properties fo:color="#000000" style:font-name="Tahoma1" fo:font-size="10pt" style:font-name-asian="Tahoma1" style:font-size-asian="10pt"/>
    </style:style>
    <style:style style:name="ce147" style:family="table-cell" style:parent-style-name="Default">
      <style:table-cell-properties fo:background-color="transparent" fo:border="0.0008in solid #000000" style:vertical-align="top"/>
      <style:text-properties fo:color="#000000" style:font-name="Arial" fo:font-size="10pt"/>
    </style:style>
    <style:style style:name="ce148" style:family="table-cell" style:parent-style-name="Default">
      <style:table-cell-properties fo:wrap-option="wrap" style:vertical-align="top"/>
      <style:text-properties style:font-name="Arial" fo:font-size="10pt" style:font-name-asian="Arial" style:font-size-asian="10pt"/>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1" style:family="table-cell" style:parent-style-name="Default">
      <style:table-cell-properties fo:background-color="transparent" fo:wrap-option="wrap" fo:border="0.0008in solid #000000"/>
      <style:text-properties fo:color="#000000" style:font-name="Tahoma1" fo:font-size="10pt" style:font-name-asian="Tahoma1" style:font-size-asian="10pt"/>
    </style:style>
    <style:style style:name="ce152" style:family="table-cell" style:parent-style-name="Default">
      <style:table-cell-properties fo:background-color="transparent" fo:wrap-option="wrap" fo:border="0.0008in solid #000000" style:vertical-align="top"/>
      <style:text-properties fo:color="#000000" style:font-name="Tahoma1" fo:font-size="10pt" fo:font-weight="bold" style:font-name-asian="Tahoma1" style:font-size-asian="10pt"/>
    </style:style>
    <style:style style:name="ce153" style:family="table-cell" style:parent-style-name="Default">
      <style:table-cell-properties fo:background-color="transparent" fo:border="0.0008in solid #000000"/>
      <style:text-properties fo:color="#000000"/>
    </style:style>
    <style:style style:name="ce154" style:family="table-cell" style:parent-style-name="Default">
      <style:table-cell-properties fo:background-color="transparent" fo:wrap-option="wrap"/>
      <style:text-properties fo:color="#000000" style:font-name="Tahoma1" fo:font-size="10pt" style:font-name-asian="Tahoma1" style:font-size-asian="10pt"/>
    </style:style>
    <style:style style:name="ce155" style:family="table-cell" style:parent-style-name="Default">
      <style:table-cell-properties fo:background-color="transparent" fo:wrap-option="wrap" fo:border="none" style:vertical-align="top"/>
      <style:text-properties fo:color="#000000" style:font-name="Tahoma1" fo:font-size="10pt" fo:font-weight="bold" style:font-name-asian="Tahoma1" style:font-size-asian="10pt"/>
    </style:style>
    <style:style style:name="ce156" style:family="table-cell" style:parent-style-name="Default">
      <style:table-cell-properties fo:background-color="transparent" fo:wrap-option="wrap" fo:border="none" style:vertical-align="top"/>
      <style:text-properties fo:color="#000000" style:font-name="Tahoma1" fo:font-size="10pt" style:font-name-asian="Tahoma1" style:font-size-asian="10pt"/>
    </style:style>
    <style:style style:name="ce157" style:family="table-cell" style:parent-style-name="Default">
      <style:table-cell-properties fo:wrap-option="wrap"/>
      <style:text-properties style:font-name="Arial" fo:font-size="10pt" style:font-name-asian="Arial" style:font-size-asian="10pt"/>
    </style:style>
    <style:style style:name="ce158" style:family="table-cell" style:parent-style-name="Default">
      <style:table-cell-properties fo:background-color="transparent" fo:wrap-option="wrap"/>
      <style:text-properties style:use-window-font-color="true" style:font-name="Tahoma1" fo:font-size="10pt" style:font-name-asian="Tahoma1" style:font-size-asian="10pt"/>
    </style:style>
    <style:style style:name="ce159" style:family="table-cell" style:parent-style-name="Default">
      <style:table-cell-properties fo:background-color="transparent" fo:wrap-option="wrap" fo:border="none" style:vertical-align="top"/>
      <style:text-properties style:use-window-font-color="true" style:font-name="Tahoma1" fo:font-size="10pt" fo:font-weight="bold" style:font-name-asian="Tahoma1" style:font-size-asian="10pt"/>
    </style:style>
    <style:style style:name="ce160" style:family="table-cell" style:parent-style-name="Default">
      <style:table-cell-properties fo:background-color="transparent" fo:wrap-option="wrap" fo:border="none" style:vertical-align="top"/>
      <style:text-properties style:use-window-font-color="true" style:font-name="Tahoma1" fo:font-size="10pt" style:font-name-asian="Tahoma1" style:font-size-asian="10pt"/>
    </style:style>
    <style:style style:name="ce161" style:family="table-cell" style:parent-style-name="Default">
      <style:table-cell-properties fo:wrap-option="wrap"/>
      <style:text-properties style:use-window-font-color="true" style:font-name="Tahoma1" fo:font-size="10pt" style:font-name-asian="Tahoma1" style:font-size-asian="10pt"/>
    </style:style>
    <style:style style:name="ce162" style:family="table-cell" style:parent-style-name="Default">
      <style:table-cell-properties fo:background-color="transparent" fo:wrap-option="wrap"/>
      <style:text-properties style:use-window-font-color="true"/>
    </style:style>
    <style:style style:name="ce16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1" style:font-size-asian="10pt"/>
    </style:style>
    <style:style style:name="ce166"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1" style:font-size-asian="10pt"/>
    </style:style>
    <style:style style:name="ce167"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68" style:family="table-cell" style:parent-style-name="Default">
      <style:table-cell-properties style:text-align-source="fix" style:repeat-content="false"/>
      <style:paragraph-properties fo:text-align="start" fo:margin-left="0in"/>
      <style:text-properties style:font-name="Arial" fo:font-size="10pt"/>
    </style:style>
    <style:style style:name="ce169" style:family="table-cell" style:parent-style-name="Default">
      <style:table-cell-properties style:text-align-source="fix" style:repeat-content="false"/>
      <style:paragraph-properties fo:text-align="start" fo:margin-left="0in"/>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73"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1" style:font-size-asian="10pt"/>
    </style:style>
    <style:style style:name="ce17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1" style:font-size-asian="10pt"/>
    </style:style>
    <style:style style:name="ce17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8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8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82"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83"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8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1" style:font-size-asian="10pt"/>
    </style:style>
    <style:style style:name="ce18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1" style:font-size-asian="10pt"/>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18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font-name-complex="Tahoma2"/>
    </style:style>
    <style:style style:name="ce18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18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1" style:font-size-asian="10pt"/>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193" style:family="table-cell" style:parent-style-name="Default">
      <style:table-cell-properties style:vertical-align="top"/>
      <style:text-properties style:font-name="Arial" fo:font-size="10pt"/>
    </style:style>
    <style:style style:name="ce194" style:family="table-cell" style:parent-style-name="Default">
      <style:table-cell-properties fo:border="0.0008in solid #000000"/>
      <style:text-properties style:font-name="Arial" fo:font-size="10pt"/>
    </style:style>
    <style:style style:name="ce195" style:family="table-cell" style:parent-style-name="Default">
      <style:text-properties style:font-name="Arial" fo:font-size="10pt"/>
    </style:style>
    <style:style style:name="ce19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199" style:family="table-cell" style:parent-style-name="Default">
      <style:table-cell-properties fo:border="0.0008in solid #000000" style:vertical-align="top"/>
      <style:text-properties style:font-name="Arial" fo:font-size="10pt"/>
    </style:style>
    <style:style style:name="ce200"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style>
    <style:style style:name="ce201" style:family="table-cell" style:parent-style-name="Default">
      <style:table-cell-properties fo:background-color="transparent" fo:wrap-option="wrap" fo:border="0.0008in solid #000000"/>
      <style:text-properties style:use-window-font-color="true" style:font-name="Tahoma1" fo:font-size="10pt" style:font-name-asian="Tahoma1" style:font-size-asian="10pt"/>
    </style:style>
    <style:style style:name="ce202" style:family="table-cell" style:parent-style-name="Default">
      <style:table-cell-properties fo:background-color="transparent" fo:wrap-option="wrap" fo:border="0.0008in solid #000000" style:vertical-align="top"/>
      <style:text-properties style:use-window-font-color="true" style:font-name="Tahoma1" fo:font-size="10pt" fo:font-weight="bold" style:font-name-asian="Tahoma1" style:font-size-asian="10pt"/>
    </style:style>
    <style:style style:name="ce203" style:family="table-cell" style:parent-style-name="Default">
      <style:table-cell-properties fo:background-color="transparent" fo:wrap-option="wrap" fo:border="0.0008in solid #000000" style:vertical-align="top"/>
      <style:text-properties style:use-window-font-color="true" style:font-name="Tahoma1" fo:font-size="10pt" style:font-name-asian="Tahoma1" style:font-size-asian="10pt"/>
    </style:style>
    <style:style style:name="ce204" style:family="table-cell" style:parent-style-name="Default">
      <style:table-cell-properties fo:wrap-option="wrap" fo:border="0.0008in solid #000000"/>
      <style:text-properties style:use-window-font-color="true" style:font-name="Tahoma1" fo:font-size="10pt" style:font-name-asian="Tahoma1" style:font-size-asian="10pt"/>
    </style:style>
    <style:style style:name="ce205" style:family="table-cell" style:parent-style-name="Default">
      <style:table-cell-properties fo:wrap-option="wrap" fo:border="0.0008in solid #000000"/>
      <style:text-properties style:font-name="Tahoma1" fo:font-size="10pt" style:font-name-asian="Tahoma1" style:font-size-asian="10pt"/>
    </style:style>
    <style:style style:name="ce206" style:family="table-cell" style:parent-style-name="Default">
      <style:text-properties fo:color="#000000"/>
    </style:style>
    <style:style style:name="ce20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9"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21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1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15"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2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2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2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22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2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226"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22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2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229" style:family="table-cell" style:parent-style-name="Default">
      <style:table-cell-properties fo:background-color="transparent" fo:border="0.0008in solid #000000" style:vertical-align="top"/>
      <style:text-properties fo:color="#000000" style:text-line-through-style="none" style:font-name="Arial" fo:font-size="10pt" fo:font-weight="bold" style:font-size-asian="10pt" style:font-size-complex="10pt"/>
    </style:style>
    <style:style style:name="ce230" style:family="table-cell" style:parent-style-name="Default">
      <style:table-cell-properties fo:background-color="transparent" fo:border="0.0008in solid #000000"/>
      <style:text-properties fo:color="#000000" style:text-line-through-style="none" style:font-name="Arial" fo:font-size="10pt" fo:font-weight="normal" style:font-size-asian="10pt" style:font-size-complex="10pt"/>
    </style:style>
    <style:style style:name="ce2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bold" style:font-name-complex="Tahoma2" style:font-size-complex="10pt" style:font-weight-complex="bold"/>
    </style:style>
    <style:style style:name="ce2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normal" style:font-name-complex="Tahoma2" style:font-size-complex="10pt" style:font-weight-complex="normal"/>
    </style:style>
    <style:style style:name="ce23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34"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23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 style:font-size-complex="10pt"/>
    </style:style>
    <style:style style:name="ce23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24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size-complex="10pt"/>
    </style:style>
    <style:style style:name="ce241" style:family="table-cell" style:parent-style-name="Default">
      <style:table-cell-properties fo:background-color="transparent" fo:wrap-option="wrap" fo:border="0.0008in solid #000000" style:vertical-align="top"/>
      <style:text-properties style:use-window-font-color="true" style:font-name="Tahoma1" fo:font-size="10pt" fo:font-weight="normal" style:font-name-asian="Tahoma1" style:font-size-asian="10pt" style:font-size-complex="10pt"/>
    </style:style>
    <style:style style:name="ce242" style:family="table-cell" style:parent-style-name="Default">
      <style:table-cell-properties fo:border="0.0008in solid #000000" style:vertical-align="top"/>
      <style:text-properties style:font-name="Arial" fo:font-size="10pt" style:font-size-asian="10pt" style:font-size-complex="10pt"/>
    </style:style>
    <style:style style:name="ce243" style:family="table-cell" style:parent-style-name="Default">
      <style:table-cell-properties fo:border="none"/>
      <style:text-properties fo:font-size="10pt" style:font-size-asian="10pt" style:font-size-complex="10pt"/>
    </style:style>
    <style:style style:name="ce244" style:family="table-cell" style:parent-style-name="Default">
      <style:text-properties fo:font-size="10pt" style:font-size-asian="10pt" style:font-size-complex="10pt"/>
    </style:style>
    <style:style style:name="ce245" style:family="table-cell" style:parent-style-name="Default">
      <style:table-cell-properties fo:wrap-option="wrap" fo:border="0.0008in solid #000000"/>
      <style:text-properties style:use-window-font-color="true" style:font-name="Arial" fo:font-size="10pt" style:font-name-asian="Tahoma1" style:font-size-asian="10pt"/>
    </style:style>
    <style:style style:name="ce246" style:family="table-cell" style:parent-style-name="Default">
      <style:text-properties style:font-name="ＭＳ Ｐゴシック" style:font-name-asian="ＭＳ Ｐゴシック" style:font-name-complex="Tahoma2"/>
    </style:style>
    <style:style style:name="ce247" style:family="table-cell" style:parent-style-name="Default">
      <style:text-properties style:font-name="Arial" fo:font-size="10pt" style:font-size-asian="10pt" style:font-size-complex="10pt"/>
    </style:style>
    <style:style style:name="ce248" style:family="table-cell" style:parent-style-name="Default">
      <style:table-cell-properties fo:wrap-option="wrap"/>
      <style:text-properties style:font-name="Arial" fo:font-size="10pt" style:font-name-asian="Tahoma1" style:font-size-asian="10pt" style:font-size-complex="10pt"/>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5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1" style:font-size-asian="10pt" style:font-size-complex="10pt"/>
    </style:style>
    <style:style style:name="ce25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font-size-complex="10pt"/>
    </style:style>
    <style:style style:name="ce255"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1" style:font-size-asian="10pt" style:font-size-complex="10pt"/>
    </style:style>
    <style:style style:name="ce2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5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fo:wrap-option="wrap"/>
      <style:text-properties style:font-name="Arial" fo:font-size="10pt" style:font-size-asian="10pt" style:font-size-complex="10pt"/>
    </style:style>
    <style:style style:name="ce261"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weight-asian="normal" style:font-size-complex="10pt" style:font-weight-complex="normal"/>
    </style:style>
    <style:style style:name="ce262"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weight-asian="normal" style:font-size-complex="10pt" style:font-weight-complex="normal"/>
    </style:style>
    <style:style style:name="ce263"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size-complex="10pt" style:font-weight-complex="bold"/>
    </style:style>
    <style:style style:name="ce264"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font-size-complex="10pt"/>
    </style:style>
    <style:style style:name="ce26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size-complex="10pt" style:font-weight-complex="normal"/>
    </style:style>
    <style:style style:name="ce26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267"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name-complex="Tahoma2" style:font-size-complex="11pt"/>
    </style:style>
    <style:style style:name="ce268"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weight-asian="normal" style:font-name-complex="Tahoma2" style:font-size-complex="11pt" style:font-weight-complex="normal"/>
    </style:style>
    <style:style style:name="ce269"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size-complex="10pt"/>
    </style:style>
    <style:style style:name="ce270"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size-complex="10pt"/>
    </style:style>
    <style:style style:name="ce271"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size-complex="10pt"/>
    </style:style>
    <style:style style:name="ce272"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size-complex="10pt"/>
    </style:style>
    <style:style style:name="ce273"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274"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275"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76"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7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7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7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80"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font-size-complex="10pt"/>
    </style:style>
    <style:style style:name="ce281" style:family="table-cell" style:parent-style-name="Default">
      <style:table-cell-properties fo:wrap-option="wrap" fo:border="0.0008in solid #000000" style:vertical-align="top"/>
      <style:text-properties fo:color="#000000" style:font-name="Arial" fo:font-size="10pt" style:font-name-asian="Tahoma1" style:font-size-asian="10pt" style:font-size-complex="10pt"/>
    </style:style>
    <style:style style:name="ce282" style:family="table-cell" style:parent-style-name="Default">
      <style:table-cell-properties fo:wrap-option="wrap" fo:border="0.0008in solid #000000" style:vertical-align="top"/>
      <style:text-properties style:use-window-font-color="true" style:font-name="Arial" fo:font-size="10pt" style:font-name-asian="Tahoma1" style:font-size-asian="10pt" style:font-size-complex="10pt"/>
    </style:style>
    <style:style style:name="ce2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3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306"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30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font-size-complex="10pt"/>
    </style:style>
    <style:style style:name="ce308"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font-size-complex="10pt"/>
    </style:style>
    <style:style style:name="ce309" style:family="table-cell" style:parent-style-name="Default">
      <style:table-cell-properties fo:wrap-option="wrap" fo:border="0.0008in solid #000000" style:vertical-align="top"/>
      <style:text-properties style:use-window-font-color="true" style:font-name="Arial" fo:font-size="10pt" style:font-name-asian="Tahoma1" style:font-size-asian="10pt" style:font-name-complex="Tahoma2" style:font-size-complex="10pt"/>
    </style:style>
    <style:style style:name="ce3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1" style:font-size-asian="10pt" style:font-size-complex="10pt"/>
    </style:style>
    <style:style style:name="ce311"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1" style:font-size-asian="10pt" style:font-size-complex="10pt"/>
    </style:style>
    <style:style style:name="ce312" style:family="table-cell" style:parent-style-name="Default">
      <style:table-cell-properties fo:background-color="#ffffff" fo:wrap-option="wrap" fo:border="0.0008in solid #000000" style:vertical-align="top"/>
      <style:text-properties fo:color="#000000" style:font-name="Arial" fo:font-size="10pt" fo:font-weight="normal" style:font-name-asian="Tahoma1" style:font-size-asian="10pt" style:font-size-complex="10pt"/>
    </style:style>
    <style:style style:name="ce3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31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7" style:family="table-cell" style:parent-style-name="Default">
      <style:table-cell-properties fo:wrap-option="wrap" style:vertical-align="top"/>
      <style:text-properties style:font-name="Arial" fo:font-size="10pt" style:font-name-asian="Arial" style:font-size-asian="10pt" style:font-size-complex="10pt"/>
    </style:style>
    <style:style style:name="ce3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table-cell-properties fo:background-color="transparent" fo:wrap-option="wrap"/>
      <style:text-properties style:use-window-font-color="true" style:font-name="Arial" fo:font-size="10pt" style:font-name-asian="Tahoma1" style:font-size-asian="10pt" style:font-size-complex="10pt"/>
    </style:style>
    <style:style style:name="ce32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1" style:font-size-asian="10pt" style:font-size-complex="10pt"/>
    </style:style>
    <style:style style:name="ce322"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font-size-complex="10pt"/>
    </style:style>
    <style:style style:name="ce323" style:family="table-cell" style:parent-style-name="Default">
      <style:table-cell-properties fo:wrap-option="wrap" fo:border="0.0008in solid #000000"/>
      <style:text-properties style:use-window-font-color="true" style:font-name="Arial" fo:font-size="10pt" style:font-name-asian="Tahoma1" style:font-size-asian="10pt" style:font-size-complex="10pt"/>
    </style:style>
    <style:style style:name="ce324" style:family="table-cell" style:parent-style-name="Default">
      <style:table-cell-properties fo:wrap-option="wrap" fo:border="0.0008in solid #000000"/>
      <style:text-properties style:font-name="Arial" fo:font-size="10pt" style:font-name-asian="Tahoma1" style:font-size-asian="10pt" style:font-size-complex="10pt"/>
    </style:style>
    <style:style style:name="ce325" style:family="table-cell" style:parent-style-name="Default">
      <style:table-cell-properties fo:wrap-option="wrap"/>
      <style:text-properties style:use-window-font-color="true" style:font-name="Arial" fo:font-size="10pt" style:font-name-asian="Tahoma1" style:font-size-asian="10pt" style:font-size-complex="10pt"/>
    </style:style>
    <style:style style:name="ce326" style:family="table-cell" style:parent-style-name="Default">
      <style:table-cell-properties fo:wrap-option="wrap"/>
      <style:text-properties style:font-name="Arial" fo:font-size="10pt" style:font-name-asian="Arial" style:font-size-asian="10pt" style:font-size-complex="10pt"/>
    </style:style>
    <style:style style:name="ce32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2" style:family="text">
      <style:text-properties fo:font-weight="normal"/>
    </style:style>
    <style:style style:name="T13" style:family="text">
      <style:text-properties fo:font-style="italic" fo:font-weight="bold"/>
    </style:style>
    <style:style style:name="T14" style:family="text">
      <style:text-properties fo:font-weight="bold" style:font-weight-asian="bold" style:font-weight-complex="bold"/>
    </style:style>
    <style:style style:name="T15" style:family="text">
      <style:text-properties style:font-name-asian="ＭＳ Ｐゴシック" style:font-name-complex="Tahoma"/>
    </style:style>
    <style:style style:name="T16" style:family="text">
      <style:text-properties fo:font-style="italic" style:font-name-asian="ＭＳ Ｐゴシック" style:font-name-complex="Tahoma"/>
    </style:style>
    <style:style style:name="T17" style:family="text">
      <style:text-properties fo:font-style="normal" style:font-name-asian="ＭＳ Ｐゴシック" style:font-name-complex="Tahoma"/>
    </style:style>
    <style:style style:name="T18" style:family="text">
      <style:text-properties fo:font-size="12pt"/>
    </style:style>
    <style:style style:name="T19" style:family="text">
      <style:text-properties fo:font-size="10pt"/>
    </style:style>
    <style:style style:name="T20" style:family="text">
      <style:text-properties fo:font-style="normal"/>
    </style:style>
    <style:style style:name="T21" style:family="text">
      <style:text-properties style:font-name="Arial" style:font-name-asian="Tahoma1" style:font-name-complex="Tahoma2"/>
    </style:style>
    <style:style style:name="T22" style:family="text">
      <style:text-properties fo:font-style="italic" style:font-style-asian="italic" style:font-style-complex="italic"/>
    </style:style>
    <style:style style:name="T23" style:family="text">
      <style:text-properties style:font-name="Arial" fo:font-style="italic" style:font-name-asian="Tahoma1" style:font-name-complex="Tahoma2"/>
    </style:style>
    <style:style style:name="T24" style:family="text">
      <style:text-properties style:font-name="Arial" fo:font-style="italic" style:font-name-asian="Tahoma1" style:font-style-asian="italic" style:font-name-complex="Tahoma2" style:font-style-complex="italic"/>
    </style:style>
    <style:style style:name="T25" style:family="text">
      <style:text-properties fo:font-style="normal" fo:font-weight="normal" style:font-style-asian="normal" style:font-style-complex="normal"/>
    </style:style>
    <style:style style:name="T26" style:family="text">
      <style:text-properties fo:font-style="italic" fo:font-weight="normal"/>
    </style:style>
    <style:style style:name="T27" style:family="text">
      <style:text-properties style:font-name="Arial"/>
    </style:style>
    <style:style style:name="T28" style:family="text">
      <style:text-properties style:font-name-asian="Tahoma1" style:font-name-complex="Tahoma2"/>
    </style:style>
    <style:style style:name="T29" style:family="text">
      <style:text-properties fo:font-weight="normal" style:font-weight-asian="normal" style:font-weight-complex="normal"/>
    </style:style>
    <style:style style:name="T30" style:family="text">
      <style:text-properties fo:font-size="10pt" fo:font-style="italic"/>
    </style:style>
    <style:style style:name="T31" style:family="text">
      <style:text-properties style:font-name="Arial" fo:font-weight="normal" style:font-name-asian="Tahoma1" style:font-name-complex="Tahoma2"/>
    </style:style>
    <style:style style:name="T32" style:family="text">
      <style:text-properties style:font-name="Arial" fo:font-weight="bold" style:font-name-asian="Tahoma1" style:font-name-complex="Tahoma2"/>
    </style:style>
    <style:style style:name="T33" style:family="text">
      <style:text-properties style:font-name-asian="Tahoma1" style:font-name-complex="Arial1"/>
    </style:style>
    <style:style style:name="T34" style:family="text">
      <style:text-properties style:use-window-font-color="true"/>
    </style:style>
    <style:style style:name="T35" style:family="text">
      <style:text-properties style:use-window-font-color="true" fo:font-weight="bold"/>
    </style:style>
    <style:style style:name="T36" style:family="text">
      <style:text-properties style:use-window-font-color="true" fo:font-weight="normal"/>
    </style:style>
    <style:style style:name="T37" style:family="text">
      <style:text-properties fo:color="#ff9966" style:font-name="Arial" style:font-name-asian="Tahoma1" style:font-name-complex="Tahoma2"/>
    </style:style>
    <style:style style:name="T38" style:family="text">
      <style:text-properties fo:color="#ff9966" fo:font-weight="bold"/>
    </style:style>
    <style:style style:name="T39" style:family="text">
      <style:text-properties style:use-window-font-color="true" style:font-name="Arial" style:font-name-asian="Tahoma1" style:font-name-complex="Tahoma2"/>
    </style:style>
    <style:style style:name="T40" style:family="text">
      <style:text-properties fo:color="#000000" style:font-name="Arial" style:font-name-asian="Tahoma1" style:font-name-complex="Tahoma2"/>
    </style:style>
    <style:style style:name="T41" style:family="text">
      <style:text-properties style:font-name="Arial" fo:font-weight="bold"/>
    </style:style>
    <style:style style:name="T42" style:family="text">
      <style:text-properties fo:language="en" fo:country="US"/>
    </style:style>
    <style:style style:name="T43"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249" table:default-cell-style-name="Default"/>
        <table:table-row table:style-name="ro1">
          <table:table-cell table:style-name="ce25">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29" table:number-columns-repeated="2"/>
          <table:table-cell table:style-name="ce25"/>
          <table:table-cell table:style-name="ce25" table:number-columns-spanned="3" table:number-rows-spanned="1"/>
          <table:covered-table-cell table:style-name="ce25"/>
          <table:covered-table-cell table:style-name="ce25"/>
          <table:table-cell table:style-name="ce25" table:number-columns-repeated="248"/>
          <table:table-cell/>
        </table:table-row>
        <table:table-row table:style-name="ro1" table:number-rows-repeated="3">
          <table:table-cell table:style-name="ce26"/>
          <table:table-cell table:number-columns-repeated="2"/>
          <table:table-cell table:style-name="ce26" table:number-columns-repeated="3"/>
          <table:table-cell table:style-name="ce25" table:number-columns-repeated="249"/>
          <table:table-cell/>
        </table:table-row>
        <table:table-row table:style-name="ro9">
          <table:table-cell table:style-name="ce26"/>
          <table:table-cell table:number-columns-repeated="2"/>
          <table:table-cell table:style-name="ce26" table:number-columns-repeated="3"/>
          <table:table-cell table:style-name="ce25" table:number-columns-repeated="249"/>
          <table:table-cell/>
        </table:table-row>
        <table:table-row table:style-name="ro10">
          <table:table-cell table:style-name="ce26"/>
          <table:table-cell table:style-name="ce30" office:value-type="string">
            <text:p>SOCIAL MAIN FUNCTIONS TEST CASES</text:p>
          </table:table-cell>
          <table:table-cell table:style-name="ce26" table:number-columns-repeated="4"/>
          <table:table-cell table:style-name="ce25" table:number-columns-repeated="249"/>
          <table:table-cell/>
        </table:table-row>
        <table:table-row table:style-name="ro1">
          <table:table-cell table:style-name="ce26"/>
          <table:table-cell table:style-name="ce31" office:value-type="string">
            <text:p>Version:</text:p>
          </table:table-cell>
          <table:table-cell table:style-name="ce39" office:value-type="float" office:value="1.3">
            <text:p>1.3</text:p>
          </table:table-cell>
          <table:table-cell table:style-name="ce26" table:number-columns-repeated="3"/>
          <table:table-cell table:style-name="ce25" table:number-columns-repeated="249"/>
          <table:table-cell/>
        </table:table-row>
        <table:table-row table:style-name="ro1">
          <table:table-cell table:style-name="ce26"/>
          <table:table-cell table:style-name="ce31" office:value-type="string">
            <text:p>Issue date:</text:p>
          </table:table-cell>
          <table:table-cell table:style-name="ce40"/>
          <table:table-cell table:style-name="ce26" table:number-columns-repeated="3"/>
          <table:table-cell table:style-name="ce25" table:number-columns-repeated="249"/>
          <table:table-cell/>
        </table:table-row>
        <table:table-row table:style-name="ro1">
          <table:table-cell table:style-name="ce26"/>
          <table:table-cell table:style-name="ce31" office:value-type="string">
            <text:p>Project Suite:</text:p>
          </table:table-cell>
          <table:table-cell table:style-name="ce42" office:value-type="string">
            <text:p>Social</text:p>
          </table:table-cell>
          <table:table-cell table:style-name="ce26" table:number-columns-repeated="3"/>
          <table:table-cell table:style-name="ce25" table:number-columns-repeated="249"/>
          <table:table-cell/>
        </table:table-row>
        <table:table-row table:style-name="ro1">
          <table:table-cell table:style-name="ce26"/>
          <table:table-cell table:style-name="ce31" office:value-type="string">
            <text:p>Project Name:</text:p>
          </table:table-cell>
          <table:table-cell table:style-name="ce43" office:value-type="string">
            <text:p>Space Application</text:p>
          </table:table-cell>
          <table:table-cell table:style-name="ce26" table:number-columns-repeated="3"/>
          <table:table-cell table:style-name="ce25" table:number-columns-repeated="249"/>
          <table:table-cell/>
        </table:table-row>
        <table:table-row table:style-name="ro1">
          <table:table-cell table:style-name="ce26"/>
          <table:table-cell table:style-name="ce31" office:value-type="string">
            <text:p>Total Cases:</text:p>
          </table:table-cell>
          <table:table-cell table:style-name="ce44" table:formula="of:=SUM([Space_Management.C4:Module_Management.C4])" office:value-type="float" office:value="171">
            <text:p>171</text:p>
          </table:table-cell>
          <table:table-cell table:style-name="ce51"/>
          <table:table-cell table:style-name="ce26" table:number-columns-repeated="2"/>
          <table:table-cell table:style-name="ce25" table:number-columns-repeated="249"/>
          <table:table-cell/>
        </table:table-row>
        <table:table-row table:style-name="ro12">
          <table:table-cell table:style-name="ce27"/>
          <table:table-cell table:style-name="ce32" office:value-type="string">
            <text:p>Test Status:</text:p>
          </table:table-cell>
          <table:table-cell table:style-name="ce45"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27" table:number-columns-repeated="248"/>
          <table:table-cell/>
        </table:table-row>
        <table:table-row table:style-name="ro1" table:number-rows-repeated="2">
          <table:table-cell table:style-name="ce27"/>
          <table:table-cell table:number-columns-repeated="6"/>
          <table:table-cell table:style-name="ce27" table:number-columns-repeated="248"/>
          <table:table-cell/>
        </table:table-row>
        <table:table-row table:style-name="ro13">
          <table:table-cell table:style-name="ce28"/>
          <table:table-cell table:style-name="ce33" office:value-type="string">
            <text:p>Record of change:</text:p>
          </table:table-cell>
          <table:table-cell table:style-name="ce25" table:number-columns-repeated="5"/>
          <table:table-cell table:style-name="ce28" table:number-columns-repeated="248"/>
          <table:table-cell/>
        </table:table-row>
        <table:table-row table:style-name="ro15">
          <table:table-cell table:style-name="ce28"/>
          <table:table-cell table:style-name="ce34" office:value-type="string">
            <text:p>Effective Date</text:p>
          </table:table-cell>
          <table:table-cell table:style-name="ce46" office:value-type="string">
            <text:p>Version</text:p>
          </table:table-cell>
          <table:table-cell table:style-name="ce46" office:value-type="string">
            <text:p>Change description</text:p>
          </table:table-cell>
          <table:table-cell table:style-name="ce46" office:value-type="string">
            <text:p>Originator</text:p>
          </table:table-cell>
          <table:table-cell table:style-name="ce60" office:value-type="string">
            <text:p>Reviewer/</text:p>
            <text:p>Approver</text:p>
          </table:table-cell>
          <table:table-cell table:style-name="ce61" office:value-type="string">
            <text:p>Reference</text:p>
          </table:table-cell>
          <table:table-cell table:style-name="ce28" table:number-columns-repeated="248"/>
          <table:table-cell/>
        </table:table-row>
        <table:table-row table:style-name="ro1">
          <table:table-cell table:style-name="ce28"/>
          <table:table-cell table:style-name="ce35" office:value-type="float" office:value="40148">
            <text:p>1-Dec-09</text:p>
          </table:table-cell>
          <table:table-cell table:style-name="ce47" office:value-type="string">
            <text:p>1.0</text:p>
          </table:table-cell>
          <table:table-cell table:style-name="ce52" office:value-type="string">
            <text:p>Initiation test case for Social 1.0</text:p>
          </table:table-cell>
          <table:table-cell table:style-name="ce55" office:value-type="string">
            <text:p>An.Nguyen</text:p>
          </table:table-cell>
          <table:table-cell table:style-name="ce58"/>
          <table:table-cell table:style-name="ce62"/>
          <table:table-cell table:style-name="ce27"/>
          <table:table-cell table:style-name="ce28" table:number-columns-repeated="247"/>
          <table:table-cell/>
        </table:table-row>
        <table:table-row table:style-name="ro1">
          <table:table-cell table:style-name="ce27"/>
          <table:table-cell table:style-name="ce36" office:value-type="date" office:date-value="2010-02-01">
            <text:p>1-Feb-2010</text:p>
          </table:table-cell>
          <table:table-cell table:style-name="ce47" office:value-type="string">
            <text:p>1.1</text:p>
          </table:table-cell>
          <table:table-cell table:style-name="ce52" office:value-type="string">
            <text:p>Change description, update priority</text:p>
          </table:table-cell>
          <table:table-cell table:style-name="ce57" office:value-type="string">
            <text:p>Hang.Nguyen</text:p>
          </table:table-cell>
          <table:table-cell table:style-name="ce58"/>
          <table:table-cell table:style-name="ce62"/>
          <table:table-cell table:style-name="ce27" table:number-columns-repeated="248"/>
          <table:table-cell/>
        </table:table-row>
        <table:table-row table:style-name="ro1">
          <table:table-cell table:style-name="ce27"/>
          <table:table-cell table:style-name="ce37" office:value-type="date" office:date-value="2010-03-25">
            <text:p>25-Mar-2010</text:p>
          </table:table-cell>
          <table:table-cell table:style-name="ce48" office:value-type="string">
            <text:p>1.2</text:p>
          </table:table-cell>
          <table:table-cell table:style-name="ce52" office:value-type="string">
            <text:p>Change and update testcase for RC1</text:p>
          </table:table-cell>
          <table:table-cell table:style-name="ce52" office:value-type="string">
            <text:p>HangNguyen</text:p>
          </table:table-cell>
          <table:table-cell table:style-name="ce58"/>
          <table:table-cell table:style-name="ce63"/>
          <table:table-cell table:style-name="ce27" table:number-columns-repeated="248"/>
          <table:table-cell/>
        </table:table-row>
        <table:table-row table:style-name="ro1">
          <table:table-cell table:style-name="ce27"/>
          <table:table-cell table:style-name="ce35" office:value-type="float" office:value="40308">
            <text:p>10-May-10</text:p>
          </table:table-cell>
          <table:table-cell table:style-name="ce47" office:value-type="string">
            <text:p>1.3</text:p>
          </table:table-cell>
          <table:table-cell table:style-name="ce52" office:value-type="string">
            <text:p>Change and update testcase for RC1</text:p>
          </table:table-cell>
          <table:table-cell table:style-name="ce57" office:value-type="string">
            <text:p>Lap.Nguyen</text:p>
          </table:table-cell>
          <table:table-cell table:style-name="ce58"/>
          <table:table-cell table:style-name="ce63"/>
          <table:table-cell table:style-name="ce27" table:number-columns-repeated="248"/>
          <table:table-cell/>
        </table:table-row>
        <table:table-row table:style-name="ro1">
          <table:table-cell table:style-name="ce27"/>
          <table:table-cell table:style-name="ce35" office:value-type="float" office:value="40529">
            <text:p>17-Dec-10</text:p>
          </table:table-cell>
          <table:table-cell table:style-name="ce47" office:value-type="string">
            <text:p>1.4</text:p>
          </table:table-cell>
          <table:table-cell table:style-name="ce53" office:value-type="string">
            <text:p>Update TC to upgde for Social v1.1</text:p>
          </table:table-cell>
          <table:table-cell table:style-name="ce58" office:value-type="string">
            <text:p>An.Nguyen</text:p>
          </table:table-cell>
          <table:table-cell table:style-name="ce58"/>
          <table:table-cell table:style-name="ce63"/>
          <table:table-cell table:style-name="ce27" table:number-columns-repeated="248"/>
          <table:table-cell/>
        </table:table-row>
        <table:table-row table:style-name="ro1">
          <table:table-cell table:style-name="ce27"/>
          <table:table-cell table:style-name="ce35"/>
          <table:table-cell table:style-name="ce47"/>
          <table:table-cell table:style-name="ce53"/>
          <table:table-cell table:style-name="ce58" table:number-columns-repeated="2"/>
          <table:table-cell table:style-name="ce64"/>
          <table:table-cell table:style-name="ce27" table:number-columns-repeated="248"/>
          <table:table-cell/>
        </table:table-row>
        <table:table-row table:style-name="ro1">
          <table:table-cell table:style-name="ce27"/>
          <table:table-cell table:style-name="ce35"/>
          <table:table-cell table:style-name="ce47"/>
          <table:table-cell table:style-name="ce54"/>
          <table:table-cell table:style-name="ce58" table:number-columns-repeated="2"/>
          <table:table-cell table:style-name="ce63"/>
          <table:table-cell table:style-name="ce27" table:number-columns-repeated="248"/>
          <table:table-cell/>
        </table:table-row>
        <table:table-row table:style-name="ro16">
          <table:table-cell table:style-name="ce27"/>
          <table:table-cell table:style-name="ce35"/>
          <table:table-cell table:style-name="ce47"/>
          <table:table-cell table:style-name="ce55"/>
          <table:table-cell table:style-name="ce58" table:number-columns-repeated="2"/>
          <table:table-cell table:style-name="ce63"/>
          <table:table-cell table:style-name="ce27" table:number-columns-repeated="248"/>
          <table:table-cell/>
        </table:table-row>
        <table:table-row table:style-name="ro1">
          <table:table-cell table:style-name="ce27"/>
          <table:table-cell table:style-name="ce35"/>
          <table:table-cell table:style-name="ce47"/>
          <table:table-cell table:style-name="ce55"/>
          <table:table-cell table:style-name="ce58" table:number-columns-repeated="2"/>
          <table:table-cell table:style-name="ce63"/>
          <table:table-cell table:style-name="ce25"/>
          <table:table-cell table:style-name="ce27" table:number-columns-repeated="247"/>
          <table:table-cell/>
        </table:table-row>
        <table:table-row table:style-name="ro1">
          <table:table-cell table:style-name="ce25"/>
          <table:table-cell table:style-name="ce35"/>
          <table:table-cell table:style-name="ce47"/>
          <table:table-cell table:style-name="ce54"/>
          <table:table-cell table:style-name="ce58" table:number-columns-repeated="2"/>
          <table:table-cell table:style-name="ce63"/>
          <table:table-cell table:style-name="ce25" table:number-columns-repeated="248"/>
          <table:table-cell/>
        </table:table-row>
        <table:table-row table:style-name="ro1" table:number-rows-repeated="2">
          <table:table-cell table:style-name="ce25"/>
          <table:table-cell table:style-name="ce35"/>
          <table:table-cell table:style-name="ce47"/>
          <table:table-cell table:style-name="ce54"/>
          <table:table-cell table:style-name="ce55" table:number-columns-repeated="2"/>
          <table:table-cell table:style-name="ce63"/>
          <table:table-cell table:style-name="ce25" table:number-columns-repeated="248"/>
          <table:table-cell/>
        </table:table-row>
        <table:table-row table:style-name="ro1">
          <table:table-cell table:style-name="ce25"/>
          <table:table-cell table:style-name="ce38"/>
          <table:table-cell table:style-name="ce50"/>
          <table:table-cell table:style-name="ce56"/>
          <table:table-cell table:style-name="ce59" table:number-columns-repeated="2"/>
          <table:table-cell table:style-name="ce65"/>
          <table:table-cell table:style-name="ce25" table:number-columns-repeated="248"/>
          <table:table-cell/>
        </table:table-row>
        <table:table-row table:style-name="ro1">
          <table:table-cell table:style-name="ce25" table:number-columns-repeated="255"/>
          <table:table-cell/>
        </table:table-row>
        <table:table-row table:style-name="ro1">
          <table:table-cell table:style-name="ce25"/>
          <table:table-cell table:number-columns-repeated="7"/>
          <table:table-cell table:style-name="ce25" table:number-columns-repeated="247"/>
          <table:table-cell/>
        </table:table-row>
        <table:table-row table:style-name="ro1" table:number-rows-repeated="3">
          <table:table-cell table:style-name="ce25" table:number-columns-repeated="255"/>
          <table:table-cell/>
        </table:table-row>
        <table:table-row table:style-name="ro1" table:number-rows-repeated="9">
          <table:table-cell table:style-name="ce25"/>
          <table:table-cell table:number-columns-repeated="6"/>
          <table:table-cell table:style-name="ce25" table:number-columns-repeated="248"/>
          <table:table-cell/>
        </table:table-row>
        <table:table-row table:style-name="ro1" table:number-rows-repeated="10">
          <table:table-cell table:style-name="ce25"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8" table:number-columns-repeated="3" table:default-cell-style-name="Default"/>
        <table:table-row table:style-name="ro17">
          <table:table-cell table:style-name="ce66"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text:span></text:p>
          </table:table-cell>
          <table:covered-table-cell table:style-name="ce49"/>
          <table:table-cell table:style-name="ce98" office:value-type="string" table:number-columns-spanned="1" table:number-rows-spanned="2">
            <text:p>Priority</text:p>
          </table:table-cell>
          <table:table-cell table:style-name="ce98" office:value-type="string" table:number-columns-spanned="1" table:number-rows-spanned="2">
            <text:p>Affect</text:p>
          </table:table-cell>
          <table:table-cell table:number-columns-repeated="2"/>
        </table:table-row>
        <table:table-row table:style-name="ro18">
          <table:table-cell table:style-name="ce41" office:value-type="string">
            <text:p>Id</text:p>
          </table:table-cell>
          <table:table-cell table:style-name="ce49" office:value-type="string">
            <text:p>Main cases</text:p>
          </table:table-cell>
          <table:covered-table-cell table:style-name="ce98" office:value-type="string">
            <text:p>Priority</text:p>
          </table:covered-table-cell>
          <table:covered-table-cell table:style-name="ce98"/>
          <table:table-cell table:number-columns-repeated="2"/>
        </table:table-row>
        <table:table-row table:style-name="ro1">
          <table:table-cell table:style-name="ce67" office:value-type="string" table:number-columns-spanned="2" table:number-rows-spanned="1">
            <text:p>Spaces Management : Create new space, edit a space, delete space, check Accessing right, check Editing right,</text:p>
          </table:table-cell>
          <table:covered-table-cell table:style-name="ce49"/>
          <table:table-cell table:style-name="ce74" table:number-columns-repeated="2"/>
          <table:table-cell table:number-columns-repeated="2"/>
        </table:table-row>
        <table:table-row table:style-name="ro19">
          <table:table-cell table:style-name="ce68" office:value-type="string">
            <text:p>FNC_SOC_SPC_MNG_01.001</text:p>
          </table:table-cell>
          <table:table-cell table:style-name="ce75" office:value-type="string">
            <text:p>Access Space page</text:p>
          </table:table-cell>
          <table:table-cell table:style-name="ce99" office:value-type="string">
            <text:p>High</text:p>
          </table:table-cell>
          <table:table-cell table:style-name="ce74"/>
          <table:table-cell table:number-columns-repeated="2"/>
        </table:table-row>
        <table:table-row table:style-name="ro1">
          <table:table-cell table:style-name="ce69" office:value-type="string">
            <text:p>FNC_SOC_SPC_MNG_01.002</text:p>
          </table:table-cell>
          <table:table-cell table:style-name="ce76" office:value-type="string">
            <text:p>Show Form create new space</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03</text:p>
          </table:table-cell>
          <table:table-cell table:style-name="ce76" office:value-type="string">
            <text:p>Create a new space which name field is blank</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04</text:p>
          </table:table-cell>
          <table:table-cell table:style-name="ce77" office:value-type="string">
            <text:p>Create a new space which its name start by number</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05</text:p>
          </table:table-cell>
          <table:table-cell table:style-name="ce77" office:value-type="string">
            <text:p>Create a new space which its name has space character</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06</text:p>
          </table:table-cell>
          <table:table-cell table:style-name="ce77" office:value-type="string">
            <text:p>Create a new space which its name has special chars or under score</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07</text:p>
          </table:table-cell>
          <table:table-cell table:style-name="ce77" office:value-type="string">
            <text:p>Create a new space which its name is special chars</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08</text:p>
          </table:table-cell>
          <table:table-cell table:style-name="ce77" office:value-type="string">
            <text:p>Create new space which has same URL with exited space</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09</text:p>
          </table:table-cell>
          <table:table-cell table:style-name="ce77" office:value-type="string">
            <text:p>Test min length of name of the space field</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0</text:p>
          </table:table-cell>
          <table:table-cell table:style-name="ce77" office:value-type="string">
            <text:p>Test max length of name of the space field</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1</text:p>
          </table:table-cell>
          <table:table-cell table:style-name="ce77" office:value-type="string">
            <text:p>Create a new Space with description field is blank</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2</text:p>
          </table:table-cell>
          <table:table-cell table:style-name="ce77" office:value-type="string">
            <text:p>Create a new Space with the length of description field is over 255 chars</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3</text:p>
          </table:table-cell>
          <table:table-cell table:style-name="ce77" office:value-type="string">
            <text:p>Create a new Space with description field is smaller than 255 chars</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4</text:p>
          </table:table-cell>
          <table:table-cell table:style-name="ce77" office:value-type="string">
            <text:p>Create space which its priority is High</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5</text:p>
          </table:table-cell>
          <table:table-cell table:style-name="ce77" office:value-type="string">
            <text:p>Create space which its priority is intermediate</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6</text:p>
          </table:table-cell>
          <table:table-cell table:style-name="ce77" office:value-type="string">
            <text:p>Create space which its priority is low</text:p>
          </table:table-cell>
          <table:table-cell table:style-name="ce99" office:value-type="string">
            <text:p>Medium</text:p>
          </table:table-cell>
          <table:table-cell table:style-name="ce74"/>
          <table:table-cell table:number-columns-repeated="2"/>
        </table:table-row>
        <table:table-row table:style-name="ro1">
          <table:table-cell table:style-name="ce69" office:value-type="string">
            <text:p>FNC_SOC_SPC_MNG_01.017</text:p>
          </table:table-cell>
          <table:table-cell table:style-name="ce78" office:value-type="string">
            <text:p>Create a new Space with valid values</text:p>
          </table:table-cell>
          <table:table-cell table:style-name="ce99" office:value-type="string">
            <text:p>High</text:p>
          </table:table-cell>
          <table:table-cell table:style-name="ce74"/>
          <table:table-cell table:number-columns-repeated="2"/>
        </table:table-row>
        <table:table-row table:style-name="ro1">
          <table:table-cell table:style-name="ce69" office:value-type="string">
            <text:p>FNC_SOC_SPC_MNG_01.018</text:p>
          </table:table-cell>
          <table:table-cell table:style-name="ce76" office:value-type="string">
            <text:p>Create new space with<text:span text:style-name="T4"> visible and </text:span><text:span text:style-name="T4">open mode</text:span></text:p>
          </table:table-cell>
          <table:table-cell table:style-name="ce99" office:value-type="string">
            <text:p>High</text:p>
          </table:table-cell>
          <table:table-cell table:style-name="ce74"/>
          <table:table-cell table:number-columns-repeated="2"/>
        </table:table-row>
        <table:table-row table:style-name="ro1">
          <table:table-cell table:style-name="ce69" office:value-type="string">
            <text:p>FNC_SOC_SPC_MNG_01.019</text:p>
          </table:table-cell>
          <table:table-cell table:style-name="ce76" office:value-type="string">
            <text:p>Create new space with visible and Validation mode</text:p>
          </table:table-cell>
          <table:table-cell table:style-name="ce99" office:value-type="string">
            <text:p>High</text:p>
          </table:table-cell>
          <table:table-cell table:style-name="ce74"/>
          <table:table-cell table:number-columns-repeated="2"/>
        </table:table-row>
        <table:table-row table:style-name="ro1">
          <table:table-cell table:style-name="ce69" office:value-type="string">
            <text:p>FNC_SOC_SPC_MNG_01.020</text:p>
          </table:table-cell>
          <table:table-cell table:style-name="ce76" office:value-type="string">
            <text:p>Create new space with visible and close mode</text:p>
          </table:table-cell>
          <table:table-cell table:style-name="ce99" office:value-type="string">
            <text:p>High</text:p>
          </table:table-cell>
          <table:table-cell table:style-name="ce74"/>
          <table:table-cell table:number-columns-repeated="2"/>
        </table:table-row>
        <table:table-row table:style-name="ro1">
          <table:table-cell table:style-name="ce69" office:value-type="string">
            <text:p>FNC_SOC_SPC_MNG_01.021</text:p>
          </table:table-cell>
          <table:table-cell table:style-name="ce76" office:value-type="string">
            <text:p>Create new space with hidden and open mode</text:p>
          </table:table-cell>
          <table:table-cell table:style-name="ce99" office:value-type="string">
            <text:p>High</text:p>
          </table:table-cell>
          <table:table-cell table:style-name="ce105"/>
          <table:table-cell table:number-columns-repeated="2"/>
        </table:table-row>
        <table:table-row table:style-name="ro1">
          <table:table-cell table:style-name="ce69" office:value-type="string">
            <text:p>FNC_SOC_SPC_MNG_01.022</text:p>
          </table:table-cell>
          <table:table-cell table:style-name="ce76" office:value-type="string">
            <text:p>Create new space with hidden and Validation mode</text:p>
          </table:table-cell>
          <table:table-cell table:style-name="ce99" office:value-type="string">
            <text:p>High</text:p>
          </table:table-cell>
          <table:table-cell table:style-name="ce105"/>
          <table:table-cell table:number-columns-repeated="2"/>
        </table:table-row>
        <table:table-row table:style-name="ro1">
          <table:table-cell table:style-name="ce69" office:value-type="string">
            <text:p>FNC_SOC_SPC_MNG_01.023</text:p>
          </table:table-cell>
          <table:table-cell table:style-name="ce76" office:value-type="string">
            <text:p>Create new space with hidden and close mode</text:p>
          </table:table-cell>
          <table:table-cell table:style-name="ce99" office:value-type="string">
            <text:p>High</text:p>
          </table:table-cell>
          <table:table-cell table:style-name="ce105"/>
          <table:table-cell table:number-columns-repeated="2"/>
        </table:table-row>
        <table:table-row table:style-name="ro1">
          <table:table-cell table:style-name="ce69" office:value-type="string">
            <text:p>FNC_SOC_SPC_MNG_01.024</text:p>
          </table:table-cell>
          <table:table-cell table:style-name="ce76" office:value-type="string">
            <text:p>Create new space without existing group</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1.025</text:p>
          </table:table-cell>
          <table:table-cell table:style-name="ce76" office:value-type="string">
            <text:p>Create new space with existing group</text:p>
          </table:table-cell>
          <table:table-cell table:style-name="ce99" office:value-type="string">
            <text:p>Medium</text:p>
          </table:table-cell>
          <table:table-cell table:style-name="ce105"/>
          <table:table-cell table:number-columns-repeated="2"/>
        </table:table-row>
        <table:table-row table:style-name="ro1">
          <table:table-cell table:style-name="ce68" office:value-type="string">
            <text:p>FNC_SOC_SPC_MNG_02.001</text:p>
          </table:table-cell>
          <table:table-cell table:style-name="ce78" office:value-type="string">
            <text:p>View <text:span text:style-name="T4">all your spaces</text:span></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2.002</text:p>
          </table:table-cell>
          <table:table-cell table:style-name="ce78" office:value-type="string">
            <text:p>View all your invitation spaces</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2.003</text:p>
          </table:table-cell>
          <table:table-cell table:style-name="ce78" office:value-type="string">
            <text:p>View All your pending spaces</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2.004</text:p>
          </table:table-cell>
          <table:table-cell table:style-name="ce78" office:value-type="string">
            <text:p>View all your public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2.005</text:p>
          </table:table-cell>
          <table:table-cell table:style-name="ce78" office:value-type="string">
            <text:p>View space by user Root</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2.006</text:p>
          </table:table-cell>
          <table:table-cell table:style-name="ce77" office:value-type="string">
            <text:p>Check paging</text:p>
          </table:table-cell>
          <table:table-cell table:style-name="ce99" office:value-type="string">
            <text:p>Medium</text:p>
          </table:table-cell>
          <table:table-cell table:style-name="ce105"/>
          <table:table-cell table:number-columns-repeated="2"/>
        </table:table-row>
        <table:table-row table:style-name="ro1">
          <table:table-cell table:style-name="ce68" office:value-type="string">
            <text:p>FNC_SOC_SPC_MNG_03.001</text:p>
          </table:table-cell>
          <table:table-cell table:style-name="ce77" office:value-type="string">
            <text:p>Access Space by user who is not member <text:span text:style-name="T5"><text:s/></text:span></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3.002</text:p>
          </table:table-cell>
          <table:table-cell table:style-name="ce77" office:value-type="string">
            <text:p>Access Space by user who is member <text:span text:style-name="T5"><text:s/></text:span></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3.003</text:p>
          </table:table-cell>
          <table:table-cell table:style-name="ce77" office:value-type="string">
            <text:p>Access Space by user who is manager of the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3.004</text:p>
          </table:table-cell>
          <table:table-cell table:style-name="ce77" office:value-type="string">
            <text:p>Access Space by user Root</text:p>
          </table:table-cell>
          <table:table-cell table:style-name="ce99" office:value-type="string">
            <text:p>Medium</text:p>
          </table:table-cell>
          <table:table-cell table:style-name="ce105"/>
          <table:table-cell table:number-columns-repeated="2"/>
        </table:table-row>
        <table:table-row table:style-name="ro1">
          <table:table-cell table:style-name="ce68" office:value-type="string">
            <text:p>FNC_SOC_SPC_MNG_04.001</text:p>
          </table:table-cell>
          <table:table-cell table:style-name="ce77" office:value-type="string">
            <text:p>Show Edit space form by user who is not manager of the space</text:p>
          </table:table-cell>
          <table:table-cell table:style-name="ce99" office:value-type="string">
            <text:p>High</text:p>
          </table:table-cell>
          <table:table-cell table:style-name="ce105"/>
          <table:table-cell table:number-columns-repeated="2"/>
        </table:table-row>
        <table:table-row table:style-name="ro1">
          <table:table-cell table:style-name="ce69" office:value-type="string">
            <text:p>FNC_SOC_SPC_MNG_04.002</text:p>
          </table:table-cell>
          <table:table-cell table:style-name="ce77" office:value-type="string">
            <text:p><text:span text:style-name="T4">Show Edit space form </text:span>by user who is manager of the space or user Root</text:p>
          </table:table-cell>
          <table:table-cell table:style-name="ce99" office:value-type="string">
            <text:p>High</text:p>
          </table:table-cell>
          <table:table-cell table:style-name="ce105"/>
          <table:table-cell table:number-columns-repeated="2"/>
        </table:table-row>
        <table:table-row table:style-name="ro1">
          <table:table-cell table:style-name="ce69" office:value-type="string">
            <text:p>FNC_SOC_SPC_MNG_04.003</text:p>
          </table:table-cell>
          <table:table-cell table:style-name="ce77"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04</text:p>
          </table:table-cell>
          <table:table-cell table:style-name="ce77" office:value-type="string">
            <text:p>Edit space with valid nam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05</text:p>
          </table:table-cell>
          <table:table-cell table:style-name="ce76" office:value-type="string">
            <text:p>Edit space with name of space is blank</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06</text:p>
          </table:table-cell>
          <table:table-cell table:style-name="ce77" office:value-type="string">
            <text:p>Edit space with name of space starts by number</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07</text:p>
          </table:table-cell>
          <table:table-cell table:style-name="ce77" office:value-type="string">
            <text:p>Edit space with name of space has space and under score character</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08</text:p>
          </table:table-cell>
          <table:table-cell table:style-name="ce77" office:value-type="string">
            <text:p>Edit space with name of space has some special chars</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09</text:p>
          </table:table-cell>
          <table:table-cell table:style-name="ce77" office:value-type="string">
            <text:p>Edit space with name of space is special chars</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0</text:p>
          </table:table-cell>
          <table:table-cell table:style-name="ce77" office:value-type="string">
            <text:p>Check length of Edited name of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1</text:p>
          </table:table-cell>
          <table:table-cell table:style-name="ce77" office:value-type="string">
            <text:p>Edit space with description field is blank</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2</text:p>
          </table:table-cell>
          <table:table-cell table:style-name="ce77" office:value-type="string">
            <text:p>Edit space with description field is not blank</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3</text:p>
          </table:table-cell>
          <table:table-cell table:style-name="ce77" office:value-type="string">
            <text:p>Edit space with the length of description field is over 255 chars</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4</text:p>
          </table:table-cell>
          <table:table-cell table:style-name="ce77" office:value-type="string">
            <text:p>Edit space with the length of description field is smaller than 255 chars</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5</text:p>
          </table:table-cell>
          <table:table-cell table:style-name="ce77" office:value-type="string">
            <text:p>Edit space with changing priority to High</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6</text:p>
          </table:table-cell>
          <table:table-cell table:style-name="ce77" office:value-type="string">
            <text:p>Edit space with changing priority to intermediat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7</text:p>
          </table:table-cell>
          <table:table-cell table:style-name="ce77" office:value-type="string">
            <text:p>Edit space with changing priority to low</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8</text:p>
          </table:table-cell>
          <table:table-cell table:style-name="ce77" office:value-type="string">
            <text:p>Edit space with changing visibility from Visible to Hidden</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19</text:p>
          </table:table-cell>
          <table:table-cell table:style-name="ce77" office:value-type="string">
            <text:p>Edit space with changing Hidden from Visible to visibility</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0</text:p>
          </table:table-cell>
          <table:table-cell table:style-name="ce77" office:value-type="string">
            <text:p>Edit space with changing registration from validation to open of visible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1</text:p>
          </table:table-cell>
          <table:table-cell table:style-name="ce77" office:value-type="string">
            <text:p>Edit space with changing registration from validation to close of visible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2</text:p>
          </table:table-cell>
          <table:table-cell table:style-name="ce77" office:value-type="string">
            <text:p>Edit space with changing registration from open to close of visible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3</text:p>
          </table:table-cell>
          <table:table-cell table:style-name="ce77" office:value-type="string">
            <text:p>Edit space with changing registration from open to validation of visible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4</text:p>
          </table:table-cell>
          <table:table-cell table:style-name="ce77" office:value-type="string">
            <text:p>Edit space with changing registration from close to open of visible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5</text:p>
          </table:table-cell>
          <table:table-cell table:style-name="ce77" office:value-type="string">
            <text:p>Edit space with changing registration from close to validation of visible spac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6</text:p>
          </table:table-cell>
          <table:table-cell table:style-name="ce77" office:value-type="string">
            <text:p>Edit space with changing avatar which its name is blank</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7</text:p>
          </table:table-cell>
          <table:table-cell table:style-name="ce77" office:value-type="string">
            <text:p>Edit space with changing avatar which its name is not blank</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8</text:p>
          </table:table-cell>
          <table:table-cell table:style-name="ce77" office:value-type="string">
            <text:p>Edit space with changing valid type of image for avatar</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29</text:p>
          </table:table-cell>
          <table:table-cell table:style-name="ce77" office:value-type="string">
            <text:p>Edit space with changing invalid type of image for avatar</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30</text:p>
          </table:table-cell>
          <table:table-cell table:style-name="ce77" office:value-type="string">
            <text:p>Edit space with changing image for avatar when the size of image is smaller than 2MB</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31</text:p>
          </table:table-cell>
          <table:table-cell table:style-name="ce77" office:value-type="string">
            <text:p>Edit space with changing image for avatar when the size of image is bigger than 2MB</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32</text:p>
          </table:table-cell>
          <table:table-cell table:style-name="ce77" office:value-type="string">
            <text:p>Cancel the upload image file</text:p>
          </table:table-cell>
          <table:table-cell table:style-name="ce99" office:value-type="string">
            <text:p>Medium</text:p>
          </table:table-cell>
          <table:table-cell table:style-name="ce105"/>
          <table:table-cell table:number-columns-repeated="2"/>
        </table:table-row>
        <table:table-row table:style-name="ro1">
          <table:table-cell table:style-name="ce69" office:value-type="string">
            <text:p>FNC_SOC_SPC_MNG_04.033</text:p>
          </table:table-cell>
          <table:table-cell table:style-name="ce77" office:value-type="string">
            <text:p>Abort image file on avatar preview form</text:p>
          </table:table-cell>
          <table:table-cell table:style-name="ce99" office:value-type="string">
            <text:p>Medium</text:p>
          </table:table-cell>
          <table:table-cell table:style-name="ce105"/>
          <table:table-cell table:number-columns-repeated="2"/>
        </table:table-row>
        <table:table-row table:style-name="ro1">
          <table:table-cell table:style-name="ce68" office:value-type="string">
            <text:p>FNC_SOC_SPC_MNG_05.001</text:p>
          </table:table-cell>
          <table:table-cell table:style-name="ce77" office:value-type="string">
            <text:p>Delete space </text:p>
          </table:table-cell>
          <table:table-cell table:style-name="ce99" office:value-type="string">
            <text:p>High</text:p>
          </table:table-cell>
          <table:table-cell table:style-name="ce105"/>
          <table:table-cell table:number-columns-repeated="2"/>
        </table:table-row>
        <table:table-row table:style-name="ro1">
          <table:table-cell table:style-name="ce70" office:value-type="string" table:number-columns-spanned="2" table:number-rows-spanned="1">
            <text:p>Search space: search by key, alphabet</text:p>
          </table:table-cell>
          <table:covered-table-cell/>
          <table:table-cell table:style-name="ce100"/>
          <table:table-cell table:style-name="ce105"/>
          <table:table-cell table:number-columns-repeated="2"/>
        </table:table-row>
        <table:table-row table:style-name="ro1">
          <table:table-cell table:style-name="ce68" office:value-type="string">
            <text:p>FNC_SOC_SPC_SER_06.001</text:p>
          </table:table-cell>
          <table:table-cell table:style-name="ce79" office:value-type="string">
            <text:p>Search when text box search is blank</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2</text:p>
          </table:table-cell>
          <table:table-cell table:style-name="ce79" office:value-type="string">
            <text:p>Search when input some text in text box <text:s/>search</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3</text:p>
          </table:table-cell>
          <table:table-cell table:style-name="ce79" office:value-type="string">
            <text:p>Search when input Asterisk char into text box search</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4</text:p>
          </table:table-cell>
          <table:table-cell table:style-name="ce79" office:value-type="string">
            <text:p>Search when input Percentage char into text box search</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5</text:p>
          </table:table-cell>
          <table:table-cell table:style-name="ce79" office:value-type="string">
            <text:p>Search when input other special chars into text box</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6</text:p>
          </table:table-cell>
          <table:table-cell table:style-name="ce79" office:value-type="string">
            <text:p>Search when there is some space into text box</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7</text:p>
          </table:table-cell>
          <table:table-cell table:style-name="ce79" office:value-type="string">
            <text:p>Auto suggestion key word when search in space</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8</text:p>
          </table:table-cell>
          <table:table-cell table:style-name="ce79" office:value-type="string">
            <text:p>Search when click on a alphabet</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09</text:p>
          </table:table-cell>
          <table:table-cell table:style-name="ce79" office:value-type="string">
            <text:p>Search when click on All</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10</text:p>
          </table:table-cell>
          <table:table-cell table:style-name="ce77" office:value-type="string">
            <text:p>Check paging</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11</text:p>
          </table:table-cell>
          <table:table-cell table:style-name="ce77" office:value-type="string">
            <text:p>Check search and paging search result on Invitation list spaces</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12</text:p>
          </table:table-cell>
          <table:table-cell table:style-name="ce77" office:value-type="string">
            <text:p>Check search and paging search result on pending list spaces</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SER_06.013</text:p>
          </table:table-cell>
          <table:table-cell table:style-name="ce77" office:value-type="string">
            <text:p>Check search and paging search result on public list spaces</text:p>
          </table:table-cell>
          <table:table-cell table:style-name="ce100" office:value-type="string">
            <text:p>Medium</text:p>
          </table:table-cell>
          <table:table-cell table:style-name="ce105"/>
          <table:table-cell table:number-columns-repeated="2"/>
        </table:table-row>
        <table:table-row table:style-name="ro1">
          <table:table-cell table:style-name="ce70" office:value-type="string" table:number-columns-spanned="2" table:number-rows-spanned="1">
            <text:p>Members Management: Invite, Request, remove, leave, change role.</text:p>
          </table:table-cell>
          <table:covered-table-cell table:style-name="ce78"/>
          <table:table-cell table:style-name="ce100"/>
          <table:table-cell table:style-name="ce105"/>
          <table:table-cell table:number-columns-repeated="2"/>
        </table:table-row>
        <table:table-row table:style-name="ro1">
          <table:table-cell table:style-name="ce68" office:value-type="string">
            <text:p>FNC_SOC_SPC_MEM_07.001</text:p>
          </table:table-cell>
          <table:table-cell table:style-name="ce78" office:value-type="string">
            <text:p>Send invitation to user who is not member of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2</text:p>
          </table:table-cell>
          <table:table-cell table:style-name="ce78" office:value-type="string">
            <text:p>Invited user accept invitatio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3</text:p>
          </table:table-cell>
          <table:table-cell table:style-name="ce78" office:value-type="string">
            <text:p>Invited user denies invitatio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4</text:p>
          </table:table-cell>
          <table:table-cell table:style-name="ce78" office:value-type="string">
            <text:p>Manager revokes the invitatio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5</text:p>
          </table:table-cell>
          <table:table-cell table:style-name="ce78" office:value-type="string">
            <text:p><text:span text:style-name="T4">Send invitation from Space at </text:span><text:span text:style-name="T6">Visible</text:span><text:span text:style-name="T4"> </text:span><text:span text:style-name="T4">mode and </text:span><text:span text:style-name="T6">open</text:span><text:span text:style-name="T4"> for registration</text:spa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6</text:p>
          </table:table-cell>
          <table:table-cell table:style-name="ce78" office:value-type="string">
            <text:p><text:span text:style-name="T4">Send invitation from Space at </text:span><text:span text:style-name="T6">Visible</text:span><text:span text:style-name="T4"> </text:span><text:span text:style-name="T4">mode and </text:span><text:span text:style-name="T6">validation</text:span><text:span text:style-name="T4"> for registration</text:spa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7</text:p>
          </table:table-cell>
          <table:table-cell table:style-name="ce78"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8</text:p>
          </table:table-cell>
          <table:table-cell table:style-name="ce78"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09</text:p>
          </table:table-cell>
          <table:table-cell table:style-name="ce78"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10</text:p>
          </table:table-cell>
          <table:table-cell table:style-name="ce78"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11</text:p>
          </table:table-cell>
          <table:table-cell table:style-name="ce78" office:value-type="string">
            <text:p>send invitation to Root</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12</text:p>
          </table:table-cell>
          <table:table-cell table:style-name="ce78" office:value-type="string">
            <text:p>Send invitation to member of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13</text:p>
          </table:table-cell>
          <table:table-cell table:style-name="ce78"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7.014</text:p>
          </table:table-cell>
          <table:table-cell table:style-name="ce78" office:value-type="string">
            <text:p>Send invitation to user does not exist on Social system</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EM_07.015</text:p>
          </table:table-cell>
          <table:table-cell table:style-name="ce78" office:value-type="string">
            <text:p>Send invitation to multi-users who are not members of the Space</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EM_07.016</text:p>
          </table:table-cell>
          <table:table-cell table:style-name="ce78" office:value-type="string">
            <text:p>Send invitation to multi-users including member of the Space</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EM_07.017</text:p>
          </table:table-cell>
          <table:table-cell table:style-name="ce78" office:value-type="string">
            <text:p>Send invitation to multi-users including users are <text:span text:style-name="T10">existing in inviting </text:span><text:span text:style-name="T10">list</text:span></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EM_07.018</text:p>
          </table:table-cell>
          <table:table-cell table:style-name="ce78" office:value-type="string">
            <text:p>Send invitation to multi-users including users do not exist on Social system</text:p>
          </table:table-cell>
          <table:table-cell table:style-name="ce100" office:value-type="string">
            <text:p>Medium</text:p>
          </table:table-cell>
          <table:table-cell table:style-name="ce105"/>
          <table:table-cell table:number-columns-repeated="2"/>
        </table:table-row>
        <table:table-row table:style-name="ro11">
          <table:table-cell table:style-name="ce69" office:value-type="string">
            <text:p>FNC_SOC_SPC_MEM_07.019</text:p>
          </table:table-cell>
          <table:table-cell table:style-name="ce78"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EM_07.020</text:p>
          </table:table-cell>
          <table:table-cell table:style-name="ce78" office:value-type="string">
            <text:p>Enter multi-user but not correct format,</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EM_07.021</text:p>
          </table:table-cell>
          <table:table-cell table:style-name="ce78" office:value-type="string">
            <text:p>Send invitation to no one</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EM_07.022</text:p>
          </table:table-cell>
          <table:table-cell table:style-name="ce78" office:value-type="string">
            <text:p>User, who is not member of the space, sends request</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23</text:p>
          </table:table-cell>
          <table:table-cell table:style-name="ce78" office:value-type="string">
            <text:p>The Manager of Space declines the request</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24</text:p>
          </table:table-cell>
          <table:table-cell table:style-name="ce78" office:value-type="string">
            <text:p>The Manager of Space validates the request</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25</text:p>
          </table:table-cell>
          <table:table-cell table:style-name="ce78" office:value-type="string">
            <text:p>User revoke request</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26</text:p>
          </table:table-cell>
          <table:table-cell table:style-name="ce78"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27</text:p>
          </table:table-cell>
          <table:table-cell table:style-name="ce78" office:value-type="string">
            <text:p><text:span text:style-name="T4">Send request to Space at </text:span><text:span text:style-name="T6">Visible</text:span><text:span text:style-name="T4"> mode </text:span><text:span text:style-name="T4">and </text:span><text:span text:style-name="T6">Validation</text:span><text:span text:style-name="T4"> for registration</text:span></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28</text:p>
          </table:table-cell>
          <table:table-cell table:style-name="ce78"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29</text:p>
          </table:table-cell>
          <table:table-cell table:style-name="ce78"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30</text:p>
          </table:table-cell>
          <table:table-cell table:style-name="ce78"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31</text:p>
          </table:table-cell>
          <table:table-cell table:style-name="ce78"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32</text:p>
          </table:table-cell>
          <table:table-cell table:style-name="ce78" office:value-type="string">
            <text:p>Add user into Space group</text:p>
          </table:table-cell>
          <table:table-cell table:style-name="ce100" office:value-type="string">
            <text:p>High</text:p>
          </table:table-cell>
          <table:table-cell table:style-name="ce105"/>
          <table:table-cell table:number-columns-repeated="2"/>
        </table:table-row>
        <table:table-row table:style-name="ro16">
          <table:table-cell table:style-name="ce69" office:value-type="string">
            <text:p>FNC_SOC_SPC_MEM_07.033</text:p>
          </table:table-cell>
          <table:table-cell table:style-name="ce78" office:value-type="string">
            <text:p>Add member with membership is manager, into space group</text:p>
          </table:table-cell>
          <table:table-cell table:style-name="ce100" office:value-type="string">
            <text:p>High</text:p>
          </table:table-cell>
          <table:table-cell table:style-name="ce105"/>
          <table:table-cell table:number-columns-repeated="2"/>
        </table:table-row>
        <table:table-row table:style-name="ro1">
          <table:table-cell table:style-name="ce68" office:value-type="string">
            <text:p>FNC_SOC_SPC_MEM_08.001</text:p>
          </table:table-cell>
          <table:table-cell table:style-name="ce76" office:value-type="string">
            <text:p>Remove a normal member from the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8.002</text:p>
          </table:table-cell>
          <table:table-cell table:style-name="ce78" office:value-type="string">
            <text:p>Remove user Root from the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8.003</text:p>
          </table:table-cell>
          <table:table-cell table:style-name="ce78" office:value-type="string">
            <text:p>Delete user in Space group</text:p>
          </table:table-cell>
          <table:table-cell table:style-name="ce100" office:value-type="string">
            <text:p>High</text:p>
          </table:table-cell>
          <table:table-cell table:style-name="ce105"/>
          <table:table-cell table:number-columns-repeated="2"/>
        </table:table-row>
        <table:table-row table:style-name="ro1">
          <table:table-cell table:style-name="ce68" office:value-type="string">
            <text:p>FNC_SOC_SPC_MEM_09.001</text:p>
          </table:table-cell>
          <table:table-cell table:style-name="ce78" office:value-type="string">
            <text:p>Members leave the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2</text:p>
          </table:table-cell>
          <table:table-cell table:style-name="ce80" office:value-type="string">
            <text:p>Root leaves the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3</text:p>
          </table:table-cell>
          <table:table-cell table:style-name="ce80" office:value-type="string">
            <text:p>Manager of space leaves space when only has one member in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4</text:p>
          </table:table-cell>
          <table:table-cell table:style-name="ce80" office:value-type="string">
            <text:p>Make a user to become the manager of the space</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5</text:p>
          </table:table-cell>
          <table:table-cell table:style-name="ce80" office:value-type="string">
            <text:p>Remove a manager</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6</text:p>
          </table:table-cell>
          <table:table-cell table:style-name="ce78" office:value-type="string">
            <text:p>Validate pending request when space has no member</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7</text:p>
          </table:table-cell>
          <table:table-cell table:style-name="ce78" office:value-type="string">
            <text:p>Sends request after invitation</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8</text:p>
          </table:table-cell>
          <table:table-cell table:style-name="ce78" office:value-type="string">
            <text:p>Sends invitation after request</text:p>
          </table:table-cell>
          <table:table-cell table:style-name="ce100" office:value-type="string">
            <text:p>High</text:p>
          </table:table-cell>
          <table:table-cell table:style-name="ce105"/>
          <table:table-cell table:number-columns-repeated="2"/>
        </table:table-row>
        <table:table-row table:style-name="ro1">
          <table:table-cell table:style-name="ce69" office:value-type="string">
            <text:p>FNC_SOC_SPC_MEM_09.009</text:p>
          </table:table-cell>
          <table:table-cell table:style-name="ce78" office:value-type="string">
            <text:p>Members leave the space</text:p>
          </table:table-cell>
          <table:table-cell table:style-name="ce100" office:value-type="string">
            <text:p>High</text:p>
          </table:table-cell>
          <table:table-cell table:style-name="ce105"/>
          <table:table-cell table:number-columns-repeated="2"/>
        </table:table-row>
        <table:table-row table:style-name="ro1">
          <table:table-cell table:style-name="ce70" office:value-type="string" table:number-columns-spanned="2" table:number-rows-spanned="1">
            <text:p>Modules Management: Add, remove applications, Edit name of space</text:p>
          </table:table-cell>
          <table:covered-table-cell table:style-name="ce81"/>
          <table:table-cell table:style-name="ce100"/>
          <table:table-cell table:style-name="ce105"/>
          <table:table-cell table:number-columns-repeated="2"/>
        </table:table-row>
        <table:table-row table:style-name="ro1">
          <table:table-cell table:style-name="ce68" office:value-type="string">
            <text:p>FNC_SOC_SPC_MOD_10.001</text:p>
          </table:table-cell>
          <table:table-cell table:style-name="ce78" office:value-type="string">
            <text:p>List applications of the Space</text:p>
          </table:table-cell>
          <table:table-cell table:style-name="ce100" office:value-type="string">
            <text:p>Medium</text:p>
          </table:table-cell>
          <table:table-cell table:style-name="ce105"/>
          <table:table-cell table:number-columns-repeated="2"/>
        </table:table-row>
        <table:table-row table:style-name="ro1">
          <table:table-cell table:style-name="ce69" office:value-type="string">
            <text:p>FNC_SOC_SPC_MOD_10.002</text:p>
          </table:table-cell>
          <table:table-cell table:style-name="ce78" office:value-type="string">
            <text:p>Add new application into the space</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0.003</text:p>
          </table:table-cell>
          <table:table-cell table:style-name="ce82" office:value-type="string">
            <text:p>Remove application from the space</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0.004</text:p>
          </table:table-cell>
          <table:table-cell table:style-name="ce82" office:value-type="string">
            <text:p>Remove space settings portlet</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0.005</text:p>
          </table:table-cell>
          <table:table-cell table:style-name="ce83" office:value-type="string">
            <text:p>Add application into list of add application for space group</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0.006</text:p>
          </table:table-cell>
          <table:table-cell table:style-name="ce77" office:value-type="string">
            <text:p>Add application into list of add application for space group AAA, not Space group BBB</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0.007</text:p>
          </table:table-cell>
          <table:table-cell table:style-name="ce84" office:value-type="string">
            <text:p>Show member application</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0.008</text:p>
          </table:table-cell>
          <table:table-cell table:style-name="ce84" office:value-type="string">
            <text:p>Check running of Space settings application</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0.009</text:p>
          </table:table-cell>
          <table:table-cell table:style-name="ce85" office:value-type="string">
            <text:p>Run Manage Spaces application</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0.010</text:p>
          </table:table-cell>
          <table:table-cell table:style-name="ce86" office:value-type="string">
            <text:p>Member access application of the space</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0.011</text:p>
          </table:table-cell>
          <table:table-cell table:style-name="ce86" office:value-type="string">
            <text:p>Rename application which add into space</text:p>
          </table:table-cell>
          <table:table-cell table:style-name="ce101" office:value-type="string">
            <text:p>Low</text:p>
          </table:table-cell>
          <table:table-cell table:style-name="ce105"/>
          <table:table-cell table:number-columns-repeated="2"/>
        </table:table-row>
        <table:table-row table:style-name="ro1">
          <table:table-cell table:style-name="ce68" office:value-type="string">
            <text:p>FNC_SOC_SPC_MOD_14.001</text:p>
          </table:table-cell>
          <table:table-cell table:style-name="ce77" office:value-type="string">
            <text:p>Add new your activity</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4.002</text:p>
          </table:table-cell>
          <table:table-cell table:style-name="ce87" office:value-type="string">
            <text:p>Add new activities with special chars</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03</text:p>
          </table:table-cell>
          <table:table-cell table:style-name="ce88" office:value-type="string">
            <text:p>Add new activities without any text</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04</text:p>
          </table:table-cell>
          <table:table-cell table:style-name="ce87" office:value-type="string">
            <text:p>Add new activities with unlimited chars</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05</text:p>
          </table:table-cell>
          <table:table-cell table:style-name="ce87" office:value-type="string">
            <text:p>Add new activity without click on Add button</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06</text:p>
          </table:table-cell>
          <table:table-cell table:style-name="ce87" office:value-type="string">
            <text:p>Add new activities with HTML tag</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07</text:p>
          </table:table-cell>
          <table:table-cell table:style-name="ce87" office:value-type="string">
            <text:p>Add new activities with other HTML tag or script tag</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08</text:p>
          </table:table-cell>
          <table:table-cell table:style-name="ce77" office:value-type="string">
            <text:p>Add a share link</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4.009</text:p>
          </table:table-cell>
          <table:table-cell table:style-name="ce88" office:value-type="string">
            <text:p>Add new Share link without text on activity</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0</text:p>
          </table:table-cell>
          <table:table-cell table:style-name="ce88" office:value-type="string">
            <text:p>View Link shared with thumbnail</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1</text:p>
          </table:table-cell>
          <table:table-cell table:style-name="ce88" office:value-type="string">
            <text:p>View Link shared without <text:s/>thumbnail</text:p>
          </table:table-cell>
          <table:table-cell table:style-name="ce101" office:value-type="string">
            <text:p>Low</text:p>
          </table:table-cell>
          <table:table-cell table:style-name="ce105"/>
          <table:table-cell/>
          <table:table-cell table:style-name="ce106"/>
        </table:table-row>
        <table:table-row table:style-name="ro1">
          <table:table-cell table:style-name="ce69" office:value-type="string">
            <text:p>FNC_SOC_SPC_MOD_14.012</text:p>
          </table:table-cell>
          <table:table-cell table:style-name="ce77" office:value-type="string">
            <text:p>Add a share link without Enter or click Add button on share link form</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3</text:p>
          </table:table-cell>
          <table:table-cell table:style-name="ce77" office:value-type="string">
            <text:p>Add a share link without click <text:s/>Add button on add activity form</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4</text:p>
          </table:table-cell>
          <table:table-cell table:style-name="ce77" office:value-type="string">
            <text:p>Add a share link with url is not correct form</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5</text:p>
          </table:table-cell>
          <table:table-cell table:style-name="ce89" office:value-type="string">
            <text:p>Share link with empty link</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6</text:p>
          </table:table-cell>
          <table:table-cell table:style-name="ce77" office:value-type="string">
            <text:p>Share link with URL is not exited</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7</text:p>
          </table:table-cell>
          <table:table-cell table:style-name="ce77" office:value-type="string">
            <text:p>Edit title of share link</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8</text:p>
          </table:table-cell>
          <table:table-cell table:style-name="ce77" office:value-type="string">
            <text:p>Edit title of share link with special chars</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19</text:p>
          </table:table-cell>
          <table:table-cell table:style-name="ce77" office:value-type="string">
            <text:p>Kept title of shared link is empty</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20</text:p>
          </table:table-cell>
          <table:table-cell table:style-name="ce77" office:value-type="string">
            <text:p>Edit title of share link with unlimited chars</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21</text:p>
          </table:table-cell>
          <table:table-cell table:style-name="ce77" office:value-type="string">
            <text:p>Edit description of share link</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22</text:p>
          </table:table-cell>
          <table:table-cell table:style-name="ce77" office:value-type="string">
            <text:p>Edit description of share link with special chars</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23</text:p>
          </table:table-cell>
          <table:table-cell table:style-name="ce77" office:value-type="string">
            <text:p>Kept description of shared link is empty</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24</text:p>
          </table:table-cell>
          <table:table-cell table:style-name="ce77" office:value-type="string">
            <text:p>Edit description of share link with unlimited chars</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25</text:p>
          </table:table-cell>
          <table:table-cell table:style-name="ce77" office:value-type="string">
            <text:p>Close share link</text:p>
          </table:table-cell>
          <table:table-cell table:style-name="ce101" office:value-type="string">
            <text:p>Low</text:p>
          </table:table-cell>
          <table:table-cell table:style-name="ce105"/>
          <table:table-cell table:number-columns-repeated="2"/>
        </table:table-row>
        <table:table-row table:style-name="ro1">
          <table:table-cell table:style-name="ce69" office:value-type="string">
            <text:p>FNC_SOC_SPC_MOD_14.026</text:p>
          </table:table-cell>
          <table:table-cell table:style-name="ce77" office:value-type="string">
            <text:p>Add new activities by member of user</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4.027</text:p>
          </table:table-cell>
          <table:table-cell table:style-name="ce77" office:value-type="string">
            <text:p><text:s/>Likes/unlike your activities</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4.028</text:p>
          </table:table-cell>
          <table:table-cell table:style-name="ce77" office:value-type="string">
            <text:p>delete activities by manager of space</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4.029</text:p>
          </table:table-cell>
          <table:table-cell table:style-name="ce77" office:value-type="string">
            <text:p>Delete activities by member of space</text:p>
          </table:table-cell>
          <table:table-cell table:style-name="ce101" office:value-type="string">
            <text:p>Medium</text:p>
          </table:table-cell>
          <table:table-cell table:style-name="ce105"/>
          <table:table-cell table:number-columns-repeated="2"/>
        </table:table-row>
        <table:table-row table:style-name="ro1">
          <table:table-cell table:style-name="ce69" office:value-type="string">
            <text:p>FNC_SOC_SPC_MOD_14.030</text:p>
          </table:table-cell>
          <table:table-cell table:style-name="ce77" office:value-type="string">
            <text:p>Comment on your activity</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4.031</text:p>
          </table:table-cell>
          <table:table-cell table:style-name="ce77" office:value-type="string">
            <text:p>Delete comment by owner</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4.032</text:p>
          </table:table-cell>
          <table:table-cell table:style-name="ce77" office:value-type="string">
            <text:p>Delete comment by other member</text:p>
          </table:table-cell>
          <table:table-cell table:style-name="ce101" office:value-type="string">
            <text:p>High</text:p>
          </table:table-cell>
          <table:table-cell table:style-name="ce105"/>
          <table:table-cell table:number-columns-repeated="2"/>
        </table:table-row>
        <table:table-row table:style-name="ro1">
          <table:table-cell table:style-name="ce69" office:value-type="string">
            <text:p>FNC_SOC_SPC_MOD_14.033</text:p>
          </table:table-cell>
          <table:table-cell table:style-name="ce77" office:value-type="string">
            <text:p>Show/hide all comment</text:p>
          </table:table-cell>
          <table:table-cell table:style-name="ce101" office:value-type="string">
            <text:p>Medium</text:p>
          </table:table-cell>
          <table:table-cell table:style-name="ce105"/>
          <table:table-cell table:number-columns-repeated="2"/>
        </table:table-row>
        <table:table-row table:style-name="ro1">
          <table:table-cell table:style-name="ce70" office:value-type="string" table:number-columns-spanned="2" table:number-rows-spanned="1">
            <text:p>Navigation_Space: Add new node, edit, edit page, copy, move up, move down,..</text:p>
          </table:table-cell>
          <table:covered-table-cell table:style-name="ce77" office:value-type="string">
            <text:p>Delete comment</text:p>
          </table:covered-table-cell>
          <table:table-cell table:style-name="ce99"/>
          <table:table-cell table:style-name="ce74"/>
          <table:table-cell table:number-columns-repeated="2"/>
        </table:table-row>
        <table:table-row table:style-name="ro20">
          <table:table-cell table:style-name="ce71" office:value-type="string">
            <text:p>FNC_SOC_SPC_NAV_11.001</text:p>
          </table:table-cell>
          <table:table-cell table:style-name="ce90" office:value-type="string">
            <text:p>Check displaying Space Navigation form</text:p>
          </table:table-cell>
          <table:table-cell table:style-name="ce102" office:value-type="string">
            <text:p>Low</text:p>
          </table:table-cell>
          <table:table-cell table:style-name="ce74"/>
          <table:table-cell table:number-columns-repeated="2"/>
        </table:table-row>
        <table:table-row table:style-name="ro16">
          <table:table-cell table:style-name="ce72" office:value-type="string">
            <text:p>FNC_SOC_SPC_NAV_11.002</text:p>
          </table:table-cell>
          <table:table-cell table:style-name="ce91" office:value-type="string">
            <text:p>Check navigations list by user who is manager of the Space</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1.003</text:p>
          </table:table-cell>
          <table:table-cell table:style-name="ce91" office:value-type="string">
            <text:p>Check navigations list by user who is member of the space</text:p>
          </table:table-cell>
          <table:table-cell table:style-name="ce102" office:value-type="string">
            <text:p>Medium</text:p>
          </table:table-cell>
          <table:table-cell table:style-name="ce74"/>
          <table:table-cell table:number-columns-repeated="2"/>
        </table:table-row>
        <table:table-row table:style-name="ro20">
          <table:table-cell table:style-name="ce71" office:value-type="string">
            <text:p>FNC_SOC_SPC_NAV_12_01.001</text:p>
          </table:table-cell>
          <table:table-cell table:style-name="ce92" office:value-type="string">
            <text:p>View right menu </text:p>
          </table:table-cell>
          <table:table-cell table:style-name="ce102" office:value-type="string">
            <text:p>Low</text:p>
          </table:table-cell>
          <table:table-cell table:style-name="ce74"/>
          <table:table-cell table:number-columns-repeated="2"/>
        </table:table-row>
        <table:table-row table:style-name="ro16">
          <table:table-cell table:style-name="ce73" office:value-type="string">
            <text:p>FNC_SOC_SPC_NAV_12_01.002</text:p>
          </table:table-cell>
          <table:table-cell table:style-name="ce92" office:value-type="string">
            <text:p>Check when use Up level </text:p>
          </table:table-cell>
          <table:table-cell table:style-name="ce102" office:value-type="string">
            <text:p>Low</text:p>
          </table:table-cell>
          <table:table-cell table:style-name="ce74"/>
          <table:table-cell table:number-columns-repeated="2"/>
        </table:table-row>
        <table:table-row table:style-name="ro19">
          <table:table-cell table:style-name="ce71" office:value-type="string">
            <text:p>FNC_SOC_SPC_NAV_12_02.001</text:p>
          </table:table-cell>
          <table:table-cell table:style-name="ce92" office:value-type="string">
            <text:p>Create new node in the first level</text:p>
          </table:table-cell>
          <table:table-cell table:style-name="ce103" office:value-type="string">
            <text:p>High</text:p>
          </table:table-cell>
          <table:table-cell table:style-name="ce74"/>
          <table:table-cell table:number-columns-repeated="2"/>
        </table:table-row>
        <table:table-row table:style-name="ro19">
          <table:table-cell table:style-name="ce72" office:value-type="string">
            <text:p>FNC_SOC_SPC_NAV_12_02.002</text:p>
          </table:table-cell>
          <table:table-cell table:style-name="ce92" office:value-type="string">
            <text:p>Create new node as child of existing node</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2.003</text:p>
          </table:table-cell>
          <table:table-cell table:style-name="ce92" office:value-type="string">
            <text:p>Add new node with blank Nam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04</text:p>
          </table:table-cell>
          <table:table-cell table:style-name="ce92" office:value-type="string">
            <text:p>Add new node with Name starts by a number</text:p>
          </table:table-cell>
          <table:table-cell table:style-name="ce102" office:value-type="string">
            <text:p>Low</text:p>
          </table:table-cell>
          <table:table-cell table:style-name="ce74"/>
          <table:table-cell table:number-columns-repeated="2"/>
        </table:table-row>
        <table:table-row table:style-name="ro9">
          <table:table-cell table:style-name="ce72" office:value-type="string">
            <text:p>FNC_SOC_SPC_NAV_12_02.005</text:p>
          </table:table-cell>
          <table:table-cell table:style-name="ce92" office:value-type="string">
            <text:p>Add new node with Name starts by dash characters </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06</text:p>
          </table:table-cell>
          <table:table-cell table:style-name="ce92" office:value-type="string">
            <text:p>Add new node with Name starts by dot,comma and underscore characters </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07</text:p>
          </table:table-cell>
          <table:table-cell table:style-name="ce92" office:value-type="string">
            <text:p>Add new node with Node name contains alpha, digit, underscore, dash in the middl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08</text:p>
          </table:table-cell>
          <table:table-cell table:style-name="ce92" office:value-type="string">
            <text:p>Add new node with Name contains special characters</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09</text:p>
          </table:table-cell>
          <table:table-cell table:style-name="ce92" office:value-type="string">
            <text:p>Add new node with Name less than 3 or over 30 characters</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0</text:p>
          </table:table-cell>
          <table:table-cell table:style-name="ce92" office:value-type="string">
            <text:p>Add new node with Name is the same with existing one in the same level in 1 navigation</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2.011</text:p>
          </table:table-cell>
          <table:table-cell table:style-name="ce92" office:value-type="string">
            <text:p>Add new node with Name is the same with existing one but in the different level in 1 navigation</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2.012</text:p>
          </table:table-cell>
          <table:table-cell table:style-name="ce92" office:value-type="string">
            <text:p>Add new node with blank Label</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3</text:p>
          </table:table-cell>
          <table:table-cell table:style-name="ce92" office:value-type="string">
            <text:p>Add new node with Label less than 3 or over 120 characters</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4</text:p>
          </table:table-cell>
          <table:table-cell table:style-name="ce92" office:value-type="string">
            <text:p>Add new node with no Visible or Publication date time options</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5</text:p>
          </table:table-cell>
          <table:table-cell table:style-name="ce92" office:value-type="string">
            <text:p>Add new node with Visible but no Publication date time option</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6</text:p>
          </table:table-cell>
          <table:table-cell table:style-name="ce92" office:value-type="string">
            <text:p>Add new node with Visible option and specific Publication date tim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7</text:p>
          </table:table-cell>
          <table:table-cell table:style-name="ce92" office:value-type="string">
            <text:p>Add new node without Visible but has specific Publication date tim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8</text:p>
          </table:table-cell>
          <table:table-cell table:style-name="ce92" office:value-type="string">
            <text:p>Add new node with Publication date time option but no specific date time for Start/End</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19</text:p>
          </table:table-cell>
          <table:table-cell table:style-name="ce92" office:value-type="string">
            <text:p>Add new node with Publication date time option but Start after End date tim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20</text:p>
          </table:table-cell>
          <table:table-cell table:style-name="ce92" office:value-type="string">
            <text:p>Add new node with Publication date time option but invalid format for Start/End date tim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21</text:p>
          </table:table-cell>
          <table:table-cell table:style-name="ce92" office:value-type="string">
            <text:p>Add new node with Publication date time option in case Start is the same with End date tim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22</text:p>
          </table:table-cell>
          <table:table-cell table:style-name="ce92" office:value-type="string">
            <text:p>Add new node with Publication date time option in case End date time is before current dat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23</text:p>
          </table:table-cell>
          <table:table-cell table:style-name="ce92" office:value-type="string">
            <text:p>Add new node without selecting any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24</text:p>
          </table:table-cell>
          <table:table-cell table:style-name="ce92" office:value-type="string">
            <text:p>Check when select page for new node by user does not have both access and edit right on page</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2.025</text:p>
          </table:table-cell>
          <table:table-cell table:style-name="ce92" office:value-type="string">
            <text:p>Check when select page for new node by user has only access right on page</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2.026</text:p>
          </table:table-cell>
          <table:table-cell table:style-name="ce92" office:value-type="string">
            <text:p>Check when select page for new node by user who is in edit right list of on page</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2.027</text:p>
          </table:table-cell>
          <table:table-cell table:style-name="ce92" office:value-type="string">
            <text:p>Check when select page for new node by user who has both access and edit right on page</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2.028</text:p>
          </table:table-cell>
          <table:table-cell table:style-name="ce92" office:value-type="string">
            <text:p>Create new node without select any icon</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2.029</text:p>
          </table:table-cell>
          <table:table-cell table:style-name="ce92" office:value-type="string">
            <text:p>Check choosing new icon for node while creating</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2_02.030</text:p>
          </table:table-cell>
          <table:table-cell table:style-name="ce92" office:value-type="string">
            <text:p>Check when close navigation after create new node for current navigation without saving that navigation</text:p>
          </table:table-cell>
          <table:table-cell table:style-name="ce102" office:value-type="string">
            <text:p>Low</text:p>
          </table:table-cell>
          <table:table-cell table:style-name="ce74"/>
          <table:table-cell table:number-columns-repeated="2"/>
        </table:table-row>
        <table:table-row table:style-name="ro1">
          <table:table-cell table:style-name="ce71" office:value-type="string">
            <text:p>FNC_SOC_SPC_NAV_12_03.001</text:p>
          </table:table-cell>
          <table:table-cell table:style-name="ce93" office:value-type="string">
            <text:p>Check edit node form from Group navigation</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02</text:p>
          </table:table-cell>
          <table:table-cell table:style-name="ce92" office:value-type="string">
            <text:p>Edit node with blank label</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03</text:p>
          </table:table-cell>
          <table:table-cell table:style-name="ce92" office:value-type="string">
            <text:p>Edit node with label less than 3 or over 120 characters</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04</text:p>
          </table:table-cell>
          <table:table-cell table:style-name="ce92" office:value-type="string">
            <text:p>Edit node with valid new Label</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2_03.005</text:p>
          </table:table-cell>
          <table:table-cell table:style-name="ce92"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2_03.006</text:p>
          </table:table-cell>
          <table:table-cell table:style-name="ce92"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07</text:p>
          </table:table-cell>
          <table:table-cell table:style-name="ce92" office:value-type="string">
            <text:p>Edit invisible node without specific Start and End publication date time to be visible</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2_03.008</text:p>
          </table:table-cell>
          <table:table-cell table:style-name="ce92"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09</text:p>
          </table:table-cell>
          <table:table-cell table:style-name="ce92" office:value-type="string">
            <text:p>Edit node with new Start and End date time for publication</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10</text:p>
          </table:table-cell>
          <table:table-cell table:style-name="ce92" office:value-type="string">
            <text:p>Edit node with blank Start and End date time for publication</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11</text:p>
          </table:table-cell>
          <table:table-cell table:style-name="ce92" office:value-type="string">
            <text:p>Edit node with invalid values for Start and End date time for publication</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3.012</text:p>
          </table:table-cell>
          <table:table-cell table:style-name="ce92" office:value-type="string">
            <text:p>Edit node with Start after End date time for publication</text:p>
          </table:table-cell>
          <table:table-cell table:style-name="ce102" office:value-type="string">
            <text:p>Low</text:p>
          </table:table-cell>
          <table:table-cell table:style-name="ce74"/>
          <table:table-cell table:number-columns-repeated="2"/>
        </table:table-row>
        <table:table-row table:style-name="ro1">
          <table:table-cell table:style-name="ce71" office:value-type="string">
            <text:p>FNC_SOC_SPC_NAV_12_04.001</text:p>
          </table:table-cell>
          <table:table-cell table:style-name="ce92" office:value-type="string">
            <text:p>Copy or Paste a node into another node in the same navigation</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4.002</text:p>
          </table:table-cell>
          <table:table-cell table:style-name="ce94" office:value-type="string">
            <text:p>Copy or Paste a node into another node on different space navigation</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4.003</text:p>
          </table:table-cell>
          <table:table-cell table:style-name="ce92" office:value-type="string">
            <text:p>Copy or Paste a node into the same place</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4.004</text:p>
          </table:table-cell>
          <table:table-cell table:style-name="ce92" office:value-type="string">
            <text:p>Copy or Paste a node into the same this source</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4.005</text:p>
          </table:table-cell>
          <table:table-cell table:style-name="ce92" office:value-type="string">
            <text:p>Check when change page for node after being copied</text:p>
          </table:table-cell>
          <table:table-cell table:style-name="ce102" office:value-type="string">
            <text:p>Medium</text:p>
          </table:table-cell>
          <table:table-cell table:style-name="ce74"/>
          <table:table-cell table:number-columns-repeated="2"/>
        </table:table-row>
        <table:table-row table:style-name="ro1">
          <table:table-cell table:style-name="ce71" office:value-type="string">
            <text:p>FNC_SOC_SPC_NAV_12_05.001</text:p>
          </table:table-cell>
          <table:table-cell table:style-name="ce92" office:value-type="string">
            <text:p>Cut or Paste node to same place</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5.002</text:p>
          </table:table-cell>
          <table:table-cell table:style-name="ce92" office:value-type="string">
            <text:p>Cut or Paste a node to new place in the same navigation</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5.003</text:p>
          </table:table-cell>
          <table:table-cell table:style-name="ce94" office:value-type="string">
            <text:p>Cut or Paste a node to new place on different space navigation</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5.004</text:p>
          </table:table-cell>
          <table:table-cell table:style-name="ce92" office:value-type="string">
            <text:p>Cut or Paste a node into the same this source</text:p>
          </table:table-cell>
          <table:table-cell table:style-name="ce102" office:value-type="string">
            <text:p>Medium</text:p>
          </table:table-cell>
          <table:table-cell table:style-name="ce74"/>
          <table:table-cell table:number-columns-repeated="2"/>
        </table:table-row>
        <table:table-row table:style-name="ro1">
          <table:table-cell table:style-name="ce71" office:value-type="string">
            <text:p>FNC_SOC_SPC_NAV_12_06.001</text:p>
          </table:table-cell>
          <table:table-cell table:style-name="ce92" office:value-type="string">
            <text:p>Delete node with deleting confirmation</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2_06.002</text:p>
          </table:table-cell>
          <table:table-cell table:style-name="ce92" office:value-type="string">
            <text:p>Check when try to cancel deleting nod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2_06.003</text:p>
          </table:table-cell>
          <table:table-cell table:style-name="ce92" office:value-type="string">
            <text:p>Delete node in case node contains sub nodes</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6.004</text:p>
          </table:table-cell>
          <table:table-cell table:style-name="ce92" office:value-type="string">
            <text:p>Delete root node of space</text:p>
          </table:table-cell>
          <table:table-cell table:style-name="ce102"/>
          <table:table-cell table:style-name="ce74"/>
          <table:table-cell table:number-columns-repeated="2"/>
        </table:table-row>
        <table:table-row table:style-name="ro1">
          <table:table-cell table:style-name="ce71" office:value-type="string">
            <text:p>FNC_SOC_SPC_NAV_12_07.001</text:p>
          </table:table-cell>
          <table:table-cell table:style-name="ce92" office:value-type="string">
            <text:p>Change order of node</text:p>
          </table:table-cell>
          <table:table-cell table:style-name="ce103" office:value-type="string">
            <text:p>High</text:p>
          </table:table-cell>
          <table:table-cell table:style-name="ce74"/>
          <table:table-cell table:number-columns-repeated="2"/>
        </table:table-row>
        <table:table-row table:style-name="ro1">
          <table:table-cell table:style-name="ce71" office:value-type="string">
            <text:p>FNC_SOC_SPC_NAV_12_08.001</text:p>
          </table:table-cell>
          <table:table-cell table:style-name="ce92" office:value-type="string">
            <text:p>Check Clone node does not contain sub node</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8.002</text:p>
          </table:table-cell>
          <table:table-cell table:style-name="ce92" office:value-type="string">
            <text:p>Check Clone node contains sub nodes</text:p>
          </table:table-cell>
          <table:table-cell table:style-name="ce102" office:value-type="string">
            <text:p>Medium</text:p>
          </table:table-cell>
          <table:table-cell table:style-name="ce74"/>
          <table:table-cell table:number-columns-repeated="2"/>
        </table:table-row>
        <table:table-row table:style-name="ro1">
          <table:table-cell table:style-name="ce72" office:value-type="string">
            <text:p>FNC_SOC_SPC_NAV_12_08.003</text:p>
          </table:table-cell>
          <table:table-cell table:style-name="ce92" office:value-type="string">
            <text:p>Check Clone node does not link to any page</text:p>
          </table:table-cell>
          <table:table-cell table:style-name="ce104" office:value-type="string">
            <text:p>Low</text:p>
          </table:table-cell>
          <table:table-cell table:style-name="ce74"/>
          <table:table-cell table:number-columns-repeated="2"/>
        </table:table-row>
        <table:table-row table:style-name="ro1">
          <table:table-cell table:style-name="ce71" office:value-type="string">
            <text:p>FNC_SOC_SPC_NAV_13_01.001</text:p>
          </table:table-cell>
          <table:table-cell table:style-name="ce91" office:value-type="string">
            <text:p>Check when user does not have right to edit a page of nod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2</text:p>
          </table:table-cell>
          <table:table-cell table:style-name="ce92" office:value-type="string">
            <text:p>Check when edit a nodes page while there is no page for that nod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3</text:p>
          </table:table-cell>
          <table:table-cell table:style-name="ce92" office:value-type="string">
            <text:p>Check Preview Page function while in node mod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4</text:p>
          </table:table-cell>
          <table:table-cell table:style-name="ce94" office:value-type="string">
            <text:p>Check Edit page properties form when edit a nodes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5</text:p>
          </table:table-cell>
          <table:table-cell table:style-name="ce92" office:value-type="string">
            <text:p>Edit nodes page with blank titl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6</text:p>
          </table:table-cell>
          <table:table-cell table:style-name="ce92" office:value-type="string">
            <text:p>Edit nodes page with title less than 3 or over 120 characters</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7</text:p>
          </table:table-cell>
          <table:table-cell table:style-name="ce92" office:value-type="string">
            <text:p>Change nodes page titl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8</text:p>
          </table:table-cell>
          <table:table-cell table:style-name="ce92" office:value-type="string">
            <text:p>Edit nodes page from unchecked to checked Show max window option</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09</text:p>
          </table:table-cell>
          <table:table-cell table:style-name="ce92" office:value-type="string">
            <text:p>Edit nodes page from checked to unchecked Show max window option</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0</text:p>
          </table:table-cell>
          <table:table-cell table:style-name="ce92" office:value-type="string">
            <text:p>Edit nodes page with blank access righ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1</text:p>
          </table:table-cell>
          <table:table-cell table:style-name="ce92" office:value-type="string">
            <text:p>Change nodes page from limited by users to public for access permission</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2</text:p>
          </table:table-cell>
          <table:table-cell table:style-name="ce92" office:value-type="string">
            <text:p>Edit nodes page with blank edit righ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3</text:p>
          </table:table-cell>
          <table:table-cell table:style-name="ce92" office:value-type="string">
            <text:p>Change edit right of nodes page that is a portal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4</text:p>
          </table:table-cell>
          <table:table-cell table:style-name="ce92" office:value-type="string">
            <text:p>Change membership for edit right when edit a nodes page that is a group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5</text:p>
          </table:table-cell>
          <table:table-cell table:style-name="ce92" office:value-type="string">
            <text:p>Change group/membership for edit right when edit a nodes page that is a group page</text:p>
          </table:table-cell>
          <table:table-cell table:style-name="ce104" office:value-type="string">
            <text:p>Low</text:p>
          </table:table-cell>
          <table:table-cell table:style-name="ce74"/>
          <table:table-cell table:number-columns-repeated="2"/>
        </table:table-row>
        <table:table-row table:style-name="ro11">
          <table:table-cell table:style-name="ce72" office:value-type="string">
            <text:p>FNC_SOC_SPC_NAV_13_01.016</text:p>
          </table:table-cell>
          <table:table-cell table:style-name="ce92" office:value-type="string">
            <text:p>Check after changing edit right of a nodes page for another group/membership type that does not contains editor</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7</text:p>
          </table:table-cell>
          <table:table-cell table:style-name="ce92" office:value-type="string">
            <text:p>Check abort function after change nodes pages </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8</text:p>
          </table:table-cell>
          <table:table-cell table:style-name="ce92" office:value-type="string">
            <text:p>Check Finish function after edit nodes page properties with saving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1.019</text:p>
          </table:table-cell>
          <table:table-cell table:style-name="ce92" office:value-type="string">
            <text:p>Check close function after edit nodes page properties with saving page</text:p>
          </table:table-cell>
          <table:table-cell table:style-name="ce104" office:value-type="string">
            <text:p>Low</text:p>
          </table:table-cell>
          <table:table-cell table:style-name="ce74"/>
          <table:table-cell table:number-columns-repeated="2"/>
        </table:table-row>
        <table:table-row table:style-name="ro1">
          <table:table-cell table:style-name="ce71" office:value-type="string">
            <text:p>FNC_SOC_SPC_NAV_13_02.001</text:p>
          </table:table-cell>
          <table:table-cell table:style-name="ce92" office:value-type="string">
            <text:p>Check showing portlet control form while edit nodes page in case page has no portle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2</text:p>
          </table:table-cell>
          <table:table-cell table:style-name="ce92" office:value-type="string">
            <text:p>Check showing portlet control form while edit nodes page in case page contains portlets</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3</text:p>
          </table:table-cell>
          <table:table-cell table:style-name="ce92" office:value-type="string">
            <text:p>Check showing current information of portlet in edit portlet form</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4</text:p>
          </table:table-cell>
          <table:table-cell table:style-name="ce95" office:value-type="string">
            <text:p>Change Portlet title with valid value while editing nodes page </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5</text:p>
          </table:table-cell>
          <table:table-cell table:style-name="ce95" office:value-type="string">
            <text:p>Change Portlet title with invalid value while editing nodes page </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6</text:p>
          </table:table-cell>
          <table:table-cell table:style-name="ce96" office:value-type="string">
            <text:p>Change width/height of portlet with valid value while editing nodes page </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7</text:p>
          </table:table-cell>
          <table:table-cell table:style-name="ce96" office:value-type="string">
            <text:p>Change width/height of portlet with invalid value while editing nodes page </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8</text:p>
          </table:table-cell>
          <table:table-cell table:style-name="ce95" office:value-type="string">
            <text:p>Change Show Info bar option of porlet while editing nodes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09</text:p>
          </table:table-cell>
          <table:table-cell table:style-name="ce95" office:value-type="string">
            <text:p>Change Show Portlet Mode option of portlet while editing nodes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0</text:p>
          </table:table-cell>
          <table:table-cell table:style-name="ce95" office:value-type="string">
            <text:p>Change Show Window State option of portlet while editing nodes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1</text:p>
          </table:table-cell>
          <table:table-cell table:style-name="ce92" office:value-type="string">
            <text:p>Edit nodes page to show portlet mode/window state without showing portlet Infor bar</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2</text:p>
          </table:table-cell>
          <table:table-cell table:style-name="ce97" office:value-type="string">
            <text:p>Change description of portlet with valid value while editing nodes page </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3</text:p>
          </table:table-cell>
          <table:table-cell table:style-name="ce73" office:value-type="string">
            <text:p>Change description of portlet with blank while editing nodes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4</text:p>
          </table:table-cell>
          <table:table-cell table:style-name="ce97" office:value-type="string">
            <text:p>Change description of portlet with invalid value while editing nodes page </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5</text:p>
          </table:table-cell>
          <table:table-cell table:style-name="ce95" office:value-type="string">
            <text:p>Check editing display icon for a portle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6</text:p>
          </table:table-cell>
          <table:table-cell table:style-name="ce95" office:value-type="string">
            <text:p>Check editing display themes for a portle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7</text:p>
          </table:table-cell>
          <table:table-cell table:style-name="ce95" office:value-type="string">
            <text:p>Check Abort function after edit portlet without saving the editing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8</text:p>
          </table:table-cell>
          <table:table-cell table:style-name="ce95" office:value-type="string">
            <text:p>Check Finish function after edit porlet with saving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19</text:p>
          </table:table-cell>
          <table:table-cell table:style-name="ce95" office:value-type="string">
            <text:p>Check when remove added portlet in page conten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20</text:p>
          </table:table-cell>
          <table:table-cell table:style-name="ce92" office:value-type="string">
            <text:p>Check when change position of portlet in page conten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21</text:p>
          </table:table-cell>
          <table:table-cell table:style-name="ce92" office:value-type="string">
            <text:p>Check when add more portlet in page content</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22</text:p>
          </table:table-cell>
          <table:table-cell table:style-name="ce92" office:value-type="string">
            <text:p>Check Abort function after edited page portlet layout without saving editing page</text:p>
          </table:table-cell>
          <table:table-cell table:style-name="ce104" office:value-type="string">
            <text:p>Low</text:p>
          </table:table-cell>
          <table:table-cell table:style-name="ce74"/>
          <table:table-cell table:number-columns-repeated="2"/>
        </table:table-row>
        <table:table-row table:style-name="ro1">
          <table:table-cell table:style-name="ce72" office:value-type="string">
            <text:p>FNC_SOC_SPC_NAV_13_02.023</text:p>
          </table:table-cell>
          <table:table-cell table:style-name="ce92" office:value-type="string">
            <text:p>Check Finish function on Editing page after edited page portlet layout</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3_02.024</text:p>
          </table:table-cell>
          <table:table-cell table:style-name="ce92" office:value-type="string">
            <text:p>Check showing access permission tab of portlet when edit page and navigation</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2.025</text:p>
          </table:table-cell>
          <table:table-cell table:style-name="ce92" office:value-type="string">
            <text:p>Check edit portlet when user has no access right on portlet but has Edit right on page contains the portlet</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2.026</text:p>
          </table:table-cell>
          <table:table-cell table:style-name="ce92" office:value-type="string">
            <text:p>Check the displaying of portlet on page with user only has access right on page but no access right with portlet</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2.027</text:p>
          </table:table-cell>
          <table:table-cell table:style-name="ce92"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2.028</text:p>
          </table:table-cell>
          <table:table-cell table:style-name="ce92" office:value-type="string">
            <text:p>Check the displaying of portlet on page with user has access right on portlet and page which contains the portlet</text:p>
          </table:table-cell>
          <table:table-cell table:style-name="ce102" office:value-type="string">
            <text:p>Low</text:p>
          </table:table-cell>
          <table:table-cell table:style-name="ce74"/>
          <table:table-cell table:number-columns-repeated="2"/>
        </table:table-row>
        <table:table-row table:style-name="ro1">
          <table:table-cell table:style-name="ce71" office:value-type="string">
            <text:p>FNC_SOC_SPC_NAV_13_03.001</text:p>
          </table:table-cell>
          <table:table-cell table:style-name="ce92" office:value-type="string">
            <text:p>Check showing container control form while editing nodes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3_03.002</text:p>
          </table:table-cell>
          <table:table-cell table:style-name="ce95" office:value-type="string">
            <text:p>Check editing container while editing nodes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3_03.003</text:p>
          </table:table-cell>
          <table:table-cell table:style-name="ce92" office:value-type="string">
            <text:p>Check Abort function after edited container of nodes page without saving editing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3_03.004</text:p>
          </table:table-cell>
          <table:table-cell table:style-name="ce92" office:value-type="string">
            <text:p>Check Finish function after edited container of nodes page</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3_03.005</text:p>
          </table:table-cell>
          <table:table-cell table:style-name="ce95" office:value-type="string">
            <text:p>Remove added container while editing nodes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3_03.006</text:p>
          </table:table-cell>
          <table:table-cell table:style-name="ce92" office:value-type="string">
            <text:p>Check when re-arrange container layout while editing nodes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3_03.007</text:p>
          </table:table-cell>
          <table:table-cell table:style-name="ce92" office:value-type="string">
            <text:p>Check when add more container for page while editing nodes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3_03.008</text:p>
          </table:table-cell>
          <table:table-cell table:style-name="ce92" office:value-type="string">
            <text:p>Check Abort function after change nodes pages container layout on Page</text:p>
          </table:table-cell>
          <table:table-cell table:style-name="ce102" office:value-type="string">
            <text:p>Low</text:p>
          </table:table-cell>
          <table:table-cell table:style-name="ce74"/>
          <table:table-cell table:number-columns-repeated="2"/>
        </table:table-row>
        <table:table-row table:style-name="ro1">
          <table:table-cell table:style-name="ce72" office:value-type="string">
            <text:p>FNC_SOC_SPC_NAV_13_03.009</text:p>
          </table:table-cell>
          <table:table-cell table:style-name="ce92" office:value-type="string">
            <text:p>Check Finish function after change nodes pages container layout </text:p>
          </table:table-cell>
          <table:table-cell table:style-name="ce103" office:value-type="string">
            <text:p>High</text:p>
          </table:table-cell>
          <table:table-cell table:style-name="ce74"/>
          <table:table-cell table:number-columns-repeated="2"/>
        </table:table-row>
        <table:table-row table:style-name="ro1">
          <table:table-cell table:style-name="ce72" office:value-type="string">
            <text:p>FNC_SOC_SPC_NAV_13_03.010</text:p>
          </table:table-cell>
          <table:table-cell table:style-name="ce91" office:value-type="string">
            <text:p>Check showing access permission tab of container when edit page from navigation management</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3.011</text:p>
          </table:table-cell>
          <table:table-cell table:style-name="ce92" office:value-type="string">
            <text:p>Check edit container when user has no access right on container but has Edit right on page contains the container</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3.012</text:p>
          </table:table-cell>
          <table:table-cell table:style-name="ce92"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3.013</text:p>
          </table:table-cell>
          <table:table-cell table:style-name="ce92"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74"/>
          <table:table-cell table:number-columns-repeated="2"/>
        </table:table-row>
        <table:table-row table:style-name="ro11">
          <table:table-cell table:style-name="ce72" office:value-type="string">
            <text:p>FNC_SOC_SPC_NAV_13_03.014</text:p>
          </table:table-cell>
          <table:table-cell table:style-name="ce92"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74"/>
          <table:table-cell table:number-columns-repeated="2"/>
        </table:table-row>
        <table:table-row table:style-name="ro1" table:number-rows-repeated="2">
          <table:table-cell table:style-name="ce72"/>
          <table:table-cell table:style-name="ce92"/>
          <table:table-cell table:style-name="ce104"/>
          <table:table-cell table:style-name="ce74"/>
          <table:table-cell table:number-columns-repeated="2"/>
        </table:table-row>
        <table:table-row table:style-name="ro1">
          <table:table-cell table:style-name="ce72"/>
          <table:table-cell table:style-name="ce92"/>
          <table:table-cell table:style-name="ce103"/>
          <table:table-cell table:style-name="ce74"/>
          <table:table-cell table:number-columns-repeated="2"/>
        </table:table-row>
        <table:table-row table:style-name="ro1" table:number-rows-repeated="5">
          <table:table-cell table:style-name="ce72"/>
          <table:table-cell table:style-name="ce92"/>
          <table:table-cell table:style-name="ce102"/>
          <table:table-cell table:style-name="ce74"/>
          <table:table-cell table:number-columns-repeated="2"/>
        </table:table-row>
        <table:table-row table:style-name="ro1">
          <table:table-cell table:style-name="ce71"/>
          <table:table-cell table:style-name="ce92"/>
          <table:table-cell table:style-name="ce102"/>
          <table:table-cell table:style-name="ce74"/>
          <table:table-cell table:number-columns-repeated="2"/>
        </table:table-row>
        <table:table-row table:style-name="ro1">
          <table:table-cell table:style-name="ce72"/>
          <table:table-cell table:style-name="ce95"/>
          <table:table-cell table:style-name="ce102"/>
          <table:table-cell table:style-name="ce74"/>
          <table:table-cell table:number-columns-repeated="2"/>
        </table:table-row>
        <table:table-row table:style-name="ro1">
          <table:table-cell table:style-name="ce72"/>
          <table:table-cell table:style-name="ce92"/>
          <table:table-cell table:style-name="ce102"/>
          <table:table-cell table:style-name="ce74"/>
          <table:table-cell table:number-columns-repeated="2"/>
        </table:table-row>
        <table:table-row table:style-name="ro1">
          <table:table-cell table:style-name="ce72"/>
          <table:table-cell table:style-name="ce92"/>
          <table:table-cell table:style-name="ce103"/>
          <table:table-cell table:style-name="ce74"/>
          <table:table-cell table:number-columns-repeated="2"/>
        </table:table-row>
        <table:table-row table:style-name="ro1">
          <table:table-cell table:style-name="ce72"/>
          <table:table-cell table:style-name="ce95"/>
          <table:table-cell table:style-name="ce102"/>
          <table:table-cell table:style-name="ce74"/>
          <table:table-cell table:number-columns-repeated="2"/>
        </table:table-row>
        <table:table-row table:style-name="ro1" table:number-rows-repeated="3">
          <table:table-cell table:style-name="ce72"/>
          <table:table-cell table:style-name="ce92"/>
          <table:table-cell table:style-name="ce102"/>
          <table:table-cell table:style-name="ce74"/>
          <table:table-cell table:number-columns-repeated="2"/>
        </table:table-row>
        <table:table-row table:style-name="ro1">
          <table:table-cell table:style-name="ce72"/>
          <table:table-cell table:style-name="ce92"/>
          <table:table-cell table:style-name="ce103"/>
          <table:table-cell table:style-name="ce74"/>
          <table:table-cell table:number-columns-repeated="2"/>
        </table:table-row>
        <table:table-row table:style-name="ro1">
          <table:table-cell table:style-name="ce72"/>
          <table:table-cell table:style-name="ce91"/>
          <table:table-cell table:style-name="ce102"/>
          <table:table-cell table:style-name="ce74"/>
          <table:table-cell table:number-columns-repeated="2"/>
        </table:table-row>
        <table:table-row table:style-name="ro1" table:number-rows-repeated="4">
          <table:table-cell table:style-name="ce72"/>
          <table:table-cell table:style-name="ce92"/>
          <table:table-cell table:style-name="ce102"/>
          <table:table-cell table:style-name="ce74"/>
          <table:table-cell table:number-columns-repeated="2"/>
        </table:table-row>
        <table:table-row table:style-name="ro1" table:number-rows-repeated="1048250">
          <table:table-cell table:number-columns-repeated="6"/>
        </table:table-row>
        <table:table-row table:style-name="ro1">
          <table:table-cell table:number-columns-repeated="6"/>
        </table:table-row>
      </table:table>
      <table:table table:name="Space_Management" table:style-name="ta1" table:print="false">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number-columns-repeated="239" table:default-cell-style-name="Default"/>
        <table:table-row table:style-name="ro1">
          <table:table-cell/>
          <table:table-cell table:style-name="ce112" office:value-type="string">
            <text:p>TEST CASES</text:p>
          </table:table-cell>
          <table:table-cell table:style-name="ce112"/>
          <table:table-cell table:style-name="ce113" table:number-columns-repeated="2"/>
          <table:table-cell/>
          <table:table-cell table:style-name="ce124"/>
          <table:table-cell table:style-name="ce113" table:number-columns-repeated="2"/>
          <table:table-cell table:style-name="ce148" table:number-columns-repeated="220"/>
          <table:table-cell table:style-name="ce124" table:number-columns-repeated="18"/>
        </table:table-row>
        <table:table-row table:style-name="ro21">
          <table:table-cell/>
          <table:table-cell table:style-name="ce113" table:number-columns-repeated="4"/>
          <table:table-cell/>
          <table:table-cell table:style-name="ce124"/>
          <table:table-cell table:style-name="ce113" table:number-columns-repeated="2"/>
          <table:table-cell table:style-name="ce149"/>
          <table:table-cell table:style-name="ce149" office:value-type="string">
            <text:p>Passed</text:p>
          </table:table-cell>
          <table:table-cell table:style-name="ce149" table:formula="of:=COUNTIF([.L$7:.L$1007];[.$K2])" office:value-type="float" office:value="0">
            <text:p>0</text:p>
          </table:table-cell>
          <table:table-cell table:style-name="ce149" table:formula="of:=COUNTIF([.M$7:.M$1007];[.$K2])" office:value-type="float" office:value="0">
            <text:p>0</text:p>
          </table:table-cell>
          <table:table-cell table:style-name="ce149" table:formula="of:=COUNTIF([.N$7:.N$1007];[.$K2])" office:value-type="float" office:value="0">
            <text:p>0</text:p>
          </table:table-cell>
          <table:table-cell table:style-name="ce149" table:formula="of:=COUNTIF([.O$7:.O$1007];[.$K2])" office:value-type="float" office:value="0">
            <text:p>0</text:p>
          </table:table-cell>
          <table:table-cell table:style-name="ce148" table:number-columns-repeated="214"/>
          <table:table-cell table:style-name="ce124" table:number-columns-repeated="18"/>
        </table:table-row>
        <table:table-row table:style-name="ro21">
          <table:table-cell/>
          <table:table-cell table:style-name="ce114" office:value-type="string">
            <text:p>Functions List<text:span text:style-name="T11">:</text:span></text:p>
          </table:table-cell>
          <table:table-cell table:style-name="ce118" office:value-type="string" table:number-columns-spanned="3" table:number-rows-spanned="1">
            <text:p>Space management</text:p>
          </table:table-cell>
          <table:covered-table-cell table:style-name="ce123"/>
          <table:covered-table-cell table:style-name="ce126"/>
          <table:table-cell/>
          <table:table-cell table:style-name="ce124"/>
          <table:table-cell table:style-name="ce137"/>
          <table:table-cell table:style-name="ce143"/>
          <table:table-cell table:style-name="ce149"/>
          <table:table-cell table:style-name="ce149" office:value-type="string">
            <text:p>Failed</text:p>
          </table:table-cell>
          <table:table-cell table:style-name="ce149" table:formula="of:=COUNTIF([.L$7:.L$1007];[.$K3])" office:value-type="float" office:value="0">
            <text:p>0</text:p>
          </table:table-cell>
          <table:table-cell table:style-name="ce149" table:formula="of:=COUNTIF([.M$7:.M$1007];[.$K3])" office:value-type="float" office:value="0">
            <text:p>0</text:p>
          </table:table-cell>
          <table:table-cell table:style-name="ce149" table:formula="of:=COUNTIF([.N$7:.N$1007];[.$K3])" office:value-type="float" office:value="0">
            <text:p>0</text:p>
          </table:table-cell>
          <table:table-cell table:style-name="ce149" table:formula="of:=COUNTIF([.O$7:.O$1007];[.$K3])" office:value-type="float" office:value="0">
            <text:p>0</text:p>
          </table:table-cell>
          <table:table-cell table:style-name="ce148" table:number-columns-repeated="214"/>
          <table:table-cell table:style-name="ce124" table:number-columns-repeated="18"/>
        </table:table-row>
        <table:table-row table:style-name="ro21">
          <table:table-cell/>
          <table:table-cell table:style-name="ce114" office:value-type="string">
            <text:p>Total Main Cases:</text:p>
          </table:table-cell>
          <table:table-cell table:style-name="ce119" table:formula="of:=MAX([.A7:.A1151])" office:value-type="float" office:value="69" table:number-columns-spanned="3" table:number-rows-spanned="1">
            <text:p>69</text:p>
          </table:table-cell>
          <table:covered-table-cell table:style-name="ce124"/>
          <table:covered-table-cell table:style-name="ce124"/>
          <table:table-cell/>
          <table:table-cell table:style-name="ce124"/>
          <table:table-cell table:style-name="ce137"/>
          <table:table-cell table:style-name="ce144"/>
          <table:table-cell table:style-name="ce149"/>
          <table:table-cell table:style-name="ce149" office:value-type="string">
            <text:p>Blocked</text:p>
          </table:table-cell>
          <table:table-cell table:style-name="ce149" table:formula="of:=COUNTIF([.L$7:.L$1007];[.$K4])" office:value-type="float" office:value="0">
            <text:p>0</text:p>
          </table:table-cell>
          <table:table-cell table:style-name="ce149" table:formula="of:=COUNTIF([.M$7:.M$1007];[.$K4])" office:value-type="float" office:value="0">
            <text:p>0</text:p>
          </table:table-cell>
          <table:table-cell table:style-name="ce149" table:formula="of:=COUNTIF([.N$7:.N$1007];[.$K4])" office:value-type="float" office:value="0">
            <text:p>0</text:p>
          </table:table-cell>
          <table:table-cell table:style-name="ce149" table:formula="of:=COUNTIF([.O$7:.O$1007];[.$K4])" office:value-type="float" office:value="0">
            <text:p>0</text:p>
          </table:table-cell>
          <table:table-cell table:style-name="ce148" table:number-columns-repeated="214"/>
          <table:table-cell table:style-name="ce124" table:number-columns-repeated="18"/>
        </table:table-row>
        <table:table-row table:style-name="ro21">
          <table:table-cell table:style-name="ce107"/>
          <table:table-cell table:style-name="ce115"/>
          <table:table-cell table:style-name="ce107" table:number-columns-repeated="7"/>
          <table:table-cell table:style-name="ce150"/>
          <table:table-cell table:style-name="ce150" office:value-type="string">
            <text:p>N/A</text:p>
          </table:table-cell>
          <table:table-cell table:style-name="ce149" table:formula="of:=COUNTIF([.L$7:.L$1007];[.$K5])" office:value-type="float" office:value="0">
            <text:p>0</text:p>
          </table:table-cell>
          <table:table-cell table:style-name="ce149" table:formula="of:=COUNTIF([.M$7:.M$1007];[.$K5])" office:value-type="float" office:value="0">
            <text:p>0</text:p>
          </table:table-cell>
          <table:table-cell table:style-name="ce149" table:formula="of:=COUNTIF([.N$7:.N$1007];[.$K5])" office:value-type="float" office:value="0">
            <text:p>0</text:p>
          </table:table-cell>
          <table:table-cell table:style-name="ce149" table:formula="of:=COUNTIF([.O$7:.O$1007];[.$K5])" office:value-type="float" office:value="0">
            <text:p>0</text:p>
          </table:table-cell>
          <table:table-cell table:style-name="ce107" table:number-columns-repeated="232"/>
        </table:table-row>
        <table:table-row table:style-name="ro14">
          <table:table-cell table:style-name="ce108" office:value-type="string">
            <text:p>Case No</text:p>
          </table:table-cell>
          <table:table-cell table:style-name="ce116" office:value-type="string">
            <text:p>Related function</text:p>
          </table:table-cell>
          <table:table-cell table:style-name="ce116" office:value-type="string">
            <text:p>Case ID</text:p>
          </table:table-cell>
          <table:table-cell table:style-name="ce116" office:value-type="string">
            <text:p>Path</text:p>
          </table:table-cell>
          <table:table-cell table:style-name="ce116" office:value-type="string">
            <text:p>Case Description</text:p>
          </table:table-cell>
          <table:table-cell table:style-name="ce116" office:value-type="string">
            <text:p>Step Description</text:p>
          </table:table-cell>
          <table:table-cell table:style-name="ce116" office:value-type="string">
            <text:p>Steps to produce</text:p>
          </table:table-cell>
          <table:table-cell table:style-name="ce116" office:value-type="string">
            <text:p>Expected Output</text:p>
          </table:table-cell>
          <table:table-cell table:style-name="ce116" office:value-type="string">
            <text:p>Priority</text:p>
          </table:table-cell>
          <table:table-cell table:style-name="ce116" office:value-type="string">
            <text:p>Affect</text:p>
          </table:table-cell>
          <table:table-cell table:style-name="ce116" table:number-columns-repeated="9"/>
          <table:table-cell table:style-name="ce157" table:number-columns-repeated="211"/>
          <table:table-cell table:style-name="ce124" table:number-columns-repeated="17"/>
        </table:table-row>
        <table:table-row table:style-name="ro22">
          <table:table-cell table:style-name="ce109" office:value-type="float" office:value="1">
            <text:p>001</text:p>
          </table:table-cell>
          <table:table-cell table:style-name="ce117" office:value-type="string">
            <text:p>FNC_SOC_SPC_MNG_01</text:p>
          </table:table-cell>
          <table:table-cell table:style-name="ce120" office:value-type="float" office:value="1">
            <text:p>001</text:p>
          </table:table-cell>
          <table:table-cell table:style-name="ce125" office:value-type="string">
            <text:p>Social/space/Create a Space</text:p>
          </table:table-cell>
          <table:table-cell table:style-name="ce76" office:value-type="string">
            <text:p>Access Space page</text:p>
          </table:table-cell>
          <table:table-cell table:style-name="ce131" office:value-type="string">
            <text:p>Step 1: Sign in Social system</text:p>
          </table:table-cell>
          <table:table-cell table:style-name="ce131" office:value-type="string">
            <text:p>- Run <text:a xlink:href="http://localhost:8080/portal">http://localhost:8080/portal</text:a></text:p>
            <text:p>- Sign in </text:p>
          </table:table-cell>
          <table:table-cell table:style-name="ce131" office:value-type="string">
            <text:p>- Login system successfully</text:p>
          </table:table-cell>
          <table:table-cell table:style-name="ce145" office:value-type="string">
            <text:p>High</text:p>
          </table:table-cell>
          <table:table-cell table:style-name="ce151"/>
          <table:table-cell table:style-name="ce154" table:number-columns-repeated="9"/>
          <table:table-cell table:style-name="ce158" table:number-columns-repeated="227"/>
          <table:table-cell table:style-name="ce162"/>
        </table:table-row>
        <table:table-row table:style-name="ro23">
          <table:table-cell table:style-name="ce110" table:formula="of:=IF(MID([.F8];6;1)&gt;MID([.F7];6;1);&quot;&quot;;MAX([.A$7:.A7])+1)">
            <text:p/>
          </table:table-cell>
          <table:table-cell table:style-name="ce117" office:value-type="string">
            <text:p>FNC_SOC_SPC_MNG_01</text:p>
          </table:table-cell>
          <table:table-cell table:style-name="ce121" office:value-type="float" office:value="1">
            <text:p>001</text:p>
          </table:table-cell>
          <table:table-cell table:style-name="ce125" office:value-type="string">
            <text:p>Social/space/Create a Space</text:p>
          </table:table-cell>
          <table:table-cell table:style-name="ce127" office:value-type="string">
            <text:p>Access Space page</text:p>
          </table:table-cell>
          <table:table-cell table:style-name="ce131" office:value-type="string">
            <text:p>Step 2: Go to Space page</text:p>
          </table:table-cell>
          <table:table-cell table:style-name="ce131" office:value-type="string">
            <text:p>- Click on <text:span text:style-name="T1">Spaces</text:span> link on admin tool-bar</text:p>
          </table:table-cell>
          <table:table-cell table:style-name="ce131" office:value-type="string">
            <text:p><text:s/>Show content of Space Page: </text:p>
            <text:p>- <text:span text:style-name="T14">Search space</text:span>: User can search space by key word or directly by alphabet</text:p>
            <text:p>- <text:span text:style-name="T1">My Spaces</text:span>: Display all user's spaces list</text:p>
            <text:p>- <text:span text:style-name="T1">Invitations</text:span>: Display all invitations space list</text:p>
            <text:p>- <text:span text:style-name="T1">Pendings</text:span>: Display all pendings space list</text:p>
            <text:p>- <text:span text:style-name="T1">Publics</text:span>: Display all publics space list</text:p>
            <text:p>- Default: focus on <text:span text:style-name="T1">My spaces</text:span> list, it shows all spaces (all spaces which you has created or you are member in it) </text:p>
            <text:p>- There is a <text:span text:style-name="T1">Add new space</text:span> button to allow user adds new space. It appears near search space text box</text:p>
          </table:table-cell>
          <table:table-cell table:style-name="ce145" office:value-type="string">
            <text:p>High</text:p>
          </table:table-cell>
          <table:table-cell table:style-name="ce151"/>
          <table:table-cell table:style-name="ce154" table:number-columns-repeated="9"/>
          <table:table-cell table:style-name="ce158" table:number-columns-repeated="227"/>
          <table:table-cell table:style-name="ce162"/>
        </table:table-row>
        <table:table-row table:style-name="ro11">
          <table:table-cell table:style-name="ce110" table:formula="of:=IF(MID([.F9];6;1)&gt;MID([.F8];6;1);&quot;&quot;;MAX([.A$7:.A8])+1)" office:value-type="float" office:value="2">
            <text:p>002</text:p>
          </table:table-cell>
          <table:table-cell table:style-name="ce117" office:value-type="string">
            <text:p>FNC_SOC_SPC_MNG_01</text:p>
          </table:table-cell>
          <table:table-cell table:style-name="ce122" table:formula="of:=IF(MID([.F9];6;1)&gt;MID([.F8];6;1);[.C8];[.C8]+1)" office:value-type="float" office:value="2">
            <text:p>002</text:p>
          </table:table-cell>
          <table:table-cell table:style-name="ce125" office:value-type="string">
            <text:p>Social/space/Create a Space</text:p>
          </table:table-cell>
          <table:table-cell table:style-name="ce76" office:value-type="string">
            <text:p>Show Form create new space</text:p>
          </table:table-cell>
          <table:table-cell table:style-name="ce131" office:value-type="string">
            <text:p>Step 1: Access space page</text:p>
          </table:table-cell>
          <table:table-cell table:style-name="ce131" office:value-type="string">
            <text:p>- Sign in system </text:p>
            <text:p>- Select space page</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4">
          <table:table-cell table:style-name="ce110" table:formula="of:=IF(MID([.F10];6;1)&gt;MID([.F9];6;1);&quot;&quot;;MAX([.A$7:.A9])+1)">
            <text:p/>
          </table:table-cell>
          <table:table-cell table:style-name="ce117" office:value-type="string">
            <text:p>FNC_SOC_SPC_MNG_01</text:p>
          </table:table-cell>
          <table:table-cell table:style-name="ce122" table:formula="of:=IF(MID([.F10];6;1)&gt;MID([.F9];6;1);[.C9];[.C9]+1)" office:value-type="float" office:value="2">
            <text:p>002</text:p>
          </table:table-cell>
          <table:table-cell table:style-name="ce125" office:value-type="string">
            <text:p>Social/space/Create a Space</text:p>
          </table:table-cell>
          <table:table-cell table:style-name="ce127" office:value-type="string">
            <text:p>Show Form create new space</text:p>
          </table:table-cell>
          <table:table-cell table:style-name="ce131" office:value-type="string">
            <text:p>Step 2: Show form create new space</text:p>
          </table:table-cell>
          <table:table-cell table:style-name="ce131" office:value-type="string">
            <text:p>- Click on <text:span text:style-name="T1">add new space </text:span><text:span text:style-name="T12">button</text:span></text:p>
          </table:table-cell>
          <table:table-cell table:style-name="ce131" office:value-type="string">
            <text:p>Add new space form show at pop-up layer:</text:p>
            <text:p>- <text:span text:style-name="T1">Settings</text:span> tab: set information about name, priority and descriptions of the space.</text:p>
            <text:p>- <text:span text:style-name="T1">Visibility</text:span> tab: set Visibility<text:tab/> and Registration <text:s/>properties of the space</text:p>
            <text:p>- <text:span text:style-name="T1">Bound to group</text:span> tab: allow user can set some group be member of the space or not.</text:p>
            <text:p>When you create a new space, a group with the space name will be automatically created by default.</text:p>
            <text:p>- Default it focus on <text:span text:style-name="T1">Settings</text:span> tab</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11];6;1)&gt;MID([.F10];6;1);&quot;&quot;;MAX([.A$7:.A10])+1)" office:value-type="float" office:value="3">
            <text:p>003</text:p>
          </table:table-cell>
          <table:table-cell table:style-name="ce117" office:value-type="string">
            <text:p>FNC_SOC_SPC_MNG_01</text:p>
          </table:table-cell>
          <table:table-cell table:style-name="ce122" table:formula="of:=IF(MID([.F11];6;1)&gt;MID([.F10];6;1);[.C10];[.C10]+1)" office:value-type="float" office:value="3">
            <text:p>003</text:p>
          </table:table-cell>
          <table:table-cell table:style-name="ce125" office:value-type="string">
            <text:p>Social/space/Create a Space</text:p>
          </table:table-cell>
          <table:table-cell table:style-name="ce77" office:value-type="string">
            <text:p>Create a new space which name field is blank</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5">
          <table:table-cell table:style-name="ce110" table:formula="of:=IF(MID([.F12];6;1)&gt;MID([.F11];6;1);&quot;&quot;;MAX([.A$7:.A11])+1)">
            <text:p/>
          </table:table-cell>
          <table:table-cell table:style-name="ce117" office:value-type="string">
            <text:p>FNC_SOC_SPC_MNG_01</text:p>
          </table:table-cell>
          <table:table-cell table:style-name="ce122" table:formula="of:=IF(MID([.F12];6;1)&gt;MID([.F11];6;1);[.C11];[.C11]+1)" office:value-type="float" office:value="3">
            <text:p>003</text:p>
          </table:table-cell>
          <table:table-cell table:style-name="ce125" office:value-type="string">
            <text:p>Social/space/Create a Space</text:p>
          </table:table-cell>
          <table:table-cell table:style-name="ce128" office:value-type="string">
            <text:p>Create a new space which name field is blank</text:p>
          </table:table-cell>
          <table:table-cell table:style-name="ce131" office:value-type="string">
            <text:p>Step 2: Create space with name field is blank</text:p>
          </table:table-cell>
          <table:table-cell table:style-name="ce131" office:value-type="string">
            <text:p>- Click on icon [create a space]</text:p>
            <text:p>- No data at name of the space field</text:p>
            <text:p>- Click on button [Create]</text:p>
          </table:table-cell>
          <table:table-cell table:style-name="ce131" office:value-type="string">
            <text:p>- Show warming message: “The field "Name of the space" is required”</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13];6;1)&gt;MID([.F12];6;1);&quot;&quot;;MAX([.A$7:.A12])+1)" office:value-type="float" office:value="4">
            <text:p>004</text:p>
          </table:table-cell>
          <table:table-cell table:style-name="ce117" office:value-type="string">
            <text:p>FNC_SOC_SPC_MNG_01</text:p>
          </table:table-cell>
          <table:table-cell table:style-name="ce122" table:formula="of:=IF(MID([.F13];6;1)&gt;MID([.F12];6;1);[.C12];[.C12]+1)" office:value-type="float" office:value="4">
            <text:p>004</text:p>
          </table:table-cell>
          <table:table-cell table:style-name="ce125" office:value-type="string">
            <text:p>Social/space/Create a Space</text:p>
          </table:table-cell>
          <table:table-cell table:style-name="ce77" office:value-type="string">
            <text:p>Create a new space which its name start by number</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6">
          <table:table-cell table:style-name="ce110" table:formula="of:=IF(MID([.F14];6;1)&gt;MID([.F13];6;1);&quot;&quot;;MAX([.A$7:.A13])+1)">
            <text:p/>
          </table:table-cell>
          <table:table-cell table:style-name="ce117" office:value-type="string">
            <text:p>FNC_SOC_SPC_MNG_01</text:p>
          </table:table-cell>
          <table:table-cell table:style-name="ce122" table:formula="of:=IF(MID([.F14];6;1)&gt;MID([.F13];6;1);[.C13];[.C13]+1)" office:value-type="float" office:value="4">
            <text:p>004</text:p>
          </table:table-cell>
          <table:table-cell table:style-name="ce125" office:value-type="string">
            <text:p>Social/space/Create a Space</text:p>
          </table:table-cell>
          <table:table-cell table:style-name="ce128" office:value-type="string">
            <text:p>Create a new space which its name start by number</text:p>
          </table:table-cell>
          <table:table-cell table:style-name="ce131" office:value-type="string">
            <text:p>Step 2: Create a new space which it's name start by number</text:p>
          </table:table-cell>
          <table:table-cell table:style-name="ce131" office:value-type="string">
            <text:p>- Click on icon [create a space]</text:p>
            <text:p>- At name of the space field: enter some number characters</text:p>
            <text:p>- Click on button [Create]</text:p>
          </table:table-cell>
          <table:table-cell table:style-name="ce138" office:value-type="string">
            <text:p><text:span text:style-name="T15">Create a new space Successfully</text:span></text:p>
            <text:p><text:span text:style-name="T15">- When you create a new space, a group </text:span><text:span text:style-name="T15">with the space name will be automatically </text:span><text:span text:style-name="T15">created by default.</text:span></text:p>
            <text:p><text:span text:style-name="T15">By default, user who is creator of space, </text:span><text:span text:style-name="T15">is manager of the space and the space </text:span><text:span text:style-name="T15">has one member.</text:span></text:p>
            <text:p><text:span text:style-name="T15">- Display name of space will be display by </text:span><text:span text:style-name="T15">rule: <text:s/>If have more twos space by side, </text:span><text:span text:style-name="T15">keep only one.</text:span></text:p>
            <text:p><text:span text:style-name="T15">- At the URL:</text:span><text:span text:style-name="T15"><text:a xlink:href="http://localhost:8080/">http://localhost:8080</text:a></text:span><text:span text:style-name="T15">/portal/private/classic/'</text:span><text:span text:style-name="T16">name of Space</text:span><text:span text:style-name="T15">', in </text:span><text:span text:style-name="T15">there:</text:span></text:p>
            <text:p><text:span text:style-name="T15">'</text:span><text:span text:style-name="T16">name of Space' </text:span><text:span text:style-name="T17">will be change follow </text:span><text:span text:style-name="T17">rude:</text:span><text:span text:style-name="T15"> all space has been changed to </text:span><text:span text:style-name="T15">under score</text:span></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7">
          <table:table-cell table:style-name="ce110" table:formula="of:=IF(MID([.F15];6;1)&gt;MID([.F14];6;1);&quot;&quot;;MAX([.A$7:.A14])+1)" office:value-type="float" office:value="5">
            <text:p>005</text:p>
          </table:table-cell>
          <table:table-cell table:style-name="ce117" office:value-type="string">
            <text:p>FNC_SOC_SPC_MNG_01</text:p>
          </table:table-cell>
          <table:table-cell table:style-name="ce122" table:formula="of:=IF(MID([.F15];6;1)&gt;MID([.F14];6;1);[.C14];[.C14]+1)" office:value-type="float" office:value="5">
            <text:p>005</text:p>
          </table:table-cell>
          <table:table-cell table:style-name="ce125" office:value-type="string">
            <text:p>Social/space/Create a Space</text:p>
          </table:table-cell>
          <table:table-cell table:style-name="ce77" office:value-type="string">
            <text:p>Create a new space which its name has space and under score characters</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8">
          <table:table-cell table:style-name="ce110" table:formula="of:=IF(MID([.F16];6;1)&gt;MID([.F15];6;1);&quot;&quot;;MAX([.A$7:.A15])+1)">
            <text:p/>
          </table:table-cell>
          <table:table-cell table:style-name="ce117" office:value-type="string">
            <text:p>FNC_SOC_SPC_MNG_01</text:p>
          </table:table-cell>
          <table:table-cell table:style-name="ce122" table:formula="of:=IF(MID([.F16];6;1)&gt;MID([.F15];6;1);[.C15];[.C15]+1)" office:value-type="float" office:value="5">
            <text:p>005</text:p>
          </table:table-cell>
          <table:table-cell table:style-name="ce125" office:value-type="string">
            <text:p>Social/space/Create a Space</text:p>
          </table:table-cell>
          <table:table-cell table:style-name="ce128" office:value-type="string">
            <text:p>Create a new space which its name has space characters</text:p>
          </table:table-cell>
          <table:table-cell table:style-name="ce131" office:value-type="string">
            <text:p>Step 2: Create a new space which it's name has space and under score characters</text:p>
          </table:table-cell>
          <table:table-cell table:style-name="ce131" office:value-type="string">
            <text:p>- Click on icon [create a space]</text:p>
            <text:p>- At name of the space field: enter a name which has some space</text:p>
            <text:p>- Click on button [Create]</text:p>
          </table:table-cell>
          <table:table-cell table:style-name="ce138" office:value-type="string">
            <text:p><text:span text:style-name="T15">Create a new space Successfully</text:span></text:p>
            <text:p><text:span text:style-name="T15">- When you create a new space, a group </text:span><text:span text:style-name="T15">with the space name will be automatically </text:span><text:span text:style-name="T15">created by default.</text:span></text:p>
            <text:p><text:span text:style-name="T15">By default, user who is creator of space, </text:span><text:span text:style-name="T15">is manager of the space and the space </text:span><text:span text:style-name="T15">has one member.</text:span></text:p>
            <text:p><text:span text:style-name="T15">- Display name of space will be display by </text:span><text:span text:style-name="T15">rule: <text:s/>If have more twos space by side, </text:span><text:span text:style-name="T15">keep only one.</text:span></text:p>
            <text:p><text:span text:style-name="T15">- At the URL:</text:span><text:span text:style-name="T15"><text:a xlink:href="http://localhost:8080/">http://localhost:8080</text:a></text:span><text:span text:style-name="T15">/portal/private/classic/'</text:span><text:span text:style-name="T16">name of Space</text:span><text:span text:style-name="T15">', in </text:span><text:span text:style-name="T15">there:</text:span></text:p>
            <text:p><text:span text:style-name="T15">'</text:span><text:span text:style-name="T16">name of Space' </text:span><text:span text:style-name="T17">will be change follow </text:span><text:span text:style-name="T17">rude:</text:span><text:span text:style-name="T15"> only one space is kept if has more </text:span><text:span text:style-name="T15">than twos space by side and white space </text:span><text:span text:style-name="T15">has been changed to under score.</text:span></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7">
          <table:table-cell table:style-name="ce110" table:formula="of:=IF(MID([.F17];6;1)&gt;MID([.F16];6;1);&quot;&quot;;MAX([.A$7:.A16])+1)" office:value-type="float" office:value="6">
            <text:p>006</text:p>
          </table:table-cell>
          <table:table-cell table:style-name="ce117" office:value-type="string">
            <text:p>FNC_SOC_SPC_MNG_01</text:p>
          </table:table-cell>
          <table:table-cell table:style-name="ce122" table:formula="of:=IF(MID([.F17];6;1)&gt;MID([.F16];6;1);[.C16];[.C16]+1)" office:value-type="float" office:value="6">
            <text:p>006</text:p>
          </table:table-cell>
          <table:table-cell table:style-name="ce125" office:value-type="string">
            <text:p>Social/space/Create a Space</text:p>
          </table:table-cell>
          <table:table-cell table:style-name="ce77" office:value-type="string">
            <text:p>Create a new space which its name has special chars or under score</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9">
          <table:table-cell table:style-name="ce110" table:formula="of:=IF(MID([.F18];6;1)&gt;MID([.F17];6;1);&quot;&quot;;MAX([.A$7:.A17])+1)">
            <text:p/>
          </table:table-cell>
          <table:table-cell table:style-name="ce117" office:value-type="string">
            <text:p>FNC_SOC_SPC_MNG_01</text:p>
          </table:table-cell>
          <table:table-cell table:style-name="ce122" table:formula="of:=IF(MID([.F18];6;1)&gt;MID([.F17];6;1);[.C17];[.C17]+1)" office:value-type="float" office:value="6">
            <text:p>006</text:p>
          </table:table-cell>
          <table:table-cell table:style-name="ce125" office:value-type="string">
            <text:p>Social/space/Create a Space</text:p>
          </table:table-cell>
          <table:table-cell table:style-name="ce128" office:value-type="string">
            <text:p>Create a new space which its name has special chars or under score</text:p>
          </table:table-cell>
          <table:table-cell table:style-name="ce132" office:value-type="string">
            <text:p>Step 2: Create a new space which it's name has special characters</text:p>
          </table:table-cell>
          <table:table-cell table:style-name="ce132" office:value-type="string">
            <text:p>- Click on icon [create a space]</text:p>
            <text:p>- At name of the space field: enter a name which has special characters (exp: aaa!#$%^&amp;*~,...) or under score</text:p>
            <text:p>- Click on button [Create]</text:p>
          </table:table-cell>
          <table:table-cell table:style-name="ce131" office:value-type="string">
            <text:p>Show message alert “Please enter a valid space name: alphabet, space and digit characters only”.</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19];6;1)&gt;MID([.F18];6;1);&quot;&quot;;MAX([.A$7:.A18])+1)" office:value-type="float" office:value="7">
            <text:p>007</text:p>
          </table:table-cell>
          <table:table-cell table:style-name="ce117" office:value-type="string">
            <text:p>FNC_SOC_SPC_MNG_01</text:p>
          </table:table-cell>
          <table:table-cell table:style-name="ce122" table:formula="of:=IF(MID([.F19];6;1)&gt;MID([.F18];6;1);[.C18];[.C18]+1)" office:value-type="float" office:value="7">
            <text:p>007</text:p>
          </table:table-cell>
          <table:table-cell table:style-name="ce125" office:value-type="string">
            <text:p>Social/space/Create a Space</text:p>
          </table:table-cell>
          <table:table-cell table:style-name="ce77" office:value-type="string">
            <text:p>Create a new space which its name is special chars</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30">
          <table:table-cell table:style-name="ce110" table:formula="of:=IF(MID([.F20];6;1)&gt;MID([.F19];6;1);&quot;&quot;;MAX([.A$7:.A19])+1)">
            <text:p/>
          </table:table-cell>
          <table:table-cell table:style-name="ce117" office:value-type="string">
            <text:p>FNC_SOC_SPC_MNG_01</text:p>
          </table:table-cell>
          <table:table-cell table:style-name="ce122" table:formula="of:=IF(MID([.F20];6;1)&gt;MID([.F19];6;1);[.C19];[.C19]+1)" office:value-type="float" office:value="7">
            <text:p>007</text:p>
          </table:table-cell>
          <table:table-cell table:style-name="ce125" office:value-type="string">
            <text:p>Social/space/Create a Space</text:p>
          </table:table-cell>
          <table:table-cell table:style-name="ce128" office:value-type="string">
            <text:p>Create a new space which its name is special chars</text:p>
          </table:table-cell>
          <table:table-cell table:style-name="ce131" office:value-type="string">
            <text:p>Step 2: Create a new space which it's name is special chars</text:p>
          </table:table-cell>
          <table:table-cell table:style-name="ce131" office:value-type="string">
            <text:p>- Click on icon [create a space]</text:p>
            <text:p>- At name of the space field: enter only special character (exp: !#$%^&amp;*~,...)</text:p>
            <text:p>- Click on button [Create]</text:p>
          </table:table-cell>
          <table:table-cell table:style-name="ce131" office:value-type="string">
            <text:p>Show message alert “Please enter a valid space name: alphabet, space and digit characters only”.</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21];6;1)&gt;MID([.F20];6;1);&quot;&quot;;MAX([.A$7:.A20])+1)" office:value-type="float" office:value="8">
            <text:p>008</text:p>
          </table:table-cell>
          <table:table-cell table:style-name="ce117" office:value-type="string">
            <text:p>FNC_SOC_SPC_MNG_01</text:p>
          </table:table-cell>
          <table:table-cell table:style-name="ce122" table:formula="of:=IF(MID([.F21];6;1)&gt;MID([.F20];6;1);[.C20];[.C20]+1)" office:value-type="float" office:value="8">
            <text:p>008</text:p>
          </table:table-cell>
          <table:table-cell table:style-name="ce125" office:value-type="string">
            <text:p>Social/space/Create a Space</text:p>
          </table:table-cell>
          <table:table-cell table:style-name="ce77" office:value-type="string">
            <text:p>Create new space which has same name with exited space</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31">
          <table:table-cell table:style-name="ce110" table:formula="of:=IF(MID([.F22];6;1)&gt;MID([.F21];6;1);&quot;&quot;;MAX([.A$7:.A21])+1)">
            <text:p/>
          </table:table-cell>
          <table:table-cell table:style-name="ce117" office:value-type="string">
            <text:p>FNC_SOC_SPC_MNG_01</text:p>
          </table:table-cell>
          <table:table-cell table:style-name="ce122" table:formula="of:=IF(MID([.F22];6;1)&gt;MID([.F21];6;1);[.C21];[.C21]+1)" office:value-type="float" office:value="8">
            <text:p>008</text:p>
          </table:table-cell>
          <table:table-cell table:style-name="ce125" office:value-type="string">
            <text:p>Social/space/Create a Space</text:p>
          </table:table-cell>
          <table:table-cell table:style-name="ce128" office:value-type="string">
            <text:p>Create new space which has same URL with exited space</text:p>
          </table:table-cell>
          <table:table-cell table:style-name="ce131" office:value-type="string">
            <text:p>Step 2: Create new space which has same name with exited space</text:p>
          </table:table-cell>
          <table:table-cell table:style-name="ce136" office:value-type="string">
            <text:p>- Click on icon [create a space]</text:p>
            <text:p>- At name of the space field: enter a space name similar with exited space</text:p>
            <text:p>- Click on button [Create]</text:p>
          </table:table-cell>
          <table:table-cell table:style-name="ce139" office:value-type="string">
            <text:p>- Show message “<text:span text:style-name="T7">This space is existing, </text:span><text:span text:style-name="T7">please select another one</text:span>!”</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23];6;1)&gt;MID([.F22];6;1);&quot;&quot;;MAX([.A$7:.A22])+1)" office:value-type="float" office:value="9">
            <text:p>009</text:p>
          </table:table-cell>
          <table:table-cell table:style-name="ce117" office:value-type="string">
            <text:p>FNC_SOC_SPC_MNG_01</text:p>
          </table:table-cell>
          <table:table-cell table:style-name="ce122" table:formula="of:=IF(MID([.F23];6;1)&gt;MID([.F22];6;1);[.C22];[.C22]+1)" office:value-type="float" office:value="9">
            <text:p>009</text:p>
          </table:table-cell>
          <table:table-cell table:style-name="ce125" office:value-type="string">
            <text:p>Social/space/Create a Space</text:p>
          </table:table-cell>
          <table:table-cell table:style-name="ce77" office:value-type="string">
            <text:p>Test min length of name of the space field</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5">
          <table:table-cell table:style-name="ce110" table:formula="of:=IF(MID([.F24];6;1)&gt;MID([.F23];6;1);&quot;&quot;;MAX([.A$7:.A23])+1)">
            <text:p/>
          </table:table-cell>
          <table:table-cell table:style-name="ce117" office:value-type="string">
            <text:p>FNC_SOC_SPC_MNG_01</text:p>
          </table:table-cell>
          <table:table-cell table:style-name="ce122" table:formula="of:=IF(MID([.F24];6;1)&gt;MID([.F23];6;1);[.C23];[.C23]+1)" office:value-type="float" office:value="9">
            <text:p>009</text:p>
          </table:table-cell>
          <table:table-cell table:style-name="ce125" office:value-type="string">
            <text:p>Social/space/Create a Space</text:p>
          </table:table-cell>
          <table:table-cell table:style-name="ce128" office:value-type="string">
            <text:p>Test min length of name of the space field</text:p>
          </table:table-cell>
          <table:table-cell table:style-name="ce131" office:value-type="string">
            <text:p>Step 2: Create a new space which length of space name is less than min length of space name </text:p>
          </table:table-cell>
          <table:table-cell table:style-name="ce131" office:value-type="string">
            <text:p>- Click on icon [create a space]</text:p>
            <text:p>- At name of the space field: enter one or 2 chars</text:p>
            <text:p>- Click on button [Create]</text:p>
          </table:table-cell>
          <table:table-cell table:style-name="ce131" office:value-type="string">
            <text:p>- Show warming message: “<text:span text:style-name="T7">the field </text:span><text:span text:style-name="T7">"name of the space" must have length </text:span><text:span text:style-name="T7">from 3 to 30 characters</text:span>.”</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25];6;1)&gt;MID([.F24];6;1);&quot;&quot;;MAX([.A$7:.A24])+1)" office:value-type="float" office:value="10">
            <text:p>010</text:p>
          </table:table-cell>
          <table:table-cell table:style-name="ce117" office:value-type="string">
            <text:p>FNC_SOC_SPC_MNG_01</text:p>
          </table:table-cell>
          <table:table-cell table:style-name="ce122" table:formula="of:=IF(MID([.F25];6;1)&gt;MID([.F24];6;1);[.C24];[.C24]+1)" office:value-type="float" office:value="10">
            <text:p>010</text:p>
          </table:table-cell>
          <table:table-cell table:style-name="ce125" office:value-type="string">
            <text:p>Social/space/Create a Space</text:p>
          </table:table-cell>
          <table:table-cell table:style-name="ce77" office:value-type="string">
            <text:p>Test max length of name of the space field</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30">
          <table:table-cell table:style-name="ce110" table:formula="of:=IF(MID([.F26];6;1)&gt;MID([.F25];6;1);&quot;&quot;;MAX([.A$7:.A25])+1)">
            <text:p/>
          </table:table-cell>
          <table:table-cell table:style-name="ce117" office:value-type="string">
            <text:p>FNC_SOC_SPC_MNG_01</text:p>
          </table:table-cell>
          <table:table-cell table:style-name="ce122" table:formula="of:=IF(MID([.F26];6;1)&gt;MID([.F25];6;1);[.C25];[.C25]+1)" office:value-type="float" office:value="10">
            <text:p>010</text:p>
          </table:table-cell>
          <table:table-cell table:style-name="ce125" office:value-type="string">
            <text:p>Social/space/Create a Space</text:p>
          </table:table-cell>
          <table:table-cell table:style-name="ce128" office:value-type="string">
            <text:p>Test max length of name of the space field</text:p>
          </table:table-cell>
          <table:table-cell table:style-name="ce131" office:value-type="string">
            <text:p>Step 2: Create a new space which length of space name is is greater max length of space name </text:p>
          </table:table-cell>
          <table:table-cell table:style-name="ce131" office:value-type="string">
            <text:p>- Click on icon [create a space]</text:p>
            <text:p>- At name of the space field: enter a long name (over 30 length of space name)</text:p>
            <text:p>- Click on button [Create]</text:p>
          </table:table-cell>
          <table:table-cell table:style-name="ce131" office:value-type="string">
            <text:p>- Show warming message: “<text:span text:style-name="T7">the field </text:span><text:span text:style-name="T7">"name of the space" must have length </text:span><text:span text:style-name="T7">from 3 to 30 characters</text:span>.”</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27];6;1)&gt;MID([.F26];6;1);&quot;&quot;;MAX([.A$7:.A26])+1)" office:value-type="float" office:value="11">
            <text:p>011</text:p>
          </table:table-cell>
          <table:table-cell table:style-name="ce117" office:value-type="string">
            <text:p>FNC_SOC_SPC_MNG_01</text:p>
          </table:table-cell>
          <table:table-cell table:style-name="ce122" table:formula="of:=IF(MID([.F27];6;1)&gt;MID([.F26];6;1);[.C26];[.C26]+1)" office:value-type="float" office:value="11">
            <text:p>011</text:p>
          </table:table-cell>
          <table:table-cell table:style-name="ce125" office:value-type="string">
            <text:p>Social/space/Create a Space</text:p>
          </table:table-cell>
          <table:table-cell table:style-name="ce77" office:value-type="string">
            <text:p>Create a new Space with description field is blank</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9">
          <table:table-cell table:style-name="ce110" table:formula="of:=IF(MID([.F28];6;1)&gt;MID([.F27];6;1);&quot;&quot;;MAX([.A$7:.A27])+1)">
            <text:p/>
          </table:table-cell>
          <table:table-cell table:style-name="ce117" office:value-type="string">
            <text:p>FNC_SOC_SPC_MNG_01</text:p>
          </table:table-cell>
          <table:table-cell table:style-name="ce122" table:formula="of:=IF(MID([.F28];6;1)&gt;MID([.F27];6;1);[.C27];[.C27]+1)" office:value-type="float" office:value="11">
            <text:p>011</text:p>
          </table:table-cell>
          <table:table-cell table:style-name="ce125" office:value-type="string">
            <text:p>Social/space/Create a Space</text:p>
          </table:table-cell>
          <table:table-cell table:style-name="ce128" office:value-type="string">
            <text:p>Create a new Space with description field is blank</text:p>
          </table:table-cell>
          <table:table-cell table:style-name="ce131" office:value-type="string">
            <text:p>Step 2: Create a new space with priority is high</text:p>
          </table:table-cell>
          <table:table-cell table:style-name="ce131" office:value-type="string">
            <text:p>- Click on icon [create a space]</text:p>
            <text:p>- Select <text:span text:style-name="T1">setting</text:span> Tab</text:p>
            <text:p>enter valid name for space. </text:p>
            <text:p>At the description field: keep it is blank</text:p>
            <text:p>- Enter other valid data</text:p>
            <text:p>- Click on button [Create]</text:p>
          </table:table-cell>
          <table:table-cell table:style-name="ce131" office:value-type="string">
            <text:p>New Space is created with description is empty</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7">
          <table:table-cell table:style-name="ce110" table:formula="of:=IF(MID([.F29];6;1)&gt;MID([.F28];6;1);&quot;&quot;;MAX([.A$7:.A28])+1)" office:value-type="float" office:value="12">
            <text:p>012</text:p>
          </table:table-cell>
          <table:table-cell table:style-name="ce117" office:value-type="string">
            <text:p>FNC_SOC_SPC_MNG_01</text:p>
          </table:table-cell>
          <table:table-cell table:style-name="ce122" table:formula="of:=IF(MID([.F29];6;1)&gt;MID([.F28];6;1);[.C28];[.C28]+1)" office:value-type="float" office:value="12">
            <text:p>012</text:p>
          </table:table-cell>
          <table:table-cell table:style-name="ce125" office:value-type="string">
            <text:p>Social/space/Create a Space</text:p>
          </table:table-cell>
          <table:table-cell table:style-name="ce77" office:value-type="string">
            <text:p>Create a new Space with the length of description field is over 255 chars</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32">
          <table:table-cell table:style-name="ce110" table:formula="of:=IF(MID([.F30];6;1)&gt;MID([.F29];6;1);&quot;&quot;;MAX([.A$7:.A29])+1)">
            <text:p/>
          </table:table-cell>
          <table:table-cell table:style-name="ce117" office:value-type="string">
            <text:p>FNC_SOC_SPC_MNG_01</text:p>
          </table:table-cell>
          <table:table-cell table:style-name="ce122" table:formula="of:=IF(MID([.F30];6;1)&gt;MID([.F29];6;1);[.C29];[.C29]+1)" office:value-type="float" office:value="12">
            <text:p>012</text:p>
          </table:table-cell>
          <table:table-cell table:style-name="ce125" office:value-type="string">
            <text:p>Social/space/Create a Space</text:p>
          </table:table-cell>
          <table:table-cell table:style-name="ce128" office:value-type="string">
            <text:p>Create a new Space with the length of description field is over 255 chars</text:p>
          </table:table-cell>
          <table:table-cell table:style-name="ce131" office:value-type="string">
            <text:p>Step 2: Create a new space with priority is high</text:p>
          </table:table-cell>
          <table:table-cell table:style-name="ce131" office:value-type="string">
            <text:p>- Click on icon [create a space]</text:p>
            <text:p>- Select <text:span text:style-name="T1">setting</text:span> Tab</text:p>
            <text:p>enter valid name for space. </text:p>
            <text:p>At the description field: enter unlimited length of text (over 255 chars)</text:p>
            <text:p>- Enter other valid data</text:p>
            <text:p>- Click on button [Create]</text:p>
          </table:table-cell>
          <table:table-cell table:style-name="ce131" office:value-type="string">
            <text:p>Show message: “The length of the text in field "Description" must be between "0" and "255" characters.” </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7">
          <table:table-cell table:style-name="ce110" table:formula="of:=IF(MID([.F31];6;1)&gt;MID([.F30];6;1);&quot;&quot;;MAX([.A$7:.A30])+1)" office:value-type="float" office:value="13">
            <text:p>013</text:p>
          </table:table-cell>
          <table:table-cell table:style-name="ce117" office:value-type="string">
            <text:p>FNC_SOC_SPC_MNG_01</text:p>
          </table:table-cell>
          <table:table-cell table:style-name="ce122" table:formula="of:=IF(MID([.F31];6;1)&gt;MID([.F30];6;1);[.C30];[.C30]+1)" office:value-type="float" office:value="13">
            <text:p>013</text:p>
          </table:table-cell>
          <table:table-cell table:style-name="ce125" office:value-type="string">
            <text:p>Social/space/Create a Space</text:p>
          </table:table-cell>
          <table:table-cell table:style-name="ce77" office:value-type="string">
            <text:p>Create a new Space with description field is smaller than 255 chars</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32">
          <table:table-cell table:style-name="ce110" table:formula="of:=IF(MID([.F32];6;1)&gt;MID([.F31];6;1);&quot;&quot;;MAX([.A$7:.A31])+1)">
            <text:p/>
          </table:table-cell>
          <table:table-cell table:style-name="ce117" office:value-type="string">
            <text:p>FNC_SOC_SPC_MNG_01</text:p>
          </table:table-cell>
          <table:table-cell table:style-name="ce122" table:formula="of:=IF(MID([.F32];6;1)&gt;MID([.F31];6;1);[.C31];[.C31]+1)" office:value-type="float" office:value="13">
            <text:p>013</text:p>
          </table:table-cell>
          <table:table-cell table:style-name="ce125" office:value-type="string">
            <text:p>Social/space/Create a Space</text:p>
          </table:table-cell>
          <table:table-cell table:style-name="ce128" office:value-type="string">
            <text:p>Create a new Space with description field is smaller than 255 chars</text:p>
          </table:table-cell>
          <table:table-cell table:style-name="ce131" office:value-type="string">
            <text:p>Step 2: Create a new space with priority is high</text:p>
          </table:table-cell>
          <table:table-cell table:style-name="ce131" office:value-type="string">
            <text:p>- Click on icon [create a space]</text:p>
            <text:p>- Select <text:span text:style-name="T1">setting</text:span> Tab</text:p>
            <text:p>enter valid name for space. </text:p>
            <text:p>At the description field: Enter text which it's length is smaller than 255 chars</text:p>
            <text:p>- Enter other valid data</text:p>
            <text:p>- Click on button [Create]</text:p>
          </table:table-cell>
          <table:table-cell table:style-name="ce131" office:value-type="string">
            <text:p>New Space is created with description is displayed</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33];6;1)&gt;MID([.F32];6;1);&quot;&quot;;MAX([.A$7:.A32])+1)" office:value-type="float" office:value="14">
            <text:p>014</text:p>
          </table:table-cell>
          <table:table-cell table:style-name="ce117" office:value-type="string">
            <text:p>FNC_SOC_SPC_MNG_01</text:p>
          </table:table-cell>
          <table:table-cell table:style-name="ce122" table:formula="of:=IF(MID([.F33];6;1)&gt;MID([.F32];6;1);[.C32];[.C32]+1)" office:value-type="float" office:value="14">
            <text:p>014</text:p>
          </table:table-cell>
          <table:table-cell table:style-name="ce125" office:value-type="string">
            <text:p>Social/space/Create a Space</text:p>
          </table:table-cell>
          <table:table-cell table:style-name="ce77" office:value-type="string">
            <text:p>Create space which its priority is High</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32">
          <table:table-cell table:style-name="ce110" table:formula="of:=IF(MID([.F34];6;1)&gt;MID([.F33];6;1);&quot;&quot;;MAX([.A$7:.A33])+1)">
            <text:p/>
          </table:table-cell>
          <table:table-cell table:style-name="ce117" office:value-type="string">
            <text:p>FNC_SOC_SPC_MNG_01</text:p>
          </table:table-cell>
          <table:table-cell table:style-name="ce122" table:formula="of:=IF(MID([.F34];6;1)&gt;MID([.F33];6;1);[.C33];[.C33]+1)" office:value-type="float" office:value="14">
            <text:p>014</text:p>
          </table:table-cell>
          <table:table-cell table:style-name="ce125" office:value-type="string">
            <text:p>Social/space/Create a Space</text:p>
          </table:table-cell>
          <table:table-cell table:style-name="ce128" office:value-type="string">
            <text:p>Create space which its priority is High</text:p>
          </table:table-cell>
          <table:table-cell table:style-name="ce131" office:value-type="string">
            <text:p>Step 2: Create a new space with priority is high</text:p>
          </table:table-cell>
          <table:table-cell table:style-name="ce131" office:value-type="string">
            <text:p>- Click on icon [create a space]</text:p>
            <text:p>- Enter all valid data for <text:span text:style-name="T1">Settings</text:span> tab</text:p>
            <text:p>- Select <text:span text:style-name="T1">Visibility</text:span> tab: </text:p>
            <text:p><text:s/>at priority field: select <text:span text:style-name="T1">high</text:span>. Enter other valid data</text:p>
            <text:p>- Click on button [Create]</text:p>
          </table:table-cell>
          <table:table-cell table:style-name="ce131" office:value-type="string">
            <text:p>New Space is created with priority is high</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7">
          <table:table-cell table:style-name="ce110" table:formula="of:=IF(MID([.F35];6;1)&gt;MID([.F34];6;1);&quot;&quot;;MAX([.A$7:.A34])+1)">
            <text:p/>
          </table:table-cell>
          <table:table-cell table:style-name="ce117" office:value-type="string">
            <text:p>FNC_SOC_SPC_MNG_01</text:p>
          </table:table-cell>
          <table:table-cell table:style-name="ce122" table:formula="of:=IF(MID([.F35];6;1)&gt;MID([.F34];6;1);[.C34];[.C34]+1)" office:value-type="float" office:value="14">
            <text:p>014</text:p>
          </table:table-cell>
          <table:table-cell table:style-name="ce125" office:value-type="string">
            <text:p>Social/space/Create a Space</text:p>
          </table:table-cell>
          <table:table-cell table:style-name="ce128" office:value-type="string">
            <text:p>Create space which its priority is High</text:p>
          </table:table-cell>
          <table:table-cell table:style-name="ce131" office:value-type="string">
            <text:p>Step 3: Check display of space with high priority</text:p>
          </table:table-cell>
          <table:table-cell table:style-name="ce131" office:value-type="string">
            <text:p>View displaying on my space list</text:p>
          </table:table-cell>
          <table:table-cell table:style-name="ce131" office:value-type="string">
            <text:p>At list of my space: show all my spaces. List of the space will be arranged by priority (high-&gt;low) and alphabe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36];6;1)&gt;MID([.F35];6;1);&quot;&quot;;MAX([.A$7:.A35])+1)" office:value-type="float" office:value="15">
            <text:p>015</text:p>
          </table:table-cell>
          <table:table-cell table:style-name="ce117" office:value-type="string">
            <text:p>FNC_SOC_SPC_MNG_01</text:p>
          </table:table-cell>
          <table:table-cell table:style-name="ce122" table:formula="of:=IF(MID([.F36];6;1)&gt;MID([.F35];6;1);[.C35];[.C35]+1)" office:value-type="float" office:value="15">
            <text:p>015</text:p>
          </table:table-cell>
          <table:table-cell table:style-name="ce125" office:value-type="string">
            <text:p>Social/space/Create a Space</text:p>
          </table:table-cell>
          <table:table-cell table:style-name="ce77" office:value-type="string">
            <text:p>Create space which its priority is intermediate</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32">
          <table:table-cell table:style-name="ce110" table:formula="of:=IF(MID([.F37];6;1)&gt;MID([.F36];6;1);&quot;&quot;;MAX([.A$7:.A36])+1)">
            <text:p/>
          </table:table-cell>
          <table:table-cell table:style-name="ce117" office:value-type="string">
            <text:p>FNC_SOC_SPC_MNG_01</text:p>
          </table:table-cell>
          <table:table-cell table:style-name="ce122" table:formula="of:=IF(MID([.F37];6;1)&gt;MID([.F36];6;1);[.C36];[.C36]+1)" office:value-type="float" office:value="15">
            <text:p>015</text:p>
          </table:table-cell>
          <table:table-cell table:style-name="ce125" office:value-type="string">
            <text:p>Social/space/Create a Space</text:p>
          </table:table-cell>
          <table:table-cell table:style-name="ce128" office:value-type="string">
            <text:p>Create space which its priority is intermediate</text:p>
          </table:table-cell>
          <table:table-cell table:style-name="ce131" office:value-type="string">
            <text:p>Step 2: Create a new space with priority is high</text:p>
          </table:table-cell>
          <table:table-cell table:style-name="ce131" office:value-type="string">
            <text:p>- Click on icon [create a space]</text:p>
            <text:p>- Enter all valid data for <text:span text:style-name="T1">Settings</text:span> tab</text:p>
            <text:p>- Select <text:span text:style-name="T1">Visibility</text:span> tab: </text:p>
            <text:p><text:s/>at priority field: select <text:span text:style-name="T1">intermediate. </text:span>Enter other valid data</text:p>
            <text:p>- Click on button [Create]</text:p>
          </table:table-cell>
          <table:table-cell table:style-name="ce131" office:value-type="string">
            <text:p>New Space is created with priority is high</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7">
          <table:table-cell table:style-name="ce110" table:formula="of:=IF(MID([.F38];6;1)&gt;MID([.F37];6;1);&quot;&quot;;MAX([.A$7:.A37])+1)">
            <text:p/>
          </table:table-cell>
          <table:table-cell table:style-name="ce117" office:value-type="string">
            <text:p>FNC_SOC_SPC_MNG_01</text:p>
          </table:table-cell>
          <table:table-cell table:style-name="ce122" table:formula="of:=IF(MID([.F38];6;1)&gt;MID([.F37];6;1);[.C37];[.C37]+1)" office:value-type="float" office:value="15">
            <text:p>015</text:p>
          </table:table-cell>
          <table:table-cell table:style-name="ce125" office:value-type="string">
            <text:p>Social/space/Create a Space</text:p>
          </table:table-cell>
          <table:table-cell table:style-name="ce128" office:value-type="string">
            <text:p>Create space which its priority is intermediate</text:p>
          </table:table-cell>
          <table:table-cell table:style-name="ce131" office:value-type="string">
            <text:p>Step 3: Check display of space with high priority</text:p>
          </table:table-cell>
          <table:table-cell table:style-name="ce131" office:value-type="string">
            <text:p>View displaying on my space list</text:p>
          </table:table-cell>
          <table:table-cell table:style-name="ce131" office:value-type="string">
            <text:p>At list of my space: show all my spaces. List of the space will be arranged by priority (high-&gt;low) and alphabe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2">
          <table:table-cell table:style-name="ce110" table:formula="of:=IF(MID([.F39];6;1)&gt;MID([.F38];6;1);&quot;&quot;;MAX([.A$7:.A38])+1)" office:value-type="float" office:value="16">
            <text:p>016</text:p>
          </table:table-cell>
          <table:table-cell table:style-name="ce117" office:value-type="string">
            <text:p>FNC_SOC_SPC_MNG_01</text:p>
          </table:table-cell>
          <table:table-cell table:style-name="ce122" table:formula="of:=IF(MID([.F39];6;1)&gt;MID([.F38];6;1);[.C38];[.C38]+1)" office:value-type="float" office:value="16">
            <text:p>016</text:p>
          </table:table-cell>
          <table:table-cell table:style-name="ce125" office:value-type="string">
            <text:p>Social/space/Create a Space</text:p>
          </table:table-cell>
          <table:table-cell table:style-name="ce77" office:value-type="string">
            <text:p>Create space which its priority is low</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31" office:value-type="string">
            <text:p>Show content of space page. Focus on My space lis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9">
          <table:table-cell table:style-name="ce110" table:formula="of:=IF(MID([.F40];6;1)&gt;MID([.F39];6;1);&quot;&quot;;MAX([.A$7:.A39])+1)">
            <text:p/>
          </table:table-cell>
          <table:table-cell table:style-name="ce117" office:value-type="string">
            <text:p>FNC_SOC_SPC_MNG_01</text:p>
          </table:table-cell>
          <table:table-cell table:style-name="ce122" table:formula="of:=IF(MID([.F40];6;1)&gt;MID([.F39];6;1);[.C39];[.C39]+1)" office:value-type="float" office:value="16">
            <text:p>016</text:p>
          </table:table-cell>
          <table:table-cell table:style-name="ce125" office:value-type="string">
            <text:p>Social/space/Create a Space</text:p>
          </table:table-cell>
          <table:table-cell table:style-name="ce128" office:value-type="string">
            <text:p>Create space which its priority is low</text:p>
          </table:table-cell>
          <table:table-cell table:style-name="ce131" office:value-type="string">
            <text:p>Step 2: Create a new space with priority is high</text:p>
          </table:table-cell>
          <table:table-cell table:style-name="ce131" office:value-type="string">
            <text:p>- Click on icon [create a space]</text:p>
            <text:p>- Enter all valid data for <text:span text:style-name="T1">Settings</text:span> tab</text:p>
            <text:p>- Select <text:span text:style-name="T1">Visibility</text:span> tab: </text:p>
            <text:p><text:s/>at priority field: select <text:span text:style-name="T1">Low. </text:span>Enter other valid data</text:p>
            <text:p>- Click on button [Create]</text:p>
          </table:table-cell>
          <table:table-cell table:style-name="ce131" office:value-type="string">
            <text:p>New Space is created with priority is high</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27">
          <table:table-cell table:style-name="ce110" table:formula="of:=IF(MID([.F41];6;1)&gt;MID([.F40];6;1);&quot;&quot;;MAX([.A$7:.A40])+1)">
            <text:p/>
          </table:table-cell>
          <table:table-cell table:style-name="ce117" office:value-type="string">
            <text:p>FNC_SOC_SPC_MNG_01</text:p>
          </table:table-cell>
          <table:table-cell table:style-name="ce122" table:formula="of:=IF(MID([.F41];6;1)&gt;MID([.F40];6;1);[.C40];[.C40]+1)" office:value-type="float" office:value="16">
            <text:p>016</text:p>
          </table:table-cell>
          <table:table-cell table:style-name="ce125" office:value-type="string">
            <text:p>Social/space/Create a Space</text:p>
          </table:table-cell>
          <table:table-cell table:style-name="ce128" office:value-type="string">
            <text:p>Create space which its priority is low</text:p>
          </table:table-cell>
          <table:table-cell table:style-name="ce131" office:value-type="string">
            <text:p>Step 3: Check display of space with high priority</text:p>
          </table:table-cell>
          <table:table-cell table:style-name="ce131" office:value-type="string">
            <text:p>View displaying on my space list</text:p>
          </table:table-cell>
          <table:table-cell table:style-name="ce131" office:value-type="string">
            <text:p>At list of my space: show all my spaces. List of the space will be arranged by priority (high-&gt;low) and alphabet.</text:p>
          </table:table-cell>
          <table:table-cell table:style-name="ce145" office:value-type="string">
            <text:p>Medium</text:p>
          </table:table-cell>
          <table:table-cell table:style-name="ce151"/>
          <table:table-cell table:style-name="ce154" table:number-columns-repeated="9"/>
          <table:table-cell table:style-name="ce158" table:number-columns-repeated="227"/>
          <table:table-cell table:style-name="ce162"/>
        </table:table-row>
        <table:table-row table:style-name="ro11">
          <table:table-cell table:style-name="ce110" table:formula="of:=IF(MID([.F42];6;1)&gt;MID([.F41];6;1);&quot;&quot;;MAX([.A$7:.A41])+1)" office:value-type="float" office:value="17">
            <text:p>017</text:p>
          </table:table-cell>
          <table:table-cell table:style-name="ce117" office:value-type="string">
            <text:p>FNC_SOC_SPC_MNG_01</text:p>
          </table:table-cell>
          <table:table-cell table:style-name="ce122" table:formula="of:=IF(MID([.F42];6;1)&gt;MID([.F41];6;1);[.C41];[.C41]+1)" office:value-type="float" office:value="17">
            <text:p>017</text:p>
          </table:table-cell>
          <table:table-cell table:style-name="ce125" office:value-type="string">
            <text:p>Social/space/Create a Space</text:p>
          </table:table-cell>
          <table:table-cell table:style-name="ce78" office:value-type="string">
            <text:p>Create a new Space with valid values</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High</text:p>
          </table:table-cell>
          <table:table-cell table:style-name="ce152"/>
          <table:table-cell table:style-name="ce154" table:number-columns-repeated="2"/>
          <table:table-cell table:style-name="ce155" table:number-columns-repeated="7"/>
          <table:table-cell table:style-name="ce159" table:number-columns-repeated="228"/>
        </table:table-row>
        <table:table-row table:style-name="ro22">
          <table:table-cell table:style-name="ce110" table:formula="of:=IF(MID([.F43];6;1)&gt;MID([.F42];6;1);&quot;&quot;;MAX([.A$7:.A42])+1)">
            <text:p/>
          </table:table-cell>
          <table:table-cell table:style-name="ce117" office:value-type="string">
            <text:p>FNC_SOC_SPC_MNG_01</text:p>
          </table:table-cell>
          <table:table-cell table:style-name="ce122" table:formula="of:=IF(MID([.F43];6;1)&gt;MID([.F42];6;1);[.C42];[.C42]+1)" office:value-type="float" office:value="17">
            <text:p>017</text:p>
          </table:table-cell>
          <table:table-cell table:style-name="ce125" office:value-type="string">
            <text:p>Social/space/Create a Space</text:p>
          </table:table-cell>
          <table:table-cell table:style-name="ce127" office:value-type="string">
            <text:p>Create a new Space with valid values</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33">
          <table:table-cell table:style-name="ce110" table:formula="of:=IF(MID([.F44];6;1)&gt;MID([.F43];6;1);&quot;&quot;;MAX([.A$7:.A43])+1)">
            <text:p/>
          </table:table-cell>
          <table:table-cell table:style-name="ce117" office:value-type="string">
            <text:p>FNC_SOC_SPC_MNG_01</text:p>
          </table:table-cell>
          <table:table-cell table:style-name="ce122" table:formula="of:=IF(MID([.F44];6;1)&gt;MID([.F43];6;1);[.C43];[.C43]+1)" office:value-type="float" office:value="17">
            <text:p>017</text:p>
          </table:table-cell>
          <table:table-cell table:style-name="ce125" office:value-type="string">
            <text:p>Social/space/Create a Space</text:p>
          </table:table-cell>
          <table:table-cell table:style-name="ce127" office:value-type="string">
            <text:p>Create a new Space with valid values</text:p>
          </table:table-cell>
          <table:table-cell table:style-name="ce131" office:value-type="string">
            <text:p>Step 3: create space</text:p>
          </table:table-cell>
          <table:table-cell table:style-name="ce131" office:value-type="string">
            <text:p>- Enter a valid name for space</text:p>
            <text:p>- Click on button [Create]</text:p>
          </table:table-cell>
          <table:table-cell table:style-name="ce140"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8">- U</text:span><text:span text:style-name="T19">ser is manager of the space, by side </text:span><text:span text:style-name="T19">the name of space, user can see some </text:span><text:span text:style-name="T19">icons: edit space, delete and [Leave]. </text:span><text:span text:style-name="T19">With other user, only see</text:span><text:span text:style-name="T8"> [</text:span><text:span text:style-name="T9">Request to </text:span><text:span text:style-name="T9">join </text:span><text:span text:style-name="T8">] button to send request to join in the </text:span><text:span text:style-name="T8">Space</text:span></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11">
          <table:table-cell table:style-name="ce110" table:formula="of:=IF(MID([.F45];6;1)&gt;MID([.F44];6;1);&quot;&quot;;MAX([.A$7:.A44])+1)" office:value-type="float" office:value="18">
            <text:p>018</text:p>
          </table:table-cell>
          <table:table-cell table:style-name="ce117" office:value-type="string">
            <text:p>FNC_SOC_SPC_MNG_01</text:p>
          </table:table-cell>
          <table:table-cell table:style-name="ce122" table:formula="of:=IF(MID([.F45];6;1)&gt;MID([.F44];6;1);[.C44];[.C44]+1)" office:value-type="float" office:value="18">
            <text:p>018</text:p>
          </table:table-cell>
          <table:table-cell table:style-name="ce125" office:value-type="string">
            <text:p>Social/space/Create a Space</text:p>
          </table:table-cell>
          <table:table-cell table:style-name="ce76" office:value-type="string">
            <text:p>Create new space<text:span text:style-name="T4"> with visible and </text:span><text:span text:style-name="T4">open mode</text:span></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46];6;1)&gt;MID([.F45];6;1);&quot;&quot;;MAX([.A$7:.A45])+1)">
            <text:p/>
          </table:table-cell>
          <table:table-cell table:style-name="ce117" office:value-type="string">
            <text:p>FNC_SOC_SPC_MNG_01</text:p>
          </table:table-cell>
          <table:table-cell table:style-name="ce122" table:formula="of:=IF(MID([.F46];6;1)&gt;MID([.F45];6;1);[.C45];[.C45]+1)" office:value-type="float" office:value="18">
            <text:p>018</text:p>
          </table:table-cell>
          <table:table-cell table:style-name="ce125" office:value-type="string">
            <text:p>Social/space/Create a Space</text:p>
          </table:table-cell>
          <table:table-cell table:style-name="ce127" office:value-type="string">
            <text:p>Create new space<text:span text:style-name="T4"> at visible and open </text:span><text:span text:style-name="T4">mode</text:span></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47];6;1)&gt;MID([.F46];6;1);&quot;&quot;;MAX([.A$7:.A46])+1)">
            <text:p/>
          </table:table-cell>
          <table:table-cell table:style-name="ce117" office:value-type="string">
            <text:p>FNC_SOC_SPC_MNG_01</text:p>
          </table:table-cell>
          <table:table-cell table:style-name="ce122" table:formula="of:=IF(MID([.F47];6;1)&gt;MID([.F46];6;1);[.C46];[.C46]+1)" office:value-type="float" office:value="18">
            <text:p>018</text:p>
          </table:table-cell>
          <table:table-cell table:style-name="ce125" office:value-type="string">
            <text:p>Social/space/Create a Space</text:p>
          </table:table-cell>
          <table:table-cell table:style-name="ce127" office:value-type="string">
            <text:p>Create new space<text:span text:style-name="T4"> at visible and open </text:span><text:span text:style-name="T4">mode</text:span></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48];6;1)&gt;MID([.F47];6;1);&quot;&quot;;MAX([.A$7:.A47])+1)">
            <text:p/>
          </table:table-cell>
          <table:table-cell table:style-name="ce117" office:value-type="string">
            <text:p>FNC_SOC_SPC_MNG_01</text:p>
          </table:table-cell>
          <table:table-cell table:style-name="ce122" table:formula="of:=IF(MID([.F48];6;1)&gt;MID([.F47];6;1);[.C47];[.C47]+1)" office:value-type="float" office:value="18">
            <text:p>018</text:p>
          </table:table-cell>
          <table:table-cell table:style-name="ce125" office:value-type="string">
            <text:p>Social/space/Create a Space</text:p>
          </table:table-cell>
          <table:table-cell table:style-name="ce127" office:value-type="string">
            <text:p>Create new space<text:span text:style-name="T4"> at visible and open </text:span><text:span text:style-name="T4">mode</text:span></text:p>
          </table:table-cell>
          <table:table-cell table:style-name="ce131" office:value-type="string">
            <text:p>Step 4: Set mode of space</text:p>
          </table:table-cell>
          <table:table-cell table:style-name="ce131"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Open</text:span> radio button</text:p>
          </table:table-cell>
          <table:table-cell table:style-name="ce140" office:value-type="string">
            <text:p>Set mode for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49];6;1)&gt;MID([.F48];6;1);&quot;&quot;;MAX([.A$7:.A48])+1)">
            <text:p/>
          </table:table-cell>
          <table:table-cell table:style-name="ce117" office:value-type="string">
            <text:p>FNC_SOC_SPC_MNG_01</text:p>
          </table:table-cell>
          <table:table-cell table:style-name="ce122" table:formula="of:=IF(MID([.F49];6;1)&gt;MID([.F48];6;1);[.C48];[.C48]+1)" office:value-type="float" office:value="18">
            <text:p>018</text:p>
          </table:table-cell>
          <table:table-cell table:style-name="ce125" office:value-type="string">
            <text:p>Social/space/Create a Space</text:p>
          </table:table-cell>
          <table:table-cell table:style-name="ce127" office:value-type="string">
            <text:p>Create new space<text:span text:style-name="T4"> at visible and open </text:span><text:span text:style-name="T4">mode</text:span></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Check on “use an group existing” and select group or keep default value</text:p>
          </table:table-cell>
          <table:table-cell table:style-name="ce140" office:value-type="string">
            <text:p>Set member of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31">
          <table:table-cell table:style-name="ce110" table:formula="of:=IF(MID([.F50];6;1)&gt;MID([.F49];6;1);&quot;&quot;;MAX([.A$7:.A49])+1)">
            <text:p/>
          </table:table-cell>
          <table:table-cell table:style-name="ce117" office:value-type="string">
            <text:p>FNC_SOC_SPC_MNG_01</text:p>
          </table:table-cell>
          <table:table-cell table:style-name="ce122" table:formula="of:=IF(MID([.F50];6;1)&gt;MID([.F49];6;1);[.C49];[.C49]+1)" office:value-type="float" office:value="18">
            <text:p>018</text:p>
          </table:table-cell>
          <table:table-cell table:style-name="ce125" office:value-type="string">
            <text:p>Social/space/Create a Space</text:p>
          </table:table-cell>
          <table:table-cell table:style-name="ce127" office:value-type="string">
            <text:p>Create new space<text:span text:style-name="T4"> at visible and open </text:span><text:span text:style-name="T4">mode</text:span></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text:p>
            <text:p>- With visible and open mode: other user will automatically became member of the space after send request to join space or user accept invitation from manager of space</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51];6;1)&gt;MID([.F50];6;1);&quot;&quot;;MAX([.A$7:.A50])+1)" office:value-type="float" office:value="19">
            <text:p>019</text:p>
          </table:table-cell>
          <table:table-cell table:style-name="ce117" office:value-type="string">
            <text:p>FNC_SOC_SPC_MNG_01</text:p>
          </table:table-cell>
          <table:table-cell table:style-name="ce122" table:formula="of:=IF(MID([.F51];6;1)&gt;MID([.F50];6;1);[.C50];[.C50]+1)" office:value-type="float" office:value="19">
            <text:p>019</text:p>
          </table:table-cell>
          <table:table-cell table:style-name="ce125" office:value-type="string">
            <text:p>Social/space/Create a Space</text:p>
          </table:table-cell>
          <table:table-cell table:style-name="ce76" office:value-type="string">
            <text:p>Create new space with visible and Validation mode</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52];6;1)&gt;MID([.F51];6;1);&quot;&quot;;MAX([.A$7:.A51])+1)">
            <text:p/>
          </table:table-cell>
          <table:table-cell table:style-name="ce117" office:value-type="string">
            <text:p>FNC_SOC_SPC_MNG_01</text:p>
          </table:table-cell>
          <table:table-cell table:style-name="ce122" table:formula="of:=IF(MID([.F52];6;1)&gt;MID([.F51];6;1);[.C51];[.C51]+1)" office:value-type="float" office:value="19">
            <text:p>019</text:p>
          </table:table-cell>
          <table:table-cell table:style-name="ce125" office:value-type="string">
            <text:p>Social/space/Create a Space</text:p>
          </table:table-cell>
          <table:table-cell table:style-name="ce127" office:value-type="string">
            <text:p>Create new space at visible and Validation mode</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53];6;1)&gt;MID([.F52];6;1);&quot;&quot;;MAX([.A$7:.A52])+1)">
            <text:p/>
          </table:table-cell>
          <table:table-cell table:style-name="ce117" office:value-type="string">
            <text:p>FNC_SOC_SPC_MNG_01</text:p>
          </table:table-cell>
          <table:table-cell table:style-name="ce122" table:formula="of:=IF(MID([.F53];6;1)&gt;MID([.F52];6;1);[.C52];[.C52]+1)" office:value-type="float" office:value="19">
            <text:p>019</text:p>
          </table:table-cell>
          <table:table-cell table:style-name="ce125" office:value-type="string">
            <text:p>Social/space/Create a Space</text:p>
          </table:table-cell>
          <table:table-cell table:style-name="ce127" office:value-type="string">
            <text:p>Create new space at visible and Validation mode</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31">
          <table:table-cell table:style-name="ce110" table:formula="of:=IF(MID([.F54];6;1)&gt;MID([.F53];6;1);&quot;&quot;;MAX([.A$7:.A53])+1)">
            <text:p/>
          </table:table-cell>
          <table:table-cell table:style-name="ce117" office:value-type="string">
            <text:p>FNC_SOC_SPC_MNG_01</text:p>
          </table:table-cell>
          <table:table-cell table:style-name="ce122" table:formula="of:=IF(MID([.F54];6;1)&gt;MID([.F53];6;1);[.C53];[.C53]+1)" office:value-type="float" office:value="19">
            <text:p>019</text:p>
          </table:table-cell>
          <table:table-cell table:style-name="ce125" office:value-type="string">
            <text:p>Social/space/Create a Space</text:p>
          </table:table-cell>
          <table:table-cell table:style-name="ce127" office:value-type="string">
            <text:p>Create new space at visible and Validation mode</text:p>
          </table:table-cell>
          <table:table-cell table:style-name="ce131" office:value-type="string">
            <text:p>Step 4: Set mode of space</text:p>
          </table:table-cell>
          <table:table-cell table:style-name="ce131"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Validation</text:span> radio button</text:p>
          </table:table-cell>
          <table:table-cell table:style-name="ce140" office:value-type="string">
            <text:p>Set mode for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55];6;1)&gt;MID([.F54];6;1);&quot;&quot;;MAX([.A$7:.A54])+1)">
            <text:p/>
          </table:table-cell>
          <table:table-cell table:style-name="ce117" office:value-type="string">
            <text:p>FNC_SOC_SPC_MNG_01</text:p>
          </table:table-cell>
          <table:table-cell table:style-name="ce122" table:formula="of:=IF(MID([.F55];6;1)&gt;MID([.F54];6;1);[.C54];[.C54]+1)" office:value-type="float" office:value="19">
            <text:p>019</text:p>
          </table:table-cell>
          <table:table-cell table:style-name="ce125" office:value-type="string">
            <text:p>Social/space/Create a Space</text:p>
          </table:table-cell>
          <table:table-cell table:style-name="ce127" office:value-type="string">
            <text:p>Create new space at visible and Validation mode</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Check on “use an group existing” and select group or keep default value</text:p>
          </table:table-cell>
          <table:table-cell table:style-name="ce140" office:value-type="string">
            <text:p>Set member of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30">
          <table:table-cell table:style-name="ce110" table:formula="of:=IF(MID([.F56];6;1)&gt;MID([.F55];6;1);&quot;&quot;;MAX([.A$7:.A55])+1)">
            <text:p/>
          </table:table-cell>
          <table:table-cell table:style-name="ce117" office:value-type="string">
            <text:p>FNC_SOC_SPC_MNG_01</text:p>
          </table:table-cell>
          <table:table-cell table:style-name="ce122" table:formula="of:=IF(MID([.F56];6;1)&gt;MID([.F55];6;1);[.C55];[.C55]+1)" office:value-type="float" office:value="19">
            <text:p>019</text:p>
          </table:table-cell>
          <table:table-cell table:style-name="ce125" office:value-type="string">
            <text:p>Social/space/Create a Space</text:p>
          </table:table-cell>
          <table:table-cell table:style-name="ce127" office:value-type="string">
            <text:p>Create new space at visible and Validation mode</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57];6;1)&gt;MID([.F56];6;1);&quot;&quot;;MAX([.A$7:.A56])+1)" office:value-type="float" office:value="20">
            <text:p>020</text:p>
          </table:table-cell>
          <table:table-cell table:style-name="ce117" office:value-type="string">
            <text:p>FNC_SOC_SPC_MNG_01</text:p>
          </table:table-cell>
          <table:table-cell table:style-name="ce122" table:formula="of:=IF(MID([.F57];6;1)&gt;MID([.F56];6;1);[.C56];[.C56]+1)" office:value-type="float" office:value="20">
            <text:p>020</text:p>
          </table:table-cell>
          <table:table-cell table:style-name="ce125" office:value-type="string">
            <text:p>Social/space/Create a Space</text:p>
          </table:table-cell>
          <table:table-cell table:style-name="ce76" office:value-type="string">
            <text:p>Create new space with visible and close mode</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58];6;1)&gt;MID([.F57];6;1);&quot;&quot;;MAX([.A$7:.A57])+1)">
            <text:p/>
          </table:table-cell>
          <table:table-cell table:style-name="ce117" office:value-type="string">
            <text:p>FNC_SOC_SPC_MNG_01</text:p>
          </table:table-cell>
          <table:table-cell table:style-name="ce122" table:formula="of:=IF(MID([.F58];6;1)&gt;MID([.F57];6;1);[.C57];[.C57]+1)" office:value-type="float" office:value="20">
            <text:p>020</text:p>
          </table:table-cell>
          <table:table-cell table:style-name="ce125" office:value-type="string">
            <text:p>Social/space/Create a Space</text:p>
          </table:table-cell>
          <table:table-cell table:style-name="ce127" office:value-type="string">
            <text:p>Create new space at visible and close mode</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59];6;1)&gt;MID([.F58];6;1);&quot;&quot;;MAX([.A$7:.A58])+1)">
            <text:p/>
          </table:table-cell>
          <table:table-cell table:style-name="ce117" office:value-type="string">
            <text:p>FNC_SOC_SPC_MNG_01</text:p>
          </table:table-cell>
          <table:table-cell table:style-name="ce122" table:formula="of:=IF(MID([.F59];6;1)&gt;MID([.F58];6;1);[.C58];[.C58]+1)" office:value-type="float" office:value="20">
            <text:p>020</text:p>
          </table:table-cell>
          <table:table-cell table:style-name="ce125" office:value-type="string">
            <text:p>Social/space/Create a Space</text:p>
          </table:table-cell>
          <table:table-cell table:style-name="ce127" office:value-type="string">
            <text:p>Create new space at visible and close mode</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31">
          <table:table-cell table:style-name="ce110" table:formula="of:=IF(MID([.F60];6;1)&gt;MID([.F59];6;1);&quot;&quot;;MAX([.A$7:.A59])+1)">
            <text:p/>
          </table:table-cell>
          <table:table-cell table:style-name="ce117" office:value-type="string">
            <text:p>FNC_SOC_SPC_MNG_01</text:p>
          </table:table-cell>
          <table:table-cell table:style-name="ce122" table:formula="of:=IF(MID([.F60];6;1)&gt;MID([.F59];6;1);[.C59];[.C59]+1)" office:value-type="float" office:value="20">
            <text:p>020</text:p>
          </table:table-cell>
          <table:table-cell table:style-name="ce125" office:value-type="string">
            <text:p>Social/space/Create a Space</text:p>
          </table:table-cell>
          <table:table-cell table:style-name="ce127" office:value-type="string">
            <text:p>Create new space at visible and close mode</text:p>
          </table:table-cell>
          <table:table-cell table:style-name="ce131" office:value-type="string">
            <text:p>Step 4: Set mode of space</text:p>
          </table:table-cell>
          <table:table-cell table:style-name="ce131"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Close</text:span> radio button</text:p>
          </table:table-cell>
          <table:table-cell table:style-name="ce140" office:value-type="string">
            <text:p>Set mode for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61];6;1)&gt;MID([.F60];6;1);&quot;&quot;;MAX([.A$7:.A60])+1)">
            <text:p/>
          </table:table-cell>
          <table:table-cell table:style-name="ce117" office:value-type="string">
            <text:p>FNC_SOC_SPC_MNG_01</text:p>
          </table:table-cell>
          <table:table-cell table:style-name="ce122" table:formula="of:=IF(MID([.F61];6;1)&gt;MID([.F60];6;1);[.C60];[.C60]+1)" office:value-type="float" office:value="20">
            <text:p>020</text:p>
          </table:table-cell>
          <table:table-cell table:style-name="ce125" office:value-type="string">
            <text:p>Social/space/Create a Space</text:p>
          </table:table-cell>
          <table:table-cell table:style-name="ce127" office:value-type="string">
            <text:p>Create new space at visible and close mode</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Check on “use an group existing” and select group or keep default value</text:p>
          </table:table-cell>
          <table:table-cell table:style-name="ce140" office:value-type="string">
            <text:p>Set member of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62];6;1)&gt;MID([.F61];6;1);&quot;&quot;;MAX([.A$7:.A61])+1)">
            <text:p/>
          </table:table-cell>
          <table:table-cell table:style-name="ce117" office:value-type="string">
            <text:p>FNC_SOC_SPC_MNG_01</text:p>
          </table:table-cell>
          <table:table-cell table:style-name="ce122" table:formula="of:=IF(MID([.F62];6;1)&gt;MID([.F61];6;1);[.C61];[.C61]+1)" office:value-type="float" office:value="20">
            <text:p>020</text:p>
          </table:table-cell>
          <table:table-cell table:style-name="ce125" office:value-type="string">
            <text:p>Social/space/Create a Space</text:p>
          </table:table-cell>
          <table:table-cell table:style-name="ce127" office:value-type="string">
            <text:p>Create new space at visible and close mode</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text:p>
            <text:p>- With visible and close mode: other user can not send request to join space. Only manager of space can send invitation to user.</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63];6;1)&gt;MID([.F62];6;1);&quot;&quot;;MAX([.A$7:.A62])+1)" office:value-type="float" office:value="21">
            <text:p>021</text:p>
          </table:table-cell>
          <table:table-cell table:style-name="ce117" office:value-type="string">
            <text:p>FNC_SOC_SPC_MNG_01</text:p>
          </table:table-cell>
          <table:table-cell table:style-name="ce122" table:formula="of:=IF(MID([.F63];6;1)&gt;MID([.F62];6;1);[.C62];[.C62]+1)" office:value-type="float" office:value="21">
            <text:p>021</text:p>
          </table:table-cell>
          <table:table-cell table:style-name="ce125" office:value-type="string">
            <text:p>Social/space/Create a Space</text:p>
          </table:table-cell>
          <table:table-cell table:style-name="ce76" office:value-type="string">
            <text:p>Create new space<text:span text:style-name="T4"> with hidden and </text:span><text:span text:style-name="T4">open mode</text:span></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64];6;1)&gt;MID([.F63];6;1);&quot;&quot;;MAX([.A$7:.A63])+1)">
            <text:p/>
          </table:table-cell>
          <table:table-cell table:style-name="ce117" office:value-type="string">
            <text:p>FNC_SOC_SPC_MNG_01</text:p>
          </table:table-cell>
          <table:table-cell table:style-name="ce122" table:formula="of:=IF(MID([.F64];6;1)&gt;MID([.F63];6;1);[.C63];[.C63]+1)" office:value-type="float" office:value="21">
            <text:p>021</text:p>
          </table:table-cell>
          <table:table-cell table:style-name="ce125" office:value-type="string">
            <text:p>Social/space/Create a Space</text:p>
          </table:table-cell>
          <table:table-cell table:style-name="ce127" office:value-type="string">
            <text:p>Create new space<text:span text:style-name="T4"> at hidden and open </text:span><text:span text:style-name="T4">mode</text:span></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65];6;1)&gt;MID([.F64];6;1);&quot;&quot;;MAX([.A$7:.A64])+1)">
            <text:p/>
          </table:table-cell>
          <table:table-cell table:style-name="ce117" office:value-type="string">
            <text:p>FNC_SOC_SPC_MNG_01</text:p>
          </table:table-cell>
          <table:table-cell table:style-name="ce122" table:formula="of:=IF(MID([.F65];6;1)&gt;MID([.F64];6;1);[.C64];[.C64]+1)" office:value-type="float" office:value="21">
            <text:p>021</text:p>
          </table:table-cell>
          <table:table-cell table:style-name="ce125" office:value-type="string">
            <text:p>Social/space/Create a Space</text:p>
          </table:table-cell>
          <table:table-cell table:style-name="ce127" office:value-type="string">
            <text:p>Create new space<text:span text:style-name="T4"> at hidden and open </text:span><text:span text:style-name="T4">mode</text:span></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66];6;1)&gt;MID([.F65];6;1);&quot;&quot;;MAX([.A$7:.A65])+1)">
            <text:p/>
          </table:table-cell>
          <table:table-cell table:style-name="ce117" office:value-type="string">
            <text:p>FNC_SOC_SPC_MNG_01</text:p>
          </table:table-cell>
          <table:table-cell table:style-name="ce122" table:formula="of:=IF(MID([.F66];6;1)&gt;MID([.F65];6;1);[.C65];[.C65]+1)" office:value-type="float" office:value="21">
            <text:p>021</text:p>
          </table:table-cell>
          <table:table-cell table:style-name="ce125" office:value-type="string">
            <text:p>Social/space/Create a Space</text:p>
          </table:table-cell>
          <table:table-cell table:style-name="ce127" office:value-type="string">
            <text:p>Create new space<text:span text:style-name="T4"> at hidden and open </text:span><text:span text:style-name="T4">mode</text:span></text:p>
          </table:table-cell>
          <table:table-cell table:style-name="ce131" office:value-type="string">
            <text:p>Step 4: Set mode of space</text:p>
          </table:table-cell>
          <table:table-cell table:style-name="ce131"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open</text:span> radio button</text:p>
          </table:table-cell>
          <table:table-cell table:style-name="ce140" office:value-type="string">
            <text:p>Set mode for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5">
          <table:table-cell table:style-name="ce110" table:formula="of:=IF(MID([.F67];6;1)&gt;MID([.F66];6;1);&quot;&quot;;MAX([.A$7:.A66])+1)">
            <text:p/>
          </table:table-cell>
          <table:table-cell table:style-name="ce117" office:value-type="string">
            <text:p>FNC_SOC_SPC_MNG_01</text:p>
          </table:table-cell>
          <table:table-cell table:style-name="ce122" table:formula="of:=IF(MID([.F67];6;1)&gt;MID([.F66];6;1);[.C66];[.C66]+1)" office:value-type="float" office:value="21">
            <text:p>021</text:p>
          </table:table-cell>
          <table:table-cell table:style-name="ce125" office:value-type="string">
            <text:p>Social/space/Create a Space</text:p>
          </table:table-cell>
          <table:table-cell table:style-name="ce127" office:value-type="string">
            <text:p>Create new space<text:span text:style-name="T4"> at hidden and open </text:span><text:span text:style-name="T4">mode</text:span></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Check on “use an group existing” and select group or keep default value</text:p>
          </table:table-cell>
          <table:table-cell table:style-name="ce140" office:value-type="string">
            <text:p>Set member of space successfully</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34">
          <table:table-cell table:style-name="ce110" table:formula="of:=IF(MID([.F68];6;1)&gt;MID([.F67];6;1);&quot;&quot;;MAX([.A$7:.A67])+1)">
            <text:p/>
          </table:table-cell>
          <table:table-cell table:style-name="ce117" office:value-type="string">
            <text:p>FNC_SOC_SPC_MNG_01</text:p>
          </table:table-cell>
          <table:table-cell table:style-name="ce122" table:formula="of:=IF(MID([.F68];6;1)&gt;MID([.F67];6;1);[.C67];[.C67]+1)" office:value-type="float" office:value="21">
            <text:p>021</text:p>
          </table:table-cell>
          <table:table-cell table:style-name="ce125" office:value-type="string">
            <text:p>Social/space/Create a Space</text:p>
          </table:table-cell>
          <table:table-cell table:style-name="ce127" office:value-type="string">
            <text:p>Create new space<text:span text:style-name="T4"> at hidden and open </text:span><text:span text:style-name="T4">mode</text:span></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text:p>
            <text:p>- With hidden mode: other user can not see the space to send request joining. Only manager of space can send invitation to user.</text:p>
          </table:table-cell>
          <table:table-cell table:style-name="ce145" office:value-type="string">
            <text:p>High</text:p>
          </table:table-cell>
          <table:table-cell table:style-name="ce146"/>
          <table:table-cell table:style-name="ce154" table:number-columns-repeated="2"/>
          <table:table-cell table:style-name="ce156" table:number-columns-repeated="7"/>
          <table:table-cell table:style-name="ce160" table:number-columns-repeated="228"/>
        </table:table-row>
        <table:table-row table:style-name="ro22">
          <table:table-cell table:style-name="ce110" table:formula="of:=IF(MID([.F69];6;1)&gt;MID([.F68];6;1);&quot;&quot;;MAX([.A$7:.A68])+1)" office:value-type="float" office:value="22">
            <text:p>022</text:p>
          </table:table-cell>
          <table:table-cell table:style-name="ce117" office:value-type="string">
            <text:p>FNC_SOC_SPC_MNG_01</text:p>
          </table:table-cell>
          <table:table-cell table:style-name="ce122" table:formula="of:=IF(MID([.F69];6;1)&gt;MID([.F68];6;1);[.C68];[.C68]+1)" office:value-type="float" office:value="22">
            <text:p>022</text:p>
          </table:table-cell>
          <table:table-cell table:style-name="ce125" office:value-type="string">
            <text:p>Social/space/Create a Space</text:p>
          </table:table-cell>
          <table:table-cell table:style-name="ce76" office:value-type="string">
            <text:p>Create new space with hidden and Validation mode</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70];6;1)&gt;MID([.F69];6;1);&quot;&quot;;MAX([.A$7:.A69])+1)">
            <text:p/>
          </table:table-cell>
          <table:table-cell table:style-name="ce117" office:value-type="string">
            <text:p>FNC_SOC_SPC_MNG_01</text:p>
          </table:table-cell>
          <table:table-cell table:style-name="ce122" table:formula="of:=IF(MID([.F70];6;1)&gt;MID([.F69];6;1);[.C69];[.C69]+1)" office:value-type="float" office:value="22">
            <text:p>022</text:p>
          </table:table-cell>
          <table:table-cell table:style-name="ce125" office:value-type="string">
            <text:p>Social/space/Create a Space</text:p>
          </table:table-cell>
          <table:table-cell table:style-name="ce127" office:value-type="string">
            <text:p>Create new space with hidden and Validation mode</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71];6;1)&gt;MID([.F70];6;1);&quot;&quot;;MAX([.A$7:.A70])+1)">
            <text:p/>
          </table:table-cell>
          <table:table-cell table:style-name="ce117" office:value-type="string">
            <text:p>FNC_SOC_SPC_MNG_01</text:p>
          </table:table-cell>
          <table:table-cell table:style-name="ce122" table:formula="of:=IF(MID([.F71];6;1)&gt;MID([.F70];6;1);[.C70];[.C70]+1)" office:value-type="float" office:value="22">
            <text:p>022</text:p>
          </table:table-cell>
          <table:table-cell table:style-name="ce125" office:value-type="string">
            <text:p>Social/space/Create a Space</text:p>
          </table:table-cell>
          <table:table-cell table:style-name="ce127" office:value-type="string">
            <text:p>Create new space with hidden and Validation mode</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31">
          <table:table-cell table:style-name="ce110" table:formula="of:=IF(MID([.F72];6;1)&gt;MID([.F71];6;1);&quot;&quot;;MAX([.A$7:.A71])+1)">
            <text:p/>
          </table:table-cell>
          <table:table-cell table:style-name="ce117" office:value-type="string">
            <text:p>FNC_SOC_SPC_MNG_01</text:p>
          </table:table-cell>
          <table:table-cell table:style-name="ce122" table:formula="of:=IF(MID([.F72];6;1)&gt;MID([.F71];6;1);[.C71];[.C71]+1)" office:value-type="float" office:value="22">
            <text:p>022</text:p>
          </table:table-cell>
          <table:table-cell table:style-name="ce125" office:value-type="string">
            <text:p>Social/space/Create a Space</text:p>
          </table:table-cell>
          <table:table-cell table:style-name="ce127" office:value-type="string">
            <text:p>Create new space with hidden and Validation mode</text:p>
          </table:table-cell>
          <table:table-cell table:style-name="ce131" office:value-type="string">
            <text:p>Step 4: Set mode of space</text:p>
          </table:table-cell>
          <table:table-cell table:style-name="ce131"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Validation</text:span> radio button</text:p>
          </table:table-cell>
          <table:table-cell table:style-name="ce140" office:value-type="string">
            <text:p>Set mode for space successfully</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73];6;1)&gt;MID([.F72];6;1);&quot;&quot;;MAX([.A$7:.A72])+1)">
            <text:p/>
          </table:table-cell>
          <table:table-cell table:style-name="ce117" office:value-type="string">
            <text:p>FNC_SOC_SPC_MNG_01</text:p>
          </table:table-cell>
          <table:table-cell table:style-name="ce122" table:formula="of:=IF(MID([.F73];6;1)&gt;MID([.F72];6;1);[.C72];[.C72]+1)" office:value-type="float" office:value="22">
            <text:p>022</text:p>
          </table:table-cell>
          <table:table-cell table:style-name="ce125" office:value-type="string">
            <text:p>Social/space/Create a Space</text:p>
          </table:table-cell>
          <table:table-cell table:style-name="ce127" office:value-type="string">
            <text:p>Create new space with hidden and Validation mode</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Check on “use an group existing” and select group or keep default value</text:p>
          </table:table-cell>
          <table:table-cell table:style-name="ce140" office:value-type="string">
            <text:p>Set member of space successfully</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74];6;1)&gt;MID([.F73];6;1);&quot;&quot;;MAX([.A$7:.A73])+1)">
            <text:p/>
          </table:table-cell>
          <table:table-cell table:style-name="ce117" office:value-type="string">
            <text:p>FNC_SOC_SPC_MNG_01</text:p>
          </table:table-cell>
          <table:table-cell table:style-name="ce122" table:formula="of:=IF(MID([.F74];6;1)&gt;MID([.F73];6;1);[.C73];[.C73]+1)" office:value-type="float" office:value="22">
            <text:p>022</text:p>
          </table:table-cell>
          <table:table-cell table:style-name="ce125" office:value-type="string">
            <text:p>Social/space/Create a Space</text:p>
          </table:table-cell>
          <table:table-cell table:style-name="ce127" office:value-type="string">
            <text:p>Create new space with hidden and Validation mode</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text:p>
            <text:p>- With hidden mode: other user can not see the space to send request joining. Only manager of space can send invitation to user.</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75];6;1)&gt;MID([.F74];6;1);&quot;&quot;;MAX([.A$7:.A74])+1)" office:value-type="float" office:value="23">
            <text:p>023</text:p>
          </table:table-cell>
          <table:table-cell table:style-name="ce117" office:value-type="string">
            <text:p>FNC_SOC_SPC_MNG_01</text:p>
          </table:table-cell>
          <table:table-cell table:style-name="ce122" table:formula="of:=IF(MID([.F75];6;1)&gt;MID([.F74];6;1);[.C74];[.C74]+1)" office:value-type="float" office:value="23">
            <text:p>023</text:p>
          </table:table-cell>
          <table:table-cell table:style-name="ce125" office:value-type="string">
            <text:p>Social/space/Create a Space</text:p>
          </table:table-cell>
          <table:table-cell table:style-name="ce76" office:value-type="string">
            <text:p>Create new space with hidden and close mode</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76];6;1)&gt;MID([.F75];6;1);&quot;&quot;;MAX([.A$7:.A75])+1)">
            <text:p/>
          </table:table-cell>
          <table:table-cell table:style-name="ce117" office:value-type="string">
            <text:p>FNC_SOC_SPC_MNG_01</text:p>
          </table:table-cell>
          <table:table-cell table:style-name="ce122" table:formula="of:=IF(MID([.F76];6;1)&gt;MID([.F75];6;1);[.C75];[.C75]+1)" office:value-type="float" office:value="23">
            <text:p>023</text:p>
          </table:table-cell>
          <table:table-cell table:style-name="ce125" office:value-type="string">
            <text:p>Social/space/Create a Space</text:p>
          </table:table-cell>
          <table:table-cell table:style-name="ce127" office:value-type="string">
            <text:p>Create new space with hidden and close mode</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77];6;1)&gt;MID([.F76];6;1);&quot;&quot;;MAX([.A$7:.A76])+1)">
            <text:p/>
          </table:table-cell>
          <table:table-cell table:style-name="ce117" office:value-type="string">
            <text:p>FNC_SOC_SPC_MNG_01</text:p>
          </table:table-cell>
          <table:table-cell table:style-name="ce122" table:formula="of:=IF(MID([.F77];6;1)&gt;MID([.F76];6;1);[.C76];[.C76]+1)" office:value-type="float" office:value="23">
            <text:p>023</text:p>
          </table:table-cell>
          <table:table-cell table:style-name="ce125" office:value-type="string">
            <text:p>Social/space/Create a Space</text:p>
          </table:table-cell>
          <table:table-cell table:style-name="ce127" office:value-type="string">
            <text:p>Create new space with hidden and close mode</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78];6;1)&gt;MID([.F77];6;1);&quot;&quot;;MAX([.A$7:.A77])+1)">
            <text:p/>
          </table:table-cell>
          <table:table-cell table:style-name="ce117" office:value-type="string">
            <text:p>FNC_SOC_SPC_MNG_01</text:p>
          </table:table-cell>
          <table:table-cell table:style-name="ce122" table:formula="of:=IF(MID([.F78];6;1)&gt;MID([.F77];6;1);[.C77];[.C77]+1)" office:value-type="float" office:value="23">
            <text:p>023</text:p>
          </table:table-cell>
          <table:table-cell table:style-name="ce125" office:value-type="string">
            <text:p>Social/space/Create a Space</text:p>
          </table:table-cell>
          <table:table-cell table:style-name="ce127" office:value-type="string">
            <text:p>Create new space with hidden and close mode</text:p>
          </table:table-cell>
          <table:table-cell table:style-name="ce131" office:value-type="string">
            <text:p>Step 4: Set mode of space</text:p>
          </table:table-cell>
          <table:table-cell table:style-name="ce131"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close</text:span> radio button</text:p>
          </table:table-cell>
          <table:table-cell table:style-name="ce140" office:value-type="string">
            <text:p>Set mode for space successfully</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79];6;1)&gt;MID([.F78];6;1);&quot;&quot;;MAX([.A$7:.A78])+1)">
            <text:p/>
          </table:table-cell>
          <table:table-cell table:style-name="ce117" office:value-type="string">
            <text:p>FNC_SOC_SPC_MNG_01</text:p>
          </table:table-cell>
          <table:table-cell table:style-name="ce122" table:formula="of:=IF(MID([.F79];6;1)&gt;MID([.F78];6;1);[.C78];[.C78]+1)" office:value-type="float" office:value="23">
            <text:p>023</text:p>
          </table:table-cell>
          <table:table-cell table:style-name="ce125" office:value-type="string">
            <text:p>Social/space/Create a Space</text:p>
          </table:table-cell>
          <table:table-cell table:style-name="ce127" office:value-type="string">
            <text:p>Create new space with hidden and close mode</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Check on “use an group existing” and select group or keep default value</text:p>
          </table:table-cell>
          <table:table-cell table:style-name="ce140" office:value-type="string">
            <text:p>Set member of space successfully</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80];6;1)&gt;MID([.F79];6;1);&quot;&quot;;MAX([.A$7:.A79])+1)">
            <text:p/>
          </table:table-cell>
          <table:table-cell table:style-name="ce117" office:value-type="string">
            <text:p>FNC_SOC_SPC_MNG_01</text:p>
          </table:table-cell>
          <table:table-cell table:style-name="ce122" table:formula="of:=IF(MID([.F80];6;1)&gt;MID([.F79];6;1);[.C79];[.C79]+1)" office:value-type="float" office:value="23">
            <text:p>023</text:p>
          </table:table-cell>
          <table:table-cell table:style-name="ce125" office:value-type="string">
            <text:p>Social/space/Create a Space</text:p>
          </table:table-cell>
          <table:table-cell table:style-name="ce127" office:value-type="string">
            <text:p>Create new space with hidden and close mode</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text:p>
            <text:p>- With hidden mode: other user can not see the space to send request joining. Only manager of space can send invitation to user.</text:p>
          </table:table-cell>
          <table:table-cell table:style-name="ce145" office:value-type="string">
            <text:p>High</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81];6;1)&gt;MID([.F80];6;1);&quot;&quot;;MAX([.A$7:.A80])+1)" office:value-type="float" office:value="24">
            <text:p>024</text:p>
          </table:table-cell>
          <table:table-cell table:style-name="ce117" office:value-type="string">
            <text:p>FNC_SOC_SPC_MNG_01</text:p>
          </table:table-cell>
          <table:table-cell table:style-name="ce122" table:formula="of:=IF(MID([.F81];6;1)&gt;MID([.F80];6;1);[.C80];[.C80]+1)" office:value-type="float" office:value="24">
            <text:p>024</text:p>
          </table:table-cell>
          <table:table-cell table:style-name="ce125" office:value-type="string">
            <text:p>Social/space/Create a Space</text:p>
          </table:table-cell>
          <table:table-cell table:style-name="ce76" office:value-type="string">
            <text:p>Create new space without existing group</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82];6;1)&gt;MID([.F81];6;1);&quot;&quot;;MAX([.A$7:.A81])+1)">
            <text:p/>
          </table:table-cell>
          <table:table-cell table:style-name="ce117" office:value-type="string">
            <text:p>FNC_SOC_SPC_MNG_01</text:p>
          </table:table-cell>
          <table:table-cell table:style-name="ce122" table:formula="of:=IF(MID([.F82];6;1)&gt;MID([.F81];6;1);[.C81];[.C81]+1)" office:value-type="float" office:value="24">
            <text:p>024</text:p>
          </table:table-cell>
          <table:table-cell table:style-name="ce125" office:value-type="string">
            <text:p>Social/space/Create a Space</text:p>
          </table:table-cell>
          <table:table-cell table:style-name="ce127" office:value-type="string">
            <text:p>Create new space without existing group</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83];6;1)&gt;MID([.F82];6;1);&quot;&quot;;MAX([.A$7:.A82])+1)">
            <text:p/>
          </table:table-cell>
          <table:table-cell table:style-name="ce117" office:value-type="string">
            <text:p>FNC_SOC_SPC_MNG_01</text:p>
          </table:table-cell>
          <table:table-cell table:style-name="ce122" table:formula="of:=IF(MID([.F83];6;1)&gt;MID([.F82];6;1);[.C82];[.C82]+1)" office:value-type="float" office:value="24">
            <text:p>024</text:p>
          </table:table-cell>
          <table:table-cell table:style-name="ce125" office:value-type="string">
            <text:p>Social/space/Create a Space</text:p>
          </table:table-cell>
          <table:table-cell table:style-name="ce127" office:value-type="string">
            <text:p>Create new space without existing group</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84];6;1)&gt;MID([.F83];6;1);&quot;&quot;;MAX([.A$7:.A83])+1)">
            <text:p/>
          </table:table-cell>
          <table:table-cell table:style-name="ce117" office:value-type="string">
            <text:p>FNC_SOC_SPC_MNG_01</text:p>
          </table:table-cell>
          <table:table-cell table:style-name="ce122" table:formula="of:=IF(MID([.F84];6;1)&gt;MID([.F83];6;1);[.C83];[.C83]+1)" office:value-type="float" office:value="24">
            <text:p>024</text:p>
          </table:table-cell>
          <table:table-cell table:style-name="ce125" office:value-type="string">
            <text:p>Social/space/Create a Space</text:p>
          </table:table-cell>
          <table:table-cell table:style-name="ce127" office:value-type="string">
            <text:p>Create new space without existing group</text:p>
          </table:table-cell>
          <table:table-cell table:style-name="ce131" office:value-type="string">
            <text:p>Step 4: Set mode of space</text:p>
          </table:table-cell>
          <table:table-cell table:style-name="ce131" office:value-type="string">
            <text:p>- Select <text:span text:style-name="T1">Visibility</text:span> tab: set mode for space</text:p>
          </table:table-cell>
          <table:table-cell table:style-name="ce140" office:value-type="string">
            <text:p>Set mode for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7">
          <table:table-cell table:style-name="ce110" table:formula="of:=IF(MID([.F85];6;1)&gt;MID([.F84];6;1);&quot;&quot;;MAX([.A$7:.A84])+1)">
            <text:p/>
          </table:table-cell>
          <table:table-cell table:style-name="ce117" office:value-type="string">
            <text:p>FNC_SOC_SPC_MNG_01</text:p>
          </table:table-cell>
          <table:table-cell table:style-name="ce122" table:formula="of:=IF(MID([.F85];6;1)&gt;MID([.F84];6;1);[.C84];[.C84]+1)" office:value-type="float" office:value="24">
            <text:p>024</text:p>
          </table:table-cell>
          <table:table-cell table:style-name="ce125" office:value-type="string">
            <text:p>Social/space/Create a Space</text:p>
          </table:table-cell>
          <table:table-cell table:style-name="ce127" office:value-type="string">
            <text:p>Create new space without existing group</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Don't check on <text:span text:style-name="T1">use an existing group</text:span></text:p>
          </table:table-cell>
          <table:table-cell table:style-name="ce140" office:value-type="string">
            <text:p>Set member of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86];6;1)&gt;MID([.F85];6;1);&quot;&quot;;MAX([.A$7:.A85])+1)">
            <text:p/>
          </table:table-cell>
          <table:table-cell table:style-name="ce117" office:value-type="string">
            <text:p>FNC_SOC_SPC_MNG_01</text:p>
          </table:table-cell>
          <table:table-cell table:style-name="ce122" table:formula="of:=IF(MID([.F86];6;1)&gt;MID([.F85];6;1);[.C85];[.C85]+1)" office:value-type="float" office:value="24">
            <text:p>024</text:p>
          </table:table-cell>
          <table:table-cell table:style-name="ce125" office:value-type="string">
            <text:p>Social/space/Create a Space</text:p>
          </table:table-cell>
          <table:table-cell table:style-name="ce127" office:value-type="string">
            <text:p>Create new space without existing group</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 with only one member</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87];6;1)&gt;MID([.F86];6;1);&quot;&quot;;MAX([.A$7:.A86])+1)" office:value-type="float" office:value="25">
            <text:p>025</text:p>
          </table:table-cell>
          <table:table-cell table:style-name="ce117" office:value-type="string">
            <text:p>FNC_SOC_SPC_MNG_01</text:p>
          </table:table-cell>
          <table:table-cell table:style-name="ce122" table:formula="of:=IF(MID([.F87];6;1)&gt;MID([.F86];6;1);[.C86];[.C86]+1)" office:value-type="float" office:value="25">
            <text:p>025</text:p>
          </table:table-cell>
          <table:table-cell table:style-name="ce125" office:value-type="string">
            <text:p>Social/space/Create a Space</text:p>
          </table:table-cell>
          <table:table-cell table:style-name="ce76" office:value-type="string">
            <text:p>Create new space with <text:s/>existing group</text:p>
          </table:table-cell>
          <table:table-cell table:style-name="ce131" office:value-type="string">
            <text:p>Step 1: Go to space page</text:p>
          </table:table-cell>
          <table:table-cell table:style-name="ce131" office:value-type="string">
            <text:p>- Sign in system</text:p>
            <text:p>- Select space page</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88];6;1)&gt;MID([.F87];6;1);&quot;&quot;;MAX([.A$7:.A87])+1)">
            <text:p/>
          </table:table-cell>
          <table:table-cell table:style-name="ce117" office:value-type="string">
            <text:p>FNC_SOC_SPC_MNG_01</text:p>
          </table:table-cell>
          <table:table-cell table:style-name="ce122" table:formula="of:=IF(MID([.F88];6;1)&gt;MID([.F87];6;1);[.C87];[.C87]+1)" office:value-type="float" office:value="25">
            <text:p>025</text:p>
          </table:table-cell>
          <table:table-cell table:style-name="ce125" office:value-type="string">
            <text:p>Social/space/Create a Space</text:p>
          </table:table-cell>
          <table:table-cell table:style-name="ce127" office:value-type="string">
            <text:p>Create new space with <text:s/>existing group</text:p>
          </table:table-cell>
          <table:table-cell table:style-name="ce131" office:value-type="string">
            <text:p>Step 2: Show form create new space</text:p>
          </table:table-cell>
          <table:table-cell table:style-name="ce131" office:value-type="string">
            <text:p>- Click on icon [create a space]</text:p>
          </table:table-cell>
          <table:table-cell table:style-name="ce131" office:value-type="string">
            <text:p>- Show form to create a space</text:p>
            <text:p>this form contains the name of the space field</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89];6;1)&gt;MID([.F88];6;1);&quot;&quot;;MAX([.A$7:.A88])+1)">
            <text:p/>
          </table:table-cell>
          <table:table-cell table:style-name="ce117" office:value-type="string">
            <text:p>FNC_SOC_SPC_MNG_01</text:p>
          </table:table-cell>
          <table:table-cell table:style-name="ce122" table:formula="of:=IF(MID([.F89];6;1)&gt;MID([.F88];6;1);[.C88];[.C88]+1)" office:value-type="float" office:value="25">
            <text:p>025</text:p>
          </table:table-cell>
          <table:table-cell table:style-name="ce125" office:value-type="string">
            <text:p>Social/space/Create a Space</text:p>
          </table:table-cell>
          <table:table-cell table:style-name="ce127" office:value-type="string">
            <text:p>Create new space with <text:s/>existing group</text:p>
          </table:table-cell>
          <table:table-cell table:style-name="ce131" office:value-type="string">
            <text:p>Step 3: Enter name of space</text:p>
          </table:table-cell>
          <table:table-cell table:style-name="ce131" office:value-type="string">
            <text:p>- Select <text:span text:style-name="T1">settings</text:span> tab</text:p>
            <text:p>- Enter a valid name for space</text:p>
            <text:p>- Select priority and enter data for description</text:p>
          </table:table-cell>
          <table:table-cell table:style-name="ce131" office:value-type="string">
            <text:p>Enter all data for settings tab</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90];6;1)&gt;MID([.F89];6;1);&quot;&quot;;MAX([.A$7:.A89])+1)">
            <text:p/>
          </table:table-cell>
          <table:table-cell table:style-name="ce117" office:value-type="string">
            <text:p>FNC_SOC_SPC_MNG_01</text:p>
          </table:table-cell>
          <table:table-cell table:style-name="ce122" table:formula="of:=IF(MID([.F90];6;1)&gt;MID([.F89];6;1);[.C89];[.C89]+1)" office:value-type="float" office:value="25">
            <text:p>025</text:p>
          </table:table-cell>
          <table:table-cell table:style-name="ce125" office:value-type="string">
            <text:p>Social/space/Create a Space</text:p>
          </table:table-cell>
          <table:table-cell table:style-name="ce127" office:value-type="string">
            <text:p>Create new space with <text:s/>existing group</text:p>
          </table:table-cell>
          <table:table-cell table:style-name="ce131" office:value-type="string">
            <text:p>Step 4: Set mode of space</text:p>
          </table:table-cell>
          <table:table-cell table:style-name="ce131" office:value-type="string">
            <text:p>- Select <text:span text:style-name="T1">Visibility</text:span> tab: set mode for space</text:p>
          </table:table-cell>
          <table:table-cell table:style-name="ce140" office:value-type="string">
            <text:p>Set mode for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91];6;1)&gt;MID([.F90];6;1);&quot;&quot;;MAX([.A$7:.A90])+1)">
            <text:p/>
          </table:table-cell>
          <table:table-cell table:style-name="ce117" office:value-type="string">
            <text:p>FNC_SOC_SPC_MNG_01</text:p>
          </table:table-cell>
          <table:table-cell table:style-name="ce122" table:formula="of:=IF(MID([.F91];6;1)&gt;MID([.F90];6;1);[.C90];[.C90]+1)" office:value-type="float" office:value="25">
            <text:p>025</text:p>
          </table:table-cell>
          <table:table-cell table:style-name="ce125" office:value-type="string">
            <text:p>Social/space/Create a Space</text:p>
          </table:table-cell>
          <table:table-cell table:style-name="ce127" office:value-type="string">
            <text:p>Create new space with <text:s/>existing group</text:p>
          </table:table-cell>
          <table:table-cell table:style-name="ce131" office:value-type="string">
            <text:p>Step 5: Set Bound to Group</text:p>
          </table:table-cell>
          <table:table-cell table:style-name="ce131" office:value-type="string">
            <text:p>- Select <text:span text:style-name="T1">Bound to group </text:span><text:span text:style-name="T12">tab</text:span></text:p>
            <text:p>- Check on <text:span text:style-name="T1">use an existing group</text:span></text:p>
            <text:p><text:span text:style-name="T1">- </text:span><text:span text:style-name="T12">Select a group</text:span></text:p>
          </table:table-cell>
          <table:table-cell table:style-name="ce140" office:value-type="string">
            <text:p>- All exited groups in space group are list</text:p>
            <text:p>- Set member of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92];6;1)&gt;MID([.F91];6;1);&quot;&quot;;MAX([.A$7:.A91])+1)">
            <text:p/>
          </table:table-cell>
          <table:table-cell table:style-name="ce117" office:value-type="string">
            <text:p>FNC_SOC_SPC_MNG_01</text:p>
          </table:table-cell>
          <table:table-cell table:style-name="ce122" table:formula="of:=IF(MID([.F92];6;1)&gt;MID([.F91];6;1);[.C91];[.C91]+1)" office:value-type="float" office:value="25">
            <text:p>025</text:p>
          </table:table-cell>
          <table:table-cell table:style-name="ce125" office:value-type="string">
            <text:p>Social/space/Create a Space</text:p>
          </table:table-cell>
          <table:table-cell table:style-name="ce127" office:value-type="string">
            <text:p>Create new space with <text:s/>existing group</text:p>
          </table:table-cell>
          <table:table-cell table:style-name="ce131" office:value-type="string">
            <text:p>Step 6: Finish create new space</text:p>
          </table:table-cell>
          <table:table-cell table:style-name="ce131" office:value-type="string">
            <text:p>- Click on <text:span text:style-name="T1">Create</text:span> button</text:p>
          </table:table-cell>
          <table:table-cell table:style-name="ce140" office:value-type="string">
            <text:p>- New space has created with some member, including: creator and all members in group</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93];6;1)&gt;MID([.F92];6;1);&quot;&quot;;MAX([.A$7:.A92])+1)" office:value-type="float" office:value="26">
            <text:p>026</text:p>
          </table:table-cell>
          <table:table-cell table:style-name="ce117" office:value-type="string">
            <text:p>FNC_SOC_SPC_MNG_02</text:p>
          </table:table-cell>
          <table:table-cell table:style-name="ce121" office:value-type="float" office:value="1">
            <text:p>001</text:p>
          </table:table-cell>
          <table:table-cell table:style-name="ce125" office:value-type="string">
            <text:p>Social/space/View spaces list </text:p>
          </table:table-cell>
          <table:table-cell table:style-name="ce78" office:value-type="string">
            <text:p>Vie<text:span text:style-name="T4">w all your spaces</text:span></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7">
          <table:table-cell table:style-name="ce110" table:formula="of:=IF(MID([.F94];6;1)&gt;MID([.F93];6;1);&quot;&quot;;MAX([.A$7:.A93])+1)">
            <text:p/>
          </table:table-cell>
          <table:table-cell table:style-name="ce117" office:value-type="string">
            <text:p>FNC_SOC_SPC_MNG_02</text:p>
          </table:table-cell>
          <table:table-cell table:style-name="ce122" table:formula="of:=IF(MID([.F94];6;1)&gt;MID([.F93];6;1);[.C93];[.C93]+1)" office:value-type="float" office:value="1">
            <text:p>001</text:p>
          </table:table-cell>
          <table:table-cell table:style-name="ce125" office:value-type="string">
            <text:p>Social/space/View spaces list </text:p>
          </table:table-cell>
          <table:table-cell table:style-name="ce129" office:value-type="string">
            <text:p>Vie<text:span text:style-name="T4">w all your spaces</text:span></text:p>
          </table:table-cell>
          <table:table-cell table:style-name="ce131" office:value-type="string">
            <text:p>Step 2: Create some space</text:p>
          </table:table-cell>
          <table:table-cell table:style-name="ce131" office:value-type="string">
            <text:p>- Click on icon [create a space]</text:p>
            <text:p>- Enter all valid data</text:p>
            <text:p>- Click on button [Create]</text:p>
          </table:table-cell>
          <table:table-cell table:style-name="ce140" office:value-type="string">
            <text:p>- Create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95];6;1)&gt;MID([.F94];6;1);&quot;&quot;;MAX([.A$7:.A94])+1)">
            <text:p/>
          </table:table-cell>
          <table:table-cell table:style-name="ce117" office:value-type="string">
            <text:p>FNC_SOC_SPC_MNG_02</text:p>
          </table:table-cell>
          <table:table-cell table:style-name="ce122" table:formula="of:=IF(MID([.F95];6;1)&gt;MID([.F94];6;1);[.C94];[.C94]+1)" office:value-type="float" office:value="1">
            <text:p>001</text:p>
          </table:table-cell>
          <table:table-cell table:style-name="ce125" office:value-type="string">
            <text:p>Social/space/View spaces list </text:p>
          </table:table-cell>
          <table:table-cell table:style-name="ce129" office:value-type="string">
            <text:p>Vie<text:span text:style-name="T4">w all your spaces</text:span></text:p>
          </table:table-cell>
          <table:table-cell table:style-name="ce131" office:value-type="string">
            <text:p>Step 3: view all your spaces</text:p>
          </table:table-cell>
          <table:table-cell table:style-name="ce131" office:value-type="string">
            <text:p>- Select My spaces</text:p>
          </table:table-cell>
          <table:table-cell table:style-name="ce131" office:value-type="string">
            <text:p>Show all list of space which user is member or user is creator</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96];6;1)&gt;MID([.F95];6;1);&quot;&quot;;MAX([.A$7:.A95])+1)" office:value-type="float" office:value="27">
            <text:p>027</text:p>
          </table:table-cell>
          <table:table-cell table:style-name="ce117" office:value-type="string">
            <text:p>FNC_SOC_SPC_MNG_02</text:p>
          </table:table-cell>
          <table:table-cell table:style-name="ce122" table:formula="of:=IF(MID([.F96];6;1)&gt;MID([.F95];6;1);[.C95];[.C95]+1)" office:value-type="float" office:value="2">
            <text:p>002</text:p>
          </table:table-cell>
          <table:table-cell table:style-name="ce125" office:value-type="string">
            <text:p>Social/space/View spaces list </text:p>
          </table:table-cell>
          <table:table-cell table:style-name="ce78" office:value-type="string">
            <text:p>View all your invitation spaces</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97];6;1)&gt;MID([.F96];6;1);&quot;&quot;;MAX([.A$7:.A96])+1)">
            <text:p/>
          </table:table-cell>
          <table:table-cell table:style-name="ce117" office:value-type="string">
            <text:p>FNC_SOC_SPC_MNG_02</text:p>
          </table:table-cell>
          <table:table-cell table:style-name="ce122" table:formula="of:=IF(MID([.F97];6;1)&gt;MID([.F96];6;1);[.C96];[.C96]+1)" office:value-type="float" office:value="2">
            <text:p>002</text:p>
          </table:table-cell>
          <table:table-cell table:style-name="ce125" office:value-type="string">
            <text:p>Social/space/View spaces list </text:p>
          </table:table-cell>
          <table:table-cell table:style-name="ce129" office:value-type="string">
            <text:p>View all your invitation spaces</text:p>
          </table:table-cell>
          <table:table-cell table:style-name="ce131" office:value-type="string">
            <text:p>Step 2: Create some spaces</text:p>
          </table:table-cell>
          <table:table-cell table:style-name="ce131" office:value-type="string">
            <text:p>- Click on icon [create a space]</text:p>
            <text:p>- Enter all valid data</text:p>
            <text:p>- Click on button [Create]</text:p>
            <text:p>- Create more space</text:p>
          </table:table-cell>
          <table:table-cell table:style-name="ce140" office:value-type="string">
            <text:p>- Some new space is created.</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7">
          <table:table-cell table:style-name="ce110" table:formula="of:=IF(MID([.F98];6;1)&gt;MID([.F97];6;1);&quot;&quot;;MAX([.A$7:.A97])+1)">
            <text:p/>
          </table:table-cell>
          <table:table-cell table:style-name="ce117" office:value-type="string">
            <text:p>FNC_SOC_SPC_MNG_02</text:p>
          </table:table-cell>
          <table:table-cell table:style-name="ce122" table:formula="of:=IF(MID([.F98];6;1)&gt;MID([.F97];6;1);[.C97];[.C97]+1)" office:value-type="float" office:value="2">
            <text:p>002</text:p>
          </table:table-cell>
          <table:table-cell table:style-name="ce125" office:value-type="string">
            <text:p>Social/space/View spaces list </text:p>
          </table:table-cell>
          <table:table-cell table:style-name="ce129" office:value-type="string">
            <text:p>View all your invitation spaces</text:p>
          </table:table-cell>
          <table:table-cell table:style-name="ce133" office:value-type="string">
            <text:p>Step 3: Send invitation to user</text:p>
          </table:table-cell>
          <table:table-cell table:style-name="ce131" office:value-type="string">
            <text:p>Step 3: Send invitation to other user</text:p>
          </table:table-cell>
          <table:table-cell table:style-name="ce131" office:value-type="string">
            <text:p>- Access the Space settings by click on Edit Space icon</text:p>
            <text:p>- Select Members tab</text:p>
            <text:p>- Select user and send invitation</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1">
          <table:table-cell table:style-name="ce110" table:formula="of:=IF(MID([.F99];6;1)&gt;MID([.F98];6;1);&quot;&quot;;MAX([.A$7:.A98])+1)">
            <text:p/>
          </table:table-cell>
          <table:table-cell table:style-name="ce117" office:value-type="string">
            <text:p>FNC_SOC_SPC_MNG_02</text:p>
          </table:table-cell>
          <table:table-cell table:style-name="ce122" table:formula="of:=IF(MID([.F99];6;1)&gt;MID([.F98];6;1);[.C98];[.C98]+1)" office:value-type="float" office:value="2">
            <text:p>002</text:p>
          </table:table-cell>
          <table:table-cell table:style-name="ce125" office:value-type="string">
            <text:p>Social/space/View spaces list </text:p>
          </table:table-cell>
          <table:table-cell table:style-name="ce129" office:value-type="string">
            <text:p>View all your invitation spaces</text:p>
          </table:table-cell>
          <table:table-cell table:style-name="ce131" office:value-type="string">
            <text:p>Step 4: View all your invitation spaces</text:p>
          </table:table-cell>
          <table:table-cell table:style-name="ce131" office:value-type="string">
            <text:p>- User who has sent invitation at step 3, signs in system </text:p>
            <text:p>- Select space page </text:p>
            <text:p>- Select on <text:span text:style-name="T1">Invitations</text:span> spaces</text:p>
          </table:table-cell>
          <table:table-cell table:style-name="ce131" office:value-type="string">
            <text:p>Show Invitations space list of user</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100];6;1)&gt;MID([.F99];6;1);&quot;&quot;;MAX([.A$7:.A99])+1)" office:value-type="float" office:value="28">
            <text:p>028</text:p>
          </table:table-cell>
          <table:table-cell table:style-name="ce117" office:value-type="string">
            <text:p>FNC_SOC_SPC_MNG_02</text:p>
          </table:table-cell>
          <table:table-cell table:style-name="ce122" table:formula="of:=IF(MID([.F100];6;1)&gt;MID([.F99];6;1);[.C99];[.C99]+1)" office:value-type="float" office:value="3">
            <text:p>003</text:p>
          </table:table-cell>
          <table:table-cell table:style-name="ce125" office:value-type="string">
            <text:p>Social/space/View spaces list </text:p>
          </table:table-cell>
          <table:table-cell table:style-name="ce78" office:value-type="string">
            <text:p>View All your pending spaces</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101];6;1)&gt;MID([.F100];6;1);&quot;&quot;;MAX([.A$7:.A100])+1)">
            <text:p/>
          </table:table-cell>
          <table:table-cell table:style-name="ce117" office:value-type="string">
            <text:p>FNC_SOC_SPC_MNG_02</text:p>
          </table:table-cell>
          <table:table-cell table:style-name="ce122" table:formula="of:=IF(MID([.F101];6;1)&gt;MID([.F100];6;1);[.C100];[.C100]+1)" office:value-type="float" office:value="3">
            <text:p>003</text:p>
          </table:table-cell>
          <table:table-cell table:style-name="ce125" office:value-type="string">
            <text:p>Social/space/View spaces list </text:p>
          </table:table-cell>
          <table:table-cell table:style-name="ce129" office:value-type="string">
            <text:p>View All your pending spaces</text:p>
          </table:table-cell>
          <table:table-cell table:style-name="ce131" office:value-type="string">
            <text:p>Step 2: Create some spaces</text:p>
          </table:table-cell>
          <table:table-cell table:style-name="ce131" office:value-type="string">
            <text:p>- Click on icon [create a space]</text:p>
            <text:p>- Enter all valid data</text:p>
            <text:p>- Click on button [Create]</text:p>
            <text:p>- Create more space</text:p>
          </table:table-cell>
          <table:table-cell table:style-name="ce140" office:value-type="string">
            <text:p>- Some new space is created.</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7">
          <table:table-cell table:style-name="ce110" table:formula="of:=IF(MID([.F102];6;1)&gt;MID([.F101];6;1);&quot;&quot;;MAX([.A$7:.A101])+1)">
            <text:p/>
          </table:table-cell>
          <table:table-cell table:style-name="ce117" office:value-type="string">
            <text:p>FNC_SOC_SPC_MNG_02</text:p>
          </table:table-cell>
          <table:table-cell table:style-name="ce122" table:formula="of:=IF(MID([.F102];6;1)&gt;MID([.F101];6;1);[.C101];[.C101]+1)" office:value-type="float" office:value="3">
            <text:p>003</text:p>
          </table:table-cell>
          <table:table-cell table:style-name="ce125" office:value-type="string">
            <text:p>Social/space/View spaces list </text:p>
          </table:table-cell>
          <table:table-cell table:style-name="ce129" office:value-type="string">
            <text:p>View All your pending spaces</text:p>
          </table:table-cell>
          <table:table-cell table:style-name="ce131" office:value-type="string">
            <text:p>Step 3: send request to join</text:p>
          </table:table-cell>
          <table:table-cell table:style-name="ce131"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131" office:value-type="string">
            <text:p>Sending request success</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103];6;1)&gt;MID([.F102];6;1);&quot;&quot;;MAX([.A$7:.A102])+1)">
            <text:p/>
          </table:table-cell>
          <table:table-cell table:style-name="ce117" office:value-type="string">
            <text:p>FNC_SOC_SPC_MNG_02</text:p>
          </table:table-cell>
          <table:table-cell table:style-name="ce122" table:formula="of:=IF(MID([.F103];6;1)&gt;MID([.F102];6;1);[.C102];[.C102]+1)" office:value-type="float" office:value="3">
            <text:p>003</text:p>
          </table:table-cell>
          <table:table-cell table:style-name="ce125" office:value-type="string">
            <text:p>Social/space/View spaces list </text:p>
          </table:table-cell>
          <table:table-cell table:style-name="ce129" office:value-type="string">
            <text:p>View All your pending spaces</text:p>
          </table:table-cell>
          <table:table-cell table:style-name="ce134" office:value-type="string">
            <text:p>Step 4: view all your pending space</text:p>
          </table:table-cell>
          <table:table-cell table:style-name="ce131" office:value-type="string">
            <text:p>- Click on Pendings</text:p>
          </table:table-cell>
          <table:table-cell table:style-name="ce131" office:value-type="string">
            <text:p>Show list of spaces which user is waiting for accept from manager of spac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104];6;1)&gt;MID([.F103];6;1);&quot;&quot;;MAX([.A$7:.A103])+1)" office:value-type="float" office:value="29">
            <text:p>029</text:p>
          </table:table-cell>
          <table:table-cell table:style-name="ce117" office:value-type="string">
            <text:p>FNC_SOC_SPC_MNG_02</text:p>
          </table:table-cell>
          <table:table-cell table:style-name="ce122" table:formula="of:=IF(MID([.F104];6;1)&gt;MID([.F103];6;1);[.C103];[.C103]+1)" office:value-type="float" office:value="4">
            <text:p>004</text:p>
          </table:table-cell>
          <table:table-cell table:style-name="ce125" office:value-type="string">
            <text:p>Social/space/View spaces list </text:p>
          </table:table-cell>
          <table:table-cell table:style-name="ce78" office:value-type="string">
            <text:p>View all your public space</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105];6;1)&gt;MID([.F104];6;1);&quot;&quot;;MAX([.A$7:.A104])+1)">
            <text:p/>
          </table:table-cell>
          <table:table-cell table:style-name="ce117" office:value-type="string">
            <text:p>FNC_SOC_SPC_MNG_02</text:p>
          </table:table-cell>
          <table:table-cell table:style-name="ce122" table:formula="of:=IF(MID([.F105];6;1)&gt;MID([.F104];6;1);[.C104];[.C104]+1)" office:value-type="float" office:value="4">
            <text:p>004</text:p>
          </table:table-cell>
          <table:table-cell table:style-name="ce125" office:value-type="string">
            <text:p>Social/space/View spaces list </text:p>
          </table:table-cell>
          <table:table-cell table:style-name="ce129" office:value-type="string">
            <text:p>View all your public space</text:p>
          </table:table-cell>
          <table:table-cell table:style-name="ce131" office:value-type="string">
            <text:p>Step 2: Create some spaces</text:p>
          </table:table-cell>
          <table:table-cell table:style-name="ce131" office:value-type="string">
            <text:p>- Click on icon [create a space]</text:p>
            <text:p>- Enter all valid data</text:p>
            <text:p>- Click on button [Create]</text:p>
            <text:p>- Create more space</text:p>
          </table:table-cell>
          <table:table-cell table:style-name="ce140" office:value-type="string">
            <text:p>- Some new space is created.</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106];6;1)&gt;MID([.F105];6;1);&quot;&quot;;MAX([.A$7:.A105])+1)">
            <text:p/>
          </table:table-cell>
          <table:table-cell table:style-name="ce117" office:value-type="string">
            <text:p>FNC_SOC_SPC_MNG_02</text:p>
          </table:table-cell>
          <table:table-cell table:style-name="ce122" table:formula="of:=IF(MID([.F106];6;1)&gt;MID([.F105];6;1);[.C105];[.C105]+1)" office:value-type="float" office:value="4">
            <text:p>004</text:p>
          </table:table-cell>
          <table:table-cell table:style-name="ce125" office:value-type="string">
            <text:p>Social/space/View spaces list </text:p>
          </table:table-cell>
          <table:table-cell table:style-name="ce129" office:value-type="string">
            <text:p>View all your public space</text:p>
          </table:table-cell>
          <table:table-cell table:style-name="ce131" office:value-type="string">
            <text:p>Step 3: View public space</text:p>
          </table:table-cell>
          <table:table-cell table:style-name="ce131" office:value-type="string">
            <text:p>- Log in by other user</text:p>
            <text:p><text:span text:style-name="T8">- Select public space</text:span></text:p>
          </table:table-cell>
          <table:table-cell table:style-name="ce131" office:value-type="string">
            <text:p>Show all space which user is not member</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107];6;1)&gt;MID([.F106];6;1);&quot;&quot;;MAX([.A$7:.A106])+1)" office:value-type="float" office:value="30">
            <text:p>030</text:p>
          </table:table-cell>
          <table:table-cell table:style-name="ce117" office:value-type="string">
            <text:p>FNC_SOC_SPC_MNG_02</text:p>
          </table:table-cell>
          <table:table-cell table:style-name="ce122" table:formula="of:=IF(MID([.F107];6;1)&gt;MID([.F106];6;1);[.C106];[.C106]+1)" office:value-type="float" office:value="5">
            <text:p>005</text:p>
          </table:table-cell>
          <table:table-cell table:style-name="ce125" office:value-type="string">
            <text:p>Social/space/View spaces list </text:p>
          </table:table-cell>
          <table:table-cell table:style-name="ce78" office:value-type="string">
            <text:p>View space by user Root</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5">
          <table:table-cell table:style-name="ce110" table:formula="of:=IF(MID([.F108];6;1)&gt;MID([.F107];6;1);&quot;&quot;;MAX([.A$7:.A107])+1)">
            <text:p/>
          </table:table-cell>
          <table:table-cell table:style-name="ce117" office:value-type="string">
            <text:p>FNC_SOC_SPC_MNG_02</text:p>
          </table:table-cell>
          <table:table-cell table:style-name="ce122" table:formula="of:=IF(MID([.F108];6;1)&gt;MID([.F107];6;1);[.C107];[.C107]+1)" office:value-type="float" office:value="5">
            <text:p>005</text:p>
          </table:table-cell>
          <table:table-cell table:style-name="ce125" office:value-type="string">
            <text:p>Social/space/View spaces list </text:p>
          </table:table-cell>
          <table:table-cell table:style-name="ce129" office:value-type="string">
            <text:p>View space by user Root</text:p>
          </table:table-cell>
          <table:table-cell table:style-name="ce131" office:value-type="string">
            <text:p>Step 2: Create some spaces</text:p>
          </table:table-cell>
          <table:table-cell table:style-name="ce131" office:value-type="string">
            <text:p>- Click on icon [create a space]</text:p>
            <text:p>- Enter all valid data</text:p>
            <text:p>- Click on button [Create]</text:p>
            <text:p>- Create more space</text:p>
          </table:table-cell>
          <table:table-cell table:style-name="ce140" office:value-type="string">
            <text:p>- Some new space is created.</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1">
          <table:table-cell table:style-name="ce110" table:formula="of:=IF(MID([.F109];6;1)&gt;MID([.F108];6;1);&quot;&quot;;MAX([.A$7:.A108])+1)">
            <text:p/>
          </table:table-cell>
          <table:table-cell table:style-name="ce117" office:value-type="string">
            <text:p>FNC_SOC_SPC_MNG_02</text:p>
          </table:table-cell>
          <table:table-cell table:style-name="ce122" table:formula="of:=IF(MID([.F109];6;1)&gt;MID([.F108];6;1);[.C108];[.C108]+1)" office:value-type="float" office:value="5">
            <text:p>005</text:p>
          </table:table-cell>
          <table:table-cell table:style-name="ce125" office:value-type="string">
            <text:p>Social/space/View spaces list </text:p>
          </table:table-cell>
          <table:table-cell table:style-name="ce129" office:value-type="string">
            <text:p>View space by user Root</text:p>
          </table:table-cell>
          <table:table-cell table:style-name="ce131" office:value-type="string">
            <text:p>Step 3: Send invitation to Root </text:p>
          </table:table-cell>
          <table:table-cell table:style-name="ce131" office:value-type="string">
            <text:p>- Access the Space settings by click on Edit Space icon</text:p>
            <text:p>- Select Members tab</text:p>
            <text:p>- Select Root and send invitation</text:p>
          </table:table-cell>
          <table:table-cell table:style-name="ce140" office:value-type="string">
            <text:p>Send invitations to root successful</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110];6;1)&gt;MID([.F109];6;1);&quot;&quot;;MAX([.A$7:.A109])+1)">
            <text:p/>
          </table:table-cell>
          <table:table-cell table:style-name="ce117" office:value-type="string">
            <text:p>FNC_SOC_SPC_MNG_02</text:p>
          </table:table-cell>
          <table:table-cell table:style-name="ce122" table:formula="of:=IF(MID([.F110];6;1)&gt;MID([.F109];6;1);[.C109];[.C109]+1)" office:value-type="float" office:value="5">
            <text:p>005</text:p>
          </table:table-cell>
          <table:table-cell table:style-name="ce125" office:value-type="string">
            <text:p>Social/space/View spaces list </text:p>
          </table:table-cell>
          <table:table-cell table:style-name="ce129" office:value-type="string">
            <text:p>View space by user Root</text:p>
          </table:table-cell>
          <table:table-cell table:style-name="ce131" office:value-type="string">
            <text:p>Step 4: Create more space by root</text:p>
          </table:table-cell>
          <table:table-cell table:style-name="ce131" office:value-type="string">
            <text:p>- Log in by root user</text:p>
            <text:p><text:span text:style-name="T8">- Create some space</text:span></text:p>
          </table:table-cell>
          <table:table-cell table:style-name="ce131" office:value-type="string">
            <text:p>New Space is created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7">
          <table:table-cell table:style-name="ce110" table:formula="of:=IF(MID([.F111];6;1)&gt;MID([.F110];6;1);&quot;&quot;;MAX([.A$7:.A110])+1)">
            <text:p/>
          </table:table-cell>
          <table:table-cell table:style-name="ce117" office:value-type="string">
            <text:p>FNC_SOC_SPC_MNG_02</text:p>
          </table:table-cell>
          <table:table-cell table:style-name="ce122" table:formula="of:=IF(MID([.F111];6;1)&gt;MID([.F110];6;1);[.C110];[.C110]+1)" office:value-type="float" office:value="5">
            <text:p>005</text:p>
          </table:table-cell>
          <table:table-cell table:style-name="ce125" office:value-type="string">
            <text:p>Social/space/View spaces list </text:p>
          </table:table-cell>
          <table:table-cell table:style-name="ce129" office:value-type="string">
            <text:p>View space by user Root</text:p>
          </table:table-cell>
          <table:table-cell table:style-name="ce135" office:value-type="string">
            <text:p>Step 5: View public space by Root</text:p>
          </table:table-cell>
          <table:table-cell table:style-name="ce131" office:value-type="string">
            <text:p>- Click on <text:span text:style-name="T1">Public </text:span></text:p>
          </table:table-cell>
          <table:table-cell table:style-name="ce131" office:value-type="string">
            <text:p>Show message: <text:span text:style-name="T7">No public spaces yet to </text:span><text:span text:style-name="T7">request to join.</text:span></text:p>
            <text:p>User Root can edit with all existed spaces in system</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112];6;1)&gt;MID([.F111];6;1);&quot;&quot;;MAX([.A$7:.A111])+1)">
            <text:p/>
          </table:table-cell>
          <table:table-cell table:style-name="ce117" office:value-type="string">
            <text:p>FNC_SOC_SPC_MNG_02</text:p>
          </table:table-cell>
          <table:table-cell table:style-name="ce122" table:formula="of:=IF(MID([.F112];6;1)&gt;MID([.F111];6;1);[.C111];[.C111]+1)" office:value-type="float" office:value="5">
            <text:p>005</text:p>
          </table:table-cell>
          <table:table-cell table:style-name="ce125" office:value-type="string">
            <text:p>Social/space/View spaces list </text:p>
          </table:table-cell>
          <table:table-cell table:style-name="ce129" office:value-type="string">
            <text:p>View space by user Root</text:p>
          </table:table-cell>
          <table:table-cell table:style-name="ce135" office:value-type="string">
            <text:p>Step 6: View my spaces list</text:p>
          </table:table-cell>
          <table:table-cell table:style-name="ce131" office:value-type="string">
            <text:p>- Click on <text:s/><text:span text:style-name="T1">my spaces</text:span></text:p>
          </table:table-cell>
          <table:table-cell table:style-name="ce131" office:value-type="string">
            <text:p>Show all spaces which are existing on system</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1">
          <table:table-cell table:style-name="ce110" table:formula="of:=IF(MID([.F113];6;1)&gt;MID([.F112];6;1);&quot;&quot;;MAX([.A$7:.A112])+1)">
            <text:p/>
          </table:table-cell>
          <table:table-cell table:style-name="ce117" office:value-type="string">
            <text:p>FNC_SOC_SPC_MNG_02</text:p>
          </table:table-cell>
          <table:table-cell table:style-name="ce122" table:formula="of:=IF(MID([.F113];6;1)&gt;MID([.F112];6;1);[.C112];[.C112]+1)" office:value-type="float" office:value="5">
            <text:p>005</text:p>
          </table:table-cell>
          <table:table-cell table:style-name="ce125" office:value-type="string">
            <text:p>Social/space/View spaces list </text:p>
          </table:table-cell>
          <table:table-cell table:style-name="ce129" office:value-type="string">
            <text:p>View space by user Root</text:p>
          </table:table-cell>
          <table:table-cell table:style-name="ce131" office:value-type="string">
            <text:p>Step 7: View invitation spaces list</text:p>
          </table:table-cell>
          <table:table-cell table:style-name="ce131" office:value-type="string">
            <text:p>- Click on <text:span text:style-name="T1">Invitations</text:span></text:p>
          </table:table-cell>
          <table:table-cell table:style-name="ce131" office:value-type="string">
            <text:p>Show message:<text:span text:style-name="T7"> No invited spaces yet to </text:span><text:span text:style-name="T7">accept or deny.</text:span></text:p>
            <text:p>When has an invitation from other space, user Root will be automatically became member of the spac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114];6;1)&gt;MID([.F113];6;1);&quot;&quot;;MAX([.A$7:.A113])+1)">
            <text:p/>
          </table:table-cell>
          <table:table-cell table:style-name="ce117" office:value-type="string">
            <text:p>FNC_SOC_SPC_MNG_02</text:p>
          </table:table-cell>
          <table:table-cell table:style-name="ce122" table:formula="of:=IF(MID([.F114];6;1)&gt;MID([.F113];6;1);[.C113];[.C113]+1)" office:value-type="float" office:value="5">
            <text:p>005</text:p>
          </table:table-cell>
          <table:table-cell table:style-name="ce125" office:value-type="string">
            <text:p>Social/space/View spaces list </text:p>
          </table:table-cell>
          <table:table-cell table:style-name="ce129" office:value-type="string">
            <text:p>View space by user Root</text:p>
          </table:table-cell>
          <table:table-cell table:style-name="ce131" office:value-type="string">
            <text:p>Step 8: View pending spaces list</text:p>
          </table:table-cell>
          <table:table-cell table:style-name="ce131" office:value-type="string">
            <text:p>- Click on <text:span text:style-name="T1">Pendings</text:span></text:p>
          </table:table-cell>
          <table:table-cell table:style-name="ce131" office:value-type="string">
            <text:p>Show message: <text:span text:style-name="T7">No pending spaces yet to </text:span><text:span text:style-name="T7">revoke.</text:span></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115];6;1)&gt;MID([.F114];6;1);&quot;&quot;;MAX([.A$7:.A114])+1)" office:value-type="float" office:value="31">
            <text:p>031</text:p>
          </table:table-cell>
          <table:table-cell table:style-name="ce117" office:value-type="string">
            <text:p>FNC_SOC_SPC_MNG_02</text:p>
          </table:table-cell>
          <table:table-cell table:style-name="ce122" table:formula="of:=IF(MID([.F115];6;1)&gt;MID([.F114];6;1);[.C114];[.C114]+1)" office:value-type="float" office:value="6">
            <text:p>006</text:p>
          </table:table-cell>
          <table:table-cell table:style-name="ce125" office:value-type="string">
            <text:p>Social/space/View spaces list </text:p>
          </table:table-cell>
          <table:table-cell table:style-name="ce78" office:value-type="string">
            <text:p>Check paging</text:p>
          </table:table-cell>
          <table:table-cell table:style-name="ce131" office:value-type="string">
            <text:p>Step 1: Go to space page</text:p>
          </table:table-cell>
          <table:table-cell table:style-name="ce131" office:value-type="string">
            <text:p>- Sign in system</text:p>
            <text:p>- Select space page to view</text:p>
          </table:table-cell>
          <table:table-cell table:style-name="ce140" office:value-type="string">
            <text:p>- 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11">
          <table:table-cell table:style-name="ce110" table:formula="of:=IF(MID([.F116];6;1)&gt;MID([.F115];6;1);&quot;&quot;;MAX([.A$7:.A115])+1)">
            <text:p/>
          </table:table-cell>
          <table:table-cell table:style-name="ce117" office:value-type="string">
            <text:p>FNC_SOC_SPC_MNG_02</text:p>
          </table:table-cell>
          <table:table-cell table:style-name="ce122" table:formula="of:=IF(MID([.F116];6;1)&gt;MID([.F115];6;1);[.C115];[.C115]+1)" office:value-type="float" office:value="6">
            <text:p>006</text:p>
          </table:table-cell>
          <table:table-cell table:style-name="ce125" office:value-type="string">
            <text:p>Social/space/View spaces list </text:p>
          </table:table-cell>
          <table:table-cell table:style-name="ce129" office:value-type="string">
            <text:p>Check paging</text:p>
          </table:table-cell>
          <table:table-cell table:style-name="ce131" office:value-type="string">
            <text:p>Step 2: Create some space</text:p>
          </table:table-cell>
          <table:table-cell table:style-name="ce131" office:value-type="string">
            <text:p>Create more than 40 spaces</text:p>
          </table:table-cell>
          <table:table-cell table:style-name="ce140" office:value-type="string">
            <text:p>Create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9">
          <table:table-cell table:style-name="ce110" table:formula="of:=IF(MID([.F117];6;1)&gt;MID([.F116];6;1);&quot;&quot;;MAX([.A$7:.A116])+1)">
            <text:p/>
          </table:table-cell>
          <table:table-cell table:style-name="ce117" office:value-type="string">
            <text:p>FNC_SOC_SPC_MNG_02</text:p>
          </table:table-cell>
          <table:table-cell table:style-name="ce122" table:formula="of:=IF(MID([.F117];6;1)&gt;MID([.F116];6;1);[.C116];[.C116]+1)" office:value-type="float" office:value="6">
            <text:p>006</text:p>
          </table:table-cell>
          <table:table-cell table:style-name="ce125" office:value-type="string">
            <text:p>Social/space/View spaces list </text:p>
          </table:table-cell>
          <table:table-cell table:style-name="ce129" office:value-type="string">
            <text:p>Check paging</text:p>
          </table:table-cell>
          <table:table-cell table:style-name="ce131" office:value-type="string">
            <text:p>Step 3: Check paging on My spaces list</text:p>
          </table:table-cell>
          <table:table-cell table:style-name="ce131" office:value-type="string">
            <text:p>On my spaces list:</text:p>
            <text:p>- Click on [back 10 pages] icon</text:p>
            <text:p>- Click on [Previous page] icon</text:p>
            <text:p>- Click on [next page] icon</text:p>
            <text:p>- Click on [next 10 Pages] icon</text:p>
          </table:table-cell>
          <table:table-cell table:style-name="ce131" office:value-type="string">
            <text:p>Move and display correct order and content in each page. </text:p>
            <text:p><text:span text:style-name="T20"/></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5">
          <table:table-cell table:style-name="ce110" table:formula="of:=IF(MID([.F118];6;1)&gt;MID([.F117];6;1);&quot;&quot;;MAX([.A$7:.A117])+1)">
            <text:p/>
          </table:table-cell>
          <table:table-cell table:style-name="ce117" office:value-type="string">
            <text:p>FNC_SOC_SPC_MNG_02</text:p>
          </table:table-cell>
          <table:table-cell table:style-name="ce122" table:formula="of:=IF(MID([.F118];6;1)&gt;MID([.F117];6;1);[.C117];[.C117]+1)" office:value-type="float" office:value="6">
            <text:p>006</text:p>
          </table:table-cell>
          <table:table-cell table:style-name="ce125" office:value-type="string">
            <text:p>Social/space/View spaces list </text:p>
          </table:table-cell>
          <table:table-cell table:style-name="ce129" office:value-type="string">
            <text:p>Check paging</text:p>
          </table:table-cell>
          <table:table-cell table:style-name="ce131" office:value-type="string">
            <text:p>Step 4: Check paging on invitation space list</text:p>
          </table:table-cell>
          <table:table-cell table:style-name="ce131" office:value-type="string">
            <text:p>Other user send invitations to user.</text:p>
            <text:p>User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31" office:value-type="string">
            <text:p>Move and display correct order and content in each page. </text:p>
            <text:p><text:span text:style-name="T20"/></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6">
          <table:table-cell table:style-name="ce110" table:formula="of:=IF(MID([.F119];6;1)&gt;MID([.F118];6;1);&quot;&quot;;MAX([.A$7:.A118])+1)">
            <text:p/>
          </table:table-cell>
          <table:table-cell table:style-name="ce117" office:value-type="string">
            <text:p>FNC_SOC_SPC_MNG_02</text:p>
          </table:table-cell>
          <table:table-cell table:style-name="ce122" table:formula="of:=IF(MID([.F119];6;1)&gt;MID([.F118];6;1);[.C118];[.C118]+1)" office:value-type="float" office:value="6">
            <text:p>006</text:p>
          </table:table-cell>
          <table:table-cell table:style-name="ce125" office:value-type="string">
            <text:p>Social/space/View spaces list </text:p>
          </table:table-cell>
          <table:table-cell table:style-name="ce129" office:value-type="string">
            <text:p>Check paging</text:p>
          </table:table-cell>
          <table:table-cell table:style-name="ce131" office:value-type="string">
            <text:p>Step 5: Check paging on pending <text:s/>spaces list</text:p>
          </table:table-cell>
          <table:table-cell table:style-name="ce131" office:value-type="string">
            <text:p>Send request to join spaces.</text:p>
            <text:p>User select <text:span text:style-name="T1">Pending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31" office:value-type="string">
            <text:p>Move and display correct order and content in each page. </text:p>
            <text:p><text:span text:style-name="T20"/></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7">
          <table:table-cell table:style-name="ce110" table:formula="of:=IF(MID([.F120];6;1)&gt;MID([.F119];6;1);&quot;&quot;;MAX([.A$7:.A119])+1)">
            <text:p/>
          </table:table-cell>
          <table:table-cell table:style-name="ce117" office:value-type="string">
            <text:p>FNC_SOC_SPC_MNG_02</text:p>
          </table:table-cell>
          <table:table-cell table:style-name="ce122" table:formula="of:=IF(MID([.F120];6;1)&gt;MID([.F119];6;1);[.C119];[.C119]+1)" office:value-type="float" office:value="6">
            <text:p>006</text:p>
          </table:table-cell>
          <table:table-cell table:style-name="ce125" office:value-type="string">
            <text:p>Social/space/View spaces list </text:p>
          </table:table-cell>
          <table:table-cell table:style-name="ce129" office:value-type="string">
            <text:p>Check paging</text:p>
          </table:table-cell>
          <table:table-cell table:style-name="ce131" office:value-type="string">
            <text:p>Step 6: check paging on Public spaces list</text:p>
          </table:table-cell>
          <table:table-cell table:style-name="ce131" office:value-type="string">
            <text:p>Other user create spaces.</text:p>
            <text:p>Use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31" office:value-type="string">
            <text:p>Move and display correct order and content in each page. </text:p>
            <text:p><text:span text:style-name="T20"/></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1">
          <table:table-cell table:style-name="ce110" table:formula="of:=IF(MID([.F121];6;1)&gt;MID([.F120];6;1);&quot;&quot;;MAX([.A$7:.A120])+1)" office:value-type="float" office:value="32">
            <text:p>032</text:p>
          </table:table-cell>
          <table:table-cell table:style-name="ce117" office:value-type="string">
            <text:p>FNC_SOC_SPC_MNG_03</text:p>
          </table:table-cell>
          <table:table-cell table:style-name="ce121" office:value-type="float" office:value="1">
            <text:p>001</text:p>
          </table:table-cell>
          <table:table-cell table:style-name="ce125" office:value-type="string">
            <text:p>Social/space/Access </text:p>
          </table:table-cell>
          <table:table-cell table:style-name="ce77" office:value-type="string">
            <text:p>Access Space by user who is not member (except Root)</text:p>
          </table:table-cell>
          <table:table-cell table:style-name="ce131" office:value-type="string">
            <text:p>Step 1: user A creates space</text:p>
          </table:table-cell>
          <table:table-cell table:style-name="ce131" office:value-type="string">
            <text:p>- A signs in system</text:p>
            <text:p>- Select space page</text:p>
            <text:p>- Click on button create a space</text:p>
            <text:p>- Enter all valid data and click on [create] button.</text:p>
          </table:table-cell>
          <table:table-cell table:style-name="ce140" office:value-type="string">
            <text:p>Create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122];6;1)&gt;MID([.F121];6;1);&quot;&quot;;MAX([.A$7:.A121])+1)">
            <text:p/>
          </table:table-cell>
          <table:table-cell table:style-name="ce117" office:value-type="string">
            <text:p>FNC_SOC_SPC_MNG_03</text:p>
          </table:table-cell>
          <table:table-cell table:style-name="ce122" table:formula="of:=IF(MID([.F122];6;1)&gt;MID([.F121];6;1);[.C121];[.C121]+1)" office:value-type="float" office:value="1">
            <text:p>001</text:p>
          </table:table-cell>
          <table:table-cell table:style-name="ce125" office:value-type="string">
            <text:p>Social/space/Access </text:p>
          </table:table-cell>
          <table:table-cell table:style-name="ce130" office:value-type="string">
            <text:p>Access Space by user who is not member (except Root)</text:p>
          </table:table-cell>
          <table:table-cell table:style-name="ce131" office:value-type="string">
            <text:p>Step 2: User B sign in</text:p>
          </table:table-cell>
          <table:table-cell table:style-name="ce131" office:value-type="string">
            <text:p>- B signs in system</text:p>
            <text:p>- Select space page</text:p>
          </table:table-cell>
          <table:table-cell table:style-name="ce140" office:value-type="string">
            <text:p>Show content of space pag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8">
          <table:table-cell table:style-name="ce110" table:formula="of:=IF(MID([.F123];6;1)&gt;MID([.F122];6;1);&quot;&quot;;MAX([.A$7:.A122])+1)">
            <text:p/>
          </table:table-cell>
          <table:table-cell table:style-name="ce117" office:value-type="string">
            <text:p>FNC_SOC_SPC_MNG_03</text:p>
          </table:table-cell>
          <table:table-cell table:style-name="ce122" table:formula="of:=IF(MID([.F123];6;1)&gt;MID([.F122];6;1);[.C122];[.C122]+1)" office:value-type="float" office:value="1">
            <text:p>001</text:p>
          </table:table-cell>
          <table:table-cell table:style-name="ce125" office:value-type="string">
            <text:p>Social/space/Access </text:p>
          </table:table-cell>
          <table:table-cell table:style-name="ce130" office:value-type="string">
            <text:p>Access Space by user who is not member (except Root)</text:p>
          </table:table-cell>
          <table:table-cell table:style-name="ce131" office:value-type="string">
            <text:p>Step 3: View public space</text:p>
          </table:table-cell>
          <table:table-cell table:style-name="ce131" office:value-type="string">
            <text:p>- Select <text:span text:style-name="T1">Public</text:span></text:p>
          </table:table-cell>
          <table:table-cell table:style-name="ce131"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7">
          <table:table-cell table:style-name="ce110" table:formula="of:=IF(MID([.F124];6;1)&gt;MID([.F123];6;1);&quot;&quot;;MAX([.A$7:.A123])+1)">
            <text:p/>
          </table:table-cell>
          <table:table-cell table:style-name="ce117" office:value-type="string">
            <text:p>FNC_SOC_SPC_MNG_03</text:p>
          </table:table-cell>
          <table:table-cell table:style-name="ce122" table:formula="of:=IF(MID([.F124];6;1)&gt;MID([.F123];6;1);[.C123];[.C123]+1)" office:value-type="float" office:value="1">
            <text:p>001</text:p>
          </table:table-cell>
          <table:table-cell table:style-name="ce125" office:value-type="string">
            <text:p>Social/space/Access </text:p>
          </table:table-cell>
          <table:table-cell table:style-name="ce130" office:value-type="string">
            <text:p>Access Space by user who is not member (except Root)</text:p>
          </table:table-cell>
          <table:table-cell table:style-name="ce131" office:value-type="string">
            <text:p>Step 4: Access a space</text:p>
          </table:table-cell>
          <table:table-cell table:style-name="ce131" office:value-type="string">
            <text:p>- Select a space which has created at step 1 and move mouse over the name of space</text:p>
          </table:table-cell>
          <table:table-cell table:style-name="ce131" office:value-type="string">
            <text:p>Keep current page and user can not access the spac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9">
          <table:table-cell table:style-name="ce110" table:formula="of:=IF(MID([.F125];6;1)&gt;MID([.F124];6;1);&quot;&quot;;MAX([.A$7:.A124])+1)" office:value-type="float" office:value="33">
            <text:p>033</text:p>
          </table:table-cell>
          <table:table-cell table:style-name="ce117" office:value-type="string">
            <text:p>FNC_SOC_SPC_MNG_03</text:p>
          </table:table-cell>
          <table:table-cell table:style-name="ce122" table:formula="of:=IF(MID([.F125];6;1)&gt;MID([.F124];6;1);[.C124];[.C124]+1)" office:value-type="float" office:value="2">
            <text:p>002</text:p>
          </table:table-cell>
          <table:table-cell table:style-name="ce125" office:value-type="string">
            <text:p>Social/space/Access </text:p>
          </table:table-cell>
          <table:table-cell table:style-name="ce77" office:value-type="string">
            <text:p>Access Space by user who is member</text:p>
          </table:table-cell>
          <table:table-cell table:style-name="ce131" office:value-type="string">
            <text:p>Step 1: user A creates space</text:p>
          </table:table-cell>
          <table:table-cell table:style-name="ce131"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40" office:value-type="string">
            <text:p>- Create new space successfully</text:p>
            <text:p>- Send invitation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0">
          <table:table-cell table:style-name="ce110" table:formula="of:=IF(MID([.F126];6;1)&gt;MID([.F125];6;1);&quot;&quot;;MAX([.A$7:.A125])+1)">
            <text:p/>
          </table:table-cell>
          <table:table-cell table:style-name="ce117" office:value-type="string">
            <text:p>FNC_SOC_SPC_MNG_03</text:p>
          </table:table-cell>
          <table:table-cell table:style-name="ce122" table:formula="of:=IF(MID([.F126];6;1)&gt;MID([.F125];6;1);[.C125];[.C125]+1)" office:value-type="float" office:value="2">
            <text:p>002</text:p>
          </table:table-cell>
          <table:table-cell table:style-name="ce125" office:value-type="string">
            <text:p>Social/space/Access </text:p>
          </table:table-cell>
          <table:table-cell table:style-name="ce130" office:value-type="string">
            <text:p>Access Space by user who is member</text:p>
          </table:table-cell>
          <table:table-cell table:style-name="ce131" office:value-type="string">
            <text:p>Step 2: User B accepts invitation</text:p>
          </table:table-cell>
          <table:table-cell table:style-name="ce131" office:value-type="string">
            <text:p>- B signs in system</text:p>
            <text:p>- Select space page</text:p>
            <text:p>- Select <text:span text:style-name="T1">Invitations </text:span><text:span text:style-name="T12">spaces list</text:span></text:p>
            <text:p>- Click accept invitation of space which has create at step 1</text:p>
          </table:table-cell>
          <table:table-cell table:style-name="ce131" office:value-type="string">
            <text:p>User B becomes member of the spac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9">
          <table:table-cell table:style-name="ce110" table:formula="of:=IF(MID([.F127];6;1)&gt;MID([.F126];6;1);&quot;&quot;;MAX([.A$7:.A126])+1)">
            <text:p/>
          </table:table-cell>
          <table:table-cell table:style-name="ce117" office:value-type="string">
            <text:p>FNC_SOC_SPC_MNG_03</text:p>
          </table:table-cell>
          <table:table-cell table:style-name="ce122" table:formula="of:=IF(MID([.F127];6;1)&gt;MID([.F126];6;1);[.C126];[.C126]+1)" office:value-type="float" office:value="2">
            <text:p>002</text:p>
          </table:table-cell>
          <table:table-cell table:style-name="ce125" office:value-type="string">
            <text:p>Social/space/Access </text:p>
          </table:table-cell>
          <table:table-cell table:style-name="ce130" office:value-type="string">
            <text:p>Access Space by user who is member</text:p>
          </table:table-cell>
          <table:table-cell table:style-name="ce131" office:value-type="string">
            <text:p>Step 3: Access a space</text:p>
          </table:table-cell>
          <table:table-cell table:style-name="ce131" office:value-type="string">
            <text:p>- User B accesses to the space which has accept at step 2</text:p>
          </table:table-cell>
          <table:table-cell table:style-name="ce131"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45">
          <table:table-cell table:style-name="ce110" table:formula="of:=IF(MID([.F128];6;1)&gt;MID([.F127];6;1);&quot;&quot;;MAX([.A$7:.A127])+1)" office:value-type="float" office:value="34">
            <text:p>034</text:p>
          </table:table-cell>
          <table:table-cell table:style-name="ce117" office:value-type="string">
            <text:p>FNC_SOC_SPC_MNG_03</text:p>
          </table:table-cell>
          <table:table-cell table:style-name="ce122" table:formula="of:=IF(MID([.F128];6;1)&gt;MID([.F127];6;1);[.C127];[.C127]+1)" office:value-type="float" office:value="3">
            <text:p>003</text:p>
          </table:table-cell>
          <table:table-cell table:style-name="ce125" office:value-type="string">
            <text:p>Social/space/Access </text:p>
          </table:table-cell>
          <table:table-cell table:style-name="ce77" office:value-type="string">
            <text:p>Access Space by user who is manager of the space</text:p>
          </table:table-cell>
          <table:table-cell table:style-name="ce131" office:value-type="string">
            <text:p>Step 1: Creates space</text:p>
          </table:table-cell>
          <table:table-cell table:style-name="ce131" office:value-type="string">
            <text:p>- Sign in system</text:p>
            <text:p>- Select space page</text:p>
            <text:p>- Click on [create a space] button</text:p>
            <text:p>- Enter valid name and click on [create] button.</text:p>
            <text:p/>
          </table:table-cell>
          <table:table-cell table:style-name="ce140" office:value-type="string">
            <text:p>- Create new space successfully</text:p>
            <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3">
          <table:table-cell table:style-name="ce110" table:formula="of:=IF(MID([.F129];6;1)&gt;MID([.F128];6;1);&quot;&quot;;MAX([.A$7:.A128])+1)">
            <text:p/>
          </table:table-cell>
          <table:table-cell table:style-name="ce117" office:value-type="string">
            <text:p>FNC_SOC_SPC_MNG_03</text:p>
          </table:table-cell>
          <table:table-cell table:style-name="ce122" table:formula="of:=IF(MID([.F129];6;1)&gt;MID([.F128];6;1);[.C128];[.C128]+1)" office:value-type="float" office:value="3">
            <text:p>003</text:p>
          </table:table-cell>
          <table:table-cell table:style-name="ce125" office:value-type="string">
            <text:p>Social/space/Access </text:p>
          </table:table-cell>
          <table:table-cell table:style-name="ce130" office:value-type="string">
            <text:p>Access Space by user who is manager of the space</text:p>
          </table:table-cell>
          <table:table-cell table:style-name="ce131" office:value-type="string">
            <text:p>Step 2: Access a space</text:p>
          </table:table-cell>
          <table:table-cell table:style-name="ce131" office:value-type="string">
            <text:p>- Select a space at step 1</text:p>
            <text:p>- Click on the space</text:p>
          </table:table-cell>
          <table:table-cell table:style-name="ce131" office:value-type="string">
            <text:p>Access space successfully. </text:p>
            <text:p>- Default: manager in space will see some applications: </text:p>
            <text:p><text:s text:c="4"/>* Home application: like a activities page. Member add more action or share links</text:p>
            <text:p><text:span text:style-name="T21"><text:s text:c="4"/></text:span><text:span text:style-name="T21">* Dashboard: Like dashboard page. </text:span><text:span text:style-name="T21">Member can open workspace to add </text:span><text:span text:style-name="T21">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46">
          <table:table-cell table:style-name="ce110" table:formula="of:=IF(MID([.F130];6;1)&gt;MID([.F129];6;1);&quot;&quot;;MAX([.A$7:.A129])+1)">
            <text:p/>
          </table:table-cell>
          <table:table-cell table:style-name="ce117" office:value-type="string">
            <text:p>FNC_SOC_SPC_MNG_03</text:p>
          </table:table-cell>
          <table:table-cell table:style-name="ce122" table:formula="of:=IF(MID([.F130];6;1)&gt;MID([.F129];6;1);[.C129];[.C129]+1)" office:value-type="float" office:value="3">
            <text:p>003</text:p>
          </table:table-cell>
          <table:table-cell table:style-name="ce125" office:value-type="string">
            <text:p>Social/space/Access </text:p>
          </table:table-cell>
          <table:table-cell table:style-name="ce130" office:value-type="string">
            <text:p>Access Space by user who is manager of the space</text:p>
          </table:table-cell>
          <table:table-cell table:style-name="ce131" office:value-type="string">
            <text:p>Step 3: Access the Space settings portlet</text:p>
          </table:table-cell>
          <table:table-cell table:style-name="ce131" office:value-type="string">
            <text:p>- Click on the [Space settings] portlet</text:p>
          </table:table-cell>
          <table:table-cell table:style-name="ce131"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2">Space navigations</text:span>: allow manager of space manage navigation of space.</text:p>
            <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31">
          <table:table-cell table:style-name="ce110" table:formula="of:=IF(MID([.F131];6;1)&gt;MID([.F130];6;1);&quot;&quot;;MAX([.A$7:.A130])+1)" office:value-type="float" office:value="35">
            <text:p>035</text:p>
          </table:table-cell>
          <table:table-cell table:style-name="ce117" office:value-type="string">
            <text:p>FNC_SOC_SPC_MNG_03</text:p>
          </table:table-cell>
          <table:table-cell table:style-name="ce122" table:formula="of:=IF(MID([.F131];6;1)&gt;MID([.F130];6;1);[.C130];[.C130]+1)" office:value-type="float" office:value="4">
            <text:p>004</text:p>
          </table:table-cell>
          <table:table-cell table:style-name="ce125" office:value-type="string">
            <text:p>Social/space/Access </text:p>
          </table:table-cell>
          <table:table-cell table:style-name="ce77" office:value-type="string">
            <text:p>Access Space by user Root</text:p>
          </table:table-cell>
          <table:table-cell table:style-name="ce131" office:value-type="string">
            <text:p>Step 1: user A creates space</text:p>
          </table:table-cell>
          <table:table-cell table:style-name="ce131" office:value-type="string">
            <text:p>- A signs in system</text:p>
            <text:p>- Select space page</text:p>
            <text:p>- Click on button create a space</text:p>
            <text:p>- Enter all valid data and click on [create] button.</text:p>
          </table:table-cell>
          <table:table-cell table:style-name="ce140" office:value-type="string">
            <text:p>Create space successfully.</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2">
          <table:table-cell table:style-name="ce110" table:formula="of:=IF(MID([.F132];6;1)&gt;MID([.F131];6;1);&quot;&quot;;MAX([.A$7:.A131])+1)">
            <text:p/>
          </table:table-cell>
          <table:table-cell table:style-name="ce117" office:value-type="string">
            <text:p>FNC_SOC_SPC_MNG_03</text:p>
          </table:table-cell>
          <table:table-cell table:style-name="ce122" table:formula="of:=IF(MID([.F132];6;1)&gt;MID([.F131];6;1);[.C131];[.C131]+1)" office:value-type="float" office:value="4">
            <text:p>004</text:p>
          </table:table-cell>
          <table:table-cell table:style-name="ce125" office:value-type="string">
            <text:p>Social/space/Access </text:p>
          </table:table-cell>
          <table:table-cell table:style-name="ce130" office:value-type="string">
            <text:p>Access Space by user Root</text:p>
          </table:table-cell>
          <table:table-cell table:style-name="ce131" office:value-type="string">
            <text:p>Step 2: Root sign in</text:p>
          </table:table-cell>
          <table:table-cell table:style-name="ce131" office:value-type="string">
            <text:p>- Root signs in system</text:p>
            <text:p>- Select space page.</text:p>
            <text:p>- Select my spaces list</text:p>
          </table:table-cell>
          <table:table-cell table:style-name="ce131" office:value-type="string">
            <text:p>Show all exited Space on system or show all space which user is member of on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3">
          <table:table-cell table:style-name="ce110" table:formula="of:=IF(MID([.F133];6;1)&gt;MID([.F132];6;1);&quot;&quot;;MAX([.A$7:.A132])+1)">
            <text:p/>
          </table:table-cell>
          <table:table-cell table:style-name="ce117" office:value-type="string">
            <text:p>FNC_SOC_SPC_MNG_03</text:p>
          </table:table-cell>
          <table:table-cell table:style-name="ce122" table:formula="of:=IF(MID([.F133];6;1)&gt;MID([.F132];6;1);[.C132];[.C132]+1)" office:value-type="float" office:value="4">
            <text:p>004</text:p>
          </table:table-cell>
          <table:table-cell table:style-name="ce125" office:value-type="string">
            <text:p>Social/space/Access </text:p>
          </table:table-cell>
          <table:table-cell table:style-name="ce130" office:value-type="string">
            <text:p>Access Space by user Root</text:p>
          </table:table-cell>
          <table:table-cell table:style-name="ce131" office:value-type="string">
            <text:p>Step 3: Access a space</text:p>
          </table:table-cell>
          <table:table-cell table:style-name="ce131" office:value-type="string">
            <text:p>- Select a space which has created at step 1</text:p>
          </table:table-cell>
          <table:table-cell table:style-name="ce131" office:value-type="string">
            <text:p>Access space successfully. </text:p>
            <text:p>- Default: manager in space will see some applications: </text:p>
            <text:p><text:s text:c="4"/>* Home application: like a activities page. Member add more action or share links</text:p>
            <text:p><text:span text:style-name="T21"><text:s text:c="4"/></text:span><text:span text:style-name="T21">* Dashboard: Like dashboard page. </text:span><text:span text:style-name="T21">Member can open workspace to add </text:span><text:span text:style-name="T21">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45" office:value-type="string">
            <text:p>Medium</text:p>
          </table:table-cell>
          <table:table-cell table:style-name="ce151"/>
          <table:table-cell table:style-name="ce154" table:number-columns-repeated="9"/>
          <table:table-cell table:style-name="ce161" table:number-columns-repeated="228"/>
        </table:table-row>
        <table:table-row table:style-name="ro27">
          <table:table-cell table:style-name="ce110" table:formula="of:=IF(MID([.F134];6;1)&gt;MID([.F133];6;1);&quot;&quot;;MAX([.A$7:.A133])+1)">
            <text:p/>
          </table:table-cell>
          <table:table-cell table:style-name="ce117" office:value-type="string">
            <text:p>FNC_SOC_SPC_MNG_03</text:p>
          </table:table-cell>
          <table:table-cell table:style-name="ce122" table:formula="of:=IF(MID([.F134];6;1)&gt;MID([.F133];6;1);[.C133];[.C133]+1)" office:value-type="float" office:value="4">
            <text:p>004</text:p>
          </table:table-cell>
          <table:table-cell table:style-name="ce125" office:value-type="string">
            <text:p>Social/space/Access </text:p>
          </table:table-cell>
          <table:table-cell table:style-name="ce130" office:value-type="string">
            <text:p>Access Space by user Root</text:p>
          </table:table-cell>
          <table:table-cell table:style-name="ce131" office:value-type="string">
            <text:p>Step 4: Root accesses a space from space link</text:p>
          </table:table-cell>
          <table:table-cell table:style-name="ce131" office:value-type="string">
            <text:p>- Move mouse over the space link</text:p>
            <text:p>- Select any space form list and access the space</text:p>
          </table:table-cell>
          <table:table-cell table:style-name="ce131" office:value-type="string">
            <text:p>Root accesses the space like the manager of space</text:p>
          </table:table-cell>
          <table:table-cell table:style-name="ce145" office:value-type="string">
            <text:p>Medium</text:p>
          </table:table-cell>
          <table:table-cell table:style-name="ce151"/>
          <table:table-cell table:style-name="ce154" table:number-columns-repeated="9"/>
          <table:table-cell table:style-name="ce107" table:number-columns-repeated="228"/>
        </table:table-row>
        <table:table-row table:style-name="ro32">
          <table:table-cell table:style-name="ce110" table:formula="of:=IF(MID([.F135];6;1)&gt;MID([.F134];6;1);&quot;&quot;;MAX([.A$7:.A134])+1)" office:value-type="float" office:value="36">
            <text:p>036</text:p>
          </table:table-cell>
          <table:table-cell table:style-name="ce117" office:value-type="string">
            <text:p>FNC_SOC_SPC_MNG_04</text:p>
          </table:table-cell>
          <table:table-cell table:style-name="ce121" office:value-type="float" office:value="1">
            <text:p>001</text:p>
          </table:table-cell>
          <table:table-cell table:style-name="ce125" office:value-type="string">
            <text:p>Social/space/Edit space</text:p>
          </table:table-cell>
          <table:table-cell table:style-name="ce77" office:value-type="string">
            <text:p><text:span text:style-name="T4">Show Edit space form </text:span>by user who is not manager of the space</text:p>
          </table:table-cell>
          <table:table-cell table:style-name="ce131" office:value-type="string">
            <text:p>Step 1: Creates space</text:p>
          </table:table-cell>
          <table:table-cell table:style-name="ce131" office:value-type="string">
            <text:p>- Sign in system</text:p>
            <text:p>- Select space page to view</text:p>
            <text:p>- Click on [create a space] button</text:p>
            <text:p>- Enter all valid data and click on [create] button</text:p>
            <text:p>- Send invitation to other user</text:p>
          </table:table-cell>
          <table:table-cell table:style-name="ce141" office:value-type="string">
            <text:p>- Create new space successfully </text:p>
          </table:table-cell>
          <table:table-cell table:style-name="ce146" office:value-type="string">
            <text:p>H<text:span text:style-name="T27">igh</text:span></text:p>
          </table:table-cell>
          <table:table-cell table:style-name="ce151"/>
          <table:table-cell table:style-name="ce154" table:number-columns-repeated="9"/>
          <table:table-cell table:style-name="ce107" table:number-columns-repeated="228"/>
        </table:table-row>
        <table:table-row table:style-name="ro29">
          <table:table-cell table:style-name="ce110" table:formula="of:=IF(MID([.F136];6;1)&gt;MID([.F135];6;1);&quot;&quot;;MAX([.A$7:.A135])+1)">
            <text:p/>
          </table:table-cell>
          <table:table-cell table:style-name="ce117" office:value-type="string">
            <text:p>FNC_SOC_SPC_MNG_04</text:p>
          </table:table-cell>
          <table:table-cell table:style-name="ce122" table:formula="of:=IF(MID([.F136];6;1)&gt;MID([.F135];6;1);[.C135];[.C135]+1)" office:value-type="float" office:value="1">
            <text:p>001</text:p>
          </table:table-cell>
          <table:table-cell table:style-name="ce125" office:value-type="string">
            <text:p>Social/space/Edit space</text:p>
          </table:table-cell>
          <table:table-cell table:style-name="ce130" office:value-type="string">
            <text:p><text:span text:style-name="T4">Show Edit space form </text:span>by user who is not manager of the space</text:p>
          </table:table-cell>
          <table:table-cell table:style-name="ce131" office:value-type="string">
            <text:p>Step 2: Show form edit space</text:p>
          </table:table-cell>
          <table:table-cell table:style-name="ce131" office:value-type="string">
            <text:p>- Sign in by user who has been sent invitation</text:p>
            <text:p>- Select I<text:span text:style-name="T1">nvitations</text:span> list and accept the <text:s/>invitation</text:p>
            <text:p>- Select <text:span text:style-name="T1">my spaces</text:span> list and access the space which user has accept invitation</text:p>
          </table:table-cell>
          <table:table-cell table:style-name="ce131" office:value-type="string">
            <text:p>User can not see [Edit] button to edit space. After user accesses the space successfully user can not see [Space Setting] portlet too</text:p>
          </table:table-cell>
          <table:table-cell table:style-name="ce146" office:value-type="string">
            <text:p>H<text:span text:style-name="T27">igh</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37];6;1)&gt;MID([.F136];6;1);&quot;&quot;;MAX([.A$7:.A136])+1)" office:value-type="float" office:value="37">
            <text:p>037</text:p>
          </table:table-cell>
          <table:table-cell table:style-name="ce117" office:value-type="string">
            <text:p>FNC_SOC_SPC_MNG_04</text:p>
          </table:table-cell>
          <table:table-cell table:style-name="ce122" table:formula="of:=IF(MID([.F137];6;1)&gt;MID([.F136];6;1);[.C136];[.C136]+1)" office:value-type="float" office:value="2">
            <text:p>002</text:p>
          </table:table-cell>
          <table:table-cell table:style-name="ce125" office:value-type="string">
            <text:p>Social/space/Edit space</text:p>
          </table:table-cell>
          <table:table-cell table:style-name="ce77" office:value-type="string">
            <text:p><text:span text:style-name="T4">Show Edit space form </text:span>by user who is manager of the space or user Root when click Edit space <text:s/>icon</text:p>
          </table:table-cell>
          <table:table-cell table:style-name="ce131" office:value-type="string">
            <text:p>Step 1:Create the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H<text:span text:style-name="T27">igh</text:span></text:p>
          </table:table-cell>
          <table:table-cell table:style-name="ce151"/>
          <table:table-cell table:style-name="ce154" table:number-columns-repeated="9"/>
          <table:table-cell table:style-name="ce107" table:number-columns-repeated="228"/>
        </table:table-row>
        <table:table-row table:style-name="ro24">
          <table:table-cell table:style-name="ce110" table:formula="of:=IF(MID([.F138];6;1)&gt;MID([.F137];6;1);&quot;&quot;;MAX([.A$7:.A137])+1)">
            <text:p/>
          </table:table-cell>
          <table:table-cell table:style-name="ce117" office:value-type="string">
            <text:p>FNC_SOC_SPC_MNG_04</text:p>
          </table:table-cell>
          <table:table-cell table:style-name="ce122" table:formula="of:=IF(MID([.F138];6;1)&gt;MID([.F137];6;1);[.C137];[.C137]+1)" office:value-type="float" office:value="2">
            <text:p>002</text:p>
          </table:table-cell>
          <table:table-cell table:style-name="ce125" office:value-type="string">
            <text:p>Social/space/Edit space</text:p>
          </table:table-cell>
          <table:table-cell table:style-name="ce130" office:value-type="string">
            <text:p><text:span text:style-name="T4">Show Edit space form </text:span>by user who is manager of the space or user Root</text:p>
          </table:table-cell>
          <table:table-cell table:style-name="ce131" office:value-type="string">
            <text:p>Step 2: Access Edit space portlet by click on Edit icon</text:p>
          </table:table-cell>
          <table:table-cell table:style-name="ce131" office:value-type="string">
            <text:p>- Select a space which has create at step 1</text:p>
            <text:p>- Click on [Edit space] icon</text:p>
            <text:p/>
          </table:table-cell>
          <table:table-cell table:style-name="ce142" office:value-type="string">
            <text:p>User is access on Space settings portlet of the space.</text:p>
            <text:p><text:s/>This portlet contains five tabs:</text:p>
            <text:p><text:span text:style-name="T23">- Settings</text:span><text:span text:style-name="T21">: manage information about </text:span><text:span text:style-name="T21">name, description, priority, and avatar of </text:span><text:span text:style-name="T21">the space</text:span></text:p>
            <text:p><text:span text:style-name="T21">- </text:span><text:span text:style-name="T23">Visibility</text:span><text:span text:style-name="T21">: reset mode and the registration </text:span><text:span text:style-name="T21">way for the space</text:span></text:p>
            <text:p><text:span text:style-name="T23">- Members</text:span><text:span text:style-name="T21">: Manage all members of the </text:span><text:span text:style-name="T21">space.</text:span></text:p>
            <text:p><text:span text:style-name="T21">- </text:span><text:span text:style-name="T23">Applications</text:span><text:span text:style-name="T21">: manage all applications on </text:span><text:span text:style-name="T21">the space.</text:span></text:p>
            <text:p><text:span text:style-name="T21">- </text:span><text:span text:style-name="T24">Space navigations</text:span><text:span text:style-name="T21">: allow manager of </text:span><text:span text:style-name="T21">space manage navigation of space.</text:span></text:p>
          </table:table-cell>
          <table:table-cell table:style-name="ce146" office:value-type="string">
            <text:p>H<text:span text:style-name="T27">igh</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39];6;1)&gt;MID([.F138];6;1);&quot;&quot;;MAX([.A$7:.A138])+1)" office:value-type="float" office:value="38">
            <text:p>038</text:p>
          </table:table-cell>
          <table:table-cell table:style-name="ce117" office:value-type="string">
            <text:p>FNC_SOC_SPC_MNG_04</text:p>
          </table:table-cell>
          <table:table-cell table:style-name="ce122" table:formula="of:=IF(MID([.F139];6;1)&gt;MID([.F138];6;1);[.C138];[.C138]+1)" office:value-type="float" office:value="3">
            <text:p>003</text:p>
          </table:table-cell>
          <table:table-cell table:style-name="ce125" office:value-type="string">
            <text:p>Social/space/Edit space</text:p>
          </table:table-cell>
          <table:table-cell table:style-name="ce77" office:value-type="string">
            <text:p><text:span text:style-name="T4">Show Edit space form </text:span>by user who is manager of the space or user Root when click name of space </text:p>
          </table:table-cell>
          <table:table-cell table:style-name="ce131" office:value-type="string">
            <text:p>Step 1:Create the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47">
          <table:table-cell table:style-name="ce110" table:formula="of:=IF(MID([.F140];6;1)&gt;MID([.F139];6;1);&quot;&quot;;MAX([.A$7:.A139])+1)">
            <text:p/>
          </table:table-cell>
          <table:table-cell table:style-name="ce117" office:value-type="string">
            <text:p>FNC_SOC_SPC_MNG_04</text:p>
          </table:table-cell>
          <table:table-cell table:style-name="ce122" table:formula="of:=IF(MID([.F140];6;1)&gt;MID([.F139];6;1);[.C139];[.C139]+1)" office:value-type="float" office:value="3">
            <text:p>003</text:p>
          </table:table-cell>
          <table:table-cell table:style-name="ce125" office:value-type="string">
            <text:p>Social/space/Edit space</text:p>
          </table:table-cell>
          <table:table-cell table:style-name="ce130" office:value-type="string">
            <text:p><text:span text:style-name="T4">Show Edit space form </text:span>by user who is manager of the space or user Root</text:p>
          </table:table-cell>
          <table:table-cell table:style-name="ce131" office:value-type="string">
            <text:p>Step 2: Show edit space form by accessing the space</text:p>
          </table:table-cell>
          <table:table-cell table:style-name="ce131" office:value-type="string">
            <text:p>- Click on name of space to access </text:p>
            <text:p>- Select [Space Settings] <text:s/>portlet.</text:p>
          </table:table-cell>
          <table:table-cell table:style-name="ce142" office:value-type="string">
            <text:p>This portlet contains five tabs:</text:p>
            <text:p><text:span text:style-name="T23">- Settings</text:span><text:span text:style-name="T21">: manage information about </text:span><text:span text:style-name="T21">name, description, priority, and avatar of </text:span><text:span text:style-name="T21">the space</text:span></text:p>
            <text:p><text:span text:style-name="T21">- </text:span><text:span text:style-name="T23">Visibility</text:span><text:span text:style-name="T21">: reset mode and the registration </text:span><text:span text:style-name="T21">way for the space</text:span></text:p>
            <text:p><text:span text:style-name="T23">- Members</text:span><text:span text:style-name="T21">: Manage all members of the </text:span><text:span text:style-name="T21">space.</text:span></text:p>
            <text:p><text:span text:style-name="T21">- </text:span><text:span text:style-name="T23">Applications</text:span><text:span text:style-name="T21">: manage all applications on </text:span><text:span text:style-name="T21">the space.</text:span></text:p>
            <text:p><text:span text:style-name="T21">- </text:span><text:span text:style-name="T24">Space navigations</text:span><text:span text:style-name="T21">: allow manager of </text:span><text:span text:style-name="T21">space manage navigation of space.</text:span></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41];6;1)&gt;MID([.F140];6;1);&quot;&quot;;MAX([.A$7:.A140])+1)" office:value-type="float" office:value="39">
            <text:p>039</text:p>
          </table:table-cell>
          <table:table-cell table:style-name="ce117" office:value-type="string">
            <text:p>FNC_SOC_SPC_MNG_04</text:p>
          </table:table-cell>
          <table:table-cell table:style-name="ce122" table:formula="of:=IF(MID([.F141];6;1)&gt;MID([.F140];6;1);[.C140];[.C140]+1)" office:value-type="float" office:value="4">
            <text:p>004</text:p>
          </table:table-cell>
          <table:table-cell table:style-name="ce125" office:value-type="string">
            <text:p>Social/space/Edit space</text:p>
          </table:table-cell>
          <table:table-cell table:style-name="ce77" office:value-type="string">
            <text:p>Edit space with valid name</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42];6;1)&gt;MID([.F141];6;1);&quot;&quot;;MAX([.A$7:.A141])+1)">
            <text:p/>
          </table:table-cell>
          <table:table-cell table:style-name="ce117" office:value-type="string">
            <text:p>FNC_SOC_SPC_MNG_04</text:p>
          </table:table-cell>
          <table:table-cell table:style-name="ce122" table:formula="of:=IF(MID([.F142];6;1)&gt;MID([.F141];6;1);[.C141];[.C141]+1)" office:value-type="float" office:value="4">
            <text:p>004</text:p>
          </table:table-cell>
          <table:table-cell table:style-name="ce125" office:value-type="string">
            <text:p>Social/space/Edit space</text:p>
          </table:table-cell>
          <table:table-cell table:style-name="ce130" office:value-type="string">
            <text:p>Edit space with valid nam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43];6;1)&gt;MID([.F142];6;1);&quot;&quot;;MAX([.A$7:.A142])+1)">
            <text:p/>
          </table:table-cell>
          <table:table-cell table:style-name="ce117" office:value-type="string">
            <text:p>FNC_SOC_SPC_MNG_04</text:p>
          </table:table-cell>
          <table:table-cell table:style-name="ce122" table:formula="of:=IF(MID([.F143];6;1)&gt;MID([.F142];6;1);[.C142];[.C142]+1)" office:value-type="float" office:value="4">
            <text:p>004</text:p>
          </table:table-cell>
          <table:table-cell table:style-name="ce125" office:value-type="string">
            <text:p>Social/space/Edit space</text:p>
          </table:table-cell>
          <table:table-cell table:style-name="ce130" office:value-type="string">
            <text:p>Edit space with valid name</text:p>
          </table:table-cell>
          <table:table-cell table:style-name="ce131" office:value-type="string">
            <text:p>Step 3: Edit space with valid name</text:p>
          </table:table-cell>
          <table:table-cell table:style-name="ce131" office:value-type="string">
            <text:p>- Select <text:span text:style-name="T1">Settings</text:span> tab</text:p>
            <text:p>- Enter a valid name for space</text:p>
            <text:p>- Click on <text:span text:style-name="T1">Save </text:span><text:span text:style-name="T12">button</text:span></text:p>
          </table:table-cell>
          <table:table-cell table:style-name="ce142" office:value-type="string">
            <text:p>Show message to user knows 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44];6;1)&gt;MID([.F143];6;1);&quot;&quot;;MAX([.A$7:.A143])+1)">
            <text:p/>
          </table:table-cell>
          <table:table-cell table:style-name="ce117" office:value-type="string">
            <text:p>FNC_SOC_SPC_MNG_04</text:p>
          </table:table-cell>
          <table:table-cell table:style-name="ce122" table:formula="of:=IF(MID([.F144];6;1)&gt;MID([.F143];6;1);[.C143];[.C143]+1)" office:value-type="float" office:value="4">
            <text:p>004</text:p>
          </table:table-cell>
          <table:table-cell table:style-name="ce125" office:value-type="string">
            <text:p>Social/space/Edit space</text:p>
          </table:table-cell>
          <table:table-cell table:style-name="ce130" office:value-type="string">
            <text:p>Edit space with valid name</text:p>
          </table:table-cell>
          <table:table-cell table:style-name="ce131" office:value-type="string">
            <text:p>Step 4: Check update infor display</text:p>
          </table:table-cell>
          <table:table-cell table:style-name="ce131" office:value-type="string">
            <text:p>- Click on Spaces link on admin tool-bar </text:p>
          </table:table-cell>
          <table:table-cell table:style-name="ce142" office:value-type="string">
            <text:p>Show content of space page. Find the updated infor space, new display name of space is displayed. The URL of space is changed</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45];6;1)&gt;MID([.F144];6;1);&quot;&quot;;MAX([.A$7:.A144])+1)" office:value-type="float" office:value="40">
            <text:p>040</text:p>
          </table:table-cell>
          <table:table-cell table:style-name="ce117" office:value-type="string">
            <text:p>FNC_SOC_SPC_MNG_04</text:p>
          </table:table-cell>
          <table:table-cell table:style-name="ce122" table:formula="of:=IF(MID([.F145];6;1)&gt;MID([.F144];6;1);[.C144];[.C144]+1)" office:value-type="float" office:value="5">
            <text:p>005</text:p>
          </table:table-cell>
          <table:table-cell table:style-name="ce125" office:value-type="string">
            <text:p>Social/space/Edit space</text:p>
          </table:table-cell>
          <table:table-cell table:style-name="ce76" office:value-type="string">
            <text:p>Edit space with name of space is blank</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46];6;1)&gt;MID([.F145];6;1);&quot;&quot;;MAX([.A$7:.A145])+1)">
            <text:p/>
          </table:table-cell>
          <table:table-cell table:style-name="ce117" office:value-type="string">
            <text:p>FNC_SOC_SPC_MNG_04</text:p>
          </table:table-cell>
          <table:table-cell table:style-name="ce122" table:formula="of:=IF(MID([.F146];6;1)&gt;MID([.F145];6;1);[.C145];[.C145]+1)" office:value-type="float" office:value="5">
            <text:p>005</text:p>
          </table:table-cell>
          <table:table-cell table:style-name="ce125" office:value-type="string">
            <text:p>Social/space/Edit space</text:p>
          </table:table-cell>
          <table:table-cell table:style-name="ce127" office:value-type="string">
            <text:p>Edit space with name of space is blank</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47];6;1)&gt;MID([.F146];6;1);&quot;&quot;;MAX([.A$7:.A146])+1)">
            <text:p/>
          </table:table-cell>
          <table:table-cell table:style-name="ce117" office:value-type="string">
            <text:p>FNC_SOC_SPC_MNG_04</text:p>
          </table:table-cell>
          <table:table-cell table:style-name="ce122" table:formula="of:=IF(MID([.F147];6;1)&gt;MID([.F146];6;1);[.C146];[.C146]+1)" office:value-type="float" office:value="5">
            <text:p>005</text:p>
          </table:table-cell>
          <table:table-cell table:style-name="ce125" office:value-type="string">
            <text:p>Social/space/Edit space</text:p>
          </table:table-cell>
          <table:table-cell table:style-name="ce127" office:value-type="string">
            <text:p>Edit space with name of space is blank</text:p>
          </table:table-cell>
          <table:table-cell table:style-name="ce131" office:value-type="string">
            <text:p>Step 3: Edit space with valid name</text:p>
          </table:table-cell>
          <table:table-cell table:style-name="ce131" office:value-type="string">
            <text:p>- Select <text:span text:style-name="T1">Settings</text:span> tab</text:p>
            <text:p>- At Name field: let it is blank</text:p>
            <text:p>- Click on <text:span text:style-name="T1">Save </text:span><text:span text:style-name="T12">button</text:span></text:p>
          </table:table-cell>
          <table:table-cell table:style-name="ce142" office:value-type="string">
            <text:p>Show message to user knows: The field "Name" is required.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48];6;1)&gt;MID([.F147];6;1);&quot;&quot;;MAX([.A$7:.A147])+1)" office:value-type="float" office:value="41">
            <text:p>041</text:p>
          </table:table-cell>
          <table:table-cell table:style-name="ce117" office:value-type="string">
            <text:p>FNC_SOC_SPC_MNG_04</text:p>
          </table:table-cell>
          <table:table-cell table:style-name="ce122" table:formula="of:=IF(MID([.F148];6;1)&gt;MID([.F147];6;1);[.C147];[.C147]+1)" office:value-type="float" office:value="6">
            <text:p>006</text:p>
          </table:table-cell>
          <table:table-cell table:style-name="ce125" office:value-type="string">
            <text:p>Social/space/Edit space</text:p>
          </table:table-cell>
          <table:table-cell table:style-name="ce77" office:value-type="string">
            <text:p>Edit space with name of space starts by number</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49];6;1)&gt;MID([.F148];6;1);&quot;&quot;;MAX([.A$7:.A148])+1)">
            <text:p/>
          </table:table-cell>
          <table:table-cell table:style-name="ce117" office:value-type="string">
            <text:p>FNC_SOC_SPC_MNG_04</text:p>
          </table:table-cell>
          <table:table-cell table:style-name="ce122" table:formula="of:=IF(MID([.F149];6;1)&gt;MID([.F148];6;1);[.C148];[.C148]+1)" office:value-type="float" office:value="6">
            <text:p>006</text:p>
          </table:table-cell>
          <table:table-cell table:style-name="ce125" office:value-type="string">
            <text:p>Social/space/Edit space</text:p>
          </table:table-cell>
          <table:table-cell table:style-name="ce130" office:value-type="string">
            <text:p>Edit space with name of space starts by number</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50];6;1)&gt;MID([.F149];6;1);&quot;&quot;;MAX([.A$7:.A149])+1)">
            <text:p/>
          </table:table-cell>
          <table:table-cell table:style-name="ce117" office:value-type="string">
            <text:p>FNC_SOC_SPC_MNG_04</text:p>
          </table:table-cell>
          <table:table-cell table:style-name="ce122" table:formula="of:=IF(MID([.F150];6;1)&gt;MID([.F149];6;1);[.C149];[.C149]+1)" office:value-type="float" office:value="6">
            <text:p>006</text:p>
          </table:table-cell>
          <table:table-cell table:style-name="ce125" office:value-type="string">
            <text:p>Social/space/Edit space</text:p>
          </table:table-cell>
          <table:table-cell table:style-name="ce130" office:value-type="string">
            <text:p>Edit space with name of space starts by number</text:p>
          </table:table-cell>
          <table:table-cell table:style-name="ce131" office:value-type="string">
            <text:p>Step 3: Edit space with valid name</text:p>
          </table:table-cell>
          <table:table-cell table:style-name="ce131" office:value-type="string">
            <text:p>- Select <text:span text:style-name="T1">Settings</text:span> tab</text:p>
            <text:p>- At Name field: Enter new name but start by number</text:p>
            <text:p>- Click on <text:span text:style-name="T1">Save </text:span><text:span text:style-name="T12">button</text:span></text:p>
          </table:table-cell>
          <table:table-cell table:style-name="ce142" office:value-type="string">
            <text:p>Show message to user knows 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51];6;1)&gt;MID([.F150];6;1);&quot;&quot;;MAX([.A$7:.A150])+1)" office:value-type="float" office:value="42">
            <text:p>042</text:p>
          </table:table-cell>
          <table:table-cell table:style-name="ce117" office:value-type="string">
            <text:p>FNC_SOC_SPC_MNG_04</text:p>
          </table:table-cell>
          <table:table-cell table:style-name="ce122" table:formula="of:=IF(MID([.F151];6;1)&gt;MID([.F150];6;1);[.C150];[.C150]+1)" office:value-type="float" office:value="7">
            <text:p>007</text:p>
          </table:table-cell>
          <table:table-cell table:style-name="ce125" office:value-type="string">
            <text:p>Social/space/Edit space</text:p>
          </table:table-cell>
          <table:table-cell table:style-name="ce77" office:value-type="string">
            <text:p>Edit space with name of space has white space character</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52];6;1)&gt;MID([.F151];6;1);&quot;&quot;;MAX([.A$7:.A151])+1)">
            <text:p/>
          </table:table-cell>
          <table:table-cell table:style-name="ce117" office:value-type="string">
            <text:p>FNC_SOC_SPC_MNG_04</text:p>
          </table:table-cell>
          <table:table-cell table:style-name="ce122" table:formula="of:=IF(MID([.F152];6;1)&gt;MID([.F151];6;1);[.C151];[.C151]+1)" office:value-type="float" office:value="7">
            <text:p>007</text:p>
          </table:table-cell>
          <table:table-cell table:style-name="ce125" office:value-type="string">
            <text:p>Social/space/Edit space</text:p>
          </table:table-cell>
          <table:table-cell table:style-name="ce130" office:value-type="string">
            <text:p>Edit space with name of space has space and under score character</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53];6;1)&gt;MID([.F152];6;1);&quot;&quot;;MAX([.A$7:.A152])+1)">
            <text:p/>
          </table:table-cell>
          <table:table-cell table:style-name="ce117" office:value-type="string">
            <text:p>FNC_SOC_SPC_MNG_04</text:p>
          </table:table-cell>
          <table:table-cell table:style-name="ce122" table:formula="of:=IF(MID([.F153];6;1)&gt;MID([.F152];6;1);[.C152];[.C152]+1)" office:value-type="float" office:value="7">
            <text:p>007</text:p>
          </table:table-cell>
          <table:table-cell table:style-name="ce125" office:value-type="string">
            <text:p>Social/space/Edit space</text:p>
          </table:table-cell>
          <table:table-cell table:style-name="ce130" office:value-type="string">
            <text:p>Edit space with name of space has space and under score character</text:p>
          </table:table-cell>
          <table:table-cell table:style-name="ce131" office:value-type="string">
            <text:p>Step 3: Edit space with valid name</text:p>
          </table:table-cell>
          <table:table-cell table:style-name="ce131" office:value-type="string">
            <text:p>- Select <text:span text:style-name="T1">Settings</text:span> tab</text:p>
            <text:p>- At Name field: enter a new name which has some white space characters</text:p>
            <text:p>- Click on <text:span text:style-name="T1">Save </text:span><text:span text:style-name="T12">button</text:span></text:p>
          </table:table-cell>
          <table:table-cell table:style-name="ce142" office:value-type="string">
            <text:p>New display space name is displayed and URL to go to space is change</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54];6;1)&gt;MID([.F153];6;1);&quot;&quot;;MAX([.A$7:.A153])+1)" office:value-type="float" office:value="43">
            <text:p>043</text:p>
          </table:table-cell>
          <table:table-cell table:style-name="ce117" office:value-type="string">
            <text:p>FNC_SOC_SPC_MNG_04</text:p>
          </table:table-cell>
          <table:table-cell table:style-name="ce122" table:formula="of:=IF(MID([.F154];6;1)&gt;MID([.F153];6;1);[.C153];[.C153]+1)" office:value-type="float" office:value="8">
            <text:p>008</text:p>
          </table:table-cell>
          <table:table-cell table:style-name="ce125" office:value-type="string">
            <text:p>Social/space/Edit space</text:p>
          </table:table-cell>
          <table:table-cell table:style-name="ce77" office:value-type="string">
            <text:p>Edit space with name of space has some special chars</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55];6;1)&gt;MID([.F154];6;1);&quot;&quot;;MAX([.A$7:.A154])+1)">
            <text:p/>
          </table:table-cell>
          <table:table-cell table:style-name="ce117" office:value-type="string">
            <text:p>FNC_SOC_SPC_MNG_04</text:p>
          </table:table-cell>
          <table:table-cell table:style-name="ce122" table:formula="of:=IF(MID([.F155];6;1)&gt;MID([.F154];6;1);[.C154];[.C154]+1)" office:value-type="float" office:value="8">
            <text:p>008</text:p>
          </table:table-cell>
          <table:table-cell table:style-name="ce125" office:value-type="string">
            <text:p>Social/space/Edit space</text:p>
          </table:table-cell>
          <table:table-cell table:style-name="ce130" office:value-type="string">
            <text:p>Edit space with name of space has some special chars</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56];6;1)&gt;MID([.F155];6;1);&quot;&quot;;MAX([.A$7:.A155])+1)">
            <text:p/>
          </table:table-cell>
          <table:table-cell table:style-name="ce117" office:value-type="string">
            <text:p>FNC_SOC_SPC_MNG_04</text:p>
          </table:table-cell>
          <table:table-cell table:style-name="ce122" table:formula="of:=IF(MID([.F156];6;1)&gt;MID([.F155];6;1);[.C155];[.C155]+1)" office:value-type="float" office:value="8">
            <text:p>008</text:p>
          </table:table-cell>
          <table:table-cell table:style-name="ce125" office:value-type="string">
            <text:p>Social/space/Edit space</text:p>
          </table:table-cell>
          <table:table-cell table:style-name="ce130" office:value-type="string">
            <text:p>Edit space with name of space has some special chars</text:p>
          </table:table-cell>
          <table:table-cell table:style-name="ce131" office:value-type="string">
            <text:p>Step 3: Edit space with valid name</text:p>
          </table:table-cell>
          <table:table-cell table:style-name="ce131" office:value-type="string">
            <text:p>- Select <text:span text:style-name="T1">Settings</text:span> tab</text:p>
            <text:p>- At Name field: enter a new name which has special characters (exp: aaa!#$%^&amp;*~,...)</text:p>
            <text:p>- Click on <text:span text:style-name="T1">Save </text:span><text:span text:style-name="T12">button</text:span></text:p>
          </table:table-cell>
          <table:table-cell table:style-name="ce142" office:value-type="string">
            <text:p>show the message “Please enter a valid space name: alphabet, space and digit characters only.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57];6;1)&gt;MID([.F156];6;1);&quot;&quot;;MAX([.A$7:.A156])+1)" office:value-type="float" office:value="44">
            <text:p>044</text:p>
          </table:table-cell>
          <table:table-cell table:style-name="ce117" office:value-type="string">
            <text:p>FNC_SOC_SPC_MNG_04</text:p>
          </table:table-cell>
          <table:table-cell table:style-name="ce122" table:formula="of:=IF(MID([.F157];6;1)&gt;MID([.F156];6;1);[.C156];[.C156]+1)" office:value-type="float" office:value="9">
            <text:p>009</text:p>
          </table:table-cell>
          <table:table-cell table:style-name="ce125" office:value-type="string">
            <text:p>Social/space/Edit space</text:p>
          </table:table-cell>
          <table:table-cell table:style-name="ce77" office:value-type="string">
            <text:p>Edit space with name of space is special chars</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58];6;1)&gt;MID([.F157];6;1);&quot;&quot;;MAX([.A$7:.A157])+1)">
            <text:p/>
          </table:table-cell>
          <table:table-cell table:style-name="ce117" office:value-type="string">
            <text:p>FNC_SOC_SPC_MNG_04</text:p>
          </table:table-cell>
          <table:table-cell table:style-name="ce122" table:formula="of:=IF(MID([.F158];6;1)&gt;MID([.F157];6;1);[.C157];[.C157]+1)" office:value-type="float" office:value="9">
            <text:p>009</text:p>
          </table:table-cell>
          <table:table-cell table:style-name="ce125" office:value-type="string">
            <text:p>Social/space/Edit space</text:p>
          </table:table-cell>
          <table:table-cell table:style-name="ce130" office:value-type="string">
            <text:p>Edit space with name of space is special chars</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59];6;1)&gt;MID([.F158];6;1);&quot;&quot;;MAX([.A$7:.A158])+1)">
            <text:p/>
          </table:table-cell>
          <table:table-cell table:style-name="ce117" office:value-type="string">
            <text:p>FNC_SOC_SPC_MNG_04</text:p>
          </table:table-cell>
          <table:table-cell table:style-name="ce122" table:formula="of:=IF(MID([.F159];6;1)&gt;MID([.F158];6;1);[.C158];[.C158]+1)" office:value-type="float" office:value="9">
            <text:p>009</text:p>
          </table:table-cell>
          <table:table-cell table:style-name="ce125" office:value-type="string">
            <text:p>Social/space/Edit space</text:p>
          </table:table-cell>
          <table:table-cell table:style-name="ce130" office:value-type="string">
            <text:p>Edit space with name of space is special chars</text:p>
          </table:table-cell>
          <table:table-cell table:style-name="ce131" office:value-type="string">
            <text:p>Step 3: Edit space with valid name</text:p>
          </table:table-cell>
          <table:table-cell table:style-name="ce131" office:value-type="string">
            <text:p>- Select <text:span text:style-name="T1">Settings</text:span> tab</text:p>
            <text:p>- At Name field: enter special character (exp: !#$%^&amp;*~,...) </text:p>
            <text:p>- Click on <text:span text:style-name="T1">Save </text:span><text:span text:style-name="T12">button</text:span></text:p>
          </table:table-cell>
          <table:table-cell table:style-name="ce142" office:value-type="string">
            <text:p>Show message to user knows: only<text:span text:style-name="T25"> enter </text:span><text:span text:style-name="T25">a valid space name: alphabet, space and </text:span><text:span text:style-name="T25">digit characters only. </text:span></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60];6;1)&gt;MID([.F159];6;1);&quot;&quot;;MAX([.A$7:.A159])+1)" office:value-type="float" office:value="45">
            <text:p>045</text:p>
          </table:table-cell>
          <table:table-cell table:style-name="ce117" office:value-type="string">
            <text:p>FNC_SOC_SPC_MNG_04</text:p>
          </table:table-cell>
          <table:table-cell table:style-name="ce122" table:formula="of:=IF(MID([.F160];6;1)&gt;MID([.F159];6;1);[.C159];[.C159]+1)" office:value-type="float" office:value="10">
            <text:p>010</text:p>
          </table:table-cell>
          <table:table-cell table:style-name="ce125" office:value-type="string">
            <text:p>Social/space/Edit space</text:p>
          </table:table-cell>
          <table:table-cell table:style-name="ce77" office:value-type="string">
            <text:p>Check length of Edited name of space</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61];6;1)&gt;MID([.F160];6;1);&quot;&quot;;MAX([.A$7:.A160])+1)">
            <text:p/>
          </table:table-cell>
          <table:table-cell table:style-name="ce117" office:value-type="string">
            <text:p>FNC_SOC_SPC_MNG_04</text:p>
          </table:table-cell>
          <table:table-cell table:style-name="ce122" table:formula="of:=IF(MID([.F161];6;1)&gt;MID([.F160];6;1);[.C160];[.C160]+1)" office:value-type="float" office:value="10">
            <text:p>010</text:p>
          </table:table-cell>
          <table:table-cell table:style-name="ce125" office:value-type="string">
            <text:p>Social/space/Edit space</text:p>
          </table:table-cell>
          <table:table-cell table:style-name="ce130" office:value-type="string">
            <text:p>Check length of Edited name of spac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62];6;1)&gt;MID([.F161];6;1);&quot;&quot;;MAX([.A$7:.A161])+1)">
            <text:p/>
          </table:table-cell>
          <table:table-cell table:style-name="ce117" office:value-type="string">
            <text:p>FNC_SOC_SPC_MNG_04</text:p>
          </table:table-cell>
          <table:table-cell table:style-name="ce122" table:formula="of:=IF(MID([.F162];6;1)&gt;MID([.F161];6;1);[.C161];[.C161]+1)" office:value-type="float" office:value="10">
            <text:p>010</text:p>
          </table:table-cell>
          <table:table-cell table:style-name="ce125" office:value-type="string">
            <text:p>Social/space/Edit space</text:p>
          </table:table-cell>
          <table:table-cell table:style-name="ce130" office:value-type="string">
            <text:p>Check length of Edited name of space</text:p>
          </table:table-cell>
          <table:table-cell table:style-name="ce131" office:value-type="string">
            <text:p>Step 3: Edit space with valid name</text:p>
          </table:table-cell>
          <table:table-cell table:style-name="ce131" office:value-type="string">
            <text:p>- Select <text:span text:style-name="T1">Settings</text:span> tab</text:p>
            <text:p>- At Name field: enter new name with length is smaller than 3 or bigger than 30</text:p>
            <text:p>- Click on <text:span text:style-name="T1">Save </text:span><text:span text:style-name="T12">button</text:span></text:p>
          </table:table-cell>
          <table:table-cell table:style-name="ce142" office:value-type="string">
            <text:p>Show message to user knows: <text:span text:style-name="T26">“The </text:span><text:span text:style-name="T26">length of the text in field "Name" must be </text:span><text:span text:style-name="T26">between "3" and "30" characters”</text:span></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63];6;1)&gt;MID([.F162];6;1);&quot;&quot;;MAX([.A$7:.A162])+1)" office:value-type="float" office:value="46">
            <text:p>046</text:p>
          </table:table-cell>
          <table:table-cell table:style-name="ce117" office:value-type="string">
            <text:p>FNC_SOC_SPC_MNG_04</text:p>
          </table:table-cell>
          <table:table-cell table:style-name="ce122" table:formula="of:=IF(MID([.F163];6;1)&gt;MID([.F162];6;1);[.C162];[.C162]+1)" office:value-type="float" office:value="11">
            <text:p>011</text:p>
          </table:table-cell>
          <table:table-cell table:style-name="ce125" office:value-type="string">
            <text:p>Social/space/Edit space</text:p>
          </table:table-cell>
          <table:table-cell table:style-name="ce77" office:value-type="string">
            <text:p>Edit space with description field is blank</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64];6;1)&gt;MID([.F163];6;1);&quot;&quot;;MAX([.A$7:.A163])+1)">
            <text:p/>
          </table:table-cell>
          <table:table-cell table:style-name="ce117" office:value-type="string">
            <text:p>FNC_SOC_SPC_MNG_04</text:p>
          </table:table-cell>
          <table:table-cell table:style-name="ce122" table:formula="of:=IF(MID([.F164];6;1)&gt;MID([.F163];6;1);[.C163];[.C163]+1)" office:value-type="float" office:value="11">
            <text:p>011</text:p>
          </table:table-cell>
          <table:table-cell table:style-name="ce125" office:value-type="string">
            <text:p>Social/space/Edit space</text:p>
          </table:table-cell>
          <table:table-cell table:style-name="ce130" office:value-type="string">
            <text:p>Edit space with description field is blank</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65];6;1)&gt;MID([.F164];6;1);&quot;&quot;;MAX([.A$7:.A164])+1)">
            <text:p/>
          </table:table-cell>
          <table:table-cell table:style-name="ce117" office:value-type="string">
            <text:p>FNC_SOC_SPC_MNG_04</text:p>
          </table:table-cell>
          <table:table-cell table:style-name="ce122" table:formula="of:=IF(MID([.F165];6;1)&gt;MID([.F164];6;1);[.C164];[.C164]+1)" office:value-type="float" office:value="11">
            <text:p>011</text:p>
          </table:table-cell>
          <table:table-cell table:style-name="ce125" office:value-type="string">
            <text:p>Social/space/Edit space</text:p>
          </table:table-cell>
          <table:table-cell table:style-name="ce130" office:value-type="string">
            <text:p>Edit space with description field is blank</text:p>
          </table:table-cell>
          <table:table-cell table:style-name="ce131" office:value-type="string">
            <text:p>Step 3: Edit space with valid name</text:p>
          </table:table-cell>
          <table:table-cell table:style-name="ce131"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42" office:value-type="string">
            <text:p>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2">
          <table:table-cell table:style-name="ce110" table:formula="of:=IF(MID([.F166];6;1)&gt;MID([.F165];6;1);&quot;&quot;;MAX([.A$7:.A165])+1)">
            <text:p/>
          </table:table-cell>
          <table:table-cell table:style-name="ce117" office:value-type="string">
            <text:p>FNC_SOC_SPC_MNG_04</text:p>
          </table:table-cell>
          <table:table-cell table:style-name="ce122" table:formula="of:=IF(MID([.F166];6;1)&gt;MID([.F165];6;1);[.C165];[.C165]+1)" office:value-type="float" office:value="11">
            <text:p>011</text:p>
          </table:table-cell>
          <table:table-cell table:style-name="ce125" office:value-type="string">
            <text:p>Social/space/Edit space</text:p>
          </table:table-cell>
          <table:table-cell table:style-name="ce130" office:value-type="string">
            <text:p>Edit space with description field is blank</text:p>
          </table:table-cell>
          <table:table-cell table:style-name="ce131" office:value-type="string">
            <text:p>Step 4: Check update infor display</text:p>
          </table:table-cell>
          <table:table-cell table:style-name="ce131" office:value-type="string">
            <text:p>- Click on Spaces link on admin tool-bar </text:p>
          </table:table-cell>
          <table:table-cell table:style-name="ce142" office:value-type="string">
            <text:p>Show content of space page. Find the updated infor space, descriptions field is empt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67];6;1)&gt;MID([.F166];6;1);&quot;&quot;;MAX([.A$7:.A166])+1)" office:value-type="float" office:value="47">
            <text:p>047</text:p>
          </table:table-cell>
          <table:table-cell table:style-name="ce117" office:value-type="string">
            <text:p>FNC_SOC_SPC_MNG_04</text:p>
          </table:table-cell>
          <table:table-cell table:style-name="ce122" table:formula="of:=IF(MID([.F167];6;1)&gt;MID([.F166];6;1);[.C166];[.C166]+1)" office:value-type="float" office:value="12">
            <text:p>012</text:p>
          </table:table-cell>
          <table:table-cell table:style-name="ce125" office:value-type="string">
            <text:p>Social/space/Edit space</text:p>
          </table:table-cell>
          <table:table-cell table:style-name="ce77" office:value-type="string">
            <text:p>Edit space with description field is not blank</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68];6;1)&gt;MID([.F167];6;1);&quot;&quot;;MAX([.A$7:.A167])+1)">
            <text:p/>
          </table:table-cell>
          <table:table-cell table:style-name="ce117" office:value-type="string">
            <text:p>FNC_SOC_SPC_MNG_04</text:p>
          </table:table-cell>
          <table:table-cell table:style-name="ce122" table:formula="of:=IF(MID([.F168];6;1)&gt;MID([.F167];6;1);[.C167];[.C167]+1)" office:value-type="float" office:value="12">
            <text:p>012</text:p>
          </table:table-cell>
          <table:table-cell table:style-name="ce125" office:value-type="string">
            <text:p>Social/space/Edit space</text:p>
          </table:table-cell>
          <table:table-cell table:style-name="ce130" office:value-type="string">
            <text:p>Edit space with description field is not blank</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69];6;1)&gt;MID([.F168];6;1);&quot;&quot;;MAX([.A$7:.A168])+1)">
            <text:p/>
          </table:table-cell>
          <table:table-cell table:style-name="ce117" office:value-type="string">
            <text:p>FNC_SOC_SPC_MNG_04</text:p>
          </table:table-cell>
          <table:table-cell table:style-name="ce122" table:formula="of:=IF(MID([.F169];6;1)&gt;MID([.F168];6;1);[.C168];[.C168]+1)" office:value-type="float" office:value="12">
            <text:p>012</text:p>
          </table:table-cell>
          <table:table-cell table:style-name="ce125" office:value-type="string">
            <text:p>Social/space/Edit space</text:p>
          </table:table-cell>
          <table:table-cell table:style-name="ce130" office:value-type="string">
            <text:p>Edit space with description field is not blank</text:p>
          </table:table-cell>
          <table:table-cell table:style-name="ce131" office:value-type="string">
            <text:p>Step 3: Edit space with valid name</text:p>
          </table:table-cell>
          <table:table-cell table:style-name="ce131"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42" office:value-type="string">
            <text:p>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2">
          <table:table-cell table:style-name="ce110" table:formula="of:=IF(MID([.F170];6;1)&gt;MID([.F169];6;1);&quot;&quot;;MAX([.A$7:.A169])+1)">
            <text:p/>
          </table:table-cell>
          <table:table-cell table:style-name="ce117" office:value-type="string">
            <text:p>FNC_SOC_SPC_MNG_04</text:p>
          </table:table-cell>
          <table:table-cell table:style-name="ce122" table:formula="of:=IF(MID([.F170];6;1)&gt;MID([.F169];6;1);[.C169];[.C169]+1)" office:value-type="float" office:value="12">
            <text:p>012</text:p>
          </table:table-cell>
          <table:table-cell table:style-name="ce125" office:value-type="string">
            <text:p>Social/space/Edit space</text:p>
          </table:table-cell>
          <table:table-cell table:style-name="ce130" office:value-type="string">
            <text:p>Edit space with description field is not blank</text:p>
          </table:table-cell>
          <table:table-cell table:style-name="ce131" office:value-type="string">
            <text:p>Step 4: Check update infor display</text:p>
          </table:table-cell>
          <table:table-cell table:style-name="ce131" office:value-type="string">
            <text:p>- Click on Spaces link on admin tool-bar </text:p>
          </table:table-cell>
          <table:table-cell table:style-name="ce142" office:value-type="string">
            <text:p>Show content of space page. Find the updated infor space, descriptions field is not empt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71];6;1)&gt;MID([.F170];6;1);&quot;&quot;;MAX([.A$7:.A170])+1)" office:value-type="float" office:value="48">
            <text:p>048</text:p>
          </table:table-cell>
          <table:table-cell table:style-name="ce117" office:value-type="string">
            <text:p>FNC_SOC_SPC_MNG_04</text:p>
          </table:table-cell>
          <table:table-cell table:style-name="ce122" table:formula="of:=IF(MID([.F171];6;1)&gt;MID([.F170];6;1);[.C170];[.C170]+1)" office:value-type="float" office:value="13">
            <text:p>013</text:p>
          </table:table-cell>
          <table:table-cell table:style-name="ce125" office:value-type="string">
            <text:p>Social/space/Edit space</text:p>
          </table:table-cell>
          <table:table-cell table:style-name="ce77" office:value-type="string">
            <text:p>Edit space with the length of description field is over 255 chars</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72];6;1)&gt;MID([.F171];6;1);&quot;&quot;;MAX([.A$7:.A171])+1)">
            <text:p/>
          </table:table-cell>
          <table:table-cell table:style-name="ce117" office:value-type="string">
            <text:p>FNC_SOC_SPC_MNG_04</text:p>
          </table:table-cell>
          <table:table-cell table:style-name="ce122" table:formula="of:=IF(MID([.F172];6;1)&gt;MID([.F171];6;1);[.C171];[.C171]+1)" office:value-type="float" office:value="13">
            <text:p>013</text:p>
          </table:table-cell>
          <table:table-cell table:style-name="ce125" office:value-type="string">
            <text:p>Social/space/Edit space</text:p>
          </table:table-cell>
          <table:table-cell table:style-name="ce130" office:value-type="string">
            <text:p>Edit space with the length of description field is over 255 chars</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73];6;1)&gt;MID([.F172];6;1);&quot;&quot;;MAX([.A$7:.A172])+1)">
            <text:p/>
          </table:table-cell>
          <table:table-cell table:style-name="ce117" office:value-type="string">
            <text:p>FNC_SOC_SPC_MNG_04</text:p>
          </table:table-cell>
          <table:table-cell table:style-name="ce122" table:formula="of:=IF(MID([.F173];6;1)&gt;MID([.F172];6;1);[.C172];[.C172]+1)" office:value-type="float" office:value="13">
            <text:p>013</text:p>
          </table:table-cell>
          <table:table-cell table:style-name="ce125" office:value-type="string">
            <text:p>Social/space/Edit space</text:p>
          </table:table-cell>
          <table:table-cell table:style-name="ce130" office:value-type="string">
            <text:p>Edit space with the length of description field is over 255 chars</text:p>
          </table:table-cell>
          <table:table-cell table:style-name="ce131" office:value-type="string">
            <text:p>Step 3: Edit space with valid name</text:p>
          </table:table-cell>
          <table:table-cell table:style-name="ce131" office:value-type="string">
            <text:p>- Select <text:span text:style-name="T1">Settings</text:span> tab</text:p>
            <text:p>- At the description field: enter text which has length is over 255 chars</text:p>
            <text:p>- Click on <text:span text:style-name="T1">Save </text:span><text:span text:style-name="T12">button</text:span></text:p>
          </table:table-cell>
          <table:table-cell table:style-name="ce142" office:value-type="string">
            <text:p>Show message: “<text:span text:style-name="T7">The length of the text in </text:span><text:span text:style-name="T7">field "Description" must be between "0" </text:span><text:span text:style-name="T7">and "255" characters.</text:span>”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74];6;1)&gt;MID([.F173];6;1);&quot;&quot;;MAX([.A$7:.A173])+1)" office:value-type="float" office:value="49">
            <text:p>049</text:p>
          </table:table-cell>
          <table:table-cell table:style-name="ce117" office:value-type="string">
            <text:p>FNC_SOC_SPC_MNG_04</text:p>
          </table:table-cell>
          <table:table-cell table:style-name="ce122" table:formula="of:=IF(MID([.F174];6;1)&gt;MID([.F173];6;1);[.C173];[.C173]+1)" office:value-type="float" office:value="14">
            <text:p>014</text:p>
          </table:table-cell>
          <table:table-cell table:style-name="ce125" office:value-type="string">
            <text:p>Social/space/Edit space</text:p>
          </table:table-cell>
          <table:table-cell table:style-name="ce77" office:value-type="string">
            <text:p>Edit space with the length of description field is smaller than 255 chars</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75];6;1)&gt;MID([.F174];6;1);&quot;&quot;;MAX([.A$7:.A174])+1)">
            <text:p/>
          </table:table-cell>
          <table:table-cell table:style-name="ce117" office:value-type="string">
            <text:p>FNC_SOC_SPC_MNG_04</text:p>
          </table:table-cell>
          <table:table-cell table:style-name="ce122" table:formula="of:=IF(MID([.F175];6;1)&gt;MID([.F174];6;1);[.C174];[.C174]+1)" office:value-type="float" office:value="14">
            <text:p>014</text:p>
          </table:table-cell>
          <table:table-cell table:style-name="ce125" office:value-type="string">
            <text:p>Social/space/Edit space</text:p>
          </table:table-cell>
          <table:table-cell table:style-name="ce130" office:value-type="string">
            <text:p>Edit space with the length of description field is smaller than 255 chars</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76];6;1)&gt;MID([.F175];6;1);&quot;&quot;;MAX([.A$7:.A175])+1)">
            <text:p/>
          </table:table-cell>
          <table:table-cell table:style-name="ce117" office:value-type="string">
            <text:p>FNC_SOC_SPC_MNG_04</text:p>
          </table:table-cell>
          <table:table-cell table:style-name="ce122" table:formula="of:=IF(MID([.F176];6;1)&gt;MID([.F175];6;1);[.C175];[.C175]+1)" office:value-type="float" office:value="14">
            <text:p>014</text:p>
          </table:table-cell>
          <table:table-cell table:style-name="ce125" office:value-type="string">
            <text:p>Social/space/Edit space</text:p>
          </table:table-cell>
          <table:table-cell table:style-name="ce130" office:value-type="string">
            <text:p>Edit space with the length of description field is smaller than 255 chars</text:p>
          </table:table-cell>
          <table:table-cell table:style-name="ce131" office:value-type="string">
            <text:p>Step 3: Edit space with valid name</text:p>
          </table:table-cell>
          <table:table-cell table:style-name="ce131" office:value-type="string">
            <text:p>- Select <text:span text:style-name="T1">Settings</text:span> tab</text:p>
            <text:p>- At the description field: enter text which has length is smaller than 255 chars</text:p>
            <text:p>- Click on <text:span text:style-name="T1">Save </text:span><text:span text:style-name="T12">button</text:span></text:p>
          </table:table-cell>
          <table:table-cell table:style-name="ce142" office:value-type="string">
            <text:p>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77];6;1)&gt;MID([.F176];6;1);&quot;&quot;;MAX([.A$7:.A176])+1)">
            <text:p/>
          </table:table-cell>
          <table:table-cell table:style-name="ce117" office:value-type="string">
            <text:p>FNC_SOC_SPC_MNG_04</text:p>
          </table:table-cell>
          <table:table-cell table:style-name="ce122" table:formula="of:=IF(MID([.F177];6;1)&gt;MID([.F176];6;1);[.C176];[.C176]+1)" office:value-type="float" office:value="14">
            <text:p>014</text:p>
          </table:table-cell>
          <table:table-cell table:style-name="ce125" office:value-type="string">
            <text:p>Social/space/Edit space</text:p>
          </table:table-cell>
          <table:table-cell table:style-name="ce130" office:value-type="string">
            <text:p>Edit space with the length of description field is smaller than 255 chars</text:p>
          </table:table-cell>
          <table:table-cell table:style-name="ce131" office:value-type="string">
            <text:p>Step 4: Check update infor display</text:p>
          </table:table-cell>
          <table:table-cell table:style-name="ce131" office:value-type="string">
            <text:p>- Click on Spaces link on admin tool-bar </text:p>
          </table:table-cell>
          <table:table-cell table:style-name="ce142" office:value-type="string">
            <text:p>Show content of space page. Find the updated infor space, descriptions field is displayed all tex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78];6;1)&gt;MID([.F177];6;1);&quot;&quot;;MAX([.A$7:.A177])+1)" office:value-type="float" office:value="50">
            <text:p>050</text:p>
          </table:table-cell>
          <table:table-cell table:style-name="ce117" office:value-type="string">
            <text:p>FNC_SOC_SPC_MNG_04</text:p>
          </table:table-cell>
          <table:table-cell table:style-name="ce122" table:formula="of:=IF(MID([.F178];6;1)&gt;MID([.F177];6;1);[.C177];[.C177]+1)" office:value-type="float" office:value="15">
            <text:p>015</text:p>
          </table:table-cell>
          <table:table-cell table:style-name="ce125" office:value-type="string">
            <text:p>Social/space/Edit space</text:p>
          </table:table-cell>
          <table:table-cell table:style-name="ce77" office:value-type="string">
            <text:p>Edit space with changing priority to High</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79];6;1)&gt;MID([.F178];6;1);&quot;&quot;;MAX([.A$7:.A178])+1)">
            <text:p/>
          </table:table-cell>
          <table:table-cell table:style-name="ce117" office:value-type="string">
            <text:p>FNC_SOC_SPC_MNG_04</text:p>
          </table:table-cell>
          <table:table-cell table:style-name="ce122" table:formula="of:=IF(MID([.F179];6;1)&gt;MID([.F178];6;1);[.C178];[.C178]+1)" office:value-type="float" office:value="15">
            <text:p>015</text:p>
          </table:table-cell>
          <table:table-cell table:style-name="ce125" office:value-type="string">
            <text:p>Social/space/Edit space</text:p>
          </table:table-cell>
          <table:table-cell table:style-name="ce130" office:value-type="string">
            <text:p>Edit space with changing priority to High</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80];6;1)&gt;MID([.F179];6;1);&quot;&quot;;MAX([.A$7:.A179])+1)">
            <text:p/>
          </table:table-cell>
          <table:table-cell table:style-name="ce117" office:value-type="string">
            <text:p>FNC_SOC_SPC_MNG_04</text:p>
          </table:table-cell>
          <table:table-cell table:style-name="ce122" table:formula="of:=IF(MID([.F180];6;1)&gt;MID([.F179];6;1);[.C179];[.C179]+1)" office:value-type="float" office:value="15">
            <text:p>015</text:p>
          </table:table-cell>
          <table:table-cell table:style-name="ce125" office:value-type="string">
            <text:p>Social/space/Edit space</text:p>
          </table:table-cell>
          <table:table-cell table:style-name="ce130" office:value-type="string">
            <text:p>Edit space with changing priority to High</text:p>
          </table:table-cell>
          <table:table-cell table:style-name="ce131" office:value-type="string">
            <text:p>Step 3: Change priority to High</text:p>
          </table:table-cell>
          <table:table-cell table:style-name="ce131" office:value-type="string">
            <text:p>- Select <text:span text:style-name="T1">Settings</text:span> tab</text:p>
            <text:p>- At the priority field: select <text:span text:style-name="T13">High</text:span></text:p>
            <text:p>- Click on <text:span text:style-name="T1">Save </text:span><text:span text:style-name="T12">button</text:span></text:p>
          </table:table-cell>
          <table:table-cell table:style-name="ce142" office:value-type="string">
            <text:p>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81];6;1)&gt;MID([.F180];6;1);&quot;&quot;;MAX([.A$7:.A180])+1)">
            <text:p/>
          </table:table-cell>
          <table:table-cell table:style-name="ce117" office:value-type="string">
            <text:p>FNC_SOC_SPC_MNG_04</text:p>
          </table:table-cell>
          <table:table-cell table:style-name="ce122" table:formula="of:=IF(MID([.F181];6;1)&gt;MID([.F180];6;1);[.C180];[.C180]+1)" office:value-type="float" office:value="15">
            <text:p>015</text:p>
          </table:table-cell>
          <table:table-cell table:style-name="ce125" office:value-type="string">
            <text:p>Social/space/Edit space</text:p>
          </table:table-cell>
          <table:table-cell table:style-name="ce130" office:value-type="string">
            <text:p>Edit space with changing priority to High</text:p>
          </table:table-cell>
          <table:table-cell table:style-name="ce131" office:value-type="string">
            <text:p>Step 4: View space after change priority</text:p>
          </table:table-cell>
          <table:table-cell table:style-name="ce131" office:value-type="string">
            <text:p>- Click on Spaces link on admin tool-bar</text:p>
          </table:table-cell>
          <table:table-cell table:style-name="ce142" office:value-type="string">
            <text:p>Show content of space page. The sort order of the space will change by priority (from High to Low) and alphabe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82];6;1)&gt;MID([.F181];6;1);&quot;&quot;;MAX([.A$7:.A181])+1)" office:value-type="float" office:value="51">
            <text:p>051</text:p>
          </table:table-cell>
          <table:table-cell table:style-name="ce117" office:value-type="string">
            <text:p>FNC_SOC_SPC_MNG_04</text:p>
          </table:table-cell>
          <table:table-cell table:style-name="ce122" table:formula="of:=IF(MID([.F182];6;1)&gt;MID([.F181];6;1);[.C181];[.C181]+1)" office:value-type="float" office:value="16">
            <text:p>016</text:p>
          </table:table-cell>
          <table:table-cell table:style-name="ce125" office:value-type="string">
            <text:p>Social/space/Edit space</text:p>
          </table:table-cell>
          <table:table-cell table:style-name="ce77" office:value-type="string">
            <text:p>Edit space with changing priority to intermediate</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83];6;1)&gt;MID([.F182];6;1);&quot;&quot;;MAX([.A$7:.A182])+1)">
            <text:p/>
          </table:table-cell>
          <table:table-cell table:style-name="ce117" office:value-type="string">
            <text:p>FNC_SOC_SPC_MNG_04</text:p>
          </table:table-cell>
          <table:table-cell table:style-name="ce122" table:formula="of:=IF(MID([.F183];6;1)&gt;MID([.F182];6;1);[.C182];[.C182]+1)" office:value-type="float" office:value="16">
            <text:p>016</text:p>
          </table:table-cell>
          <table:table-cell table:style-name="ce125" office:value-type="string">
            <text:p>Social/space/Edit space</text:p>
          </table:table-cell>
          <table:table-cell table:style-name="ce130" office:value-type="string">
            <text:p>Edit space with changing priority to intermediat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84];6;1)&gt;MID([.F183];6;1);&quot;&quot;;MAX([.A$7:.A183])+1)">
            <text:p/>
          </table:table-cell>
          <table:table-cell table:style-name="ce117" office:value-type="string">
            <text:p>FNC_SOC_SPC_MNG_04</text:p>
          </table:table-cell>
          <table:table-cell table:style-name="ce122" table:formula="of:=IF(MID([.F184];6;1)&gt;MID([.F183];6;1);[.C183];[.C183]+1)" office:value-type="float" office:value="16">
            <text:p>016</text:p>
          </table:table-cell>
          <table:table-cell table:style-name="ce125" office:value-type="string">
            <text:p>Social/space/Edit space</text:p>
          </table:table-cell>
          <table:table-cell table:style-name="ce130" office:value-type="string">
            <text:p>Edit space with changing priority to intermediate</text:p>
          </table:table-cell>
          <table:table-cell table:style-name="ce131" office:value-type="string">
            <text:p>Step 3: Change priority to High</text:p>
          </table:table-cell>
          <table:table-cell table:style-name="ce131" office:value-type="string">
            <text:p>- Select <text:span text:style-name="T1">Settings</text:span> tab</text:p>
            <text:p>- At the priority field: select <text:span text:style-name="T13">intermediate</text:span></text:p>
            <text:p>- Click on <text:span text:style-name="T1">Save </text:span><text:span text:style-name="T12">button</text:span></text:p>
          </table:table-cell>
          <table:table-cell table:style-name="ce142" office:value-type="string">
            <text:p>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85];6;1)&gt;MID([.F184];6;1);&quot;&quot;;MAX([.A$7:.A184])+1)">
            <text:p/>
          </table:table-cell>
          <table:table-cell table:style-name="ce117" office:value-type="string">
            <text:p>FNC_SOC_SPC_MNG_04</text:p>
          </table:table-cell>
          <table:table-cell table:style-name="ce122" table:formula="of:=IF(MID([.F185];6;1)&gt;MID([.F184];6;1);[.C184];[.C184]+1)" office:value-type="float" office:value="16">
            <text:p>016</text:p>
          </table:table-cell>
          <table:table-cell table:style-name="ce125" office:value-type="string">
            <text:p>Social/space/Edit space</text:p>
          </table:table-cell>
          <table:table-cell table:style-name="ce130" office:value-type="string">
            <text:p>Edit space with changing priority to intermediate</text:p>
          </table:table-cell>
          <table:table-cell table:style-name="ce131" office:value-type="string">
            <text:p>Step 4: View space after change priority</text:p>
          </table:table-cell>
          <table:table-cell table:style-name="ce131" office:value-type="string">
            <text:p>- Click on Spaces link on admin tool-bar</text:p>
          </table:table-cell>
          <table:table-cell table:style-name="ce142" office:value-type="string">
            <text:p>Show content of space page. The sort order of the space will change by priority (from High to Low) and alphabe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86];6;1)&gt;MID([.F185];6;1);&quot;&quot;;MAX([.A$7:.A185])+1)" office:value-type="float" office:value="52">
            <text:p>052</text:p>
          </table:table-cell>
          <table:table-cell table:style-name="ce117" office:value-type="string">
            <text:p>FNC_SOC_SPC_MNG_04</text:p>
          </table:table-cell>
          <table:table-cell table:style-name="ce122" table:formula="of:=IF(MID([.F186];6;1)&gt;MID([.F185];6;1);[.C185];[.C185]+1)" office:value-type="float" office:value="17">
            <text:p>017</text:p>
          </table:table-cell>
          <table:table-cell table:style-name="ce125" office:value-type="string">
            <text:p>Social/space/Edit space</text:p>
          </table:table-cell>
          <table:table-cell table:style-name="ce77" office:value-type="string">
            <text:p>Edit space with changing priority to low</text:p>
          </table:table-cell>
          <table:table-cell table:style-name="ce131" office:value-type="string">
            <text:p>Step 1: Creates space</text:p>
          </table:table-cell>
          <table:table-cell table:style-name="ce131" office:value-type="string">
            <text:p>- Sign in system</text:p>
            <text:p>- Select space page</text:p>
            <text:p>- Click on [create a space] button </text:p>
            <text:p>- Enter all valid data and click on [create] button. </text:p>
          </table:table-cell>
          <table:table-cell table:style-name="ce141" office:value-type="string">
            <text:p>Create a new space successfully</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87];6;1)&gt;MID([.F186];6;1);&quot;&quot;;MAX([.A$7:.A186])+1)">
            <text:p/>
          </table:table-cell>
          <table:table-cell table:style-name="ce117" office:value-type="string">
            <text:p>FNC_SOC_SPC_MNG_04</text:p>
          </table:table-cell>
          <table:table-cell table:style-name="ce122" table:formula="of:=IF(MID([.F187];6;1)&gt;MID([.F186];6;1);[.C186];[.C186]+1)" office:value-type="float" office:value="17">
            <text:p>017</text:p>
          </table:table-cell>
          <table:table-cell table:style-name="ce125" office:value-type="string">
            <text:p>Social/space/Edit space</text:p>
          </table:table-cell>
          <table:table-cell table:style-name="ce130" office:value-type="string">
            <text:p>Edit space with changing priority to low</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88];6;1)&gt;MID([.F187];6;1);&quot;&quot;;MAX([.A$7:.A187])+1)">
            <text:p/>
          </table:table-cell>
          <table:table-cell table:style-name="ce117" office:value-type="string">
            <text:p>FNC_SOC_SPC_MNG_04</text:p>
          </table:table-cell>
          <table:table-cell table:style-name="ce122" table:formula="of:=IF(MID([.F188];6;1)&gt;MID([.F187];6;1);[.C187];[.C187]+1)" office:value-type="float" office:value="17">
            <text:p>017</text:p>
          </table:table-cell>
          <table:table-cell table:style-name="ce125" office:value-type="string">
            <text:p>Social/space/Edit space</text:p>
          </table:table-cell>
          <table:table-cell table:style-name="ce130" office:value-type="string">
            <text:p>Edit space with changing priority to low</text:p>
          </table:table-cell>
          <table:table-cell table:style-name="ce131" office:value-type="string">
            <text:p>Step 3: Change priority to High</text:p>
          </table:table-cell>
          <table:table-cell table:style-name="ce131" office:value-type="string">
            <text:p>- Select <text:span text:style-name="T1">Settings</text:span> tab</text:p>
            <text:p>- At the priority field: select <text:span text:style-name="T13">low</text:span></text:p>
            <text:p>- Click on <text:span text:style-name="T1">Save </text:span><text:span text:style-name="T12">button</text:span></text:p>
          </table:table-cell>
          <table:table-cell table:style-name="ce142" office:value-type="string">
            <text:p>Updating info of space successful. </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7">
          <table:table-cell table:style-name="ce110" table:formula="of:=IF(MID([.F189];6;1)&gt;MID([.F188];6;1);&quot;&quot;;MAX([.A$7:.A188])+1)">
            <text:p/>
          </table:table-cell>
          <table:table-cell table:style-name="ce117" office:value-type="string">
            <text:p>FNC_SOC_SPC_MNG_04</text:p>
          </table:table-cell>
          <table:table-cell table:style-name="ce122" table:formula="of:=IF(MID([.F189];6;1)&gt;MID([.F188];6;1);[.C188];[.C188]+1)" office:value-type="float" office:value="17">
            <text:p>017</text:p>
          </table:table-cell>
          <table:table-cell table:style-name="ce125" office:value-type="string">
            <text:p>Social/space/Edit space</text:p>
          </table:table-cell>
          <table:table-cell table:style-name="ce130" office:value-type="string">
            <text:p>Edit space with changing priority to low</text:p>
          </table:table-cell>
          <table:table-cell table:style-name="ce131" office:value-type="string">
            <text:p>Step 4: View space after change priority</text:p>
          </table:table-cell>
          <table:table-cell table:style-name="ce131" office:value-type="string">
            <text:p>- Click on Spaces link on admin tool-bar</text:p>
          </table:table-cell>
          <table:table-cell table:style-name="ce142" office:value-type="string">
            <text:p>Show content of space page. The sort order of the space will change by priority (from High to Low) and alphabe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90];6;1)&gt;MID([.F189];6;1);&quot;&quot;;MAX([.A$7:.A189])+1)" office:value-type="float" office:value="53">
            <text:p>053</text:p>
          </table:table-cell>
          <table:table-cell table:style-name="ce117" office:value-type="string">
            <text:p>FNC_SOC_SPC_MNG_04</text:p>
          </table:table-cell>
          <table:table-cell table:style-name="ce122" table:formula="of:=IF(MID([.F190];6;1)&gt;MID([.F189];6;1);[.C189];[.C189]+1)" office:value-type="float" office:value="18">
            <text:p>018</text:p>
          </table:table-cell>
          <table:table-cell table:style-name="ce125" office:value-type="string">
            <text:p>Social/space/Edit space</text:p>
          </table:table-cell>
          <table:table-cell table:style-name="ce77" office:value-type="string">
            <text:p>Edit space with changing visibility from Visible to Hidden</text:p>
          </table:table-cell>
          <table:table-cell table:style-name="ce131" office:value-type="string">
            <text:p>Step 1:Create the Visibility space</text:p>
          </table:table-cell>
          <table:table-cell table:style-name="ce131" office:value-type="string">
            <text:p>- Sign in system</text:p>
            <text:p>- Select space page</text:p>
            <text:p>- Click on [create a space] button </text:p>
            <text:p>- Enter valid name</text:p>
            <text:p>- Click on [create] button. </text:p>
          </table:table-cell>
          <table:table-cell table:style-name="ce141" office:value-type="string">
            <text:p>A visibility space is created. Other user can see the space on the Public spaces lis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91];6;1)&gt;MID([.F190];6;1);&quot;&quot;;MAX([.A$7:.A190])+1)">
            <text:p/>
          </table:table-cell>
          <table:table-cell table:style-name="ce117" office:value-type="string">
            <text:p>FNC_SOC_SPC_MNG_04</text:p>
          </table:table-cell>
          <table:table-cell table:style-name="ce122" table:formula="of:=IF(MID([.F191];6;1)&gt;MID([.F190];6;1);[.C190];[.C190]+1)" office:value-type="float" office:value="18">
            <text:p>018</text:p>
          </table:table-cell>
          <table:table-cell table:style-name="ce125" office:value-type="string">
            <text:p>Social/space/Edit space</text:p>
          </table:table-cell>
          <table:table-cell table:style-name="ce130" office:value-type="string">
            <text:p>Edit space with changing visibility from Visible to Hidden</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92];6;1)&gt;MID([.F191];6;1);&quot;&quot;;MAX([.A$7:.A191])+1)">
            <text:p/>
          </table:table-cell>
          <table:table-cell table:style-name="ce117" office:value-type="string">
            <text:p>FNC_SOC_SPC_MNG_04</text:p>
          </table:table-cell>
          <table:table-cell table:style-name="ce122" table:formula="of:=IF(MID([.F192];6;1)&gt;MID([.F191];6;1);[.C191];[.C191]+1)" office:value-type="float" office:value="18">
            <text:p>018</text:p>
          </table:table-cell>
          <table:table-cell table:style-name="ce125" office:value-type="string">
            <text:p>Social/space/Edit space</text:p>
          </table:table-cell>
          <table:table-cell table:style-name="ce130" office:value-type="string">
            <text:p>Edit space with changing visibility from Visible to Hidden</text:p>
          </table:table-cell>
          <table:table-cell table:style-name="ce131" office:value-type="string">
            <text:p>Step 3: Change visibility from visible to Hidden</text:p>
          </table:table-cell>
          <table:table-cell table:style-name="ce131" office:value-type="string">
            <text:p>- Select <text:span text:style-name="T1">Visibility</text:span> tab</text:p>
            <text:p>- On Visibility field: check in <text:span text:style-name="T13">Hidden</text:span> - On Registration field: keep old value</text:p>
            <text:p>- Click on <text:span text:style-name="T1">save </text:span><text:span text:style-name="T12">button</text:span></text:p>
          </table:table-cell>
          <table:table-cell table:style-name="ce131" office:value-type="string">
            <text:p>Updating info of space successful. <text:s/>Other user can't see the space on any spaces lis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9">
          <table:table-cell table:style-name="ce110" table:formula="of:=IF(MID([.F193];6;1)&gt;MID([.F192];6;1);&quot;&quot;;MAX([.A$7:.A192])+1)" office:value-type="float" office:value="54">
            <text:p>054</text:p>
          </table:table-cell>
          <table:table-cell table:style-name="ce117" office:value-type="string">
            <text:p>FNC_SOC_SPC_MNG_04</text:p>
          </table:table-cell>
          <table:table-cell table:style-name="ce122" table:formula="of:=IF(MID([.F193];6;1)&gt;MID([.F192];6;1);[.C192];[.C192]+1)" office:value-type="float" office:value="19">
            <text:p>019</text:p>
          </table:table-cell>
          <table:table-cell table:style-name="ce125" office:value-type="string">
            <text:p>Social/space/Edit space</text:p>
          </table:table-cell>
          <table:table-cell table:style-name="ce77" office:value-type="string">
            <text:p>Edit space with changing visibility from Hidden to Visible </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text:span text:style-name="T1">visibility</text:span> and check in <text:span text:style-name="T13">hidden</text:span></text:p>
            <text:p>- Click on [create] button. </text:p>
          </table:table-cell>
          <table:table-cell table:style-name="ce141" office:value-type="string">
            <text:p>New <text:s/>hidden space is created. Other user can't see the space on any spaces lis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94];6;1)&gt;MID([.F193];6;1);&quot;&quot;;MAX([.A$7:.A193])+1)">
            <text:p/>
          </table:table-cell>
          <table:table-cell table:style-name="ce117" office:value-type="string">
            <text:p>FNC_SOC_SPC_MNG_04</text:p>
          </table:table-cell>
          <table:table-cell table:style-name="ce122" table:formula="of:=IF(MID([.F194];6;1)&gt;MID([.F193];6;1);[.C193];[.C193]+1)" office:value-type="float" office:value="19">
            <text:p>019</text:p>
          </table:table-cell>
          <table:table-cell table:style-name="ce125" office:value-type="string">
            <text:p>Social/space/Edit space</text:p>
          </table:table-cell>
          <table:table-cell table:style-name="ce130" office:value-type="string">
            <text:p>Edit space with changing visibility from Hidden to Visible </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25">
          <table:table-cell table:style-name="ce110" table:formula="of:=IF(MID([.F195];6;1)&gt;MID([.F194];6;1);&quot;&quot;;MAX([.A$7:.A194])+1)">
            <text:p/>
          </table:table-cell>
          <table:table-cell table:style-name="ce117" office:value-type="string">
            <text:p>FNC_SOC_SPC_MNG_04</text:p>
          </table:table-cell>
          <table:table-cell table:style-name="ce122" table:formula="of:=IF(MID([.F195];6;1)&gt;MID([.F194];6;1);[.C194];[.C194]+1)" office:value-type="float" office:value="19">
            <text:p>019</text:p>
          </table:table-cell>
          <table:table-cell table:style-name="ce125" office:value-type="string">
            <text:p>Social/space/Edit space</text:p>
          </table:table-cell>
          <table:table-cell table:style-name="ce130" office:value-type="string">
            <text:p>Edit space with changing visibility from Hidden to Visible </text:p>
          </table:table-cell>
          <table:table-cell table:style-name="ce131" office:value-type="string">
            <text:p>Step 3: Change visibility from visible to Hidden</text:p>
          </table:table-cell>
          <table:table-cell table:style-name="ce131" office:value-type="string">
            <text:p>- Select <text:span text:style-name="T1">Visibility</text:span> tab</text:p>
            <text:p>- On Visibility field: check in <text:span text:style-name="T13">visible</text:span> - On Registration field: keep old value</text:p>
            <text:p>- Click on <text:span text:style-name="T1">save </text:span><text:span text:style-name="T12">button</text:span></text:p>
          </table:table-cell>
          <table:table-cell table:style-name="ce131" office:value-type="string">
            <text:p>Updating info of space successful. Other user can see the space on public spaces list</text:p>
          </table:table-cell>
          <table:table-cell table:style-name="ce146" office:value-type="string">
            <text:p>M<text:span text:style-name="T27">edium</text:span></text:p>
          </table:table-cell>
          <table:table-cell table:style-name="ce151"/>
          <table:table-cell table:style-name="ce154" table:number-columns-repeated="9"/>
          <table:table-cell table:style-name="ce107" table:number-columns-repeated="228"/>
        </table:table-row>
        <table:table-row table:style-name="ro31">
          <table:table-cell table:style-name="ce110" table:formula="of:=IF(MID([.F196];6;1)&gt;MID([.F195];6;1);&quot;&quot;;MAX([.A$7:.A195])+1)" office:value-type="float" office:value="55">
            <text:p>055</text:p>
          </table:table-cell>
          <table:table-cell table:style-name="ce117" office:value-type="string">
            <text:p>FNC_SOC_SPC_MNG_04</text:p>
          </table:table-cell>
          <table:table-cell table:style-name="ce122" table:formula="of:=IF(MID([.F196];6;1)&gt;MID([.F195];6;1);[.C195];[.C195]+1)" office:value-type="float" office:value="20">
            <text:p>020</text:p>
          </table:table-cell>
          <table:table-cell table:style-name="ce125" office:value-type="string">
            <text:p>Social/space/Edit space</text:p>
          </table:table-cell>
          <table:table-cell table:style-name="ce77" office:value-type="string">
            <text:p>Edit space with changing registration from validation to open of visible space</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 By default, it is visible and validation mode, other user can see space at public list and can send request to join but need accepting from manager of use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197];6;1)&gt;MID([.F196];6;1);&quot;&quot;;MAX([.A$7:.A196])+1)">
            <text:p/>
          </table:table-cell>
          <table:table-cell table:style-name="ce117" office:value-type="string">
            <text:p>FNC_SOC_SPC_MNG_04</text:p>
          </table:table-cell>
          <table:table-cell table:style-name="ce122" table:formula="of:=IF(MID([.F197];6;1)&gt;MID([.F196];6;1);[.C196];[.C196]+1)" office:value-type="float" office:value="20">
            <text:p>020</text:p>
          </table:table-cell>
          <table:table-cell table:style-name="ce125" office:value-type="string">
            <text:p>Social/space/Edit space</text:p>
          </table:table-cell>
          <table:table-cell table:style-name="ce130" office:value-type="string">
            <text:p>Edit space with changing registration from validation to open of visible spac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198];6;1)&gt;MID([.F197];6;1);&quot;&quot;;MAX([.A$7:.A197])+1)">
            <text:p/>
          </table:table-cell>
          <table:table-cell table:style-name="ce117" office:value-type="string">
            <text:p>FNC_SOC_SPC_MNG_04</text:p>
          </table:table-cell>
          <table:table-cell table:style-name="ce122" table:formula="of:=IF(MID([.F198];6;1)&gt;MID([.F197];6;1);[.C197];[.C197]+1)" office:value-type="float" office:value="20">
            <text:p>020</text:p>
          </table:table-cell>
          <table:table-cell table:style-name="ce125" office:value-type="string">
            <text:p>Social/space/Edit space</text:p>
          </table:table-cell>
          <table:table-cell table:style-name="ce130" office:value-type="string">
            <text:p>Edit space with changing registration from validation to open of visible space</text:p>
          </table:table-cell>
          <table:table-cell table:style-name="ce131" office:value-type="string">
            <text:p>Step 3: Change visibility of space</text:p>
          </table:table-cell>
          <table:table-cell table:style-name="ce131"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31" office:value-type="string">
            <text:p>Updating info of space successful. Other user can see the space on public spaces list and will be member of the space after sending request to joi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199];6;1)&gt;MID([.F198];6;1);&quot;&quot;;MAX([.A$7:.A198])+1)" office:value-type="float" office:value="56">
            <text:p>056</text:p>
          </table:table-cell>
          <table:table-cell table:style-name="ce117" office:value-type="string">
            <text:p>FNC_SOC_SPC_MNG_04</text:p>
          </table:table-cell>
          <table:table-cell table:style-name="ce122" table:formula="of:=IF(MID([.F199];6;1)&gt;MID([.F198];6;1);[.C198];[.C198]+1)" office:value-type="float" office:value="21">
            <text:p>021</text:p>
          </table:table-cell>
          <table:table-cell table:style-name="ce125" office:value-type="string">
            <text:p>Social/space/Edit space</text:p>
          </table:table-cell>
          <table:table-cell table:style-name="ce77" office:value-type="string">
            <text:p>Edit space with changing registration from validation to close of visible space</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 By default, it is visible and validation mode, other user can see space at public list and can send request to join but need accepting from manager of use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00];6;1)&gt;MID([.F199];6;1);&quot;&quot;;MAX([.A$7:.A199])+1)">
            <text:p/>
          </table:table-cell>
          <table:table-cell table:style-name="ce117" office:value-type="string">
            <text:p>FNC_SOC_SPC_MNG_04</text:p>
          </table:table-cell>
          <table:table-cell table:style-name="ce122" table:formula="of:=IF(MID([.F200];6;1)&gt;MID([.F199];6;1);[.C199];[.C199]+1)" office:value-type="float" office:value="21">
            <text:p>021</text:p>
          </table:table-cell>
          <table:table-cell table:style-name="ce125" office:value-type="string">
            <text:p>Social/space/Edit space</text:p>
          </table:table-cell>
          <table:table-cell table:style-name="ce130" office:value-type="string">
            <text:p>Edit space with changing registration from validation to close of visible spac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01];6;1)&gt;MID([.F200];6;1);&quot;&quot;;MAX([.A$7:.A200])+1)">
            <text:p/>
          </table:table-cell>
          <table:table-cell table:style-name="ce117" office:value-type="string">
            <text:p>FNC_SOC_SPC_MNG_04</text:p>
          </table:table-cell>
          <table:table-cell table:style-name="ce122" table:formula="of:=IF(MID([.F201];6;1)&gt;MID([.F200];6;1);[.C200];[.C200]+1)" office:value-type="float" office:value="21">
            <text:p>021</text:p>
          </table:table-cell>
          <table:table-cell table:style-name="ce125" office:value-type="string">
            <text:p>Social/space/Edit space</text:p>
          </table:table-cell>
          <table:table-cell table:style-name="ce130" office:value-type="string">
            <text:p>Edit space with changing registration from validation to close of visible space</text:p>
          </table:table-cell>
          <table:table-cell table:style-name="ce131" office:value-type="string">
            <text:p>Step 3: Change visibility of space</text:p>
          </table:table-cell>
          <table:table-cell table:style-name="ce131"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31" office:value-type="string">
            <text:p><text:span text:style-name="T12">Updating info of space successful. </text:span><text:s/>Other user can see the space on public spaces list but can not send <text:s/>request to join space. Only manager of space has right to send invitatio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2">
          <table:table-cell table:style-name="ce110" table:formula="of:=IF(MID([.F202];6;1)&gt;MID([.F201];6;1);&quot;&quot;;MAX([.A$7:.A201])+1)" office:value-type="float" office:value="57">
            <text:p>057</text:p>
          </table:table-cell>
          <table:table-cell table:style-name="ce117" office:value-type="string">
            <text:p>FNC_SOC_SPC_MNG_04</text:p>
          </table:table-cell>
          <table:table-cell table:style-name="ce122" table:formula="of:=IF(MID([.F202];6;1)&gt;MID([.F201];6;1);[.C201];[.C201]+1)" office:value-type="float" office:value="22">
            <text:p>022</text:p>
          </table:table-cell>
          <table:table-cell table:style-name="ce125" office:value-type="string">
            <text:p>Social/space/Edit space</text:p>
          </table:table-cell>
          <table:table-cell table:style-name="ce77" office:value-type="string">
            <text:p>Edit space with changing registration from open to close of <text:s/>visible space</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41" office:value-type="string">
            <text:p>New space is created. Other user can see space at public list and will be member of the space after sending request to joi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03];6;1)&gt;MID([.F202];6;1);&quot;&quot;;MAX([.A$7:.A202])+1)">
            <text:p/>
          </table:table-cell>
          <table:table-cell table:style-name="ce117" office:value-type="string">
            <text:p>FNC_SOC_SPC_MNG_04</text:p>
          </table:table-cell>
          <table:table-cell table:style-name="ce122" table:formula="of:=IF(MID([.F203];6;1)&gt;MID([.F202];6;1);[.C202];[.C202]+1)" office:value-type="float" office:value="22">
            <text:p>022</text:p>
          </table:table-cell>
          <table:table-cell table:style-name="ce125" office:value-type="string">
            <text:p>Social/space/Edit space</text:p>
          </table:table-cell>
          <table:table-cell table:style-name="ce130" office:value-type="string">
            <text:p>Edit space with changing registration from open to close of <text:s/>visible spac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04];6;1)&gt;MID([.F203];6;1);&quot;&quot;;MAX([.A$7:.A203])+1)">
            <text:p/>
          </table:table-cell>
          <table:table-cell table:style-name="ce117" office:value-type="string">
            <text:p>FNC_SOC_SPC_MNG_04</text:p>
          </table:table-cell>
          <table:table-cell table:style-name="ce122" table:formula="of:=IF(MID([.F204];6;1)&gt;MID([.F203];6;1);[.C203];[.C203]+1)" office:value-type="float" office:value="22">
            <text:p>022</text:p>
          </table:table-cell>
          <table:table-cell table:style-name="ce125" office:value-type="string">
            <text:p>Social/space/Edit space</text:p>
          </table:table-cell>
          <table:table-cell table:style-name="ce130" office:value-type="string">
            <text:p>Edit space with changing registration from open to close of <text:s/>visible space</text:p>
          </table:table-cell>
          <table:table-cell table:style-name="ce131" office:value-type="string">
            <text:p>Step 3: Change visibility of space</text:p>
          </table:table-cell>
          <table:table-cell table:style-name="ce131"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31" office:value-type="string">
            <text:p>Updating info of space successful. <text:s/>Other user can see the space on public spaces list but can not send <text:s/>request to join space. Only manager of space has right to send invitatio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2">
          <table:table-cell table:style-name="ce110" table:formula="of:=IF(MID([.F205];6;1)&gt;MID([.F204];6;1);&quot;&quot;;MAX([.A$7:.A204])+1)" office:value-type="float" office:value="58">
            <text:p>058</text:p>
          </table:table-cell>
          <table:table-cell table:style-name="ce117" office:value-type="string">
            <text:p>FNC_SOC_SPC_MNG_04</text:p>
          </table:table-cell>
          <table:table-cell table:style-name="ce122" table:formula="of:=IF(MID([.F205];6;1)&gt;MID([.F204];6;1);[.C204];[.C204]+1)" office:value-type="float" office:value="23">
            <text:p>023</text:p>
          </table:table-cell>
          <table:table-cell table:style-name="ce125" office:value-type="string">
            <text:p>Social/space/Edit space</text:p>
          </table:table-cell>
          <table:table-cell table:style-name="ce77" office:value-type="string">
            <text:p>Edit space with changing registration from open to validation of visible space</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41" office:value-type="string">
            <text:p>New space is created. Other user can see space at public list and will be member of the space after sending request to joi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06];6;1)&gt;MID([.F205];6;1);&quot;&quot;;MAX([.A$7:.A205])+1)">
            <text:p/>
          </table:table-cell>
          <table:table-cell table:style-name="ce117" office:value-type="string">
            <text:p>FNC_SOC_SPC_MNG_04</text:p>
          </table:table-cell>
          <table:table-cell table:style-name="ce122" table:formula="of:=IF(MID([.F206];6;1)&gt;MID([.F205];6;1);[.C205];[.C205]+1)" office:value-type="float" office:value="23">
            <text:p>023</text:p>
          </table:table-cell>
          <table:table-cell table:style-name="ce125" office:value-type="string">
            <text:p>Social/space/Edit space</text:p>
          </table:table-cell>
          <table:table-cell table:style-name="ce130" office:value-type="string">
            <text:p>Edit space with changing registration from open to validation of visible spac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0">
          <table:table-cell table:style-name="ce110" table:formula="of:=IF(MID([.F207];6;1)&gt;MID([.F206];6;1);&quot;&quot;;MAX([.A$7:.A206])+1)">
            <text:p/>
          </table:table-cell>
          <table:table-cell table:style-name="ce117" office:value-type="string">
            <text:p>FNC_SOC_SPC_MNG_04</text:p>
          </table:table-cell>
          <table:table-cell table:style-name="ce122" table:formula="of:=IF(MID([.F207];6;1)&gt;MID([.F206];6;1);[.C206];[.C206]+1)" office:value-type="float" office:value="23">
            <text:p>023</text:p>
          </table:table-cell>
          <table:table-cell table:style-name="ce125" office:value-type="string">
            <text:p>Social/space/Edit space</text:p>
          </table:table-cell>
          <table:table-cell table:style-name="ce130" office:value-type="string">
            <text:p>Edit space with changing registration from open to validation of visible space</text:p>
          </table:table-cell>
          <table:table-cell table:style-name="ce131" office:value-type="string">
            <text:p>Step 3: Change visibility of space</text:p>
          </table:table-cell>
          <table:table-cell table:style-name="ce131"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31" office:value-type="string">
            <text:p>Updating info of space successful. Other user can see the space on public spaces list and can send request to join space, user will become member of the space after manager of space accept the request</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2">
          <table:table-cell table:style-name="ce110" table:formula="of:=IF(MID([.F208];6;1)&gt;MID([.F207];6;1);&quot;&quot;;MAX([.A$7:.A207])+1)" office:value-type="float" office:value="59">
            <text:p>059</text:p>
          </table:table-cell>
          <table:table-cell table:style-name="ce117" office:value-type="string">
            <text:p>FNC_SOC_SPC_MNG_04</text:p>
          </table:table-cell>
          <table:table-cell table:style-name="ce122" table:formula="of:=IF(MID([.F208];6;1)&gt;MID([.F207];6;1);[.C207];[.C207]+1)" office:value-type="float" office:value="24">
            <text:p>024</text:p>
          </table:table-cell>
          <table:table-cell table:style-name="ce125" office:value-type="string">
            <text:p>Social/space/Edit space</text:p>
          </table:table-cell>
          <table:table-cell table:style-name="ce77" office:value-type="string">
            <text:p>Edit space with changing registration from close to open of visible space</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41" office:value-type="string">
            <text:p>New space is created. Other user can see the space on public spaces list but can not send <text:s/>request to join space. Only manager of space has right to send invitatio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09];6;1)&gt;MID([.F208];6;1);&quot;&quot;;MAX([.A$7:.A208])+1)">
            <text:p/>
          </table:table-cell>
          <table:table-cell table:style-name="ce117" office:value-type="string">
            <text:p>FNC_SOC_SPC_MNG_04</text:p>
          </table:table-cell>
          <table:table-cell table:style-name="ce122" table:formula="of:=IF(MID([.F209];6;1)&gt;MID([.F208];6;1);[.C208];[.C208]+1)" office:value-type="float" office:value="24">
            <text:p>024</text:p>
          </table:table-cell>
          <table:table-cell table:style-name="ce125" office:value-type="string">
            <text:p>Social/space/Edit space</text:p>
          </table:table-cell>
          <table:table-cell table:style-name="ce130" office:value-type="string">
            <text:p>Edit space with changing registration from close to open of visible spac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10];6;1)&gt;MID([.F209];6;1);&quot;&quot;;MAX([.A$7:.A209])+1)">
            <text:p/>
          </table:table-cell>
          <table:table-cell table:style-name="ce117" office:value-type="string">
            <text:p>FNC_SOC_SPC_MNG_04</text:p>
          </table:table-cell>
          <table:table-cell table:style-name="ce122" table:formula="of:=IF(MID([.F210];6;1)&gt;MID([.F209];6;1);[.C209];[.C209]+1)" office:value-type="float" office:value="24">
            <text:p>024</text:p>
          </table:table-cell>
          <table:table-cell table:style-name="ce125" office:value-type="string">
            <text:p>Social/space/Edit space</text:p>
          </table:table-cell>
          <table:table-cell table:style-name="ce130" office:value-type="string">
            <text:p>Edit space with changing registration from close to open of visible space</text:p>
          </table:table-cell>
          <table:table-cell table:style-name="ce131" office:value-type="string">
            <text:p>Step 3: Change visibility of space</text:p>
          </table:table-cell>
          <table:table-cell table:style-name="ce131"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31" office:value-type="string">
            <text:p>Updating info of space successful. Other user can see the space on public spaces list and will be member of the space after sending request to joi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2">
          <table:table-cell table:style-name="ce110" table:formula="of:=IF(MID([.F211];6;1)&gt;MID([.F210];6;1);&quot;&quot;;MAX([.A$7:.A210])+1)" office:value-type="float" office:value="60">
            <text:p>060</text:p>
          </table:table-cell>
          <table:table-cell table:style-name="ce117" office:value-type="string">
            <text:p>FNC_SOC_SPC_MNG_04</text:p>
          </table:table-cell>
          <table:table-cell table:style-name="ce122" table:formula="of:=IF(MID([.F211];6;1)&gt;MID([.F210];6;1);[.C210];[.C210]+1)" office:value-type="float" office:value="25">
            <text:p>025</text:p>
          </table:table-cell>
          <table:table-cell table:style-name="ce125" office:value-type="string">
            <text:p>Social/space/Edit space</text:p>
          </table:table-cell>
          <table:table-cell table:style-name="ce77" office:value-type="string">
            <text:p>Edit space with changing registration from close to validation of visible space</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41" office:value-type="string">
            <text:p>New space is created. Other user can see the space on public spaces list but can not send <text:s/>request to join space. Only manager of space has right to send invitatio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12];6;1)&gt;MID([.F211];6;1);&quot;&quot;;MAX([.A$7:.A211])+1)">
            <text:p/>
          </table:table-cell>
          <table:table-cell table:style-name="ce117" office:value-type="string">
            <text:p>FNC_SOC_SPC_MNG_04</text:p>
          </table:table-cell>
          <table:table-cell table:style-name="ce122" table:formula="of:=IF(MID([.F212];6;1)&gt;MID([.F211];6;1);[.C211];[.C211]+1)" office:value-type="float" office:value="25">
            <text:p>025</text:p>
          </table:table-cell>
          <table:table-cell table:style-name="ce125" office:value-type="string">
            <text:p>Social/space/Edit space</text:p>
          </table:table-cell>
          <table:table-cell table:style-name="ce130" office:value-type="string">
            <text:p>Edit space with changing registration from close to validation of visible spac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0">
          <table:table-cell table:style-name="ce110" table:formula="of:=IF(MID([.F213];6;1)&gt;MID([.F212];6;1);&quot;&quot;;MAX([.A$7:.A212])+1)">
            <text:p/>
          </table:table-cell>
          <table:table-cell table:style-name="ce117" office:value-type="string">
            <text:p>FNC_SOC_SPC_MNG_04</text:p>
          </table:table-cell>
          <table:table-cell table:style-name="ce122" table:formula="of:=IF(MID([.F213];6;1)&gt;MID([.F212];6;1);[.C212];[.C212]+1)" office:value-type="float" office:value="25">
            <text:p>025</text:p>
          </table:table-cell>
          <table:table-cell table:style-name="ce125" office:value-type="string">
            <text:p>Social/space/Edit space</text:p>
          </table:table-cell>
          <table:table-cell table:style-name="ce130" office:value-type="string">
            <text:p>Edit space with changing registration from close to validation of visible space</text:p>
          </table:table-cell>
          <table:table-cell table:style-name="ce131" office:value-type="string">
            <text:p>Step 3: Change visibility of space</text:p>
          </table:table-cell>
          <table:table-cell table:style-name="ce131"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31"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14];6;1)&gt;MID([.F213];6;1);&quot;&quot;;MAX([.A$7:.A213])+1)" office:value-type="float" office:value="61">
            <text:p>061</text:p>
          </table:table-cell>
          <table:table-cell table:style-name="ce117" office:value-type="string">
            <text:p>FNC_SOC_SPC_MNG_04</text:p>
          </table:table-cell>
          <table:table-cell table:style-name="ce122" table:formula="of:=IF(MID([.F214];6;1)&gt;MID([.F213];6;1);[.C213];[.C213]+1)" office:value-type="float" office:value="26">
            <text:p>026</text:p>
          </table:table-cell>
          <table:table-cell table:style-name="ce125" office:value-type="string">
            <text:p>Social/space/Edit space</text:p>
          </table:table-cell>
          <table:table-cell table:style-name="ce77" office:value-type="string">
            <text:p>Edit space with changing avatar which its name is blank</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15];6;1)&gt;MID([.F214];6;1);&quot;&quot;;MAX([.A$7:.A214])+1)">
            <text:p/>
          </table:table-cell>
          <table:table-cell table:style-name="ce117" office:value-type="string">
            <text:p>FNC_SOC_SPC_MNG_04</text:p>
          </table:table-cell>
          <table:table-cell table:style-name="ce122" table:formula="of:=IF(MID([.F215];6;1)&gt;MID([.F214];6;1);[.C214];[.C214]+1)" office:value-type="float" office:value="26">
            <text:p>026</text:p>
          </table:table-cell>
          <table:table-cell table:style-name="ce125" office:value-type="string">
            <text:p>Social/space/Edit space</text:p>
          </table:table-cell>
          <table:table-cell table:style-name="ce130" office:value-type="string">
            <text:p>Edit space with changing avatar which its name is blank</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16];6;1)&gt;MID([.F215];6;1);&quot;&quot;;MAX([.A$7:.A215])+1)">
            <text:p/>
          </table:table-cell>
          <table:table-cell table:style-name="ce117" office:value-type="string">
            <text:p>FNC_SOC_SPC_MNG_04</text:p>
          </table:table-cell>
          <table:table-cell table:style-name="ce122" table:formula="of:=IF(MID([.F216];6;1)&gt;MID([.F215];6;1);[.C215];[.C215]+1)" office:value-type="float" office:value="26">
            <text:p>026</text:p>
          </table:table-cell>
          <table:table-cell table:style-name="ce125" office:value-type="string">
            <text:p>Social/space/Edit space</text:p>
          </table:table-cell>
          <table:table-cell table:style-name="ce130" office:value-type="string">
            <text:p>Edit space with changing avatar which its name is blank</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0">
          <table:table-cell table:style-name="ce110" table:formula="of:=IF(MID([.F217];6;1)&gt;MID([.F216];6;1);&quot;&quot;;MAX([.A$7:.A216])+1)">
            <text:p/>
          </table:table-cell>
          <table:table-cell table:style-name="ce117" office:value-type="string">
            <text:p>FNC_SOC_SPC_MNG_04</text:p>
          </table:table-cell>
          <table:table-cell table:style-name="ce122" table:formula="of:=IF(MID([.F217];6;1)&gt;MID([.F216];6;1);[.C216];[.C216]+1)" office:value-type="float" office:value="26">
            <text:p>026</text:p>
          </table:table-cell>
          <table:table-cell table:style-name="ce125" office:value-type="string">
            <text:p>Social/space/Edit space</text:p>
          </table:table-cell>
          <table:table-cell table:style-name="ce130" office:value-type="string">
            <text:p>Edit space with changing avatar which its name is blank</text:p>
          </table:table-cell>
          <table:table-cell table:style-name="ce131" office:value-type="string">
            <text:p>Step 4: upload avatar</text:p>
          </table:table-cell>
          <table:table-cell table:style-name="ce131" office:value-type="string">
            <text:p>On upload avatar form:</text:p>
            <text:p>- Name field: keep it is blank</text:p>
            <text:p>- Browser to a image file (.png, .gif, .jpg, .jpeg) on local your computer</text:p>
            <text:p>- Click on <text:span text:style-name="T1">confirm </text:span><text:span text:style-name="T12">button</text:span></text:p>
          </table:table-cell>
          <table:table-cell table:style-name="ce131" office:value-type="string">
            <text:p>Show Avatar preview form with information: </text:p>
            <text:p>- File name: original name of image file</text:p>
            <text:p>- File type: type of image</text:p>
            <text:p>- Image size: size of image fil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18];6;1)&gt;MID([.F217];6;1);&quot;&quot;;MAX([.A$7:.A217])+1)">
            <text:p/>
          </table:table-cell>
          <table:table-cell table:style-name="ce117" office:value-type="string">
            <text:p>FNC_SOC_SPC_MNG_04</text:p>
          </table:table-cell>
          <table:table-cell table:style-name="ce122" table:formula="of:=IF(MID([.F218];6;1)&gt;MID([.F217];6;1);[.C217];[.C217]+1)" office:value-type="float" office:value="26">
            <text:p>026</text:p>
          </table:table-cell>
          <table:table-cell table:style-name="ce125" office:value-type="string">
            <text:p>Social/space/Edit space</text:p>
          </table:table-cell>
          <table:table-cell table:style-name="ce130" office:value-type="string">
            <text:p>Edit space with changing avatar which its name is blank</text:p>
          </table:table-cell>
          <table:table-cell table:style-name="ce131" office:value-type="string">
            <text:p>Step 5: access change avatar</text:p>
          </table:table-cell>
          <table:table-cell table:style-name="ce131" office:value-type="string">
            <text:p>On avatar preview form:</text:p>
            <text:p>- Click on <text:span text:style-name="T1">Save </text:span><text:span text:style-name="T12">button</text:span></text:p>
          </table:table-cell>
          <table:table-cell table:style-name="ce131" office:value-type="string">
            <text:p>New added avatar is displayed for spac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19];6;1)&gt;MID([.F218];6;1);&quot;&quot;;MAX([.A$7:.A218])+1)" office:value-type="float" office:value="62">
            <text:p>062</text:p>
          </table:table-cell>
          <table:table-cell table:style-name="ce117" office:value-type="string">
            <text:p>FNC_SOC_SPC_MNG_04</text:p>
          </table:table-cell>
          <table:table-cell table:style-name="ce122" table:formula="of:=IF(MID([.F219];6;1)&gt;MID([.F218];6;1);[.C218];[.C218]+1)" office:value-type="float" office:value="27">
            <text:p>027</text:p>
          </table:table-cell>
          <table:table-cell table:style-name="ce125" office:value-type="string">
            <text:p>Social/space/Edit space</text:p>
          </table:table-cell>
          <table:table-cell table:style-name="ce77" office:value-type="string">
            <text:p>Edit space with changing avatar which its name is not blank</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20];6;1)&gt;MID([.F219];6;1);&quot;&quot;;MAX([.A$7:.A219])+1)">
            <text:p/>
          </table:table-cell>
          <table:table-cell table:style-name="ce117" office:value-type="string">
            <text:p>FNC_SOC_SPC_MNG_04</text:p>
          </table:table-cell>
          <table:table-cell table:style-name="ce122" table:formula="of:=IF(MID([.F220];6;1)&gt;MID([.F219];6;1);[.C219];[.C219]+1)" office:value-type="float" office:value="27">
            <text:p>027</text:p>
          </table:table-cell>
          <table:table-cell table:style-name="ce125" office:value-type="string">
            <text:p>Social/space/Edit space</text:p>
          </table:table-cell>
          <table:table-cell table:style-name="ce130" office:value-type="string">
            <text:p>Edit space with changing avatar which its name is not blank</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21];6;1)&gt;MID([.F220];6;1);&quot;&quot;;MAX([.A$7:.A220])+1)">
            <text:p/>
          </table:table-cell>
          <table:table-cell table:style-name="ce117" office:value-type="string">
            <text:p>FNC_SOC_SPC_MNG_04</text:p>
          </table:table-cell>
          <table:table-cell table:style-name="ce122" table:formula="of:=IF(MID([.F221];6;1)&gt;MID([.F220];6;1);[.C220];[.C220]+1)" office:value-type="float" office:value="27">
            <text:p>027</text:p>
          </table:table-cell>
          <table:table-cell table:style-name="ce125" office:value-type="string">
            <text:p>Social/space/Edit space</text:p>
          </table:table-cell>
          <table:table-cell table:style-name="ce130" office:value-type="string">
            <text:p>Edit space with changing avatar which its name is not blank</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0">
          <table:table-cell table:style-name="ce110" table:formula="of:=IF(MID([.F222];6;1)&gt;MID([.F221];6;1);&quot;&quot;;MAX([.A$7:.A221])+1)">
            <text:p/>
          </table:table-cell>
          <table:table-cell table:style-name="ce117" office:value-type="string">
            <text:p>FNC_SOC_SPC_MNG_04</text:p>
          </table:table-cell>
          <table:table-cell table:style-name="ce122" table:formula="of:=IF(MID([.F222];6;1)&gt;MID([.F221];6;1);[.C221];[.C221]+1)" office:value-type="float" office:value="27">
            <text:p>027</text:p>
          </table:table-cell>
          <table:table-cell table:style-name="ce125" office:value-type="string">
            <text:p>Social/space/Edit space</text:p>
          </table:table-cell>
          <table:table-cell table:style-name="ce130" office:value-type="string">
            <text:p>Edit space with changing avatar which its name is not blank</text:p>
          </table:table-cell>
          <table:table-cell table:style-name="ce131" office:value-type="string">
            <text:p>Step 4: upload avatar</text:p>
          </table:table-cell>
          <table:table-cell table:style-name="ce131" office:value-type="string">
            <text:p>On upload avatar form:</text:p>
            <text:p>- Name field: enter some valid text</text:p>
            <text:p>- Browser to a image file (.png, .gif, .jpg, .jpeg) on local your computer</text:p>
            <text:p>- Click on <text:span text:style-name="T1">confirm </text:span><text:span text:style-name="T12">button</text:span></text:p>
          </table:table-cell>
          <table:table-cell table:style-name="ce131"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23];6;1)&gt;MID([.F222];6;1);&quot;&quot;;MAX([.A$7:.A222])+1)">
            <text:p/>
          </table:table-cell>
          <table:table-cell table:style-name="ce117" office:value-type="string">
            <text:p>FNC_SOC_SPC_MNG_04</text:p>
          </table:table-cell>
          <table:table-cell table:style-name="ce122" table:formula="of:=IF(MID([.F223];6;1)&gt;MID([.F222];6;1);[.C222];[.C222]+1)" office:value-type="float" office:value="27">
            <text:p>027</text:p>
          </table:table-cell>
          <table:table-cell table:style-name="ce125" office:value-type="string">
            <text:p>Social/space/Edit space</text:p>
          </table:table-cell>
          <table:table-cell table:style-name="ce130" office:value-type="string">
            <text:p>Edit space with changing avatar which its name is not blank</text:p>
          </table:table-cell>
          <table:table-cell table:style-name="ce131" office:value-type="string">
            <text:p>Step 5: access change avatar</text:p>
          </table:table-cell>
          <table:table-cell table:style-name="ce131" office:value-type="string">
            <text:p>On avatar preview form:</text:p>
            <text:p>- Click on <text:span text:style-name="T1">Save </text:span><text:span text:style-name="T12">button</text:span></text:p>
          </table:table-cell>
          <table:table-cell table:style-name="ce131" office:value-type="string">
            <text:p>New added avatar is displayed for spac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24];6;1)&gt;MID([.F223];6;1);&quot;&quot;;MAX([.A$7:.A223])+1)" office:value-type="float" office:value="63">
            <text:p>063</text:p>
          </table:table-cell>
          <table:table-cell table:style-name="ce117" office:value-type="string">
            <text:p>FNC_SOC_SPC_MNG_04</text:p>
          </table:table-cell>
          <table:table-cell table:style-name="ce122" table:formula="of:=IF(MID([.F224];6;1)&gt;MID([.F223];6;1);[.C223];[.C223]+1)" office:value-type="float" office:value="28">
            <text:p>028</text:p>
          </table:table-cell>
          <table:table-cell table:style-name="ce125" office:value-type="string">
            <text:p>Social/space/Edit space</text:p>
          </table:table-cell>
          <table:table-cell table:style-name="ce77" office:value-type="string">
            <text:p>Edit space with changing valid type of image for avatar</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25];6;1)&gt;MID([.F224];6;1);&quot;&quot;;MAX([.A$7:.A224])+1)">
            <text:p/>
          </table:table-cell>
          <table:table-cell table:style-name="ce117" office:value-type="string">
            <text:p>FNC_SOC_SPC_MNG_04</text:p>
          </table:table-cell>
          <table:table-cell table:style-name="ce122" table:formula="of:=IF(MID([.F225];6;1)&gt;MID([.F224];6;1);[.C224];[.C224]+1)" office:value-type="float" office:value="28">
            <text:p>028</text:p>
          </table:table-cell>
          <table:table-cell table:style-name="ce125" office:value-type="string">
            <text:p>Social/space/Edit space</text:p>
          </table:table-cell>
          <table:table-cell table:style-name="ce130" office:value-type="string">
            <text:p>Edit space with changing valid type of image for avatar</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26];6;1)&gt;MID([.F225];6;1);&quot;&quot;;MAX([.A$7:.A225])+1)">
            <text:p/>
          </table:table-cell>
          <table:table-cell table:style-name="ce117" office:value-type="string">
            <text:p>FNC_SOC_SPC_MNG_04</text:p>
          </table:table-cell>
          <table:table-cell table:style-name="ce122" table:formula="of:=IF(MID([.F226];6;1)&gt;MID([.F225];6;1);[.C225];[.C225]+1)" office:value-type="float" office:value="28">
            <text:p>028</text:p>
          </table:table-cell>
          <table:table-cell table:style-name="ce125" office:value-type="string">
            <text:p>Social/space/Edit space</text:p>
          </table:table-cell>
          <table:table-cell table:style-name="ce130" office:value-type="string">
            <text:p>Edit space with changing valid type of image for avatar</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27];6;1)&gt;MID([.F226];6;1);&quot;&quot;;MAX([.A$7:.A226])+1)">
            <text:p/>
          </table:table-cell>
          <table:table-cell table:style-name="ce117" office:value-type="string">
            <text:p>FNC_SOC_SPC_MNG_04</text:p>
          </table:table-cell>
          <table:table-cell table:style-name="ce122" table:formula="of:=IF(MID([.F227];6;1)&gt;MID([.F226];6;1);[.C226];[.C226]+1)" office:value-type="float" office:value="28">
            <text:p>028</text:p>
          </table:table-cell>
          <table:table-cell table:style-name="ce125" office:value-type="string">
            <text:p>Social/space/Edit space</text:p>
          </table:table-cell>
          <table:table-cell table:style-name="ce130" office:value-type="string">
            <text:p>Edit space with changing valid type of image for avatar</text:p>
          </table:table-cell>
          <table:table-cell table:style-name="ce131" office:value-type="string">
            <text:p>Step 4: upload avatar</text:p>
          </table:table-cell>
          <table:table-cell table:style-name="ce131" office:value-type="string">
            <text:p>On upload avatar form:</text:p>
            <text:p>- Browser to a image file (.png, .gif, .jpg, .jpeg) on local your computer</text:p>
            <text:p>enter other data</text:p>
            <text:p>- Click on <text:span text:style-name="T1">confirm </text:span><text:span text:style-name="T12">button</text:span></text:p>
          </table:table-cell>
          <table:table-cell table:style-name="ce131" office:value-type="string">
            <text:p>Show Avatar preview form with information: </text:p>
            <text:p>- File name: <text:span text:style-name="T7">name of image</text:span></text:p>
            <text:p>- File type: type of image</text:p>
            <text:p>- Image size: size of image fil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28];6;1)&gt;MID([.F227];6;1);&quot;&quot;;MAX([.A$7:.A227])+1)">
            <text:p/>
          </table:table-cell>
          <table:table-cell table:style-name="ce117" office:value-type="string">
            <text:p>FNC_SOC_SPC_MNG_04</text:p>
          </table:table-cell>
          <table:table-cell table:style-name="ce122" table:formula="of:=IF(MID([.F228];6;1)&gt;MID([.F227];6;1);[.C227];[.C227]+1)" office:value-type="float" office:value="28">
            <text:p>028</text:p>
          </table:table-cell>
          <table:table-cell table:style-name="ce125" office:value-type="string">
            <text:p>Social/space/Edit space</text:p>
          </table:table-cell>
          <table:table-cell table:style-name="ce130" office:value-type="string">
            <text:p>Edit space with changing valid type of image for avatar</text:p>
          </table:table-cell>
          <table:table-cell table:style-name="ce131" office:value-type="string">
            <text:p>Step 5: access change avatar</text:p>
          </table:table-cell>
          <table:table-cell table:style-name="ce131" office:value-type="string">
            <text:p>On avatar preview form:</text:p>
            <text:p>- Click on <text:span text:style-name="T1">Save </text:span><text:span text:style-name="T12">button</text:span></text:p>
          </table:table-cell>
          <table:table-cell table:style-name="ce131" office:value-type="string">
            <text:p>New added avatar is displayed for spac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29];6;1)&gt;MID([.F228];6;1);&quot;&quot;;MAX([.A$7:.A228])+1)" office:value-type="float" office:value="64">
            <text:p>064</text:p>
          </table:table-cell>
          <table:table-cell table:style-name="ce117" office:value-type="string">
            <text:p>FNC_SOC_SPC_MNG_04</text:p>
          </table:table-cell>
          <table:table-cell table:style-name="ce122" table:formula="of:=IF(MID([.F229];6;1)&gt;MID([.F228];6;1);[.C228];[.C228]+1)" office:value-type="float" office:value="29">
            <text:p>029</text:p>
          </table:table-cell>
          <table:table-cell table:style-name="ce125" office:value-type="string">
            <text:p>Social/space/Edit space</text:p>
          </table:table-cell>
          <table:table-cell table:style-name="ce78" office:value-type="string">
            <text:p>Edit space with changing invalid type of image for avatar</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30];6;1)&gt;MID([.F229];6;1);&quot;&quot;;MAX([.A$7:.A229])+1)">
            <text:p/>
          </table:table-cell>
          <table:table-cell table:style-name="ce117" office:value-type="string">
            <text:p>FNC_SOC_SPC_MNG_04</text:p>
          </table:table-cell>
          <table:table-cell table:style-name="ce122" table:formula="of:=IF(MID([.F230];6;1)&gt;MID([.F229];6;1);[.C229];[.C229]+1)" office:value-type="float" office:value="29">
            <text:p>029</text:p>
          </table:table-cell>
          <table:table-cell table:style-name="ce125" office:value-type="string">
            <text:p>Social/space/Edit space</text:p>
          </table:table-cell>
          <table:table-cell table:style-name="ce129" office:value-type="string">
            <text:p>Edit space with changing invalid type of image for avatar</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31];6;1)&gt;MID([.F230];6;1);&quot;&quot;;MAX([.A$7:.A230])+1)">
            <text:p/>
          </table:table-cell>
          <table:table-cell table:style-name="ce117" office:value-type="string">
            <text:p>FNC_SOC_SPC_MNG_04</text:p>
          </table:table-cell>
          <table:table-cell table:style-name="ce122" table:formula="of:=IF(MID([.F231];6;1)&gt;MID([.F230];6;1);[.C230];[.C230]+1)" office:value-type="float" office:value="29">
            <text:p>029</text:p>
          </table:table-cell>
          <table:table-cell table:style-name="ce125" office:value-type="string">
            <text:p>Social/space/Edit space</text:p>
          </table:table-cell>
          <table:table-cell table:style-name="ce129" office:value-type="string">
            <text:p>Edit space with changing invalid type of image for avatar</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9">
          <table:table-cell table:style-name="ce110" table:formula="of:=IF(MID([.F232];6;1)&gt;MID([.F231];6;1);&quot;&quot;;MAX([.A$7:.A231])+1)">
            <text:p/>
          </table:table-cell>
          <table:table-cell table:style-name="ce117" office:value-type="string">
            <text:p>FNC_SOC_SPC_MNG_04</text:p>
          </table:table-cell>
          <table:table-cell table:style-name="ce122" table:formula="of:=IF(MID([.F232];6;1)&gt;MID([.F231];6;1);[.C231];[.C231]+1)" office:value-type="float" office:value="29">
            <text:p>029</text:p>
          </table:table-cell>
          <table:table-cell table:style-name="ce125" office:value-type="string">
            <text:p>Social/space/Edit space</text:p>
          </table:table-cell>
          <table:table-cell table:style-name="ce129" office:value-type="string">
            <text:p>Edit space with changing invalid type of image for avatar</text:p>
          </table:table-cell>
          <table:table-cell table:style-name="ce131" office:value-type="string">
            <text:p>Step 4: upload avatar</text:p>
          </table:table-cell>
          <table:table-cell table:style-name="ce131" office:value-type="string">
            <text:p>On upload avatar form:</text:p>
            <text:p>- Name field: enter some valid text</text:p>
            <text:p>- Browser to a image file which it formal is not kind of .png, .gif, .jpg, .jpeg file on local your computer</text:p>
            <text:p>- Click on <text:span text:style-name="T1">confirm </text:span><text:span text:style-name="T12">button</text:span></text:p>
          </table:table-cell>
          <table:table-cell table:style-name="ce131" office:value-type="string">
            <text:p>Show message to user knows: <text:span text:style-name="T26">Your </text:span><text:span text:style-name="T26">uploaded file with mime-type is not </text:span><text:span text:style-name="T26">supported. Supports images mime-type </text:span><text:span text:style-name="T26">only.</text:spa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33];6;1)&gt;MID([.F232];6;1);&quot;&quot;;MAX([.A$7:.A232])+1)" office:value-type="float" office:value="65">
            <text:p>065</text:p>
          </table:table-cell>
          <table:table-cell table:style-name="ce117" office:value-type="string">
            <text:p>FNC_SOC_SPC_MNG_04</text:p>
          </table:table-cell>
          <table:table-cell table:style-name="ce122" table:formula="of:=IF(MID([.F233];6;1)&gt;MID([.F232];6;1);[.C232];[.C232]+1)" office:value-type="float" office:value="30">
            <text:p>030</text:p>
          </table:table-cell>
          <table:table-cell table:style-name="ce125" office:value-type="string">
            <text:p>Social/space/Edit space</text:p>
          </table:table-cell>
          <table:table-cell table:style-name="ce77" office:value-type="string">
            <text:p>Edit space with changing image for avatar when the size of image is smaller than 2MB</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34];6;1)&gt;MID([.F233];6;1);&quot;&quot;;MAX([.A$7:.A233])+1)">
            <text:p/>
          </table:table-cell>
          <table:table-cell table:style-name="ce117" office:value-type="string">
            <text:p>FNC_SOC_SPC_MNG_04</text:p>
          </table:table-cell>
          <table:table-cell table:style-name="ce122" table:formula="of:=IF(MID([.F234];6;1)&gt;MID([.F233];6;1);[.C233];[.C233]+1)" office:value-type="float" office:value="30">
            <text:p>030</text:p>
          </table:table-cell>
          <table:table-cell table:style-name="ce125" office:value-type="string">
            <text:p>Social/space/Edit space</text:p>
          </table:table-cell>
          <table:table-cell table:style-name="ce130" office:value-type="string">
            <text:p>Edit space with changing image for avatar when the size of image is smaller than 2MB</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5">
          <table:table-cell table:style-name="ce110" table:formula="of:=IF(MID([.F235];6;1)&gt;MID([.F234];6;1);&quot;&quot;;MAX([.A$7:.A234])+1)">
            <text:p/>
          </table:table-cell>
          <table:table-cell table:style-name="ce117" office:value-type="string">
            <text:p>FNC_SOC_SPC_MNG_04</text:p>
          </table:table-cell>
          <table:table-cell table:style-name="ce122" table:formula="of:=IF(MID([.F235];6;1)&gt;MID([.F234];6;1);[.C234];[.C234]+1)" office:value-type="float" office:value="30">
            <text:p>030</text:p>
          </table:table-cell>
          <table:table-cell table:style-name="ce125" office:value-type="string">
            <text:p>Social/space/Edit space</text:p>
          </table:table-cell>
          <table:table-cell table:style-name="ce130" office:value-type="string">
            <text:p>Edit space with changing image for avatar when the size of image is smaller than 2MB</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0">
          <table:table-cell table:style-name="ce110" table:formula="of:=IF(MID([.F236];6;1)&gt;MID([.F235];6;1);&quot;&quot;;MAX([.A$7:.A235])+1)">
            <text:p/>
          </table:table-cell>
          <table:table-cell table:style-name="ce117" office:value-type="string">
            <text:p>FNC_SOC_SPC_MNG_04</text:p>
          </table:table-cell>
          <table:table-cell table:style-name="ce122" table:formula="of:=IF(MID([.F236];6;1)&gt;MID([.F235];6;1);[.C235];[.C235]+1)" office:value-type="float" office:value="30">
            <text:p>030</text:p>
          </table:table-cell>
          <table:table-cell table:style-name="ce125" office:value-type="string">
            <text:p>Social/space/Edit space</text:p>
          </table:table-cell>
          <table:table-cell table:style-name="ce130" office:value-type="string">
            <text:p>Edit space with changing image for avatar when the size of image is smaller than 2MB</text:p>
          </table:table-cell>
          <table:table-cell table:style-name="ce131" office:value-type="string">
            <text:p>Step 4: upload avatar</text:p>
          </table:table-cell>
          <table:table-cell table:style-name="ce131" office:value-type="string">
            <text:p>On upload avatar form:</text:p>
            <text:p>- Browser to a image file (.png, .gif, .jpg, .jpeg) on local your computer</text:p>
            <text:p>enter other data with one's size is smaller 2MB</text:p>
            <text:p>- Click on <text:span text:style-name="T1">confirm </text:span><text:span text:style-name="T12">button</text:span></text:p>
          </table:table-cell>
          <table:table-cell table:style-name="ce131" office:value-type="string">
            <text:p>Show Avatar preview form with information: </text:p>
            <text:p>- File name: <text:span text:style-name="T7">name of image</text:span></text:p>
            <text:p>- File type: type of image</text:p>
            <text:p>- Image size: size of image fil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5">
          <table:table-cell table:style-name="ce110" table:formula="of:=IF(MID([.F237];6;1)&gt;MID([.F236];6;1);&quot;&quot;;MAX([.A$7:.A236])+1)">
            <text:p/>
          </table:table-cell>
          <table:table-cell table:style-name="ce117" office:value-type="string">
            <text:p>FNC_SOC_SPC_MNG_04</text:p>
          </table:table-cell>
          <table:table-cell table:style-name="ce122" table:formula="of:=IF(MID([.F237];6;1)&gt;MID([.F236];6;1);[.C236];[.C236]+1)" office:value-type="float" office:value="30">
            <text:p>030</text:p>
          </table:table-cell>
          <table:table-cell table:style-name="ce125" office:value-type="string">
            <text:p>Social/space/Edit space</text:p>
          </table:table-cell>
          <table:table-cell table:style-name="ce130" office:value-type="string">
            <text:p>Edit space with changing image for avatar when the size of image is smaller than 2MB</text:p>
          </table:table-cell>
          <table:table-cell table:style-name="ce131" office:value-type="string">
            <text:p>Step 5: access change avatar</text:p>
          </table:table-cell>
          <table:table-cell table:style-name="ce131" office:value-type="string">
            <text:p>On avatar preview form:</text:p>
            <text:p>- Click on <text:span text:style-name="T1">Save </text:span><text:span text:style-name="T12">button</text:span></text:p>
          </table:table-cell>
          <table:table-cell table:style-name="ce131" office:value-type="string">
            <text:p>New added avatar is displayed for spac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38];6;1)&gt;MID([.F237];6;1);&quot;&quot;;MAX([.A$7:.A237])+1)" office:value-type="float" office:value="66">
            <text:p>066</text:p>
          </table:table-cell>
          <table:table-cell table:style-name="ce117" office:value-type="string">
            <text:p>FNC_SOC_SPC_MNG_04</text:p>
          </table:table-cell>
          <table:table-cell table:style-name="ce122" table:formula="of:=IF(MID([.F238];6;1)&gt;MID([.F237];6;1);[.C237];[.C237]+1)" office:value-type="float" office:value="31">
            <text:p>031</text:p>
          </table:table-cell>
          <table:table-cell table:style-name="ce125" office:value-type="string">
            <text:p>Social/space/Edit space</text:p>
          </table:table-cell>
          <table:table-cell table:style-name="ce77" office:value-type="string">
            <text:p>Edit space with changing image for avatar when the size of image is bigger than 2MB</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39];6;1)&gt;MID([.F238];6;1);&quot;&quot;;MAX([.A$7:.A238])+1)">
            <text:p/>
          </table:table-cell>
          <table:table-cell table:style-name="ce117" office:value-type="string">
            <text:p>FNC_SOC_SPC_MNG_04</text:p>
          </table:table-cell>
          <table:table-cell table:style-name="ce122" table:formula="of:=IF(MID([.F239];6;1)&gt;MID([.F238];6;1);[.C238];[.C238]+1)" office:value-type="float" office:value="31">
            <text:p>031</text:p>
          </table:table-cell>
          <table:table-cell table:style-name="ce125" office:value-type="string">
            <text:p>Social/space/Edit space</text:p>
          </table:table-cell>
          <table:table-cell table:style-name="ce130" office:value-type="string">
            <text:p>Edit space with changing image for avatar when the size of image is bigger than 2MB</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5">
          <table:table-cell table:style-name="ce110" table:formula="of:=IF(MID([.F240];6;1)&gt;MID([.F239];6;1);&quot;&quot;;MAX([.A$7:.A239])+1)">
            <text:p/>
          </table:table-cell>
          <table:table-cell table:style-name="ce117" office:value-type="string">
            <text:p>FNC_SOC_SPC_MNG_04</text:p>
          </table:table-cell>
          <table:table-cell table:style-name="ce122" table:formula="of:=IF(MID([.F240];6;1)&gt;MID([.F239];6;1);[.C239];[.C239]+1)" office:value-type="float" office:value="31">
            <text:p>031</text:p>
          </table:table-cell>
          <table:table-cell table:style-name="ce125" office:value-type="string">
            <text:p>Social/space/Edit space</text:p>
          </table:table-cell>
          <table:table-cell table:style-name="ce130" office:value-type="string">
            <text:p>Edit space with changing image for avatar when the size of image is bigger than 2MB</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41];6;1)&gt;MID([.F240];6;1);&quot;&quot;;MAX([.A$7:.A240])+1)">
            <text:p/>
          </table:table-cell>
          <table:table-cell table:style-name="ce117" office:value-type="string">
            <text:p>FNC_SOC_SPC_MNG_04</text:p>
          </table:table-cell>
          <table:table-cell table:style-name="ce122" table:formula="of:=IF(MID([.F241];6;1)&gt;MID([.F240];6;1);[.C240];[.C240]+1)" office:value-type="float" office:value="31">
            <text:p>031</text:p>
          </table:table-cell>
          <table:table-cell table:style-name="ce125" office:value-type="string">
            <text:p>Social/space/Edit space</text:p>
          </table:table-cell>
          <table:table-cell table:style-name="ce130" office:value-type="string">
            <text:p>Edit space with changing image for avatar when the size of image is bigger than 2MB</text:p>
          </table:table-cell>
          <table:table-cell table:style-name="ce131" office:value-type="string">
            <text:p>Step 4: upload avatar</text:p>
          </table:table-cell>
          <table:table-cell table:style-name="ce131" office:value-type="string">
            <text:p>On upload avatar form:</text:p>
            <text:p>- Browser to a image file (.png, .gif, .jpg, .jpeg) on local your computer</text:p>
            <text:p>enter other data but size of file is bigger than 2MB</text:p>
          </table:table-cell>
          <table:table-cell table:style-name="ce131" office:value-type="string">
            <text:p>Show dialog message: <text:span text:style-name="T7">The file must be </text:span><text:span text:style-name="T7">less than 2 MB.</text:span></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42];6;1)&gt;MID([.F241];6;1);&quot;&quot;;MAX([.A$7:.A241])+1)" office:value-type="float" office:value="67">
            <text:p>067</text:p>
          </table:table-cell>
          <table:table-cell table:style-name="ce117" office:value-type="string">
            <text:p>FNC_SOC_SPC_MNG_04</text:p>
          </table:table-cell>
          <table:table-cell table:style-name="ce122" table:formula="of:=IF(MID([.F242];6;1)&gt;MID([.F241];6;1);[.C241];[.C241]+1)" office:value-type="float" office:value="32">
            <text:p>032</text:p>
          </table:table-cell>
          <table:table-cell table:style-name="ce125" office:value-type="string">
            <text:p>Social/space/Edit space</text:p>
          </table:table-cell>
          <table:table-cell table:style-name="ce77" office:value-type="string">
            <text:p>Cancel the upload image file</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43];6;1)&gt;MID([.F242];6;1);&quot;&quot;;MAX([.A$7:.A242])+1)">
            <text:p/>
          </table:table-cell>
          <table:table-cell table:style-name="ce117" office:value-type="string">
            <text:p>FNC_SOC_SPC_MNG_04</text:p>
          </table:table-cell>
          <table:table-cell table:style-name="ce122" table:formula="of:=IF(MID([.F243];6;1)&gt;MID([.F242];6;1);[.C242];[.C242]+1)" office:value-type="float" office:value="32">
            <text:p>032</text:p>
          </table:table-cell>
          <table:table-cell table:style-name="ce125" office:value-type="string">
            <text:p>Social/space/Edit space</text:p>
          </table:table-cell>
          <table:table-cell table:style-name="ce130" office:value-type="string">
            <text:p>Cancel the upload image file</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44];6;1)&gt;MID([.F243];6;1);&quot;&quot;;MAX([.A$7:.A243])+1)">
            <text:p/>
          </table:table-cell>
          <table:table-cell table:style-name="ce117" office:value-type="string">
            <text:p>FNC_SOC_SPC_MNG_04</text:p>
          </table:table-cell>
          <table:table-cell table:style-name="ce122" table:formula="of:=IF(MID([.F244];6;1)&gt;MID([.F243];6;1);[.C243];[.C243]+1)" office:value-type="float" office:value="32">
            <text:p>032</text:p>
          </table:table-cell>
          <table:table-cell table:style-name="ce125" office:value-type="string">
            <text:p>Social/space/Edit space</text:p>
          </table:table-cell>
          <table:table-cell table:style-name="ce130" office:value-type="string">
            <text:p>Cancel the upload image file</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0">
          <table:table-cell table:style-name="ce110" table:formula="of:=IF(MID([.F245];6;1)&gt;MID([.F244];6;1);&quot;&quot;;MAX([.A$7:.A244])+1)">
            <text:p/>
          </table:table-cell>
          <table:table-cell table:style-name="ce117" office:value-type="string">
            <text:p>FNC_SOC_SPC_MNG_04</text:p>
          </table:table-cell>
          <table:table-cell table:style-name="ce122" table:formula="of:=IF(MID([.F245];6;1)&gt;MID([.F244];6;1);[.C244];[.C244]+1)" office:value-type="float" office:value="32">
            <text:p>032</text:p>
          </table:table-cell>
          <table:table-cell table:style-name="ce125" office:value-type="string">
            <text:p>Social/space/Edit space</text:p>
          </table:table-cell>
          <table:table-cell table:style-name="ce130" office:value-type="string">
            <text:p>Cancel the upload image file</text:p>
          </table:table-cell>
          <table:table-cell table:style-name="ce131" office:value-type="string">
            <text:p>Step 4: cancel uploading avatar</text:p>
          </table:table-cell>
          <table:table-cell table:style-name="ce131" office:value-type="string">
            <text:p>On upload avatar form:</text:p>
            <text:p>- Name field: enter some valid text</text:p>
            <text:p>- Browser to a valid image file(..png, .gif, .jpg, .jpeg file) on local your computer</text:p>
            <text:p>- Click on <text:span text:style-name="T1">cancel </text:span><text:span text:style-name="T12">button</text:span></text:p>
          </table:table-cell>
          <table:table-cell table:style-name="ce131" office:value-type="string">
            <text:p>Close the upload form. Old image is kept.</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46];6;1)&gt;MID([.F245];6;1);&quot;&quot;;MAX([.A$7:.A245])+1)" office:value-type="float" office:value="68">
            <text:p>068</text:p>
          </table:table-cell>
          <table:table-cell table:style-name="ce117" office:value-type="string">
            <text:p>FNC_SOC_SPC_MNG_04</text:p>
          </table:table-cell>
          <table:table-cell table:style-name="ce122" table:formula="of:=IF(MID([.F246];6;1)&gt;MID([.F245];6;1);[.C245];[.C245]+1)" office:value-type="float" office:value="33">
            <text:p>033</text:p>
          </table:table-cell>
          <table:table-cell table:style-name="ce125" office:value-type="string">
            <text:p>Social/space/Edit space</text:p>
          </table:table-cell>
          <table:table-cell table:style-name="ce77" office:value-type="string">
            <text:p>Abort image file on avatar preview form</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47];6;1)&gt;MID([.F246];6;1);&quot;&quot;;MAX([.A$7:.A246])+1)">
            <text:p/>
          </table:table-cell>
          <table:table-cell table:style-name="ce117" office:value-type="string">
            <text:p>FNC_SOC_SPC_MNG_04</text:p>
          </table:table-cell>
          <table:table-cell table:style-name="ce122" table:formula="of:=IF(MID([.F247];6;1)&gt;MID([.F246];6;1);[.C246];[.C246]+1)" office:value-type="float" office:value="33">
            <text:p>033</text:p>
          </table:table-cell>
          <table:table-cell table:style-name="ce125" office:value-type="string">
            <text:p>Social/space/Edit space</text:p>
          </table:table-cell>
          <table:table-cell table:style-name="ce130" office:value-type="string">
            <text:p>Abort image file on avatar preview form</text:p>
          </table:table-cell>
          <table:table-cell table:style-name="ce131" office:value-type="string">
            <text:p>Step 2: Show edit space page</text:p>
          </table:table-cell>
          <table:table-cell table:style-name="ce131" office:value-type="string">
            <text:p>- Select the space which has created at step 1 and click on <text:span text:style-name="T1">Edit space</text:span> icon <text:s/>or access one and select <text:span text:style-name="T1">space settings</text:span> portlet</text:p>
            <text:p/>
          </table:table-cell>
          <table:table-cell table:style-name="ce142" office:value-type="string">
            <text:p>Show content of Space setting page. It is focus on Settings tab</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22">
          <table:table-cell table:style-name="ce110" table:formula="of:=IF(MID([.F248];6;1)&gt;MID([.F247];6;1);&quot;&quot;;MAX([.A$7:.A247])+1)">
            <text:p/>
          </table:table-cell>
          <table:table-cell table:style-name="ce117" office:value-type="string">
            <text:p>FNC_SOC_SPC_MNG_04</text:p>
          </table:table-cell>
          <table:table-cell table:style-name="ce122" table:formula="of:=IF(MID([.F248];6;1)&gt;MID([.F247];6;1);[.C247];[.C247]+1)" office:value-type="float" office:value="33">
            <text:p>033</text:p>
          </table:table-cell>
          <table:table-cell table:style-name="ce125" office:value-type="string">
            <text:p>Social/space/Edit space</text:p>
          </table:table-cell>
          <table:table-cell table:style-name="ce130" office:value-type="string">
            <text:p>Abort image file on avatar preview form</text:p>
          </table:table-cell>
          <table:table-cell table:style-name="ce131" office:value-type="string">
            <text:p>Step 3: Show change avatar form</text:p>
          </table:table-cell>
          <table:table-cell table:style-name="ce131" office:value-type="string">
            <text:p>- Select <text:span text:style-name="T1">Settings</text:span> tab</text:p>
            <text:p>- Click on <text:span text:style-name="T1">Change avatar</text:span> button</text:p>
          </table:table-cell>
          <table:table-cell table:style-name="ce131" office:value-type="string">
            <text:p>Show form to upload new avatar</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0">
          <table:table-cell table:style-name="ce110" table:formula="of:=IF(MID([.F249];6;1)&gt;MID([.F248];6;1);&quot;&quot;;MAX([.A$7:.A248])+1)">
            <text:p/>
          </table:table-cell>
          <table:table-cell table:style-name="ce117" office:value-type="string">
            <text:p>FNC_SOC_SPC_MNG_04</text:p>
          </table:table-cell>
          <table:table-cell table:style-name="ce122" table:formula="of:=IF(MID([.F249];6;1)&gt;MID([.F248];6;1);[.C248];[.C248]+1)" office:value-type="float" office:value="33">
            <text:p>033</text:p>
          </table:table-cell>
          <table:table-cell table:style-name="ce125" office:value-type="string">
            <text:p>Social/space/Edit space</text:p>
          </table:table-cell>
          <table:table-cell table:style-name="ce130" office:value-type="string">
            <text:p>Abort image file on avatar preview form</text:p>
          </table:table-cell>
          <table:table-cell table:style-name="ce131" office:value-type="string">
            <text:p>Step 4: cancel uploading avatar</text:p>
          </table:table-cell>
          <table:table-cell table:style-name="ce131" office:value-type="string">
            <text:p>On upload avatar form:</text:p>
            <text:p>- Name field: enter some valid text</text:p>
            <text:p>- Browser to a image file(..png, .gif, .jpg, .jpeg file) on local your computer</text:p>
            <text:p>- Click on <text:span text:style-name="T1">Confirm </text:span><text:span text:style-name="T12">button</text:span></text:p>
          </table:table-cell>
          <table:table-cell table:style-name="ce131" office:value-type="string">
            <text:p>Show Avatar preview form with information: </text:p>
            <text:p>- File name: <text:span text:style-name="T7">name of image</text:span></text:p>
            <text:p>- File type: type of image</text:p>
            <text:p>- Image size: size of image file</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11">
          <table:table-cell table:style-name="ce110" table:formula="of:=IF(MID([.F250];6;1)&gt;MID([.F249];6;1);&quot;&quot;;MAX([.A$7:.A249])+1)">
            <text:p/>
          </table:table-cell>
          <table:table-cell table:style-name="ce117" office:value-type="string">
            <text:p>FNC_SOC_SPC_MNG_04</text:p>
          </table:table-cell>
          <table:table-cell table:style-name="ce122" table:formula="of:=IF(MID([.F250];6;1)&gt;MID([.F249];6;1);[.C249];[.C249]+1)" office:value-type="float" office:value="33">
            <text:p>033</text:p>
          </table:table-cell>
          <table:table-cell table:style-name="ce125" office:value-type="string">
            <text:p>Social/space/Edit space</text:p>
          </table:table-cell>
          <table:table-cell table:style-name="ce130" office:value-type="string">
            <text:p>Abort image file on avatar preview form</text:p>
          </table:table-cell>
          <table:table-cell table:style-name="ce131" office:value-type="string">
            <text:p>Step 5: abort image</text:p>
          </table:table-cell>
          <table:table-cell table:style-name="ce131" office:value-type="string">
            <text:p>On avatar preview form:</text:p>
            <text:p>- Click on <text:span text:style-name="T1">abort</text:span> button</text:p>
          </table:table-cell>
          <table:table-cell table:style-name="ce131" office:value-type="string">
            <text:p>Close the avatar form. Old image is kept.</text:p>
          </table:table-cell>
          <table:table-cell table:style-name="ce146" office:value-type="string">
            <text:p>M<text:span text:style-name="T27">edium</text:span></text:p>
          </table:table-cell>
          <table:table-cell table:style-name="ce153"/>
          <table:table-cell table:style-name="ce111" table:number-columns-repeated="9"/>
          <table:table-cell table:number-columns-repeated="228"/>
        </table:table-row>
        <table:table-row table:style-name="ro31">
          <table:table-cell table:style-name="ce110" table:formula="of:=IF(MID([.F251];6;1)&gt;MID([.F250];6;1);&quot;&quot;;MAX([.A$7:.A250])+1)" office:value-type="float" office:value="69">
            <text:p>069</text:p>
          </table:table-cell>
          <table:table-cell table:style-name="ce117" office:value-type="string">
            <text:p>FNC_SOC_SPC_MNG_05</text:p>
          </table:table-cell>
          <table:table-cell table:style-name="ce122" office:value-type="float" office:value="1">
            <text:p>001</text:p>
          </table:table-cell>
          <table:table-cell table:style-name="ce125" office:value-type="string">
            <text:p>Social/space/Delete space</text:p>
          </table:table-cell>
          <table:table-cell table:style-name="ce77" office:value-type="string">
            <text:p>Delete space </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Click on [create] button. </text:p>
          </table:table-cell>
          <table:table-cell table:style-name="ce141" office:value-type="string">
            <text:p>New space is created.</text:p>
          </table:table-cell>
          <table:table-cell table:style-name="ce147" office:value-type="string">
            <text:p>High</text:p>
          </table:table-cell>
          <table:table-cell table:style-name="ce153"/>
          <table:table-cell table:style-name="ce111" table:number-columns-repeated="9"/>
          <table:table-cell table:number-columns-repeated="228"/>
        </table:table-row>
        <table:table-row table:style-name="ro25">
          <table:table-cell table:style-name="ce110" table:formula="of:=IF(MID([.F252];6;1)&gt;MID([.F251];6;1);&quot;&quot;;MAX([.A$7:.A251])+1)">
            <text:p/>
          </table:table-cell>
          <table:table-cell table:style-name="ce117" office:value-type="string">
            <text:p>FNC_SOC_SPC_MNG_05</text:p>
          </table:table-cell>
          <table:table-cell table:style-name="ce122" table:formula="of:=IF(MID([.F252];6;1)&gt;MID([.F251];6;1);[.C251];[.C251]+1)" office:value-type="float" office:value="1">
            <text:p>001</text:p>
          </table:table-cell>
          <table:table-cell table:style-name="ce125" office:value-type="string">
            <text:p>Social/space/Delete space</text:p>
          </table:table-cell>
          <table:table-cell table:style-name="ce130" office:value-type="string">
            <text:p>Delete space </text:p>
          </table:table-cell>
          <table:table-cell table:style-name="ce131" office:value-type="string">
            <text:p>Step 2: Delete space</text:p>
          </table:table-cell>
          <table:table-cell table:style-name="ce131" office:value-type="string">
            <text:p>- Select the space </text:p>
            <text:p>- Click on Delete Space icon</text:p>
            <text:p>- Click on Ok button to confirm deleting</text:p>
          </table:table-cell>
          <table:table-cell table:style-name="ce131" office:value-type="string">
            <text:p>The space is deleted. Any thing relates to space, are deleted.</text:p>
            <text:p>The group of space is deleted.</text:p>
            <text:p>The navigation of the space is deleted too</text:p>
          </table:table-cell>
          <table:table-cell table:style-name="ce147" office:value-type="string">
            <text:p>High</text:p>
          </table:table-cell>
          <table:table-cell table:style-name="ce153"/>
          <table:table-cell table:style-name="ce111" table:number-columns-repeated="9"/>
          <table:table-cell table:number-columns-repeated="228"/>
        </table:table-row>
        <table:table-row table:style-name="ro1" table:number-rows-repeated="4">
          <table:table-cell table:style-name="ce111" table:number-columns-repeated="19"/>
          <table:table-cell table:number-columns-repeated="228"/>
        </table:table-row>
        <table:table-row table:style-name="ro1" table:number-rows-repeated="1048319">
          <table:table-cell table:number-columns-repeated="247"/>
        </table:table-row>
        <table:table-row table:style-name="ro1">
          <table:table-cell table:number-columns-repeated="247"/>
        </table:table-row>
      </table:table>
      <table:table table:name="Search_Spaces" table:style-name="ta1" table:print="false">
        <office:forms form:automatic-focus="false" form:apply-design-mode="false"/>
        <table:table-column table:style-name="co24" table:default-cell-style-name="Default"/>
        <table:table-column table:style-name="co25" table:default-cell-style-name="Default"/>
        <table:table-column table:style-name="co18" table:default-cell-style-name="Default"/>
        <table:table-column table:style-name="co19"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8" table:number-columns-repeated="239" table:default-cell-style-name="Default"/>
        <table:table-row table:style-name="ro1">
          <table:table-cell/>
          <table:table-cell table:style-name="ce112" office:value-type="string">
            <text:p>TEST CASES</text:p>
          </table:table-cell>
          <table:table-cell table:style-name="ce112"/>
          <table:table-cell table:style-name="ce113" table:number-columns-repeated="2"/>
          <table:table-cell/>
          <table:table-cell table:style-name="ce124"/>
          <table:table-cell table:style-name="ce113" table:number-columns-repeated="2"/>
          <table:table-cell table:style-name="ce148" table:number-columns-repeated="220"/>
          <table:table-cell table:style-name="ce124" table:number-columns-repeated="18"/>
        </table:table-row>
        <table:table-row table:style-name="ro21">
          <table:table-cell/>
          <table:table-cell table:style-name="ce113" table:number-columns-repeated="4"/>
          <table:table-cell/>
          <table:table-cell table:style-name="ce124"/>
          <table:table-cell table:style-name="ce113" table:number-columns-repeated="2"/>
          <table:table-cell table:style-name="ce149"/>
          <table:table-cell table:style-name="ce149" office:value-type="string">
            <text:p>Passed</text:p>
          </table:table-cell>
          <table:table-cell table:style-name="ce149" table:formula="of:=COUNTIF([.L$7:.L$1008];[.$K2])" office:value-type="float" office:value="0">
            <text:p>0</text:p>
          </table:table-cell>
          <table:table-cell table:style-name="ce149" table:formula="of:=COUNTIF([.M$7:.M$1008];[.$K2])" office:value-type="float" office:value="0">
            <text:p>0</text:p>
          </table:table-cell>
          <table:table-cell table:style-name="ce149" table:formula="of:=COUNTIF([.N$7:.N$1008];[.$K2])" office:value-type="float" office:value="0">
            <text:p>0</text:p>
          </table:table-cell>
          <table:table-cell table:style-name="ce149" table:formula="of:=COUNTIF([.O$7:.O$1008];[.$K2])" office:value-type="float" office:value="0">
            <text:p>0</text:p>
          </table:table-cell>
          <table:table-cell table:style-name="ce148" table:number-columns-repeated="214"/>
          <table:table-cell table:style-name="ce124" table:number-columns-repeated="18"/>
        </table:table-row>
        <table:table-row table:style-name="ro48">
          <table:table-cell/>
          <table:table-cell table:style-name="ce114" office:value-type="string">
            <text:p>Functions List<text:span text:style-name="T11">:</text:span></text:p>
          </table:table-cell>
          <table:table-cell table:style-name="ce118" office:value-type="string" table:number-columns-spanned="3" table:number-rows-spanned="1">
            <text:p>Search spaces</text:p>
          </table:table-cell>
          <table:covered-table-cell table:style-name="ce123"/>
          <table:covered-table-cell table:style-name="ce126"/>
          <table:table-cell/>
          <table:table-cell table:style-name="ce124"/>
          <table:table-cell table:style-name="ce137"/>
          <table:table-cell table:style-name="ce143"/>
          <table:table-cell table:style-name="ce149"/>
          <table:table-cell table:style-name="ce149" office:value-type="string">
            <text:p>Failed</text:p>
          </table:table-cell>
          <table:table-cell table:style-name="ce149" table:formula="of:=COUNTIF([.L$7:.L$1008];[.$K3])" office:value-type="float" office:value="0">
            <text:p>0</text:p>
          </table:table-cell>
          <table:table-cell table:style-name="ce149" table:formula="of:=COUNTIF([.M$7:.M$1008];[.$K3])" office:value-type="float" office:value="0">
            <text:p>0</text:p>
          </table:table-cell>
          <table:table-cell table:style-name="ce149" table:formula="of:=COUNTIF([.N$7:.N$1008];[.$K3])" office:value-type="float" office:value="0">
            <text:p>0</text:p>
          </table:table-cell>
          <table:table-cell table:style-name="ce149" table:formula="of:=COUNTIF([.O$7:.O$1008];[.$K3])" office:value-type="float" office:value="0">
            <text:p>0</text:p>
          </table:table-cell>
          <table:table-cell table:style-name="ce148" table:number-columns-repeated="214"/>
          <table:table-cell table:style-name="ce124" table:number-columns-repeated="18"/>
        </table:table-row>
        <table:table-row table:style-name="ro21">
          <table:table-cell/>
          <table:table-cell table:style-name="ce114" office:value-type="string">
            <text:p>Total Main Cases:</text:p>
          </table:table-cell>
          <table:table-cell table:style-name="ce119" table:formula="of:=MAX([.A7:.A994])" office:value-type="float" office:value="13" table:number-columns-spanned="3" table:number-rows-spanned="1">
            <text:p>13</text:p>
          </table:table-cell>
          <table:covered-table-cell table:style-name="ce124"/>
          <table:covered-table-cell table:style-name="ce124"/>
          <table:table-cell/>
          <table:table-cell table:style-name="ce124"/>
          <table:table-cell table:style-name="ce137"/>
          <table:table-cell table:style-name="ce189"/>
          <table:table-cell table:style-name="ce149"/>
          <table:table-cell table:style-name="ce149" office:value-type="string">
            <text:p>Blocked</text:p>
          </table:table-cell>
          <table:table-cell table:style-name="ce149" table:formula="of:=COUNTIF([.L$7:.L$1008];[.$K4])" office:value-type="float" office:value="0">
            <text:p>0</text:p>
          </table:table-cell>
          <table:table-cell table:style-name="ce149" table:formula="of:=COUNTIF([.M$7:.M$1008];[.$K4])" office:value-type="float" office:value="0">
            <text:p>0</text:p>
          </table:table-cell>
          <table:table-cell table:style-name="ce149" table:formula="of:=COUNTIF([.N$7:.N$1008];[.$K4])" office:value-type="float" office:value="0">
            <text:p>0</text:p>
          </table:table-cell>
          <table:table-cell table:style-name="ce149" table:formula="of:=COUNTIF([.O$7:.O$1008];[.$K4])" office:value-type="float" office:value="0">
            <text:p>0</text:p>
          </table:table-cell>
          <table:table-cell table:style-name="ce148" table:number-columns-repeated="214"/>
          <table:table-cell table:style-name="ce124" table:number-columns-repeated="18"/>
        </table:table-row>
        <table:table-row table:style-name="ro21">
          <table:table-cell table:style-name="ce107"/>
          <table:table-cell table:style-name="ce115"/>
          <table:table-cell table:style-name="ce107" table:number-columns-repeated="7"/>
          <table:table-cell table:style-name="ce150"/>
          <table:table-cell table:style-name="ce150" office:value-type="string">
            <text:p>N/A</text:p>
          </table:table-cell>
          <table:table-cell table:style-name="ce149" table:formula="of:=COUNTIF([.L$7:.L$1008];[.$K5])" office:value-type="float" office:value="0">
            <text:p>0</text:p>
          </table:table-cell>
          <table:table-cell table:style-name="ce149" table:formula="of:=COUNTIF([.M$7:.M$1008];[.$K5])" office:value-type="float" office:value="0">
            <text:p>0</text:p>
          </table:table-cell>
          <table:table-cell table:style-name="ce149" table:formula="of:=COUNTIF([.N$7:.N$1008];[.$K5])" office:value-type="float" office:value="0">
            <text:p>0</text:p>
          </table:table-cell>
          <table:table-cell table:style-name="ce149" table:formula="of:=COUNTIF([.O$7:.O$1008];[.$K5])" office:value-type="float" office:value="0">
            <text:p>0</text:p>
          </table:table-cell>
          <table:table-cell table:style-name="ce107" table:number-columns-repeated="232"/>
        </table:table-row>
        <table:table-row table:style-name="ro1">
          <table:table-cell table:style-name="ce108" office:value-type="string">
            <text:p>Case No</text:p>
          </table:table-cell>
          <table:table-cell table:style-name="ce116" office:value-type="string">
            <text:p>Related function</text:p>
          </table:table-cell>
          <table:table-cell table:style-name="ce116" office:value-type="string">
            <text:p>Case ID</text:p>
          </table:table-cell>
          <table:table-cell table:style-name="ce116" office:value-type="string">
            <text:p>Path</text:p>
          </table:table-cell>
          <table:table-cell table:style-name="ce116" office:value-type="string">
            <text:p>Case Description</text:p>
          </table:table-cell>
          <table:table-cell table:style-name="ce116" office:value-type="string">
            <text:p>Step Description</text:p>
          </table:table-cell>
          <table:table-cell table:style-name="ce116" office:value-type="string">
            <text:p>Steps to produce</text:p>
          </table:table-cell>
          <table:table-cell table:style-name="ce116" office:value-type="string">
            <text:p>Expected Output</text:p>
          </table:table-cell>
          <table:table-cell table:style-name="ce116" office:value-type="string">
            <text:p>Priority</text:p>
          </table:table-cell>
          <table:table-cell table:style-name="ce116" office:value-type="string">
            <text:p>Affect</text:p>
          </table:table-cell>
          <table:table-cell table:style-name="ce116" table:number-columns-repeated="9"/>
          <table:table-cell table:style-name="ce157" table:number-columns-repeated="211"/>
          <table:table-cell table:style-name="ce124" table:number-columns-repeated="17"/>
        </table:table-row>
        <table:table-row table:style-name="ro30">
          <table:table-cell table:style-name="ce122" office:value-type="float" office:value="1">
            <text:p>001</text:p>
          </table:table-cell>
          <table:table-cell table:style-name="ce170" office:value-type="string">
            <text:p>FNC_SOC_SPC_SER_06</text:p>
          </table:table-cell>
          <table:table-cell table:style-name="ce174" office:value-type="float" office:value="1">
            <text:p>001</text:p>
          </table:table-cell>
          <table:table-cell table:style-name="ce177" office:value-type="string">
            <text:p>Social/space/Search</text:p>
          </table:table-cell>
          <table:table-cell table:style-name="ce87" office:value-type="string">
            <text:p>Search when text box search is blank</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90"/>
          <table:table-cell table:style-name="ce158" table:number-columns-repeated="236"/>
          <table:table-cell table:style-name="ce162"/>
        </table:table-row>
        <table:table-row table:style-name="ro25">
          <table:table-cell table:style-name="ce110" table:formula="of:=IF(MID([.F8];6;1)&gt;MID([.F7];6;1);&quot;&quot;;MAX([.A$7:.A7])+1)">
            <text:p/>
          </table:table-cell>
          <table:table-cell table:style-name="ce170" office:value-type="string">
            <text:p>FNC_SOC_SPC_SER_06</text:p>
          </table:table-cell>
          <table:table-cell table:style-name="ce122" table:formula="of:=IF(MID([.F8];6;1)&gt;MID([.F7];6;1);[.C7];[.C7]+1)" office:value-type="float" office:value="1">
            <text:p>001</text:p>
          </table:table-cell>
          <table:table-cell table:style-name="ce177" office:value-type="string">
            <text:p>Social/space/Search</text:p>
          </table:table-cell>
          <table:table-cell table:style-name="ce131" office:value-type="string">
            <text:p>Search when text box search is blank</text:p>
          </table:table-cell>
          <table:table-cell table:style-name="ce180" office:value-type="string">
            <text:p>Step 2: Search space</text:p>
          </table:table-cell>
          <table:table-cell table:style-name="ce180" office:value-type="string">
            <text:p>- Select My space</text:p>
            <text:p>- On text box search: no input data</text:p>
            <text:p>- Click on icon search or hit Enter from keyboard</text:p>
          </table:table-cell>
          <table:table-cell table:style-name="ce180" office:value-type="string">
            <text:p>Display list all user's spaces</text:p>
          </table:table-cell>
          <table:table-cell table:style-name="ce180" office:value-type="string">
            <text:p>Medium</text:p>
          </table:table-cell>
          <table:table-cell table:style-name="ce190"/>
          <table:table-cell table:style-name="ce158" table:number-columns-repeated="236"/>
          <table:table-cell table:style-name="ce162"/>
        </table:table-row>
        <table:table-row table:style-name="ro30">
          <table:table-cell table:style-name="ce110" table:formula="of:=IF(MID([.F9];6;1)&gt;MID([.F8];6;1);&quot;&quot;;MAX([.A$7:.A8])+1)" office:value-type="float" office:value="2">
            <text:p>002</text:p>
          </table:table-cell>
          <table:table-cell table:style-name="ce170" office:value-type="string">
            <text:p>FNC_SOC_SPC_SER_06</text:p>
          </table:table-cell>
          <table:table-cell table:style-name="ce122" table:formula="of:=IF(MID([.F9];6;1)&gt;MID([.F8];6;1);[.C8];[.C8]+1)" office:value-type="float" office:value="2">
            <text:p>002</text:p>
          </table:table-cell>
          <table:table-cell table:style-name="ce177" office:value-type="string">
            <text:p>Social/space/Search</text:p>
          </table:table-cell>
          <table:table-cell table:style-name="ce87" office:value-type="string">
            <text:p>Search when input some text in text box search</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78"/>
          <table:table-cell table:style-name="ce158" table:number-columns-repeated="2"/>
          <table:table-cell table:style-name="ce159" table:number-columns-repeated="235"/>
        </table:table-row>
        <table:table-row table:style-name="ro25">
          <table:table-cell table:style-name="ce110" table:formula="of:=IF(MID([.F10];6;1)&gt;MID([.F9];6;1);&quot;&quot;;MAX([.A$7:.A9])+1)">
            <text:p/>
          </table:table-cell>
          <table:table-cell table:style-name="ce170" office:value-type="string">
            <text:p>FNC_SOC_SPC_SER_06</text:p>
          </table:table-cell>
          <table:table-cell table:style-name="ce122" table:formula="of:=IF(MID([.F10];6;1)&gt;MID([.F9];6;1);[.C9];[.C9]+1)" office:value-type="float" office:value="2">
            <text:p>002</text:p>
          </table:table-cell>
          <table:table-cell table:style-name="ce177" office:value-type="string">
            <text:p>Social/space/Search</text:p>
          </table:table-cell>
          <table:table-cell table:style-name="ce131" office:value-type="string">
            <text:p>Search when input some text in text box search</text:p>
          </table:table-cell>
          <table:table-cell table:style-name="ce184" office:value-type="string">
            <text:p>Step 2: Search space</text:p>
          </table:table-cell>
          <table:table-cell table:style-name="ce180" office:value-type="string">
            <text:p>- Select My space</text:p>
            <text:p>- On text box search: input some text into text box search</text:p>
            <text:p>- Click on icon search or hit Enter from keyboard</text:p>
          </table:table-cell>
          <table:table-cell table:style-name="ce180" office:value-type="string">
            <text:p>- If result return is null, show the messenger to user known: there is no space found</text:p>
            <text:p>- If result isn’t null. Show all the spaces in list my spaces</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11];6;1)&gt;MID([.F10];6;1);&quot;&quot;;MAX([.A$7:.A10])+1)" office:value-type="float" office:value="3">
            <text:p>003</text:p>
          </table:table-cell>
          <table:table-cell table:style-name="ce170" office:value-type="string">
            <text:p>FNC_SOC_SPC_SER_06</text:p>
          </table:table-cell>
          <table:table-cell table:style-name="ce122" table:formula="of:=IF(MID([.F11];6;1)&gt;MID([.F10];6;1);[.C10];[.C10]+1)" office:value-type="float" office:value="3">
            <text:p>003</text:p>
          </table:table-cell>
          <table:table-cell table:style-name="ce177" office:value-type="string">
            <text:p>Social/space/Search</text:p>
          </table:table-cell>
          <table:table-cell table:style-name="ce87" office:value-type="string">
            <text:p>Search when input Asterisk char into text box search</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25">
          <table:table-cell table:style-name="ce110" table:formula="of:=IF(MID([.F12];6;1)&gt;MID([.F11];6;1);&quot;&quot;;MAX([.A$7:.A11])+1)">
            <text:p/>
          </table:table-cell>
          <table:table-cell table:style-name="ce170" office:value-type="string">
            <text:p>FNC_SOC_SPC_SER_06</text:p>
          </table:table-cell>
          <table:table-cell table:style-name="ce122" table:formula="of:=IF(MID([.F12];6;1)&gt;MID([.F11];6;1);[.C11];[.C11]+1)" office:value-type="float" office:value="3">
            <text:p>003</text:p>
          </table:table-cell>
          <table:table-cell table:style-name="ce177" office:value-type="string">
            <text:p>Social/space/Search</text:p>
          </table:table-cell>
          <table:table-cell table:style-name="ce131" office:value-type="string">
            <text:p>Search when input Asterisk char into text box search</text:p>
          </table:table-cell>
          <table:table-cell table:style-name="ce184" office:value-type="string">
            <text:p>Step 2: Search space</text:p>
          </table:table-cell>
          <table:table-cell table:style-name="ce180" office:value-type="string">
            <text:p>- Select My space</text:p>
            <text:p>- On text box search: input “*” char into text box search</text:p>
            <text:p>- Click on icon search or hit Enter from keyboard</text:p>
          </table:table-cell>
          <table:table-cell table:style-name="ce187" office:value-type="string">
            <text:p><text:span text:style-name="T28">- If result return is null, show the </text:span><text:span text:style-name="T28">messenger to user known: there is no </text:span><text:span text:style-name="T28">space found</text:span></text:p>
            <text:p><text:span text:style-name="T28">- If result isn’t null. Show all the spaces </text:span><text:span text:style-name="T28">contains content matched with keyword</text:span></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1">
          <table:table-cell table:style-name="ce110" table:formula="of:=IF(MID([.F13];6;1)&gt;MID([.F12];6;1);&quot;&quot;;MAX([.A$7:.A12])+1)" office:value-type="float" office:value="4">
            <text:p>004</text:p>
          </table:table-cell>
          <table:table-cell table:style-name="ce170" office:value-type="string">
            <text:p>FNC_SOC_SPC_SER_06</text:p>
          </table:table-cell>
          <table:table-cell table:style-name="ce122" table:formula="of:=IF(MID([.F13];6;1)&gt;MID([.F12];6;1);[.C12];[.C12]+1)" office:value-type="float" office:value="4">
            <text:p>004</text:p>
          </table:table-cell>
          <table:table-cell table:style-name="ce177" office:value-type="string">
            <text:p>Social/space/Search</text:p>
          </table:table-cell>
          <table:table-cell table:style-name="ce87" office:value-type="string">
            <text:p>Search when input Percentage char into text box search</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49">
          <table:table-cell table:style-name="ce110" table:formula="of:=IF(MID([.F14];6;1)&gt;MID([.F13];6;1);&quot;&quot;;MAX([.A$7:.A13])+1)">
            <text:p/>
          </table:table-cell>
          <table:table-cell table:style-name="ce170" office:value-type="string">
            <text:p>FNC_SOC_SPC_SER_06</text:p>
          </table:table-cell>
          <table:table-cell table:style-name="ce122" table:formula="of:=IF(MID([.F14];6;1)&gt;MID([.F13];6;1);[.C13];[.C13]+1)" office:value-type="float" office:value="4">
            <text:p>004</text:p>
          </table:table-cell>
          <table:table-cell table:style-name="ce177" office:value-type="string">
            <text:p>Social/space/Search</text:p>
          </table:table-cell>
          <table:table-cell table:style-name="ce131" office:value-type="string">
            <text:p>Search when input Percentage char into text box search</text:p>
          </table:table-cell>
          <table:table-cell table:style-name="ce184" office:value-type="string">
            <text:p>Step 2: Search space</text:p>
          </table:table-cell>
          <table:table-cell table:style-name="ce180" office:value-type="string">
            <text:p>- Select My space</text:p>
            <text:p>- On text box search: input “%” char into text box search</text:p>
            <text:p>- Click on icon search or hit Enter from keyboard</text:p>
          </table:table-cell>
          <table:table-cell table:style-name="ce187" office:value-type="string">
            <text:p><text:span text:style-name="T28">- If result return is null, show the </text:span><text:span text:style-name="T28">messenger to user known: there is no </text:span><text:span text:style-name="T28">space found</text:span></text:p>
            <text:p><text:span text:style-name="T28">- If result isn’t null. Show all the spaces </text:span><text:span text:style-name="T28">contains content matched with keyword</text:span></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15];6;1)&gt;MID([.F14];6;1);&quot;&quot;;MAX([.A$7:.A14])+1)" office:value-type="float" office:value="5">
            <text:p>005</text:p>
          </table:table-cell>
          <table:table-cell table:style-name="ce170" office:value-type="string">
            <text:p>FNC_SOC_SPC_SER_06</text:p>
          </table:table-cell>
          <table:table-cell table:style-name="ce122" table:formula="of:=IF(MID([.F15];6;1)&gt;MID([.F14];6;1);[.C14];[.C14]+1)" office:value-type="float" office:value="5">
            <text:p>005</text:p>
          </table:table-cell>
          <table:table-cell table:style-name="ce177" office:value-type="string">
            <text:p>Social/space/Search</text:p>
          </table:table-cell>
          <table:table-cell table:style-name="ce87" office:value-type="string">
            <text:p>Search when input other special chars into text box</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1">
          <table:table-cell table:style-name="ce110" table:formula="of:=IF(MID([.F16];6;1)&gt;MID([.F15];6;1);&quot;&quot;;MAX([.A$7:.A15])+1)">
            <text:p/>
          </table:table-cell>
          <table:table-cell table:style-name="ce170" office:value-type="string">
            <text:p>FNC_SOC_SPC_SER_06</text:p>
          </table:table-cell>
          <table:table-cell table:style-name="ce122" table:formula="of:=IF(MID([.F16];6;1)&gt;MID([.F15];6;1);[.C15];[.C15]+1)" office:value-type="float" office:value="5">
            <text:p>005</text:p>
          </table:table-cell>
          <table:table-cell table:style-name="ce177" office:value-type="string">
            <text:p>Social/space/Search</text:p>
          </table:table-cell>
          <table:table-cell table:style-name="ce131" office:value-type="string">
            <text:p>Search when input other special chars into text box</text:p>
          </table:table-cell>
          <table:table-cell table:style-name="ce184" office:value-type="string">
            <text:p>Step 2: Search space</text:p>
          </table:table-cell>
          <table:table-cell table:style-name="ce180" office:value-type="string">
            <text:p>- Select My space</text:p>
            <text:p>- On text box search: input some special chars (eg: @,#,$,...) into text box search</text:p>
            <text:p>- Click on icon search or hit Enter from keyboard</text:p>
          </table:table-cell>
          <table:table-cell table:style-name="ce180" office:value-type="string">
            <text:p>- If result return is null, show the messenger to user known: there is no space found</text:p>
            <text:p>- If result isn’t null. Show all the spaces in list my spaces</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17];6;1)&gt;MID([.F16];6;1);&quot;&quot;;MAX([.A$7:.A16])+1)" office:value-type="float" office:value="6">
            <text:p>006</text:p>
          </table:table-cell>
          <table:table-cell table:style-name="ce170" office:value-type="string">
            <text:p>FNC_SOC_SPC_SER_06</text:p>
          </table:table-cell>
          <table:table-cell table:style-name="ce122" table:formula="of:=IF(MID([.F17];6;1)&gt;MID([.F16];6;1);[.C16];[.C16]+1)" office:value-type="float" office:value="6">
            <text:p>006</text:p>
          </table:table-cell>
          <table:table-cell table:style-name="ce177" office:value-type="string">
            <text:p>Social/space/Search</text:p>
          </table:table-cell>
          <table:table-cell table:style-name="ce87" office:value-type="string">
            <text:p>Search when there is some space into text box</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29">
          <table:table-cell table:style-name="ce110" table:formula="of:=IF(MID([.F18];6;1)&gt;MID([.F17];6;1);&quot;&quot;;MAX([.A$7:.A17])+1)">
            <text:p/>
          </table:table-cell>
          <table:table-cell table:style-name="ce170" office:value-type="string">
            <text:p>FNC_SOC_SPC_SER_06</text:p>
          </table:table-cell>
          <table:table-cell table:style-name="ce122" table:formula="of:=IF(MID([.F18];6;1)&gt;MID([.F17];6;1);[.C17];[.C17]+1)" office:value-type="float" office:value="6">
            <text:p>006</text:p>
          </table:table-cell>
          <table:table-cell table:style-name="ce177" office:value-type="string">
            <text:p>Social/space/Search</text:p>
          </table:table-cell>
          <table:table-cell table:style-name="ce131" office:value-type="string">
            <text:p>Search when there is some space into text box</text:p>
          </table:table-cell>
          <table:table-cell table:style-name="ce184" office:value-type="string">
            <text:p>Step 2: Search space</text:p>
          </table:table-cell>
          <table:table-cell table:style-name="ce180" office:value-type="string">
            <text:p>- Select My space</text:p>
            <text:p>- On text box search: input some text with some space before or after keyword into text box search</text:p>
            <text:p>- Click on icon search or hit Enter from keyboard</text:p>
          </table:table-cell>
          <table:table-cell table:style-name="ce180"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19];6;1)&gt;MID([.F18];6;1);&quot;&quot;;MAX([.A$7:.A18])+1)" office:value-type="float" office:value="7">
            <text:p>007</text:p>
          </table:table-cell>
          <table:table-cell table:style-name="ce170" office:value-type="string">
            <text:p>FNC_SOC_SPC_SER_06</text:p>
          </table:table-cell>
          <table:table-cell table:style-name="ce122" table:formula="of:=IF(MID([.F19];6;1)&gt;MID([.F18];6;1);[.C18];[.C18]+1)" office:value-type="float" office:value="7">
            <text:p>007</text:p>
          </table:table-cell>
          <table:table-cell table:style-name="ce177" office:value-type="string">
            <text:p>Social/space/Search</text:p>
          </table:table-cell>
          <table:table-cell table:style-name="ce87" office:value-type="string">
            <text:p>Auto suggestion key word when search in space</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20];6;1)&gt;MID([.F19];6;1);&quot;&quot;;MAX([.A$7:.A19])+1)">
            <text:p/>
          </table:table-cell>
          <table:table-cell table:style-name="ce170" office:value-type="string">
            <text:p>FNC_SOC_SPC_SER_06</text:p>
          </table:table-cell>
          <table:table-cell table:style-name="ce122" table:formula="of:=IF(MID([.F20];6;1)&gt;MID([.F19];6;1);[.C19];[.C19]+1)" office:value-type="float" office:value="7">
            <text:p>007</text:p>
          </table:table-cell>
          <table:table-cell table:style-name="ce177" office:value-type="string">
            <text:p>Social/space/Search</text:p>
          </table:table-cell>
          <table:table-cell table:style-name="ce131" office:value-type="string">
            <text:p>Auto suggestion key word when search in space</text:p>
          </table:table-cell>
          <table:table-cell table:style-name="ce184" office:value-type="string">
            <text:p>Step 2: Search space</text:p>
          </table:table-cell>
          <table:table-cell table:style-name="ce180"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80" office:value-type="string">
            <text:p>It will auto give some suggestion keyword on text box search for user selects</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21];6;1)&gt;MID([.F20];6;1);&quot;&quot;;MAX([.A$7:.A20])+1)" office:value-type="float" office:value="8">
            <text:p>008</text:p>
          </table:table-cell>
          <table:table-cell table:style-name="ce170" office:value-type="string">
            <text:p>FNC_SOC_SPC_SER_06</text:p>
          </table:table-cell>
          <table:table-cell table:style-name="ce122" table:formula="of:=IF(MID([.F21];6;1)&gt;MID([.F20];6;1);[.C20];[.C20]+1)" office:value-type="float" office:value="8">
            <text:p>008</text:p>
          </table:table-cell>
          <table:table-cell table:style-name="ce177" office:value-type="string">
            <text:p>Social/space/Search</text:p>
          </table:table-cell>
          <table:table-cell table:style-name="ce87" office:value-type="string">
            <text:p>Search when click on a alphabet</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22">
          <table:table-cell table:style-name="ce110" table:formula="of:=IF(MID([.F22];6;1)&gt;MID([.F21];6;1);&quot;&quot;;MAX([.A$7:.A21])+1)">
            <text:p/>
          </table:table-cell>
          <table:table-cell table:style-name="ce170" office:value-type="string">
            <text:p>FNC_SOC_SPC_SER_06</text:p>
          </table:table-cell>
          <table:table-cell table:style-name="ce122" table:formula="of:=IF(MID([.F22];6;1)&gt;MID([.F21];6;1);[.C21];[.C21]+1)" office:value-type="float" office:value="8">
            <text:p>008</text:p>
          </table:table-cell>
          <table:table-cell table:style-name="ce177" office:value-type="string">
            <text:p>Social/space/Search</text:p>
          </table:table-cell>
          <table:table-cell table:style-name="ce131" office:value-type="string">
            <text:p>Search when click on a alphabet</text:p>
          </table:table-cell>
          <table:table-cell table:style-name="ce184" office:value-type="string">
            <text:p>Step 2: Search space</text:p>
          </table:table-cell>
          <table:table-cell table:style-name="ce180" office:value-type="string">
            <text:p>- Select My space</text:p>
            <text:p>- On search space directory: select a letter and click on it</text:p>
          </table:table-cell>
          <table:table-cell table:style-name="ce180" office:value-type="string">
            <text:p>Show all the spaces which has name start by the letter or show message to user knows: there is no space found</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23];6;1)&gt;MID([.F22];6;1);&quot;&quot;;MAX([.A$7:.A22])+1)" office:value-type="float" office:value="9">
            <text:p>009</text:p>
          </table:table-cell>
          <table:table-cell table:style-name="ce170" office:value-type="string">
            <text:p>FNC_SOC_SPC_SER_06</text:p>
          </table:table-cell>
          <table:table-cell table:style-name="ce122" table:formula="of:=IF(MID([.F23];6;1)&gt;MID([.F22];6;1);[.C22];[.C22]+1)" office:value-type="float" office:value="9">
            <text:p>009</text:p>
          </table:table-cell>
          <table:table-cell table:style-name="ce177" office:value-type="string">
            <text:p>Social/space/Search</text:p>
          </table:table-cell>
          <table:table-cell table:style-name="ce87" office:value-type="string">
            <text:p>Search when click on All</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22">
          <table:table-cell table:style-name="ce110" table:formula="of:=IF(MID([.F24];6;1)&gt;MID([.F23];6;1);&quot;&quot;;MAX([.A$7:.A23])+1)">
            <text:p/>
          </table:table-cell>
          <table:table-cell table:style-name="ce170" office:value-type="string">
            <text:p>FNC_SOC_SPC_SER_06</text:p>
          </table:table-cell>
          <table:table-cell table:style-name="ce122" table:formula="of:=IF(MID([.F24];6;1)&gt;MID([.F23];6;1);[.C23];[.C23]+1)" office:value-type="float" office:value="9">
            <text:p>009</text:p>
          </table:table-cell>
          <table:table-cell table:style-name="ce177" office:value-type="string">
            <text:p>Social/space/Search</text:p>
          </table:table-cell>
          <table:table-cell table:style-name="ce131" office:value-type="string">
            <text:p>Search when click on All</text:p>
          </table:table-cell>
          <table:table-cell table:style-name="ce184" office:value-type="string">
            <text:p>Step 2: Search space</text:p>
          </table:table-cell>
          <table:table-cell table:style-name="ce180" office:value-type="string">
            <text:p>- Select My space</text:p>
            <text:p>- On search space directory: Click on <text:span text:style-name="T1">All</text:span></text:p>
          </table:table-cell>
          <table:table-cell table:style-name="ce180" office:value-type="string">
            <text:p>Show all the spaces which user is member</text:p>
          </table:table-cell>
          <table:table-cell table:style-name="ce180" office:value-type="string">
            <text:p>Medium</text:p>
          </table:table-cell>
          <table:table-cell table:style-name="ce184"/>
          <table:table-cell table:style-name="ce158" table:number-columns-repeated="2"/>
          <table:table-cell table:style-name="ce160" table:number-columns-repeated="235"/>
        </table:table-row>
        <table:table-row table:style-name="ro30">
          <table:table-cell table:style-name="ce110" table:formula="of:=IF(MID([.F25];6;1)&gt;MID([.F24];6;1);&quot;&quot;;MAX([.A$7:.A24])+1)" office:value-type="float" office:value="10">
            <text:p>010</text:p>
          </table:table-cell>
          <table:table-cell table:style-name="ce170" office:value-type="string">
            <text:p>FNC_SOC_SPC_SER_06</text:p>
          </table:table-cell>
          <table:table-cell table:style-name="ce122" table:formula="of:=IF(MID([.F25];6;1)&gt;MID([.F24];6;1);[.C24];[.C24]+1)" office:value-type="float" office:value="10">
            <text:p>010</text:p>
          </table:table-cell>
          <table:table-cell table:style-name="ce177" office:value-type="string">
            <text:p>Social/space/Search</text:p>
          </table:table-cell>
          <table:table-cell table:style-name="ce77" office:value-type="string">
            <text:p>Check paging</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2">
          <table:table-cell table:style-name="ce110" table:formula="of:=IF(MID([.F26];6;1)&gt;MID([.F25];6;1);&quot;&quot;;MAX([.A$7:.A25])+1)">
            <text:p/>
          </table:table-cell>
          <table:table-cell table:style-name="ce170" office:value-type="string">
            <text:p>FNC_SOC_SPC_SER_06</text:p>
          </table:table-cell>
          <table:table-cell table:style-name="ce122" table:formula="of:=IF(MID([.F26];6;1)&gt;MID([.F25];6;1);[.C25];[.C25]+1)" office:value-type="float" office:value="10">
            <text:p>010</text:p>
          </table:table-cell>
          <table:table-cell table:style-name="ce177" office:value-type="string">
            <text:p>Social/space/Search</text:p>
          </table:table-cell>
          <table:table-cell table:style-name="ce130" office:value-type="string">
            <text:p>Check paging</text:p>
          </table:table-cell>
          <table:table-cell table:style-name="ce184" office:value-type="string">
            <text:p>Step 2: Search space</text:p>
          </table:table-cell>
          <table:table-cell table:style-name="ce180" office:value-type="string">
            <text:p>- Select My space</text:p>
            <text:p>- Search space by keyword or space directory</text:p>
          </table:table-cell>
          <table:table-cell table:style-name="ce180" office:value-type="string">
            <text:p>Show all spaces found</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11">
          <table:table-cell table:style-name="ce110" table:formula="of:=IF(MID([.F27];6;1)&gt;MID([.F26];6;1);&quot;&quot;;MAX([.A$7:.A26])+1)">
            <text:p/>
          </table:table-cell>
          <table:table-cell table:style-name="ce170" office:value-type="string">
            <text:p>FNC_SOC_SPC_SER_06</text:p>
          </table:table-cell>
          <table:table-cell table:style-name="ce122" table:formula="of:=IF(MID([.F27];6;1)&gt;MID([.F26];6;1);[.C26];[.C26]+1)" office:value-type="float" office:value="10">
            <text:p>010</text:p>
          </table:table-cell>
          <table:table-cell table:style-name="ce177" office:value-type="string">
            <text:p>Social/space/Search</text:p>
          </table:table-cell>
          <table:table-cell table:style-name="ce130" office:value-type="string">
            <text:p>Check paging</text:p>
          </table:table-cell>
          <table:table-cell table:style-name="ce184" office:value-type="string">
            <text:p>Step 3: check paging when has a page</text:p>
          </table:table-cell>
          <table:table-cell table:style-name="ce180" office:value-type="string">
            <text:p>- If the spaces found is smaller than 4</text:p>
          </table:table-cell>
          <table:table-cell table:style-name="ce180" office:value-type="string">
            <text:p>Don't show next, previous, ten pages next, ten pages previous icon</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5">
          <table:table-cell table:style-name="ce110" table:formula="of:=IF(MID([.F28];6;1)&gt;MID([.F27];6;1);&quot;&quot;;MAX([.A$7:.A27])+1)">
            <text:p/>
          </table:table-cell>
          <table:table-cell table:style-name="ce170" office:value-type="string">
            <text:p>FNC_SOC_SPC_SER_06</text:p>
          </table:table-cell>
          <table:table-cell table:style-name="ce122" table:formula="of:=IF(MID([.F28];6;1)&gt;MID([.F27];6;1);[.C27];[.C27]+1)" office:value-type="float" office:value="10">
            <text:p>010</text:p>
          </table:table-cell>
          <table:table-cell table:style-name="ce177" office:value-type="string">
            <text:p>Social/space/Search</text:p>
          </table:table-cell>
          <table:table-cell table:style-name="ce130" office:value-type="string">
            <text:p>Check paging</text:p>
          </table:table-cell>
          <table:table-cell table:style-name="ce184" office:value-type="string">
            <text:p>Step 4: Check paging when has more than 0ne page</text:p>
          </table:table-cell>
          <table:table-cell table:style-name="ce131" office:value-type="string">
            <text:p>On my spaces list:</text:p>
            <text:p>- Click on [back 10 pages] icon</text:p>
            <text:p>- Click on [Previous page] icon</text:p>
            <text:p>- Click on [next page] icon</text:p>
            <text:p>- Click on [next 10 Pages] icon</text:p>
          </table:table-cell>
          <table:table-cell table:style-name="ce131" office:value-type="string">
            <text:p>Move and display correct order and content in each page. If <text:s/>there is smaller 10 page, back 10 pages and next 10 pages icon is disable</text:p>
            <text:p><text:span text:style-name="T20"/></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30">
          <table:table-cell table:style-name="ce110" table:formula="of:=IF(MID([.F29];6;1)&gt;MID([.F28];6;1);&quot;&quot;;MAX([.A$7:.A28])+1)" office:value-type="float" office:value="11">
            <text:p>011</text:p>
          </table:table-cell>
          <table:table-cell table:style-name="ce170" office:value-type="string">
            <text:p>FNC_SOC_SPC_SER_06</text:p>
          </table:table-cell>
          <table:table-cell table:style-name="ce122" table:formula="of:=IF(MID([.F29];6;1)&gt;MID([.F28];6;1);[.C28];[.C28]+1)" office:value-type="float" office:value="11">
            <text:p>011</text:p>
          </table:table-cell>
          <table:table-cell table:style-name="ce177" office:value-type="string">
            <text:p>Social/space/Search</text:p>
          </table:table-cell>
          <table:table-cell table:style-name="ce77" office:value-type="string">
            <text:p>Check search and paging search result on Invitation list spaces</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2">
          <table:table-cell table:style-name="ce110" table:formula="of:=IF(MID([.F30];6;1)&gt;MID([.F29];6;1);&quot;&quot;;MAX([.A$7:.A29])+1)">
            <text:p/>
          </table:table-cell>
          <table:table-cell table:style-name="ce170" office:value-type="string">
            <text:p>FNC_SOC_SPC_SER_06</text:p>
          </table:table-cell>
          <table:table-cell table:style-name="ce122" table:formula="of:=IF(MID([.F30];6;1)&gt;MID([.F29];6;1);[.C29];[.C29]+1)" office:value-type="float" office:value="11">
            <text:p>011</text:p>
          </table:table-cell>
          <table:table-cell table:style-name="ce177" office:value-type="string">
            <text:p>Social/space/Search</text:p>
          </table:table-cell>
          <table:table-cell table:style-name="ce130" office:value-type="string">
            <text:p>Check search and paging search result on Invitation list spaces</text:p>
          </table:table-cell>
          <table:table-cell table:style-name="ce184" office:value-type="string">
            <text:p>Step 2: Invite to user</text:p>
          </table:table-cell>
          <table:table-cell table:style-name="ce180" office:value-type="string">
            <text:p>- Send invitation from some space to a user</text:p>
          </table:table-cell>
          <table:table-cell table:style-name="ce180" office:value-type="string">
            <text:p>Send invitation successfully</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31">
          <table:table-cell table:style-name="ce110" table:formula="of:=IF(MID([.F31];6;1)&gt;MID([.F30];6;1);&quot;&quot;;MAX([.A$7:.A30])+1)">
            <text:p/>
          </table:table-cell>
          <table:table-cell table:style-name="ce170" office:value-type="string">
            <text:p>FNC_SOC_SPC_SER_06</text:p>
          </table:table-cell>
          <table:table-cell table:style-name="ce122" table:formula="of:=IF(MID([.F31];6;1)&gt;MID([.F30];6;1);[.C30];[.C30]+1)" office:value-type="float" office:value="11">
            <text:p>011</text:p>
          </table:table-cell>
          <table:table-cell table:style-name="ce177" office:value-type="string">
            <text:p>Social/space/Search</text:p>
          </table:table-cell>
          <table:table-cell table:style-name="ce130" office:value-type="string">
            <text:p>Check search and paging search result on Invitation list spaces</text:p>
          </table:table-cell>
          <table:table-cell table:style-name="ce184" office:value-type="string">
            <text:p>Step 3: Search by keyword on Invitation list spaces</text:p>
          </table:table-cell>
          <table:table-cell table:style-name="ce180" office:value-type="string">
            <text:p>Log in by user has been invited </text:p>
            <text:p>- Select Invitation list Space</text:p>
            <text:p>- Input some text into text box search</text:p>
            <text:p>- Click on icon search or hit Enter from keyboard</text:p>
          </table:table-cell>
          <table:table-cell table:style-name="ce180" office:value-type="string">
            <text:p>- If result return is null, show the messenger to user known: there is no space found</text:p>
            <text:p>- If result isn’t null. Show all the spaces in list my spaces</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2">
          <table:table-cell table:style-name="ce110" table:formula="of:=IF(MID([.F32];6;1)&gt;MID([.F31];6;1);&quot;&quot;;MAX([.A$7:.A31])+1)">
            <text:p/>
          </table:table-cell>
          <table:table-cell table:style-name="ce170" office:value-type="string">
            <text:p>FNC_SOC_SPC_SER_06</text:p>
          </table:table-cell>
          <table:table-cell table:style-name="ce122" table:formula="of:=IF(MID([.F32];6;1)&gt;MID([.F31];6;1);[.C31];[.C31]+1)" office:value-type="float" office:value="11">
            <text:p>011</text:p>
          </table:table-cell>
          <table:table-cell table:style-name="ce177" office:value-type="string">
            <text:p>Social/space/Search</text:p>
          </table:table-cell>
          <table:table-cell table:style-name="ce130" office:value-type="string">
            <text:p>Check search and paging search result on Invitation list spaces</text:p>
          </table:table-cell>
          <table:table-cell table:style-name="ce131" office:value-type="string">
            <text:p>Step 4: Search by Space directory</text:p>
          </table:table-cell>
          <table:table-cell table:style-name="ce140" office:value-type="string">
            <text:p>- Click on a letter or <text:span text:style-name="T1">All</text:span></text:p>
          </table:table-cell>
          <table:table-cell table:style-name="ce180" office:value-type="string">
            <text:p>Show correct result searching</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9">
          <table:table-cell table:style-name="ce110" table:formula="of:=IF(MID([.F33];6;1)&gt;MID([.F32];6;1);&quot;&quot;;MAX([.A$7:.A32])+1)">
            <text:p/>
          </table:table-cell>
          <table:table-cell table:style-name="ce170" office:value-type="string">
            <text:p>FNC_SOC_SPC_SER_06</text:p>
          </table:table-cell>
          <table:table-cell table:style-name="ce122" table:formula="of:=IF(MID([.F33];6;1)&gt;MID([.F32];6;1);[.C32];[.C32]+1)" office:value-type="float" office:value="11">
            <text:p>011</text:p>
          </table:table-cell>
          <table:table-cell table:style-name="ce177" office:value-type="string">
            <text:p>Social/space/Search</text:p>
          </table:table-cell>
          <table:table-cell table:style-name="ce130" office:value-type="string">
            <text:p>Check search and paging search result on Invitation list spaces</text:p>
          </table:table-cell>
          <table:table-cell table:style-name="ce131" office:value-type="string">
            <text:p>Step 5: Check paging</text:p>
          </table:table-cell>
          <table:table-cell table:style-name="ce131" office:value-type="string">
            <text:p>- Click on [back 10 pages] icon</text:p>
            <text:p>- Click on [Previous page] icon</text:p>
            <text:p>- Click on [next page] icon</text:p>
            <text:p>- Click on [next 10 Pages] icon</text:p>
          </table:table-cell>
          <table:table-cell table:style-name="ce131" office:value-type="string">
            <text:p>Move and display correct order and content in each page. </text:p>
            <text:p>If <text:s/>there is smaller 10 page, back 10 pages and next 10 pages icon is disable.</text:p>
            <text:p><text:span text:style-name="T20">If there is smaller 4 spaces, don't show </text:span><text:span text:style-name="T20">icon of next, previous, back 10 pages, </text:span><text:span text:style-name="T20">next 10 pages icon</text:span></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30">
          <table:table-cell table:style-name="ce110" table:formula="of:=IF(MID([.F34];6;1)&gt;MID([.F33];6;1);&quot;&quot;;MAX([.A$7:.A33])+1)" office:value-type="float" office:value="12">
            <text:p>012</text:p>
          </table:table-cell>
          <table:table-cell table:style-name="ce170" office:value-type="string">
            <text:p>FNC_SOC_SPC_SER_06</text:p>
          </table:table-cell>
          <table:table-cell table:style-name="ce122" table:formula="of:=IF(MID([.F34];6;1)&gt;MID([.F33];6;1);[.C33];[.C33]+1)" office:value-type="float" office:value="12">
            <text:p>012</text:p>
          </table:table-cell>
          <table:table-cell table:style-name="ce177" office:value-type="string">
            <text:p>Social/space/Search</text:p>
          </table:table-cell>
          <table:table-cell table:style-name="ce77" office:value-type="string">
            <text:p>Check search and paging search result on pending list spaces</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5">
          <table:table-cell table:style-name="ce110" table:formula="of:=IF(MID([.F35];6;1)&gt;MID([.F34];6;1);&quot;&quot;;MAX([.A$7:.A34])+1)">
            <text:p/>
          </table:table-cell>
          <table:table-cell table:style-name="ce170" office:value-type="string">
            <text:p>FNC_SOC_SPC_SER_06</text:p>
          </table:table-cell>
          <table:table-cell table:style-name="ce122" table:formula="of:=IF(MID([.F35];6;1)&gt;MID([.F34];6;1);[.C34];[.C34]+1)" office:value-type="float" office:value="12">
            <text:p>012</text:p>
          </table:table-cell>
          <table:table-cell table:style-name="ce177" office:value-type="string">
            <text:p>Social/space/Search</text:p>
          </table:table-cell>
          <table:table-cell table:style-name="ce130" office:value-type="string">
            <text:p>Check search and paging search result on pending list spaces</text:p>
          </table:table-cell>
          <table:table-cell table:style-name="ce131" office:value-type="string">
            <text:p>Step 2: Send request to join</text:p>
          </table:table-cell>
          <table:table-cell table:style-name="ce131" office:value-type="string">
            <text:p>- Log in by other user</text:p>
            <text:p>- Access space page</text:p>
            <text:p>- Select Public spaces list</text:p>
            <text:p>- Select and send request joining spaces</text:p>
          </table:table-cell>
          <table:table-cell table:style-name="ce180" office:value-type="string">
            <text:p>Send request successfully</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5">
          <table:table-cell table:style-name="ce110" table:formula="of:=IF(MID([.F36];6;1)&gt;MID([.F35];6;1);&quot;&quot;;MAX([.A$7:.A35])+1)">
            <text:p/>
          </table:table-cell>
          <table:table-cell table:style-name="ce170" office:value-type="string">
            <text:p>FNC_SOC_SPC_SER_06</text:p>
          </table:table-cell>
          <table:table-cell table:style-name="ce122" table:formula="of:=IF(MID([.F36];6;1)&gt;MID([.F35];6;1);[.C35];[.C35]+1)" office:value-type="float" office:value="12">
            <text:p>012</text:p>
          </table:table-cell>
          <table:table-cell table:style-name="ce177" office:value-type="string">
            <text:p>Social/space/Search</text:p>
          </table:table-cell>
          <table:table-cell table:style-name="ce130" office:value-type="string">
            <text:p>Check search and paging search result on pending list spaces</text:p>
          </table:table-cell>
          <table:table-cell table:style-name="ce184" office:value-type="string">
            <text:p>Step 3: Search by keyword on Invitation list spaces</text:p>
          </table:table-cell>
          <table:table-cell table:style-name="ce180" office:value-type="string">
            <text:p>Select pending space list</text:p>
            <text:p>- Input some text into text box search</text:p>
            <text:p>- Click on icon search or hit Enter from keyboard</text:p>
          </table:table-cell>
          <table:table-cell table:style-name="ce180" office:value-type="string">
            <text:p>- If result return is null, show the messenger to user known: there is no space found</text:p>
            <text:p>- If result isn’t null. Show all the spaces in list my spaces</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2">
          <table:table-cell table:style-name="ce110" table:formula="of:=IF(MID([.F37];6;1)&gt;MID([.F36];6;1);&quot;&quot;;MAX([.A$7:.A36])+1)">
            <text:p/>
          </table:table-cell>
          <table:table-cell table:style-name="ce170" office:value-type="string">
            <text:p>FNC_SOC_SPC_SER_06</text:p>
          </table:table-cell>
          <table:table-cell table:style-name="ce122" table:formula="of:=IF(MID([.F37];6;1)&gt;MID([.F36];6;1);[.C36];[.C36]+1)" office:value-type="float" office:value="12">
            <text:p>012</text:p>
          </table:table-cell>
          <table:table-cell table:style-name="ce177" office:value-type="string">
            <text:p>Social/space/Search</text:p>
          </table:table-cell>
          <table:table-cell table:style-name="ce130" office:value-type="string">
            <text:p>Check search and paging search result on pending list spaces</text:p>
          </table:table-cell>
          <table:table-cell table:style-name="ce131" office:value-type="string">
            <text:p>Step 4: Search by Space directory</text:p>
          </table:table-cell>
          <table:table-cell table:style-name="ce140" office:value-type="string">
            <text:p>- Click on a letter or <text:span text:style-name="T1">All</text:span></text:p>
          </table:table-cell>
          <table:table-cell table:style-name="ce180" office:value-type="string">
            <text:p>Show correct result searching</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9">
          <table:table-cell table:style-name="ce110" table:formula="of:=IF(MID([.F38];6;1)&gt;MID([.F37];6;1);&quot;&quot;;MAX([.A$7:.A37])+1)">
            <text:p/>
          </table:table-cell>
          <table:table-cell table:style-name="ce170" office:value-type="string">
            <text:p>FNC_SOC_SPC_SER_06</text:p>
          </table:table-cell>
          <table:table-cell table:style-name="ce122" table:formula="of:=IF(MID([.F38];6;1)&gt;MID([.F37];6;1);[.C37];[.C37]+1)" office:value-type="float" office:value="12">
            <text:p>012</text:p>
          </table:table-cell>
          <table:table-cell table:style-name="ce177" office:value-type="string">
            <text:p>Social/space/Search</text:p>
          </table:table-cell>
          <table:table-cell table:style-name="ce130" office:value-type="string">
            <text:p>Check search and paging search result on pending list spaces</text:p>
          </table:table-cell>
          <table:table-cell table:style-name="ce131" office:value-type="string">
            <text:p>Step 5: Check paging</text:p>
          </table:table-cell>
          <table:table-cell table:style-name="ce131" office:value-type="string">
            <text:p>- Click on [back 10 pages] icon</text:p>
            <text:p>- Click on [Previous page] icon</text:p>
            <text:p>- Click on [next page] icon</text:p>
            <text:p>- Click on [next 10 Pages] icon</text:p>
          </table:table-cell>
          <table:table-cell table:style-name="ce131"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30">
          <table:table-cell table:style-name="ce110" table:formula="of:=IF(MID([.F39];6;1)&gt;MID([.F38];6;1);&quot;&quot;;MAX([.A$7:.A38])+1)" office:value-type="float" office:value="13">
            <text:p>013</text:p>
          </table:table-cell>
          <table:table-cell table:style-name="ce170" office:value-type="string">
            <text:p>FNC_SOC_SPC_SER_06</text:p>
          </table:table-cell>
          <table:table-cell table:style-name="ce122" table:formula="of:=IF(MID([.F39];6;1)&gt;MID([.F38];6;1);[.C38];[.C38]+1)" office:value-type="float" office:value="13">
            <text:p>013</text:p>
          </table:table-cell>
          <table:table-cell table:style-name="ce177" office:value-type="string">
            <text:p>Social/space/Search</text:p>
          </table:table-cell>
          <table:table-cell table:style-name="ce77" office:value-type="string">
            <text:p>Check search and paging search result on public list spaces</text:p>
          </table:table-cell>
          <table:table-cell table:style-name="ce131" office:value-type="string">
            <text:p>Step 1:Create some spaces</text:p>
          </table:table-cell>
          <table:table-cell table:style-name="ce131" office:value-type="string">
            <text:p>- Sign in system</text:p>
            <text:p>- Select space page</text:p>
            <text:p>- Click on [create a space] button </text:p>
            <text:p>- Enter all valid data and click on [create] button. </text:p>
            <text:p>- Create more spaces</text:p>
          </table:table-cell>
          <table:table-cell table:style-name="ce141" office:value-type="string">
            <text:p>Create new spaces successfully</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2">
          <table:table-cell table:style-name="ce110" table:formula="of:=IF(MID([.F40];6;1)&gt;MID([.F39];6;1);&quot;&quot;;MAX([.A$7:.A39])+1)">
            <text:p/>
          </table:table-cell>
          <table:table-cell table:style-name="ce170" office:value-type="string">
            <text:p>FNC_SOC_SPC_SER_06</text:p>
          </table:table-cell>
          <table:table-cell table:style-name="ce122" table:formula="of:=IF(MID([.F40];6;1)&gt;MID([.F39];6;1);[.C39];[.C39]+1)" office:value-type="float" office:value="13">
            <text:p>013</text:p>
          </table:table-cell>
          <table:table-cell table:style-name="ce177" office:value-type="string">
            <text:p>Social/space/Search</text:p>
          </table:table-cell>
          <table:table-cell table:style-name="ce130" office:value-type="string">
            <text:p>Check search and paging search result on public list spaces</text:p>
          </table:table-cell>
          <table:table-cell table:style-name="ce131" office:value-type="string">
            <text:p>Step 2: View public spaces list</text:p>
          </table:table-cell>
          <table:table-cell table:style-name="ce131" office:value-type="string">
            <text:p>- Log in by other user</text:p>
            <text:p>- Access space page</text:p>
            <text:p>- Select Public spaces list</text:p>
          </table:table-cell>
          <table:table-cell table:style-name="ce180" office:value-type="string">
            <text:p>Show all public space</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5">
          <table:table-cell table:style-name="ce110" table:formula="of:=IF(MID([.F41];6;1)&gt;MID([.F40];6;1);&quot;&quot;;MAX([.A$7:.A40])+1)">
            <text:p/>
          </table:table-cell>
          <table:table-cell table:style-name="ce170" office:value-type="string">
            <text:p>FNC_SOC_SPC_SER_06</text:p>
          </table:table-cell>
          <table:table-cell table:style-name="ce122" table:formula="of:=IF(MID([.F41];6;1)&gt;MID([.F40];6;1);[.C40];[.C40]+1)" office:value-type="float" office:value="13">
            <text:p>013</text:p>
          </table:table-cell>
          <table:table-cell table:style-name="ce177" office:value-type="string">
            <text:p>Social/space/Search</text:p>
          </table:table-cell>
          <table:table-cell table:style-name="ce130" office:value-type="string">
            <text:p>Check search and paging search result on public list spaces</text:p>
          </table:table-cell>
          <table:table-cell table:style-name="ce184" office:value-type="string">
            <text:p>Step 3: Search by keyword on Invitation list spaces</text:p>
          </table:table-cell>
          <table:table-cell table:style-name="ce180" office:value-type="string">
            <text:p>- Input some text into text box search</text:p>
            <text:p>- Click on icon search or hit Enter from keyboard</text:p>
          </table:table-cell>
          <table:table-cell table:style-name="ce180" office:value-type="string">
            <text:p>- If result return is null, show the messenger to user known: there is no space found</text:p>
            <text:p>- If result isn’t null. Show all the spaces in list my spaces</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22">
          <table:table-cell table:style-name="ce110" table:formula="of:=IF(MID([.F42];6;1)&gt;MID([.F41];6;1);&quot;&quot;;MAX([.A$7:.A41])+1)">
            <text:p/>
          </table:table-cell>
          <table:table-cell table:style-name="ce170" office:value-type="string">
            <text:p>FNC_SOC_SPC_SER_06</text:p>
          </table:table-cell>
          <table:table-cell table:style-name="ce122" table:formula="of:=IF(MID([.F42];6;1)&gt;MID([.F41];6;1);[.C41];[.C41]+1)" office:value-type="float" office:value="13">
            <text:p>013</text:p>
          </table:table-cell>
          <table:table-cell table:style-name="ce177" office:value-type="string">
            <text:p>Social/space/Search</text:p>
          </table:table-cell>
          <table:table-cell table:style-name="ce130" office:value-type="string">
            <text:p>Check search and paging search result on public list spaces</text:p>
          </table:table-cell>
          <table:table-cell table:style-name="ce131" office:value-type="string">
            <text:p>Step 4: Search by Space directory</text:p>
          </table:table-cell>
          <table:table-cell table:style-name="ce140" office:value-type="string">
            <text:p>- Click on a letter or <text:span text:style-name="T1">All</text:span></text:p>
          </table:table-cell>
          <table:table-cell table:style-name="ce180" office:value-type="string">
            <text:p>Show correct result searching</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32">
          <table:table-cell table:style-name="ce163"/>
          <table:table-cell table:style-name="ce170" office:value-type="string">
            <text:p>FNC_SOC_SPC_SER_06</text:p>
          </table:table-cell>
          <table:table-cell table:style-name="ce122" table:formula="of:=IF(MID([.F43];6;1)&gt;MID([.F42];6;1);[.C42];[.C42]+1)" office:value-type="float" office:value="13">
            <text:p>013</text:p>
          </table:table-cell>
          <table:table-cell table:style-name="ce177" office:value-type="string">
            <text:p>Social/space/Search</text:p>
          </table:table-cell>
          <table:table-cell table:style-name="ce130" office:value-type="string">
            <text:p>Check search and paging search result on public list spaces</text:p>
          </table:table-cell>
          <table:table-cell table:style-name="ce131" office:value-type="string">
            <text:p>Step 5: Check paging</text:p>
          </table:table-cell>
          <table:table-cell table:style-name="ce131" office:value-type="string">
            <text:p>- Click on [back 10 pages] icon</text:p>
            <text:p>- Click on [Previous page] icon</text:p>
            <text:p>- Click on [next page] icon</text:p>
            <text:p>- Click on [next 10 Pages] icon</text:p>
          </table:table-cell>
          <table:table-cell table:style-name="ce131"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0"/></text:p>
          </table:table-cell>
          <table:table-cell table:style-name="ce180" office:value-type="string">
            <text:p>Medium</text:p>
          </table:table-cell>
          <table:table-cell table:style-name="ce190"/>
          <table:table-cell table:style-name="ce158" table:number-columns-repeated="2"/>
          <table:table-cell table:style-name="ce161" table:number-columns-repeated="235"/>
        </table:table-row>
        <table:table-row table:style-name="ro1" table:number-rows-repeated="2">
          <table:table-cell table:style-name="ce163"/>
          <table:table-cell table:style-name="ce171"/>
          <table:table-cell table:style-name="ce175"/>
          <table:table-cell table:style-name="ce178"/>
          <table:table-cell table:style-name="ce180"/>
          <table:table-cell table:style-name="ce184"/>
          <table:table-cell table:style-name="ce180" table:number-columns-repeated="3"/>
          <table:table-cell table:style-name="ce190"/>
          <table:table-cell table:style-name="ce158" table:number-columns-repeated="2"/>
          <table:table-cell table:style-name="ce161" table:number-columns-repeated="235"/>
        </table:table-row>
        <table:table-row table:style-name="ro1">
          <table:table-cell table:style-name="ce163"/>
          <table:table-cell table:style-name="ce171"/>
          <table:table-cell table:style-name="ce175"/>
          <table:table-cell table:style-name="ce178" table:number-columns-repeated="2"/>
          <table:table-cell table:style-name="ce180"/>
          <table:table-cell table:style-name="ce178"/>
          <table:table-cell table:style-name="ce180" table:number-columns-repeated="2"/>
          <table:table-cell table:style-name="ce190"/>
          <table:table-cell table:style-name="ce158" table:number-columns-repeated="2"/>
          <table:table-cell table:style-name="ce161" table:number-columns-repeated="235"/>
        </table:table-row>
        <table:table-row table:style-name="ro1" table:number-rows-repeated="2">
          <table:table-cell table:style-name="ce163"/>
          <table:table-cell table:style-name="ce171"/>
          <table:table-cell table:style-name="ce175"/>
          <table:table-cell table:style-name="ce178"/>
          <table:table-cell table:style-name="ce180"/>
          <table:table-cell table:style-name="ce184"/>
          <table:table-cell table:style-name="ce180" table:number-columns-repeated="3"/>
          <table:table-cell table:style-name="ce190"/>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number-columns-repeated="2"/>
          <table:table-cell table:style-name="ce181"/>
          <table:table-cell table:style-name="ce179"/>
          <table:table-cell table:style-name="ce181" table:number-columns-repeated="2"/>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table-cell table:style-name="ce181"/>
          <table:table-cell table:style-name="ce185"/>
          <table:table-cell table:style-name="ce181" table:number-columns-repeated="3"/>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number-columns-repeated="2"/>
          <table:table-cell table:style-name="ce181"/>
          <table:table-cell table:style-name="ce179"/>
          <table:table-cell table:style-name="ce181" table:number-columns-repeated="2"/>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table-cell table:style-name="ce181"/>
          <table:table-cell table:style-name="ce185"/>
          <table:table-cell table:style-name="ce181" table:number-columns-repeated="3"/>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number-columns-repeated="2"/>
          <table:table-cell table:style-name="ce181"/>
          <table:table-cell table:style-name="ce179"/>
          <table:table-cell table:style-name="ce181" table:number-columns-repeated="2"/>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table-cell table:style-name="ce181"/>
          <table:table-cell table:style-name="ce185"/>
          <table:table-cell table:style-name="ce181" table:number-columns-repeated="3"/>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table-cell table:style-name="ce182"/>
          <table:table-cell table:style-name="ce181"/>
          <table:table-cell table:style-name="ce186"/>
          <table:table-cell table:style-name="ce181" table:number-columns-repeated="2"/>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table-cell table:style-name="ce183"/>
          <table:table-cell table:style-name="ce185"/>
          <table:table-cell table:style-name="ce186"/>
          <table:table-cell table:style-name="ce188"/>
          <table:table-cell table:style-name="ce181"/>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number-columns-repeated="2"/>
          <table:table-cell table:style-name="ce181"/>
          <table:table-cell table:style-name="ce179"/>
          <table:table-cell table:style-name="ce181" table:number-columns-repeated="2"/>
          <table:table-cell table:style-name="ce165"/>
          <table:table-cell table:style-name="ce158" table:number-columns-repeated="2"/>
          <table:table-cell table:style-name="ce161" table:number-columns-repeated="235"/>
        </table:table-row>
        <table:table-row table:style-name="ro1">
          <table:table-cell table:style-name="ce165"/>
          <table:table-cell table:style-name="ce172"/>
          <table:table-cell table:style-name="ce176"/>
          <table:table-cell table:style-name="ce179"/>
          <table:table-cell table:style-name="ce181"/>
          <table:table-cell table:style-name="ce185"/>
          <table:table-cell table:style-name="ce181" table:number-columns-repeated="3"/>
          <table:table-cell table:style-name="ce165"/>
          <table:table-cell table:style-name="ce158" table:number-columns-repeated="2"/>
          <table:table-cell table:style-name="ce161" table:number-columns-repeated="235"/>
        </table:table-row>
        <table:table-row table:style-name="ro1">
          <table:table-cell table:style-name="ce164"/>
          <table:table-cell table:style-name="ce172"/>
          <table:table-cell table:style-name="ce176"/>
          <table:table-cell table:style-name="ce179" table:number-columns-repeated="2"/>
          <table:table-cell table:style-name="ce181"/>
          <table:table-cell table:style-name="ce179"/>
          <table:table-cell table:style-name="ce181" table:number-columns-repeated="2"/>
          <table:table-cell table:style-name="ce165"/>
          <table:table-cell table:style-name="ce158" table:number-columns-repeated="2"/>
          <table:table-cell table:style-name="ce161" table:number-columns-repeated="235"/>
        </table:table-row>
        <table:table-row table:style-name="ro1">
          <table:table-cell table:style-name="ce165"/>
          <table:table-cell table:style-name="ce172"/>
          <table:table-cell table:style-name="ce176"/>
          <table:table-cell table:style-name="ce179"/>
          <table:table-cell table:style-name="ce181"/>
          <table:table-cell table:style-name="ce185"/>
          <table:table-cell table:style-name="ce181" table:number-columns-repeated="3"/>
          <table:table-cell table:style-name="ce165"/>
          <table:table-cell table:style-name="ce158" table:number-columns-repeated="2"/>
          <table:table-cell table:style-name="ce161" table:number-columns-repeated="235"/>
        </table:table-row>
        <table:table-row table:style-name="ro1" table:number-rows-repeated="11">
          <table:table-cell table:style-name="ce166"/>
          <table:table-cell table:style-name="ce173"/>
          <table:table-cell table:style-name="ce166" table:number-columns-repeated="8"/>
          <table:table-cell table:style-name="ce107" table:number-columns-repeated="237"/>
        </table:table-row>
        <table:table-row table:style-name="ro1" table:number-rows-repeated="31">
          <table:table-cell table:style-name="ce167" table:number-columns-repeated="10"/>
          <table:table-cell table:number-columns-repeated="237"/>
        </table:table-row>
        <table:table-row table:style-name="ro1" table:number-rows-repeated="12">
          <table:table-cell table:style-name="ce168" table:number-columns-repeated="10"/>
          <table:table-cell table:number-columns-repeated="237"/>
        </table:table-row>
        <table:table-row table:style-name="ro1" table:number-rows-repeated="2">
          <table:table-cell table:style-name="ce169"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24" table:default-cell-style-name="Default"/>
        <table:table-column table:style-name="co17" table:default-cell-style-name="Default"/>
        <table:table-column table:style-name="co18" table:default-cell-style-name="Default"/>
        <table:table-column table:style-name="co19" table:default-cell-style-name="Default"/>
        <table:table-column table:style-name="co26" table:default-cell-style-name="Default"/>
        <table:table-column table:style-name="co27" table:default-cell-style-name="Default"/>
        <table:table-column table:style-name="co28" table:default-cell-style-name="Default"/>
        <table:table-column table:style-name="co33" table:default-cell-style-name="Default"/>
        <table:table-column table:style-name="co8" table:number-columns-repeated="239" table:default-cell-style-name="Default"/>
        <table:table-row table:style-name="ro1">
          <table:table-cell/>
          <table:table-cell table:style-name="ce112" office:value-type="string">
            <text:p>TEST CASES</text:p>
          </table:table-cell>
          <table:table-cell table:style-name="ce112"/>
          <table:table-cell table:style-name="ce113" table:number-columns-repeated="2"/>
          <table:table-cell/>
          <table:table-cell table:style-name="ce124"/>
          <table:table-cell table:style-name="ce113" table:number-columns-repeated="2"/>
          <table:table-cell table:style-name="ce148" table:number-columns-repeated="220"/>
          <table:table-cell table:style-name="ce124" table:number-columns-repeated="18"/>
        </table:table-row>
        <table:table-row table:style-name="ro21">
          <table:table-cell/>
          <table:table-cell table:style-name="ce113" table:number-columns-repeated="4"/>
          <table:table-cell/>
          <table:table-cell table:style-name="ce124"/>
          <table:table-cell table:style-name="ce113" table:number-columns-repeated="2"/>
          <table:table-cell table:style-name="ce149"/>
          <table:table-cell table:style-name="ce149" office:value-type="string">
            <text:p>Passed</text:p>
          </table:table-cell>
          <table:table-cell table:style-name="ce149" table:formula="of:=COUNTIF([.L$7:.L$1015];[.$K2])" office:value-type="float" office:value="0">
            <text:p>0</text:p>
          </table:table-cell>
          <table:table-cell table:style-name="ce149" table:formula="of:=COUNTIF([.M$7:.M$1015];[.$K2])" office:value-type="float" office:value="0">
            <text:p>0</text:p>
          </table:table-cell>
          <table:table-cell table:style-name="ce149" table:formula="of:=COUNTIF([.N$7:.N$1015];[.$K2])" office:value-type="float" office:value="0">
            <text:p>0</text:p>
          </table:table-cell>
          <table:table-cell table:style-name="ce149" table:formula="of:=COUNTIF([.O$7:.O$1015];[.$K2])" office:value-type="float" office:value="0">
            <text:p>0</text:p>
          </table:table-cell>
          <table:table-cell table:style-name="ce148" table:number-columns-repeated="214"/>
          <table:table-cell table:style-name="ce124" table:number-columns-repeated="18"/>
        </table:table-row>
        <table:table-row table:style-name="ro48">
          <table:table-cell/>
          <table:table-cell table:style-name="ce114" office:value-type="string">
            <text:p>Functions List<text:span text:style-name="T11">:</text:span></text:p>
          </table:table-cell>
          <table:table-cell table:style-name="ce118" office:value-type="string" table:number-columns-spanned="3" table:number-rows-spanned="1">
            <text:p>Member management</text:p>
          </table:table-cell>
          <table:covered-table-cell table:style-name="ce123"/>
          <table:covered-table-cell table:style-name="ce126"/>
          <table:table-cell/>
          <table:table-cell table:style-name="ce124"/>
          <table:table-cell table:style-name="ce137"/>
          <table:table-cell table:style-name="ce143"/>
          <table:table-cell table:style-name="ce149"/>
          <table:table-cell table:style-name="ce149" office:value-type="string">
            <text:p>Failed</text:p>
          </table:table-cell>
          <table:table-cell table:style-name="ce149" table:formula="of:=COUNTIF([.L$7:.L$1015];[.$K3])" office:value-type="float" office:value="0">
            <text:p>0</text:p>
          </table:table-cell>
          <table:table-cell table:style-name="ce149" table:formula="of:=COUNTIF([.M$7:.M$1015];[.$K3])" office:value-type="float" office:value="0">
            <text:p>0</text:p>
          </table:table-cell>
          <table:table-cell table:style-name="ce149" table:formula="of:=COUNTIF([.N$7:.N$1015];[.$K3])" office:value-type="float" office:value="0">
            <text:p>0</text:p>
          </table:table-cell>
          <table:table-cell table:style-name="ce149" table:formula="of:=COUNTIF([.O$7:.O$1015];[.$K3])" office:value-type="float" office:value="0">
            <text:p>0</text:p>
          </table:table-cell>
          <table:table-cell table:style-name="ce148" table:number-columns-repeated="214"/>
          <table:table-cell table:style-name="ce124" table:number-columns-repeated="18"/>
        </table:table-row>
        <table:table-row table:style-name="ro21">
          <table:table-cell/>
          <table:table-cell table:style-name="ce114" office:value-type="string">
            <text:p>Total Main Cases:</text:p>
          </table:table-cell>
          <table:table-cell table:style-name="ce119" table:formula="of:=MAX([.A7:.A1000])" office:value-type="float" office:value="45" table:number-columns-spanned="3" table:number-rows-spanned="1">
            <text:p>45</text:p>
          </table:table-cell>
          <table:covered-table-cell table:style-name="ce124"/>
          <table:covered-table-cell table:style-name="ce124"/>
          <table:table-cell/>
          <table:table-cell table:style-name="ce124"/>
          <table:table-cell table:style-name="ce137"/>
          <table:table-cell table:style-name="ce189"/>
          <table:table-cell table:style-name="ce149"/>
          <table:table-cell table:style-name="ce149" office:value-type="string">
            <text:p>Blocked</text:p>
          </table:table-cell>
          <table:table-cell table:style-name="ce149" table:formula="of:=COUNTIF([.L$7:.L$1015];[.$K4])" office:value-type="float" office:value="0">
            <text:p>0</text:p>
          </table:table-cell>
          <table:table-cell table:style-name="ce149" table:formula="of:=COUNTIF([.M$7:.M$1015];[.$K4])" office:value-type="float" office:value="0">
            <text:p>0</text:p>
          </table:table-cell>
          <table:table-cell table:style-name="ce149" table:formula="of:=COUNTIF([.N$7:.N$1015];[.$K4])" office:value-type="float" office:value="0">
            <text:p>0</text:p>
          </table:table-cell>
          <table:table-cell table:style-name="ce149" table:formula="of:=COUNTIF([.O$7:.O$1015];[.$K4])" office:value-type="float" office:value="0">
            <text:p>0</text:p>
          </table:table-cell>
          <table:table-cell table:style-name="ce148" table:number-columns-repeated="214"/>
          <table:table-cell table:style-name="ce124" table:number-columns-repeated="18"/>
        </table:table-row>
        <table:table-row table:style-name="ro21">
          <table:table-cell table:style-name="ce107"/>
          <table:table-cell table:style-name="ce115"/>
          <table:table-cell table:style-name="ce107" table:number-columns-repeated="7"/>
          <table:table-cell table:style-name="ce150"/>
          <table:table-cell table:style-name="ce150" office:value-type="string">
            <text:p>N/A</text:p>
          </table:table-cell>
          <table:table-cell table:style-name="ce149" table:formula="of:=COUNTIF([.L$7:.L$1015];[.$K5])" office:value-type="float" office:value="0">
            <text:p>0</text:p>
          </table:table-cell>
          <table:table-cell table:style-name="ce149" table:formula="of:=COUNTIF([.M$7:.M$1015];[.$K5])" office:value-type="float" office:value="0">
            <text:p>0</text:p>
          </table:table-cell>
          <table:table-cell table:style-name="ce149" table:formula="of:=COUNTIF([.N$7:.N$1015];[.$K5])" office:value-type="float" office:value="0">
            <text:p>0</text:p>
          </table:table-cell>
          <table:table-cell table:style-name="ce149" table:formula="of:=COUNTIF([.O$7:.O$1015];[.$K5])" office:value-type="float" office:value="0">
            <text:p>0</text:p>
          </table:table-cell>
          <table:table-cell table:style-name="ce107" table:number-columns-repeated="232"/>
        </table:table-row>
        <table:table-row table:style-name="ro1">
          <table:table-cell table:style-name="ce108" office:value-type="string">
            <text:p>Case No</text:p>
          </table:table-cell>
          <table:table-cell table:style-name="ce116" office:value-type="string">
            <text:p>Related function</text:p>
          </table:table-cell>
          <table:table-cell table:style-name="ce116" office:value-type="string">
            <text:p>Case ID</text:p>
          </table:table-cell>
          <table:table-cell table:style-name="ce116" office:value-type="string">
            <text:p>Path</text:p>
          </table:table-cell>
          <table:table-cell table:style-name="ce116" office:value-type="string">
            <text:p>Case Description</text:p>
          </table:table-cell>
          <table:table-cell table:style-name="ce116" office:value-type="string">
            <text:p>Step Description</text:p>
          </table:table-cell>
          <table:table-cell table:style-name="ce116" office:value-type="string">
            <text:p>Steps to produce</text:p>
          </table:table-cell>
          <table:table-cell table:style-name="ce116" office:value-type="string">
            <text:p>Expected Output</text:p>
          </table:table-cell>
          <table:table-cell table:style-name="ce116" office:value-type="string">
            <text:p>Priority</text:p>
          </table:table-cell>
          <table:table-cell table:style-name="ce116" office:value-type="string">
            <text:p>Affect</text:p>
          </table:table-cell>
          <table:table-cell table:style-name="ce116" table:number-columns-repeated="9"/>
          <table:table-cell table:style-name="ce157" table:number-columns-repeated="211"/>
          <table:table-cell table:style-name="ce124" table:number-columns-repeated="17"/>
        </table:table-row>
        <table:table-row table:style-name="ro25">
          <table:table-cell table:style-name="ce109" office:value-type="float" office:value="1">
            <text:p>001</text:p>
          </table:table-cell>
          <table:table-cell table:style-name="ce117" office:value-type="string">
            <text:p>FNC_SOC_SPC_MEM_07</text:p>
          </table:table-cell>
          <table:table-cell table:style-name="ce120" office:value-type="float" office:value="1">
            <text:p>001</text:p>
          </table:table-cell>
          <table:table-cell table:style-name="ce125" office:value-type="string">
            <text:p>Social/space/Member Community/invite</text:p>
          </table:table-cell>
          <table:table-cell table:style-name="ce78" office:value-type="string">
            <text:p>Send invitation to user who is not member of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High</text:p>
          </table:table-cell>
          <table:table-cell table:style-name="ce201"/>
          <table:table-cell table:style-name="ce158" table:number-columns-repeated="236"/>
          <table:table-cell table:style-name="ce162"/>
        </table:table-row>
        <table:table-row table:style-name="ro32">
          <table:table-cell table:style-name="ce110" table:formula="of:=IF(MID([.F8];6;1)&gt;MID([.F7];6;1);&quot;&quot;;MAX([.A$7:.A7])+1)">
            <text:p/>
          </table:table-cell>
          <table:table-cell table:style-name="ce117" office:value-type="string">
            <text:p>FNC_SOC_SPC_MEM_07</text:p>
          </table:table-cell>
          <table:table-cell table:style-name="ce122" table:formula="of:=IF(MID([.F8];6;1)&gt;MID([.F7];6;1);[.C7];[.C7]+1)" office:value-type="float" office:value="1">
            <text:p>001</text:p>
          </table:table-cell>
          <table:table-cell table:style-name="ce125" office:value-type="string">
            <text:p>Social/space/Member Community/invite</text:p>
          </table:table-cell>
          <table:table-cell table:style-name="ce129" office:value-type="string">
            <text:p>Send invitation to user who is not member of space</text:p>
          </table:table-cell>
          <table:table-cell table:style-name="ce131" office:value-type="string">
            <text:p>Step 2: Send invitation</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40" office:value-type="string">
            <text:p>Send invitation successfully:</text:p>
            <text:p>- On screen of <text:s/>invitation sender: if no has list Invited user, display list invited user, else add name of user was invited into list.</text:p>
          </table:table-cell>
          <table:table-cell table:style-name="ce145" office:value-type="string">
            <text:p>High</text:p>
          </table:table-cell>
          <table:table-cell table:style-name="ce201"/>
          <table:table-cell table:style-name="ce158" table:number-columns-repeated="236"/>
          <table:table-cell table:style-name="ce162"/>
        </table:table-row>
        <table:table-row table:style-name="ro31">
          <table:table-cell table:style-name="ce110" table:formula="of:=IF(MID([.F9];6;1)&gt;MID([.F8];6;1);&quot;&quot;;MAX([.A$7:.A8])+1)">
            <text:p/>
          </table:table-cell>
          <table:table-cell table:style-name="ce117" office:value-type="string">
            <text:p>FNC_SOC_SPC_MEM_07</text:p>
          </table:table-cell>
          <table:table-cell table:style-name="ce122" table:formula="of:=IF(MID([.F9];6;1)&gt;MID([.F8];6;1);[.C8];[.C8]+1)" office:value-type="float" office:value="1">
            <text:p>001</text:p>
          </table:table-cell>
          <table:table-cell table:style-name="ce125" office:value-type="string">
            <text:p>Social/space/Member Community/invite</text:p>
          </table:table-cell>
          <table:table-cell table:style-name="ce129" office:value-type="string">
            <text:p>Send invitation to user who is not member of space</text:p>
          </table:table-cell>
          <table:table-cell table:style-name="ce131" office:value-type="string">
            <text:p>Step 3: Check invitation sending successfully</text:p>
          </table:table-cell>
          <table:table-cell table:style-name="ce131" office:value-type="string">
            <text:p>- Invited user signs in <text:s/></text:p>
            <text:p>- Select space page </text:p>
            <text:p>- Select invitation spaces list</text:p>
          </table:table-cell>
          <table:table-cell table:style-name="ce140" office:value-type="string">
            <text:p>By the default: Name of space which has sent invitation to user, are list on invited space.</text:p>
            <text:p><text:s/><text:span text:style-name="T20">I</text:span>f user accept this invitation, Click on [Accept] icon else click on [Denny] icon</text:p>
          </table:table-cell>
          <table:table-cell table:style-name="ce145" office:value-type="string">
            <text:p>High</text:p>
          </table:table-cell>
          <table:table-cell table:style-name="ce202"/>
          <table:table-cell table:style-name="ce158" table:number-columns-repeated="2"/>
          <table:table-cell table:style-name="ce159" table:number-columns-repeated="235"/>
        </table:table-row>
        <table:table-row table:style-name="ro25">
          <table:table-cell table:style-name="ce110" table:formula="of:=IF(MID([.F10];6;1)&gt;MID([.F9];6;1);&quot;&quot;;MAX([.A$7:.A9])+1)" office:value-type="float" office:value="2">
            <text:p>002</text:p>
          </table:table-cell>
          <table:table-cell table:style-name="ce117" office:value-type="string">
            <text:p>FNC_SOC_SPC_MEM_07</text:p>
          </table:table-cell>
          <table:table-cell table:style-name="ce122" table:formula="of:=IF(MID([.F10];6;1)&gt;MID([.F9];6;1);[.C9];[.C9]+1)" office:value-type="float" office:value="2">
            <text:p>002</text:p>
          </table:table-cell>
          <table:table-cell table:style-name="ce125" office:value-type="string">
            <text:p>Social/space/Member Community/invite</text:p>
          </table:table-cell>
          <table:table-cell table:style-name="ce78" office:value-type="string">
            <text:p>Invited user accept invitation</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2">
          <table:table-cell table:style-name="ce110" table:formula="of:=IF(MID([.F11];6;1)&gt;MID([.F10];6;1);&quot;&quot;;MAX([.A$7:.A10])+1)">
            <text:p/>
          </table:table-cell>
          <table:table-cell table:style-name="ce117" office:value-type="string">
            <text:p>FNC_SOC_SPC_MEM_07</text:p>
          </table:table-cell>
          <table:table-cell table:style-name="ce122" table:formula="of:=IF(MID([.F11];6;1)&gt;MID([.F10];6;1);[.C10];[.C10]+1)" office:value-type="float" office:value="2">
            <text:p>002</text:p>
          </table:table-cell>
          <table:table-cell table:style-name="ce125" office:value-type="string">
            <text:p>Social/space/Member Community/invite</text:p>
          </table:table-cell>
          <table:table-cell table:style-name="ce129" office:value-type="string">
            <text:p>Invited user accept invitation</text:p>
          </table:table-cell>
          <table:table-cell table:style-name="ce131" office:value-type="string">
            <text:p>Step 2: Send invitation</text:p>
          </table:table-cell>
          <table:table-cell table:style-name="ce131"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40" office:value-type="string">
            <text:p>Send invitation successfully:</text:p>
            <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50">
          <table:table-cell table:style-name="ce110" table:formula="of:=IF(MID([.F12];6;1)&gt;MID([.F11];6;1);&quot;&quot;;MAX([.A$7:.A11])+1)">
            <text:p/>
          </table:table-cell>
          <table:table-cell table:style-name="ce117" office:value-type="string">
            <text:p>FNC_SOC_SPC_MEM_07</text:p>
          </table:table-cell>
          <table:table-cell table:style-name="ce122" table:formula="of:=IF(MID([.F12];6;1)&gt;MID([.F11];6;1);[.C11];[.C11]+1)" office:value-type="float" office:value="2">
            <text:p>002</text:p>
          </table:table-cell>
          <table:table-cell table:style-name="ce125" office:value-type="string">
            <text:p>Social/space/Member Community/invite</text:p>
          </table:table-cell>
          <table:table-cell table:style-name="ce129" office:value-type="string">
            <text:p>Invited user accept invitation</text:p>
          </table:table-cell>
          <table:table-cell table:style-name="ce131" office:value-type="string">
            <text:p>Step 3: Invited user accepts invitation</text:p>
          </table:table-cell>
          <table:table-cell table:style-name="ce131" office:value-type="string">
            <text:p>- Invited user signs in </text:p>
            <text:p>- Select space page</text:p>
            <text:p>- Select invitations space list</text:p>
            <text:p>- Select Space which has created at step 1.</text:p>
            <text:p>- Click on [Accept] button</text:p>
          </table:table-cell>
          <table:table-cell table:style-name="ce131"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25">
          <table:table-cell table:style-name="ce110" table:formula="of:=IF(MID([.F13];6;1)&gt;MID([.F12];6;1);&quot;&quot;;MAX([.A$7:.A12])+1)" office:value-type="float" office:value="3">
            <text:p>003</text:p>
          </table:table-cell>
          <table:table-cell table:style-name="ce117" office:value-type="string">
            <text:p>FNC_SOC_SPC_MEM_07</text:p>
          </table:table-cell>
          <table:table-cell table:style-name="ce122" table:formula="of:=IF(MID([.F13];6;1)&gt;MID([.F12];6;1);[.C12];[.C12]+1)" office:value-type="float" office:value="3">
            <text:p>003</text:p>
          </table:table-cell>
          <table:table-cell table:style-name="ce125" office:value-type="string">
            <text:p>Social/space/Member Community/invite</text:p>
          </table:table-cell>
          <table:table-cell table:style-name="ce78" office:value-type="string">
            <text:p>Invited user denies invitation</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2">
          <table:table-cell table:style-name="ce110" table:formula="of:=IF(MID([.F14];6;1)&gt;MID([.F13];6;1);&quot;&quot;;MAX([.A$7:.A13])+1)">
            <text:p/>
          </table:table-cell>
          <table:table-cell table:style-name="ce117" office:value-type="string">
            <text:p>FNC_SOC_SPC_MEM_07</text:p>
          </table:table-cell>
          <table:table-cell table:style-name="ce122" table:formula="of:=IF(MID([.F14];6;1)&gt;MID([.F13];6;1);[.C13];[.C13]+1)" office:value-type="float" office:value="3">
            <text:p>003</text:p>
          </table:table-cell>
          <table:table-cell table:style-name="ce125" office:value-type="string">
            <text:p>Social/space/Member Community/invite</text:p>
          </table:table-cell>
          <table:table-cell table:style-name="ce129" office:value-type="string">
            <text:p>Invited user denies invitation</text:p>
          </table:table-cell>
          <table:table-cell table:style-name="ce131" office:value-type="string">
            <text:p>Step 2: Send invitation</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40" office:value-type="string">
            <text:p>Send invitation successfully:</text:p>
            <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29">
          <table:table-cell table:style-name="ce110" table:formula="of:=IF(MID([.F15];6;1)&gt;MID([.F14];6;1);&quot;&quot;;MAX([.A$7:.A14])+1)">
            <text:p/>
          </table:table-cell>
          <table:table-cell table:style-name="ce117" office:value-type="string">
            <text:p>FNC_SOC_SPC_MEM_07</text:p>
          </table:table-cell>
          <table:table-cell table:style-name="ce122" table:formula="of:=IF(MID([.F15];6;1)&gt;MID([.F14];6;1);[.C14];[.C14]+1)" office:value-type="float" office:value="3">
            <text:p>003</text:p>
          </table:table-cell>
          <table:table-cell table:style-name="ce125" office:value-type="string">
            <text:p>Social/space/Member Community/invite</text:p>
          </table:table-cell>
          <table:table-cell table:style-name="ce129" office:value-type="string">
            <text:p>Invited user denies invitation</text:p>
          </table:table-cell>
          <table:table-cell table:style-name="ce131" office:value-type="string">
            <text:p>Step 3: Invited user denies invitation</text:p>
          </table:table-cell>
          <table:table-cell table:style-name="ce131" office:value-type="string">
            <text:p>- Invited user signs in </text:p>
            <text:p>- Select space page</text:p>
            <text:p>- Select invitations space list</text:p>
            <text:p>- Select Space which has created at step 1.</text:p>
            <text:p>- Click on [Deny] icon</text:p>
          </table:table-cell>
          <table:table-cell table:style-name="ce131"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25">
          <table:table-cell table:style-name="ce110" table:formula="of:=IF(MID([.F16];6;1)&gt;MID([.F15];6;1);&quot;&quot;;MAX([.A$7:.A15])+1)" office:value-type="float" office:value="4">
            <text:p>004</text:p>
          </table:table-cell>
          <table:table-cell table:style-name="ce117" office:value-type="string">
            <text:p>FNC_SOC_SPC_MEM_07</text:p>
          </table:table-cell>
          <table:table-cell table:style-name="ce122" table:formula="of:=IF(MID([.F16];6;1)&gt;MID([.F15];6;1);[.C15];[.C15]+1)" office:value-type="float" office:value="4">
            <text:p>004</text:p>
          </table:table-cell>
          <table:table-cell table:style-name="ce125" office:value-type="string">
            <text:p>Social/space/Member Community/invite</text:p>
          </table:table-cell>
          <table:table-cell table:style-name="ce191" office:value-type="string">
            <text:p>Manager revokes the invitation</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2">
          <table:table-cell table:style-name="ce110" table:formula="of:=IF(MID([.F17];6;1)&gt;MID([.F16];6;1);&quot;&quot;;MAX([.A$7:.A16])+1)">
            <text:p/>
          </table:table-cell>
          <table:table-cell table:style-name="ce117" office:value-type="string">
            <text:p>FNC_SOC_SPC_MEM_07</text:p>
          </table:table-cell>
          <table:table-cell table:style-name="ce122" table:formula="of:=IF(MID([.F17];6;1)&gt;MID([.F16];6;1);[.C16];[.C16]+1)" office:value-type="float" office:value="4">
            <text:p>004</text:p>
          </table:table-cell>
          <table:table-cell table:style-name="ce125" office:value-type="string">
            <text:p>Social/space/Member Community/invite</text:p>
          </table:table-cell>
          <table:table-cell table:style-name="ce192" office:value-type="string">
            <text:p>Manager revokes the invitation</text:p>
          </table:table-cell>
          <table:table-cell table:style-name="ce131" office:value-type="string">
            <text:p>Step 2: Send invitation</text:p>
          </table:table-cell>
          <table:table-cell table:style-name="ce131"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40" office:value-type="string">
            <text:p>Send invitation successfully.</text:p>
            <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25">
          <table:table-cell table:style-name="ce110" table:formula="of:=IF(MID([.F18];6;1)&gt;MID([.F17];6;1);&quot;&quot;;MAX([.A$7:.A17])+1)">
            <text:p/>
          </table:table-cell>
          <table:table-cell table:style-name="ce117" office:value-type="string">
            <text:p>FNC_SOC_SPC_MEM_07</text:p>
          </table:table-cell>
          <table:table-cell table:style-name="ce122" table:formula="of:=IF(MID([.F18];6;1)&gt;MID([.F17];6;1);[.C17];[.C17]+1)" office:value-type="float" office:value="4">
            <text:p>004</text:p>
          </table:table-cell>
          <table:table-cell table:style-name="ce125" office:value-type="string">
            <text:p>Social/space/Member Community/invite</text:p>
          </table:table-cell>
          <table:table-cell table:style-name="ce192" office:value-type="string">
            <text:p>Manager revokes the invitation</text:p>
          </table:table-cell>
          <table:table-cell table:style-name="ce131" office:value-type="string">
            <text:p>Step 3: Revoke the invitation</text:p>
          </table:table-cell>
          <table:table-cell table:style-name="ce131" office:value-type="string">
            <text:p>- The manager of space which has created at step 1, signs in</text:p>
            <text:p>- Select invited user who has selected at step 2 and click on [revoke invited]</text:p>
          </table:table-cell>
          <table:table-cell table:style-name="ce131" office:value-type="string">
            <text:p>- Invited user has been removed from list invited user and she/he can send request to join into the Space</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0">
          <table:table-cell table:style-name="ce110" table:formula="of:=IF(MID([.F19];6;1)&gt;MID([.F18];6;1);&quot;&quot;;MAX([.A$7:.A18])+1)" office:value-type="float" office:value="5">
            <text:p>005</text:p>
          </table:table-cell>
          <table:table-cell table:style-name="ce117" office:value-type="string">
            <text:p>FNC_SOC_SPC_MEM_07</text:p>
          </table:table-cell>
          <table:table-cell table:style-name="ce122" table:formula="of:=IF(MID([.F19];6;1)&gt;MID([.F18];6;1);[.C18];[.C18]+1)" office:value-type="float" office:value="5">
            <text:p>005</text:p>
          </table:table-cell>
          <table:table-cell table:style-name="ce125" office:value-type="string">
            <text:p>Social/space/Member Community/invite</text:p>
          </table:table-cell>
          <table:table-cell table:style-name="ce78" office:value-type="string">
            <text:p>Send invitation from Space at <text:span text:style-name="T6">Visible</text:span> mode and <text:span text:style-name="T7">open</text:span> for registration</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40" office:value-type="string">
            <text:p>Create a new space successfully</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0">
          <table:table-cell table:style-name="ce110" table:formula="of:=IF(MID([.F20];6;1)&gt;MID([.F19];6;1);&quot;&quot;;MAX([.A$7:.A19])+1)">
            <text:p/>
          </table:table-cell>
          <table:table-cell table:style-name="ce117" office:value-type="string">
            <text:p>FNC_SOC_SPC_MEM_07</text:p>
          </table:table-cell>
          <table:table-cell table:style-name="ce122" table:formula="of:=IF(MID([.F20];6;1)&gt;MID([.F19];6;1);[.C19];[.C19]+1)" office:value-type="float" office:value="5">
            <text:p>005</text:p>
          </table:table-cell>
          <table:table-cell table:style-name="ce125" office:value-type="string">
            <text:p>Social/space/Member Community/invite</text:p>
          </table:table-cell>
          <table:table-cell table:style-name="ce129" office:value-type="string">
            <text:p>Send invitation from Space at <text:span text:style-name="T6">Visible</text:span> mode and <text:span text:style-name="T7">open</text:span> for registration</text:p>
          </table:table-cell>
          <table:table-cell table:style-name="ce131" office:value-type="string">
            <text:p>Step 2: Send invitation</text:p>
          </table:table-cell>
          <table:table-cell table:style-name="ce131" office:value-type="string">
            <text:p>- Click on [Edit space] icon or access the Space and select space settings portlet</text:p>
            <text:p>- Select the [members] tab</text:p>
            <text:p>- Enter or select valid user to send invitation</text:p>
            <text:p>- Click on [invite]</text:p>
          </table:table-cell>
          <table:table-cell table:style-name="ce131" office:value-type="string">
            <text:p>- Send invitation successfully:</text:p>
            <text:p>name of user are existing on the invited list.</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0">
          <table:table-cell table:style-name="ce110" table:formula="of:=IF(MID([.F21];6;1)&gt;MID([.F20];6;1);&quot;&quot;;MAX([.A$7:.A20])+1)">
            <text:p/>
          </table:table-cell>
          <table:table-cell table:style-name="ce117" office:value-type="string">
            <text:p>FNC_SOC_SPC_MEM_07</text:p>
          </table:table-cell>
          <table:table-cell table:style-name="ce122" table:formula="of:=IF(MID([.F21];6;1)&gt;MID([.F20];6;1);[.C20];[.C20]+1)" office:value-type="float" office:value="5">
            <text:p>005</text:p>
          </table:table-cell>
          <table:table-cell table:style-name="ce125" office:value-type="string">
            <text:p>Social/space/Member Community/invite</text:p>
          </table:table-cell>
          <table:table-cell table:style-name="ce129" office:value-type="string">
            <text:p>Send invitation from Space at <text:span text:style-name="T6">Visible</text:span> mode and <text:span text:style-name="T7">open</text:span> for registration</text:p>
          </table:table-cell>
          <table:table-cell table:style-name="ce131" office:value-type="string">
            <text:p>Step 3: Check invitation sending successfully</text:p>
          </table:table-cell>
          <table:table-cell table:style-name="ce131" office:value-type="string">
            <text:p>- User has select at step 2, sign in</text:p>
            <text:p>- Go to the space page</text:p>
            <text:p/>
          </table:table-cell>
          <table:table-cell table:style-name="ce140"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0">
          <table:table-cell table:style-name="ce110" table:formula="of:=IF(MID([.F22];6;1)&gt;MID([.F21];6;1);&quot;&quot;;MAX([.A$7:.A21])+1)" office:value-type="float" office:value="6">
            <text:p>006</text:p>
          </table:table-cell>
          <table:table-cell table:style-name="ce117" office:value-type="string">
            <text:p>FNC_SOC_SPC_MEM_07</text:p>
          </table:table-cell>
          <table:table-cell table:style-name="ce122" table:formula="of:=IF(MID([.F22];6;1)&gt;MID([.F21];6;1);[.C21];[.C21]+1)" office:value-type="float" office:value="6">
            <text:p>006</text:p>
          </table:table-cell>
          <table:table-cell table:style-name="ce125" office:value-type="string">
            <text:p>Social/space/Member Community/invite</text:p>
          </table:table-cell>
          <table:table-cell table:style-name="ce78" office:value-type="string">
            <text:p>Send invitation from Space at <text:span text:style-name="T6">Visible</text:span> mode and <text:span text:style-name="T7">validation</text:span> for registration</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40" office:value-type="string">
            <text:p>Create a new space successfully</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51">
          <table:table-cell table:style-name="ce110" table:formula="of:=IF(MID([.F23];6;1)&gt;MID([.F22];6;1);&quot;&quot;;MAX([.A$7:.A22])+1)">
            <text:p/>
          </table:table-cell>
          <table:table-cell table:style-name="ce117" office:value-type="string">
            <text:p>FNC_SOC_SPC_MEM_07</text:p>
          </table:table-cell>
          <table:table-cell table:style-name="ce122" table:formula="of:=IF(MID([.F23];6;1)&gt;MID([.F22];6;1);[.C22];[.C22]+1)" office:value-type="float" office:value="6">
            <text:p>006</text:p>
          </table:table-cell>
          <table:table-cell table:style-name="ce125" office:value-type="string">
            <text:p>Social/space/Member Community/invite</text:p>
          </table:table-cell>
          <table:table-cell table:style-name="ce129" office:value-type="string">
            <text:p>Send invitation from Space at <text:span text:style-name="T6">Visible</text:span> mode and <text:span text:style-name="T7">validation</text:span> for registration</text:p>
          </table:table-cell>
          <table:table-cell table:style-name="ce131" office:value-type="string">
            <text:p>Step 2: Send invitation</text:p>
          </table:table-cell>
          <table:table-cell table:style-name="ce131" office:value-type="string">
            <text:p>- Click on [Edit space] icon or access the Space and select space settings portlet</text:p>
            <text:p>- Select the [members] tab</text:p>
            <text:p>- Enter or select valid user to send invitation</text:p>
            <text:p>- Click on [invite]</text:p>
          </table:table-cell>
          <table:table-cell table:style-name="ce131" office:value-type="string">
            <text:p>- Send invitation successfully:</text:p>
            <text:p>name of user are existing on the invited list.</text:p>
          </table:table-cell>
          <table:table-cell table:style-name="ce145" office:value-type="string">
            <text:p>High</text:p>
          </table:table-cell>
          <table:table-cell table:style-name="ce203"/>
          <table:table-cell table:style-name="ce158" table:number-columns-repeated="2"/>
          <table:table-cell table:style-name="ce160" table:number-columns-repeated="235"/>
        </table:table-row>
        <table:table-row table:style-name="ro30">
          <table:table-cell table:style-name="ce110" table:formula="of:=IF(MID([.F24];6;1)&gt;MID([.F23];6;1);&quot;&quot;;MAX([.A$7:.A23])+1)">
            <text:p/>
          </table:table-cell>
          <table:table-cell table:style-name="ce117" office:value-type="string">
            <text:p>FNC_SOC_SPC_MEM_07</text:p>
          </table:table-cell>
          <table:table-cell table:style-name="ce122" table:formula="of:=IF(MID([.F24];6;1)&gt;MID([.F23];6;1);[.C23];[.C23]+1)" office:value-type="float" office:value="6">
            <text:p>006</text:p>
          </table:table-cell>
          <table:table-cell table:style-name="ce125" office:value-type="string">
            <text:p>Social/space/Member Community/invite</text:p>
          </table:table-cell>
          <table:table-cell table:style-name="ce129" office:value-type="string">
            <text:p>Send invitation from Space at <text:span text:style-name="T6">Visible</text:span> mode and <text:span text:style-name="T7">validation</text:span> for registration</text:p>
          </table:table-cell>
          <table:table-cell table:style-name="ce131" office:value-type="string">
            <text:p>Step 3: Check invitation sending successfully</text:p>
          </table:table-cell>
          <table:table-cell table:style-name="ce131" office:value-type="string">
            <text:p>- User has select at step 2, sign in</text:p>
            <text:p>- Go to the space page</text:p>
            <text:p/>
          </table:table-cell>
          <table:table-cell table:style-name="ce140"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25];6;1)&gt;MID([.F24];6;1);&quot;&quot;;MAX([.A$7:.A24])+1)" office:value-type="float" office:value="7">
            <text:p>007</text:p>
          </table:table-cell>
          <table:table-cell table:style-name="ce117" office:value-type="string">
            <text:p>FNC_SOC_SPC_MEM_07</text:p>
          </table:table-cell>
          <table:table-cell table:style-name="ce122" table:formula="of:=IF(MID([.F25];6;1)&gt;MID([.F24];6;1);[.C24];[.C24]+1)" office:value-type="float" office:value="7">
            <text:p>007</text:p>
          </table:table-cell>
          <table:table-cell table:style-name="ce125" office:value-type="string">
            <text:p>Social/space/Member Community/invite</text:p>
          </table:table-cell>
          <table:table-cell table:style-name="ce78" office:value-type="string">
            <text:p>Send invitation from Space at <text:span text:style-name="T6">Visible </text:span>mode and <text:span text:style-name="T7">close</text:span> for registration</text:p>
          </table:table-cell>
          <table:table-cell table:style-name="ce131" office:value-type="string">
            <text:p>Step 1:Create the private space</text:p>
          </table:table-cell>
          <table:table-cell table:style-name="ce131"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40" office:value-type="string">
            <text:p>Create a new space successfully</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26];6;1)&gt;MID([.F25];6;1);&quot;&quot;;MAX([.A$7:.A25])+1)">
            <text:p/>
          </table:table-cell>
          <table:table-cell table:style-name="ce117" office:value-type="string">
            <text:p>FNC_SOC_SPC_MEM_07</text:p>
          </table:table-cell>
          <table:table-cell table:style-name="ce122" table:formula="of:=IF(MID([.F26];6;1)&gt;MID([.F25];6;1);[.C25];[.C25]+1)" office:value-type="float" office:value="7">
            <text:p>007</text:p>
          </table:table-cell>
          <table:table-cell table:style-name="ce125" office:value-type="string">
            <text:p>Social/space/Member Community/invite</text:p>
          </table:table-cell>
          <table:table-cell table:style-name="ce129" office:value-type="string">
            <text:p>Send invitation from Space at <text:span text:style-name="T6">Visible </text:span>mode and <text:span text:style-name="T7">close</text:span> for registration</text:p>
          </table:table-cell>
          <table:table-cell table:style-name="ce131" office:value-type="string">
            <text:p>Step 2: Send invitation</text:p>
          </table:table-cell>
          <table:table-cell table:style-name="ce131" office:value-type="string">
            <text:p>- Click on [Edit space] icon or access the Space and select space settings portlet</text:p>
            <text:p>- Select the [members] tab</text:p>
            <text:p>- Enter or select valid user to send invitation</text:p>
            <text:p>- Click on [invite]</text:p>
          </table:table-cell>
          <table:table-cell table:style-name="ce131" office:value-type="string">
            <text:p>- Send invitation successfully:</text:p>
            <text:p>name of user are existing on the invited list.</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27];6;1)&gt;MID([.F26];6;1);&quot;&quot;;MAX([.A$7:.A26])+1)">
            <text:p/>
          </table:table-cell>
          <table:table-cell table:style-name="ce117" office:value-type="string">
            <text:p>FNC_SOC_SPC_MEM_07</text:p>
          </table:table-cell>
          <table:table-cell table:style-name="ce122" table:formula="of:=IF(MID([.F27];6;1)&gt;MID([.F26];6;1);[.C26];[.C26]+1)" office:value-type="float" office:value="7">
            <text:p>007</text:p>
          </table:table-cell>
          <table:table-cell table:style-name="ce125" office:value-type="string">
            <text:p>Social/space/Member Community/invite</text:p>
          </table:table-cell>
          <table:table-cell table:style-name="ce129" office:value-type="string">
            <text:p>Send invitation from Space at <text:span text:style-name="T6">Visible </text:span>mode and <text:span text:style-name="T7">close</text:span> for registration</text:p>
          </table:table-cell>
          <table:table-cell table:style-name="ce131" office:value-type="string">
            <text:p>Step 3: Check invitation sending successfully</text:p>
          </table:table-cell>
          <table:table-cell table:style-name="ce131" office:value-type="string">
            <text:p>- User has select at step 2, sign in</text:p>
            <text:p>- Go to the space page</text:p>
            <text:p/>
          </table:table-cell>
          <table:table-cell table:style-name="ce140"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28];6;1)&gt;MID([.F27];6;1);&quot;&quot;;MAX([.A$7:.A27])+1)" office:value-type="float" office:value="8">
            <text:p>008</text:p>
          </table:table-cell>
          <table:table-cell table:style-name="ce117" office:value-type="string">
            <text:p>FNC_SOC_SPC_MEM_07</text:p>
          </table:table-cell>
          <table:table-cell table:style-name="ce122" table:formula="of:=IF(MID([.F28];6;1)&gt;MID([.F27];6;1);[.C27];[.C27]+1)" office:value-type="float" office:value="8">
            <text:p>008</text:p>
          </table:table-cell>
          <table:table-cell table:style-name="ce125" office:value-type="string">
            <text:p>Social/space/Member Community/invite</text:p>
          </table:table-cell>
          <table:table-cell table:style-name="ce78" office:value-type="string">
            <text:p>Send invitation from Space at <text:span text:style-name="T7">hidden</text:span> mode and <text:span text:style-name="T7">open</text:span> for registration</text:p>
          </table:table-cell>
          <table:table-cell table:style-name="ce131" office:value-type="string">
            <text:p>Step 1:Create the hidden space</text:p>
          </table:table-cell>
          <table:table-cell table:style-name="ce131"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40" office:value-type="string">
            <text:p>Create a new space successfully</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29];6;1)&gt;MID([.F28];6;1);&quot;&quot;;MAX([.A$7:.A28])+1)">
            <text:p/>
          </table:table-cell>
          <table:table-cell table:style-name="ce117" office:value-type="string">
            <text:p>FNC_SOC_SPC_MEM_07</text:p>
          </table:table-cell>
          <table:table-cell table:style-name="ce122" table:formula="of:=IF(MID([.F29];6;1)&gt;MID([.F28];6;1);[.C28];[.C28]+1)" office:value-type="float" office:value="8">
            <text:p>008</text:p>
          </table:table-cell>
          <table:table-cell table:style-name="ce125" office:value-type="string">
            <text:p>Social/space/Member Community/invite</text:p>
          </table:table-cell>
          <table:table-cell table:style-name="ce129" office:value-type="string">
            <text:p>Send invitation from Space at <text:span text:style-name="T7">hidden</text:span> mode and <text:span text:style-name="T7">open</text:span> for registration</text:p>
          </table:table-cell>
          <table:table-cell table:style-name="ce131" office:value-type="string">
            <text:p>Step 2: Send invitation</text:p>
          </table:table-cell>
          <table:table-cell table:style-name="ce131" office:value-type="string">
            <text:p>- Click on [Edit space] icon or access the Space and select space settings portlet</text:p>
            <text:p>- Select the [members] tab</text:p>
            <text:p>- Enter or select valid user to send invitation</text:p>
            <text:p>- Click on [invite]</text:p>
          </table:table-cell>
          <table:table-cell table:style-name="ce131" office:value-type="string">
            <text:p>- Send invitation successfully:</text:p>
            <text:p>name of user are existing on the invited list.</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30];6;1)&gt;MID([.F29];6;1);&quot;&quot;;MAX([.A$7:.A29])+1)">
            <text:p/>
          </table:table-cell>
          <table:table-cell table:style-name="ce117" office:value-type="string">
            <text:p>FNC_SOC_SPC_MEM_07</text:p>
          </table:table-cell>
          <table:table-cell table:style-name="ce122" table:formula="of:=IF(MID([.F30];6;1)&gt;MID([.F29];6;1);[.C29];[.C29]+1)" office:value-type="float" office:value="8">
            <text:p>008</text:p>
          </table:table-cell>
          <table:table-cell table:style-name="ce125" office:value-type="string">
            <text:p>Social/space/Member Community/invite</text:p>
          </table:table-cell>
          <table:table-cell table:style-name="ce129" office:value-type="string">
            <text:p>Send invitation from Space at <text:span text:style-name="T7">hidden</text:span> mode and <text:span text:style-name="T7">open</text:span> for registration</text:p>
          </table:table-cell>
          <table:table-cell table:style-name="ce131" office:value-type="string">
            <text:p>Step 3: Check invitation sending successfully</text:p>
          </table:table-cell>
          <table:table-cell table:style-name="ce131" office:value-type="string">
            <text:p>- User has select at step 2, sign in</text:p>
            <text:p>- Go to the space page</text:p>
            <text:p/>
          </table:table-cell>
          <table:table-cell table:style-name="ce140"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31];6;1)&gt;MID([.F30];6;1);&quot;&quot;;MAX([.A$7:.A30])+1)" office:value-type="float" office:value="9">
            <text:p>009</text:p>
          </table:table-cell>
          <table:table-cell table:style-name="ce117" office:value-type="string">
            <text:p>FNC_SOC_SPC_MEM_07</text:p>
          </table:table-cell>
          <table:table-cell table:style-name="ce122" table:formula="of:=IF(MID([.F31];6;1)&gt;MID([.F30];6;1);[.C30];[.C30]+1)" office:value-type="float" office:value="9">
            <text:p>009</text:p>
          </table:table-cell>
          <table:table-cell table:style-name="ce125" office:value-type="string">
            <text:p>Social/space/Member Community/invite</text:p>
          </table:table-cell>
          <table:table-cell table:style-name="ce78" office:value-type="string">
            <text:p>Send invitation from Space at <text:span text:style-name="T7">hidden</text:span> mode and <text:span text:style-name="T7">Validation</text:span> for registration</text:p>
          </table:table-cell>
          <table:table-cell table:style-name="ce131" office:value-type="string">
            <text:p>Step 1:Create the hidden space</text:p>
          </table:table-cell>
          <table:table-cell table:style-name="ce131"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40" office:value-type="string">
            <text:p>Create a new space successfully</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32];6;1)&gt;MID([.F31];6;1);&quot;&quot;;MAX([.A$7:.A31])+1)">
            <text:p/>
          </table:table-cell>
          <table:table-cell table:style-name="ce117" office:value-type="string">
            <text:p>FNC_SOC_SPC_MEM_07</text:p>
          </table:table-cell>
          <table:table-cell table:style-name="ce122" table:formula="of:=IF(MID([.F32];6;1)&gt;MID([.F31];6;1);[.C31];[.C31]+1)" office:value-type="float" office:value="9">
            <text:p>009</text:p>
          </table:table-cell>
          <table:table-cell table:style-name="ce125" office:value-type="string">
            <text:p>Social/space/Member Community/invite</text:p>
          </table:table-cell>
          <table:table-cell table:style-name="ce129" office:value-type="string">
            <text:p>Send invitation from Space at <text:span text:style-name="T7">hidden</text:span> mode and <text:span text:style-name="T7">Validation</text:span> for registration</text:p>
          </table:table-cell>
          <table:table-cell table:style-name="ce131" office:value-type="string">
            <text:p>Step 2: Send invitation</text:p>
          </table:table-cell>
          <table:table-cell table:style-name="ce131" office:value-type="string">
            <text:p>- Click on [Edit space] icon or access the Space and select space settings portlet</text:p>
            <text:p>- Select the [members] tab</text:p>
            <text:p>- Enter or select valid user to send invitation</text:p>
            <text:p>- Click on [invite]</text:p>
          </table:table-cell>
          <table:table-cell table:style-name="ce131" office:value-type="string">
            <text:p>- Send invitation successfully:</text:p>
            <text:p>name of user are existing on the invited list.</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33];6;1)&gt;MID([.F32];6;1);&quot;&quot;;MAX([.A$7:.A32])+1)">
            <text:p/>
          </table:table-cell>
          <table:table-cell table:style-name="ce117" office:value-type="string">
            <text:p>FNC_SOC_SPC_MEM_07</text:p>
          </table:table-cell>
          <table:table-cell table:style-name="ce122" table:formula="of:=IF(MID([.F33];6;1)&gt;MID([.F32];6;1);[.C32];[.C32]+1)" office:value-type="float" office:value="9">
            <text:p>009</text:p>
          </table:table-cell>
          <table:table-cell table:style-name="ce125" office:value-type="string">
            <text:p>Social/space/Member Community/invite</text:p>
          </table:table-cell>
          <table:table-cell table:style-name="ce129" office:value-type="string">
            <text:p>Send invitation from Space at <text:span text:style-name="T7">hidden</text:span> mode and <text:span text:style-name="T7">Validation</text:span> for registration</text:p>
          </table:table-cell>
          <table:table-cell table:style-name="ce131" office:value-type="string">
            <text:p>Step 3: Check invitation sending successfully</text:p>
          </table:table-cell>
          <table:table-cell table:style-name="ce131" office:value-type="string">
            <text:p>- User has select at step 2, sign in</text:p>
            <text:p>- Go to the space page</text:p>
            <text:p/>
          </table:table-cell>
          <table:table-cell table:style-name="ce140"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34];6;1)&gt;MID([.F33];6;1);&quot;&quot;;MAX([.A$7:.A33])+1)" office:value-type="float" office:value="10">
            <text:p>010</text:p>
          </table:table-cell>
          <table:table-cell table:style-name="ce117" office:value-type="string">
            <text:p>FNC_SOC_SPC_MEM_07</text:p>
          </table:table-cell>
          <table:table-cell table:style-name="ce122" table:formula="of:=IF(MID([.F34];6;1)&gt;MID([.F33];6;1);[.C33];[.C33]+1)" office:value-type="float" office:value="10">
            <text:p>010</text:p>
          </table:table-cell>
          <table:table-cell table:style-name="ce125" office:value-type="string">
            <text:p>Social/space/Member Community/invite</text:p>
          </table:table-cell>
          <table:table-cell table:style-name="ce78" office:value-type="string">
            <text:p>Send invitation from Space at <text:span text:style-name="T7">hidden</text:span> mode and <text:span text:style-name="T7">close</text:span> for registration</text:p>
          </table:table-cell>
          <table:table-cell table:style-name="ce131" office:value-type="string">
            <text:p>Step 1:Create the hidden space</text:p>
          </table:table-cell>
          <table:table-cell table:style-name="ce131"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40" office:value-type="string">
            <text:p>Create a new space successfully</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35];6;1)&gt;MID([.F34];6;1);&quot;&quot;;MAX([.A$7:.A34])+1)">
            <text:p/>
          </table:table-cell>
          <table:table-cell table:style-name="ce117" office:value-type="string">
            <text:p>FNC_SOC_SPC_MEM_07</text:p>
          </table:table-cell>
          <table:table-cell table:style-name="ce122" table:formula="of:=IF(MID([.F35];6;1)&gt;MID([.F34];6;1);[.C34];[.C34]+1)" office:value-type="float" office:value="10">
            <text:p>010</text:p>
          </table:table-cell>
          <table:table-cell table:style-name="ce125" office:value-type="string">
            <text:p>Social/space/Member Community/invite</text:p>
          </table:table-cell>
          <table:table-cell table:style-name="ce129" office:value-type="string">
            <text:p>Send invitation from Space at <text:span text:style-name="T7">hidden</text:span> mode and <text:span text:style-name="T7">close</text:span> for registration</text:p>
          </table:table-cell>
          <table:table-cell table:style-name="ce131" office:value-type="string">
            <text:p>Step 2: Send invitation</text:p>
          </table:table-cell>
          <table:table-cell table:style-name="ce131" office:value-type="string">
            <text:p>- Click on [Edit space] icon or access the Space and select space settings portlet</text:p>
            <text:p>- Select the [members] tab</text:p>
            <text:p>- Enter or select valid user to send invitation</text:p>
            <text:p>- Click on [invite]</text:p>
          </table:table-cell>
          <table:table-cell table:style-name="ce131" office:value-type="string">
            <text:p>- Send invitation successfully:</text:p>
            <text:p>name of user are existing on the invited list.</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0">
          <table:table-cell table:style-name="ce110" table:formula="of:=IF(MID([.F36];6;1)&gt;MID([.F35];6;1);&quot;&quot;;MAX([.A$7:.A35])+1)">
            <text:p/>
          </table:table-cell>
          <table:table-cell table:style-name="ce117" office:value-type="string">
            <text:p>FNC_SOC_SPC_MEM_07</text:p>
          </table:table-cell>
          <table:table-cell table:style-name="ce122" table:formula="of:=IF(MID([.F36];6;1)&gt;MID([.F35];6;1);[.C35];[.C35]+1)" office:value-type="float" office:value="10">
            <text:p>010</text:p>
          </table:table-cell>
          <table:table-cell table:style-name="ce125" office:value-type="string">
            <text:p>Social/space/Member Community/invite</text:p>
          </table:table-cell>
          <table:table-cell table:style-name="ce129" office:value-type="string">
            <text:p>Send invitation from Space at <text:span text:style-name="T7">hidden</text:span> mode and <text:span text:style-name="T7">close</text:span> for registration</text:p>
          </table:table-cell>
          <table:table-cell table:style-name="ce131" office:value-type="string">
            <text:p>Step 3: Check invitation sending successfully</text:p>
          </table:table-cell>
          <table:table-cell table:style-name="ce131" office:value-type="string">
            <text:p>- User has select at step 2, sign in</text:p>
            <text:p>- Go to the space page</text:p>
            <text:p/>
          </table:table-cell>
          <table:table-cell table:style-name="ce140"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37];6;1)&gt;MID([.F36];6;1);&quot;&quot;;MAX([.A$7:.A36])+1)" office:value-type="float" office:value="11">
            <text:p>011</text:p>
          </table:table-cell>
          <table:table-cell table:style-name="ce117" office:value-type="string">
            <text:p>FNC_SOC_SPC_MEM_07</text:p>
          </table:table-cell>
          <table:table-cell table:style-name="ce122" table:formula="of:=IF(MID([.F37];6;1)&gt;MID([.F36];6;1);[.C36];[.C36]+1)" office:value-type="float" office:value="11">
            <text:p>011</text:p>
          </table:table-cell>
          <table:table-cell table:style-name="ce125" office:value-type="string">
            <text:p>Social/space/Member Community/invite</text:p>
          </table:table-cell>
          <table:table-cell table:style-name="ce78" office:value-type="string">
            <text:p>send invitation to Root</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29">
          <table:table-cell table:style-name="ce110" table:formula="of:=IF(MID([.F38];6;1)&gt;MID([.F37];6;1);&quot;&quot;;MAX([.A$7:.A37])+1)">
            <text:p/>
          </table:table-cell>
          <table:table-cell table:style-name="ce117" office:value-type="string">
            <text:p>FNC_SOC_SPC_MEM_07</text:p>
          </table:table-cell>
          <table:table-cell table:style-name="ce122" table:formula="of:=IF(MID([.F38];6;1)&gt;MID([.F37];6;1);[.C37];[.C37]+1)" office:value-type="float" office:value="11">
            <text:p>011</text:p>
          </table:table-cell>
          <table:table-cell table:style-name="ce125" office:value-type="string">
            <text:p>Social/space/Member Community/invite</text:p>
          </table:table-cell>
          <table:table-cell table:style-name="ce129" office:value-type="string">
            <text:p>send invitation to Root</text:p>
          </table:table-cell>
          <table:table-cell table:style-name="ce131" office:value-type="string">
            <text:p>Step 2: Send invitation</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196" office:value-type="string">
            <text:p>Sending the invitation successfully. Root automatic become a member of space</text:p>
            <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1">
          <table:table-cell table:style-name="ce110" table:formula="of:=IF(MID([.F39];6;1)&gt;MID([.F38];6;1);&quot;&quot;;MAX([.A$7:.A38])+1)">
            <text:p/>
          </table:table-cell>
          <table:table-cell table:style-name="ce117" office:value-type="string">
            <text:p>FNC_SOC_SPC_MEM_07</text:p>
          </table:table-cell>
          <table:table-cell table:style-name="ce122" table:formula="of:=IF(MID([.F39];6;1)&gt;MID([.F38];6;1);[.C38];[.C38]+1)" office:value-type="float" office:value="11">
            <text:p>011</text:p>
          </table:table-cell>
          <table:table-cell table:style-name="ce125" office:value-type="string">
            <text:p>Social/space/Member Community/invite</text:p>
          </table:table-cell>
          <table:table-cell table:style-name="ce129" office:value-type="string">
            <text:p>send invitation to Root</text:p>
          </table:table-cell>
          <table:table-cell table:style-name="ce131" office:value-type="string">
            <text:p>Step 3: check list user</text:p>
          </table:table-cell>
          <table:table-cell table:style-name="ce131" office:value-type="string">
            <text:p>- Select List user portlet</text:p>
          </table:table-cell>
          <table:table-cell table:style-name="ce140" office:value-type="string">
            <text:p>Show 2 list of users:</text:p>
            <text:p>- Administrators of space: include all users are manager of space</text:p>
            <text:p>- Members of space: include all users are member of space. Root is a member of space</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40];6;1)&gt;MID([.F39];6;1);&quot;&quot;;MAX([.A$7:.A39])+1)" office:value-type="float" office:value="12">
            <text:p>012</text:p>
          </table:table-cell>
          <table:table-cell table:style-name="ce117" office:value-type="string">
            <text:p>FNC_SOC_SPC_MEM_07</text:p>
          </table:table-cell>
          <table:table-cell table:style-name="ce122" table:formula="of:=IF(MID([.F40];6;1)&gt;MID([.F39];6;1);[.C39];[.C39]+1)" office:value-type="float" office:value="12">
            <text:p>012</text:p>
          </table:table-cell>
          <table:table-cell table:style-name="ce125" office:value-type="string">
            <text:p>Social/space/Member Community/invite</text:p>
          </table:table-cell>
          <table:table-cell table:style-name="ce78" office:value-type="string">
            <text:p>Send invitation to member of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2">
          <table:table-cell table:style-name="ce110" table:formula="of:=IF(MID([.F41];6;1)&gt;MID([.F40];6;1);&quot;&quot;;MAX([.A$7:.A40])+1)">
            <text:p/>
          </table:table-cell>
          <table:table-cell table:style-name="ce117" office:value-type="string">
            <text:p>FNC_SOC_SPC_MEM_07</text:p>
          </table:table-cell>
          <table:table-cell table:style-name="ce122" table:formula="of:=IF(MID([.F41];6;1)&gt;MID([.F40];6;1);[.C40];[.C40]+1)" office:value-type="float" office:value="12">
            <text:p>012</text:p>
          </table:table-cell>
          <table:table-cell table:style-name="ce125" office:value-type="string">
            <text:p>Social/space/Member Community/invite</text:p>
          </table:table-cell>
          <table:table-cell table:style-name="ce129" office:value-type="string">
            <text:p>Send invitation to member of space</text:p>
          </table:table-cell>
          <table:table-cell table:style-name="ce131" office:value-type="string">
            <text:p>Step 2: Send invitation</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96" office:value-type="string">
            <text:p>Sending the invitation Failed.</text:p>
            <text:p>Show warning message: “These users: 'name of user' is existing in space. ” </text:p>
            <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42];6;1)&gt;MID([.F41];6;1);&quot;&quot;;MAX([.A$7:.A41])+1)" office:value-type="float" office:value="13">
            <text:p>013</text:p>
          </table:table-cell>
          <table:table-cell table:style-name="ce117" office:value-type="string">
            <text:p>FNC_SOC_SPC_MEM_07</text:p>
          </table:table-cell>
          <table:table-cell table:style-name="ce122" table:formula="of:=IF(MID([.F42];6;1)&gt;MID([.F41];6;1);[.C41];[.C41]+1)" office:value-type="float" office:value="13">
            <text:p>013</text:p>
          </table:table-cell>
          <table:table-cell table:style-name="ce125" office:value-type="string">
            <text:p>Social/space/Member Community/invite</text:p>
          </table:table-cell>
          <table:table-cell table:style-name="ce78" office:value-type="string">
            <text:p>Send invitation to users who are<text:span text:style-name="T8"> </text:span><text:span text:style-name="T9">existing in inviting list</text:span></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name of the space</text:p>
            <text:p>- Click [create]</text:p>
          </table:table-cell>
          <table:table-cell table:style-name="ce140" office:value-type="string">
            <text:p>- Create new Space successfully.</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32">
          <table:table-cell table:style-name="ce110" table:formula="of:=IF(MID([.F43];6;1)&gt;MID([.F42];6;1);&quot;&quot;;MAX([.A$7:.A42])+1)">
            <text:p/>
          </table:table-cell>
          <table:table-cell table:style-name="ce117" office:value-type="string">
            <text:p>FNC_SOC_SPC_MEM_07</text:p>
          </table:table-cell>
          <table:table-cell table:style-name="ce122" table:formula="of:=IF(MID([.F43];6;1)&gt;MID([.F42];6;1);[.C42];[.C42]+1)" office:value-type="float" office:value="13">
            <text:p>013</text:p>
          </table:table-cell>
          <table:table-cell table:style-name="ce125" office:value-type="string">
            <text:p>Social/space/Member Community/invite</text:p>
          </table:table-cell>
          <table:table-cell table:style-name="ce129" office:value-type="string">
            <text:p>Send invitation to users who are<text:span text:style-name="T8"> </text:span><text:span text:style-name="T9">existing </text:span><text:span text:style-name="T9">in inviting list</text:span></text:p>
          </table:table-cell>
          <table:table-cell table:style-name="ce131" office:value-type="string">
            <text:p>Step 2: Invited user</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96" office:value-type="string">
            <text:p>Invited user successfully</text:p>
            <text:p/>
            <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22">
          <table:table-cell table:style-name="ce110" table:formula="of:=IF(MID([.F44];6;1)&gt;MID([.F43];6;1);&quot;&quot;;MAX([.A$7:.A43])+1)">
            <text:p/>
          </table:table-cell>
          <table:table-cell table:style-name="ce117" office:value-type="string">
            <text:p>FNC_SOC_SPC_MEM_07</text:p>
          </table:table-cell>
          <table:table-cell table:style-name="ce122" table:formula="of:=IF(MID([.F44];6;1)&gt;MID([.F43];6;1);[.C43];[.C43]+1)" office:value-type="float" office:value="13">
            <text:p>013</text:p>
          </table:table-cell>
          <table:table-cell table:style-name="ce125" office:value-type="string">
            <text:p>Social/space/Member Community/invite</text:p>
          </table:table-cell>
          <table:table-cell table:style-name="ce129" office:value-type="string">
            <text:p>Send invitation to users who are<text:span text:style-name="T8"> </text:span><text:span text:style-name="T9">existing </text:span><text:span text:style-name="T9">in inviting list</text:span></text:p>
          </table:table-cell>
          <table:table-cell table:style-name="ce131" office:value-type="string">
            <text:p>Step 3: Send invitation to users who are <text:span text:style-name="T9">existing in inviting list</text:span></text:p>
          </table:table-cell>
          <table:table-cell table:style-name="ce131" office:value-type="string">
            <text:p>- Enter user name or select users who are <text:span text:style-name="T9">existing in inviting list</text:span> joining to the Space</text:p>
          </table:table-cell>
          <table:table-cell table:style-name="ce196" office:value-type="string">
            <text:p>Show warning message: “These users: 'name of user' is existing in inviting list”.</text:p>
          </table:table-cell>
          <table:table-cell table:style-name="ce145" office:value-type="string">
            <text:p>High</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45];6;1)&gt;MID([.F44];6;1);&quot;&quot;;MAX([.A$7:.A44])+1)" office:value-type="float" office:value="14">
            <text:p>014</text:p>
          </table:table-cell>
          <table:table-cell table:style-name="ce117" office:value-type="string">
            <text:p>FNC_SOC_SPC_MEM_07</text:p>
          </table:table-cell>
          <table:table-cell table:style-name="ce122" table:formula="of:=IF(MID([.F45];6;1)&gt;MID([.F43];6;1);[.C43];[.C43]+1)" office:value-type="float" office:value="14">
            <text:p>014</text:p>
          </table:table-cell>
          <table:table-cell table:style-name="ce125" office:value-type="string">
            <text:p>Social/space/Member Community/invite</text:p>
          </table:table-cell>
          <table:table-cell table:style-name="ce78" office:value-type="string">
            <text:p>Send invitation to user does not exist on Social system</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32">
          <table:table-cell table:style-name="ce110" table:formula="of:=IF(MID([.F46];6;1)&gt;MID([.F45];6;1);&quot;&quot;;MAX([.A$7:.A45])+1)">
            <text:p/>
          </table:table-cell>
          <table:table-cell table:style-name="ce117" office:value-type="string">
            <text:p>FNC_SOC_SPC_MEM_07</text:p>
          </table:table-cell>
          <table:table-cell table:style-name="ce122" table:formula="of:=IF(MID([.F46];6;1)&gt;MID([.F45];6;1);[.C45];[.C45]+1)" office:value-type="float" office:value="14">
            <text:p>014</text:p>
          </table:table-cell>
          <table:table-cell table:style-name="ce125" office:value-type="string">
            <text:p>Social/space/Member Community/invite</text:p>
          </table:table-cell>
          <table:table-cell table:style-name="ce129" office:value-type="string">
            <text:p>Send invitation to user does not exist on Social system</text:p>
          </table:table-cell>
          <table:table-cell table:style-name="ce131" office:value-type="string">
            <text:p>Step 2: Send invitation to user does not exist on Social system.</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31" office:value-type="string">
            <text:p>Sending invitation to user Failed.</text:p>
            <text:p>Show message: “These users: 'name of user' doesn't exist! “</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47];6;1)&gt;MID([.F46];6;1);&quot;&quot;;MAX([.A$7:.A46])+1)" office:value-type="float" office:value="15">
            <text:p>015</text:p>
          </table:table-cell>
          <table:table-cell table:style-name="ce117" office:value-type="string">
            <text:p>FNC_SOC_SPC_MEM_07</text:p>
          </table:table-cell>
          <table:table-cell table:style-name="ce122" table:formula="of:=IF(MID([.F47];6;1)&gt;MID([.F46];6;1);[.C46];[.C46]+1)" office:value-type="float" office:value="15">
            <text:p>015</text:p>
          </table:table-cell>
          <table:table-cell table:style-name="ce125" office:value-type="string">
            <text:p>Social/space/Member Community/invite</text:p>
          </table:table-cell>
          <table:table-cell table:style-name="ce78" office:value-type="string">
            <text:p>Send invitation to multi-users who are not members of the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36">
          <table:table-cell table:style-name="ce110" table:formula="of:=IF(MID([.F48];6;1)&gt;MID([.F47];6;1);&quot;&quot;;MAX([.A$7:.A47])+1)">
            <text:p/>
          </table:table-cell>
          <table:table-cell table:style-name="ce117" office:value-type="string">
            <text:p>FNC_SOC_SPC_MEM_07</text:p>
          </table:table-cell>
          <table:table-cell table:style-name="ce122" table:formula="of:=IF(MID([.F48];6;1)&gt;MID([.F47];6;1);[.C47];[.C47]+1)" office:value-type="float" office:value="15">
            <text:p>015</text:p>
          </table:table-cell>
          <table:table-cell table:style-name="ce125" office:value-type="string">
            <text:p>Social/space/Member Community/invite</text:p>
          </table:table-cell>
          <table:table-cell table:style-name="ce129" office:value-type="string">
            <text:p>Send invitation to multi-users who are not members of the Space</text:p>
          </table:table-cell>
          <table:table-cell table:style-name="ce131" office:value-type="string">
            <text:p>Step 2: Send invitation to multi-users who are not not member of the Space</text:p>
          </table:table-cell>
          <table:table-cell table:style-name="ce131"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31" office:value-type="string">
            <text:p>Send invitation to all user successfully. </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49];6;1)&gt;MID([.F48];6;1);&quot;&quot;;MAX([.A$7:.A48])+1)" office:value-type="float" office:value="16">
            <text:p>016</text:p>
          </table:table-cell>
          <table:table-cell table:style-name="ce117" office:value-type="string">
            <text:p>FNC_SOC_SPC_MEM_07</text:p>
          </table:table-cell>
          <table:table-cell table:style-name="ce122" table:formula="of:=IF(MID([.F49];6;1)&gt;MID([.F48];6;1);[.C48];[.C48]+1)" office:value-type="float" office:value="16">
            <text:p>016</text:p>
          </table:table-cell>
          <table:table-cell table:style-name="ce125" office:value-type="string">
            <text:p>Social/space/Member Community/invite</text:p>
          </table:table-cell>
          <table:table-cell table:style-name="ce78" office:value-type="string">
            <text:p>Send invitation to multi-users including member of the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32">
          <table:table-cell table:style-name="ce110" table:formula="of:=IF(MID([.F50];6;1)&gt;MID([.F49];6;1);&quot;&quot;;MAX([.A$7:.A49])+1)">
            <text:p/>
          </table:table-cell>
          <table:table-cell table:style-name="ce117" office:value-type="string">
            <text:p>FNC_SOC_SPC_MEM_07</text:p>
          </table:table-cell>
          <table:table-cell table:style-name="ce122" table:formula="of:=IF(MID([.F50];6;1)&gt;MID([.F49];6;1);[.C49];[.C49]+1)" office:value-type="float" office:value="16">
            <text:p>016</text:p>
          </table:table-cell>
          <table:table-cell table:style-name="ce125" office:value-type="string">
            <text:p>Social/space/Member Community/invite</text:p>
          </table:table-cell>
          <table:table-cell table:style-name="ce129" office:value-type="string">
            <text:p>Send invitation to multi-users including member of the Space</text:p>
          </table:table-cell>
          <table:table-cell table:style-name="ce131" office:value-type="string">
            <text:p>Step 2: Send invitation to multi-users including member of the Space.</text:p>
          </table:table-cell>
          <table:table-cell table:style-name="ce131"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31" office:value-type="string">
            <text:p>With all users who are not member of the space, the Sending invitation successes.</text:p>
            <text:p>And show message to indicates several users are member of the Space.</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51];6;1)&gt;MID([.F50];6;1);&quot;&quot;;MAX([.A$7:.A50])+1)" office:value-type="float" office:value="17">
            <text:p>017</text:p>
          </table:table-cell>
          <table:table-cell table:style-name="ce117" office:value-type="string">
            <text:p>FNC_SOC_SPC_MEM_07</text:p>
          </table:table-cell>
          <table:table-cell table:style-name="ce122" table:formula="of:=IF(MID([.F51];6;1)&gt;MID([.F50];6;1);[.C50];[.C50]+1)" office:value-type="float" office:value="17">
            <text:p>017</text:p>
          </table:table-cell>
          <table:table-cell table:style-name="ce125" office:value-type="string">
            <text:p>Social/space/Member Community/invite</text:p>
          </table:table-cell>
          <table:table-cell table:style-name="ce78"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32">
          <table:table-cell table:style-name="ce110" table:formula="of:=IF(MID([.F52];6;1)&gt;MID([.F51];6;1);&quot;&quot;;MAX([.A$7:.A51])+1)">
            <text:p/>
          </table:table-cell>
          <table:table-cell table:style-name="ce117" office:value-type="string">
            <text:p>FNC_SOC_SPC_MEM_07</text:p>
          </table:table-cell>
          <table:table-cell table:style-name="ce122" table:formula="of:=IF(MID([.F52];6;1)&gt;MID([.F51];6;1);[.C51];[.C51]+1)" office:value-type="float" office:value="17">
            <text:p>017</text:p>
          </table:table-cell>
          <table:table-cell table:style-name="ce125" office:value-type="string">
            <text:p>Social/space/Member Community/invite</text:p>
          </table:table-cell>
          <table:table-cell table:style-name="ce129" office:value-type="string">
            <text:p><text:span text:style-name="T8">Send invitation to multi-users including </text:span><text:span text:style-name="T8">users are </text:span><text:span text:style-name="T9">existing in inviting list</text:span></text:p>
          </table:table-cell>
          <table:table-cell table:style-name="ce131" office:value-type="string">
            <text:p>Step 2: <text:span text:style-name="T8">Send invitation to multi-users </text:span><text:span text:style-name="T8">including users are </text:span><text:span text:style-name="T9">existing in inviting list.</text:span></text:p>
          </table:table-cell>
          <table:table-cell table:style-name="ce131"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131" office:value-type="string">
            <text:p>With all users who are not existing in inviting list, the Sending invitation successes.</text:p>
            <text:p>And show message to indicates several users are existing in inviting list.</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53];6;1)&gt;MID([.F52];6;1);&quot;&quot;;MAX([.A$7:.A52])+1)" office:value-type="float" office:value="18">
            <text:p>018</text:p>
          </table:table-cell>
          <table:table-cell table:style-name="ce117" office:value-type="string">
            <text:p>FNC_SOC_SPC_MEM_07</text:p>
          </table:table-cell>
          <table:table-cell table:style-name="ce122" table:formula="of:=IF(MID([.F53];6;1)&gt;MID([.F52];6;1);[.C52];[.C52]+1)" office:value-type="float" office:value="18">
            <text:p>018</text:p>
          </table:table-cell>
          <table:table-cell table:style-name="ce125" office:value-type="string">
            <text:p>Social/space/Member Community/invite</text:p>
          </table:table-cell>
          <table:table-cell table:style-name="ce78" office:value-type="string">
            <text:p>Send invitation to multi-users including users do not exist on Social system</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36">
          <table:table-cell table:style-name="ce110" table:formula="of:=IF(MID([.F54];6;1)&gt;MID([.F53];6;1);&quot;&quot;;MAX([.A$7:.A53])+1)">
            <text:p/>
          </table:table-cell>
          <table:table-cell table:style-name="ce117" office:value-type="string">
            <text:p>FNC_SOC_SPC_MEM_07</text:p>
          </table:table-cell>
          <table:table-cell table:style-name="ce122" table:formula="of:=IF(MID([.F54];6;1)&gt;MID([.F53];6;1);[.C53];[.C53]+1)" office:value-type="float" office:value="18">
            <text:p>018</text:p>
          </table:table-cell>
          <table:table-cell table:style-name="ce125" office:value-type="string">
            <text:p>Social/space/Member Community/invite</text:p>
          </table:table-cell>
          <table:table-cell table:style-name="ce129" office:value-type="string">
            <text:p>Send invitation to multi-users including users do not exist on Social system</text:p>
          </table:table-cell>
          <table:table-cell table:style-name="ce131" office:value-type="string">
            <text:p>Step 2: Send invitation to multi-users including users do not exist on Social system.</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31" office:value-type="string">
            <text:p>With all users who exist on Social system, the Sending invitation successes.</text:p>
            <text:p>And show message to indicates several users are not existing on Social system.</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55];6;1)&gt;MID([.F54];6;1);&quot;&quot;;MAX([.A$7:.A54])+1)" office:value-type="float" office:value="19">
            <text:p>019</text:p>
          </table:table-cell>
          <table:table-cell table:style-name="ce117" office:value-type="string">
            <text:p>FNC_SOC_SPC_MEM_07</text:p>
          </table:table-cell>
          <table:table-cell table:style-name="ce122" table:formula="of:=IF(MID([.F55];6;1)&gt;MID([.F54];6;1);[.C54];[.C54]+1)" office:value-type="float" office:value="19">
            <text:p>019</text:p>
          </table:table-cell>
          <table:table-cell table:style-name="ce125" office:value-type="string">
            <text:p>Social/space/Member Community/invite</text:p>
          </table:table-cell>
          <table:table-cell table:style-name="ce78" office:value-type="string">
            <text:p>Send invitation to multi-users <text:s/>including users do not exist on Social system, users are member of the space, user are being invited</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4">
          <table:table-cell table:style-name="ce110" table:formula="of:=IF(MID([.F56];6;1)&gt;MID([.F55];6;1);&quot;&quot;;MAX([.A$7:.A55])+1)">
            <text:p/>
          </table:table-cell>
          <table:table-cell table:style-name="ce117" office:value-type="string">
            <text:p>FNC_SOC_SPC_MEM_07</text:p>
          </table:table-cell>
          <table:table-cell table:style-name="ce122" table:formula="of:=IF(MID([.F56];6;1)&gt;MID([.F55];6;1);[.C55];[.C55]+1)" office:value-type="float" office:value="19">
            <text:p>019</text:p>
          </table:table-cell>
          <table:table-cell table:style-name="ce125" office:value-type="string">
            <text:p>Social/space/Member Community/invite</text:p>
          </table:table-cell>
          <table:table-cell table:style-name="ce129" office:value-type="string">
            <text:p>Send invitation to multi-users <text:s/>including users do not exist on Social system, users are member of the space, user are being invited</text:p>
          </table:table-cell>
          <table:table-cell table:style-name="ce131" office:value-type="string">
            <text:p>Step 2: Send invitation to multi-users including users do not exist on Social system.</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31" office:value-type="string">
            <text:p>With all users who exist on Social system, the Sending invitation successes.</text:p>
            <text:p>And show message show several contents:</text:p>
            <text:p>“ some user are exiting in the inviting list,including: 'list name of users'</text:p>
            <text:p>some user are existing in the space, including:'list name of users'</text:p>
            <text:p>some user do not exist, including: 'list name of users' “</text:p>
            <text:p>This message indicates <text:s/>who are not existing on Social system, who are the members of the Space, who are the users are existing in inviting list.</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57];6;1)&gt;MID([.F56];6;1);&quot;&quot;;MAX([.A$7:.A56])+1)" office:value-type="float" office:value="20">
            <text:p>020</text:p>
          </table:table-cell>
          <table:table-cell table:style-name="ce117" office:value-type="string">
            <text:p>FNC_SOC_SPC_MEM_07</text:p>
          </table:table-cell>
          <table:table-cell table:style-name="ce122" table:formula="of:=IF(MID([.F57];6;1)&gt;MID([.F56];6;1);[.C56];[.C56]+1)" office:value-type="float" office:value="20">
            <text:p>020</text:p>
          </table:table-cell>
          <table:table-cell table:style-name="ce125" office:value-type="string">
            <text:p>Social/space/Member Community/invite</text:p>
          </table:table-cell>
          <table:table-cell table:style-name="ce78" office:value-type="string">
            <text:p>Enter multi-user but not correct format,</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0" office:value-type="string">
            <text:p>- Create new Space successfully.</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36">
          <table:table-cell table:style-name="ce110" table:formula="of:=IF(MID([.F58];6;1)&gt;MID([.F57];6;1);&quot;&quot;;MAX([.A$7:.A57])+1)">
            <text:p/>
          </table:table-cell>
          <table:table-cell table:style-name="ce117" office:value-type="string">
            <text:p>FNC_SOC_SPC_MEM_07</text:p>
          </table:table-cell>
          <table:table-cell table:style-name="ce122" table:formula="of:=IF(MID([.F58];6;1)&gt;MID([.F57];6;1);[.C57];[.C57]+1)" office:value-type="float" office:value="20">
            <text:p>020</text:p>
          </table:table-cell>
          <table:table-cell table:style-name="ce125" office:value-type="string">
            <text:p>Social/space/Member Community/invite</text:p>
          </table:table-cell>
          <table:table-cell table:style-name="ce129" office:value-type="string">
            <text:p>Enter multi-user but not correct format,</text:p>
          </table:table-cell>
          <table:table-cell table:style-name="ce131" office:value-type="string">
            <text:p>Step 2: Send invitation to multi-users including users do not exist on Social system.</text:p>
          </table:table-cell>
          <table:table-cell table:style-name="ce131"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31" office:value-type="string">
            <text:p>Sending invitation Failed</text:p>
            <text:p>Show message: </text:p>
            <text:p>“Some users do not exist”</text:p>
            <text:p><text:s/></text:p>
          </table:table-cell>
          <table:table-cell table:style-name="ce145" office:value-type="string">
            <text:p>Medium</text:p>
          </table:table-cell>
          <table:table-cell table:style-name="ce204"/>
          <table:table-cell table:style-name="ce158" table:number-columns-repeated="2"/>
          <table:table-cell table:style-name="ce161" table:number-columns-repeated="235"/>
        </table:table-row>
        <table:table-row table:style-name="ro25">
          <table:table-cell table:style-name="ce110" table:formula="of:=IF(MID([.F59];6;1)&gt;MID([.F58];6;1);&quot;&quot;;MAX([.A$7:.A58])+1)" office:value-type="float" office:value="21">
            <text:p>021</text:p>
          </table:table-cell>
          <table:table-cell table:style-name="ce117" office:value-type="string">
            <text:p>FNC_SOC_SPC_MEM_07</text:p>
          </table:table-cell>
          <table:table-cell table:style-name="ce122" table:formula="of:=IF(MID([.F59];6;1)&gt;MID([.F58];6;1);[.C58];[.C58]+1)" office:value-type="float" office:value="21">
            <text:p>021</text:p>
          </table:table-cell>
          <table:table-cell table:style-name="ce125" office:value-type="string">
            <text:p>Social/space/Member Community/invite</text:p>
          </table:table-cell>
          <table:table-cell table:style-name="ce78" office:value-type="string">
            <text:p>Send invitation to no on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145" office:value-type="string">
            <text:p>Medium</text:p>
          </table:table-cell>
          <table:table-cell table:style-name="ce205"/>
          <table:table-cell table:style-name="ce107" table:number-columns-repeated="237"/>
        </table:table-row>
        <table:table-row table:style-name="ro29">
          <table:table-cell table:style-name="ce110" table:formula="of:=IF(MID([.F60];6;1)&gt;MID([.F59];6;1);&quot;&quot;;MAX([.A$7:.A59])+1)">
            <text:p/>
          </table:table-cell>
          <table:table-cell table:style-name="ce117" office:value-type="string">
            <text:p>FNC_SOC_SPC_MEM_07</text:p>
          </table:table-cell>
          <table:table-cell table:style-name="ce122" table:formula="of:=IF(MID([.F60];6;1)&gt;MID([.F59];6;1);[.C59];[.C59]+1)" office:value-type="float" office:value="21">
            <text:p>021</text:p>
          </table:table-cell>
          <table:table-cell table:style-name="ce125" office:value-type="string">
            <text:p>Social/space/Member Community/invite</text:p>
          </table:table-cell>
          <table:table-cell table:style-name="ce129" office:value-type="string">
            <text:p>Send invitation to no one</text:p>
          </table:table-cell>
          <table:table-cell table:style-name="ce131" office:value-type="string">
            <text:p>Step 2: Send invitation to no one</text:p>
          </table:table-cell>
          <table:table-cell table:style-name="ce131"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197" office:value-type="string">
            <text:p><text:span text:style-name="T19">- Show warming message:</text:span><text:span text:style-name="T30"> “the field </text:span><text:span text:style-name="T30">“user” is required”</text:span></text:p>
          </table:table-cell>
          <table:table-cell table:style-name="ce145" office:value-type="string">
            <text:p>Medium</text:p>
          </table:table-cell>
          <table:table-cell table:style-name="ce205"/>
          <table:table-cell table:style-name="ce107" table:number-columns-repeated="237"/>
        </table:table-row>
        <table:table-row table:style-name="ro25">
          <table:table-cell table:style-name="ce110" table:formula="of:=IF(MID([.F61];6;1)&gt;MID([.F60];6;1);&quot;&quot;;MAX([.A$7:.A60])+1)" office:value-type="float" office:value="22">
            <text:p>022</text:p>
          </table:table-cell>
          <table:table-cell table:style-name="ce117" office:value-type="string">
            <text:p>FNC_SOC_SPC_MEM_07</text:p>
          </table:table-cell>
          <table:table-cell table:style-name="ce122" table:formula="of:=IF(MID([.F61];6;1)&gt;MID([.F60];6;1);[.C60];[.C60]+1)" office:value-type="float" office:value="22">
            <text:p>022</text:p>
          </table:table-cell>
          <table:table-cell table:style-name="ce125" office:value-type="string">
            <text:p>Social/space/Member Community/invite</text:p>
          </table:table-cell>
          <table:table-cell table:style-name="ce78" office:value-type="string">
            <text:p>User, who is not member of the space, sends request</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205"/>
          <table:table-cell table:style-name="ce107" table:number-columns-repeated="237"/>
        </table:table-row>
        <table:table-row table:style-name="ro30">
          <table:table-cell table:style-name="ce110" table:formula="of:=IF(MID([.F62];6;1)&gt;MID([.F61];6;1);&quot;&quot;;MAX([.A$7:.A61])+1)">
            <text:p/>
          </table:table-cell>
          <table:table-cell table:style-name="ce117" office:value-type="string">
            <text:p>FNC_SOC_SPC_MEM_07</text:p>
          </table:table-cell>
          <table:table-cell table:style-name="ce122" table:formula="of:=IF(MID([.F62];6;1)&gt;MID([.F61];6;1);[.C61];[.C61]+1)" office:value-type="float" office:value="22">
            <text:p>022</text:p>
          </table:table-cell>
          <table:table-cell table:style-name="ce125" office:value-type="string">
            <text:p>Social/space/Member Community/invite</text:p>
          </table:table-cell>
          <table:table-cell table:style-name="ce129" office:value-type="string">
            <text:p>User, who is not member of the space, sends request</text:p>
          </table:table-cell>
          <table:table-cell table:style-name="ce131" office:value-type="string">
            <text:p>Step 2: Users send request</text:p>
          </table:table-cell>
          <table:table-cell table:style-name="ce131" office:value-type="string">
            <text:p>- User, who is not member of the Space which has created at step 1, log in</text:p>
            <text:p>- Select space page to view</text:p>
            <text:p>- Select public space list and <text:s/>selects this space and click Request to join</text:p>
          </table:table-cell>
          <table:table-cell table:style-name="ce131" office:value-type="string">
            <text:p>Send request successfully: </text:p>
            <text:p>- On screen of sender request: The space is moved from Public space and added into Pending space list and user can using revoke button to revoke this space</text:p>
            <text:p/>
          </table:table-cell>
          <table:table-cell table:style-name="ce200" office:value-type="string">
            <text:p>High</text:p>
          </table:table-cell>
          <table:table-cell table:style-name="ce205"/>
          <table:table-cell table:style-name="ce107" table:number-columns-repeated="237"/>
        </table:table-row>
        <table:table-row table:style-name="ro30">
          <table:table-cell table:style-name="ce110" table:formula="of:=IF(MID([.F63];6;1)&gt;MID([.F62];6;1);&quot;&quot;;MAX([.A$7:.A62])+1)">
            <text:p/>
          </table:table-cell>
          <table:table-cell table:style-name="ce117" office:value-type="string">
            <text:p>FNC_SOC_SPC_MEM_07</text:p>
          </table:table-cell>
          <table:table-cell table:style-name="ce122" table:formula="of:=IF(MID([.F63];6;1)&gt;MID([.F62];6;1);[.C62];[.C62]+1)" office:value-type="float" office:value="22">
            <text:p>022</text:p>
          </table:table-cell>
          <table:table-cell table:style-name="ce125" office:value-type="string">
            <text:p>Social/space/Member Community/invite</text:p>
          </table:table-cell>
          <table:table-cell table:style-name="ce129" office:value-type="string">
            <text:p>User, who is not member of the space, sends request</text:p>
          </table:table-cell>
          <table:table-cell table:style-name="ce131" office:value-type="string">
            <text:p>Step 3: Check request sending successfully</text:p>
          </table:table-cell>
          <table:table-cell table:style-name="ce131"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31" office:value-type="string">
            <text:p>Display list pending user, name of user was sent request, is added into list. </text:p>
          </table:table-cell>
          <table:table-cell table:style-name="ce200" office:value-type="string">
            <text:p>High</text:p>
          </table:table-cell>
          <table:table-cell table:style-name="ce205"/>
          <table:table-cell table:style-name="ce107" table:number-columns-repeated="237"/>
        </table:table-row>
        <table:table-row table:style-name="ro25">
          <table:table-cell table:style-name="ce110" table:formula="of:=IF(MID([.F64];6;1)&gt;MID([.F63];6;1);&quot;&quot;;MAX([.A$7:.A63])+1)" office:value-type="float" office:value="23">
            <text:p>023</text:p>
          </table:table-cell>
          <table:table-cell table:style-name="ce117" office:value-type="string">
            <text:p>FNC_SOC_SPC_MEM_07</text:p>
          </table:table-cell>
          <table:table-cell table:style-name="ce122" table:formula="of:=IF(MID([.F64];6;1)&gt;MID([.F63];6;1);[.C63];[.C63]+1)" office:value-type="float" office:value="23">
            <text:p>023</text:p>
          </table:table-cell>
          <table:table-cell table:style-name="ce125" office:value-type="string">
            <text:p>Social/space/Member Community/invite</text:p>
          </table:table-cell>
          <table:table-cell table:style-name="ce78" office:value-type="string">
            <text:p>The Manager of Space declines the request</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205"/>
          <table:table-cell table:style-name="ce107" table:number-columns-repeated="237"/>
        </table:table-row>
        <table:table-row table:style-name="ro30">
          <table:table-cell table:style-name="ce110" table:formula="of:=IF(MID([.F65];6;1)&gt;MID([.F64];6;1);&quot;&quot;;MAX([.A$7:.A64])+1)">
            <text:p/>
          </table:table-cell>
          <table:table-cell table:style-name="ce117" office:value-type="string">
            <text:p>FNC_SOC_SPC_MEM_07</text:p>
          </table:table-cell>
          <table:table-cell table:style-name="ce122" table:formula="of:=IF(MID([.F65];6;1)&gt;MID([.F64];6;1);[.C64];[.C64]+1)" office:value-type="float" office:value="23">
            <text:p>023</text:p>
          </table:table-cell>
          <table:table-cell table:style-name="ce125" office:value-type="string">
            <text:p>Social/space/Member Community/invite</text:p>
          </table:table-cell>
          <table:table-cell table:style-name="ce129" office:value-type="string">
            <text:p>The Manager of Space declines the request</text:p>
          </table:table-cell>
          <table:table-cell table:style-name="ce131" office:value-type="string">
            <text:p>Step 2: Users send request</text:p>
          </table:table-cell>
          <table:table-cell table:style-name="ce131" office:value-type="string">
            <text:p>- User, who is not member of the Space which has created at step 1, log in</text:p>
            <text:p>- Select space page to view</text:p>
            <text:p>- Select public space list and <text:s/>selects this space and click Request to join</text:p>
          </table:table-cell>
          <table:table-cell table:style-name="ce131" office:value-type="string">
            <text:p>Send request successfully</text:p>
          </table:table-cell>
          <table:table-cell table:style-name="ce200" office:value-type="string">
            <text:p>High</text:p>
          </table:table-cell>
          <table:table-cell table:style-name="ce205"/>
          <table:table-cell table:style-name="ce107" table:number-columns-repeated="237"/>
        </table:table-row>
        <table:table-row table:style-name="ro36">
          <table:table-cell table:style-name="ce110" table:formula="of:=IF(MID([.F66];6;1)&gt;MID([.F65];6;1);&quot;&quot;;MAX([.A$7:.A65])+1)">
            <text:p/>
          </table:table-cell>
          <table:table-cell table:style-name="ce117" office:value-type="string">
            <text:p>FNC_SOC_SPC_MEM_07</text:p>
          </table:table-cell>
          <table:table-cell table:style-name="ce122" table:formula="of:=IF(MID([.F66];6;1)&gt;MID([.F65];6;1);[.C65];[.C65]+1)" office:value-type="float" office:value="23">
            <text:p>023</text:p>
          </table:table-cell>
          <table:table-cell table:style-name="ce125" office:value-type="string">
            <text:p>Social/space/Member Community/invite</text:p>
          </table:table-cell>
          <table:table-cell table:style-name="ce129" office:value-type="string">
            <text:p>The Manager of Space declines the request</text:p>
          </table:table-cell>
          <table:table-cell table:style-name="ce131" office:value-type="string">
            <text:p>Step 3: The Manager of Space declines the request</text:p>
          </table:table-cell>
          <table:table-cell table:style-name="ce131"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button</text:span></text:p>
          </table:table-cell>
          <table:table-cell table:style-name="ce131"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membership </text:span><text:span text:style-name="T8">pending] button be changed to [send to </text:span><text:span text:style-name="T8">request] button</text:span></text:p>
          </table:table-cell>
          <table:table-cell table:style-name="ce200" office:value-type="string">
            <text:p>High</text:p>
          </table:table-cell>
          <table:table-cell table:style-name="ce205"/>
          <table:table-cell table:style-name="ce107" table:number-columns-repeated="237"/>
        </table:table-row>
        <table:table-row table:style-name="ro25">
          <table:table-cell table:style-name="ce110" table:formula="of:=IF(MID([.F67];6;1)&gt;MID([.F66];6;1);&quot;&quot;;MAX([.A$7:.A66])+1)" office:value-type="float" office:value="24">
            <text:p>024</text:p>
          </table:table-cell>
          <table:table-cell table:style-name="ce117" office:value-type="string">
            <text:p>FNC_SOC_SPC_MEM_07</text:p>
          </table:table-cell>
          <table:table-cell table:style-name="ce122" table:formula="of:=IF(MID([.F67];6;1)&gt;MID([.F66];6;1);[.C66];[.C66]+1)" office:value-type="float" office:value="24">
            <text:p>024</text:p>
          </table:table-cell>
          <table:table-cell table:style-name="ce125" office:value-type="string">
            <text:p>Social/space/Member Community/invite</text:p>
          </table:table-cell>
          <table:table-cell table:style-name="ce78" office:value-type="string">
            <text:p>The Manager of Space validates the request</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205"/>
          <table:table-cell table:style-name="ce107" table:number-columns-repeated="237"/>
        </table:table-row>
        <table:table-row table:style-name="ro30">
          <table:table-cell table:style-name="ce110" table:formula="of:=IF(MID([.F68];6;1)&gt;MID([.F67];6;1);&quot;&quot;;MAX([.A$7:.A67])+1)">
            <text:p/>
          </table:table-cell>
          <table:table-cell table:style-name="ce117" office:value-type="string">
            <text:p>FNC_SOC_SPC_MEM_07</text:p>
          </table:table-cell>
          <table:table-cell table:style-name="ce122" table:formula="of:=IF(MID([.F68];6;1)&gt;MID([.F67];6;1);[.C67];[.C67]+1)" office:value-type="float" office:value="24">
            <text:p>024</text:p>
          </table:table-cell>
          <table:table-cell table:style-name="ce125" office:value-type="string">
            <text:p>Social/space/Member Community/invite</text:p>
          </table:table-cell>
          <table:table-cell table:style-name="ce129" office:value-type="string">
            <text:p>The Manager of Space validates the request</text:p>
          </table:table-cell>
          <table:table-cell table:style-name="ce131" office:value-type="string">
            <text:p>Step 2: Users send request</text:p>
          </table:table-cell>
          <table:table-cell table:style-name="ce131" office:value-type="string">
            <text:p>- User, who is not member of the Space which has created at step 1, log in</text:p>
            <text:p>- Select space page to view</text:p>
            <text:p>- Select public space list and <text:s/>selects this space and click Request to join</text:p>
          </table:table-cell>
          <table:table-cell table:style-name="ce131" office:value-type="string">
            <text:p>Send request successfully</text:p>
          </table:table-cell>
          <table:table-cell table:style-name="ce200" office:value-type="string">
            <text:p>High</text:p>
          </table:table-cell>
          <table:table-cell table:style-name="ce74"/>
          <table:table-cell table:number-columns-repeated="237"/>
        </table:table-row>
        <table:table-row table:style-name="ro36">
          <table:table-cell table:style-name="ce110" table:formula="of:=IF(MID([.F69];6;1)&gt;MID([.F68];6;1);&quot;&quot;;MAX([.A$7:.A68])+1)">
            <text:p/>
          </table:table-cell>
          <table:table-cell table:style-name="ce117" office:value-type="string">
            <text:p>FNC_SOC_SPC_MEM_07</text:p>
          </table:table-cell>
          <table:table-cell table:style-name="ce122" table:formula="of:=IF(MID([.F69];6;1)&gt;MID([.F68];6;1);[.C68];[.C68]+1)" office:value-type="float" office:value="24">
            <text:p>024</text:p>
          </table:table-cell>
          <table:table-cell table:style-name="ce125" office:value-type="string">
            <text:p>Social/space/Member Community/invite</text:p>
          </table:table-cell>
          <table:table-cell table:style-name="ce129" office:value-type="string">
            <text:p>The Manager of Space validates the request</text:p>
          </table:table-cell>
          <table:table-cell table:style-name="ce131" office:value-type="string">
            <text:p>Step 3: The Manager of Space Accepts the request</text:p>
          </table:table-cell>
          <table:table-cell table:style-name="ce131"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button</text:span></text:p>
          </table:table-cell>
          <table:table-cell table:style-name="ce131" office:value-type="string">
            <text:p>- Invited user is removed from list pending user and added into list of member</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70];6;1)&gt;MID([.F69];6;1);&quot;&quot;;MAX([.A$7:.A69])+1)">
            <text:p/>
          </table:table-cell>
          <table:table-cell table:style-name="ce117" office:value-type="string">
            <text:p>FNC_SOC_SPC_MEM_07</text:p>
          </table:table-cell>
          <table:table-cell table:style-name="ce122" table:formula="of:=IF(MID([.F70];6;1)&gt;MID([.F69];6;1);[.C69];[.C69]+1)" office:value-type="float" office:value="24">
            <text:p>024</text:p>
          </table:table-cell>
          <table:table-cell table:style-name="ce125" office:value-type="string">
            <text:p>Social/space/Member Community/invite</text:p>
          </table:table-cell>
          <table:table-cell table:style-name="ce129" office:value-type="string">
            <text:p>The Manager of Space validates the request</text:p>
          </table:table-cell>
          <table:table-cell table:style-name="ce131" office:value-type="string">
            <text:p>Step 4: check accept request</text:p>
          </table:table-cell>
          <table:table-cell table:style-name="ce131" office:value-type="string">
            <text:p>- Log in by user who is validated request</text:p>
            <text:p>- Go to Space page</text:p>
            <text:p>- Select my space</text:p>
          </table:table-cell>
          <table:table-cell table:style-name="ce131" office:value-type="string">
            <text:p>The space is added into my space list of user and by the name of space, there is a Leave icon to allow user leave out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71];6;1)&gt;MID([.F70];6;1);&quot;&quot;;MAX([.A$7:.A70])+1)" office:value-type="float" office:value="25">
            <text:p>025</text:p>
          </table:table-cell>
          <table:table-cell table:style-name="ce117" office:value-type="string">
            <text:p>FNC_SOC_SPC_MEM_07</text:p>
          </table:table-cell>
          <table:table-cell table:style-name="ce122" table:formula="of:=IF(MID([.F71];6;1)&gt;MID([.F70];6;1);[.C70];[.C70]+1)" office:value-type="float" office:value="25">
            <text:p>025</text:p>
          </table:table-cell>
          <table:table-cell table:style-name="ce125" office:value-type="string">
            <text:p>Social/space/Member Community/invite</text:p>
          </table:table-cell>
          <table:table-cell table:style-name="ce78" office:value-type="string">
            <text:p>User revoke request</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72];6;1)&gt;MID([.F71];6;1);&quot;&quot;;MAX([.A$7:.A71])+1)">
            <text:p/>
          </table:table-cell>
          <table:table-cell table:style-name="ce117" office:value-type="string">
            <text:p>FNC_SOC_SPC_MEM_07</text:p>
          </table:table-cell>
          <table:table-cell table:style-name="ce122" table:formula="of:=IF(MID([.F72];6;1)&gt;MID([.F71];6;1);[.C71];[.C71]+1)" office:value-type="float" office:value="25">
            <text:p>025</text:p>
          </table:table-cell>
          <table:table-cell table:style-name="ce125" office:value-type="string">
            <text:p>Social/space/Member Community/invite</text:p>
          </table:table-cell>
          <table:table-cell table:style-name="ce129" office:value-type="string">
            <text:p>User revoke request</text:p>
          </table:table-cell>
          <table:table-cell table:style-name="ce131" office:value-type="string">
            <text:p>Step 2: Users send request</text:p>
          </table:table-cell>
          <table:table-cell table:style-name="ce131" office:value-type="string">
            <text:p>- User, who is not member of the Space which has created at step 1, log in</text:p>
            <text:p>- Select space page to view</text:p>
            <text:p>- Select public space list and <text:s/>selects this space and click Request to join</text:p>
          </table:table-cell>
          <table:table-cell table:style-name="ce131" office:value-type="string">
            <text:p>Send request successfully</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73];6;1)&gt;MID([.F72];6;1);&quot;&quot;;MAX([.A$7:.A72])+1)">
            <text:p/>
          </table:table-cell>
          <table:table-cell table:style-name="ce117" office:value-type="string">
            <text:p>FNC_SOC_SPC_MEM_07</text:p>
          </table:table-cell>
          <table:table-cell table:style-name="ce122" table:formula="of:=IF(MID([.F73];6;1)&gt;MID([.F72];6;1);[.C72];[.C72]+1)" office:value-type="float" office:value="25">
            <text:p>025</text:p>
          </table:table-cell>
          <table:table-cell table:style-name="ce125" office:value-type="string">
            <text:p>Social/space/Member Community/invite</text:p>
          </table:table-cell>
          <table:table-cell table:style-name="ce129" office:value-type="string">
            <text:p>User revoke request</text:p>
          </table:table-cell>
          <table:table-cell table:style-name="ce131" office:value-type="string">
            <text:p>Step 3: User revoke request</text:p>
          </table:table-cell>
          <table:table-cell table:style-name="ce131" office:value-type="string">
            <text:p>- Select pending space list</text:p>
            <text:p>- Select the space which user sent request</text:p>
            <text:p>- Click on revoke icon</text:p>
          </table:table-cell>
          <table:table-cell table:style-name="ce131" office:value-type="string">
            <text:p>User cancel the request joining the space. The space is leave from Pending space and is added back Public spaces list</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74];6;1)&gt;MID([.F73];6;1);&quot;&quot;;MAX([.A$7:.A73])+1)" office:value-type="float" office:value="26">
            <text:p>026</text:p>
          </table:table-cell>
          <table:table-cell table:style-name="ce117" office:value-type="string">
            <text:p>FNC_SOC_SPC_MEM_07</text:p>
          </table:table-cell>
          <table:table-cell table:style-name="ce122" table:formula="of:=IF(MID([.F74];6;1)&gt;MID([.F73];6;1);[.C73];[.C73]+1)" office:value-type="float" office:value="26">
            <text:p>026</text:p>
          </table:table-cell>
          <table:table-cell table:style-name="ce125" office:value-type="string">
            <text:p>Social/space/Member Community/invite</text:p>
          </table:table-cell>
          <table:table-cell table:style-name="ce78"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131" office:value-type="string">
            <text:p>Step 1: create a new space at the visible and open mode</text:p>
          </table:table-cell>
          <table:table-cell table:style-name="ce131"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31" office:value-type="string">
            <text:p>Create a new space successfully</text:p>
          </table:table-cell>
          <table:table-cell table:style-name="ce200" office:value-type="string">
            <text:p>High</text:p>
          </table:table-cell>
          <table:table-cell table:style-name="ce74"/>
          <table:table-cell table:number-columns-repeated="237"/>
        </table:table-row>
        <table:table-row table:style-name="ro31">
          <table:table-cell table:style-name="ce110" table:formula="of:=IF(MID([.F75];6;1)&gt;MID([.F74];6;1);&quot;&quot;;MAX([.A$7:.A74])+1)">
            <text:p/>
          </table:table-cell>
          <table:table-cell table:style-name="ce117" office:value-type="string">
            <text:p>FNC_SOC_SPC_MEM_07</text:p>
          </table:table-cell>
          <table:table-cell table:style-name="ce122" table:formula="of:=IF(MID([.F75];6;1)&gt;MID([.F74];6;1);[.C74];[.C74]+1)" office:value-type="float" office:value="26">
            <text:p>026</text:p>
          </table:table-cell>
          <table:table-cell table:style-name="ce125" office:value-type="string">
            <text:p>Social/space/Member Community/invite</text:p>
          </table:table-cell>
          <table:table-cell table:style-name="ce129"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131" office:value-type="string">
            <text:p>Step 2: Send request</text:p>
          </table:table-cell>
          <table:table-cell table:style-name="ce131" office:value-type="string">
            <text:p>- Other user sign in</text:p>
            <text:p>- Go space page</text:p>
            <text:p>- Select <text:s/>public spaces list</text:p>
            <text:p>- Select the space which has created and click on [Send request] icon</text:p>
          </table:table-cell>
          <table:table-cell table:style-name="ce131" office:value-type="string">
            <text:p>User becomes member of the space: </text:p>
            <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76];6;1)&gt;MID([.F75];6;1);&quot;&quot;;MAX([.A$7:.A75])+1)">
            <text:p/>
          </table:table-cell>
          <table:table-cell table:style-name="ce117" office:value-type="string">
            <text:p>FNC_SOC_SPC_MEM_07</text:p>
          </table:table-cell>
          <table:table-cell table:style-name="ce122" table:formula="of:=IF(MID([.F76];6;1)&gt;MID([.F75];6;1);[.C75];[.C75]+1)" office:value-type="float" office:value="26">
            <text:p>026</text:p>
          </table:table-cell>
          <table:table-cell table:style-name="ce125" office:value-type="string">
            <text:p>Social/space/Member Community/invite</text:p>
          </table:table-cell>
          <table:table-cell table:style-name="ce129"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131" office:value-type="string">
            <text:p>Step 3: Check request sending successfully</text:p>
          </table:table-cell>
          <table:table-cell table:style-name="ce131"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131" office:value-type="string">
            <text:p>Name of user at step 2, is displayed in member list of the space</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77];6;1)&gt;MID([.F76];6;1);&quot;&quot;;MAX([.A$7:.A76])+1)" office:value-type="float" office:value="27">
            <text:p>027</text:p>
          </table:table-cell>
          <table:table-cell table:style-name="ce117" office:value-type="string">
            <text:p>FNC_SOC_SPC_MEM_07</text:p>
          </table:table-cell>
          <table:table-cell table:style-name="ce122" table:formula="of:=IF(MID([.F77];6;1)&gt;MID([.F76];6;1);[.C76];[.C76]+1)" office:value-type="float" office:value="27">
            <text:p>027</text:p>
          </table:table-cell>
          <table:table-cell table:style-name="ce125" office:value-type="string">
            <text:p>Social/space/Member Community/invite</text:p>
          </table:table-cell>
          <table:table-cell table:style-name="ce78" office:value-type="string">
            <text:p>Send request to Space at <text:span text:style-name="T6">Visible</text:span> mode and <text:span text:style-name="T7">Validation</text:span> for registration</text:p>
          </table:table-cell>
          <table:table-cell table:style-name="ce131" office:value-type="string">
            <text:p>Step 1: create a new space at the visible and validation mode</text:p>
          </table:table-cell>
          <table:table-cell table:style-name="ce131"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31" office:value-type="string">
            <text:p>Create a new space successfully</text:p>
          </table:table-cell>
          <table:table-cell table:style-name="ce200" office:value-type="string">
            <text:p>High</text:p>
          </table:table-cell>
          <table:table-cell table:style-name="ce74"/>
          <table:table-cell table:number-columns-repeated="237"/>
        </table:table-row>
        <table:table-row table:style-name="ro31">
          <table:table-cell table:style-name="ce110" table:formula="of:=IF(MID([.F78];6;1)&gt;MID([.F77];6;1);&quot;&quot;;MAX([.A$7:.A77])+1)">
            <text:p/>
          </table:table-cell>
          <table:table-cell table:style-name="ce117" office:value-type="string">
            <text:p>FNC_SOC_SPC_MEM_07</text:p>
          </table:table-cell>
          <table:table-cell table:style-name="ce122" table:formula="of:=IF(MID([.F78];6;1)&gt;MID([.F77];6;1);[.C77];[.C77]+1)" office:value-type="float" office:value="27">
            <text:p>027</text:p>
          </table:table-cell>
          <table:table-cell table:style-name="ce125" office:value-type="string">
            <text:p>Social/space/Member Community/invite</text:p>
          </table:table-cell>
          <table:table-cell table:style-name="ce129" office:value-type="string">
            <text:p>Send request to Space at <text:span text:style-name="T6">Visible</text:span> mode and <text:span text:style-name="T7">Validation</text:span> for registration</text:p>
          </table:table-cell>
          <table:table-cell table:style-name="ce131" office:value-type="string">
            <text:p>Step 2: Send request</text:p>
          </table:table-cell>
          <table:table-cell table:style-name="ce131" office:value-type="string">
            <text:p>- Other user sign in</text:p>
            <text:p>- Go space page</text:p>
            <text:p>- Select <text:s/>public spaces list</text:p>
            <text:p>- Select the space which has created and click on [Send request] icon</text:p>
          </table:table-cell>
          <table:table-cell table:style-name="ce131" office:value-type="string">
            <text:p>Send request successfully: </text:p>
            <text:p>The space is move out Public space and added into pending space</text:p>
          </table:table-cell>
          <table:table-cell table:style-name="ce200" office:value-type="string">
            <text:p>High</text:p>
          </table:table-cell>
          <table:table-cell table:style-name="ce74"/>
          <table:table-cell table:number-columns-repeated="237"/>
        </table:table-row>
        <table:table-row table:style-name="ro31">
          <table:table-cell table:style-name="ce110" table:formula="of:=IF(MID([.F79];6;1)&gt;MID([.F78];6;1);&quot;&quot;;MAX([.A$7:.A78])+1)">
            <text:p/>
          </table:table-cell>
          <table:table-cell table:style-name="ce117" office:value-type="string">
            <text:p>FNC_SOC_SPC_MEM_07</text:p>
          </table:table-cell>
          <table:table-cell table:style-name="ce122" table:formula="of:=IF(MID([.F79];6;1)&gt;MID([.F78];6;1);[.C78];[.C78]+1)" office:value-type="float" office:value="27">
            <text:p>027</text:p>
          </table:table-cell>
          <table:table-cell table:style-name="ce125" office:value-type="string">
            <text:p>Social/space/Member Community/invite</text:p>
          </table:table-cell>
          <table:table-cell table:style-name="ce129" office:value-type="string">
            <text:p>Send request to Space at <text:span text:style-name="T6">Visible</text:span> mode and <text:span text:style-name="T7">Validation</text:span> for registration</text:p>
          </table:table-cell>
          <table:table-cell table:style-name="ce131" office:value-type="string">
            <text:p>Step 3: Check request sending successfully</text:p>
          </table:table-cell>
          <table:table-cell table:style-name="ce131" office:value-type="string">
            <text:p>- User created the space sign in</text:p>
            <text:p>- Go to space page</text:p>
            <text:p>- Select the space and click [edit space] or access the space and access the space setting portlet</text:p>
            <text:p>- Select [members] tab</text:p>
          </table:table-cell>
          <table:table-cell table:style-name="ce131" office:value-type="string">
            <text:p>Name of user at step 3, is in pending list of the space.</text:p>
            <text:p>Click on [validate] if manager accept the request else click on [decline] button</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80];6;1)&gt;MID([.F79];6;1);&quot;&quot;;MAX([.A$7:.A79])+1)" office:value-type="float" office:value="28">
            <text:p>028</text:p>
          </table:table-cell>
          <table:table-cell table:style-name="ce117" office:value-type="string">
            <text:p>FNC_SOC_SPC_MEM_07</text:p>
          </table:table-cell>
          <table:table-cell table:style-name="ce122" table:formula="of:=IF(MID([.F80];6;1)&gt;MID([.F79];6;1);[.C79];[.C79]+1)" office:value-type="float" office:value="28">
            <text:p>028</text:p>
          </table:table-cell>
          <table:table-cell table:style-name="ce125" office:value-type="string">
            <text:p>Social/space/Member Community/invite</text:p>
          </table:table-cell>
          <table:table-cell table:style-name="ce78" office:value-type="string">
            <text:p>Send request to Space at <text:span text:style-name="T6">Visible</text:span> mode and <text:span text:style-name="T7">Close</text:span> for registration</text:p>
          </table:table-cell>
          <table:table-cell table:style-name="ce131" office:value-type="string">
            <text:p>Step 1: create a new space at the visible and close mode</text:p>
          </table:table-cell>
          <table:table-cell table:style-name="ce131"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31" office:value-type="string">
            <text:p>Create a new space successfully</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81];6;1)&gt;MID([.F80];6;1);&quot;&quot;;MAX([.A$7:.A80])+1)">
            <text:p/>
          </table:table-cell>
          <table:table-cell table:style-name="ce117" office:value-type="string">
            <text:p>FNC_SOC_SPC_MEM_07</text:p>
          </table:table-cell>
          <table:table-cell table:style-name="ce122" table:formula="of:=IF(MID([.F81];6;1)&gt;MID([.F80];6;1);[.C80];[.C80]+1)" office:value-type="float" office:value="28">
            <text:p>028</text:p>
          </table:table-cell>
          <table:table-cell table:style-name="ce125" office:value-type="string">
            <text:p>Social/space/Member Community/invite</text:p>
          </table:table-cell>
          <table:table-cell table:style-name="ce129" office:value-type="string">
            <text:p>Send request to Space at <text:span text:style-name="T6">Visible</text:span> mode and <text:span text:style-name="T7">Close</text:span> for registration</text:p>
          </table:table-cell>
          <table:table-cell table:style-name="ce131" office:value-type="string">
            <text:p>Step 2: Send request</text:p>
          </table:table-cell>
          <table:table-cell table:style-name="ce131" office:value-type="string">
            <text:p>- Other user sign in</text:p>
            <text:p>- Go space page</text:p>
            <text:p>- Select public space list</text:p>
            <text:p>- Select the space which has created </text:p>
          </table:table-cell>
          <table:table-cell table:style-name="ce198" office:value-type="string">
            <text:p>Don't see any button to send request. Only manager of space can send invitation to user</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82];6;1)&gt;MID([.F81];6;1);&quot;&quot;;MAX([.A$7:.A81])+1)" office:value-type="float" office:value="29">
            <text:p>029</text:p>
          </table:table-cell>
          <table:table-cell table:style-name="ce117" office:value-type="string">
            <text:p>FNC_SOC_SPC_MEM_07</text:p>
          </table:table-cell>
          <table:table-cell table:style-name="ce122" table:formula="of:=IF(MID([.F82];6;1)&gt;MID([.F81];6;1);[.C81];[.C81]+1)" office:value-type="float" office:value="29">
            <text:p>029</text:p>
          </table:table-cell>
          <table:table-cell table:style-name="ce125" office:value-type="string">
            <text:p>Social/space/Member Community/invite</text:p>
          </table:table-cell>
          <table:table-cell table:style-name="ce78" office:value-type="string">
            <text:p>Send request to Space at <text:span text:style-name="T7">hidden</text:span> mode and <text:span text:style-name="T7">open</text:span> for registration</text:p>
          </table:table-cell>
          <table:table-cell table:style-name="ce131" office:value-type="string">
            <text:p>Step 1: create a new space at the hidden and open mode</text:p>
          </table:table-cell>
          <table:table-cell table:style-name="ce131"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31" office:value-type="string">
            <text:p>Create a new space successfully</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83];6;1)&gt;MID([.F82];6;1);&quot;&quot;;MAX([.A$7:.A82])+1)">
            <text:p/>
          </table:table-cell>
          <table:table-cell table:style-name="ce117" office:value-type="string">
            <text:p>FNC_SOC_SPC_MEM_07</text:p>
          </table:table-cell>
          <table:table-cell table:style-name="ce122" table:formula="of:=IF(MID([.F83];6;1)&gt;MID([.F82];6;1);[.C82];[.C82]+1)" office:value-type="float" office:value="29">
            <text:p>029</text:p>
          </table:table-cell>
          <table:table-cell table:style-name="ce125" office:value-type="string">
            <text:p>Social/space/Member Community/invite</text:p>
          </table:table-cell>
          <table:table-cell table:style-name="ce129" office:value-type="string">
            <text:p>Send request to Space at <text:span text:style-name="T7">hidden</text:span> mode and <text:span text:style-name="T7">open</text:span> for registration</text:p>
          </table:table-cell>
          <table:table-cell table:style-name="ce131" office:value-type="string">
            <text:p>Step 2: Send request</text:p>
          </table:table-cell>
          <table:table-cell table:style-name="ce131" office:value-type="string">
            <text:p>- Other user sign in</text:p>
            <text:p>- Go to space page</text:p>
            <text:p>- Select public spaces list</text:p>
            <text:p/>
          </table:table-cell>
          <table:table-cell table:style-name="ce198" office:value-type="string">
            <text:p>User can't see the space which has created at step 1. So user can't send request</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84];6;1)&gt;MID([.F83];6;1);&quot;&quot;;MAX([.A$7:.A83])+1)" office:value-type="float" office:value="30">
            <text:p>030</text:p>
          </table:table-cell>
          <table:table-cell table:style-name="ce117" office:value-type="string">
            <text:p>FNC_SOC_SPC_MEM_07</text:p>
          </table:table-cell>
          <table:table-cell table:style-name="ce122" table:formula="of:=IF(MID([.F84];6;1)&gt;MID([.F83];6;1);[.C83];[.C83]+1)" office:value-type="float" office:value="30">
            <text:p>030</text:p>
          </table:table-cell>
          <table:table-cell table:style-name="ce125" office:value-type="string">
            <text:p>Social/space/Member Community/invite</text:p>
          </table:table-cell>
          <table:table-cell table:style-name="ce78" office:value-type="string">
            <text:p>Send request to Space at <text:span text:style-name="T7">hidden</text:span> mode and <text:span text:style-name="T7">validation</text:span> for registration</text:p>
          </table:table-cell>
          <table:table-cell table:style-name="ce131" office:value-type="string">
            <text:p>Step 1: create a new space at the hidden and validation mode</text:p>
          </table:table-cell>
          <table:table-cell table:style-name="ce131"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31" office:value-type="string">
            <text:p>Create a new space successfully</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85];6;1)&gt;MID([.F84];6;1);&quot;&quot;;MAX([.A$7:.A84])+1)">
            <text:p/>
          </table:table-cell>
          <table:table-cell table:style-name="ce117" office:value-type="string">
            <text:p>FNC_SOC_SPC_MEM_07</text:p>
          </table:table-cell>
          <table:table-cell table:style-name="ce122" table:formula="of:=IF(MID([.F85];6;1)&gt;MID([.F84];6;1);[.C84];[.C84]+1)" office:value-type="float" office:value="30">
            <text:p>030</text:p>
          </table:table-cell>
          <table:table-cell table:style-name="ce125" office:value-type="string">
            <text:p>Social/space/Member Community/invite</text:p>
          </table:table-cell>
          <table:table-cell table:style-name="ce129" office:value-type="string">
            <text:p>Send request to Space at <text:span text:style-name="T7">hidden</text:span> mode and <text:span text:style-name="T7">validation</text:span> for registration</text:p>
          </table:table-cell>
          <table:table-cell table:style-name="ce131" office:value-type="string">
            <text:p>Step 2: Send request</text:p>
          </table:table-cell>
          <table:table-cell table:style-name="ce131" office:value-type="string">
            <text:p>- Other user sign in</text:p>
            <text:p>- Go to space page</text:p>
            <text:p>- Select public space list</text:p>
            <text:p/>
          </table:table-cell>
          <table:table-cell table:style-name="ce198" office:value-type="string">
            <text:p>User can't see the space which has created at step 1. So user can't send request</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86];6;1)&gt;MID([.F85];6;1);&quot;&quot;;MAX([.A$7:.A85])+1)" office:value-type="float" office:value="31">
            <text:p>031</text:p>
          </table:table-cell>
          <table:table-cell table:style-name="ce117" office:value-type="string">
            <text:p>FNC_SOC_SPC_MEM_07</text:p>
          </table:table-cell>
          <table:table-cell table:style-name="ce122" table:formula="of:=IF(MID([.F86];6;1)&gt;MID([.F85];6;1);[.C85];[.C85]+1)" office:value-type="float" office:value="31">
            <text:p>031</text:p>
          </table:table-cell>
          <table:table-cell table:style-name="ce125" office:value-type="string">
            <text:p>Social/space/Member Community/invite</text:p>
          </table:table-cell>
          <table:table-cell table:style-name="ce78" office:value-type="string">
            <text:p>Send request to Space at <text:span text:style-name="T7">hidden</text:span> mode and <text:span text:style-name="T7">close</text:span> for registration</text:p>
          </table:table-cell>
          <table:table-cell table:style-name="ce131" office:value-type="string">
            <text:p>Step 1: create a new space at the hidden and close mode</text:p>
          </table:table-cell>
          <table:table-cell table:style-name="ce131"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31" office:value-type="string">
            <text:p>Create a new space successfully</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87];6;1)&gt;MID([.F86];6;1);&quot;&quot;;MAX([.A$7:.A86])+1)">
            <text:p/>
          </table:table-cell>
          <table:table-cell table:style-name="ce117" office:value-type="string">
            <text:p>FNC_SOC_SPC_MEM_07</text:p>
          </table:table-cell>
          <table:table-cell table:style-name="ce122" table:formula="of:=IF(MID([.F87];6;1)&gt;MID([.F86];6;1);[.C86];[.C86]+1)" office:value-type="float" office:value="31">
            <text:p>031</text:p>
          </table:table-cell>
          <table:table-cell table:style-name="ce125" office:value-type="string">
            <text:p>Social/space/Member Community/invite</text:p>
          </table:table-cell>
          <table:table-cell table:style-name="ce129" office:value-type="string">
            <text:p>Send request to Space at <text:span text:style-name="T7">hidden</text:span> mode and <text:span text:style-name="T7">close</text:span> for registration</text:p>
          </table:table-cell>
          <table:table-cell table:style-name="ce131" office:value-type="string">
            <text:p>Step 2: Send request</text:p>
          </table:table-cell>
          <table:table-cell table:style-name="ce131" office:value-type="string">
            <text:p>- Other user sign in</text:p>
            <text:p>- Go to space page</text:p>
            <text:p>- Select public space list</text:p>
            <text:p/>
          </table:table-cell>
          <table:table-cell table:style-name="ce198" office:value-type="string">
            <text:p>User can't see the space which has created at step 1. So user can't send request</text:p>
          </table:table-cell>
          <table:table-cell table:style-name="ce200" office:value-type="string">
            <text:p>High</text:p>
          </table:table-cell>
          <table:table-cell table:style-name="ce74"/>
          <table:table-cell table:number-columns-repeated="237"/>
        </table:table-row>
        <table:table-row table:style-name="ro11">
          <table:table-cell table:style-name="ce110" table:formula="of:=IF(MID([.F88];6;1)&gt;MID([.F87];6;1);&quot;&quot;;MAX([.A$7:.A87])+1)" office:value-type="float" office:value="32">
            <text:p>032</text:p>
          </table:table-cell>
          <table:table-cell table:style-name="ce117" office:value-type="string">
            <text:p>FNC_SOC_SPC_MEM_07</text:p>
          </table:table-cell>
          <table:table-cell table:style-name="ce122" table:formula="of:=IF(MID([.F88];6;1)&gt;MID([.F87];6;1);[.C87];[.C87]+1)" office:value-type="float" office:value="32">
            <text:p>032</text:p>
          </table:table-cell>
          <table:table-cell table:style-name="ce125" office:value-type="string">
            <text:p>Social/space/Member Community/invite</text:p>
          </table:table-cell>
          <table:table-cell table:style-name="ce78" office:value-type="string">
            <text:p>Add user into Space group</text:p>
          </table:table-cell>
          <table:table-cell table:style-name="ce131" office:value-type="string">
            <text:p>Step 1: Create a new Space</text:p>
          </table:table-cell>
          <table:table-cell table:style-name="ce131" office:value-type="string">
            <text:p>- Add Root into space group or invite user Root to join in Spac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2">
          <table:table-cell table:style-name="ce110"/>
          <table:table-cell table:style-name="ce117" office:value-type="string">
            <text:p>FNC_SOC_SPC_MEM_07</text:p>
          </table:table-cell>
          <table:table-cell table:style-name="ce122" table:formula="of:=IF(MID([.F89];6;1)&gt;MID([.F88];6;1);[.C88];[.C88]+1)" office:value-type="float" office:value="32">
            <text:p>032</text:p>
          </table:table-cell>
          <table:table-cell table:style-name="ce125" office:value-type="string">
            <text:p>Social/space/Member Community/invite</text:p>
          </table:table-cell>
          <table:table-cell table:style-name="ce127" office:value-type="string">
            <text:p>Add user into Space group</text:p>
          </table:table-cell>
          <table:table-cell table:style-name="ce131" office:value-type="string">
            <text:p>Step 2: Add new page with organization management portlet</text:p>
          </table:table-cell>
          <table:table-cell table:style-name="ce131" office:value-type="string">
            <text:p><text:span text:style-name="T21">- Root login system</text:span></text:p>
            <text:p>- Click on <text:span text:style-name="T14">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organization </text:span><text:span text:style-name="T29">management portlet</text:span></text:p>
            <text:p><text:span text:style-name="T29">- Click on </text:span><text:span text:style-name="T14">Save </text:span><text:span text:style-name="T29"><text:s/>to finish adding new page </text:span></text:p>
          </table:table-cell>
          <table:table-cell table:style-name="ce141" office:value-type="string">
            <text:p>- New page with organization portlet is added</text:p>
          </table:table-cell>
          <table:table-cell table:style-name="ce200" office:value-type="string">
            <text:p>High</text:p>
          </table:table-cell>
          <table:table-cell table:style-name="ce74"/>
          <table:table-cell table:style-name="ce206" table:number-columns-repeated="2"/>
          <table:table-cell table:number-columns-repeated="235"/>
        </table:table-row>
        <table:table-row table:style-name="ro29">
          <table:table-cell table:style-name="ce110" table:formula="of:=IF(MID([.F90];6;1)&gt;MID([.F88];6;1);&quot;&quot;;MAX([.A$7:.A88])+1)">
            <text:p/>
          </table:table-cell>
          <table:table-cell table:style-name="ce117" office:value-type="string">
            <text:p>FNC_SOC_SPC_MEM_07</text:p>
          </table:table-cell>
          <table:table-cell table:style-name="ce122" table:formula="of:=IF(MID([.F90];6;1)&gt;MID([.F88];6;1);[.C88];[.C88]+1)" office:value-type="float" office:value="32">
            <text:p>032</text:p>
          </table:table-cell>
          <table:table-cell table:style-name="ce125" office:value-type="string">
            <text:p>Social/space/Member Community/invite</text:p>
          </table:table-cell>
          <table:table-cell table:style-name="ce129" office:value-type="string">
            <text:p>Add user into Space group</text:p>
          </table:table-cell>
          <table:table-cell table:style-name="ce131" office:value-type="string">
            <text:p>Step 3: Add user into space group</text:p>
          </table:table-cell>
          <table:table-cell table:style-name="ce131"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131" office:value-type="string">
            <text:p>User, who has just added, becomes the member of this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91];6;1)&gt;MID([.F90];6;1);&quot;&quot;;MAX([.A$7:.A90])+1)" office:value-type="float" office:value="33">
            <text:p>033</text:p>
          </table:table-cell>
          <table:table-cell table:style-name="ce117" office:value-type="string">
            <text:p>FNC_SOC_SPC_MEM_07</text:p>
          </table:table-cell>
          <table:table-cell table:style-name="ce122" table:formula="of:=IF(MID([.F91];6;1)&gt;MID([.F90];6;1);[.C90];[.C90]+1)" office:value-type="float" office:value="33">
            <text:p>033</text:p>
          </table:table-cell>
          <table:table-cell table:style-name="ce125" office:value-type="string">
            <text:p>Social/space/Member Community/invite</text:p>
          </table:table-cell>
          <table:table-cell table:style-name="ce78" office:value-type="string">
            <text:p>Add member with membership is manager, into space group</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2">
          <table:table-cell table:style-name="ce110"/>
          <table:table-cell table:style-name="ce117" office:value-type="string">
            <text:p>FNC_SOC_SPC_MEM_07</text:p>
          </table:table-cell>
          <table:table-cell table:style-name="ce122" table:formula="of:=IF(MID([.F92];6;1)&gt;MID([.F91];6;1);[.C91];[.C91]+1)" office:value-type="float" office:value="33">
            <text:p>033</text:p>
          </table:table-cell>
          <table:table-cell table:style-name="ce125" office:value-type="string">
            <text:p>Social/space/Member Community/invite</text:p>
          </table:table-cell>
          <table:table-cell table:style-name="ce129" office:value-type="string">
            <text:p>Add member with membership is manager, into space group</text:p>
          </table:table-cell>
          <table:table-cell table:style-name="ce131" office:value-type="string">
            <text:p>Step 2: Add new page with organization management portlet</text:p>
          </table:table-cell>
          <table:table-cell table:style-name="ce131" office:value-type="string">
            <text:p><text:span text:style-name="T21">- Root login system</text:span></text:p>
            <text:p>- Click on <text:span text:style-name="T14">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organization </text:span><text:span text:style-name="T29">management portlet</text:span></text:p>
            <text:p><text:span text:style-name="T29">- Click on </text:span><text:span text:style-name="T14">Save </text:span><text:span text:style-name="T29"><text:s/>to finish adding new page </text:span></text:p>
          </table:table-cell>
          <table:table-cell table:style-name="ce141" office:value-type="string">
            <text:p>- New page with organization portlet is added</text:p>
          </table:table-cell>
          <table:table-cell table:style-name="ce200" office:value-type="string">
            <text:p>High</text:p>
          </table:table-cell>
          <table:table-cell table:style-name="ce74"/>
          <table:table-cell table:number-columns-repeated="237"/>
        </table:table-row>
        <table:table-row table:style-name="ro30">
          <table:table-cell table:style-name="ce110" table:formula="of:=IF(MID([.F93];6;1)&gt;MID([.F91];6;1);&quot;&quot;;MAX([.A$7:.A91])+1)">
            <text:p/>
          </table:table-cell>
          <table:table-cell table:style-name="ce117" office:value-type="string">
            <text:p>FNC_SOC_SPC_MEM_07</text:p>
          </table:table-cell>
          <table:table-cell table:style-name="ce122" table:formula="of:=IF(MID([.F93];6;1)&gt;MID([.F91];6;1);[.C91];[.C91]+1)" office:value-type="float" office:value="33">
            <text:p>033</text:p>
          </table:table-cell>
          <table:table-cell table:style-name="ce125" office:value-type="string">
            <text:p>Social/space/Member Community/invite</text:p>
          </table:table-cell>
          <table:table-cell table:style-name="ce129" office:value-type="string">
            <text:p>Add member with membership is manager, into space group</text:p>
          </table:table-cell>
          <table:table-cell table:style-name="ce131" office:value-type="string">
            <text:p>Step 3: Add member with membership is manager, into space group</text:p>
          </table:table-cell>
          <table:table-cell table:style-name="ce131"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131" office:value-type="string">
            <text:p>User, who has just added, becomes the manager of the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94];6;1)&gt;MID([.F93];6;1);&quot;&quot;;MAX([.A$7:.A93])+1)" office:value-type="float" office:value="34">
            <text:p>034</text:p>
          </table:table-cell>
          <table:table-cell table:style-name="ce117" office:value-type="string">
            <text:p>FNC_SOC_SPC_MEM_08</text:p>
          </table:table-cell>
          <table:table-cell table:style-name="ce121" office:value-type="float" office:value="1">
            <text:p>001</text:p>
          </table:table-cell>
          <table:table-cell table:style-name="ce125" office:value-type="string">
            <text:p>Social/space/Member Community/Remove</text:p>
          </table:table-cell>
          <table:table-cell table:style-name="ce76" office:value-type="string">
            <text:p>Remove a normal member from the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2">
          <table:table-cell table:style-name="ce110" table:formula="of:=IF(MID([.F95];6;1)&gt;MID([.F94];6;1);&quot;&quot;;MAX([.A$7:.A94])+1)">
            <text:p/>
          </table:table-cell>
          <table:table-cell table:style-name="ce117" office:value-type="string">
            <text:p>FNC_SOC_SPC_MEM_08</text:p>
          </table:table-cell>
          <table:table-cell table:style-name="ce122" table:formula="of:=IF(MID([.F95];6;1)&gt;MID([.F94];6;1);[.C94];[.C94]+1)" office:value-type="float" office:value="1">
            <text:p>001</text:p>
          </table:table-cell>
          <table:table-cell table:style-name="ce125" office:value-type="string">
            <text:p>Social/space/Member Community/Remove</text:p>
          </table:table-cell>
          <table:table-cell table:style-name="ce127" office:value-type="string">
            <text:p>Remove a normal member from the space</text:p>
          </table:table-cell>
          <table:table-cell table:style-name="ce131" office:value-type="string">
            <text:p>Step 2: Invited user</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40" office:value-type="string">
            <text:p>Send invitation successfully:</text:p>
            <text:p>- On screen of <text:s/>invitation sender: if no has list Invited user, display list invited user, else add name of user was invited into list.</text:p>
          </table:table-cell>
          <table:table-cell table:style-name="ce200" office:value-type="string">
            <text:p>High</text:p>
          </table:table-cell>
          <table:table-cell table:style-name="ce74"/>
          <table:table-cell table:number-columns-repeated="237"/>
        </table:table-row>
        <table:table-row table:style-name="ro22">
          <table:table-cell table:style-name="ce110"/>
          <table:table-cell table:style-name="ce117" office:value-type="string">
            <text:p>FNC_SOC_SPC_MEM_08</text:p>
          </table:table-cell>
          <table:table-cell table:style-name="ce122" table:formula="of:=IF(MID([.F96];6;1)&gt;MID([.F95];6;1);[.C95];[.C95]+1)" office:value-type="float" office:value="1">
            <text:p>001</text:p>
          </table:table-cell>
          <table:table-cell table:style-name="ce125" office:value-type="string">
            <text:p>Social/space/Member Community/Remove</text:p>
          </table:table-cell>
          <table:table-cell table:style-name="ce127" office:value-type="string">
            <text:p>Remove a normal member from the space</text:p>
          </table:table-cell>
          <table:table-cell table:style-name="ce193" office:value-type="string">
            <text:p>Step 3: Accept invitation</text:p>
          </table:table-cell>
          <table:table-cell table:style-name="ce194" office:value-type="string">
            <text:p>- Login with invited user</text:p>
            <text:p>- Go to Spaces manage/Invitation</text:p>
            <text:p>- Click accept</text:p>
          </table:table-cell>
          <table:table-cell table:style-name="ce199" office:value-type="string">
            <text:p>- Login in successfully</text:p>
            <text:p>- In my spaces of invited user: display </text:p>
            <text:p>space which added at step 1</text:p>
          </table:table-cell>
          <table:table-cell table:style-name="ce200" office:value-type="string">
            <text:p>High</text:p>
          </table:table-cell>
          <table:table-cell table:style-name="ce74"/>
          <table:table-cell table:number-columns-repeated="237"/>
        </table:table-row>
        <table:table-row table:style-name="ro29">
          <table:table-cell table:style-name="ce110"/>
          <table:table-cell table:style-name="ce117" office:value-type="string">
            <text:p>FNC_SOC_SPC_MEM_08</text:p>
          </table:table-cell>
          <table:table-cell table:style-name="ce122" table:formula="of:=IF(MID([.F97];6;1)&gt;MID([.F96];6;1);[.C96];[.C96]+1)" office:value-type="float" office:value="1">
            <text:p>001</text:p>
          </table:table-cell>
          <table:table-cell table:style-name="ce125" office:value-type="string">
            <text:p>Social/space/Member Community/Remove</text:p>
          </table:table-cell>
          <table:table-cell table:style-name="ce127" office:value-type="string">
            <text:p>Remove a normal member from the space ( by invited)</text:p>
          </table:table-cell>
          <table:table-cell table:style-name="ce131" office:value-type="string">
            <text:p>Step 4: Remove a member from the space</text:p>
          </table:table-cell>
          <table:table-cell table:style-name="ce131" office:value-type="string">
            <text:p>- The Manager of space which has created at step 1, signs in </text:p>
            <text:p>- Go to space setting</text:p>
            <text:p>- Select normal member <text:s/>and click on [remove]</text:p>
          </table:table-cell>
          <table:table-cell table:style-name="ce131"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97];6;1)&gt;MID([.G97];6;1);&quot;&quot;;MAX([.A$7:.A95])+1)">
            <text:p/>
          </table:table-cell>
          <table:table-cell table:style-name="ce117" office:value-type="string">
            <text:p>FNC_SOC_SPC_MEM_08</text:p>
          </table:table-cell>
          <table:table-cell table:style-name="ce122" table:formula="of:=IF(MID([.F98];6;1)&gt;MID([.F97];6;1);[.C97];[.C97]+1)" office:value-type="float" office:value="2">
            <text:p>002</text:p>
          </table:table-cell>
          <table:table-cell table:style-name="ce125" office:value-type="string">
            <text:p>Social/space/Member Community/Remove</text:p>
          </table:table-cell>
          <table:table-cell table:style-name="ce76" office:value-type="string">
            <text:p>Remove a normal member from the space ( by request to join)</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25">
          <table:table-cell table:style-name="ce110"/>
          <table:table-cell table:style-name="ce117" office:value-type="string">
            <text:p>FNC_SOC_SPC_MEM_08</text:p>
          </table:table-cell>
          <table:table-cell table:style-name="ce122" table:formula="of:=IF(MID([.F99];6;1)&gt;MID([.F98];6;1);[.C98];[.C98]+1)" office:value-type="float" office:value="2">
            <text:p>002</text:p>
          </table:table-cell>
          <table:table-cell table:style-name="ce125" office:value-type="string">
            <text:p>Social/space/Member Community/Remove</text:p>
          </table:table-cell>
          <table:table-cell table:style-name="ce127" office:value-type="string">
            <text:p>Remove a normal member from the space ( by request to join)</text:p>
          </table:table-cell>
          <table:table-cell table:style-name="ce131" office:value-type="string">
            <text:p>Step 2: Request to join space by step 1</text:p>
          </table:table-cell>
          <table:table-cell table:style-name="ce131" office:value-type="string">
            <text:p>- Login by another user ( excepted root)</text:p>
            <text:p>- Go to Spaces public </text:p>
            <text:p>- Click Request to join</text:p>
            <text:p/>
          </table:table-cell>
          <table:table-cell table:style-name="ce140" office:value-type="string">
            <text:p>- Login in successfully </text:p>
            <text:p>- In public space: display space which added at step 1</text:p>
          </table:table-cell>
          <table:table-cell table:style-name="ce200" office:value-type="string">
            <text:p>High</text:p>
          </table:table-cell>
          <table:table-cell table:style-name="ce74"/>
          <table:table-cell table:number-columns-repeated="237"/>
        </table:table-row>
        <table:table-row table:style-name="ro27">
          <table:table-cell table:style-name="ce110"/>
          <table:table-cell table:style-name="ce117" office:value-type="string">
            <text:p>FNC_SOC_SPC_MEM_08</text:p>
          </table:table-cell>
          <table:table-cell table:style-name="ce122" table:formula="of:=IF(MID([.F100];6;1)&gt;MID([.F99];6;1);[.C99];[.C99]+1)" office:value-type="float" office:value="2">
            <text:p>002</text:p>
          </table:table-cell>
          <table:table-cell table:style-name="ce125" office:value-type="string">
            <text:p>Social/space/Member Community/Remove</text:p>
          </table:table-cell>
          <table:table-cell table:style-name="ce127" office:value-type="string">
            <text:p>Remove a normal member from the space ( by request to join)</text:p>
          </table:table-cell>
          <table:table-cell table:style-name="ce193" office:value-type="string">
            <text:p>Step 3: Accept request to join</text:p>
          </table:table-cell>
          <table:table-cell table:style-name="ce195" office:value-type="string">
            <text:p>- Login with user which created space </text:p>
            <text:p>at step 1</text:p>
            <text:p>- Go to Spaces manage/Pending</text:p>
            <text:p>- Click Validate</text:p>
          </table:table-cell>
          <table:table-cell table:style-name="ce193" office:value-type="string">
            <text:p>- Login in successfully</text:p>
            <text:p>- In my spaces of invited user: display </text:p>
            <text:p>space which added at step 1</text:p>
          </table:table-cell>
          <table:table-cell table:style-name="ce200" office:value-type="string">
            <text:p>High</text:p>
          </table:table-cell>
          <table:table-cell table:style-name="ce74"/>
          <table:table-cell table:number-columns-repeated="237"/>
        </table:table-row>
        <table:table-row table:style-name="ro29">
          <table:table-cell table:style-name="ce110"/>
          <table:table-cell table:style-name="ce117" office:value-type="string">
            <text:p>FNC_SOC_SPC_MEM_08</text:p>
          </table:table-cell>
          <table:table-cell table:style-name="ce122" table:formula="of:=IF(MID([.F101];6;1)&gt;MID([.F100];6;1);[.C100];[.C100]+1)" office:value-type="float" office:value="2">
            <text:p>002</text:p>
          </table:table-cell>
          <table:table-cell table:style-name="ce125" office:value-type="string">
            <text:p>Social/space/Member Community/Remove</text:p>
          </table:table-cell>
          <table:table-cell table:style-name="ce127" office:value-type="string">
            <text:p>Remove a normal member from the space ( by request to join)</text:p>
          </table:table-cell>
          <table:table-cell table:style-name="ce131" office:value-type="string">
            <text:p>Step 4: Remove a member from the space</text:p>
          </table:table-cell>
          <table:table-cell table:style-name="ce131" office:value-type="string">
            <text:p>- The Manager of space which has created at step 1, signs in </text:p>
            <text:p>- Go to space setting</text:p>
            <text:p>- Select normal member <text:s/>and click on [remove]</text:p>
          </table:table-cell>
          <table:table-cell table:style-name="ce131"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02];6;1)&gt;MID([.F97];6;1);&quot;&quot;;MAX([.A$7:.A98])+1)" office:value-type="float" office:value="35">
            <text:p>035</text:p>
          </table:table-cell>
          <table:table-cell table:style-name="ce117" office:value-type="string">
            <text:p>FNC_SOC_SPC_MEM_08</text:p>
          </table:table-cell>
          <table:table-cell table:style-name="ce122" table:formula="of:=IF(MID([.F102];6;1)&gt;MID([.F98];6;1);[.C98];[.C98]+1)" office:value-type="float" office:value="3">
            <text:p>003</text:p>
          </table:table-cell>
          <table:table-cell table:style-name="ce125" office:value-type="string">
            <text:p>Social/space/Member Community/Remove</text:p>
          </table:table-cell>
          <table:table-cell table:style-name="ce78" office:value-type="string">
            <text:p>Remove user Root from the Space</text:p>
          </table:table-cell>
          <table:table-cell table:style-name="ce131" office:value-type="string">
            <text:p>Step 1: Create a new Space</text:p>
          </table:table-cell>
          <table:table-cell table:style-name="ce131" office:value-type="string">
            <text:p>- Sign in system ( excepted root)</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11">
          <table:table-cell table:style-name="ce110" table:formula="of:=IF(MID([.F103];6;1)&gt;MID([.F102];6;1);&quot;&quot;;MAX([.A$7:.A102])+1)">
            <text:p/>
          </table:table-cell>
          <table:table-cell table:style-name="ce117" office:value-type="string">
            <text:p>FNC_SOC_SPC_MEM_08</text:p>
          </table:table-cell>
          <table:table-cell table:style-name="ce122" table:formula="of:=IF(MID([.F103];6;1)&gt;MID([.F102];6;1);[.C102];[.C102]+1)" office:value-type="float" office:value="3">
            <text:p>003</text:p>
          </table:table-cell>
          <table:table-cell table:style-name="ce125" office:value-type="string">
            <text:p>Social/space/Member Community/Remove</text:p>
          </table:table-cell>
          <table:table-cell table:style-name="ce129" office:value-type="string">
            <text:p>Remove user Root from the Space</text:p>
          </table:table-cell>
          <table:table-cell table:style-name="ce131" office:value-type="string">
            <text:p>Step 2: Invited user</text:p>
          </table:table-cell>
          <table:table-cell table:style-name="ce142" office:value-type="string">
            <text:p>- Add Root into space group or invite user Root to join in Space</text:p>
          </table:table-cell>
          <table:table-cell table:style-name="ce142" office:value-type="string">
            <text:p>- Invited member successfully</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04];6;1)&gt;MID([.F103];6;1);&quot;&quot;;MAX([.A$7:.A103])+1)">
            <text:p/>
          </table:table-cell>
          <table:table-cell table:style-name="ce117" office:value-type="string">
            <text:p>FNC_SOC_SPC_MEM_08</text:p>
          </table:table-cell>
          <table:table-cell table:style-name="ce122" table:formula="of:=IF(MID([.F104];6;1)&gt;MID([.F103];6;1);[.C103];[.C103]+1)" office:value-type="float" office:value="3">
            <text:p>003</text:p>
          </table:table-cell>
          <table:table-cell table:style-name="ce125" office:value-type="string">
            <text:p>Social/space/Member Community/Remove</text:p>
          </table:table-cell>
          <table:table-cell table:style-name="ce129" office:value-type="string">
            <text:p>Remove user Root from the Space</text:p>
          </table:table-cell>
          <table:table-cell table:style-name="ce131" office:value-type="string">
            <text:p>Step 3: Remove a member from the space</text:p>
          </table:table-cell>
          <table:table-cell table:style-name="ce131" office:value-type="string">
            <text:p>- The Manager of space which has created at step 1, signs in and select this space.</text:p>
            <text:p>- Select user Root and click on [remove]</text:p>
          </table:table-cell>
          <table:table-cell table:style-name="ce131" office:value-type="string">
            <text:p>- User Root has been removed from list member of the space and space group but Root has all right like manager of space. Root can't send request to any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05];6;1)&gt;MID([.F104];6;1);&quot;&quot;;MAX([.A$7:.A104])+1)" office:value-type="float" office:value="36">
            <text:p>036</text:p>
          </table:table-cell>
          <table:table-cell table:style-name="ce117" office:value-type="string">
            <text:p>FNC_SOC_SPC_MEM_08</text:p>
          </table:table-cell>
          <table:table-cell table:style-name="ce122" table:formula="of:=IF(MID([.F105];6;1)&gt;MID([.F104];6;1);[.C104];[.C104]+1)" office:value-type="float" office:value="4">
            <text:p>004</text:p>
          </table:table-cell>
          <table:table-cell table:style-name="ce125" office:value-type="string">
            <text:p>Social/space/Member Community/Remove</text:p>
          </table:table-cell>
          <table:table-cell table:style-name="ce78" office:value-type="string">
            <text:p>Delete user from Space group</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2">
          <table:table-cell table:style-name="ce110" table:formula="of:=IF(MID([.F106];6;1)&gt;MID([.F105];6;1);&quot;&quot;;MAX([.A$7:.A105])+1)">
            <text:p/>
          </table:table-cell>
          <table:table-cell table:style-name="ce117" office:value-type="string">
            <text:p>FNC_SOC_SPC_MEM_08</text:p>
          </table:table-cell>
          <table:table-cell table:style-name="ce122" table:formula="of:=IF(MID([.F106];6;1)&gt;MID([.F105];6;1);[.C105];[.C105]+1)" office:value-type="float" office:value="4">
            <text:p>004</text:p>
          </table:table-cell>
          <table:table-cell table:style-name="ce125" office:value-type="string">
            <text:p>Social/space/Member Community/Remove</text:p>
          </table:table-cell>
          <table:table-cell table:style-name="ce129" office:value-type="string">
            <text:p>Delete user from Space group</text:p>
          </table:table-cell>
          <table:table-cell table:style-name="ce131" office:value-type="string">
            <text:p>Step 2: Invited user</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40" office:value-type="string">
            <text:p>Send invitation successfully:</text:p>
            <text:p>- On screen of <text:s/>invitation sender: if no has list Invited user, display list invited user, else add name of user was invited into list.</text:p>
          </table:table-cell>
          <table:table-cell table:style-name="ce200" office:value-type="string">
            <text:p>High</text:p>
          </table:table-cell>
          <table:table-cell table:style-name="ce74"/>
          <table:table-cell table:number-columns-repeated="237"/>
        </table:table-row>
        <table:table-row table:style-name="ro32">
          <table:table-cell table:style-name="ce110"/>
          <table:table-cell table:style-name="ce117" office:value-type="string">
            <text:p>FNC_SOC_SPC_MEM_08</text:p>
          </table:table-cell>
          <table:table-cell table:style-name="ce122" table:formula="of:=IF(MID([.F107];6;1)&gt;MID([.F106];6;1);[.C106];[.C106]+1)" office:value-type="float" office:value="4">
            <text:p>004</text:p>
          </table:table-cell>
          <table:table-cell table:style-name="ce125" office:value-type="string">
            <text:p>Social/space/Member Community/Remove</text:p>
          </table:table-cell>
          <table:table-cell table:style-name="ce129" office:value-type="string">
            <text:p>Delete user from Space group</text:p>
          </table:table-cell>
          <table:table-cell table:style-name="ce131" office:value-type="string">
            <text:p>Step 3: Add new page with organization management portlet</text:p>
          </table:table-cell>
          <table:table-cell table:style-name="ce131" office:value-type="string">
            <text:p><text:span text:style-name="T21">- Root login system</text:span></text:p>
            <text:p>- Click on <text:span text:style-name="T14">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organization </text:span><text:span text:style-name="T29">management portlet</text:span></text:p>
            <text:p><text:span text:style-name="T29">- Click on </text:span><text:span text:style-name="T14">Save </text:span><text:span text:style-name="T29"><text:s/>to finish adding new page </text:span></text:p>
          </table:table-cell>
          <table:table-cell table:style-name="ce141" office:value-type="string">
            <text:p>- New page with organization portlet is added</text:p>
          </table:table-cell>
          <table:table-cell table:style-name="ce200" office:value-type="string">
            <text:p>High</text:p>
          </table:table-cell>
          <table:table-cell table:style-name="ce74"/>
          <table:table-cell table:number-columns-repeated="237"/>
        </table:table-row>
        <table:table-row table:style-name="ro31">
          <table:table-cell table:style-name="ce110" table:formula="of:=IF(MID([.F108];6;1)&gt;MID([.F106];6;1);&quot;&quot;;MAX([.A$7:.A106])+1)">
            <text:p/>
          </table:table-cell>
          <table:table-cell table:style-name="ce117" office:value-type="string">
            <text:p>FNC_SOC_SPC_MEM_08</text:p>
          </table:table-cell>
          <table:table-cell table:style-name="ce122" table:formula="of:=IF(MID([.F108];6;1)&gt;MID([.F106];6;1);[.C106];[.C106]+1)" office:value-type="float" office:value="4">
            <text:p>004</text:p>
          </table:table-cell>
          <table:table-cell table:style-name="ce125" office:value-type="string">
            <text:p>Social/space/Member Community/Remove</text:p>
          </table:table-cell>
          <table:table-cell table:style-name="ce129" office:value-type="string">
            <text:p>Delete user from Space group</text:p>
          </table:table-cell>
          <table:table-cell table:style-name="ce131" office:value-type="string">
            <text:p>Step 4: Delete a member from space group</text:p>
          </table:table-cell>
          <table:table-cell table:style-name="ce131" office:value-type="string">
            <text:p>- Access the new added page</text:p>
            <text:p>- Select Group management</text:p>
            <text:p>- Find and select Space group which has created at step 1</text:p>
            <text:p>- Select user and delete him from Space group </text:p>
          </table:table-cell>
          <table:table-cell table:style-name="ce131" office:value-type="string">
            <text:p>User has been removed from list member of the space and space group. User can't access this space but user can send request to join back. </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09];6;1)&gt;MID([.F108];6;1);&quot;&quot;;MAX([.A$7:.A108])+1)" office:value-type="float" office:value="37">
            <text:p>037</text:p>
          </table:table-cell>
          <table:table-cell table:style-name="ce117" office:value-type="string">
            <text:p>FNC_SOC_SPC_MEM_09</text:p>
          </table:table-cell>
          <table:table-cell table:style-name="ce121" office:value-type="float" office:value="1">
            <text:p>001</text:p>
          </table:table-cell>
          <table:table-cell table:style-name="ce125" office:value-type="string">
            <text:p>Social/space/Member Community/Leave</text:p>
          </table:table-cell>
          <table:table-cell table:style-name="ce78" office:value-type="string">
            <text:p>Members leave the space ( by invited)</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2">
          <table:table-cell table:style-name="ce110" table:formula="of:=IF(MID([.F110];6;1)&gt;MID([.F109];6;1);&quot;&quot;;MAX([.A$7:.A109])+1)">
            <text:p/>
          </table:table-cell>
          <table:table-cell table:style-name="ce117" office:value-type="string">
            <text:p>FNC_SOC_SPC_MEM_09</text:p>
          </table:table-cell>
          <table:table-cell table:style-name="ce122" table:formula="of:=IF(MID([.F110];6;1)&gt;MID([.F109];6;1);[.C109];[.C109]+1)" office:value-type="float" office:value="1">
            <text:p>001</text:p>
          </table:table-cell>
          <table:table-cell table:style-name="ce125" office:value-type="string">
            <text:p>Social/space/Member Community/Leave</text:p>
          </table:table-cell>
          <table:table-cell table:style-name="ce129" office:value-type="string">
            <text:p>Members leave the space ( by invited)</text:p>
          </table:table-cell>
          <table:table-cell table:style-name="ce131" office:value-type="string">
            <text:p>Step 2: Invited user</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40" office:value-type="string">
            <text:p>Send invitation successfully:</text:p>
            <text:p>- On screen of <text:s/>invitation sender: if no has list Invited user, display list invited user, else add name of user was invited into list.</text:p>
          </table:table-cell>
          <table:table-cell table:style-name="ce200" office:value-type="string">
            <text:p>High</text:p>
          </table:table-cell>
          <table:table-cell table:style-name="ce74"/>
          <table:table-cell table:number-columns-repeated="237"/>
        </table:table-row>
        <table:table-row table:style-name="ro22">
          <table:table-cell table:style-name="ce110"/>
          <table:table-cell table:style-name="ce117" office:value-type="string">
            <text:p>FNC_SOC_SPC_MEM_09</text:p>
          </table:table-cell>
          <table:table-cell table:style-name="ce122" office:value-type="float" office:value="1">
            <text:p>001</text:p>
          </table:table-cell>
          <table:table-cell table:style-name="ce125" office:value-type="string">
            <text:p>Social/space/Member Community/Leave</text:p>
          </table:table-cell>
          <table:table-cell table:style-name="ce129" office:value-type="string">
            <text:p>Members leave the space ( by invited)</text:p>
          </table:table-cell>
          <table:table-cell table:style-name="ce193" office:value-type="string">
            <text:p>Step 3: Accept invitation</text:p>
          </table:table-cell>
          <table:table-cell table:style-name="ce195" office:value-type="string">
            <text:p>- Login with invited user</text:p>
            <text:p>- Go to Spaces manage/Invitation</text:p>
            <text:p>- Click accept</text:p>
          </table:table-cell>
          <table:table-cell table:style-name="ce195" office:value-type="string">
            <text:p>- Login in successfully</text:p>
            <text:p>- In my spaces of invited user: display space which added at step 1</text:p>
          </table:table-cell>
          <table:table-cell table:style-name="ce200" office:value-type="string">
            <text:p>High</text:p>
          </table:table-cell>
          <table:table-cell table:style-name="ce74"/>
          <table:table-cell table:number-columns-repeated="237"/>
        </table:table-row>
        <table:table-row table:style-name="ro22">
          <table:table-cell table:style-name="ce110" table:formula="of:=IF(MID([.F112];6;1)&gt;MID([.F110];6;1);&quot;&quot;;MAX([.A$7:.A110])+1)">
            <text:p/>
          </table:table-cell>
          <table:table-cell table:style-name="ce117" office:value-type="string">
            <text:p>FNC_SOC_SPC_MEM_09</text:p>
          </table:table-cell>
          <table:table-cell table:style-name="ce122" table:formula="of:=IF(MID([.F112];6;1)&gt;MID([.F110];6;1);[.C110];[.C110]+1)" office:value-type="float" office:value="1">
            <text:p>001</text:p>
          </table:table-cell>
          <table:table-cell table:style-name="ce125" office:value-type="string">
            <text:p>Social/space/Member Community/Leave</text:p>
          </table:table-cell>
          <table:table-cell table:style-name="ce129" office:value-type="string">
            <text:p>Members leave the space ( by invited)</text:p>
          </table:table-cell>
          <table:table-cell table:style-name="ce131" office:value-type="string">
            <text:p>Step 4: Member leave the space</text:p>
          </table:table-cell>
          <table:table-cell table:style-name="ce131" office:value-type="string">
            <text:p>- Select My spaces list</text:p>
            <text:p>- Selects the space and click on [leave] button</text:p>
          </table:table-cell>
          <table:table-cell table:style-name="ce131" office:value-type="string">
            <text:p>User has removed from list member of the space and space group. User can't access this space now.</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13];6;1)&gt;MID([.F112];6;1);&quot;&quot;;MAX([.A$7:.A112])+1)" office:value-type="float" office:value="38">
            <text:p>038</text:p>
          </table:table-cell>
          <table:table-cell table:style-name="ce117" office:value-type="string">
            <text:p>FNC_SOC_SPC_MEM_09</text:p>
          </table:table-cell>
          <table:table-cell table:style-name="ce122" table:formula="of:=IF(MID([.F113];6;1)&gt;MID([.F112];6;1);[.C112];[.C112]+1)" office:value-type="float" office:value="2">
            <text:p>002</text:p>
          </table:table-cell>
          <table:table-cell table:style-name="ce125" office:value-type="string">
            <text:p>Social/space/Member Community/Leave</text:p>
          </table:table-cell>
          <table:table-cell table:style-name="ce80" office:value-type="string">
            <text:p>Root leaves the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11">
          <table:table-cell table:style-name="ce110" table:formula="of:=IF(MID([.F114];6;1)&gt;MID([.F113];6;1);&quot;&quot;;MAX([.A$7:.A113])+1)">
            <text:p/>
          </table:table-cell>
          <table:table-cell table:style-name="ce117" office:value-type="string">
            <text:p>FNC_SOC_SPC_MEM_09</text:p>
          </table:table-cell>
          <table:table-cell table:style-name="ce122" table:formula="of:=IF(MID([.F114];6;1)&gt;MID([.F113];6;1);[.C113];[.C113]+1)" office:value-type="float" office:value="2">
            <text:p>002</text:p>
          </table:table-cell>
          <table:table-cell table:style-name="ce125" office:value-type="string">
            <text:p>Social/space/Member Community/Leave</text:p>
          </table:table-cell>
          <table:table-cell table:style-name="ce128" office:value-type="string">
            <text:p>Root leaves the space</text:p>
          </table:table-cell>
          <table:table-cell table:style-name="ce131" office:value-type="string">
            <text:p>Step 2: Add member for space</text:p>
          </table:table-cell>
          <table:table-cell table:style-name="ce142" office:value-type="string">
            <text:p>- Add user Root into space group or invite user Root to join in Space</text:p>
          </table:table-cell>
          <table:table-cell table:style-name="ce142" office:value-type="string">
            <text:p>- Add member successfully</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115];6;1)&gt;MID([.F114];6;1);&quot;&quot;;MAX([.A$7:.A114])+1)">
            <text:p/>
          </table:table-cell>
          <table:table-cell table:style-name="ce117" office:value-type="string">
            <text:p>FNC_SOC_SPC_MEM_09</text:p>
          </table:table-cell>
          <table:table-cell table:style-name="ce122" table:formula="of:=IF(MID([.F115];6;1)&gt;MID([.F114];6;1);[.C114];[.C114]+1)" office:value-type="float" office:value="2">
            <text:p>002</text:p>
          </table:table-cell>
          <table:table-cell table:style-name="ce125" office:value-type="string">
            <text:p>Social/space/Member Community/Leave</text:p>
          </table:table-cell>
          <table:table-cell table:style-name="ce128" office:value-type="string">
            <text:p>Root leaves the space</text:p>
          </table:table-cell>
          <table:table-cell table:style-name="ce131" office:value-type="string">
            <text:p>Step 3: Member leave the space</text:p>
          </table:table-cell>
          <table:table-cell table:style-name="ce131" office:value-type="string">
            <text:p>- Root signs in and select the space which has created at step 1</text:p>
            <text:p>- Root leaves from this space</text:p>
          </table:table-cell>
          <table:table-cell table:style-name="ce131" office:value-type="string">
            <text:p>User Root has removed from list member of the space and space group. But Root still has access and edit right on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16];6;1)&gt;MID([.F115];6;1);&quot;&quot;;MAX([.A$7:.A115])+1)" office:value-type="float" office:value="39">
            <text:p>039</text:p>
          </table:table-cell>
          <table:table-cell table:style-name="ce117" office:value-type="string">
            <text:p>FNC_SOC_SPC_MEM_09</text:p>
          </table:table-cell>
          <table:table-cell table:style-name="ce122" table:formula="of:=IF(MID([.F116];6;1)&gt;MID([.F115];6;1);[.C115];[.C115]+1)" office:value-type="float" office:value="3">
            <text:p>003</text:p>
          </table:table-cell>
          <table:table-cell table:style-name="ce125" office:value-type="string">
            <text:p>Social/space/Member Community/Leave</text:p>
          </table:table-cell>
          <table:table-cell table:style-name="ce80" office:value-type="string">
            <text:p>Manager of space leaves space when only has one member in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17];6;1)&gt;MID([.F116];6;1);&quot;&quot;;MAX([.A$7:.A116])+1)">
            <text:p/>
          </table:table-cell>
          <table:table-cell table:style-name="ce117" office:value-type="string">
            <text:p>FNC_SOC_SPC_MEM_09</text:p>
          </table:table-cell>
          <table:table-cell table:style-name="ce122" table:formula="of:=IF(MID([.F117];6;1)&gt;MID([.F116];6;1);[.C116];[.C116]+1)" office:value-type="float" office:value="3">
            <text:p>003</text:p>
          </table:table-cell>
          <table:table-cell table:style-name="ce125" office:value-type="string">
            <text:p>Social/space/Member Community/Leave</text:p>
          </table:table-cell>
          <table:table-cell table:style-name="ce128" office:value-type="string">
            <text:p>Manager of space leaves space when only has one member in space</text:p>
          </table:table-cell>
          <table:table-cell table:style-name="ce131" office:value-type="string">
            <text:p>Step 2: Leave space</text:p>
          </table:table-cell>
          <table:table-cell table:style-name="ce131" office:value-type="string">
            <text:p>- Select My space list</text:p>
            <text:p>- On the space has created at step 1, click on Leave icon</text:p>
          </table:table-cell>
          <table:table-cell table:style-name="ce131" office:value-type="string">
            <text:p>Show message to user known: “<text:span text:style-name="T7">You are </text:span><text:span text:style-name="T7">the last manager of this space. You need </text:span><text:span text:style-name="T7">to promote another member as manager </text:span><text:span text:style-name="T7">of the space before you can leave it. </text:span>”</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18];6;1)&gt;MID([.F117];6;1);&quot;&quot;;MAX([.A$7:.A117])+1)" office:value-type="float" office:value="40">
            <text:p>040</text:p>
          </table:table-cell>
          <table:table-cell table:style-name="ce117" office:value-type="string">
            <text:p>FNC_SOC_SPC_MEM_09</text:p>
          </table:table-cell>
          <table:table-cell table:style-name="ce122" table:formula="of:=IF(MID([.F118];6;1)&gt;MID([.F117];6;1);[.C117];[.C117]+1)" office:value-type="float" office:value="4">
            <text:p>004</text:p>
          </table:table-cell>
          <table:table-cell table:style-name="ce125" office:value-type="string">
            <text:p>Social/space/Member Community/Leave</text:p>
          </table:table-cell>
          <table:table-cell table:style-name="ce80" office:value-type="string">
            <text:p>Make a user to become the manager of the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2">
          <table:table-cell table:style-name="ce110" table:formula="of:=IF(MID([.F119];6;1)&gt;MID([.F118];6;1);&quot;&quot;;MAX([.A$7:.A118])+1)">
            <text:p/>
          </table:table-cell>
          <table:table-cell table:style-name="ce117" office:value-type="string">
            <text:p>FNC_SOC_SPC_MEM_09</text:p>
          </table:table-cell>
          <table:table-cell table:style-name="ce122" table:formula="of:=IF(MID([.F119];6;1)&gt;MID([.F118];6;1);[.C118];[.C118]+1)" office:value-type="float" office:value="4">
            <text:p>004</text:p>
          </table:table-cell>
          <table:table-cell table:style-name="ce125" office:value-type="string">
            <text:p>Social/space/Member Community/Leave</text:p>
          </table:table-cell>
          <table:table-cell table:style-name="ce128" office:value-type="string">
            <text:p>Make a user to become the manager of the space</text:p>
          </table:table-cell>
          <table:table-cell table:style-name="ce131" office:value-type="string">
            <text:p>Step 2: Invited user</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40" office:value-type="string">
            <text:p>Send invitation successfully:</text:p>
            <text:p>- On screen of <text:s/>invitation sender: if no has list Invited user, display list invited user, else add name of user was invited into list.</text:p>
          </table:table-cell>
          <table:table-cell table:style-name="ce200" office:value-type="string">
            <text:p>High</text:p>
          </table:table-cell>
          <table:table-cell table:style-name="ce74"/>
          <table:table-cell table:number-columns-repeated="237"/>
        </table:table-row>
        <table:table-row table:style-name="ro22">
          <table:table-cell table:style-name="ce110"/>
          <table:table-cell table:style-name="ce117" office:value-type="string">
            <text:p>FNC_SOC_SPC_MEM_09</text:p>
          </table:table-cell>
          <table:table-cell table:style-name="ce122" table:formula="of:=IF(MID([.F120];6;1)&gt;MID([.F119];6;1);[.C119];[.C119]+1)" office:value-type="float" office:value="4">
            <text:p>004</text:p>
          </table:table-cell>
          <table:table-cell table:style-name="ce125" office:value-type="string">
            <text:p>Social/space/Member Community/Leave</text:p>
          </table:table-cell>
          <table:table-cell table:style-name="ce128" office:value-type="string">
            <text:p>Make a user to become the manager of the space</text:p>
          </table:table-cell>
          <table:table-cell table:style-name="ce131" office:value-type="string">
            <text:p>Step 3: Accept invitation</text:p>
          </table:table-cell>
          <table:table-cell table:style-name="ce131" office:value-type="string">
            <text:p>- Invited user logs in</text:p>
            <text:p>- Go to Spaces/invitations list</text:p>
            <text:p>- Accept invited of the space</text:p>
          </table:table-cell>
          <table:table-cell table:style-name="ce140" office:value-type="string">
            <text:p>- User be come member of the space</text:p>
          </table:table-cell>
          <table:table-cell table:style-name="ce200" office:value-type="string">
            <text:p>High</text:p>
          </table:table-cell>
          <table:table-cell table:style-name="ce74"/>
          <table:table-cell table:number-columns-repeated="237"/>
        </table:table-row>
        <table:table-row table:style-name="ro36">
          <table:table-cell table:style-name="ce110" table:formula="of:=IF(MID([.F121];6;1)&gt;MID([.F119];6;1);&quot;&quot;;MAX([.A$7:.A119])+1)">
            <text:p/>
          </table:table-cell>
          <table:table-cell table:style-name="ce117" office:value-type="string">
            <text:p>FNC_SOC_SPC_MEM_09</text:p>
          </table:table-cell>
          <table:table-cell table:style-name="ce122" table:formula="of:=IF(MID([.F121];6;1)&gt;MID([.F119];6;1);[.C119];[.C119]+1)" office:value-type="float" office:value="4">
            <text:p>004</text:p>
          </table:table-cell>
          <table:table-cell table:style-name="ce125" office:value-type="string">
            <text:p>Social/space/Member Community/Leave</text:p>
          </table:table-cell>
          <table:table-cell table:style-name="ce128" office:value-type="string">
            <text:p>Make a user to become the manager of the space</text:p>
          </table:table-cell>
          <table:table-cell table:style-name="ce131" office:value-type="string">
            <text:p>Step 4: Make a user to become manager of the space</text:p>
          </table:table-cell>
          <table:table-cell table:style-name="ce142"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31" office:value-type="string">
            <text:p>- User become manager of space</text:p>
            <text:p>User can edit and access [Space settings] portlet.</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22];6;1)&gt;MID([.F121];6;1);&quot;&quot;;MAX([.A$7:.A121])+1)" office:value-type="float" office:value="41">
            <text:p>041</text:p>
          </table:table-cell>
          <table:table-cell table:style-name="ce117" office:value-type="string">
            <text:p>FNC_SOC_SPC_MEM_09</text:p>
          </table:table-cell>
          <table:table-cell table:style-name="ce122" table:formula="of:=IF(MID([.F122];6;1)&gt;MID([.F121];6;1);[.C121];[.C121]+1)" office:value-type="float" office:value="5">
            <text:p>005</text:p>
          </table:table-cell>
          <table:table-cell table:style-name="ce125" office:value-type="string">
            <text:p>Social/space/Member Community/Leave</text:p>
          </table:table-cell>
          <table:table-cell table:style-name="ce80" office:value-type="string">
            <text:p>Remove a manager</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2">
          <table:table-cell table:style-name="ce110" table:formula="of:=IF(MID([.F123];6;1)&gt;MID([.F122];6;1);&quot;&quot;;MAX([.A$7:.A122])+1)">
            <text:p/>
          </table:table-cell>
          <table:table-cell table:style-name="ce117" office:value-type="string">
            <text:p>FNC_SOC_SPC_MEM_09</text:p>
          </table:table-cell>
          <table:table-cell table:style-name="ce122" table:formula="of:=IF(MID([.F123];6;1)&gt;MID([.F122];6;1);[.C122];[.C122]+1)" office:value-type="float" office:value="5">
            <text:p>005</text:p>
          </table:table-cell>
          <table:table-cell table:style-name="ce125" office:value-type="string">
            <text:p>Social/space/Member Community/Leave</text:p>
          </table:table-cell>
          <table:table-cell table:style-name="ce128" office:value-type="string">
            <text:p>Remove a manager</text:p>
          </table:table-cell>
          <table:table-cell table:style-name="ce131" office:value-type="string">
            <text:p>Step 2: Invited user</text:p>
          </table:table-cell>
          <table:table-cell table:style-name="ce131"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40" office:value-type="string">
            <text:p>Send invitation successfully:</text:p>
            <text:p>- On screen of <text:s/>invitation sender: if no has list Invited user, display list invited user, else add name of user was invited into list.</text:p>
          </table:table-cell>
          <table:table-cell table:style-name="ce200" office:value-type="string">
            <text:p>High</text:p>
          </table:table-cell>
          <table:table-cell table:style-name="ce74"/>
          <table:table-cell table:number-columns-repeated="237"/>
        </table:table-row>
        <table:table-row table:style-name="ro36">
          <table:table-cell table:style-name="ce110"/>
          <table:table-cell table:style-name="ce117" office:value-type="string">
            <text:p>FNC_SOC_SPC_MEM_09</text:p>
          </table:table-cell>
          <table:table-cell table:style-name="ce122" table:formula="of:=IF(MID([.F124];6;1)&gt;MID([.F123];6;1);[.C123];[.C123]+1)" office:value-type="float" office:value="5">
            <text:p>005</text:p>
          </table:table-cell>
          <table:table-cell table:style-name="ce125" office:value-type="string">
            <text:p>Social/space/Member Community/Leave</text:p>
          </table:table-cell>
          <table:table-cell table:style-name="ce128" office:value-type="string">
            <text:p>Remove a manager</text:p>
          </table:table-cell>
          <table:table-cell table:style-name="ce131" office:value-type="string">
            <text:p>Step 3: Make a user to become manager of the space</text:p>
          </table:table-cell>
          <table:table-cell table:style-name="ce142"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31" office:value-type="string">
            <text:p>- User become manager of space</text:p>
            <text:p>User can edit and access [Space settings] portlet.</text:p>
          </table:table-cell>
          <table:table-cell table:style-name="ce200" office:value-type="string">
            <text:p>High</text:p>
          </table:table-cell>
          <table:table-cell table:style-name="ce74"/>
          <table:table-cell table:number-columns-repeated="237"/>
        </table:table-row>
        <table:table-row table:style-name="ro36">
          <table:table-cell table:style-name="ce110" table:formula="of:=IF(MID([.F125];6;1)&gt;MID([.F123];6;1);&quot;&quot;;MAX([.A$7:.A123])+1)">
            <text:p/>
          </table:table-cell>
          <table:table-cell table:style-name="ce117" office:value-type="string">
            <text:p>FNC_SOC_SPC_MEM_09</text:p>
          </table:table-cell>
          <table:table-cell table:style-name="ce122" table:formula="of:=IF(MID([.F125];6;1)&gt;MID([.F124];6;1);[.C124];[.C124]+1)" office:value-type="float" office:value="5">
            <text:p>005</text:p>
          </table:table-cell>
          <table:table-cell table:style-name="ce125" office:value-type="string">
            <text:p>Social/space/Member Community/Leave</text:p>
          </table:table-cell>
          <table:table-cell table:style-name="ce128" office:value-type="string">
            <text:p>Remove a manager</text:p>
          </table:table-cell>
          <table:table-cell table:style-name="ce131" office:value-type="string">
            <text:p>Step 4: Remove manager of user</text:p>
          </table:table-cell>
          <table:table-cell table:style-name="ce142"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131"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26];6;1)&gt;MID([.F125];6;1);&quot;&quot;;MAX([.A$7:.A125])+1)" office:value-type="float" office:value="42">
            <text:p>042</text:p>
          </table:table-cell>
          <table:table-cell table:style-name="ce117" office:value-type="string">
            <text:p>FNC_SOC_SPC_MEM_09</text:p>
          </table:table-cell>
          <table:table-cell table:style-name="ce122" table:formula="of:=IF(MID([.F126];6;1)&gt;MID([.F125];6;1);[.C125];[.C125]+1)" office:value-type="float" office:value="6">
            <text:p>006</text:p>
          </table:table-cell>
          <table:table-cell table:style-name="ce125" office:value-type="string">
            <text:p>Social/space/Member Community/Leave</text:p>
          </table:table-cell>
          <table:table-cell table:style-name="ce78" office:value-type="string">
            <text:p>Validate pending request when space has no member</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31">
          <table:table-cell table:style-name="ce110" table:formula="of:=IF(MID([.F127];6;1)&gt;MID([.F126];6;1);&quot;&quot;;MAX([.A$7:.A126])+1)">
            <text:p/>
          </table:table-cell>
          <table:table-cell table:style-name="ce117" office:value-type="string">
            <text:p>FNC_SOC_SPC_MEM_09</text:p>
          </table:table-cell>
          <table:table-cell table:style-name="ce122" table:formula="of:=IF(MID([.F127];6;1)&gt;MID([.F126];6;1);[.C126];[.C126]+1)" office:value-type="float" office:value="6">
            <text:p>006</text:p>
          </table:table-cell>
          <table:table-cell table:style-name="ce125" office:value-type="string">
            <text:p>Social/space/Member Community/Leave</text:p>
          </table:table-cell>
          <table:table-cell table:style-name="ce129" office:value-type="string">
            <text:p>Validate pending request when space has no member</text:p>
          </table:table-cell>
          <table:table-cell table:style-name="ce131" office:value-type="string">
            <text:p>Step 2: Remove manager of user</text:p>
          </table:table-cell>
          <table:table-cell table:style-name="ce142" office:value-type="string">
            <text:p>- Click [edit space] icon or access the space and select [Space Settings] portlet</text:p>
            <text:p>- Select [members] tab</text:p>
            <text:p>- At list members, user removes him/herself from space</text:p>
          </table:table-cell>
          <table:table-cell table:style-name="ce131" office:value-type="string">
            <text:p>User has been removed from space, and Space has no member now.</text:p>
          </table:table-cell>
          <table:table-cell table:style-name="ce200" office:value-type="string">
            <text:p>High</text:p>
          </table:table-cell>
          <table:table-cell table:style-name="ce74"/>
          <table:table-cell table:number-columns-repeated="237"/>
        </table:table-row>
        <table:table-row table:style-name="ro31">
          <table:table-cell table:style-name="ce110" table:formula="of:=IF(MID([.F128];6;1)&gt;MID([.F127];6;1);&quot;&quot;;MAX([.A$7:.A127])+1)">
            <text:p/>
          </table:table-cell>
          <table:table-cell table:style-name="ce117" office:value-type="string">
            <text:p>FNC_SOC_SPC_MEM_09</text:p>
          </table:table-cell>
          <table:table-cell table:style-name="ce122" table:formula="of:=IF(MID([.F128];6;1)&gt;MID([.F127];6;1);[.C127];[.C127]+1)" office:value-type="float" office:value="6">
            <text:p>006</text:p>
          </table:table-cell>
          <table:table-cell table:style-name="ce125" office:value-type="string">
            <text:p>Social/space/Member Community/Leave</text:p>
          </table:table-cell>
          <table:table-cell table:style-name="ce129" office:value-type="string">
            <text:p>Validate pending request when space has no member</text:p>
          </table:table-cell>
          <table:table-cell table:style-name="ce131" office:value-type="string">
            <text:p>Step 3: Send request to join</text:p>
          </table:table-cell>
          <table:table-cell table:style-name="ce142" office:value-type="string">
            <text:p>- Login by another user</text:p>
            <text:p>- Go space page </text:p>
            <text:p>- Select <text:s/>public spaces list</text:p>
            <text:p>- Select the space which has created and click on [Send request] icon</text:p>
          </table:table-cell>
          <table:table-cell table:style-name="ce131" office:value-type="string">
            <text:p>User sent request successfully, <text:s/>The space is added on pending space list</text:p>
          </table:table-cell>
          <table:table-cell table:style-name="ce200" office:value-type="string">
            <text:p>High</text:p>
          </table:table-cell>
          <table:table-cell table:style-name="ce74"/>
          <table:table-cell table:number-columns-repeated="237"/>
        </table:table-row>
        <table:table-row table:style-name="ro35">
          <table:table-cell table:style-name="ce110" table:formula="of:=IF(MID([.F129];6;1)&gt;MID([.F128];6;1);&quot;&quot;;MAX([.A$7:.A128])+1)">
            <text:p/>
          </table:table-cell>
          <table:table-cell table:style-name="ce117" office:value-type="string">
            <text:p>FNC_SOC_SPC_MEM_09</text:p>
          </table:table-cell>
          <table:table-cell table:style-name="ce122" table:formula="of:=IF(MID([.F129];6;1)&gt;MID([.F128];6;1);[.C128];[.C128]+1)" office:value-type="float" office:value="6">
            <text:p>006</text:p>
          </table:table-cell>
          <table:table-cell table:style-name="ce125" office:value-type="string">
            <text:p>Social/space/Member Community/Leave</text:p>
          </table:table-cell>
          <table:table-cell table:style-name="ce129" office:value-type="string">
            <text:p>Validate pending request when space has no member</text:p>
          </table:table-cell>
          <table:table-cell table:style-name="ce131" office:value-type="string">
            <text:p>Step 4: Validate request join by user Root</text:p>
          </table:table-cell>
          <table:table-cell table:style-name="ce142" office:value-type="string">
            <text:p>- Root login system </text:p>
            <text:p>- Access space page</text:p>
            <text:p>- Select my space list</text:p>
            <text:p>- Select the space above and click on [Edit space] icon or access space and select space setting portlet</text:p>
            <text:p>- Select member tab</text:p>
            <text:p>- On pending list, select user has sent request at step 3 and click on [Validate]</text:p>
          </table:table-cell>
          <table:table-cell table:style-name="ce131" office:value-type="string">
            <text:p>User becomes member of the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30];6;1)&gt;MID([.F129];6;1);&quot;&quot;;MAX([.A$7:.A129])+1)" office:value-type="float" office:value="43">
            <text:p>043</text:p>
          </table:table-cell>
          <table:table-cell table:style-name="ce117" office:value-type="string">
            <text:p>FNC_SOC_SPC_MEM_09</text:p>
          </table:table-cell>
          <table:table-cell table:style-name="ce122" table:formula="of:=IF(MID([.F130];6;1)&gt;MID([.F129];6;1);[.C129];[.C129]+1)" office:value-type="float" office:value="7">
            <text:p>007</text:p>
          </table:table-cell>
          <table:table-cell table:style-name="ce125" office:value-type="string">
            <text:p>Social/space/Member Community/Leave</text:p>
          </table:table-cell>
          <table:table-cell table:style-name="ce78" office:value-type="string">
            <text:p>Sends request after invitation</text:p>
          </table:table-cell>
          <table:table-cell table:style-name="ce131" office:value-type="string">
            <text:p>Step 1: Two users login on two different browser</text:p>
          </table:table-cell>
          <table:table-cell table:style-name="ce131" office:value-type="string">
            <text:p>- User A signs in and select Space page on Browser 1</text:p>
            <text:p><text:span text:style-name="T12">- User B signs in and select Space page </text:span><text:span text:style-name="T12">on Browser 2</text:span></text:p>
            <text:p><text:span text:style-name="T12"/></text:p>
          </table:table-cell>
          <table:table-cell table:style-name="ce141" office:value-type="string">
            <text:p>Log in successfully</text:p>
          </table:table-cell>
          <table:table-cell table:style-name="ce200" office:value-type="string">
            <text:p>High</text:p>
          </table:table-cell>
          <table:table-cell table:style-name="ce74"/>
          <table:table-cell table:number-columns-repeated="237"/>
        </table:table-row>
        <table:table-row table:style-name="ro22">
          <table:table-cell table:style-name="ce110" table:formula="of:=IF(MID([.F131];6;1)&gt;MID([.F130];6;1);&quot;&quot;;MAX([.A$7:.A130])+1)">
            <text:p/>
          </table:table-cell>
          <table:table-cell table:style-name="ce117" office:value-type="string">
            <text:p>FNC_SOC_SPC_MEM_09</text:p>
          </table:table-cell>
          <table:table-cell table:style-name="ce122" table:formula="of:=IF(MID([.F131];6;1)&gt;MID([.F130];6;1);[.C130];[.C130]+1)" office:value-type="float" office:value="7">
            <text:p>007</text:p>
          </table:table-cell>
          <table:table-cell table:style-name="ce125" office:value-type="string">
            <text:p>Social/space/Member Community/Leave</text:p>
          </table:table-cell>
          <table:table-cell table:style-name="ce129" office:value-type="string">
            <text:p>Sends request after invitation</text:p>
          </table:table-cell>
          <table:table-cell table:style-name="ce131" office:value-type="string">
            <text:p>Step 2: Create a new Space on a browser 1</text:p>
          </table:table-cell>
          <table:table-cell table:style-name="ce131" office:value-type="string">
            <text:p>- User A licks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11">
          <table:table-cell table:style-name="ce110" table:formula="of:=IF(MID([.F132];6;1)&gt;MID([.F131];6;1);&quot;&quot;;MAX([.A$7:.A131])+1)">
            <text:p/>
          </table:table-cell>
          <table:table-cell table:style-name="ce117" office:value-type="string">
            <text:p>FNC_SOC_SPC_MEM_09</text:p>
          </table:table-cell>
          <table:table-cell table:style-name="ce122" table:formula="of:=IF(MID([.F132];6;1)&gt;MID([.F131];6;1);[.C131];[.C131]+1)" office:value-type="float" office:value="7">
            <text:p>007</text:p>
          </table:table-cell>
          <table:table-cell table:style-name="ce125" office:value-type="string">
            <text:p>Social/space/Member Community/Leave</text:p>
          </table:table-cell>
          <table:table-cell table:style-name="ce129" office:value-type="string">
            <text:p>Sends request after invitation</text:p>
          </table:table-cell>
          <table:table-cell table:style-name="ce131" office:value-type="string">
            <text:p>Step 3: View All space on browser 2</text:p>
          </table:table-cell>
          <table:table-cell table:style-name="ce131" office:value-type="string">
            <text:p>- User B clicks on public space</text:p>
          </table:table-cell>
          <table:table-cell table:style-name="ce141" office:value-type="string">
            <text:p>Show all public spaces</text:p>
          </table:table-cell>
          <table:table-cell table:style-name="ce200" office:value-type="string">
            <text:p>High</text:p>
          </table:table-cell>
          <table:table-cell table:style-name="ce74"/>
          <table:table-cell table:number-columns-repeated="237"/>
        </table:table-row>
        <table:table-row table:style-name="ro31">
          <table:table-cell table:style-name="ce110" table:formula="of:=IF(MID([.F133];6;1)&gt;MID([.F132];6;1);&quot;&quot;;MAX([.A$7:.A132])+1)">
            <text:p/>
          </table:table-cell>
          <table:table-cell table:style-name="ce117" office:value-type="string">
            <text:p>FNC_SOC_SPC_MEM_09</text:p>
          </table:table-cell>
          <table:table-cell table:style-name="ce122" table:formula="of:=IF(MID([.F133];6;1)&gt;MID([.F132];6;1);[.C132];[.C132]+1)" office:value-type="float" office:value="7">
            <text:p>007</text:p>
          </table:table-cell>
          <table:table-cell table:style-name="ce125" office:value-type="string">
            <text:p>Social/space/Member Community/Leave</text:p>
          </table:table-cell>
          <table:table-cell table:style-name="ce129" office:value-type="string">
            <text:p>Sends request after invitation</text:p>
          </table:table-cell>
          <table:table-cell table:style-name="ce131" office:value-type="string">
            <text:p>Step 4: Send invitation to user B on browser 1</text:p>
          </table:table-cell>
          <table:table-cell table:style-name="ce142" office:value-type="string">
            <text:p>- User A Click on [Edit space] icon or access the space then access [Setting space]</text:p>
            <text:p>- Select Member tab</text:p>
            <text:p>- Select user B to send invitation</text:p>
            <text:p>- Click on [invite] button</text:p>
          </table:table-cell>
          <table:table-cell table:style-name="ce131" office:value-type="string">
            <text:p>Send invitation successfully. </text:p>
          </table:table-cell>
          <table:table-cell table:style-name="ce200" office:value-type="string">
            <text:p>High</text:p>
          </table:table-cell>
          <table:table-cell table:style-name="ce74"/>
          <table:table-cell table:number-columns-repeated="237"/>
        </table:table-row>
        <table:table-row table:style-name="ro22">
          <table:table-cell table:style-name="ce110" table:formula="of:=IF(MID([.F134];6;1)&gt;MID([.F133];6;1);&quot;&quot;;MAX([.A$7:.A133])+1)">
            <text:p/>
          </table:table-cell>
          <table:table-cell table:style-name="ce117" office:value-type="string">
            <text:p>FNC_SOC_SPC_MEM_09</text:p>
          </table:table-cell>
          <table:table-cell table:style-name="ce122" table:formula="of:=IF(MID([.F134];6;1)&gt;MID([.F133];6;1);[.C133];[.C133]+1)" office:value-type="float" office:value="7">
            <text:p>007</text:p>
          </table:table-cell>
          <table:table-cell table:style-name="ce125" office:value-type="string">
            <text:p>Social/space/Member Community/Leave</text:p>
          </table:table-cell>
          <table:table-cell table:style-name="ce129" office:value-type="string">
            <text:p>Sends request after invitation</text:p>
          </table:table-cell>
          <table:table-cell table:style-name="ce131" office:value-type="string">
            <text:p>Step 5: send request to join into the Space on browser 2</text:p>
          </table:table-cell>
          <table:table-cell table:style-name="ce131" office:value-type="string">
            <text:p>- User B selects the space which has created at step 2 and clicks on [request to join] </text:p>
          </table:table-cell>
          <table:table-cell table:style-name="ce131" office:value-type="string">
            <text:p>B becomes the member of the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35];6;1)&gt;MID([.F134];6;1);&quot;&quot;;MAX([.A$7:.A134])+1)" office:value-type="float" office:value="44">
            <text:p>044</text:p>
          </table:table-cell>
          <table:table-cell table:style-name="ce117" office:value-type="string">
            <text:p>FNC_SOC_SPC_MEM_09</text:p>
          </table:table-cell>
          <table:table-cell table:style-name="ce122" table:formula="of:=IF(MID([.F135];6;1)&gt;MID([.F134];6;1);[.C134];[.C134]+1)" office:value-type="float" office:value="8">
            <text:p>008</text:p>
          </table:table-cell>
          <table:table-cell table:style-name="ce125" office:value-type="string">
            <text:p>Social/space/Member Community/Leave</text:p>
          </table:table-cell>
          <table:table-cell table:style-name="ce78" office:value-type="string">
            <text:p>Sends invitation after request</text:p>
          </table:table-cell>
          <table:table-cell table:style-name="ce131" office:value-type="string">
            <text:p>Step 1: Two users login on two different browser</text:p>
          </table:table-cell>
          <table:table-cell table:style-name="ce131" office:value-type="string">
            <text:p>- User A signs in and select Space page on Browser 1</text:p>
            <text:p><text:span text:style-name="T12">- User B signs in and select Space page </text:span><text:span text:style-name="T12">on Browser 2</text:span></text:p>
            <text:p><text:span text:style-name="T12"/></text:p>
          </table:table-cell>
          <table:table-cell table:style-name="ce141" office:value-type="string">
            <text:p>Log in successfully</text:p>
          </table:table-cell>
          <table:table-cell table:style-name="ce200" office:value-type="string">
            <text:p>High</text:p>
          </table:table-cell>
          <table:table-cell table:style-name="ce74"/>
          <table:table-cell table:number-columns-repeated="237"/>
        </table:table-row>
        <table:table-row table:style-name="ro22">
          <table:table-cell table:style-name="ce110" table:formula="of:=IF(MID([.F136];6;1)&gt;MID([.F135];6;1);&quot;&quot;;MAX([.A$7:.A135])+1)">
            <text:p/>
          </table:table-cell>
          <table:table-cell table:style-name="ce117" office:value-type="string">
            <text:p>FNC_SOC_SPC_MEM_09</text:p>
          </table:table-cell>
          <table:table-cell table:style-name="ce122" table:formula="of:=IF(MID([.F136];6;1)&gt;MID([.F135];6;1);[.C135];[.C135]+1)" office:value-type="float" office:value="8">
            <text:p>008</text:p>
          </table:table-cell>
          <table:table-cell table:style-name="ce125" office:value-type="string">
            <text:p>Social/space/Member Community/Leave</text:p>
          </table:table-cell>
          <table:table-cell table:style-name="ce129" office:value-type="string">
            <text:p>Sends invitation after request</text:p>
          </table:table-cell>
          <table:table-cell table:style-name="ce131" office:value-type="string">
            <text:p>Step 2: Create a new Space on a browser 1</text:p>
          </table:table-cell>
          <table:table-cell table:style-name="ce131" office:value-type="string">
            <text:p>- User A licks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137];6;1)&gt;MID([.F136];6;1);&quot;&quot;;MAX([.A$7:.A136])+1)">
            <text:p/>
          </table:table-cell>
          <table:table-cell table:style-name="ce117" office:value-type="string">
            <text:p>FNC_SOC_SPC_MEM_09</text:p>
          </table:table-cell>
          <table:table-cell table:style-name="ce122" table:formula="of:=IF(MID([.F137];6;1)&gt;MID([.F136];6;1);[.C136];[.C136]+1)" office:value-type="float" office:value="8">
            <text:p>008</text:p>
          </table:table-cell>
          <table:table-cell table:style-name="ce125" office:value-type="string">
            <text:p>Social/space/Member Community/Leave</text:p>
          </table:table-cell>
          <table:table-cell table:style-name="ce129" office:value-type="string">
            <text:p>Sends invitation after request</text:p>
          </table:table-cell>
          <table:table-cell table:style-name="ce131" office:value-type="string">
            <text:p>Step 3: User A accesses member tab on browser 1</text:p>
          </table:table-cell>
          <table:table-cell table:style-name="ce131" office:value-type="string">
            <text:p>- Click on [Edit space] icon or access the space then access [Setting space] portlet</text:p>
            <text:p>- Select Member tab</text:p>
          </table:table-cell>
          <table:table-cell table:style-name="ce141" office:value-type="string">
            <text:p>Show member tab</text:p>
          </table:table-cell>
          <table:table-cell table:style-name="ce200" office:value-type="string">
            <text:p>High</text:p>
          </table:table-cell>
          <table:table-cell table:style-name="ce74"/>
          <table:table-cell table:number-columns-repeated="237"/>
        </table:table-row>
        <table:table-row table:style-name="ro11">
          <table:table-cell table:style-name="ce110" table:formula="of:=IF(MID([.F138];6;1)&gt;MID([.F137];6;1);&quot;&quot;;MAX([.A$7:.A137])+1)">
            <text:p/>
          </table:table-cell>
          <table:table-cell table:style-name="ce117" office:value-type="string">
            <text:p>FNC_SOC_SPC_MEM_09</text:p>
          </table:table-cell>
          <table:table-cell table:style-name="ce122" table:formula="of:=IF(MID([.F138];6;1)&gt;MID([.F137];6;1);[.C137];[.C137]+1)" office:value-type="float" office:value="8">
            <text:p>008</text:p>
          </table:table-cell>
          <table:table-cell table:style-name="ce125" office:value-type="string">
            <text:p>Social/space/Member Community/Leave</text:p>
          </table:table-cell>
          <table:table-cell table:style-name="ce129" office:value-type="string">
            <text:p>Sends invitation after request</text:p>
          </table:table-cell>
          <table:table-cell table:style-name="ce131" office:value-type="string">
            <text:p>Step 4: View All space on browser 2</text:p>
          </table:table-cell>
          <table:table-cell table:style-name="ce131" office:value-type="string">
            <text:p>- User B select Public space list</text:p>
          </table:table-cell>
          <table:table-cell table:style-name="ce141" office:value-type="string">
            <text:p>All public spaces are show</text:p>
          </table:table-cell>
          <table:table-cell table:style-name="ce200" office:value-type="string">
            <text:p>High</text:p>
          </table:table-cell>
          <table:table-cell table:style-name="ce74"/>
          <table:table-cell table:number-columns-repeated="237"/>
        </table:table-row>
        <table:table-row table:style-name="ro22">
          <table:table-cell table:style-name="ce110" table:formula="of:=IF(MID([.F139];6;1)&gt;MID([.F138];6;1);&quot;&quot;;MAX([.A$7:.A138])+1)">
            <text:p/>
          </table:table-cell>
          <table:table-cell table:style-name="ce117" office:value-type="string">
            <text:p>FNC_SOC_SPC_MEM_09</text:p>
          </table:table-cell>
          <table:table-cell table:style-name="ce122" table:formula="of:=IF(MID([.F139];6;1)&gt;MID([.F138];6;1);[.C138];[.C138]+1)" office:value-type="float" office:value="8">
            <text:p>008</text:p>
          </table:table-cell>
          <table:table-cell table:style-name="ce125" office:value-type="string">
            <text:p>Social/space/Member Community/Leave</text:p>
          </table:table-cell>
          <table:table-cell table:style-name="ce129" office:value-type="string">
            <text:p>Sends invitation after request</text:p>
          </table:table-cell>
          <table:table-cell table:style-name="ce131" office:value-type="string">
            <text:p>Step 5: send request to join into the Space on browser 2</text:p>
          </table:table-cell>
          <table:table-cell table:style-name="ce131" office:value-type="string">
            <text:p>- User B selects the space which has created at step 2 and clicks on [request to join] </text:p>
          </table:table-cell>
          <table:table-cell table:style-name="ce131" office:value-type="string">
            <text:p>Send request successfully</text:p>
          </table:table-cell>
          <table:table-cell table:style-name="ce200" office:value-type="string">
            <text:p>High</text:p>
          </table:table-cell>
          <table:table-cell table:style-name="ce74"/>
          <table:table-cell table:number-columns-repeated="237"/>
        </table:table-row>
        <table:table-row table:style-name="ro22">
          <table:table-cell table:style-name="ce110" table:formula="of:=IF(MID([.F140];6;1)&gt;MID([.F139];6;1);&quot;&quot;;MAX([.A$7:.A139])+1)">
            <text:p/>
          </table:table-cell>
          <table:table-cell table:style-name="ce117" office:value-type="string">
            <text:p>FNC_SOC_SPC_MEM_09</text:p>
          </table:table-cell>
          <table:table-cell table:style-name="ce122" table:formula="of:=IF(MID([.F140];6;1)&gt;MID([.F139];6;1);[.C139];[.C139]+1)" office:value-type="float" office:value="8">
            <text:p>008</text:p>
          </table:table-cell>
          <table:table-cell table:style-name="ce125" office:value-type="string">
            <text:p>Social/space/Member Community/Leave</text:p>
          </table:table-cell>
          <table:table-cell table:style-name="ce129" office:value-type="string">
            <text:p>Sends invitation after request</text:p>
          </table:table-cell>
          <table:table-cell table:style-name="ce131" office:value-type="string">
            <text:p>Step 6: Send invitation to user B on browser 1</text:p>
          </table:table-cell>
          <table:table-cell table:style-name="ce142" office:value-type="string">
            <text:p>- User A selects user B to send invitation</text:p>
            <text:p>- Click on [invite] button</text:p>
          </table:table-cell>
          <table:table-cell table:style-name="ce131" office:value-type="string">
            <text:p>User B becomes the member of the space</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41];6;1)&gt;MID([.F140];6;1);&quot;&quot;;MAX([.A$7:.A140])+1)" office:value-type="float" office:value="45">
            <text:p>045</text:p>
          </table:table-cell>
          <table:table-cell table:style-name="ce117" office:value-type="string">
            <text:p>FNC_SOC_SPC_MEM_09</text:p>
          </table:table-cell>
          <table:table-cell table:style-name="ce122" table:formula="of:=IF(MID([.F141];6;1)&gt;MID([.F140];6;1);[.C140];[.C140]+1)" office:value-type="float" office:value="9">
            <text:p>009</text:p>
          </table:table-cell>
          <table:table-cell table:style-name="ce125" office:value-type="string">
            <text:p>Social/space/Member Community/Leave</text:p>
          </table:table-cell>
          <table:table-cell table:style-name="ce78" office:value-type="string">
            <text:p>Members leave the space</text:p>
          </table:table-cell>
          <table:table-cell table:style-name="ce131" office:value-type="string">
            <text:p>Step 1: Create a new Space</text:p>
          </table:table-cell>
          <table:table-cell table:style-name="ce131" office:value-type="string">
            <text:p>- Sign in system</text:p>
            <text:p>- Select space page to view</text:p>
            <text:p>- Click on [Create a Space] </text:p>
            <text:p>- Enter all valid data</text:p>
            <text:p>- Click [create]</text:p>
          </table:table-cell>
          <table:table-cell table:style-name="ce141" office:value-type="string">
            <text:p>- Create new Space successfully.</text:p>
          </table:table-cell>
          <table:table-cell table:style-name="ce200" office:value-type="string">
            <text:p>High</text:p>
          </table:table-cell>
          <table:table-cell table:style-name="ce74"/>
          <table:table-cell table:number-columns-repeated="237"/>
        </table:table-row>
        <table:table-row table:style-name="ro25">
          <table:table-cell table:style-name="ce110" table:formula="of:=IF(MID([.F142];6;1)&gt;MID([.F141];6;1);&quot;&quot;;MAX([.A$7:.A141])+1)">
            <text:p/>
          </table:table-cell>
          <table:table-cell table:style-name="ce117" office:value-type="string">
            <text:p>FNC_SOC_SPC_MEM_09</text:p>
          </table:table-cell>
          <table:table-cell table:style-name="ce122" table:formula="of:=IF(MID([.F142];6;1)&gt;MID([.F141];6;1);[.C141];[.C141]+1)" office:value-type="float" office:value="9">
            <text:p>009</text:p>
          </table:table-cell>
          <table:table-cell table:style-name="ce125" office:value-type="string">
            <text:p>Social/space/Member Community/Leave</text:p>
          </table:table-cell>
          <table:table-cell table:style-name="ce129" office:value-type="string">
            <text:p>Members leave the space</text:p>
          </table:table-cell>
          <table:table-cell table:style-name="ce131" office:value-type="string">
            <text:p>Step 2: Request to join space by step 1</text:p>
          </table:table-cell>
          <table:table-cell table:style-name="ce131" office:value-type="string">
            <text:p>- Login by another user ( excepted root)</text:p>
            <text:p>- Go to Spaces public </text:p>
            <text:p>- Click Request to join</text:p>
            <text:p/>
          </table:table-cell>
          <table:table-cell table:style-name="ce140" office:value-type="string">
            <text:p>- Login in successfully </text:p>
            <text:p>- In public space: display space which added at step 1</text:p>
          </table:table-cell>
          <table:table-cell table:style-name="ce200" office:value-type="string">
            <text:p>High</text:p>
          </table:table-cell>
          <table:table-cell table:style-name="ce74"/>
          <table:table-cell table:number-columns-repeated="237"/>
        </table:table-row>
        <table:table-row table:style-name="ro27">
          <table:table-cell table:style-name="ce110" table:formula="of:=IF(MID([.F143];6;1)&gt;MID([.F142];6;1);&quot;&quot;;MAX([.A$7:.A142])+1)">
            <text:p/>
          </table:table-cell>
          <table:table-cell table:style-name="ce117" office:value-type="string">
            <text:p>FNC_SOC_SPC_MEM_09</text:p>
          </table:table-cell>
          <table:table-cell table:style-name="ce122" table:formula="of:=IF(MID([.F143];6;1)&gt;MID([.F142];6;1);[.C142];[.C142]+1)" office:value-type="float" office:value="9">
            <text:p>009</text:p>
          </table:table-cell>
          <table:table-cell table:style-name="ce125" office:value-type="string">
            <text:p>Social/space/Member Community/Leave</text:p>
          </table:table-cell>
          <table:table-cell table:style-name="ce129" office:value-type="string">
            <text:p>Members leave the space</text:p>
          </table:table-cell>
          <table:table-cell table:style-name="ce193" office:value-type="string">
            <text:p>Step 3: Accept request to join</text:p>
          </table:table-cell>
          <table:table-cell table:style-name="ce194" office:value-type="string">
            <text:p>- Login with user which created space </text:p>
            <text:p>at step 1</text:p>
            <text:p>- Go to Spaces manage/Pending</text:p>
            <text:p>- Click Validate</text:p>
          </table:table-cell>
          <table:table-cell table:style-name="ce193" office:value-type="string">
            <text:p>- Login in successfully</text:p>
            <text:p>- In my spaces of invited user: display </text:p>
            <text:p>space which added at step 1</text:p>
          </table:table-cell>
          <table:table-cell table:style-name="ce200" office:value-type="string">
            <text:p>High</text:p>
          </table:table-cell>
          <table:table-cell table:style-name="ce74"/>
          <table:table-cell table:number-columns-repeated="237"/>
        </table:table-row>
        <table:table-row table:style-name="ro22">
          <table:table-cell table:style-name="ce110" table:formula="of:=IF(MID([.F144];6;1)&gt;MID([.F143];6;1);&quot;&quot;;MAX([.A$7:.A143])+1)">
            <text:p/>
          </table:table-cell>
          <table:table-cell table:style-name="ce117" office:value-type="string">
            <text:p>FNC_SOC_SPC_MEM_09</text:p>
          </table:table-cell>
          <table:table-cell table:style-name="ce122" table:formula="of:=IF(MID([.F144];6;1)&gt;MID([.F143];6;1);[.C143];[.C143]+1)" office:value-type="float" office:value="9">
            <text:p>009</text:p>
          </table:table-cell>
          <table:table-cell table:style-name="ce125" office:value-type="string">
            <text:p>Social/space/Member Community/Leave</text:p>
          </table:table-cell>
          <table:table-cell table:style-name="ce129" office:value-type="string">
            <text:p>Members leave the space</text:p>
          </table:table-cell>
          <table:table-cell table:style-name="ce131" office:value-type="string">
            <text:p>Step 4: Member leave the space</text:p>
          </table:table-cell>
          <table:table-cell table:style-name="ce131" office:value-type="string">
            <text:p>- Select My spaces list</text:p>
            <text:p>- Selects the space and click on [leave] button</text:p>
          </table:table-cell>
          <table:table-cell table:style-name="ce131" office:value-type="string">
            <text:p>User has removed from list member of the space and space group. User can't access this space now.</text:p>
          </table:table-cell>
          <table:table-cell table:style-name="ce200" office:value-type="string">
            <text:p>High</text:p>
          </table:table-cell>
          <table:table-cell table:style-name="ce74"/>
          <table:table-cell table:number-columns-repeated="237"/>
        </table:table-row>
        <table:table-row table:style-name="ro1" table:number-rows-repeated="1048431">
          <table:table-cell table:number-columns-repeated="247"/>
        </table:table-row>
        <table:table-row table:style-name="ro1">
          <table:table-cell table:number-columns-repeated="247"/>
        </table:table-row>
      </table:table>
      <table:table table:name="Module_Management" table:style-name="ta1" table:print="false">
        <office:forms form:automatic-focus="false" form:apply-design-mode="false"/>
        <table:table-column table:style-name="co24" table:default-cell-style-name="Default"/>
        <table:table-column table:style-name="co17" table:default-cell-style-name="Default"/>
        <table:table-column table:style-name="co18" table:default-cell-style-name="Default"/>
        <table:table-column table:style-name="co34"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8" table:number-columns-repeated="239" table:default-cell-style-name="Default"/>
        <table:table-row table:style-name="ro1">
          <table:table-cell/>
          <table:table-cell table:style-name="ce112" office:value-type="string">
            <text:p>TEST CASES</text:p>
          </table:table-cell>
          <table:table-cell table:style-name="ce112"/>
          <table:table-cell table:style-name="ce113" table:number-columns-repeated="2"/>
          <table:table-cell/>
          <table:table-cell table:style-name="ce124"/>
          <table:table-cell table:style-name="ce113" table:number-columns-repeated="2"/>
          <table:table-cell table:style-name="ce148" table:number-columns-repeated="220"/>
          <table:table-cell table:style-name="ce124" table:number-columns-repeated="18"/>
        </table:table-row>
        <table:table-row table:style-name="ro21">
          <table:table-cell/>
          <table:table-cell table:style-name="ce113" table:number-columns-repeated="4"/>
          <table:table-cell/>
          <table:table-cell table:style-name="ce124"/>
          <table:table-cell table:style-name="ce113" table:number-columns-repeated="2"/>
          <table:table-cell table:style-name="ce149"/>
          <table:table-cell table:style-name="ce149" office:value-type="string">
            <text:p>Passed</text:p>
          </table:table-cell>
          <table:table-cell table:style-name="ce149" table:formula="of:=COUNTIF([.L$7:.L$972];[.$K2])" office:value-type="float" office:value="0">
            <text:p>0</text:p>
          </table:table-cell>
          <table:table-cell table:style-name="ce149" table:formula="of:=COUNTIF([.M$7:.M$972];[.$K2])" office:value-type="float" office:value="0">
            <text:p>0</text:p>
          </table:table-cell>
          <table:table-cell table:style-name="ce149" table:formula="of:=COUNTIF([.N$7:.N$972];[.$K2])" office:value-type="float" office:value="0">
            <text:p>0</text:p>
          </table:table-cell>
          <table:table-cell table:style-name="ce149" table:formula="of:=COUNTIF([.O$7:.O$972];[.$K2])" office:value-type="float" office:value="0">
            <text:p>0</text:p>
          </table:table-cell>
          <table:table-cell table:style-name="ce148" table:number-columns-repeated="214"/>
          <table:table-cell table:style-name="ce124" table:number-columns-repeated="18"/>
        </table:table-row>
        <table:table-row table:style-name="ro48">
          <table:table-cell/>
          <table:table-cell table:style-name="ce114" office:value-type="string">
            <text:p>Functions List<text:span text:style-name="T11">:</text:span></text:p>
          </table:table-cell>
          <table:table-cell table:style-name="ce118" office:value-type="string" table:number-columns-spanned="3" table:number-rows-spanned="1">
            <text:p>Module management</text:p>
          </table:table-cell>
          <table:covered-table-cell table:style-name="ce123"/>
          <table:covered-table-cell table:style-name="ce126"/>
          <table:table-cell/>
          <table:table-cell table:style-name="ce124"/>
          <table:table-cell table:style-name="ce137"/>
          <table:table-cell table:style-name="ce143"/>
          <table:table-cell table:style-name="ce149"/>
          <table:table-cell table:style-name="ce149" office:value-type="string">
            <text:p>Failed</text:p>
          </table:table-cell>
          <table:table-cell table:style-name="ce149" table:formula="of:=COUNTIF([.L$7:.L$972];[.$K3])" office:value-type="float" office:value="0">
            <text:p>0</text:p>
          </table:table-cell>
          <table:table-cell table:style-name="ce149" table:formula="of:=COUNTIF([.M$7:.M$972];[.$K3])" office:value-type="float" office:value="0">
            <text:p>0</text:p>
          </table:table-cell>
          <table:table-cell table:style-name="ce149" table:formula="of:=COUNTIF([.N$7:.N$972];[.$K3])" office:value-type="float" office:value="0">
            <text:p>0</text:p>
          </table:table-cell>
          <table:table-cell table:style-name="ce149" table:formula="of:=COUNTIF([.O$7:.O$972];[.$K3])" office:value-type="float" office:value="0">
            <text:p>0</text:p>
          </table:table-cell>
          <table:table-cell table:style-name="ce148" table:number-columns-repeated="214"/>
          <table:table-cell table:style-name="ce124" table:number-columns-repeated="18"/>
        </table:table-row>
        <table:table-row table:style-name="ro21">
          <table:table-cell/>
          <table:table-cell table:style-name="ce114" office:value-type="string">
            <text:p>Total Main Cases:</text:p>
          </table:table-cell>
          <table:table-cell table:style-name="ce119" table:formula="of:=MAX([.A7:.A960])" office:value-type="float" office:value="44" table:number-columns-spanned="3" table:number-rows-spanned="1">
            <text:p>44</text:p>
          </table:table-cell>
          <table:covered-table-cell table:style-name="ce124"/>
          <table:covered-table-cell table:style-name="ce124"/>
          <table:table-cell/>
          <table:table-cell table:style-name="ce124"/>
          <table:table-cell table:style-name="ce137"/>
          <table:table-cell table:style-name="ce189"/>
          <table:table-cell table:style-name="ce149"/>
          <table:table-cell table:style-name="ce149" office:value-type="string">
            <text:p>Blocked</text:p>
          </table:table-cell>
          <table:table-cell table:style-name="ce149" table:formula="of:=COUNTIF([.L$7:.L$972];[.$K4])" office:value-type="float" office:value="0">
            <text:p>0</text:p>
          </table:table-cell>
          <table:table-cell table:style-name="ce149" table:formula="of:=COUNTIF([.M$7:.M$972];[.$K4])" office:value-type="float" office:value="0">
            <text:p>0</text:p>
          </table:table-cell>
          <table:table-cell table:style-name="ce149" table:formula="of:=COUNTIF([.N$7:.N$972];[.$K4])" office:value-type="float" office:value="0">
            <text:p>0</text:p>
          </table:table-cell>
          <table:table-cell table:style-name="ce149" table:formula="of:=COUNTIF([.O$7:.O$972];[.$K4])" office:value-type="float" office:value="0">
            <text:p>0</text:p>
          </table:table-cell>
          <table:table-cell table:style-name="ce148" table:number-columns-repeated="214"/>
          <table:table-cell table:style-name="ce124" table:number-columns-repeated="18"/>
        </table:table-row>
        <table:table-row table:style-name="ro21">
          <table:table-cell table:style-name="ce107"/>
          <table:table-cell table:style-name="ce115"/>
          <table:table-cell table:style-name="ce107" table:number-columns-repeated="7"/>
          <table:table-cell table:style-name="ce150"/>
          <table:table-cell table:style-name="ce150" office:value-type="string">
            <text:p>N/A</text:p>
          </table:table-cell>
          <table:table-cell table:style-name="ce149" table:formula="of:=COUNTIF([.L$7:.L$972];[.$K5])" office:value-type="float" office:value="0">
            <text:p>0</text:p>
          </table:table-cell>
          <table:table-cell table:style-name="ce149" table:formula="of:=COUNTIF([.M$7:.M$972];[.$K5])" office:value-type="float" office:value="0">
            <text:p>0</text:p>
          </table:table-cell>
          <table:table-cell table:style-name="ce149" table:formula="of:=COUNTIF([.N$7:.N$972];[.$K5])" office:value-type="float" office:value="0">
            <text:p>0</text:p>
          </table:table-cell>
          <table:table-cell table:style-name="ce149" table:formula="of:=COUNTIF([.O$7:.O$972];[.$K5])" office:value-type="float" office:value="0">
            <text:p>0</text:p>
          </table:table-cell>
          <table:table-cell table:style-name="ce107" table:number-columns-repeated="232"/>
        </table:table-row>
        <table:table-row table:style-name="ro1">
          <table:table-cell table:style-name="ce108" office:value-type="string">
            <text:p>Case No</text:p>
          </table:table-cell>
          <table:table-cell table:style-name="ce116" office:value-type="string">
            <text:p>Related function</text:p>
          </table:table-cell>
          <table:table-cell table:style-name="ce116" office:value-type="string">
            <text:p>Case ID</text:p>
          </table:table-cell>
          <table:table-cell table:style-name="ce116" office:value-type="string">
            <text:p>Path</text:p>
          </table:table-cell>
          <table:table-cell table:style-name="ce116" office:value-type="string">
            <text:p>Case Description</text:p>
          </table:table-cell>
          <table:table-cell table:style-name="ce116" office:value-type="string">
            <text:p>Step Description</text:p>
          </table:table-cell>
          <table:table-cell table:style-name="ce116" office:value-type="string">
            <text:p>Steps to produce</text:p>
          </table:table-cell>
          <table:table-cell table:style-name="ce116" office:value-type="string">
            <text:p>Expected Output</text:p>
          </table:table-cell>
          <table:table-cell table:style-name="ce116" office:value-type="string">
            <text:p>Priority</text:p>
          </table:table-cell>
          <table:table-cell table:style-name="ce116" office:value-type="string">
            <text:p>Affect</text:p>
          </table:table-cell>
          <table:table-cell table:style-name="ce116" table:number-columns-repeated="9"/>
          <table:table-cell table:style-name="ce157" table:number-columns-repeated="211"/>
          <table:table-cell table:style-name="ce124" table:number-columns-repeated="17"/>
        </table:table-row>
        <table:table-row table:style-name="ro25">
          <table:table-cell table:style-name="ce207" office:value-type="float" office:value="1">
            <text:p>001</text:p>
          </table:table-cell>
          <table:table-cell table:style-name="ce209" office:value-type="string">
            <text:p>FNC_SOC_SPC_MOD_10</text:p>
          </table:table-cell>
          <table:table-cell table:style-name="ce211" office:value-type="float" office:value="1">
            <text:p>001</text:p>
          </table:table-cell>
          <table:table-cell table:style-name="ce214" office:value-type="string">
            <text:p>Social/space/Module Community</text:p>
          </table:table-cell>
          <table:table-cell table:style-name="ce86" office:value-type="string">
            <text:p>View all application of space</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able:table-cell>
          <table:table-cell table:style-name="ce240" office:value-type="string">
            <text:p>Medium</text:p>
          </table:table-cell>
          <table:table-cell table:style-name="ce201"/>
          <table:table-cell table:style-name="ce158" table:number-columns-repeated="236"/>
          <table:table-cell table:style-name="ce162"/>
        </table:table-row>
        <table:table-row table:style-name="ro31">
          <table:table-cell table:style-name="ce208" table:formula="of:=IF(MID([.F8];6;1)&gt;MID([.F7];6;1);&quot;&quot;;MAX([.A$7:.A7])+1)">
            <text:p/>
          </table:table-cell>
          <table:table-cell table:style-name="ce209" office:value-type="string">
            <text:p>FNC_SOC_SPC_MOD_10</text:p>
          </table:table-cell>
          <table:table-cell table:style-name="ce212" table:formula="of:=IF(MID([.F8];6;1)&gt;MID([.F7];6;1);[.C7];[.C7]+1)" office:value-type="float" office:value="1">
            <text:p>001</text:p>
          </table:table-cell>
          <table:table-cell table:style-name="ce214" office:value-type="string">
            <text:p>Social/space/Module Community</text:p>
          </table:table-cell>
          <table:table-cell table:style-name="ce216" office:value-type="string">
            <text:p>View all application of space</text:p>
          </table:table-cell>
          <table:table-cell table:style-name="ce233" office:value-type="string">
            <text:p>Step 2: View applications list of the space</text:p>
          </table:table-cell>
          <table:table-cell table:style-name="ce233" office:value-type="string">
            <text:p>- The creator selects the Space which has created at step 1.</text:p>
            <text:p>- Click on [Edit space] icon or access the Space and select space settings portlet</text:p>
            <text:p>- Select [applications] tab</text:p>
          </table:table-cell>
          <table:table-cell table:style-name="ce235" office:value-type="string">
            <text:p>-View all applications which has been added into the space</text:p>
            <text:p><text:s/>Default: after the space was created, there are two applications: Dashboard, Member and space settings.</text:p>
          </table:table-cell>
          <table:table-cell table:style-name="ce240" office:value-type="string">
            <text:p>Medium</text:p>
          </table:table-cell>
          <table:table-cell table:style-name="ce201"/>
          <table:table-cell table:style-name="ce158" table:number-columns-repeated="236"/>
          <table:table-cell table:style-name="ce162"/>
        </table:table-row>
        <table:table-row table:style-name="ro25">
          <table:table-cell table:style-name="ce208" table:formula="of:=IF(MID([.F9];6;1)&gt;MID([.F8];6;1);&quot;&quot;;MAX([.A$7:.A8])+1)" office:value-type="float" office:value="2">
            <text:p>002</text:p>
          </table:table-cell>
          <table:table-cell table:style-name="ce209" office:value-type="string">
            <text:p>FNC_SOC_SPC_MOD_10</text:p>
          </table:table-cell>
          <table:table-cell table:style-name="ce212" table:formula="of:=IF(MID([.F9];6;1)&gt;MID([.F8];6;1);[.C8];[.C8]+1)" office:value-type="float" office:value="2">
            <text:p>002</text:p>
          </table:table-cell>
          <table:table-cell table:style-name="ce214" office:value-type="string">
            <text:p>Social/space/Module Community</text:p>
          </table:table-cell>
          <table:table-cell table:style-name="ce86" office:value-type="string">
            <text:p>Add new application into the space</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able:table-cell>
          <table:table-cell table:style-name="ce240" office:value-type="string">
            <text:p>High</text:p>
          </table:table-cell>
          <table:table-cell table:style-name="ce202"/>
          <table:table-cell table:style-name="ce158" table:number-columns-repeated="2"/>
          <table:table-cell table:style-name="ce159" table:number-columns-repeated="235"/>
        </table:table-row>
        <table:table-row table:style-name="ro31">
          <table:table-cell table:style-name="ce208" table:formula="of:=IF(MID([.F10];6;1)&gt;MID([.F9];6;1);&quot;&quot;;MAX([.A$7:.A9])+1)">
            <text:p/>
          </table:table-cell>
          <table:table-cell table:style-name="ce209" office:value-type="string">
            <text:p>FNC_SOC_SPC_MOD_10</text:p>
          </table:table-cell>
          <table:table-cell table:style-name="ce212" table:formula="of:=IF(MID([.F10];6;1)&gt;MID([.F9];6;1);[.C9];[.C9]+1)" office:value-type="float" office:value="2">
            <text:p>002</text:p>
          </table:table-cell>
          <table:table-cell table:style-name="ce214" office:value-type="string">
            <text:p>Social/space/Module Community</text:p>
          </table:table-cell>
          <table:table-cell table:style-name="ce216" office:value-type="string">
            <text:p>Add new application into the space</text:p>
          </table:table-cell>
          <table:table-cell table:style-name="ce233" office:value-type="string">
            <text:p>Step 2: View applications list of the space</text:p>
          </table:table-cell>
          <table:table-cell table:style-name="ce233" office:value-type="string">
            <text:p>- The creator selects the Space which has created at step 1.</text:p>
            <text:p>- Click on [Edit space] icon or access the Space and select space settings portlet</text:p>
            <text:p>- Select [applications] tab</text:p>
          </table:table-cell>
          <table:table-cell table:style-name="ce235" office:value-type="string">
            <text:p>-View all applications which has been added into the space</text:p>
            <text:p><text:s/>Default: after the space was created, there are two applications: Member and space settings.</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11">
          <table:table-cell table:style-name="ce208" table:formula="of:=IF(MID([.F11];6;1)&gt;MID([.F10];6;1);&quot;&quot;;MAX([.A$7:.A10])+1)">
            <text:p/>
          </table:table-cell>
          <table:table-cell table:style-name="ce209" office:value-type="string">
            <text:p>FNC_SOC_SPC_MOD_10</text:p>
          </table:table-cell>
          <table:table-cell table:style-name="ce212" table:formula="of:=IF(MID([.F11];6;1)&gt;MID([.F10];6;1);[.C10];[.C10]+1)" office:value-type="float" office:value="2">
            <text:p>002</text:p>
          </table:table-cell>
          <table:table-cell table:style-name="ce214" office:value-type="string">
            <text:p>Social/space/Module Community</text:p>
          </table:table-cell>
          <table:table-cell table:style-name="ce216" office:value-type="string">
            <text:p>Add new application into the space</text:p>
          </table:table-cell>
          <table:table-cell table:style-name="ce233" office:value-type="string">
            <text:p>Step 3: Show list applications to add</text:p>
          </table:table-cell>
          <table:table-cell table:style-name="ce233" office:value-type="string">
            <text:p>In form click Add button</text:p>
          </table:table-cell>
          <table:table-cell table:style-name="ce235" office:value-type="string">
            <text:p>Show form which contains all applications which user has right to use.</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32">
          <table:table-cell table:style-name="ce208" table:formula="of:=IF(MID([.F12];6;1)&gt;MID([.F11];6;1);&quot;&quot;;MAX([.A$7:.A11])+1)">
            <text:p/>
          </table:table-cell>
          <table:table-cell table:style-name="ce209" office:value-type="string">
            <text:p>FNC_SOC_SPC_MOD_10</text:p>
          </table:table-cell>
          <table:table-cell table:style-name="ce212" table:formula="of:=IF(MID([.F12];6;1)&gt;MID([.F11];6;1);[.C11];[.C11]+1)" office:value-type="float" office:value="2">
            <text:p>002</text:p>
          </table:table-cell>
          <table:table-cell table:style-name="ce214" office:value-type="string">
            <text:p>Social/space/Module Community</text:p>
          </table:table-cell>
          <table:table-cell table:style-name="ce216" office:value-type="string">
            <text:p>Add new application into the space</text:p>
          </table:table-cell>
          <table:table-cell table:style-name="ce233" office:value-type="string">
            <text:p>Step 4: Add applications into the space</text:p>
          </table:table-cell>
          <table:table-cell table:style-name="ce233" office:value-type="string">
            <text:p>- Select a application and click on [install] button.</text:p>
          </table:table-cell>
          <table:table-cell table:style-name="ce233"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25">
          <table:table-cell table:style-name="ce208" table:formula="of:=IF(MID([.F13];6;1)&gt;MID([.F12];6;1);&quot;&quot;;MAX([.A$7:.A12])+1)" office:value-type="float" office:value="3">
            <text:p>003</text:p>
          </table:table-cell>
          <table:table-cell table:style-name="ce209" office:value-type="string">
            <text:p>FNC_SOC_SPC_MOD_10</text:p>
          </table:table-cell>
          <table:table-cell table:style-name="ce212" table:formula="of:=IF(MID([.F13];6;1)&gt;MID([.F12];6;1);[.C12];[.C12]+1)" office:value-type="float" office:value="3">
            <text:p>003</text:p>
          </table:table-cell>
          <table:table-cell table:style-name="ce214" office:value-type="string">
            <text:p>Social/space/Module Community</text:p>
          </table:table-cell>
          <table:table-cell table:style-name="ce217" office:value-type="string">
            <text:p>Remove application from the space</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35">
          <table:table-cell table:style-name="ce208" table:formula="of:=IF(MID([.F14];6;1)&gt;MID([.F13];6;1);&quot;&quot;;MAX([.A$7:.A13])+1)">
            <text:p/>
          </table:table-cell>
          <table:table-cell table:style-name="ce209" office:value-type="string">
            <text:p>FNC_SOC_SPC_MOD_10</text:p>
          </table:table-cell>
          <table:table-cell table:style-name="ce212" table:formula="of:=IF(MID([.F14];6;1)&gt;MID([.F13];6;1);[.C13];[.C13]+1)" office:value-type="float" office:value="3">
            <text:p>003</text:p>
          </table:table-cell>
          <table:table-cell table:style-name="ce214" office:value-type="string">
            <text:p>Social/space/Module Community</text:p>
          </table:table-cell>
          <table:table-cell table:style-name="ce218" office:value-type="string">
            <text:p>Remove application from the space</text:p>
          </table:table-cell>
          <table:table-cell table:style-name="ce233" office:value-type="string">
            <text:p>Step 2: Add applications into the space</text:p>
          </table:table-cell>
          <table:table-cell table:style-name="ce233" office:value-type="string">
            <text:p>- In form click Add button</text:p>
            <text:p>- Select a application and click on [install] button.</text:p>
          </table:table-cell>
          <table:table-cell table:style-name="ce236" office:value-type="string">
            <text:p><text:span text:style-name="T15">- Show form which contains all </text:span><text:span text:style-name="T15">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36">
          <table:table-cell table:style-name="ce208" table:formula="of:=IF(MID([.F15];6;1)&gt;MID([.F14];6;1);&quot;&quot;;MAX([.A$7:.A14])+1)">
            <text:p/>
          </table:table-cell>
          <table:table-cell table:style-name="ce209" office:value-type="string">
            <text:p>FNC_SOC_SPC_MOD_10</text:p>
          </table:table-cell>
          <table:table-cell table:style-name="ce212" table:formula="of:=IF(MID([.F15];6;1)&gt;MID([.F14];6;1);[.C14];[.C14]+1)" office:value-type="float" office:value="3">
            <text:p>003</text:p>
          </table:table-cell>
          <table:table-cell table:style-name="ce214" office:value-type="string">
            <text:p>Social/space/Module Community</text:p>
          </table:table-cell>
          <table:table-cell table:style-name="ce218" office:value-type="string">
            <text:p>Remove application from the space</text:p>
          </table:table-cell>
          <table:table-cell table:style-name="ce233" office:value-type="string">
            <text:p>Step 3: Remove applications from the space</text:p>
          </table:table-cell>
          <table:table-cell table:style-name="ce233"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235"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3">-After removed the application </text:span><text:span text:style-name="T33">successfully, it is removed on the left </text:span><text:span text:style-name="T33">panel.</text:span></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25">
          <table:table-cell table:style-name="ce208" table:formula="of:=IF(MID([.F16];6;1)&gt;MID([.F15];6;1);&quot;&quot;;MAX([.A$7:.A14])+1)" office:value-type="float" office:value="4">
            <text:p>004</text:p>
          </table:table-cell>
          <table:table-cell table:style-name="ce209" office:value-type="string">
            <text:p>FNC_SOC_SPC_MOD_10</text:p>
          </table:table-cell>
          <table:table-cell table:style-name="ce212" table:formula="of:=IF(MID([.F16];6;1)&gt;MID([.F15];6;1);[.C14];[.C14]+1)" office:value-type="float" office:value="4">
            <text:p>004</text:p>
          </table:table-cell>
          <table:table-cell table:style-name="ce214" office:value-type="string">
            <text:p>Social/space/Module Community</text:p>
          </table:table-cell>
          <table:table-cell table:style-name="ce82" office:value-type="string">
            <text:p>Remove space settings portlet</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29">
          <table:table-cell table:style-name="ce208" table:formula="of:=IF(MID([.F17];6;1)&gt;MID([.F16];6;1);&quot;&quot;;MAX([.A$7:.A16])+1)">
            <text:p/>
          </table:table-cell>
          <table:table-cell table:style-name="ce209" office:value-type="string">
            <text:p>FNC_SOC_SPC_MOD_10</text:p>
          </table:table-cell>
          <table:table-cell table:style-name="ce212" table:formula="of:=IF(MID([.F17];6;1)&gt;MID([.F16];6;1);[.C16];[.C16]+1)" office:value-type="float" office:value="4">
            <text:p>004</text:p>
          </table:table-cell>
          <table:table-cell table:style-name="ce214" office:value-type="string">
            <text:p>Social/space/Module Community</text:p>
          </table:table-cell>
          <table:table-cell table:style-name="ce219"/>
          <table:table-cell table:style-name="ce233" office:value-type="string">
            <text:p>Step 2: Remove space settings portlet from the space</text:p>
          </table:table-cell>
          <table:table-cell table:style-name="ce233"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235" office:value-type="string">
            <text:p>Show message to user knows: can not remove this application</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25">
          <table:table-cell table:style-name="ce208" table:formula="of:=IF(MID([.F18];6;1)&gt;MID([.F17];6;1);&quot;&quot;;MAX([.A$7:.A17])+1)" office:value-type="float" office:value="5">
            <text:p>005</text:p>
          </table:table-cell>
          <table:table-cell table:style-name="ce209" office:value-type="string">
            <text:p>FNC_SOC_SPC_MOD_10</text:p>
          </table:table-cell>
          <table:table-cell table:style-name="ce212" table:formula="of:=IF(MID([.F18];6;1)&gt;MID([.F17];6;1);[.C17];[.C17]+1)" office:value-type="float" office:value="5">
            <text:p>005</text:p>
          </table:table-cell>
          <table:table-cell table:style-name="ce214" office:value-type="string">
            <text:p>Social/space/Module Community</text:p>
          </table:table-cell>
          <table:table-cell table:style-name="ce83" office:value-type="string">
            <text:p>Add application into list of add application for space group</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32">
          <table:table-cell table:style-name="ce208" table:formula="of:=IF(MID([.F19];6;1)&gt;MID([.F18];6;1);&quot;&quot;;MAX([.A$7:.A18])+1)">
            <text:p/>
          </table:table-cell>
          <table:table-cell table:style-name="ce209" office:value-type="string">
            <text:p>FNC_SOC_SPC_MOD_10</text:p>
          </table:table-cell>
          <table:table-cell table:style-name="ce212" table:formula="of:=IF(MID([.F19];6;1)&gt;MID([.F18];6;1);[.C18];[.C18]+1)" office:value-type="float" office:value="5">
            <text:p>005</text:p>
          </table:table-cell>
          <table:table-cell table:style-name="ce214" office:value-type="string">
            <text:p>Social/space/Module Community</text:p>
          </table:table-cell>
          <table:table-cell table:style-name="ce220" office:value-type="string">
            <text:p>Add application into list of add application for space group</text:p>
          </table:table-cell>
          <table:table-cell table:style-name="ce233" office:value-type="string">
            <text:p>Step 2: Add new page with Application registry portlet</text:p>
          </table:table-cell>
          <table:table-cell table:style-name="ce131" office:value-type="string">
            <text:p><text:span text:style-name="T21">- Root login system</text:span></text:p>
            <text:p>- Click on <text:span text:style-name="T14">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Application </text:span><text:span text:style-name="T29">registry portlet</text:span></text:p>
            <text:p><text:span text:style-name="T29">- Click on </text:span><text:span text:style-name="T14">Save </text:span><text:span text:style-name="T29"><text:s/>to finish adding new page </text:span></text:p>
          </table:table-cell>
          <table:table-cell table:style-name="ce235" office:value-type="string">
            <text:p>New applycation registry is created. And default the new page is focusing</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52">
          <table:table-cell table:style-name="ce208" table:formula="of:=IF(MID([.F20];6;1)&gt;MID([.F19];6;1);&quot;&quot;;MAX([.A$7:.A19])+1)">
            <text:p/>
          </table:table-cell>
          <table:table-cell table:style-name="ce209" office:value-type="string">
            <text:p>FNC_SOC_SPC_MOD_10</text:p>
          </table:table-cell>
          <table:table-cell table:style-name="ce212" table:formula="of:=IF(MID([.F20];6;1)&gt;MID([.F19];6;1);[.C19];[.C19]+1)" office:value-type="float" office:value="5">
            <text:p>005</text:p>
          </table:table-cell>
          <table:table-cell table:style-name="ce214" office:value-type="string">
            <text:p>Social/space/Module Community</text:p>
          </table:table-cell>
          <table:table-cell table:style-name="ce220" office:value-type="string">
            <text:p>Add application into list of add application for space group</text:p>
          </table:table-cell>
          <table:table-cell table:style-name="ce233" office:value-type="string">
            <text:p>Step 3: Add permission for application</text:p>
          </table:table-cell>
          <table:table-cell table:style-name="ce233" office:value-type="string">
            <text:p>- Click on [Auto import]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235" office:value-type="string">
            <text:p>Application is added for the space</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35">
          <table:table-cell table:style-name="ce208" table:formula="of:=IF(MID([.F21];6;1)&gt;MID([.F20];6;1);&quot;&quot;;MAX([.A$7:.A20])+1)">
            <text:p/>
          </table:table-cell>
          <table:table-cell table:style-name="ce209" office:value-type="string">
            <text:p>FNC_SOC_SPC_MOD_10</text:p>
          </table:table-cell>
          <table:table-cell table:style-name="ce212" table:formula="of:=IF(MID([.F21];6;1)&gt;MID([.F20];6;1);[.C20];[.C20]+1)" office:value-type="float" office:value="5">
            <text:p>005</text:p>
          </table:table-cell>
          <table:table-cell table:style-name="ce214" office:value-type="string">
            <text:p>Social/space/Module Community</text:p>
          </table:table-cell>
          <table:table-cell table:style-name="ce220" office:value-type="string">
            <text:p>Add application into list of add application for space group</text:p>
          </table:table-cell>
          <table:table-cell table:style-name="ce233" office:value-type="string">
            <text:p>Step 4: Check application on List of add application</text:p>
          </table:table-cell>
          <table:table-cell table:style-name="ce233"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235" office:value-type="string">
            <text:p>Show applications list which contains all applications which user has right to use, including the applications have added at step 3</text:p>
          </table:table-cell>
          <table:table-cell table:style-name="ce240" office:value-type="string">
            <text:p>High</text:p>
          </table:table-cell>
          <table:table-cell table:style-name="ce203"/>
          <table:table-cell table:style-name="ce158" table:number-columns-repeated="2"/>
          <table:table-cell table:style-name="ce160" table:number-columns-repeated="235"/>
        </table:table-row>
        <table:table-row table:style-name="ro25">
          <table:table-cell table:style-name="ce208" table:formula="of:=IF(MID([.F22];6;1)&gt;MID([.F21];6;1);&quot;&quot;;MAX([.A$7:.A21])+1)" office:value-type="float" office:value="6">
            <text:p>006</text:p>
          </table:table-cell>
          <table:table-cell table:style-name="ce209" office:value-type="string">
            <text:p>FNC_SOC_SPC_MOD_10</text:p>
          </table:table-cell>
          <table:table-cell table:style-name="ce212" table:formula="of:=IF(MID([.F22];6;1)&gt;MID([.F21];6;1);[.C21];[.C21]+1)" office:value-type="float" office:value="6">
            <text:p>006</text:p>
          </table:table-cell>
          <table:table-cell table:style-name="ce214" office:value-type="string">
            <text:p>Social/space/Module Community</text:p>
          </table:table-cell>
          <table:table-cell table:style-name="ce83" office:value-type="string">
            <text:p>Add application into list of add application for space group AAA, not Space group BBB</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name of the space: AAA</text:p>
            <text:p>- Click [Create]</text:p>
          </table:table-cell>
          <table:table-cell table:style-name="ce235" office:value-type="string">
            <text:p>- Create new Space successfully.</text:p>
          </table:table-cell>
          <table:table-cell table:style-name="ce241" office:value-type="string">
            <text:p>M<text:span text:style-name="T27">edium</text:span></text:p>
          </table:table-cell>
          <table:table-cell table:style-name="ce203"/>
          <table:table-cell table:style-name="ce158" table:number-columns-repeated="2"/>
          <table:table-cell table:style-name="ce160" table:number-columns-repeated="235"/>
        </table:table-row>
        <table:table-row table:style-name="ro32">
          <table:table-cell table:style-name="ce208" table:formula="of:=IF(MID([.F23];6;1)&gt;MID([.F22];6;1);&quot;&quot;;MAX([.A$7:.A22])+1)">
            <text:p/>
          </table:table-cell>
          <table:table-cell table:style-name="ce209" office:value-type="string">
            <text:p>FNC_SOC_SPC_MOD_10</text:p>
          </table:table-cell>
          <table:table-cell table:style-name="ce212" table:formula="of:=IF(MID([.F23];6;1)&gt;MID([.F22];6;1);[.C22];[.C22]+1)" office:value-type="float" office:value="6">
            <text:p>006</text:p>
          </table:table-cell>
          <table:table-cell table:style-name="ce214" office:value-type="string">
            <text:p>Social/space/Module Community</text:p>
          </table:table-cell>
          <table:table-cell table:style-name="ce220" office:value-type="string">
            <text:p>Add application into list of add application for space group AAA, not Space group BBB</text:p>
          </table:table-cell>
          <table:table-cell table:style-name="ce233" office:value-type="string">
            <text:p>Step 2: Add new page with Application registry portlet</text:p>
          </table:table-cell>
          <table:table-cell table:style-name="ce131" office:value-type="string">
            <text:p><text:span text:style-name="T21">- Root login system</text:span></text:p>
            <text:p>- Click on <text:span text:style-name="T14">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Application </text:span><text:span text:style-name="T29">registry portlet</text:span></text:p>
            <text:p><text:span text:style-name="T29">- Click on </text:span><text:span text:style-name="T14">Save </text:span><text:span text:style-name="T29"><text:s/>to finish adding new page </text:span></text:p>
          </table:table-cell>
          <table:table-cell table:style-name="ce235" office:value-type="string">
            <text:p>New applycation registry is created. And default the new page is focusing</text:p>
          </table:table-cell>
          <table:table-cell table:style-name="ce241" office:value-type="string">
            <text:p>M<text:span text:style-name="T27">edium</text:span></text:p>
          </table:table-cell>
          <table:table-cell table:style-name="ce203"/>
          <table:table-cell table:style-name="ce158" table:number-columns-repeated="2"/>
          <table:table-cell table:style-name="ce160" table:number-columns-repeated="235"/>
        </table:table-row>
        <table:table-row table:style-name="ro35">
          <table:table-cell table:style-name="ce208" table:formula="of:=IF(MID([.F24];6;1)&gt;MID([.F23];6;1);&quot;&quot;;MAX([.A$7:.A23])+1)">
            <text:p/>
          </table:table-cell>
          <table:table-cell table:style-name="ce209" office:value-type="string">
            <text:p>FNC_SOC_SPC_MOD_10</text:p>
          </table:table-cell>
          <table:table-cell table:style-name="ce212" table:formula="of:=IF(MID([.F24];6;1)&gt;MID([.F23];6;1);[.C23];[.C23]+1)" office:value-type="float" office:value="6">
            <text:p>006</text:p>
          </table:table-cell>
          <table:table-cell table:style-name="ce214" office:value-type="string">
            <text:p>Social/space/Module Community</text:p>
          </table:table-cell>
          <table:table-cell table:style-name="ce220" office:value-type="string">
            <text:p>Add application into list of add application for space group AAA, not Space group BBB</text:p>
          </table:table-cell>
          <table:table-cell table:style-name="ce233" office:value-type="string">
            <text:p>Step 3: Add permission for application</text:p>
          </table:table-cell>
          <table:table-cell table:style-name="ce233" office:value-type="string">
            <text:p>- Click on [Auto import]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235" office:value-type="string">
            <text:p>Application is added for the space</text:p>
          </table:table-cell>
          <table:table-cell table:style-name="ce241" office:value-type="string">
            <text:p>M<text:span text:style-name="T27">edium</text:span></text:p>
          </table:table-cell>
          <table:table-cell table:style-name="ce203"/>
          <table:table-cell table:style-name="ce158" table:number-columns-repeated="2"/>
          <table:table-cell table:style-name="ce160" table:number-columns-repeated="235"/>
        </table:table-row>
        <table:table-row table:style-name="ro29">
          <table:table-cell table:style-name="ce208" table:formula="of:=IF(MID([.F25];6;1)&gt;MID([.F24];6;1);&quot;&quot;;MAX([.A$7:.A24])+1)">
            <text:p/>
          </table:table-cell>
          <table:table-cell table:style-name="ce209" office:value-type="string">
            <text:p>FNC_SOC_SPC_MOD_10</text:p>
          </table:table-cell>
          <table:table-cell table:style-name="ce212" table:formula="of:=IF(MID([.F25];6;1)&gt;MID([.F24];6;1);[.C24];[.C24]+1)" office:value-type="float" office:value="6">
            <text:p>006</text:p>
          </table:table-cell>
          <table:table-cell table:style-name="ce214" office:value-type="string">
            <text:p>Social/space/Module Community</text:p>
          </table:table-cell>
          <table:table-cell table:style-name="ce220" office:value-type="string">
            <text:p>Add application into list of add application for space group AAA, not Space group BBB</text:p>
          </table:table-cell>
          <table:table-cell table:style-name="ce233" office:value-type="string">
            <text:p>Step 4: Add application into other space</text:p>
          </table:table-cell>
          <table:table-cell table:style-name="ce233"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235" office:value-type="string">
            <text:p>Show form which contains all applications which user has right to <text:s/>us, don't including the applications has added at step 3</text:p>
          </table:table-cell>
          <table:table-cell table:style-name="ce241" office:value-type="string">
            <text:p>M<text:span text:style-name="T27">edium</text:span></text:p>
          </table:table-cell>
          <table:table-cell table:style-name="ce203"/>
          <table:table-cell table:style-name="ce158" table:number-columns-repeated="2"/>
          <table:table-cell table:style-name="ce160" table:number-columns-repeated="235"/>
        </table:table-row>
        <table:table-row table:style-name="ro25">
          <table:table-cell table:style-name="ce208" table:formula="of:=IF(MID([.F26];6;1)&gt;MID([.F25];6;1);&quot;&quot;;MAX([.A$7:.A25])+1)" office:value-type="float" office:value="7">
            <text:p>007</text:p>
          </table:table-cell>
          <table:table-cell table:style-name="ce209" office:value-type="string">
            <text:p>FNC_SOC_SPC_MOD_10</text:p>
          </table:table-cell>
          <table:table-cell table:style-name="ce212" table:formula="of:=IF(MID([.F26];6;1)&gt;MID([.F25];6;1);[.C25];[.C25]+1)" office:value-type="float" office:value="7">
            <text:p>007</text:p>
          </table:table-cell>
          <table:table-cell table:style-name="ce214" office:value-type="string">
            <text:p>Social/space/Module Community</text:p>
          </table:table-cell>
          <table:table-cell table:style-name="ce81" office:value-type="string">
            <text:p>Show member application</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ext:p>Default: The Space has two applications: List of user and Space settings</text:p>
          </table:table-cell>
          <table:table-cell table:style-name="ce241" office:value-type="string">
            <text:p>M<text:span text:style-name="T27">edium</text:span></text:p>
          </table:table-cell>
          <table:table-cell table:style-name="ce203"/>
          <table:table-cell table:style-name="ce158" table:number-columns-repeated="2"/>
          <table:table-cell table:style-name="ce160" table:number-columns-repeated="235"/>
        </table:table-row>
        <table:table-row table:style-name="ro31">
          <table:table-cell table:style-name="ce208" table:formula="of:=IF(MID([.F27];6;1)&gt;MID([.F26];6;1);&quot;&quot;;MAX([.A$7:.A26])+1)">
            <text:p/>
          </table:table-cell>
          <table:table-cell table:style-name="ce209" office:value-type="string">
            <text:p>FNC_SOC_SPC_MOD_10</text:p>
          </table:table-cell>
          <table:table-cell table:style-name="ce212" table:formula="of:=IF(MID([.F27];6;1)&gt;MID([.F26];6;1);[.C26];[.C26]+1)" office:value-type="float" office:value="7">
            <text:p>007</text:p>
          </table:table-cell>
          <table:table-cell table:style-name="ce214" office:value-type="string">
            <text:p>Social/space/Module Community</text:p>
          </table:table-cell>
          <table:table-cell table:style-name="ce214" office:value-type="string">
            <text:p>Show member application</text:p>
          </table:table-cell>
          <table:table-cell table:style-name="ce233" office:value-type="string">
            <text:p>Step 2: Show member applications</text:p>
          </table:table-cell>
          <table:table-cell table:style-name="ce233" office:value-type="string">
            <text:p>- Access the space and select Space member portlet in the left pane</text:p>
            <text:p/>
            <text:p/>
          </table:table-cell>
          <table:table-cell table:style-name="ce233" office:value-type="string">
            <text:p>It show all members of the space. There is two list:</text:p>
            <text:p>- Administrator: all users are manager of space</text:p>
            <text:p>- Space Member: all users are normal member of space</text:p>
          </table:table-cell>
          <table:table-cell table:style-name="ce241" office:value-type="string">
            <text:p>M<text:span text:style-name="T27">edium</text:span></text:p>
          </table:table-cell>
          <table:table-cell table:style-name="ce203"/>
          <table:table-cell table:style-name="ce158" table:number-columns-repeated="2"/>
          <table:table-cell table:style-name="ce160" table:number-columns-repeated="235"/>
        </table:table-row>
        <table:table-row table:style-name="ro25">
          <table:table-cell table:style-name="ce208" table:formula="of:=IF(MID([.F28];6;1)&gt;MID([.F27];6;1);&quot;&quot;;MAX([.A$7:.A27])+1)" office:value-type="float" office:value="8">
            <text:p>008</text:p>
          </table:table-cell>
          <table:table-cell table:style-name="ce209" office:value-type="string">
            <text:p>FNC_SOC_SPC_MOD_10</text:p>
          </table:table-cell>
          <table:table-cell table:style-name="ce212" table:formula="of:=IF(MID([.F28];6;1)&gt;MID([.F27];6;1);[.C27];[.C27]+1)" office:value-type="float" office:value="8">
            <text:p>008</text:p>
          </table:table-cell>
          <table:table-cell table:style-name="ce214" office:value-type="string">
            <text:p>Social/space/Module Community</text:p>
          </table:table-cell>
          <table:table-cell table:style-name="ce81" office:value-type="string">
            <text:p>Check running of Space settings application</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ext:p>Default: The Space has two applications: List of user and Space settings</text:p>
          </table:table-cell>
          <table:table-cell table:style-name="ce241" office:value-type="string">
            <text:p>M<text:span text:style-name="T27">edium</text:span></text:p>
          </table:table-cell>
          <table:table-cell table:style-name="ce203"/>
          <table:table-cell table:style-name="ce158" table:number-columns-repeated="2"/>
          <table:table-cell table:style-name="ce160" table:number-columns-repeated="235"/>
        </table:table-row>
        <table:table-row table:style-name="ro36">
          <table:table-cell table:style-name="ce208" table:formula="of:=IF(MID([.F29];6;1)&gt;MID([.F28];6;1);&quot;&quot;;MAX([.A$7:.A28])+1)">
            <text:p/>
          </table:table-cell>
          <table:table-cell table:style-name="ce209" office:value-type="string">
            <text:p>FNC_SOC_SPC_MOD_10</text:p>
          </table:table-cell>
          <table:table-cell table:style-name="ce212" table:formula="of:=IF(MID([.F29];6;1)&gt;MID([.F28];6;1);[.C28];[.C28]+1)" office:value-type="float" office:value="8">
            <text:p>008</text:p>
          </table:table-cell>
          <table:table-cell table:style-name="ce214" office:value-type="string">
            <text:p>Social/space/Module Community</text:p>
          </table:table-cell>
          <table:table-cell table:style-name="ce214" office:value-type="string">
            <text:p>Check running of Space settings application</text:p>
          </table:table-cell>
          <table:table-cell table:style-name="ce233" office:value-type="string">
            <text:p>Step 2: Run Space settings applications</text:p>
          </table:table-cell>
          <table:table-cell table:style-name="ce233" office:value-type="string">
            <text:p>- Access the space and select Space settings application in the left pane</text:p>
            <text:p/>
          </table:table-cell>
          <table:table-cell table:style-name="ce233"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241" office:value-type="string">
            <text:p>M<text:span text:style-name="T27">edium</text:span></text:p>
          </table:table-cell>
          <table:table-cell table:style-name="ce204"/>
          <table:table-cell table:style-name="ce158" table:number-columns-repeated="2"/>
          <table:table-cell table:style-name="ce161" table:number-columns-repeated="235"/>
        </table:table-row>
        <table:table-row table:style-name="ro25">
          <table:table-cell table:style-name="ce208" table:formula="of:=IF(MID([.F30];6;1)&gt;MID([.F29];6;1);&quot;&quot;;MAX([.A$7:.A29])+1)" office:value-type="float" office:value="9">
            <text:p>009</text:p>
          </table:table-cell>
          <table:table-cell table:style-name="ce209" office:value-type="string">
            <text:p>FNC_SOC_SPC_MOD_10</text:p>
          </table:table-cell>
          <table:table-cell table:style-name="ce212" table:formula="of:=IF(MID([.F30];6;1)&gt;MID([.F29];6;1);[.C29];[.C29]+1)" office:value-type="float" office:value="9">
            <text:p>009</text:p>
          </table:table-cell>
          <table:table-cell table:style-name="ce214" office:value-type="string">
            <text:p>Social/space/Module Community</text:p>
          </table:table-cell>
          <table:table-cell table:style-name="ce85" office:value-type="string">
            <text:p>Run Manage Spaces application</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ext:p>Default: The Space has two applications: List of user and Space settings</text:p>
          </table:table-cell>
          <table:table-cell table:style-name="ce241" office:value-type="string">
            <text:p>M<text:span text:style-name="T27">edium</text:span></text:p>
          </table:table-cell>
          <table:table-cell table:style-name="ce245"/>
          <table:table-cell table:style-name="ce158" table:number-columns-repeated="2"/>
          <table:table-cell table:style-name="ce161" table:number-columns-repeated="235"/>
        </table:table-row>
        <table:table-row table:style-name="ro36">
          <table:table-cell table:style-name="ce208" table:formula="of:=IF(MID([.F31];6;1)&gt;MID([.F30];6;1);&quot;&quot;;MAX([.A$7:.A30])+1)">
            <text:p/>
          </table:table-cell>
          <table:table-cell table:style-name="ce209" office:value-type="string">
            <text:p>FNC_SOC_SPC_MOD_10</text:p>
          </table:table-cell>
          <table:table-cell table:style-name="ce212" table:formula="of:=IF(MID([.F31];6;1)&gt;MID([.F30];6;1);[.C30];[.C30]+1)" office:value-type="float" office:value="9">
            <text:p>009</text:p>
          </table:table-cell>
          <table:table-cell table:style-name="ce214" office:value-type="string">
            <text:p>Social/space/Module Community</text:p>
          </table:table-cell>
          <table:table-cell table:style-name="ce221" office:value-type="string">
            <text:p>Run Manage Spaces application</text:p>
          </table:table-cell>
          <table:table-cell table:style-name="ce233" office:value-type="string">
            <text:p>Step 2: Add Manage spaces application</text:p>
          </table:table-cell>
          <table:table-cell table:style-name="ce233"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233" office:value-type="string">
            <text:p>- Add Manage spaces application successfully</text:p>
          </table:table-cell>
          <table:table-cell table:style-name="ce241" office:value-type="string">
            <text:p>M<text:span text:style-name="T27">edium</text:span></text:p>
          </table:table-cell>
          <table:table-cell table:style-name="ce204"/>
          <table:table-cell table:style-name="ce158" table:number-columns-repeated="2"/>
          <table:table-cell table:style-name="ce161" table:number-columns-repeated="235"/>
        </table:table-row>
        <table:table-row table:style-name="ro30">
          <table:table-cell table:style-name="ce208" table:formula="of:=IF(MID([.F32];6;1)&gt;MID([.F31];6;1);&quot;&quot;;MAX([.A$7:.A31])+1)">
            <text:p/>
          </table:table-cell>
          <table:table-cell table:style-name="ce209" office:value-type="string">
            <text:p>FNC_SOC_SPC_MOD_10</text:p>
          </table:table-cell>
          <table:table-cell table:style-name="ce212" table:formula="of:=IF(MID([.F32];6;1)&gt;MID([.F31];6;1);[.C31];[.C31]+1)" office:value-type="float" office:value="9">
            <text:p>009</text:p>
          </table:table-cell>
          <table:table-cell table:style-name="ce214" office:value-type="string">
            <text:p>Social/space/Module Community</text:p>
          </table:table-cell>
          <table:table-cell table:style-name="ce221" office:value-type="string">
            <text:p>Run Manage Spaces application</text:p>
          </table:table-cell>
          <table:table-cell table:style-name="ce233" office:value-type="string">
            <text:p>Step 3: Run Manage spaces application</text:p>
          </table:table-cell>
          <table:table-cell table:style-name="ce233" office:value-type="string">
            <text:p>- Access the space and select Manage spaces application</text:p>
            <text:p>or</text:p>
            <text:p>- Go to Spaces/”<text:span text:style-name="T7">name of space</text:span>”/ manage space</text:p>
            <text:p/>
            <text:p/>
          </table:table-cell>
          <table:table-cell table:style-name="ce233" office:value-type="string">
            <text:p>Show content of the manage spaces page:</text:p>
            <text:p>- A button to create a new space on left</text:p>
            <text:p>- Show all lists of spaces on system</text:p>
          </table:table-cell>
          <table:table-cell table:style-name="ce241" office:value-type="string">
            <text:p>M<text:span text:style-name="T27">edium</text:span></text:p>
          </table:table-cell>
          <table:table-cell table:style-name="ce204"/>
          <table:table-cell table:style-name="ce158" table:number-columns-repeated="2"/>
          <table:table-cell table:style-name="ce161" table:number-columns-repeated="235"/>
        </table:table-row>
        <table:table-row table:style-name="ro25">
          <table:table-cell table:style-name="ce208" table:formula="of:=IF(MID([.F33];6;1)&gt;MID([.F32];6;1);&quot;&quot;;MAX([.A$7:.A32])+1)" office:value-type="float" office:value="10">
            <text:p>010</text:p>
          </table:table-cell>
          <table:table-cell table:style-name="ce209" office:value-type="string">
            <text:p>FNC_SOC_SPC_MOD_10</text:p>
          </table:table-cell>
          <table:table-cell table:style-name="ce212" table:formula="of:=IF(MID([.F33];6;1)&gt;MID([.F32];6;1);[.C32];[.C32]+1)" office:value-type="float" office:value="10">
            <text:p>010</text:p>
          </table:table-cell>
          <table:table-cell table:style-name="ce214" office:value-type="string">
            <text:p>Social/space/Module Community</text:p>
          </table:table-cell>
          <table:table-cell table:style-name="ce86" office:value-type="string">
            <text:p>Member access application of the space</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name of the space</text:p>
            <text:p>- Click [save]</text:p>
          </table:table-cell>
          <table:table-cell table:style-name="ce237" office:value-type="string">
            <text:p>- Create new Space successfully.</text:p>
            <text:p>Default: The Space has two applications: List of user and Space settings</text:p>
          </table:table-cell>
          <table:table-cell table:style-name="ce241" office:value-type="string">
            <text:p>M<text:span text:style-name="T27">edium</text:span></text:p>
          </table:table-cell>
          <table:table-cell table:style-name="ce205"/>
          <table:table-cell table:style-name="ce107" table:number-columns-repeated="237"/>
        </table:table-row>
        <table:table-row table:style-name="ro52">
          <table:table-cell table:style-name="ce208" table:formula="of:=IF(MID([.F34];6;1)&gt;MID([.F33];6;1);&quot;&quot;;MAX([.A$7:.A33])+1)">
            <text:p/>
          </table:table-cell>
          <table:table-cell table:style-name="ce209" office:value-type="string">
            <text:p>FNC_SOC_SPC_MOD_10</text:p>
          </table:table-cell>
          <table:table-cell table:style-name="ce212" table:formula="of:=IF(MID([.F34];6;1)&gt;MID([.F33];6;1);[.C33];[.C33]+1)" office:value-type="float" office:value="10">
            <text:p>010</text:p>
          </table:table-cell>
          <table:table-cell table:style-name="ce214" office:value-type="string">
            <text:p>Social/space/Module Community</text:p>
          </table:table-cell>
          <table:table-cell table:style-name="ce216" office:value-type="string">
            <text:p>Member access application of the space</text:p>
          </table:table-cell>
          <table:table-cell table:style-name="ce233" office:value-type="string">
            <text:p>Step 2: Add applications into the space</text:p>
          </table:table-cell>
          <table:table-cell table:style-name="ce233"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233"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241" office:value-type="string">
            <text:p>M<text:span text:style-name="T27">edium</text:span></text:p>
          </table:table-cell>
          <table:table-cell table:style-name="ce205"/>
          <table:table-cell table:style-name="ce107" table:number-columns-repeated="237"/>
        </table:table-row>
        <table:table-row table:style-name="ro27">
          <table:table-cell table:style-name="ce208" table:formula="of:=IF(MID([.F35];6;1)&gt;MID([.F34];6;1);&quot;&quot;;MAX([.A$7:.A34])+1)">
            <text:p/>
          </table:table-cell>
          <table:table-cell table:style-name="ce209" office:value-type="string">
            <text:p>FNC_SOC_SPC_MOD_10</text:p>
          </table:table-cell>
          <table:table-cell table:style-name="ce212" table:formula="of:=IF(MID([.F35];6;1)&gt;MID([.F34];6;1);[.C34];[.C34]+1)" office:value-type="float" office:value="10">
            <text:p>010</text:p>
          </table:table-cell>
          <table:table-cell table:style-name="ce214" office:value-type="string">
            <text:p>Social/space/Module Community</text:p>
          </table:table-cell>
          <table:table-cell table:style-name="ce216" office:value-type="string">
            <text:p>Member access application of the space</text:p>
          </table:table-cell>
          <table:table-cell table:style-name="ce233" office:value-type="string">
            <text:p>Step 3: Add member into the space</text:p>
          </table:table-cell>
          <table:table-cell table:style-name="ce233" office:value-type="string">
            <text:p>- Add member into space group or invite member to join into groups successfully.</text:p>
            <text:p/>
          </table:table-cell>
          <table:table-cell table:style-name="ce233" office:value-type="string">
            <text:p>Add member into group successfully.</text:p>
          </table:table-cell>
          <table:table-cell table:style-name="ce241" office:value-type="string">
            <text:p>M<text:span text:style-name="T27">edium</text:span></text:p>
          </table:table-cell>
          <table:table-cell table:style-name="ce205"/>
          <table:table-cell table:style-name="ce107" table:number-columns-repeated="237"/>
        </table:table-row>
        <table:table-row table:style-name="ro25">
          <table:table-cell table:style-name="ce208" table:formula="of:=IF(MID([.F36];6;1)&gt;MID([.F35];6;1);&quot;&quot;;MAX([.A$7:.A35])+1)">
            <text:p/>
          </table:table-cell>
          <table:table-cell table:style-name="ce209" office:value-type="string">
            <text:p>FNC_SOC_SPC_MOD_10</text:p>
          </table:table-cell>
          <table:table-cell table:style-name="ce212" table:formula="of:=IF(MID([.F36];6;1)&gt;MID([.F35];6;1);[.C35];[.C35]+1)" office:value-type="float" office:value="10">
            <text:p>010</text:p>
          </table:table-cell>
          <table:table-cell table:style-name="ce214" office:value-type="string">
            <text:p>Social/space/Module Community</text:p>
          </table:table-cell>
          <table:table-cell table:style-name="ce216" office:value-type="string">
            <text:p>Member access application of the space</text:p>
          </table:table-cell>
          <table:table-cell table:style-name="ce233" office:value-type="string">
            <text:p>Step 4: Member access application</text:p>
          </table:table-cell>
          <table:table-cell table:style-name="ce233" office:value-type="string">
            <text:p>- Member who has added into group at step 3, sign in</text:p>
            <text:p>- Select this space</text:p>
            <text:p>- Select application on left menu and access them</text:p>
          </table:table-cell>
          <table:table-cell table:style-name="ce233" office:value-type="string">
            <text:p><text:s/>Member can access into all the application on menu space. User can do some action on each application which can..</text:p>
          </table:table-cell>
          <table:table-cell table:style-name="ce241" office:value-type="string">
            <text:p>M<text:span text:style-name="T27">edium</text:span></text:p>
          </table:table-cell>
          <table:table-cell table:style-name="ce205"/>
          <table:table-cell table:style-name="ce107" table:number-columns-repeated="237"/>
        </table:table-row>
        <table:table-row table:style-name="ro25">
          <table:table-cell table:style-name="ce208" table:formula="of:=IF(MID([.F37];6;1)&gt;MID([.F36];6;1);&quot;&quot;;MAX([.A$7:.A36])+1)" office:value-type="float" office:value="11">
            <text:p>011</text:p>
          </table:table-cell>
          <table:table-cell table:style-name="ce209" office:value-type="string">
            <text:p>FNC_SOC_SPC_MOD_10</text:p>
          </table:table-cell>
          <table:table-cell table:style-name="ce212" table:formula="of:=IF(MID([.F37];6;1)&gt;MID([.F36];6;1);[.C36];[.C36]+1)" office:value-type="float" office:value="11">
            <text:p>011</text:p>
          </table:table-cell>
          <table:table-cell table:style-name="ce214" office:value-type="string">
            <text:p>Social/space/Module Community</text:p>
          </table:table-cell>
          <table:table-cell table:style-name="ce86" office:value-type="string">
            <text:p>Rename application which add into space</text:p>
          </table:table-cell>
          <table:table-cell table:style-name="ce233" office:value-type="string">
            <text:p>Step 1: Create a new Space</text:p>
          </table:table-cell>
          <table:table-cell table:style-name="ce233" office:value-type="string">
            <text:p>- Sign in system</text:p>
            <text:p>- Select space page to view</text:p>
            <text:p>- Click on [Create a Space] </text:p>
            <text:p>- Enter all valid data</text:p>
            <text:p>- Click [create]</text:p>
          </table:table-cell>
          <table:table-cell table:style-name="ce235" office:value-type="string">
            <text:p>- Create new Space successfully.</text:p>
          </table:table-cell>
          <table:table-cell table:style-name="ce242" office:value-type="string">
            <text:p>Low</text:p>
          </table:table-cell>
          <table:table-cell table:style-name="ce74"/>
          <table:table-cell table:number-columns-repeated="237"/>
        </table:table-row>
        <table:table-row table:style-name="ro31">
          <table:table-cell table:style-name="ce208" table:formula="of:=IF(MID([.F38];6;1)&gt;MID([.F37];6;1);&quot;&quot;;MAX([.A$7:.A37])+1)">
            <text:p/>
          </table:table-cell>
          <table:table-cell table:style-name="ce209" office:value-type="string">
            <text:p>FNC_SOC_SPC_MOD_10</text:p>
          </table:table-cell>
          <table:table-cell table:style-name="ce212" table:formula="of:=IF(MID([.F38];6;1)&gt;MID([.F37];6;1);[.C37];[.C37]+1)" office:value-type="float" office:value="11">
            <text:p>011</text:p>
          </table:table-cell>
          <table:table-cell table:style-name="ce214" office:value-type="string">
            <text:p>Social/space/Module Community</text:p>
          </table:table-cell>
          <table:table-cell table:style-name="ce216" office:value-type="string">
            <text:p>Rename application which add into space</text:p>
          </table:table-cell>
          <table:table-cell table:style-name="ce233" office:value-type="string">
            <text:p>Step 2: View applications list of the space</text:p>
          </table:table-cell>
          <table:table-cell table:style-name="ce233" office:value-type="string">
            <text:p>- The creator selects the Space which has created at step 1.</text:p>
            <text:p>- Click on [Edit space] icon or access the Space and select space settings portlet</text:p>
            <text:p>- Select [applications] tab</text:p>
          </table:table-cell>
          <table:table-cell table:style-name="ce235" office:value-type="string">
            <text:p>-View all applications which has been added into the space</text:p>
            <text:p><text:s/>Default: after the space was created, there are two applications: Member and space settings.</text:p>
          </table:table-cell>
          <table:table-cell table:style-name="ce242" office:value-type="string">
            <text:p>Low</text:p>
          </table:table-cell>
          <table:table-cell table:style-name="ce74"/>
          <table:table-cell table:number-columns-repeated="237"/>
        </table:table-row>
        <table:table-row table:style-name="ro11">
          <table:table-cell table:style-name="ce208" table:formula="of:=IF(MID([.F39];6;1)&gt;MID([.F38];6;1);&quot;&quot;;MAX([.A$7:.A38])+1)">
            <text:p/>
          </table:table-cell>
          <table:table-cell table:style-name="ce209" office:value-type="string">
            <text:p>FNC_SOC_SPC_MOD_10</text:p>
          </table:table-cell>
          <table:table-cell table:style-name="ce212" table:formula="of:=IF(MID([.F39];6;1)&gt;MID([.F38];6;1);[.C38];[.C38]+1)" office:value-type="float" office:value="11">
            <text:p>011</text:p>
          </table:table-cell>
          <table:table-cell table:style-name="ce214" office:value-type="string">
            <text:p>Social/space/Module Community</text:p>
          </table:table-cell>
          <table:table-cell table:style-name="ce216" office:value-type="string">
            <text:p>Rename application which add into space</text:p>
          </table:table-cell>
          <table:table-cell table:style-name="ce233" office:value-type="string">
            <text:p>Step 3: Show list applications to add</text:p>
          </table:table-cell>
          <table:table-cell table:style-name="ce233" office:value-type="string">
            <text:p>In form click Add button</text:p>
          </table:table-cell>
          <table:table-cell table:style-name="ce235" office:value-type="string">
            <text:p>Show form which contains all applications which user has right to use.</text:p>
          </table:table-cell>
          <table:table-cell table:style-name="ce242" office:value-type="string">
            <text:p>Low</text:p>
          </table:table-cell>
          <table:table-cell table:style-name="ce74"/>
          <table:table-cell table:number-columns-repeated="237"/>
        </table:table-row>
        <table:table-row table:style-name="ro32">
          <table:table-cell table:style-name="ce208" table:formula="of:=IF(MID([.F40];6;1)&gt;MID([.F39];6;1);&quot;&quot;;MAX([.A$7:.A39])+1)">
            <text:p/>
          </table:table-cell>
          <table:table-cell table:style-name="ce209" office:value-type="string">
            <text:p>FNC_SOC_SPC_MOD_10</text:p>
          </table:table-cell>
          <table:table-cell table:style-name="ce212" table:formula="of:=IF(MID([.F40];6;1)&gt;MID([.F39];6;1);[.C39];[.C39]+1)" office:value-type="float" office:value="11">
            <text:p>011</text:p>
          </table:table-cell>
          <table:table-cell table:style-name="ce214" office:value-type="string">
            <text:p>Social/space/Module Community</text:p>
          </table:table-cell>
          <table:table-cell table:style-name="ce216" office:value-type="string">
            <text:p>Rename application which add into space</text:p>
          </table:table-cell>
          <table:table-cell table:style-name="ce233" office:value-type="string">
            <text:p>Step 4: Add applications into the space</text:p>
          </table:table-cell>
          <table:table-cell table:style-name="ce233" office:value-type="string">
            <text:p>- Select a application and click on [install] button.</text:p>
          </table:table-cell>
          <table:table-cell table:style-name="ce233"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42" office:value-type="string">
            <text:p>Low</text:p>
          </table:table-cell>
          <table:table-cell table:style-name="ce74"/>
          <table:table-cell table:number-columns-repeated="237"/>
        </table:table-row>
        <table:table-row table:style-name="ro22">
          <table:table-cell table:style-name="ce208" table:formula="of:=IF(MID([.F41];6;1)&gt;MID([.F40];6;1);&quot;&quot;;MAX([.A$7:.A40])+1)">
            <text:p/>
          </table:table-cell>
          <table:table-cell table:style-name="ce209" office:value-type="string">
            <text:p>FNC_SOC_SPC_MOD_10</text:p>
          </table:table-cell>
          <table:table-cell table:style-name="ce212" table:formula="of:=IF(MID([.F41];6;1)&gt;MID([.F40];6;1);[.C40];[.C40]+1)" office:value-type="float" office:value="11">
            <text:p>011</text:p>
          </table:table-cell>
          <table:table-cell table:style-name="ce214" office:value-type="string">
            <text:p>Social/space/Module Community</text:p>
          </table:table-cell>
          <table:table-cell table:style-name="ce216" office:value-type="string">
            <text:p>Rename application which add into space</text:p>
          </table:table-cell>
          <table:table-cell table:style-name="ce233" office:value-type="string">
            <text:p>Step 5: Rename application</text:p>
          </table:table-cell>
          <table:table-cell table:style-name="ce233" office:value-type="string">
            <text:p>- In the left pane, choose an application and double click, change name of application</text:p>
          </table:table-cell>
          <table:table-cell table:style-name="ce233" office:value-type="string">
            <text:p>- At the left pane, show Name of application is change successfully</text:p>
          </table:table-cell>
          <table:table-cell table:style-name="ce242" office:value-type="string">
            <text:p>Low</text:p>
          </table:table-cell>
          <table:table-cell table:style-name="ce74"/>
          <table:table-cell table:number-columns-repeated="237"/>
        </table:table-row>
        <table:table-row table:style-name="ro30">
          <table:table-cell table:style-name="ce208" table:formula="of:=IF(MID([.F42];6;1)&gt;MID([.F41];6;1);&quot;&quot;;MAX([.A$7:.A41])+1)" office:value-type="float" office:value="12">
            <text:p>012</text:p>
          </table:table-cell>
          <table:table-cell table:style-name="ce210" office:value-type="string">
            <text:p>FNC_SOC_SPC_MOD_14</text:p>
          </table:table-cell>
          <table:table-cell table:style-name="ce213" office:value-type="float" office:value="1">
            <text:p>001</text:p>
          </table:table-cell>
          <table:table-cell table:style-name="ce215" office:value-type="string">
            <text:p>social/space/homePage</text:p>
          </table:table-cell>
          <table:table-cell table:style-name="ce77" office:value-type="string">
            <text:p>Add new your activity</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High</text:p>
          </table:table-cell>
          <table:table-cell table:number-columns-repeated="238"/>
        </table:table-row>
        <table:table-row table:style-name="ro30">
          <table:table-cell table:style-name="ce208" table:formula="of:=IF(MID([.F43];6;1)&gt;MID([.F42];6;1);&quot;&quot;;MAX([.A$7:.A42])+1)">
            <text:p/>
          </table:table-cell>
          <table:table-cell table:style-name="ce210" office:value-type="string">
            <text:p>FNC_SOC_SPC_MOD_14</text:p>
          </table:table-cell>
          <table:table-cell table:style-name="ce212" table:formula="of:=IF(MID([.F43];6;1)&gt;MID([.F42];6;1);[.C42];[.C42]+1)" office:value-type="float" office:value="1">
            <text:p>001</text:p>
          </table:table-cell>
          <table:table-cell table:style-name="ce215" office:value-type="string">
            <text:p>social/space/homePage</text:p>
          </table:table-cell>
          <table:table-cell table:style-name="ce130" office:value-type="string">
            <text:p>Add new your activity</text:p>
          </table:table-cell>
          <table:table-cell table:style-name="ce131" office:value-type="string">
            <text:p>Step 2: Add new activities</text:p>
          </table:table-cell>
          <table:table-cell table:style-name="ce234" office:value-type="string">
            <text:p><text:span text:style-name="T1">- </text:span><text:span text:style-name="T12">Enter some text into text box</text:span></text:p>
            <text:p><text:span text:style-name="T12">- Click on share button</text:span></text:p>
          </table:table-cell>
          <table:table-cell table:style-name="ce238"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43" office:value-type="string">
            <text:p>High</text:p>
          </table:table-cell>
          <table:table-cell table:number-columns-repeated="238"/>
        </table:table-row>
        <table:table-row table:style-name="ro30">
          <table:table-cell table:style-name="ce208" table:formula="of:=IF(MID([.F44];6;1)&gt;MID([.F43];6;1);&quot;&quot;;MAX([.A$7:.A43])+1)" office:value-type="float" office:value="13">
            <text:p>013</text:p>
          </table:table-cell>
          <table:table-cell table:style-name="ce210" office:value-type="string">
            <text:p>FNC_SOC_SPC_MOD_14</text:p>
          </table:table-cell>
          <table:table-cell table:style-name="ce212" table:formula="of:=IF(MID([.F44];6;1)&gt;MID([.F43];6;1);[.C43];[.C43]+1)" office:value-type="float" office:value="2">
            <text:p>002</text:p>
          </table:table-cell>
          <table:table-cell table:style-name="ce215" office:value-type="string">
            <text:p>social/space/homePage</text:p>
          </table:table-cell>
          <table:table-cell table:style-name="ce87" office:value-type="string">
            <text:p>Add new activities with special chars</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0">
          <table:table-cell table:style-name="ce208" table:formula="of:=IF(MID([.F45];6;1)&gt;MID([.F44];6;1);&quot;&quot;;MAX([.A$7:.A44])+1)">
            <text:p/>
          </table:table-cell>
          <table:table-cell table:style-name="ce210" office:value-type="string">
            <text:p>FNC_SOC_SPC_MOD_14</text:p>
          </table:table-cell>
          <table:table-cell table:style-name="ce212" table:formula="of:=IF(MID([.F45];6;1)&gt;MID([.F44];6;1);[.C44];[.C44]+1)" office:value-type="float" office:value="2">
            <text:p>002</text:p>
          </table:table-cell>
          <table:table-cell table:style-name="ce215" office:value-type="string">
            <text:p>social/space/homePage</text:p>
          </table:table-cell>
          <table:table-cell table:style-name="ce131" office:value-type="string">
            <text:p>Add new activities with special chars</text:p>
          </table:table-cell>
          <table:table-cell table:style-name="ce131" office:value-type="string">
            <text:p>Step 2: Add new activities</text:p>
          </table:table-cell>
          <table:table-cell table:style-name="ce234" office:value-type="string">
            <text:p><text:span text:style-name="T1">- </text:span><text:span text:style-name="T12">Enter some text with special chars into </text:span><text:span text:style-name="T12">text box</text:span></text:p>
            <text:p><text:span text:style-name="T12">- Click on share button</text:span></text:p>
          </table:table-cell>
          <table:table-cell table:style-name="ce238"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43" office:value-type="string">
            <text:p>Low</text:p>
          </table:table-cell>
          <table:table-cell table:number-columns-repeated="238"/>
        </table:table-row>
        <table:table-row table:style-name="ro30">
          <table:table-cell table:style-name="ce208" table:formula="of:=IF(MID([.F46];6;1)&gt;MID([.F45];6;1);&quot;&quot;;MAX([.A$7:.A45])+1)" office:value-type="float" office:value="14">
            <text:p>014</text:p>
          </table:table-cell>
          <table:table-cell table:style-name="ce210" office:value-type="string">
            <text:p>FNC_SOC_SPC_MOD_14</text:p>
          </table:table-cell>
          <table:table-cell table:style-name="ce212" table:formula="of:=IF(MID([.F46];6;1)&gt;MID([.F45];6;1);[.C45];[.C45]+1)" office:value-type="float" office:value="3">
            <text:p>003</text:p>
          </table:table-cell>
          <table:table-cell table:style-name="ce215" office:value-type="string">
            <text:p>social/space/homePage</text:p>
          </table:table-cell>
          <table:table-cell table:style-name="ce222" office:value-type="string">
            <text:p>Add new activities without any text</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11">
          <table:table-cell table:style-name="ce208" table:formula="of:=IF(MID([.F47];6;1)&gt;MID([.F46];6;1);&quot;&quot;;MAX([.A$7:.A46])+1)">
            <text:p/>
          </table:table-cell>
          <table:table-cell table:style-name="ce210" office:value-type="string">
            <text:p>FNC_SOC_SPC_MOD_14</text:p>
          </table:table-cell>
          <table:table-cell table:style-name="ce212" table:formula="of:=IF(MID([.F47];6;1)&gt;MID([.F46];6;1);[.C46];[.C46]+1)" office:value-type="float" office:value="3">
            <text:p>003</text:p>
          </table:table-cell>
          <table:table-cell table:style-name="ce215" office:value-type="string">
            <text:p>social/space/homePage</text:p>
          </table:table-cell>
          <table:table-cell table:style-name="ce223" office:value-type="string">
            <text:p>Add new activities without any text</text:p>
          </table:table-cell>
          <table:table-cell table:style-name="ce131" office:value-type="string">
            <text:p>Step 2: Add new activities</text:p>
          </table:table-cell>
          <table:table-cell table:style-name="ce234" office:value-type="string">
            <text:p><text:span text:style-name="T1">- </text:span><text:span text:style-name="T12">Keep text box is empty</text:span></text:p>
            <text:p><text:span text:style-name="T12">- Move mouse to Share button</text:span></text:p>
          </table:table-cell>
          <table:table-cell table:style-name="ce238" office:value-type="string">
            <text:p>Share button is dis-able</text:p>
          </table:table-cell>
          <table:table-cell table:style-name="ce243" office:value-type="string">
            <text:p>Low</text:p>
          </table:table-cell>
          <table:table-cell table:number-columns-repeated="238"/>
        </table:table-row>
        <table:table-row table:style-name="ro30">
          <table:table-cell table:style-name="ce208" table:formula="of:=IF(MID([.F48];6;1)&gt;MID([.F47];6;1);&quot;&quot;;MAX([.A$7:.A47])+1)" office:value-type="float" office:value="15">
            <text:p>015</text:p>
          </table:table-cell>
          <table:table-cell table:style-name="ce210" office:value-type="string">
            <text:p>FNC_SOC_SPC_MOD_14</text:p>
          </table:table-cell>
          <table:table-cell table:style-name="ce212" table:formula="of:=IF(MID([.F48];6;1)&gt;MID([.F47];6;1);[.C47];[.C47]+1)" office:value-type="float" office:value="4">
            <text:p>004</text:p>
          </table:table-cell>
          <table:table-cell table:style-name="ce215" office:value-type="string">
            <text:p>social/space/homePage</text:p>
          </table:table-cell>
          <table:table-cell table:style-name="ce87" office:value-type="string">
            <text:p>Add new activities with unlimited chars</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0">
          <table:table-cell table:style-name="ce208" table:formula="of:=IF(MID([.F49];6;1)&gt;MID([.F48];6;1);&quot;&quot;;MAX([.A$7:.A48])+1)">
            <text:p/>
          </table:table-cell>
          <table:table-cell table:style-name="ce210" office:value-type="string">
            <text:p>FNC_SOC_SPC_MOD_14</text:p>
          </table:table-cell>
          <table:table-cell table:style-name="ce212" table:formula="of:=IF(MID([.F49];6;1)&gt;MID([.F48];6;1);[.C48];[.C48]+1)" office:value-type="float" office:value="4">
            <text:p>004</text:p>
          </table:table-cell>
          <table:table-cell table:style-name="ce215" office:value-type="string">
            <text:p>social/space/homePage</text:p>
          </table:table-cell>
          <table:table-cell table:style-name="ce131" office:value-type="string">
            <text:p>Add new activities with unlimited chars</text:p>
          </table:table-cell>
          <table:table-cell table:style-name="ce131" office:value-type="string">
            <text:p>Step 2: Add new activities</text:p>
          </table:table-cell>
          <table:table-cell table:style-name="ce234" office:value-type="string">
            <text:p><text:span text:style-name="T1">- </text:span><text:span text:style-name="T12">Enter unlimited chars into text box</text:span></text:p>
            <text:p><text:span text:style-name="T12">- Click on Share button</text:span></text:p>
          </table:table-cell>
          <table:table-cell table:style-name="ce238"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43" office:value-type="string">
            <text:p>Low</text:p>
          </table:table-cell>
          <table:table-cell table:number-columns-repeated="238"/>
        </table:table-row>
        <table:table-row table:style-name="ro30">
          <table:table-cell table:style-name="ce208" table:formula="of:=IF(MID([.F50];6;1)&gt;MID([.F49];6;1);&quot;&quot;;MAX([.A$7:.A49])+1)" office:value-type="float" office:value="16">
            <text:p>016</text:p>
          </table:table-cell>
          <table:table-cell table:style-name="ce210" office:value-type="string">
            <text:p>FNC_SOC_SPC_MOD_14</text:p>
          </table:table-cell>
          <table:table-cell table:style-name="ce212" table:formula="of:=IF(MID([.F50];6;1)&gt;MID([.F49];6;1);[.C49];[.C49]+1)" office:value-type="float" office:value="5">
            <text:p>005</text:p>
          </table:table-cell>
          <table:table-cell table:style-name="ce215" office:value-type="string">
            <text:p>social/space/homePage</text:p>
          </table:table-cell>
          <table:table-cell table:style-name="ce87" office:value-type="string">
            <text:p>Add new activity without click on share button</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27">
          <table:table-cell table:style-name="ce208" table:formula="of:=IF(MID([.F51];6;1)&gt;MID([.F50];6;1);&quot;&quot;;MAX([.A$7:.A50])+1)">
            <text:p/>
          </table:table-cell>
          <table:table-cell table:style-name="ce210" office:value-type="string">
            <text:p>FNC_SOC_SPC_MOD_14</text:p>
          </table:table-cell>
          <table:table-cell table:style-name="ce212" table:formula="of:=IF(MID([.F51];6;1)&gt;MID([.F50];6;1);[.C50];[.C50]+1)" office:value-type="float" office:value="5">
            <text:p>005</text:p>
          </table:table-cell>
          <table:table-cell table:style-name="ce215" office:value-type="string">
            <text:p>social/space/homePage</text:p>
          </table:table-cell>
          <table:table-cell table:style-name="ce131" office:value-type="string">
            <text:p>Add new activity without click on Add button</text:p>
          </table:table-cell>
          <table:table-cell table:style-name="ce131" office:value-type="string">
            <text:p>Step 2: Add new activities</text:p>
          </table:table-cell>
          <table:table-cell table:style-name="ce234" office:value-type="string">
            <text:p><text:span text:style-name="T1">- </text:span><text:span text:style-name="T12">Enter unlimited chars into text box</text:span></text:p>
            <text:p><text:span text:style-name="T12">- Don't click on Share button. Click mouse </text:span><text:span text:style-name="T12">any where</text:span></text:p>
          </table:table-cell>
          <table:table-cell table:style-name="ce238" office:value-type="string">
            <text:p>Activity is not added. </text:p>
          </table:table-cell>
          <table:table-cell table:style-name="ce243" office:value-type="string">
            <text:p>Low</text:p>
          </table:table-cell>
          <table:table-cell table:number-columns-repeated="238"/>
        </table:table-row>
        <table:table-row table:style-name="ro30">
          <table:table-cell table:style-name="ce208" table:formula="of:=IF(MID([.F52];6;1)&gt;MID([.F51];6;1);&quot;&quot;;MAX([.A$7:.A51])+1)" office:value-type="float" office:value="17">
            <text:p>017</text:p>
          </table:table-cell>
          <table:table-cell table:style-name="ce210" office:value-type="string">
            <text:p>FNC_SOC_SPC_MOD_14</text:p>
          </table:table-cell>
          <table:table-cell table:style-name="ce212" table:formula="of:=IF(MID([.F52];6;1)&gt;MID([.F51];6;1);[.C51];[.C51]+1)" office:value-type="float" office:value="6">
            <text:p>006</text:p>
          </table:table-cell>
          <table:table-cell table:style-name="ce215" office:value-type="string">
            <text:p>social/space/homePage</text:p>
          </table:table-cell>
          <table:table-cell table:style-name="ce87" office:value-type="string">
            <text:p>Add new activities with HTML tag</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27">
          <table:table-cell table:style-name="ce208" table:formula="of:=IF(MID([.F53];6;1)&gt;MID([.F52];6;1);&quot;&quot;;MAX([.A$7:.A52])+1)">
            <text:p/>
          </table:table-cell>
          <table:table-cell table:style-name="ce210" office:value-type="string">
            <text:p>FNC_SOC_SPC_MOD_14</text:p>
          </table:table-cell>
          <table:table-cell table:style-name="ce212" table:formula="of:=IF(MID([.F53];6;1)&gt;MID([.F52];6;1);[.C52];[.C52]+1)" office:value-type="float" office:value="6">
            <text:p>006</text:p>
          </table:table-cell>
          <table:table-cell table:style-name="ce215" office:value-type="string">
            <text:p>social/space/homePage</text:p>
          </table:table-cell>
          <table:table-cell table:style-name="ce131" office:value-type="string">
            <text:p>Add new activities with HTML tag</text:p>
          </table:table-cell>
          <table:table-cell table:style-name="ce131" office:value-type="string">
            <text:p>Step 2: Add new activities</text:p>
          </table:table-cell>
          <table:table-cell table:style-name="ce234" office:value-type="string">
            <text:p><text:span text:style-name="T1">- </text:span><text:span text:style-name="T12">Enter HTML tag <text:s/>('b', 'i', 'a', 'span', 'em', </text:span><text:span text:style-name="T12">'strong', 'p', 'ol', 'ul', 'li', 'br') into text box</text:span></text:p>
            <text:p><text:span text:style-name="T12">- Click on share button</text:span></text:p>
          </table:table-cell>
          <table:table-cell table:style-name="ce238" office:value-type="string">
            <text:p>Add an activity successfully:</text:p>
            <text:p>- This activity is added into users activities list and follow HTML tag to display.</text:p>
            <text:p/>
          </table:table-cell>
          <table:table-cell table:style-name="ce243" office:value-type="string">
            <text:p>Low</text:p>
          </table:table-cell>
          <table:table-cell table:number-columns-repeated="238"/>
        </table:table-row>
        <table:table-row table:style-name="ro30">
          <table:table-cell table:style-name="ce208" table:formula="of:=IF(MID([.F54];6;1)&gt;MID([.F53];6;1);&quot;&quot;;MAX([.A$7:.A53])+1)" office:value-type="float" office:value="18">
            <text:p>018</text:p>
          </table:table-cell>
          <table:table-cell table:style-name="ce210" office:value-type="string">
            <text:p>FNC_SOC_SPC_MOD_14</text:p>
          </table:table-cell>
          <table:table-cell table:style-name="ce212" table:formula="of:=IF(MID([.F54];6;1)&gt;MID([.F53];6;1);[.C53];[.C53]+1)" office:value-type="float" office:value="7">
            <text:p>007</text:p>
          </table:table-cell>
          <table:table-cell table:style-name="ce215" office:value-type="string">
            <text:p>social/space/homePage</text:p>
          </table:table-cell>
          <table:table-cell table:style-name="ce87" office:value-type="string">
            <text:p>Add new activities with other HTML tag or script tag</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22">
          <table:table-cell table:style-name="ce208" table:formula="of:=IF(MID([.F55];6;1)&gt;MID([.F54];6;1);&quot;&quot;;MAX([.A$7:.A54])+1)">
            <text:p/>
          </table:table-cell>
          <table:table-cell table:style-name="ce210" office:value-type="string">
            <text:p>FNC_SOC_SPC_MOD_14</text:p>
          </table:table-cell>
          <table:table-cell table:style-name="ce212" table:formula="of:=IF(MID([.F55];6;1)&gt;MID([.F54];6;1);[.C54];[.C54]+1)" office:value-type="float" office:value="7">
            <text:p>007</text:p>
          </table:table-cell>
          <table:table-cell table:style-name="ce215" office:value-type="string">
            <text:p>social/space/homePage</text:p>
          </table:table-cell>
          <table:table-cell table:style-name="ce131" office:value-type="string">
            <text:p>Add new activities with other HTML tag or script tag</text:p>
          </table:table-cell>
          <table:table-cell table:style-name="ce131" office:value-type="string">
            <text:p>Step 2: Add new activities</text:p>
          </table:table-cell>
          <table:table-cell table:style-name="ce234" office:value-type="string">
            <text:p><text:span text:style-name="T1">- </text:span><text:span text:style-name="T12">Enter other HTM tag and script tab into </text:span><text:span text:style-name="T12">text box</text:span></text:p>
            <text:p><text:span text:style-name="T12">- Click on share button</text:span></text:p>
          </table:table-cell>
          <table:table-cell table:style-name="ce238" office:value-type="string">
            <text:p>Add an activity successfully:</text:p>
            <text:p>- This activity is added into users activities list and keep its content.</text:p>
          </table:table-cell>
          <table:table-cell table:style-name="ce243" office:value-type="string">
            <text:p>Low</text:p>
          </table:table-cell>
          <table:table-cell table:number-columns-repeated="238"/>
        </table:table-row>
        <table:table-row table:style-name="ro30">
          <table:table-cell table:style-name="ce208" table:formula="of:=IF(MID([.F56];6;1)&gt;MID([.F55];6;1);&quot;&quot;;MAX([.A$7:.A55])+1)" office:value-type="float" office:value="19">
            <text:p>019</text:p>
          </table:table-cell>
          <table:table-cell table:style-name="ce210" office:value-type="string">
            <text:p>FNC_SOC_SPC_MOD_14</text:p>
          </table:table-cell>
          <table:table-cell table:style-name="ce212" table:formula="of:=IF(MID([.F56];6;1)&gt;MID([.F55];6;1);[.C55];[.C55]+1)" office:value-type="float" office:value="8">
            <text:p>008</text:p>
          </table:table-cell>
          <table:table-cell table:style-name="ce215" office:value-type="string">
            <text:p>social/space/homePage</text:p>
          </table:table-cell>
          <table:table-cell table:style-name="ce77" office:value-type="string">
            <text:p>Add a share link</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High</text:p>
          </table:table-cell>
          <table:table-cell table:number-columns-repeated="238"/>
        </table:table-row>
        <table:table-row table:style-name="ro35">
          <table:table-cell table:style-name="ce208" table:formula="of:=IF(MID([.F57];6;1)&gt;MID([.F56];6;1);&quot;&quot;;MAX([.A$7:.A56])+1)">
            <text:p/>
          </table:table-cell>
          <table:table-cell table:style-name="ce210" office:value-type="string">
            <text:p>FNC_SOC_SPC_MOD_14</text:p>
          </table:table-cell>
          <table:table-cell table:style-name="ce212" table:formula="of:=IF(MID([.F57];6;1)&gt;MID([.F56];6;1);[.C56];[.C56]+1)" office:value-type="float" office:value="8">
            <text:p>008</text:p>
          </table:table-cell>
          <table:table-cell table:style-name="ce215" office:value-type="string">
            <text:p>social/space/homePage</text:p>
          </table:table-cell>
          <table:table-cell table:style-name="ce130" office:value-type="string">
            <text:p>Add a share link</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valid URL</text:span></text:p>
            <text:p><text:span text:style-name="T31">- Click on Attach button on Share link </text:span><text:span text:style-name="T31">form or hit enter keyboard</text:span></text:p>
            <text:p><text:span text:style-name="T12"/></text:p>
          </table:table-cell>
          <table:table-cell table:style-name="ce238"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243" office:value-type="string">
            <text:p>High</text:p>
          </table:table-cell>
          <table:table-cell table:number-columns-repeated="238"/>
        </table:table-row>
        <table:table-row table:style-name="ro22">
          <table:table-cell table:style-name="ce208" table:formula="of:=IF(MID([.F58];6;1)&gt;MID([.F57];6;1);&quot;&quot;;MAX([.A$7:.A57])+1)">
            <text:p/>
          </table:table-cell>
          <table:table-cell table:style-name="ce210" office:value-type="string">
            <text:p>FNC_SOC_SPC_MOD_14</text:p>
          </table:table-cell>
          <table:table-cell table:style-name="ce212" table:formula="of:=IF(MID([.F58];6;1)&gt;MID([.F57];6;1);[.C57];[.C57]+1)" office:value-type="float" office:value="8">
            <text:p>008</text:p>
          </table:table-cell>
          <table:table-cell table:style-name="ce215" office:value-type="string">
            <text:p>social/space/homePage</text:p>
          </table:table-cell>
          <table:table-cell table:style-name="ce224" office:value-type="string">
            <text:p>Add a share link</text:p>
          </table:table-cell>
          <table:table-cell table:style-name="ce131" office:value-type="string">
            <text:p>Step 3: Add share links on activity list</text:p>
          </table:table-cell>
          <table:table-cell table:style-name="ce234" office:value-type="string">
            <text:p><text:span text:style-name="T1">- </text:span><text:span text:style-name="T12">Enter chars into text box</text:span></text:p>
            <text:p><text:span text:style-name="T12">- Click on share button</text:span></text:p>
          </table:table-cell>
          <table:table-cell table:style-name="ce238" office:value-type="string">
            <text:p>A link is shared with some text on activity. Other user can view and click on shared link</text:p>
          </table:table-cell>
          <table:table-cell table:style-name="ce243" office:value-type="string">
            <text:p>High</text:p>
          </table:table-cell>
          <table:table-cell table:number-columns-repeated="238"/>
        </table:table-row>
        <table:table-row table:style-name="ro30">
          <table:table-cell table:style-name="ce208" table:formula="of:=IF(MID([.F59];6;1)&gt;MID([.F58];6;1);&quot;&quot;;MAX([.A$7:.A58])+1)" office:value-type="float" office:value="20">
            <text:p>020</text:p>
          </table:table-cell>
          <table:table-cell table:style-name="ce210" office:value-type="string">
            <text:p>FNC_SOC_SPC_MOD_14</text:p>
          </table:table-cell>
          <table:table-cell table:style-name="ce212" table:formula="of:=IF(MID([.F59];6;1)&gt;MID([.F58];6;1);[.C58];[.C58]+1)" office:value-type="float" office:value="9">
            <text:p>009</text:p>
          </table:table-cell>
          <table:table-cell table:style-name="ce215" office:value-type="string">
            <text:p>social/space/homePage</text:p>
          </table:table-cell>
          <table:table-cell table:style-name="ce77" office:value-type="string">
            <text:p>Add new Share link without text on activity</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0">
          <table:table-cell table:style-name="ce208" table:formula="of:=IF(MID([.F60];6;1)&gt;MID([.F59];6;1);&quot;&quot;;MAX([.A$7:.A59])+1)">
            <text:p/>
          </table:table-cell>
          <table:table-cell table:style-name="ce210" office:value-type="string">
            <text:p>FNC_SOC_SPC_MOD_14</text:p>
          </table:table-cell>
          <table:table-cell table:style-name="ce212" table:formula="of:=IF(MID([.F60];6;1)&gt;MID([.F59];6;1);[.C59];[.C59]+1)" office:value-type="float" office:value="9">
            <text:p>009</text:p>
          </table:table-cell>
          <table:table-cell table:style-name="ce215" office:value-type="string">
            <text:p>social/space/homePage</text:p>
          </table:table-cell>
          <table:table-cell table:style-name="ce128" office:value-type="string">
            <text:p>Add new Share link without text on activity</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valid URL</text:span></text:p>
            <text:p><text:span text:style-name="T31">- Click on Attach button on Share link </text:span><text:span text:style-name="T31">form or hit enter keyboard</text:span></text:p>
            <text:p><text:span text:style-name="T1">- </text:span><text:span text:style-name="T12">Kept text box of activity is empty</text:span></text:p>
            <text:p><text:span text:style-name="T12">- Click on Share button on add activity <text:s/></text:span><text:span text:style-name="T12">form</text:span></text:p>
          </table:table-cell>
          <table:table-cell table:style-name="ce238" office:value-type="string">
            <text:p>Only link is shared without status update</text:p>
          </table:table-cell>
          <table:table-cell table:style-name="ce243" office:value-type="string">
            <text:p>Low</text:p>
          </table:table-cell>
          <table:table-cell table:number-columns-repeated="238"/>
        </table:table-row>
        <table:table-row table:style-name="ro30">
          <table:table-cell table:style-name="ce208" table:formula="of:=IF(MID([.F61];6;1)&gt;MID([.F60];6;1);&quot;&quot;;MAX([.A$7:.A60])+1)" office:value-type="float" office:value="21">
            <text:p>021</text:p>
          </table:table-cell>
          <table:table-cell table:style-name="ce210" office:value-type="string">
            <text:p>FNC_SOC_SPC_MOD_14</text:p>
          </table:table-cell>
          <table:table-cell table:style-name="ce212" table:formula="of:=IF(MID([.F61];6;1)&gt;MID([.F60];6;1);[.C60];[.C60]+1)" office:value-type="float" office:value="10">
            <text:p>010</text:p>
          </table:table-cell>
          <table:table-cell table:style-name="ce215" office:value-type="string">
            <text:p>social/space/homePage</text:p>
          </table:table-cell>
          <table:table-cell table:style-name="ce225" office:value-type="string">
            <text:p>View Link shared with thumbnail</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29">
          <table:table-cell table:style-name="ce208" table:formula="of:=IF(MID([.F62];6;1)&gt;MID([.F61];6;1);&quot;&quot;;MAX([.A$7:.A61])+1)">
            <text:p/>
          </table:table-cell>
          <table:table-cell table:style-name="ce210" office:value-type="string">
            <text:p>FNC_SOC_SPC_MOD_14</text:p>
          </table:table-cell>
          <table:table-cell table:style-name="ce212" table:formula="of:=IF(MID([.F62];6;1)&gt;MID([.F61];6;1);[.C61];[.C61]+1)" office:value-type="float" office:value="10">
            <text:p>010</text:p>
          </table:table-cell>
          <table:table-cell table:style-name="ce215" office:value-type="string">
            <text:p>social/space/homePage</text:p>
          </table:table-cell>
          <table:table-cell table:style-name="ce226" office:value-type="string">
            <text:p>View Link shared with thumbnail</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valid URL</text:span></text:p>
            <text:p><text:span text:style-name="T31">- Click on Attach button on Share link </text:span><text:span text:style-name="T31">form or hit enter keyboard</text:span></text:p>
            <text:p><text:span text:style-name="T12">- Don't check in </text:span><text:span text:style-name="T1">[no thumbnail]</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image</text:p>
          </table:table-cell>
          <table:table-cell table:style-name="ce243" office:value-type="string">
            <text:p>Low</text:p>
          </table:table-cell>
          <table:table-cell table:number-columns-repeated="238"/>
        </table:table-row>
        <table:table-row table:style-name="ro30">
          <table:table-cell table:style-name="ce208" table:formula="of:=IF(MID([.F63];6;1)&gt;MID([.F62];6;1);&quot;&quot;;MAX([.A$7:.A62])+1)" office:value-type="float" office:value="22">
            <text:p>022</text:p>
          </table:table-cell>
          <table:table-cell table:style-name="ce210" office:value-type="string">
            <text:p>FNC_SOC_SPC_MOD_14</text:p>
          </table:table-cell>
          <table:table-cell table:style-name="ce212" table:formula="of:=IF(MID([.F63];6;1)&gt;MID([.F62];6;1);[.C62];[.C62]+1)" office:value-type="float" office:value="11">
            <text:p>011</text:p>
          </table:table-cell>
          <table:table-cell table:style-name="ce215" office:value-type="string">
            <text:p>social/space/homePage</text:p>
          </table:table-cell>
          <table:table-cell table:style-name="ce227" office:value-type="string">
            <text:p>View Link shared without <text:s/>thumbnail</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29">
          <table:table-cell table:style-name="ce208" table:formula="of:=IF(MID([.F64];6;1)&gt;MID([.F63];6;1);&quot;&quot;;MAX([.A$7:.A63])+1)">
            <text:p/>
          </table:table-cell>
          <table:table-cell table:style-name="ce210" office:value-type="string">
            <text:p>FNC_SOC_SPC_MOD_14</text:p>
          </table:table-cell>
          <table:table-cell table:style-name="ce212" table:formula="of:=IF(MID([.F64];6;1)&gt;MID([.F63];6;1);[.C63];[.C63]+1)" office:value-type="float" office:value="11">
            <text:p>011</text:p>
          </table:table-cell>
          <table:table-cell table:style-name="ce215" office:value-type="string">
            <text:p>social/space/homePage</text:p>
          </table:table-cell>
          <table:table-cell table:style-name="ce228" office:value-type="string">
            <text:p>View Link shared without <text:s/>thumbnail</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valid URL</text:span></text:p>
            <text:p><text:span text:style-name="T31">- Click on Attach button on Share link </text:span><text:span text:style-name="T31">form or hit enter keyboard</text:span></text:p>
            <text:p><text:span text:style-name="T12">- Check in </text:span><text:span text:style-name="T1">[no thumbnail]</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out image</text:p>
          </table:table-cell>
          <table:table-cell table:style-name="ce243" office:value-type="string">
            <text:p>Low</text:p>
          </table:table-cell>
          <table:table-cell table:number-columns-repeated="238"/>
        </table:table-row>
        <table:table-row table:style-name="ro27">
          <table:table-cell table:style-name="ce208" table:formula="of:=IF(MID([.F65];6;1)&gt;MID([.F64];6;1);&quot;&quot;;MAX([.A$7:.A64])+1)" office:value-type="float" office:value="23">
            <text:p>023</text:p>
          </table:table-cell>
          <table:table-cell table:style-name="ce210" office:value-type="string">
            <text:p>FNC_SOC_SPC_MOD_14</text:p>
          </table:table-cell>
          <table:table-cell table:style-name="ce212" table:formula="of:=IF(MID([.F65];6;1)&gt;MID([.F64];6;1);[.C64];[.C64]+1)" office:value-type="float" office:value="12">
            <text:p>012</text:p>
          </table:table-cell>
          <table:table-cell table:style-name="ce215" office:value-type="string">
            <text:p>social/space/homePage</text:p>
          </table:table-cell>
          <table:table-cell table:style-name="ce77" office:value-type="string">
            <text:p>Add a share link without Enter or click Attach button on share link form</text:p>
          </table:table-cell>
          <table:table-cell table:style-name="ce131" office:value-type="string">
            <text:p>Step 1: Go to my profile page</text:p>
          </table:table-cell>
          <table:table-cell table:style-name="ce234" office:value-type="string">
            <text:p>- Sign in system</text:p>
            <text:p>- Select <text:span text:style-name="T1">Activities</text:span> page on User Toolbar portlet in the upper right corner of the screen</text:p>
          </table:table-cell>
          <table:table-cell table:style-name="ce238" office:value-type="string">
            <text:p>- Show content of People page. It focus on activity list</text:p>
          </table:table-cell>
          <table:table-cell table:style-name="ce243" office:value-type="string">
            <text:p>Low</text:p>
          </table:table-cell>
          <table:table-cell table:number-columns-repeated="238"/>
        </table:table-row>
        <table:table-row table:style-name="ro30">
          <table:table-cell table:style-name="ce208" table:formula="of:=IF(MID([.F66];6;1)&gt;MID([.F65];6;1);&quot;&quot;;MAX([.A$7:.A65])+1)">
            <text:p/>
          </table:table-cell>
          <table:table-cell table:style-name="ce210" office:value-type="string">
            <text:p>FNC_SOC_SPC_MOD_14</text:p>
          </table:table-cell>
          <table:table-cell table:style-name="ce212" table:formula="of:=IF(MID([.F66];6;1)&gt;MID([.F65];6;1);[.C65];[.C65]+1)" office:value-type="float" office:value="12">
            <text:p>012</text:p>
          </table:table-cell>
          <table:table-cell table:style-name="ce215" office:value-type="string">
            <text:p>social/space/homePage</text:p>
          </table:table-cell>
          <table:table-cell table:style-name="ce128" office:value-type="string">
            <text:p>Add a share link without Enter or click Attach button on share link form</text:p>
          </table:table-cell>
          <table:table-cell table:style-name="ce131" office:value-type="string">
            <text:p>Step 2: Share a link</text:p>
          </table:table-cell>
          <table:table-cell table:style-name="ce234" office:value-type="string">
            <text:p><text:span text:style-name="T12">- Attach icon</text:span></text:p>
            <text:p><text:span text:style-name="T12">- Enter a valid URL</text:span></text:p>
            <text:p><text:span text:style-name="T31">- Don't hit Enter or Don't click on Attach </text:span><text:span text:style-name="T31">button on Share link form</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Link is not shared. Only activity is added</text:p>
          </table:table-cell>
          <table:table-cell table:style-name="ce243" office:value-type="string">
            <text:p>Low</text:p>
          </table:table-cell>
          <table:table-cell table:number-columns-repeated="238"/>
        </table:table-row>
        <table:table-row table:style-name="ro30">
          <table:table-cell table:style-name="ce208" table:formula="of:=IF(MID([.F67];6;1)&gt;MID([.F66];6;1);&quot;&quot;;MAX([.A$7:.A66])+1)" office:value-type="float" office:value="24">
            <text:p>024</text:p>
          </table:table-cell>
          <table:table-cell table:style-name="ce210" office:value-type="string">
            <text:p>FNC_SOC_SPC_MOD_14</text:p>
          </table:table-cell>
          <table:table-cell table:style-name="ce212" table:formula="of:=IF(MID([.F67];6;1)&gt;MID([.F66];6;1);[.C66];[.C66]+1)" office:value-type="float" office:value="13">
            <text:p>013</text:p>
          </table:table-cell>
          <table:table-cell table:style-name="ce215" office:value-type="string">
            <text:p>social/space/homePage</text:p>
          </table:table-cell>
          <table:table-cell table:style-name="ce77" office:value-type="string">
            <text:p>Add a share link without click <text:s/>Share button on add activity form</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0">
          <table:table-cell table:style-name="ce208" table:formula="of:=IF(MID([.F68];6;1)&gt;MID([.F67];6;1);&quot;&quot;;MAX([.A$7:.A67])+1)">
            <text:p/>
          </table:table-cell>
          <table:table-cell table:style-name="ce210" office:value-type="string">
            <text:p>FNC_SOC_SPC_MOD_14</text:p>
          </table:table-cell>
          <table:table-cell table:style-name="ce212" table:formula="of:=IF(MID([.F68];6;1)&gt;MID([.F67];6;1);[.C67];[.C67]+1)" office:value-type="float" office:value="13">
            <text:p>013</text:p>
          </table:table-cell>
          <table:table-cell table:style-name="ce215" office:value-type="string">
            <text:p>social/space/homePage</text:p>
          </table:table-cell>
          <table:table-cell table:style-name="ce128" office:value-type="string">
            <text:p>Add a share link without click <text:s/>Share button on add activity form</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valid URL</text:span></text:p>
            <text:p><text:span text:style-name="T31">- Click on Attach button on Share link </text:span><text:span text:style-name="T31">form or hit enter keyboard</text:span></text:p>
            <text:p><text:span text:style-name="T1">- </text:span><text:span text:style-name="T12">Enter chars into text box or not</text:span></text:p>
            <text:p><text:span text:style-name="T12">- Don't click on share button on add </text:span><text:span text:style-name="T12">activity <text:s/>form</text:span></text:p>
          </table:table-cell>
          <table:table-cell table:style-name="ce238" office:value-type="string">
            <text:p>Link is not shared, activity is not added. It keeps all text and link are entered</text:p>
          </table:table-cell>
          <table:table-cell table:style-name="ce243" office:value-type="string">
            <text:p>Low</text:p>
          </table:table-cell>
          <table:table-cell table:number-columns-repeated="238"/>
        </table:table-row>
        <table:table-row table:style-name="ro30">
          <table:table-cell table:style-name="ce208" table:formula="of:=IF(MID([.F69];6;1)&gt;MID([.F68];6;1);&quot;&quot;;MAX([.A$7:.A68])+1)" office:value-type="float" office:value="25">
            <text:p>025</text:p>
          </table:table-cell>
          <table:table-cell table:style-name="ce210" office:value-type="string">
            <text:p>FNC_SOC_SPC_MOD_14</text:p>
          </table:table-cell>
          <table:table-cell table:style-name="ce212" table:formula="of:=IF(MID([.F69];6;1)&gt;MID([.F68];6;1);[.C68];[.C68]+1)" office:value-type="float" office:value="14">
            <text:p>014</text:p>
          </table:table-cell>
          <table:table-cell table:style-name="ce215" office:value-type="string">
            <text:p>social/space/homePage</text:p>
          </table:table-cell>
          <table:table-cell table:style-name="ce77" office:value-type="string">
            <text:p>Add a share link with url is not correct form</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25">
          <table:table-cell table:style-name="ce208" table:formula="of:=IF(MID([.F70];6;1)&gt;MID([.F69];6;1);&quot;&quot;;MAX([.A$7:.A69])+1)">
            <text:p/>
          </table:table-cell>
          <table:table-cell table:style-name="ce210" office:value-type="string">
            <text:p>FNC_SOC_SPC_MOD_14</text:p>
          </table:table-cell>
          <table:table-cell table:style-name="ce212" table:formula="of:=IF(MID([.F70];6;1)&gt;MID([.F69];6;1);[.C69];[.C69]+1)" office:value-type="float" office:value="14">
            <text:p>014</text:p>
          </table:table-cell>
          <table:table-cell table:style-name="ce215" office:value-type="string">
            <text:p>social/space/homePage</text:p>
          </table:table-cell>
          <table:table-cell table:style-name="ce130" office:value-type="string">
            <text:p>Add a share link with url is not correct form</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URL is not correct form (eg: </text:span><text:span text:style-name="T12">google.com)</text:span></text:p>
            <text:p><text:span text:style-name="T31">- Click on Attach button on Share link </text:span><text:span text:style-name="T31">form or hit enter keyboard</text:span></text:p>
          </table:table-cell>
          <table:table-cell table:style-name="ce238" office:value-type="string">
            <text:p>Below a share link form, show a message: <text:span text:style-name="T7">“A problem occured when </text:span><text:span text:style-name="T7">sharing this link. Please make sure to </text:span><text:span text:style-name="T7">input a valid url.</text:span>”</text:p>
          </table:table-cell>
          <table:table-cell table:style-name="ce243" office:value-type="string">
            <text:p>Low</text:p>
          </table:table-cell>
          <table:table-cell table:number-columns-repeated="238"/>
        </table:table-row>
        <table:table-row table:style-name="ro30">
          <table:table-cell table:style-name="ce208" table:formula="of:=IF(MID([.F71];6;1)&gt;MID([.F70];6;1);&quot;&quot;;MAX([.A$7:.A70])+1)" office:value-type="float" office:value="26">
            <text:p>026</text:p>
          </table:table-cell>
          <table:table-cell table:style-name="ce210" office:value-type="string">
            <text:p>FNC_SOC_SPC_MOD_14</text:p>
          </table:table-cell>
          <table:table-cell table:style-name="ce212" table:formula="of:=IF(MID([.F71];6;1)&gt;MID([.F70];6;1);[.C70];[.C70]+1)" office:value-type="float" office:value="15">
            <text:p>015</text:p>
          </table:table-cell>
          <table:table-cell table:style-name="ce215" office:value-type="string">
            <text:p>social/space/homePage</text:p>
          </table:table-cell>
          <table:table-cell table:style-name="ce229" office:value-type="string">
            <text:p>Share link with empty link</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27">
          <table:table-cell table:style-name="ce208" table:formula="of:=IF(MID([.F72];6;1)&gt;MID([.F71];6;1);&quot;&quot;;MAX([.A$7:.A71])+1)">
            <text:p/>
          </table:table-cell>
          <table:table-cell table:style-name="ce210" office:value-type="string">
            <text:p>FNC_SOC_SPC_MOD_14</text:p>
          </table:table-cell>
          <table:table-cell table:style-name="ce212" table:formula="of:=IF(MID([.F72];6;1)&gt;MID([.F71];6;1);[.C71];[.C71]+1)" office:value-type="float" office:value="15">
            <text:p>015</text:p>
          </table:table-cell>
          <table:table-cell table:style-name="ce215" office:value-type="string">
            <text:p>social/space/homePage</text:p>
          </table:table-cell>
          <table:table-cell table:style-name="ce230" office:value-type="string">
            <text:p>Share link with empty link</text:p>
          </table:table-cell>
          <table:table-cell table:style-name="ce131" office:value-type="string">
            <text:p>Step 2: Share a link</text:p>
          </table:table-cell>
          <table:table-cell table:style-name="ce234" office:value-type="string">
            <text:p>- <text:span text:style-name="T12">Click on Attach icon</text:span></text:p>
            <text:p><text:span text:style-name="T12">- Kept shared link form is empty</text:span></text:p>
            <text:p><text:span text:style-name="T31">- Click on Attach button on Share link </text:span><text:span text:style-name="T31">form or hit enter keyboard</text:span></text:p>
          </table:table-cell>
          <table:table-cell table:style-name="ce238" office:value-type="string">
            <text:p>Below a share link form, show a message: <text:span text:style-name="T7">“Please make sure that your </text:span><text:span text:style-name="T7">provided link is correct.</text:span>”</text:p>
          </table:table-cell>
          <table:table-cell table:style-name="ce243" office:value-type="string">
            <text:p>Low</text:p>
          </table:table-cell>
          <table:table-cell table:number-columns-repeated="238"/>
        </table:table-row>
        <table:table-row table:style-name="ro30">
          <table:table-cell table:style-name="ce208" table:formula="of:=IF(MID([.F73];6;1)&gt;MID([.F72];6;1);&quot;&quot;;MAX([.A$7:.A72])+1)" office:value-type="float" office:value="27">
            <text:p>027</text:p>
          </table:table-cell>
          <table:table-cell table:style-name="ce210" office:value-type="string">
            <text:p>FNC_SOC_SPC_MOD_14</text:p>
          </table:table-cell>
          <table:table-cell table:style-name="ce212" table:formula="of:=IF(MID([.F73];6;1)&gt;MID([.F72];6;1);[.C72];[.C72]+1)" office:value-type="float" office:value="16">
            <text:p>016</text:p>
          </table:table-cell>
          <table:table-cell table:style-name="ce215" office:value-type="string">
            <text:p>social/space/homePage</text:p>
          </table:table-cell>
          <table:table-cell table:style-name="ce77" office:value-type="string">
            <text:p>Share link with URL is not exited</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0">
          <table:table-cell table:style-name="ce208" table:formula="of:=IF(MID([.F74];6;1)&gt;MID([.F73];6;1);&quot;&quot;;MAX([.A$7:.A73])+1)">
            <text:p/>
          </table:table-cell>
          <table:table-cell table:style-name="ce210" office:value-type="string">
            <text:p>FNC_SOC_SPC_MOD_14</text:p>
          </table:table-cell>
          <table:table-cell table:style-name="ce212" table:formula="of:=IF(MID([.F74];6;1)&gt;MID([.F73];6;1);[.C73];[.C73]+1)" office:value-type="float" office:value="16">
            <text:p>016</text:p>
          </table:table-cell>
          <table:table-cell table:style-name="ce215" office:value-type="string">
            <text:p>social/space/homePage</text:p>
          </table:table-cell>
          <table:table-cell table:style-name="ce130" office:value-type="string">
            <text:p>Share link with URL is not exited</text:p>
          </table:table-cell>
          <table:table-cell table:style-name="ce131" office:value-type="string">
            <text:p>Step 2: Share a link</text:p>
          </table:table-cell>
          <table:table-cell table:style-name="ce234" office:value-type="string">
            <text:p>- <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It is displayed by URL form</text:p>
          </table:table-cell>
          <table:table-cell table:style-name="ce243" office:value-type="string">
            <text:p>Low</text:p>
          </table:table-cell>
          <table:table-cell table:number-columns-repeated="238"/>
        </table:table-row>
        <table:table-row table:style-name="ro30">
          <table:table-cell table:style-name="ce208" table:formula="of:=IF(MID([.F75];6;1)&gt;MID([.F74];6;1);&quot;&quot;;MAX([.A$7:.A74])+1)" office:value-type="float" office:value="28">
            <text:p>028</text:p>
          </table:table-cell>
          <table:table-cell table:style-name="ce210" office:value-type="string">
            <text:p>FNC_SOC_SPC_MOD_14</text:p>
          </table:table-cell>
          <table:table-cell table:style-name="ce212" table:formula="of:=IF(MID([.F75];6;1)&gt;MID([.F74];6;1);[.C74];[.C74]+1)" office:value-type="float" office:value="17">
            <text:p>017</text:p>
          </table:table-cell>
          <table:table-cell table:style-name="ce215" office:value-type="string">
            <text:p>social/space/homePage</text:p>
          </table:table-cell>
          <table:table-cell table:style-name="ce77" office:value-type="string">
            <text:p>Edit title of share link</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2">
          <table:table-cell table:style-name="ce208" table:formula="of:=IF(MID([.F76];6;1)&gt;MID([.F75];6;1);&quot;&quot;;MAX([.A$7:.A75])+1)">
            <text:p/>
          </table:table-cell>
          <table:table-cell table:style-name="ce210" office:value-type="string">
            <text:p>FNC_SOC_SPC_MOD_14</text:p>
          </table:table-cell>
          <table:table-cell table:style-name="ce212" table:formula="of:=IF(MID([.F76];6;1)&gt;MID([.F75];6;1);[.C75];[.C75]+1)" office:value-type="float" office:value="17">
            <text:p>017</text:p>
          </table:table-cell>
          <table:table-cell table:style-name="ce215" office:value-type="string">
            <text:p>social/space/homePage</text:p>
          </table:table-cell>
          <table:table-cell table:style-name="ce130" office:value-type="string">
            <text:p>Edit title of share link</text:p>
          </table:table-cell>
          <table:table-cell table:style-name="ce131" office:value-type="string">
            <text:p>Step 2: Share a link</text:p>
          </table:table-cell>
          <table:table-cell table:style-name="ce234" office:value-type="string">
            <text:p>- <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Double click on title of shared link. Edit it </text:span><text:span text:style-name="T12">and hit Enter</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new title. Below the title, there is a link to shared URL </text:p>
          </table:table-cell>
          <table:table-cell table:style-name="ce243" office:value-type="string">
            <text:p>Low</text:p>
          </table:table-cell>
          <table:table-cell table:number-columns-repeated="238"/>
        </table:table-row>
        <table:table-row table:style-name="ro30">
          <table:table-cell table:style-name="ce208" table:formula="of:=IF(MID([.F77];6;1)&gt;MID([.F76];6;1);&quot;&quot;;MAX([.A$7:.A76])+1)" office:value-type="float" office:value="29">
            <text:p>029</text:p>
          </table:table-cell>
          <table:table-cell table:style-name="ce210" office:value-type="string">
            <text:p>FNC_SOC_SPC_MOD_14</text:p>
          </table:table-cell>
          <table:table-cell table:style-name="ce212" table:formula="of:=IF(MID([.F77];6;1)&gt;MID([.F76];6;1);[.C76];[.C76]+1)" office:value-type="float" office:value="18">
            <text:p>018</text:p>
          </table:table-cell>
          <table:table-cell table:style-name="ce215" office:value-type="string">
            <text:p>social/space/homePage</text:p>
          </table:table-cell>
          <table:table-cell table:style-name="ce77" office:value-type="string">
            <text:p>Edit title of share link with special chars</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6">
          <table:table-cell table:style-name="ce208" table:formula="of:=IF(MID([.F78];6;1)&gt;MID([.F77];6;1);&quot;&quot;;MAX([.A$7:.A77])+1)">
            <text:p/>
          </table:table-cell>
          <table:table-cell table:style-name="ce210" office:value-type="string">
            <text:p>FNC_SOC_SPC_MOD_14</text:p>
          </table:table-cell>
          <table:table-cell table:style-name="ce212" table:formula="of:=IF(MID([.F78];6;1)&gt;MID([.F77];6;1);[.C77];[.C77]+1)" office:value-type="float" office:value="18">
            <text:p>018</text:p>
          </table:table-cell>
          <table:table-cell table:style-name="ce215" office:value-type="string">
            <text:p>social/space/homePage</text:p>
          </table:table-cell>
          <table:table-cell table:style-name="ce130" office:value-type="string">
            <text:p>Edit title of share link with special chars</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Double click on title of shared link. Edit it </text:span><text:span text:style-name="T12">with special chars and hit Enter</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new title.</text:p>
          </table:table-cell>
          <table:table-cell table:style-name="ce243" office:value-type="string">
            <text:p>Low</text:p>
          </table:table-cell>
          <table:table-cell table:number-columns-repeated="238"/>
        </table:table-row>
        <table:table-row table:style-name="ro27">
          <table:table-cell table:style-name="ce208" table:formula="of:=IF(MID([.F79];6;1)&gt;MID([.F78];6;1);&quot;&quot;;MAX([.A$7:.A78])+1)" office:value-type="float" office:value="30">
            <text:p>030</text:p>
          </table:table-cell>
          <table:table-cell table:style-name="ce210" office:value-type="string">
            <text:p>FNC_SOC_SPC_MOD_14</text:p>
          </table:table-cell>
          <table:table-cell table:style-name="ce212" table:formula="of:=IF(MID([.F79];6;1)&gt;MID([.F78];6;1);[.C78];[.C78]+1)" office:value-type="float" office:value="19">
            <text:p>019</text:p>
          </table:table-cell>
          <table:table-cell table:style-name="ce215" office:value-type="string">
            <text:p>social/space/homePage</text:p>
          </table:table-cell>
          <table:table-cell table:style-name="ce77" office:value-type="string">
            <text:p>Kept title of shared link is empty</text:p>
          </table:table-cell>
          <table:table-cell table:style-name="ce131" office:value-type="string">
            <text:p>Step 1: Go to my profile page</text:p>
          </table:table-cell>
          <table:table-cell table:style-name="ce234" office:value-type="string">
            <text:p>- Sign in system</text:p>
            <text:p>- Select <text:span text:style-name="T1">Activities</text:span> page on User Toolbar portlet in the upper right corner of the screen</text:p>
          </table:table-cell>
          <table:table-cell table:style-name="ce238" office:value-type="string">
            <text:p>- Show content of People page. It focus on activity list</text:p>
          </table:table-cell>
          <table:table-cell table:style-name="ce243" office:value-type="string">
            <text:p>Low</text:p>
          </table:table-cell>
          <table:table-cell table:number-columns-repeated="238"/>
        </table:table-row>
        <table:table-row table:style-name="ro32">
          <table:table-cell table:style-name="ce208" table:formula="of:=IF(MID([.F80];6;1)&gt;MID([.F79];6;1);&quot;&quot;;MAX([.A$7:.A79])+1)">
            <text:p/>
          </table:table-cell>
          <table:table-cell table:style-name="ce210" office:value-type="string">
            <text:p>FNC_SOC_SPC_MOD_14</text:p>
          </table:table-cell>
          <table:table-cell table:style-name="ce212" table:formula="of:=IF(MID([.F80];6;1)&gt;MID([.F79];6;1);[.C79];[.C79]+1)" office:value-type="float" office:value="19">
            <text:p>019</text:p>
          </table:table-cell>
          <table:table-cell table:style-name="ce215" office:value-type="string">
            <text:p>social/space/homePage</text:p>
          </table:table-cell>
          <table:table-cell table:style-name="ce130" office:value-type="string">
            <text:p>Kept title of shared link is empty</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not exited URL</text:span></text:p>
            <text:p><text:span text:style-name="T12">- Hit Enter from keyboard or click on Add </text:span><text:span text:style-name="T12">button on Share link form</text:span></text:p>
            <text:p><text:span text:style-name="T12">- Double click on title of shared link. Kept </text:span><text:span text:style-name="T12">it is empty</text:span></text:p>
            <text:p><text:span text:style-name="T1">- </text:span><text:span text:style-name="T12">Enter chars into text box or not</text:span></text:p>
            <text:p><text:span text:style-name="T12">- Click on Add button on add activity <text:s/>form</text:span></text:p>
          </table:table-cell>
          <table:table-cell table:style-name="ce238" office:value-type="string">
            <text:p>A link is shared with title is the URL </text:p>
          </table:table-cell>
          <table:table-cell table:style-name="ce243" office:value-type="string">
            <text:p>Low</text:p>
          </table:table-cell>
          <table:table-cell table:number-columns-repeated="238"/>
        </table:table-row>
        <table:table-row table:style-name="ro30">
          <table:table-cell table:style-name="ce208" table:formula="of:=IF(MID([.F81];6;1)&gt;MID([.F80];6;1);&quot;&quot;;MAX([.A$7:.A80])+1)" office:value-type="float" office:value="31">
            <text:p>031</text:p>
          </table:table-cell>
          <table:table-cell table:style-name="ce210" office:value-type="string">
            <text:p>FNC_SOC_SPC_MOD_14</text:p>
          </table:table-cell>
          <table:table-cell table:style-name="ce212" table:formula="of:=IF(MID([.F81];6;1)&gt;MID([.F80];6;1);[.C80];[.C80]+1)" office:value-type="float" office:value="20">
            <text:p>020</text:p>
          </table:table-cell>
          <table:table-cell table:style-name="ce215" office:value-type="string">
            <text:p>social/space/homePage</text:p>
          </table:table-cell>
          <table:table-cell table:style-name="ce77" office:value-type="string">
            <text:p>Edit title of share link with unlimited chars</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6">
          <table:table-cell table:style-name="ce208" table:formula="of:=IF(MID([.F82];6;1)&gt;MID([.F81];6;1);&quot;&quot;;MAX([.A$7:.A81])+1)">
            <text:p/>
          </table:table-cell>
          <table:table-cell table:style-name="ce210" office:value-type="string">
            <text:p>FNC_SOC_SPC_MOD_14</text:p>
          </table:table-cell>
          <table:table-cell table:style-name="ce212" table:formula="of:=IF(MID([.F82];6;1)&gt;MID([.F81];6;1);[.C81];[.C81]+1)" office:value-type="float" office:value="20">
            <text:p>020</text:p>
          </table:table-cell>
          <table:table-cell table:style-name="ce215" office:value-type="string">
            <text:p>social/space/homePage</text:p>
          </table:table-cell>
          <table:table-cell table:style-name="ce130" office:value-type="string">
            <text:p>Edit title of share link with unlimited chars</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Double click on title of shared link. Enter </text:span><text:span text:style-name="T12">unlimited text into this field and hit Enter</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new title.</text:p>
          </table:table-cell>
          <table:table-cell table:style-name="ce243" office:value-type="string">
            <text:p>Low</text:p>
          </table:table-cell>
          <table:table-cell table:number-columns-repeated="238"/>
        </table:table-row>
        <table:table-row table:style-name="ro30">
          <table:table-cell table:style-name="ce208" table:formula="of:=IF(MID([.F83];6;1)&gt;MID([.F82];6;1);&quot;&quot;;MAX([.A$7:.A82])+1)" office:value-type="float" office:value="32">
            <text:p>032</text:p>
          </table:table-cell>
          <table:table-cell table:style-name="ce210" office:value-type="string">
            <text:p>FNC_SOC_SPC_MOD_14</text:p>
          </table:table-cell>
          <table:table-cell table:style-name="ce212" table:formula="of:=IF(MID([.F83];6;1)&gt;MID([.F82];6;1);[.C82];[.C82]+1)" office:value-type="float" office:value="21">
            <text:p>021</text:p>
          </table:table-cell>
          <table:table-cell table:style-name="ce215" office:value-type="string">
            <text:p>social/space/homePage</text:p>
          </table:table-cell>
          <table:table-cell table:style-name="ce77" office:value-type="string">
            <text:p>Edit description of share link</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2">
          <table:table-cell table:style-name="ce208" table:formula="of:=IF(MID([.F84];6;1)&gt;MID([.F83];6;1);&quot;&quot;;MAX([.A$7:.A83])+1)">
            <text:p/>
          </table:table-cell>
          <table:table-cell table:style-name="ce210" office:value-type="string">
            <text:p>FNC_SOC_SPC_MOD_14</text:p>
          </table:table-cell>
          <table:table-cell table:style-name="ce212" table:formula="of:=IF(MID([.F84];6;1)&gt;MID([.F83];6;1);[.C83];[.C83]+1)" office:value-type="float" office:value="21">
            <text:p>021</text:p>
          </table:table-cell>
          <table:table-cell table:style-name="ce215" office:value-type="string">
            <text:p>social/space/homePage</text:p>
          </table:table-cell>
          <table:table-cell table:style-name="ce130" office:value-type="string">
            <text:p>Edit description of share link</text:p>
          </table:table-cell>
          <table:table-cell table:style-name="ce131" office:value-type="string">
            <text:p>Step 2: Share a link</text:p>
          </table:table-cell>
          <table:table-cell table:style-name="ce234" office:value-type="string">
            <text:p>- <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Double click on description of shared </text:span><text:span text:style-name="T12">link. Edit it and hit Enter</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new description</text:p>
          </table:table-cell>
          <table:table-cell table:style-name="ce243" office:value-type="string">
            <text:p>Low</text:p>
          </table:table-cell>
          <table:table-cell table:number-columns-repeated="238"/>
        </table:table-row>
        <table:table-row table:style-name="ro27">
          <table:table-cell table:style-name="ce208" table:formula="of:=IF(MID([.F85];6;1)&gt;MID([.F84];6;1);&quot;&quot;;MAX([.A$7:.A84])+1)" office:value-type="float" office:value="33">
            <text:p>033</text:p>
          </table:table-cell>
          <table:table-cell table:style-name="ce210" office:value-type="string">
            <text:p>FNC_SOC_SPC_MOD_14</text:p>
          </table:table-cell>
          <table:table-cell table:style-name="ce212" table:formula="of:=IF(MID([.F85];6;1)&gt;MID([.F84];6;1);[.C84];[.C84]+1)" office:value-type="float" office:value="22">
            <text:p>022</text:p>
          </table:table-cell>
          <table:table-cell table:style-name="ce215" office:value-type="string">
            <text:p>social/space/homePage</text:p>
          </table:table-cell>
          <table:table-cell table:style-name="ce77" office:value-type="string">
            <text:p>Edit description of share link with special chars</text:p>
          </table:table-cell>
          <table:table-cell table:style-name="ce131" office:value-type="string">
            <text:p>Step 1: Go to my profile page</text:p>
          </table:table-cell>
          <table:table-cell table:style-name="ce234" office:value-type="string">
            <text:p>- Sign in system</text:p>
            <text:p>- Select <text:span text:style-name="T1">Activities</text:span> page on User Toolbar portlet in the upper right corner of the screen</text:p>
          </table:table-cell>
          <table:table-cell table:style-name="ce238" office:value-type="string">
            <text:p>- Show content of People page. It focus on activity list</text:p>
          </table:table-cell>
          <table:table-cell table:style-name="ce243" office:value-type="string">
            <text:p>Low</text:p>
          </table:table-cell>
          <table:table-cell table:number-columns-repeated="238"/>
        </table:table-row>
        <table:table-row table:style-name="ro36">
          <table:table-cell table:style-name="ce208" table:formula="of:=IF(MID([.F86];6;1)&gt;MID([.F85];6;1);&quot;&quot;;MAX([.A$7:.A85])+1)">
            <text:p/>
          </table:table-cell>
          <table:table-cell table:style-name="ce210" office:value-type="string">
            <text:p>FNC_SOC_SPC_MOD_14</text:p>
          </table:table-cell>
          <table:table-cell table:style-name="ce212" table:formula="of:=IF(MID([.F86];6;1)&gt;MID([.F85];6;1);[.C85];[.C85]+1)" office:value-type="float" office:value="22">
            <text:p>022</text:p>
          </table:table-cell>
          <table:table-cell table:style-name="ce215" office:value-type="string">
            <text:p>social/space/homePage</text:p>
          </table:table-cell>
          <table:table-cell table:style-name="ce130" office:value-type="string">
            <text:p>Edit description of share link with special chars</text:p>
          </table:table-cell>
          <table:table-cell table:style-name="ce131" office:value-type="string">
            <text:p>Step 2: Share a link</text:p>
          </table:table-cell>
          <table:table-cell table:style-name="ce234" office:value-type="string">
            <text:p>- <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Double click on description of shared </text:span><text:span text:style-name="T12">link. Edit it with special chars and hit Enter</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new description.</text:p>
          </table:table-cell>
          <table:table-cell table:style-name="ce243" office:value-type="string">
            <text:p>Low</text:p>
          </table:table-cell>
          <table:table-cell table:number-columns-repeated="238"/>
        </table:table-row>
        <table:table-row table:style-name="ro30">
          <table:table-cell table:style-name="ce208" table:formula="of:=IF(MID([.F87];6;1)&gt;MID([.F86];6;1);&quot;&quot;;MAX([.A$7:.A86])+1)" office:value-type="float" office:value="34">
            <text:p>034</text:p>
          </table:table-cell>
          <table:table-cell table:style-name="ce210" office:value-type="string">
            <text:p>FNC_SOC_SPC_MOD_14</text:p>
          </table:table-cell>
          <table:table-cell table:style-name="ce212" table:formula="of:=IF(MID([.F87];6;1)&gt;MID([.F86];6;1);[.C86];[.C86]+1)" office:value-type="float" office:value="23">
            <text:p>023</text:p>
          </table:table-cell>
          <table:table-cell table:style-name="ce215" office:value-type="string">
            <text:p>social/space/homePage</text:p>
          </table:table-cell>
          <table:table-cell table:style-name="ce77" office:value-type="string">
            <text:p>Kept description of shared link is empty</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6">
          <table:table-cell table:style-name="ce208" table:formula="of:=IF(MID([.F88];6;1)&gt;MID([.F87];6;1);&quot;&quot;;MAX([.A$7:.A87])+1)">
            <text:p/>
          </table:table-cell>
          <table:table-cell table:style-name="ce210" office:value-type="string">
            <text:p>FNC_SOC_SPC_MOD_14</text:p>
          </table:table-cell>
          <table:table-cell table:style-name="ce212" table:formula="of:=IF(MID([.F88];6;1)&gt;MID([.F87];6;1);[.C87];[.C87]+1)" office:value-type="float" office:value="23">
            <text:p>023</text:p>
          </table:table-cell>
          <table:table-cell table:style-name="ce215" office:value-type="string">
            <text:p>social/space/homePage</text:p>
          </table:table-cell>
          <table:table-cell table:style-name="ce130" office:value-type="string">
            <text:p>Kept description of shared link is empty</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Double click on description of shared </text:span><text:span text:style-name="T12">link. Kept this field is empty and hit Enter</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description is empty.</text:p>
          </table:table-cell>
          <table:table-cell table:style-name="ce243" office:value-type="string">
            <text:p>Low</text:p>
          </table:table-cell>
          <table:table-cell table:number-columns-repeated="238"/>
        </table:table-row>
        <table:table-row table:style-name="ro30">
          <table:table-cell table:style-name="ce208" table:formula="of:=IF(MID([.F89];6;1)&gt;MID([.F88];6;1);&quot;&quot;;MAX([.A$7:.A88])+1)" office:value-type="float" office:value="35">
            <text:p>035</text:p>
          </table:table-cell>
          <table:table-cell table:style-name="ce210" office:value-type="string">
            <text:p>FNC_SOC_SPC_MOD_14</text:p>
          </table:table-cell>
          <table:table-cell table:style-name="ce212" table:formula="of:=IF(MID([.F89];6;1)&gt;MID([.F88];6;1);[.C88];[.C88]+1)" office:value-type="float" office:value="24">
            <text:p>024</text:p>
          </table:table-cell>
          <table:table-cell table:style-name="ce215" office:value-type="string">
            <text:p>social/space/homePage</text:p>
          </table:table-cell>
          <table:table-cell table:style-name="ce77" office:value-type="string">
            <text:p>Edit description of share link with unlimited chars</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Low</text:p>
          </table:table-cell>
          <table:table-cell table:number-columns-repeated="238"/>
        </table:table-row>
        <table:table-row table:style-name="ro36">
          <table:table-cell table:style-name="ce208" table:formula="of:=IF(MID([.F90];6;1)&gt;MID([.F89];6;1);&quot;&quot;;MAX([.A$7:.A89])+1)">
            <text:p/>
          </table:table-cell>
          <table:table-cell table:style-name="ce210" office:value-type="string">
            <text:p>FNC_SOC_SPC_MOD_14</text:p>
          </table:table-cell>
          <table:table-cell table:style-name="ce212" table:formula="of:=IF(MID([.F90];6;1)&gt;MID([.F89];6;1);[.C89];[.C89]+1)" office:value-type="float" office:value="24">
            <text:p>024</text:p>
          </table:table-cell>
          <table:table-cell table:style-name="ce215" office:value-type="string">
            <text:p>social/space/homePage</text:p>
          </table:table-cell>
          <table:table-cell table:style-name="ce130" office:value-type="string">
            <text:p>Edit description of share link with unlimited chars</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Double click on description of shared </text:span><text:span text:style-name="T12">link. Enter unlimited text into this field and </text:span><text:span text:style-name="T12">hit Enter</text:span></text:p>
            <text:p><text:span text:style-name="T1">- </text:span><text:span text:style-name="T12">Enter chars into text box or not</text:span></text:p>
            <text:p><text:span text:style-name="T12">- Click on share button on add activity <text:s/></text:span><text:span text:style-name="T12">form</text:span></text:p>
          </table:table-cell>
          <table:table-cell table:style-name="ce238" office:value-type="string">
            <text:p>A link is shared with new title.</text:p>
          </table:table-cell>
          <table:table-cell table:style-name="ce243" office:value-type="string">
            <text:p>Low</text:p>
          </table:table-cell>
          <table:table-cell table:number-columns-repeated="238"/>
        </table:table-row>
        <table:table-row table:style-name="ro27">
          <table:table-cell table:style-name="ce208" table:formula="of:=IF(MID([.F91];6;1)&gt;MID([.F90];6;1);&quot;&quot;;MAX([.A$7:.A90])+1)" office:value-type="float" office:value="36">
            <text:p>036</text:p>
          </table:table-cell>
          <table:table-cell table:style-name="ce210" office:value-type="string">
            <text:p>FNC_SOC_SPC_MOD_14</text:p>
          </table:table-cell>
          <table:table-cell table:style-name="ce212" table:formula="of:=IF(MID([.F91];6;1)&gt;MID([.F90];6;1);[.C90];[.C90]+1)" office:value-type="float" office:value="25">
            <text:p>025</text:p>
          </table:table-cell>
          <table:table-cell table:style-name="ce215" office:value-type="string">
            <text:p>social/space/homePage</text:p>
          </table:table-cell>
          <table:table-cell table:style-name="ce77" office:value-type="string">
            <text:p>Close share link</text:p>
          </table:table-cell>
          <table:table-cell table:style-name="ce131" office:value-type="string">
            <text:p>Step 1: Go to my profile page</text:p>
          </table:table-cell>
          <table:table-cell table:style-name="ce234" office:value-type="string">
            <text:p>- Sign in system</text:p>
            <text:p>- Select <text:span text:style-name="T1">Activities</text:span> page on User Toolbar portlet in the upper right corner of the screen</text:p>
          </table:table-cell>
          <table:table-cell table:style-name="ce238" office:value-type="string">
            <text:p>- Show content of People page. It focus on activity list</text:p>
          </table:table-cell>
          <table:table-cell table:style-name="ce243" office:value-type="string">
            <text:p>Low</text:p>
          </table:table-cell>
          <table:table-cell table:number-columns-repeated="238"/>
        </table:table-row>
        <table:table-row table:style-name="ro25">
          <table:table-cell table:style-name="ce208" table:formula="of:=IF(MID([.F92];6;1)&gt;MID([.F91];6;1);&quot;&quot;;MAX([.A$7:.A91])+1)">
            <text:p/>
          </table:table-cell>
          <table:table-cell table:style-name="ce210" office:value-type="string">
            <text:p>FNC_SOC_SPC_MOD_14</text:p>
          </table:table-cell>
          <table:table-cell table:style-name="ce212" table:formula="of:=IF(MID([.F92];6;1)&gt;MID([.F91];6;1);[.C91];[.C91]+1)" office:value-type="float" office:value="25">
            <text:p>025</text:p>
          </table:table-cell>
          <table:table-cell table:style-name="ce215" office:value-type="string">
            <text:p>social/space/homePage</text:p>
          </table:table-cell>
          <table:table-cell table:style-name="ce130" office:value-type="string">
            <text:p>Close share link</text:p>
          </table:table-cell>
          <table:table-cell table:style-name="ce131" office:value-type="string">
            <text:p>Step 2: Share a link</text:p>
          </table:table-cell>
          <table:table-cell table:style-name="ce234" office:value-type="string">
            <text:p>-<text:span text:style-name="T1"> </text:span><text:span text:style-name="T12">Click on Attach icon</text:span></text:p>
            <text:p><text:span text:style-name="T12">- Enter a not exited URL</text:span></text:p>
            <text:p><text:span text:style-name="T31">- Click on Attach button on Share link </text:span><text:span text:style-name="T31">form or hit enter keyboard</text:span></text:p>
            <text:p><text:span text:style-name="T12">- Click on Close</text:span></text:p>
          </table:table-cell>
          <table:table-cell table:style-name="ce238" office:value-type="string">
            <text:p>Close share link form, and the link is not shared</text:p>
          </table:table-cell>
          <table:table-cell table:style-name="ce243" office:value-type="string">
            <text:p>Low</text:p>
          </table:table-cell>
          <table:table-cell table:number-columns-repeated="238"/>
        </table:table-row>
        <table:table-row table:style-name="ro30">
          <table:table-cell table:style-name="ce208" table:formula="of:=IF(MID([.F93];6;1)&gt;MID([.F92];6;1);&quot;&quot;;MAX([.A$7:.A92])+1)" office:value-type="float" office:value="37">
            <text:p>037</text:p>
          </table:table-cell>
          <table:table-cell table:style-name="ce210" office:value-type="string">
            <text:p>FNC_SOC_SPC_MOD_14</text:p>
          </table:table-cell>
          <table:table-cell table:style-name="ce212" table:formula="of:=IF(MID([.F93];6;1)&gt;MID([.F92];6;1);[.C92];[.C92]+1)" office:value-type="float" office:value="26">
            <text:p>026</text:p>
          </table:table-cell>
          <table:table-cell table:style-name="ce215" office:value-type="string">
            <text:p>social/space/homePage</text:p>
          </table:table-cell>
          <table:table-cell table:style-name="ce77" office:value-type="string">
            <text:p>Add new activities by member of user</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Medium</text:p>
          </table:table-cell>
          <table:table-cell table:number-columns-repeated="238"/>
        </table:table-row>
        <table:table-row table:style-name="ro27">
          <table:table-cell table:style-name="ce208" table:formula="of:=IF(MID([.F94];6;1)&gt;MID([.F93];6;1);&quot;&quot;;MAX([.A$7:.A93])+1)">
            <text:p/>
          </table:table-cell>
          <table:table-cell table:style-name="ce210" office:value-type="string">
            <text:p>FNC_SOC_SPC_MOD_14</text:p>
          </table:table-cell>
          <table:table-cell table:style-name="ce212" table:formula="of:=IF(MID([.F94];6;1)&gt;MID([.F93];6;1);[.C93];[.C93]+1)" office:value-type="float" office:value="26">
            <text:p>026</text:p>
          </table:table-cell>
          <table:table-cell table:style-name="ce215" office:value-type="string">
            <text:p>social/space/homePage</text:p>
          </table:table-cell>
          <table:table-cell table:style-name="ce128" office:value-type="string">
            <text:p>Add new activities by member of user</text:p>
          </table:table-cell>
          <table:table-cell table:style-name="ce131" office:value-type="string">
            <text:p>Step 2: invite member</text:p>
          </table:table-cell>
          <table:table-cell table:style-name="ce234" office:value-type="string">
            <text:p><text:span text:style-name="T1">- </text:span><text:span text:style-name="T12">Access Space settings portlet</text:span></text:p>
            <text:p><text:span text:style-name="T12">- Access member tab</text:span></text:p>
            <text:p><text:span text:style-name="T12">- Select user </text:span></text:p>
            <text:p><text:span text:style-name="T12">- Sent invitation</text:span></text:p>
          </table:table-cell>
          <table:table-cell table:style-name="ce238" office:value-type="string">
            <text:p>Selected User is added in invited list.</text:p>
          </table:table-cell>
          <table:table-cell table:style-name="ce243" office:value-type="string">
            <text:p>Medium</text:p>
          </table:table-cell>
          <table:table-cell table:number-columns-repeated="238"/>
        </table:table-row>
        <table:table-row table:style-name="ro25">
          <table:table-cell table:style-name="ce208" table:formula="of:=IF(MID([.F95];6;1)&gt;MID([.F94];6;1);&quot;&quot;;MAX([.A$7:.A94])+1)">
            <text:p/>
          </table:table-cell>
          <table:table-cell table:style-name="ce210" office:value-type="string">
            <text:p>FNC_SOC_SPC_MOD_14</text:p>
          </table:table-cell>
          <table:table-cell table:style-name="ce212" table:formula="of:=IF(MID([.F95];6;1)&gt;MID([.F94];6;1);[.C94];[.C94]+1)" office:value-type="float" office:value="26">
            <text:p>026</text:p>
          </table:table-cell>
          <table:table-cell table:style-name="ce215" office:value-type="string">
            <text:p>social/space/homePage</text:p>
          </table:table-cell>
          <table:table-cell table:style-name="ce128" office:value-type="string">
            <text:p>Add new activities by member of user</text:p>
          </table:table-cell>
          <table:table-cell table:style-name="ce131" office:value-type="string">
            <text:p>Step 3: Accept invitation</text:p>
          </table:table-cell>
          <table:table-cell table:style-name="ce234" office:value-type="string">
            <text:p>- Login by invited user </text:p>
            <text:p>- Go to spaces page</text:p>
            <text:p>- Access invitations list space</text:p>
            <text:p>- Click on Accept to acception invitation</text:p>
          </table:table-cell>
          <table:table-cell table:style-name="ce238" office:value-type="string">
            <text:p>User is member of the space. The Space is move to My Spaces list</text:p>
          </table:table-cell>
          <table:table-cell table:style-name="ce243" office:value-type="string">
            <text:p>Medium</text:p>
          </table:table-cell>
          <table:table-cell table:number-columns-repeated="238"/>
        </table:table-row>
        <table:table-row table:style-name="ro25">
          <table:table-cell table:style-name="ce208" table:formula="of:=IF(MID([.F96];6;1)&gt;MID([.F95];6;1);&quot;&quot;;MAX([.A$7:.A95])+1)">
            <text:p/>
          </table:table-cell>
          <table:table-cell table:style-name="ce210" office:value-type="string">
            <text:p>FNC_SOC_SPC_MOD_14</text:p>
          </table:table-cell>
          <table:table-cell table:style-name="ce212" table:formula="of:=IF(MID([.F96];6;1)&gt;MID([.F95];6;1);[.C95];[.C95]+1)" office:value-type="float" office:value="26">
            <text:p>026</text:p>
          </table:table-cell>
          <table:table-cell table:style-name="ce215" office:value-type="string">
            <text:p>social/space/homePage</text:p>
          </table:table-cell>
          <table:table-cell table:style-name="ce128" office:value-type="string">
            <text:p>Add new activities by member of user</text:p>
          </table:table-cell>
          <table:table-cell table:style-name="ce131" office:value-type="string">
            <text:p>Step 4: User add activities</text:p>
          </table:table-cell>
          <table:table-cell table:style-name="ce131" office:value-type="string">
            <text:p>- User access the Space</text:p>
            <text:p><text:span text:style-name="T32">- </text:span><text:span text:style-name="T31">Enter some text into text box</text:span></text:p>
            <text:p><text:span text:style-name="T31">- Click on share button</text:span></text:p>
          </table:table-cell>
          <table:table-cell table:style-name="ce238" office:value-type="string">
            <text:p>Add an activity successfully:</text:p>
            <text:p>- New activity is added on Space activities stream</text:p>
            <text:p>All users who are the member of space, can view the space activities list</text:p>
          </table:table-cell>
          <table:table-cell table:style-name="ce243" office:value-type="string">
            <text:p>Medium</text:p>
          </table:table-cell>
          <table:table-cell table:number-columns-repeated="238"/>
        </table:table-row>
        <table:table-row table:style-name="ro30">
          <table:table-cell table:style-name="ce208" table:formula="of:=IF(MID([.F97];6;1)&gt;MID([.F96];6;1);&quot;&quot;;MAX([.A$7:.A96])+1)" office:value-type="float" office:value="38">
            <text:p>038</text:p>
          </table:table-cell>
          <table:table-cell table:style-name="ce210" office:value-type="string">
            <text:p>FNC_SOC_SPC_MOD_14</text:p>
          </table:table-cell>
          <table:table-cell table:style-name="ce212" table:formula="of:=IF(MID([.F97];6;1)&gt;MID([.F96];6;1);[.C96];[.C96]+1)" office:value-type="float" office:value="27">
            <text:p>027</text:p>
          </table:table-cell>
          <table:table-cell table:style-name="ce215" office:value-type="string">
            <text:p>social/space/homePage</text:p>
          </table:table-cell>
          <table:table-cell table:style-name="ce77" office:value-type="string">
            <text:p><text:s/>Likes/unlike added activities</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High</text:p>
          </table:table-cell>
          <table:table-cell table:number-columns-repeated="238"/>
        </table:table-row>
        <table:table-row table:style-name="ro22">
          <table:table-cell table:style-name="ce208" table:formula="of:=IF(MID([.F98];6;1)&gt;MID([.F97];6;1);&quot;&quot;;MAX([.A$7:.A97])+1)">
            <text:p/>
          </table:table-cell>
          <table:table-cell table:style-name="ce210" office:value-type="string">
            <text:p>FNC_SOC_SPC_MOD_14</text:p>
          </table:table-cell>
          <table:table-cell table:style-name="ce212" table:formula="of:=IF(MID([.F98];6;1)&gt;MID([.F97];6;1);[.C97];[.C97]+1)" office:value-type="float" office:value="27">
            <text:p>027</text:p>
          </table:table-cell>
          <table:table-cell table:style-name="ce215" office:value-type="string">
            <text:p>social/space/homePage</text:p>
          </table:table-cell>
          <table:table-cell table:style-name="ce130" office:value-type="string">
            <text:p><text:s/>Likes/unlike your activities</text:p>
          </table:table-cell>
          <table:table-cell table:style-name="ce131" office:value-type="string">
            <text:p>Step 2: Like activity</text:p>
          </table:table-cell>
          <table:table-cell table:style-name="ce234" office:value-type="string">
            <text:p>- Select an exited activity or add new an activity and select</text:p>
            <text:p>- Click on <text:span text:style-name="T1">Like </text:span><text:span text:style-name="T12">under activity</text:span></text:p>
          </table:table-cell>
          <table:table-cell table:style-name="ce238" office:value-type="string">
            <text:p>Show the message: “you like this”. </text:p>
            <text:p>Like link is change to Unlike link</text:p>
          </table:table-cell>
          <table:table-cell table:style-name="ce243" office:value-type="string">
            <text:p>High</text:p>
          </table:table-cell>
          <table:table-cell table:number-columns-repeated="238"/>
        </table:table-row>
        <table:table-row table:style-name="ro27">
          <table:table-cell table:style-name="ce208" table:formula="of:=IF(MID([.F99];6;1)&gt;MID([.F98];6;1);&quot;&quot;;MAX([.A$7:.A98])+1)">
            <text:p/>
          </table:table-cell>
          <table:table-cell table:style-name="ce210" office:value-type="string">
            <text:p>FNC_SOC_SPC_MOD_14</text:p>
          </table:table-cell>
          <table:table-cell table:style-name="ce212" table:formula="of:=IF(MID([.F99];6;1)&gt;MID([.F98];6;1);[.C98];[.C98]+1)" office:value-type="float" office:value="27">
            <text:p>027</text:p>
          </table:table-cell>
          <table:table-cell table:style-name="ce215" office:value-type="string">
            <text:p>social/space/homePage</text:p>
          </table:table-cell>
          <table:table-cell table:style-name="ce130" office:value-type="string">
            <text:p><text:s/>Likes/unlike your activities</text:p>
          </table:table-cell>
          <table:table-cell table:style-name="ce131" office:value-type="string">
            <text:p>Step 3: Unlike a activity</text:p>
          </table:table-cell>
          <table:table-cell table:style-name="ce234" office:value-type="string">
            <text:p>- User who liked the activity logs in</text:p>
            <text:p>- Select the activity</text:p>
            <text:p>- Click on <text:span text:style-name="T1">Unlike</text:span> link</text:p>
          </table:table-cell>
          <table:table-cell table:style-name="ce234" office:value-type="string">
            <text:p>User is moved out list of users like the activity. Unlike link is changed to Like link</text:p>
          </table:table-cell>
          <table:table-cell table:style-name="ce243" office:value-type="string">
            <text:p>High</text:p>
          </table:table-cell>
          <table:table-cell table:number-columns-repeated="238"/>
        </table:table-row>
        <table:table-row table:style-name="ro22">
          <table:table-cell table:style-name="ce208" table:formula="of:=IF(MID([.F100];6;1)&gt;MID([.F99];6;1);&quot;&quot;;MAX([.A$7:.A99])+1)">
            <text:p/>
          </table:table-cell>
          <table:table-cell table:style-name="ce210" office:value-type="string">
            <text:p>FNC_SOC_SPC_MOD_14</text:p>
          </table:table-cell>
          <table:table-cell table:style-name="ce212" table:formula="of:=IF(MID([.F100];6;1)&gt;MID([.F99];6;1);[.C99];[.C99]+1)" office:value-type="float" office:value="27">
            <text:p>027</text:p>
          </table:table-cell>
          <table:table-cell table:style-name="ce215" office:value-type="string">
            <text:p>social/space/homePage</text:p>
          </table:table-cell>
          <table:table-cell table:style-name="ce130" office:value-type="string">
            <text:p><text:s/>Likes/unlike your activities</text:p>
          </table:table-cell>
          <table:table-cell table:style-name="ce131" office:value-type="string">
            <text:p>Step 4: View all people like activity</text:p>
          </table:table-cell>
          <table:table-cell table:style-name="ce234" office:value-type="string">
            <text:p>- Click on Link “number people” </text:p>
          </table:table-cell>
          <table:table-cell table:style-name="ce234" office:value-type="string">
            <text:p>Show all people like the activity. Move mouse over each user, a tool-tip appears to show name of user who likes </text:p>
          </table:table-cell>
          <table:table-cell table:style-name="ce243" office:value-type="string">
            <text:p>High</text:p>
          </table:table-cell>
          <table:table-cell table:number-columns-repeated="238"/>
        </table:table-row>
        <table:table-row table:style-name="ro30">
          <table:table-cell table:style-name="ce208" table:formula="of:=IF(MID([.F101];6;1)&gt;MID([.F100];6;1);&quot;&quot;;MAX([.A$7:.A100])+1)" office:value-type="float" office:value="39">
            <text:p>039</text:p>
          </table:table-cell>
          <table:table-cell table:style-name="ce210" office:value-type="string">
            <text:p>FNC_SOC_SPC_MOD_14</text:p>
          </table:table-cell>
          <table:table-cell table:style-name="ce212" table:formula="of:=IF(MID([.F101];6;1)&gt;MID([.F100];6;1);[.C100];[.C100]+1)" office:value-type="float" office:value="28">
            <text:p>028</text:p>
          </table:table-cell>
          <table:table-cell table:style-name="ce215" office:value-type="string">
            <text:p>social/space/homePage</text:p>
          </table:table-cell>
          <table:table-cell table:style-name="ce77" office:value-type="string">
            <text:p>Delete activities by manager of space</text:p>
          </table:table-cell>
          <table:table-cell table:style-name="ce131" office:value-type="string">
            <text:p>Step 1: Go to Space home page</text:p>
          </table:table-cell>
          <table:table-cell table:style-name="ce234" office:value-type="string">
            <text:p>- Sign in system</text:p>
            <text:p>- Select <text:span text:style-name="T1">Space</text:span> page on </text:p>
            <text:p>- Add new space</text:p>
            <text:p>- Access space</text:p>
          </table:table-cell>
          <table:table-cell table:style-name="ce238" office:value-type="string">
            <text:p>- New space is added</text:p>
            <text:p>- Space home page is shown with activities portlet</text:p>
            <text:p>- Default one status<text:span text:style-name="T22">:””name of space”</text:span> was created by <text:span text:style-name="T22">“name of creator”</text:span> .” is shown on activities stream. And it is display on Space tab on User activities stream</text:p>
          </table:table-cell>
          <table:table-cell table:style-name="ce243" office:value-type="string">
            <text:p>High</text:p>
          </table:table-cell>
          <table:table-cell table:number-columns-repeated="238"/>
        </table:table-row>
        <table:table-row table:style-name="ro22">
          <table:table-cell table:style-name="ce208" table:formula="of:=IF(MID([.F102];6;1)&gt;MID([.F101];6;1);&quot;&quot;;MAX([.A$7:.A101])+1)">
            <text:p/>
          </table:table-cell>
          <table:table-cell table:style-name="ce210" office:value-type="string">
            <text:p>FNC_SOC_SPC_MOD_14</text:p>
          </table:table-cell>
          <table:table-cell table:style-name="ce212" table:formula="of:=IF(MID([.F102];6;1)&gt;MID([.F101];6;1);[.C101];[.C101]+1)" office:value-type="float" office:value="28">
            <text:p>028</text:p>
          </table:table-cell>
          <table:table-cell table:style-name="ce215" office:value-type="string">
            <text:p>social/space/homePage</text:p>
          </table:table-cell>
          <table:table-cell table:style-name="ce128" office:value-type="string">
            <text:p>Delete activities by manager of space</text:p>
          </table:table-cell>
          <table:table-cell table:style-name="ce131" office:value-type="string">
            <text:p>Step 2: Add more activities</text:p>
          </table:table-cell>
          <table:table-cell table:style-name="ce234" office:value-type="string">
            <text:p>- Login by manager of space</text:p>
            <text:p>- Access home page of the space</text:p>
            <text:p>- Add activities</text:p>
          </table:table-cell>
          <table:table-cell table:style-name="ce238" office:value-type="string">
            <text:p>New activities is added. Actor of activities is user. </text:p>
          </table:table-cell>
          <table:table-cell table:style-name="ce243" office:value-type="string">
            <text:p>High</text:p>
          </table:table-cell>
          <table:table-cell table:number-columns-repeated="238"/>
        </table:table-row>
        <table:table-row table:style-name="ro22">
          <table:table-cell table:style-name="ce208" table:formula="of:=IF(MID([.F103];6;1)&gt;MID([.F102];6;1);&quot;&quot;;MAX([.A$7:.A102])+1)">
            <text:p/>
          </table:table-cell>
          <table:table-cell table:style-name="ce210" office:value-type="string">
            <text:p>FNC_SOC_SPC_MOD_14</text:p>
          </table:table-cell>
          <table:table-cell table:style-name="ce212" table:formula="of:=IF(MID([.F103];6;1)&gt;MID([.F102];6;1);[.C102];[.C102]+1)" office:value-type="float" office:value="28">
            <text:p>028</text:p>
          </table:table-cell>
          <table:table-cell table:style-name="ce215" office:value-type="string">
            <text:p>social/space/homePage</text:p>
          </table:table-cell>
          <table:table-cell table:style-name="ce128" office:value-type="string">
            <text:p>Delete activities by manager of space</text:p>
          </table:table-cell>
          <table:table-cell table:style-name="ce131" office:value-type="string">
            <text:p>Step 3: Delete activity by owner</text:p>
          </table:table-cell>
          <table:table-cell table:style-name="ce234" office:value-type="string">
            <text:p>- Select the added activities in step 2</text:p>
            <text:p>- Click on delete icon</text:p>
          </table:table-cell>
          <table:table-cell table:style-name="ce234" office:value-type="string">
            <text:p>Activity is remove out space activity stream</text:p>
          </table:table-cell>
          <table:table-cell table:style-name="ce243" office:value-type="string">
            <text:p>High</text:p>
          </table:table-cell>
          <table:table-cell table:number-columns-repeated="238"/>
        </table:table-row>
        <table:table-row table:style-name="ro22">
          <table:table-cell table:style-name="ce208" table:formula="of:=IF(MID([.F104];6;1)&gt;MID([.F103];6;1);&quot;&quot;;MAX([.A$7:.A103])+1)">
            <text:p/>
          </table:table-cell>
          <table:table-cell table:style-name="ce210" office:value-type="string">
            <text:p>FNC_SOC_SPC_MOD_14</text:p>
          </table:table-cell>
          <table:table-cell table:style-name="ce212" table:formula="of:=IF(MID([.F104];6;1)&gt;MID([.F103];6;1);[.C103];[.C103]+1)" office:value-type="float" office:value="28">
            <text:p>028</text:p>
          </table:table-cell>
          <table:table-cell table:style-name="ce215" office:value-type="string">
            <text:p>social/space/homePage</text:p>
          </table:table-cell>
          <table:table-cell table:style-name="ce128" office:value-type="string">
            <text:p>Delete activities by manager of space</text:p>
          </table:table-cell>
          <table:table-cell table:style-name="ce131" office:value-type="string">
            <text:p>Step 4: Delete other user's activities on Space</text:p>
          </table:table-cell>
          <table:table-cell table:style-name="ce234" office:value-type="string">
            <text:p>- Select the activities which has created by other member of space</text:p>
            <text:p><text:span text:style-name="T21">- Click on delete icon</text:span></text:p>
          </table:table-cell>
          <table:table-cell table:style-name="ce234" office:value-type="string">
            <text:p>Activity is remove out space activity stream</text:p>
          </table:table-cell>
          <table:table-cell table:style-name="ce243" office:value-type="string">
            <text:p>High</text:p>
          </table:table-cell>
          <table:table-cell table:number-columns-repeated="238"/>
        </table:table-row>
        <table:table-row table:style-name="ro27">
          <table:table-cell table:style-name="ce208" table:formula="of:=IF(MID([.F105];6;1)&gt;MID([.F104];6;1);&quot;&quot;;MAX([.A$7:.A104])+1)" office:value-type="float" office:value="40">
            <text:p>040</text:p>
          </table:table-cell>
          <table:table-cell table:style-name="ce210" office:value-type="string">
            <text:p>FNC_SOC_SPC_MOD_14</text:p>
          </table:table-cell>
          <table:table-cell table:style-name="ce212" table:formula="of:=IF(MID([.F105];6;1)&gt;MID([.F104];6;1);[.C104];[.C104]+1)" office:value-type="float" office:value="29">
            <text:p>029</text:p>
          </table:table-cell>
          <table:table-cell table:style-name="ce215" office:value-type="string">
            <text:p>social/space/homePage</text:p>
          </table:table-cell>
          <table:table-cell table:style-name="ce231" office:value-type="string">
            <text:p>Delete activities by member of space</text:p>
          </table:table-cell>
          <table:table-cell table:style-name="ce131" office:value-type="string">
            <text:p>Step 1: Add new space</text:p>
          </table:table-cell>
          <table:table-cell table:style-name="ce234" office:value-type="string">
            <text:p>- Sign in system</text:p>
            <text:p>- Select <text:span text:style-name="T1">Space</text:span> page on </text:p>
            <text:p>- Add new space</text:p>
            <text:p/>
          </table:table-cell>
          <table:table-cell table:style-name="ce238" office:value-type="string">
            <text:p>- New space is added</text:p>
          </table:table-cell>
          <table:table-cell table:style-name="ce243" office:value-type="string">
            <text:p>Medium</text:p>
          </table:table-cell>
          <table:table-cell table:number-columns-repeated="238"/>
        </table:table-row>
        <table:table-row table:style-name="ro27">
          <table:table-cell table:style-name="ce208" table:formula="of:=IF(MID([.F106];6;1)&gt;MID([.F105];6;1);&quot;&quot;;MAX([.A$7:.A105])+1)">
            <text:p/>
          </table:table-cell>
          <table:table-cell table:style-name="ce210" office:value-type="string">
            <text:p>FNC_SOC_SPC_MOD_14</text:p>
          </table:table-cell>
          <table:table-cell table:style-name="ce212" table:formula="of:=IF(MID([.F106];6;1)&gt;MID([.F105];6;1);[.C105];[.C105]+1)" office:value-type="float" office:value="29">
            <text:p>029</text:p>
          </table:table-cell>
          <table:table-cell table:style-name="ce215" office:value-type="string">
            <text:p>social/space/homePage</text:p>
          </table:table-cell>
          <table:table-cell table:style-name="ce232" office:value-type="string">
            <text:p>Delete activities by member of space</text:p>
          </table:table-cell>
          <table:table-cell table:style-name="ce131" office:value-type="string">
            <text:p>Step 2: invite member</text:p>
          </table:table-cell>
          <table:table-cell table:style-name="ce234" office:value-type="string">
            <text:p>- Access Space setting</text:p>
            <text:p>- Select member tab</text:p>
            <text:p>- Select user and send invitation</text:p>
            <text:p/>
          </table:table-cell>
          <table:table-cell table:style-name="ce234" office:value-type="string">
            <text:p>- send invitation successfully</text:p>
          </table:table-cell>
          <table:table-cell table:style-name="ce243" office:value-type="string">
            <text:p>Medium</text:p>
          </table:table-cell>
          <table:table-cell table:number-columns-repeated="238"/>
        </table:table-row>
        <table:table-row table:style-name="ro22">
          <table:table-cell table:style-name="ce208" table:formula="of:=IF(MID([.F107];6;1)&gt;MID([.F106];6;1);&quot;&quot;;MAX([.A$7:.A106])+1)">
            <text:p/>
          </table:table-cell>
          <table:table-cell table:style-name="ce210" office:value-type="string">
            <text:p>FNC_SOC_SPC_MOD_14</text:p>
          </table:table-cell>
          <table:table-cell table:style-name="ce212" table:formula="of:=IF(MID([.F107];6;1)&gt;MID([.F106];6;1);[.C106];[.C106]+1)" office:value-type="float" office:value="29">
            <text:p>029</text:p>
          </table:table-cell>
          <table:table-cell table:style-name="ce215" office:value-type="string">
            <text:p>social/space/homePage</text:p>
          </table:table-cell>
          <table:table-cell table:style-name="ce232" office:value-type="string">
            <text:p>Delete activities by member of space</text:p>
          </table:table-cell>
          <table:table-cell table:style-name="ce131" office:value-type="string">
            <text:p>Step 3: Accept invitation</text:p>
          </table:table-cell>
          <table:table-cell table:style-name="ce234" office:value-type="string">
            <text:p>- Invited user logs in</text:p>
            <text:p>- Go to Spaces/invited list</text:p>
            <text:p>- Accept invitation of the space</text:p>
          </table:table-cell>
          <table:table-cell table:style-name="ce234" office:value-type="string">
            <text:p>- User becomes member of the space</text:p>
          </table:table-cell>
          <table:table-cell table:style-name="ce243" office:value-type="string">
            <text:p>Medium</text:p>
          </table:table-cell>
          <table:table-cell table:number-columns-repeated="238"/>
        </table:table-row>
        <table:table-row table:style-name="ro11">
          <table:table-cell table:style-name="ce208" table:formula="of:=IF(MID([.F108];6;1)&gt;MID([.F107];6;1);&quot;&quot;;MAX([.A$7:.A107])+1)">
            <text:p/>
          </table:table-cell>
          <table:table-cell table:style-name="ce210" office:value-type="string">
            <text:p>FNC_SOC_SPC_MOD_14</text:p>
          </table:table-cell>
          <table:table-cell table:style-name="ce212" table:formula="of:=IF(MID([.F108];6;1)&gt;MID([.F107];6;1);[.C107];[.C107]+1)" office:value-type="float" office:value="29">
            <text:p>029</text:p>
          </table:table-cell>
          <table:table-cell table:style-name="ce215" office:value-type="string">
            <text:p>social/space/homePage</text:p>
          </table:table-cell>
          <table:table-cell table:style-name="ce232" office:value-type="string">
            <text:p>Delete activities by member of space</text:p>
          </table:table-cell>
          <table:table-cell table:style-name="ce131" office:value-type="string">
            <text:p>Step 4: Add activite</text:p>
          </table:table-cell>
          <table:table-cell table:style-name="ce234" office:value-type="string">
            <text:p>- Access the Space</text:p>
            <text:p>- Add some activites</text:p>
          </table:table-cell>
          <table:table-cell table:style-name="ce234" office:value-type="string">
            <text:p>- New activities ares added and dis play on space activition stream</text:p>
          </table:table-cell>
          <table:table-cell table:style-name="ce243" office:value-type="string">
            <text:p>Medium</text:p>
          </table:table-cell>
          <table:table-cell table:number-columns-repeated="238"/>
        </table:table-row>
        <table:table-row table:style-name="ro22">
          <table:table-cell table:style-name="ce208" table:formula="of:=IF(MID([.F109];6;1)&gt;MID([.F108];6;1);&quot;&quot;;MAX([.A$7:.A108])+1)">
            <text:p/>
          </table:table-cell>
          <table:table-cell table:style-name="ce210" office:value-type="string">
            <text:p>FNC_SOC_SPC_MOD_14</text:p>
          </table:table-cell>
          <table:table-cell table:style-name="ce212" table:formula="of:=IF(MID([.F109];6;1)&gt;MID([.F108];6;1);[.C108];[.C108]+1)" office:value-type="float" office:value="29">
            <text:p>029</text:p>
          </table:table-cell>
          <table:table-cell table:style-name="ce215" office:value-type="string">
            <text:p>social/space/homePage</text:p>
          </table:table-cell>
          <table:table-cell table:style-name="ce232" office:value-type="string">
            <text:p>Delete activities by member of space</text:p>
          </table:table-cell>
          <table:table-cell table:style-name="ce131" office:value-type="string">
            <text:p>Step 5: Delete Activities</text:p>
          </table:table-cell>
          <table:table-cell table:style-name="ce234" office:value-type="string">
            <text:p>- Select the added activities of the space</text:p>
            <text:p>- Click on delete activites</text:p>
          </table:table-cell>
          <table:table-cell table:style-name="ce234" office:value-type="string">
            <text:p>The activity is deleted. All comments of activity are deleted too.</text:p>
          </table:table-cell>
          <table:table-cell table:style-name="ce244" office:value-type="string">
            <text:p>Medium</text:p>
          </table:table-cell>
          <table:table-cell table:style-name="ce246"/>
          <table:table-cell table:number-columns-repeated="237"/>
        </table:table-row>
        <table:table-row table:style-name="ro31">
          <table:table-cell table:style-name="ce208" table:formula="of:=IF(MID([.F110];6;1)&gt;MID([.F109];6;1);&quot;&quot;;MAX([.A$7:.A109])+1)" office:value-type="float" office:value="41">
            <text:p>041</text:p>
          </table:table-cell>
          <table:table-cell table:style-name="ce210" office:value-type="string">
            <text:p>FNC_SOC_SPC_MOD_14</text:p>
          </table:table-cell>
          <table:table-cell table:style-name="ce212" table:formula="of:=IF(MID([.F110];6;1)&gt;MID([.F109];6;1);[.C109];[.C109]+1)" office:value-type="float" office:value="30">
            <text:p>030</text:p>
          </table:table-cell>
          <table:table-cell table:style-name="ce215" office:value-type="string">
            <text:p>social/space/homePage</text:p>
          </table:table-cell>
          <table:table-cell table:style-name="ce77" office:value-type="string">
            <text:p>Comment on your activity</text:p>
          </table:table-cell>
          <table:table-cell table:style-name="ce131" office:value-type="string">
            <text:p>Step 1: Add new activities</text:p>
          </table:table-cell>
          <table:table-cell table:style-name="ce234" office:value-type="string">
            <text:p><text:span text:style-name="T21">- Sign in system</text:span></text:p>
            <text:p><text:span text:style-name="T21">- Select </text:span><text:span text:style-name="T32">Activities</text:span><text:span text:style-name="T21"> page on User Toolbar </text:span><text:span text:style-name="T21">portlet in the upper right corner of the </text:span><text:span text:style-name="T21">screen</text:span></text:p>
            <text:p><text:span text:style-name="T31">- Select an exited activity or add new an </text:span><text:span text:style-name="T31">activity and select</text:span></text:p>
          </table:table-cell>
          <table:table-cell table:style-name="ce238" office:value-type="string">
            <text:p>Add an activity successfully:</text:p>
            <text:p>- This activity is added into users activities list.</text:p>
            <text:p>User who is in your contact, can view your active on his/her activity list</text:p>
          </table:table-cell>
          <table:table-cell table:style-name="ce244" office:value-type="string">
            <text:p>High</text:p>
          </table:table-cell>
          <table:table-cell table:number-columns-repeated="238"/>
        </table:table-row>
        <table:table-row table:style-name="ro11">
          <table:table-cell table:style-name="ce208" table:formula="of:=IF(MID([.F111];6;1)&gt;MID([.F110];6;1);&quot;&quot;;MAX([.A$7:.A110])+1)">
            <text:p/>
          </table:table-cell>
          <table:table-cell table:style-name="ce210" office:value-type="string">
            <text:p>FNC_SOC_SPC_MOD_14</text:p>
          </table:table-cell>
          <table:table-cell table:style-name="ce212" table:formula="of:=IF(MID([.F111];6;1)&gt;MID([.F110];6;1);[.C110];[.C110]+1)" office:value-type="float" office:value="30">
            <text:p>030</text:p>
          </table:table-cell>
          <table:table-cell table:style-name="ce215" office:value-type="string">
            <text:p>social/space/homePage</text:p>
          </table:table-cell>
          <table:table-cell table:style-name="ce130" office:value-type="string">
            <text:p>Comment on your activity</text:p>
          </table:table-cell>
          <table:table-cell table:style-name="ce131" office:value-type="string">
            <text:p>Step 2: Show comment form</text:p>
          </table:table-cell>
          <table:table-cell table:style-name="ce234" office:value-type="string">
            <text:p>- Click on <text:span text:style-name="T1">Comment</text:span> link under the activity</text:p>
          </table:table-cell>
          <table:table-cell table:style-name="ce234" office:value-type="string">
            <text:p>Show a text box allow user add comment for activity</text:p>
          </table:table-cell>
          <table:table-cell table:style-name="ce244" office:value-type="string">
            <text:p>High</text:p>
          </table:table-cell>
          <table:table-cell table:number-columns-repeated="238"/>
        </table:table-row>
        <table:table-row table:style-name="ro29">
          <table:table-cell table:style-name="ce208" table:formula="of:=IF(MID([.F112];6;1)&gt;MID([.F111];6;1);&quot;&quot;;MAX([.A$7:.A111])+1)">
            <text:p/>
          </table:table-cell>
          <table:table-cell table:style-name="ce210" office:value-type="string">
            <text:p>FNC_SOC_SPC_MOD_14</text:p>
          </table:table-cell>
          <table:table-cell table:style-name="ce212" table:formula="of:=IF(MID([.F112];6;1)&gt;MID([.F111];6;1);[.C111];[.C111]+1)" office:value-type="float" office:value="30">
            <text:p>030</text:p>
          </table:table-cell>
          <table:table-cell table:style-name="ce215" office:value-type="string">
            <text:p>social/space/homePage</text:p>
          </table:table-cell>
          <table:table-cell table:style-name="ce130" office:value-type="string">
            <text:p>Comment on your activity</text:p>
          </table:table-cell>
          <table:table-cell table:style-name="ce131" office:value-type="string">
            <text:p>Step 3: Add a comment</text:p>
          </table:table-cell>
          <table:table-cell table:style-name="ce234" office:value-type="string">
            <text:p>- Enter some text into text box comment</text:p>
            <text:p>- Click on <text:span text:style-name="T1">Comment</text:span> button</text:p>
          </table:table-cell>
          <table:table-cell table:style-name="ce234"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table:style-name="ce244" office:value-type="string">
            <text:p>High</text:p>
          </table:table-cell>
          <table:table-cell table:number-columns-repeated="238"/>
        </table:table-row>
        <table:table-row table:style-name="ro31">
          <table:table-cell table:style-name="ce208" table:formula="of:=IF(MID([.F113];6;1)&gt;MID([.F112];6;1);&quot;&quot;;MAX([.A$7:.A112])+1)" office:value-type="float" office:value="42">
            <text:p>042</text:p>
          </table:table-cell>
          <table:table-cell table:style-name="ce210" office:value-type="string">
            <text:p>FNC_SOC_SPC_MOD_14</text:p>
          </table:table-cell>
          <table:table-cell table:style-name="ce212" table:formula="of:=IF(MID([.F113];6;1)&gt;MID([.F112];6;1);[.C112];[.C112]+1)" office:value-type="float" office:value="31">
            <text:p>031</text:p>
          </table:table-cell>
          <table:table-cell table:style-name="ce215" office:value-type="string">
            <text:p>social/space/homePage</text:p>
          </table:table-cell>
          <table:table-cell table:style-name="ce77" office:value-type="string">
            <text:p>Delete comment by owner</text:p>
          </table:table-cell>
          <table:table-cell table:style-name="ce131" office:value-type="string">
            <text:p>Step 1: Add new activities</text:p>
          </table:table-cell>
          <table:table-cell table:style-name="ce234" office:value-type="string">
            <text:p><text:span text:style-name="T21">- Sign in system</text:span></text:p>
            <text:p><text:span text:style-name="T21">- Select </text:span><text:span text:style-name="T32">Activities</text:span><text:span text:style-name="T21"> page on User Toolbar </text:span><text:span text:style-name="T21">portlet in the upper right corner of the </text:span><text:span text:style-name="T21">screen</text:span></text:p>
            <text:p><text:span text:style-name="T31">- Select an exited activity or add new an </text:span><text:span text:style-name="T31">activity and select</text:span></text:p>
          </table:table-cell>
          <table:table-cell table:style-name="ce238" office:value-type="string">
            <text:p>Add an activity successfully:</text:p>
            <text:p>- This activity is added into users activities list.</text:p>
            <text:p>User who is in your contact, can view your active on his/her activity list</text:p>
          </table:table-cell>
          <table:table-cell table:style-name="ce244" office:value-type="string">
            <text:p>High</text:p>
          </table:table-cell>
          <table:table-cell table:number-columns-repeated="238"/>
        </table:table-row>
        <table:table-row table:style-name="ro29">
          <table:table-cell table:style-name="ce208" table:formula="of:=IF(MID([.F114];6;1)&gt;MID([.F113];6;1);&quot;&quot;;MAX([.A$7:.A113])+1)">
            <text:p/>
          </table:table-cell>
          <table:table-cell table:style-name="ce210" office:value-type="string">
            <text:p>FNC_SOC_SPC_MOD_14</text:p>
          </table:table-cell>
          <table:table-cell table:style-name="ce212" table:formula="of:=IF(MID([.F114];6;1)&gt;MID([.F113];6;1);[.C113];[.C113]+1)" office:value-type="float" office:value="31">
            <text:p>031</text:p>
          </table:table-cell>
          <table:table-cell table:style-name="ce215" office:value-type="string">
            <text:p>social/space/homePage</text:p>
          </table:table-cell>
          <table:table-cell table:style-name="ce128" office:value-type="string">
            <text:p>Delete comment by owner</text:p>
          </table:table-cell>
          <table:table-cell table:style-name="ce131" office:value-type="string">
            <text:p>Step 2: Add comment</text:p>
          </table:table-cell>
          <table:table-cell table:style-name="ce234" office:value-type="string">
            <text:p>- Click on <text:span text:style-name="T1">Comment</text:span> link under the activity</text:p>
            <text:p><text:span text:style-name="T21">- Enter some text into text box comment</text:span></text:p>
            <text:p><text:span text:style-name="T21">- Click on </text:span><text:span text:style-name="T32">Comment</text:span><text:span text:style-name="T21"> button</text:span></text:p>
          </table:table-cell>
          <table:table-cell table:style-name="ce239" office:value-type="string">
            <text:p><text:span text:style-name="T28">Add a comment successfully. Other user </text:span><text:span text:style-name="T28">can view activity and comment of one. </text:span><text:span text:style-name="T28">With each comment, some information is </text:span><text:span text:style-name="T28">display:</text:span></text:p>
            <text:p><text:span text:style-name="T28">- Avatar of user comment</text:span></text:p>
            <text:p><text:span text:style-name="T28">- Name of user comment</text:span></text:p>
            <text:p><text:span text:style-name="T28">- Content of comment</text:span></text:p>
            <text:p><text:span text:style-name="T28">- Time comment is posted</text:span></text:p>
          </table:table-cell>
          <table:table-cell table:style-name="ce244" office:value-type="string">
            <text:p>High</text:p>
          </table:table-cell>
          <table:table-cell table:number-columns-repeated="238"/>
        </table:table-row>
        <table:table-row table:style-name="ro11">
          <table:table-cell table:style-name="ce208" table:formula="of:=IF(MID([.F115];6;1)&gt;MID([.F114];6;1);&quot;&quot;;MAX([.A$7:.A114])+1)">
            <text:p/>
          </table:table-cell>
          <table:table-cell table:style-name="ce210" office:value-type="string">
            <text:p>FNC_SOC_SPC_MOD_14</text:p>
          </table:table-cell>
          <table:table-cell table:style-name="ce212" table:formula="of:=IF(MID([.F115];6;1)&gt;MID([.F114];6;1);[.C114];[.C114]+1)" office:value-type="float" office:value="31">
            <text:p>031</text:p>
          </table:table-cell>
          <table:table-cell table:style-name="ce215" office:value-type="string">
            <text:p>social/space/homePage</text:p>
          </table:table-cell>
          <table:table-cell table:style-name="ce128" office:value-type="string">
            <text:p>Delete comment by owner</text:p>
          </table:table-cell>
          <table:table-cell table:style-name="ce131" office:value-type="string">
            <text:p>Step 3: Delete activity by owner</text:p>
          </table:table-cell>
          <table:table-cell table:style-name="ce234" office:value-type="string">
            <text:p>- Click on delete icon</text:p>
            <text:p>- Click ok to cofirm</text:p>
          </table:table-cell>
          <table:table-cell table:style-name="ce239" office:value-type="string">
            <text:p>Comment is removed</text:p>
          </table:table-cell>
          <table:table-cell table:style-name="ce244" office:value-type="string">
            <text:p>High</text:p>
          </table:table-cell>
          <table:table-cell table:number-columns-repeated="238"/>
        </table:table-row>
        <table:table-row table:style-name="ro31">
          <table:table-cell table:style-name="ce208" table:formula="of:=IF(MID([.F116];6;1)&gt;MID([.F115];6;1);&quot;&quot;;MAX([.A$7:.A115])+1)" office:value-type="float" office:value="43">
            <text:p>043</text:p>
          </table:table-cell>
          <table:table-cell table:style-name="ce210" office:value-type="string">
            <text:p>FNC_SOC_SPC_MOD_14</text:p>
          </table:table-cell>
          <table:table-cell table:style-name="ce212" table:formula="of:=IF(MID([.F116];6;1)&gt;MID([.F115];6;1);[.C115];[.C115]+1)" office:value-type="float" office:value="32">
            <text:p>032</text:p>
          </table:table-cell>
          <table:table-cell table:style-name="ce215" office:value-type="string">
            <text:p>social/space/homePage</text:p>
          </table:table-cell>
          <table:table-cell table:style-name="ce77" office:value-type="string">
            <text:p>Delete comment by other member</text:p>
          </table:table-cell>
          <table:table-cell table:style-name="ce131" office:value-type="string">
            <text:p>Step 1: Add new activities</text:p>
          </table:table-cell>
          <table:table-cell table:style-name="ce234" office:value-type="string">
            <text:p><text:span text:style-name="T21">- Sign in system</text:span></text:p>
            <text:p><text:span text:style-name="T21">- Select </text:span><text:span text:style-name="T32">Activities</text:span><text:span text:style-name="T21"> page on User Toolbar </text:span><text:span text:style-name="T21">portlet in the upper right corner of the </text:span><text:span text:style-name="T21">screen</text:span></text:p>
            <text:p><text:span text:style-name="T31">- Select an exited activity or add new an </text:span><text:span text:style-name="T31">activity and select</text:span></text:p>
          </table:table-cell>
          <table:table-cell table:style-name="ce238" office:value-type="string">
            <text:p>Add an activity successfully:</text:p>
            <text:p>- This activity is added into users activities list.</text:p>
            <text:p>User who is in your contact, can view your active on his/her activity list</text:p>
          </table:table-cell>
          <table:table-cell table:style-name="ce244" office:value-type="string">
            <text:p>High</text:p>
          </table:table-cell>
          <table:table-cell table:number-columns-repeated="238"/>
        </table:table-row>
        <table:table-row table:style-name="ro29">
          <table:table-cell table:style-name="ce208" table:formula="of:=IF(MID([.F117];6;1)&gt;MID([.F116];6;1);&quot;&quot;;MAX([.A$7:.A116])+1)">
            <text:p/>
          </table:table-cell>
          <table:table-cell table:style-name="ce210" office:value-type="string">
            <text:p>FNC_SOC_SPC_MOD_14</text:p>
          </table:table-cell>
          <table:table-cell table:style-name="ce212" table:formula="of:=IF(MID([.F117];6;1)&gt;MID([.F116];6;1);[.C116];[.C116]+1)" office:value-type="float" office:value="32">
            <text:p>032</text:p>
          </table:table-cell>
          <table:table-cell table:style-name="ce215" office:value-type="string">
            <text:p>social/space/homePage</text:p>
          </table:table-cell>
          <table:table-cell table:style-name="ce128" office:value-type="string">
            <text:p>Delete comment by other member</text:p>
          </table:table-cell>
          <table:table-cell table:style-name="ce131" office:value-type="string">
            <text:p>Step 2: Add comment</text:p>
          </table:table-cell>
          <table:table-cell table:style-name="ce234" office:value-type="string">
            <text:p>- Click on <text:span text:style-name="T1">Comment</text:span> link under the activity</text:p>
            <text:p><text:span text:style-name="T21">- Enter some text into text box comment</text:span></text:p>
            <text:p><text:span text:style-name="T21">- Click on </text:span><text:span text:style-name="T32">Comment</text:span><text:span text:style-name="T21"> button</text:span></text:p>
          </table:table-cell>
          <table:table-cell table:style-name="ce239" office:value-type="string">
            <text:p><text:span text:style-name="T28">Add a comment successfully. Other user </text:span><text:span text:style-name="T28">can view activity and comment of one. </text:span><text:span text:style-name="T28">With each comment, some information is </text:span><text:span text:style-name="T28">display:</text:span></text:p>
            <text:p><text:span text:style-name="T28">- Avatar of user comment</text:span></text:p>
            <text:p><text:span text:style-name="T28">- Name of user comment</text:span></text:p>
            <text:p><text:span text:style-name="T28">- Content of comment</text:span></text:p>
            <text:p><text:span text:style-name="T28">- Time comment is posted</text:span></text:p>
          </table:table-cell>
          <table:table-cell table:style-name="ce244" office:value-type="string">
            <text:p>High</text:p>
          </table:table-cell>
          <table:table-cell table:number-columns-repeated="238"/>
        </table:table-row>
        <table:table-row table:style-name="ro27">
          <table:table-cell table:style-name="ce208" table:formula="of:=IF(MID([.F118];6;1)&gt;MID([.F117];6;1);&quot;&quot;;MAX([.A$7:.A117])+1)">
            <text:p/>
          </table:table-cell>
          <table:table-cell table:style-name="ce210" office:value-type="string">
            <text:p>FNC_SOC_SPC_MOD_14</text:p>
          </table:table-cell>
          <table:table-cell table:style-name="ce212" table:formula="of:=IF(MID([.F118];6;1)&gt;MID([.F117];6;1);[.C117];[.C117]+1)" office:value-type="float" office:value="32">
            <text:p>032</text:p>
          </table:table-cell>
          <table:table-cell table:style-name="ce215" office:value-type="string">
            <text:p>social/space/homePage</text:p>
          </table:table-cell>
          <table:table-cell table:style-name="ce128" office:value-type="string">
            <text:p>Delete comment by other member</text:p>
          </table:table-cell>
          <table:table-cell table:style-name="ce131" office:value-type="string">
            <text:p>Step 3: invite member</text:p>
          </table:table-cell>
          <table:table-cell table:style-name="ce234" office:value-type="string">
            <text:p><text:span text:style-name="T1">- </text:span><text:span text:style-name="T12">Access Space settings portlet</text:span></text:p>
            <text:p><text:span text:style-name="T12">- Access member tab</text:span></text:p>
            <text:p><text:span text:style-name="T12">- Select user </text:span></text:p>
            <text:p><text:span text:style-name="T12">- Sent invitation</text:span></text:p>
          </table:table-cell>
          <table:table-cell table:style-name="ce238" office:value-type="string">
            <text:p>Selected User is added in invited list.</text:p>
          </table:table-cell>
          <table:table-cell table:style-name="ce244" office:value-type="string">
            <text:p>High</text:p>
          </table:table-cell>
          <table:table-cell table:number-columns-repeated="238"/>
        </table:table-row>
        <table:table-row table:style-name="ro25">
          <table:table-cell table:style-name="ce208" table:formula="of:=IF(MID([.F119];6;1)&gt;MID([.F118];6;1);&quot;&quot;;MAX([.A$7:.A118])+1)">
            <text:p/>
          </table:table-cell>
          <table:table-cell table:style-name="ce210" office:value-type="string">
            <text:p>FNC_SOC_SPC_MOD_14</text:p>
          </table:table-cell>
          <table:table-cell table:style-name="ce212" table:formula="of:=IF(MID([.F119];6;1)&gt;MID([.F118];6;1);[.C118];[.C118]+1)" office:value-type="float" office:value="32">
            <text:p>032</text:p>
          </table:table-cell>
          <table:table-cell table:style-name="ce215" office:value-type="string">
            <text:p>social/space/homePage</text:p>
          </table:table-cell>
          <table:table-cell table:style-name="ce128" office:value-type="string">
            <text:p>Delete comment by other member</text:p>
          </table:table-cell>
          <table:table-cell table:style-name="ce131" office:value-type="string">
            <text:p>Step 4: Accept invitation</text:p>
          </table:table-cell>
          <table:table-cell table:style-name="ce234" office:value-type="string">
            <text:p>- Login by invited user </text:p>
            <text:p>- Go to spaces page</text:p>
            <text:p>- Access invitations list space</text:p>
            <text:p>- Click on Accept to acception invitation</text:p>
          </table:table-cell>
          <table:table-cell table:style-name="ce238" office:value-type="string">
            <text:p>User is member of the space. The Space is move to My Spaces list</text:p>
          </table:table-cell>
          <table:table-cell table:style-name="ce244" office:value-type="string">
            <text:p>High</text:p>
          </table:table-cell>
          <table:table-cell table:number-columns-repeated="238"/>
        </table:table-row>
        <table:table-row table:style-name="ro22">
          <table:table-cell table:style-name="ce208" table:formula="of:=IF(MID([.F120];6;1)&gt;MID([.F119];6;1);&quot;&quot;;MAX([.A$7:.A119])+1)">
            <text:p/>
          </table:table-cell>
          <table:table-cell table:style-name="ce210" office:value-type="string">
            <text:p>FNC_SOC_SPC_MOD_14</text:p>
          </table:table-cell>
          <table:table-cell table:style-name="ce212" table:formula="of:=IF(MID([.F120];6;1)&gt;MID([.F119];6;1);[.C119];[.C119]+1)" office:value-type="float" office:value="32">
            <text:p>032</text:p>
          </table:table-cell>
          <table:table-cell table:style-name="ce215" office:value-type="string">
            <text:p>social/space/homePage</text:p>
          </table:table-cell>
          <table:table-cell table:style-name="ce128" office:value-type="string">
            <text:p>Delete comment by other member</text:p>
          </table:table-cell>
          <table:table-cell table:style-name="ce131" office:value-type="string">
            <text:p>Step 5: Delete comment</text:p>
          </table:table-cell>
          <table:table-cell table:style-name="ce234" office:value-type="string">
            <text:p>- Access the space</text:p>
            <text:p>- Selected comment which added at step 2</text:p>
          </table:table-cell>
          <table:table-cell table:style-name="ce234" office:value-type="string">
            <text:p>User can not delete the comment of other user.</text:p>
          </table:table-cell>
          <table:table-cell table:style-name="ce244" office:value-type="string">
            <text:p>High</text:p>
          </table:table-cell>
          <table:table-cell table:number-columns-repeated="238"/>
        </table:table-row>
        <table:table-row table:style-name="ro25">
          <table:table-cell table:style-name="ce208" table:formula="of:=IF(MID([.F121];6;1)&gt;MID([.F120];6;1);&quot;&quot;;MAX([.A$7:.A120])+1)">
            <text:p/>
          </table:table-cell>
          <table:table-cell table:style-name="ce210" office:value-type="string">
            <text:p>FNC_SOC_SPC_MOD_14</text:p>
          </table:table-cell>
          <table:table-cell table:style-name="ce212" table:formula="of:=IF(MID([.F121];6;1)&gt;MID([.F120];6;1);[.C120];[.C120]+1)" office:value-type="float" office:value="32">
            <text:p>032</text:p>
          </table:table-cell>
          <table:table-cell table:style-name="ce215" office:value-type="string">
            <text:p>social/space/homePage</text:p>
          </table:table-cell>
          <table:table-cell table:style-name="ce128" office:value-type="string">
            <text:p>Delete comment by other member</text:p>
          </table:table-cell>
          <table:table-cell table:style-name="ce131" office:value-type="string">
            <text:p>Step 6: Add more comment</text:p>
          </table:table-cell>
          <table:table-cell table:style-name="ce234" office:value-type="string">
            <text:p><text:span text:style-name="T21">- Click on </text:span><text:span text:style-name="T32">Comment</text:span><text:span text:style-name="T21"> link under the activity</text:span></text:p>
            <text:p><text:span text:style-name="T21">- Enter some text into text box comment</text:span></text:p>
            <text:p><text:span text:style-name="T21">- Click on </text:span><text:span text:style-name="T32">Comment</text:span><text:span text:style-name="T21"> button</text:span></text:p>
          </table:table-cell>
          <table:table-cell table:style-name="ce234" office:value-type="string">
            <text:p>- New comment is aded</text:p>
          </table:table-cell>
          <table:table-cell table:style-name="ce244" office:value-type="string">
            <text:p>High</text:p>
          </table:table-cell>
          <table:table-cell table:number-columns-repeated="238"/>
        </table:table-row>
        <table:table-row table:style-name="ro25">
          <table:table-cell table:style-name="ce208" table:formula="of:=IF(MID([.F122];6;1)&gt;MID([.F121];6;1);&quot;&quot;;MAX([.A$7:.A121])+1)">
            <text:p/>
          </table:table-cell>
          <table:table-cell table:style-name="ce210" office:value-type="string">
            <text:p>FNC_SOC_SPC_MOD_14</text:p>
          </table:table-cell>
          <table:table-cell table:style-name="ce212" table:formula="of:=IF(MID([.F122];6;1)&gt;MID([.F121];6;1);[.C121];[.C121]+1)" office:value-type="float" office:value="32">
            <text:p>032</text:p>
          </table:table-cell>
          <table:table-cell table:style-name="ce215" office:value-type="string">
            <text:p>social/space/homePage</text:p>
          </table:table-cell>
          <table:table-cell table:style-name="ce128" office:value-type="string">
            <text:p>Delete comment by other member</text:p>
          </table:table-cell>
          <table:table-cell table:style-name="ce131" office:value-type="string">
            <text:p>Step 7: delete comment by manager</text:p>
          </table:table-cell>
          <table:table-cell table:style-name="ce234" office:value-type="string">
            <text:p>- Log in by manager of space (who create space at step 1)</text:p>
            <text:p>- Select the comment which user has created at step 6</text:p>
            <text:p>- Delete space</text:p>
          </table:table-cell>
          <table:table-cell table:style-name="ce234" office:value-type="string">
            <text:p>- Comment is removed</text:p>
          </table:table-cell>
          <table:table-cell table:style-name="ce244" office:value-type="string">
            <text:p>High</text:p>
          </table:table-cell>
          <table:table-cell table:number-columns-repeated="238"/>
        </table:table-row>
        <table:table-row table:style-name="ro30">
          <table:table-cell table:style-name="ce208" table:formula="of:=IF(MID([.F123];6;1)&gt;MID([.F122];6;1);&quot;&quot;;MAX([.A$7:.A122])+1)" office:value-type="float" office:value="44">
            <text:p>044</text:p>
          </table:table-cell>
          <table:table-cell table:style-name="ce210" office:value-type="string">
            <text:p>FNC_SOC_SPC_MOD_14</text:p>
          </table:table-cell>
          <table:table-cell table:style-name="ce212" table:formula="of:=IF(MID([.F123];6;1)&gt;MID([.F122];6;1);[.C122];[.C122]+1)" office:value-type="float" office:value="33">
            <text:p>033</text:p>
          </table:table-cell>
          <table:table-cell table:style-name="ce215" office:value-type="string">
            <text:p>social/space/homePage</text:p>
          </table:table-cell>
          <table:table-cell table:style-name="ce77" office:value-type="string">
            <text:p>Show/hide all comment</text:p>
          </table:table-cell>
          <table:table-cell table:style-name="ce131" office:value-type="string">
            <text:p>Step 1: Add new activities</text:p>
          </table:table-cell>
          <table:table-cell table:style-name="ce234" office:value-type="string">
            <text:p>- Sign in system</text:p>
            <text:p>- Select <text:span text:style-name="T1">Activities</text:span> page on User Toolbar portlet in the upper right corner of the screen</text:p>
            <text:p>- Select <text:span text:style-name="T1">activity </text:span><text:span text:style-name="T12">in the left pane</text:span></text:p>
            <text:p><text:span text:style-name="T1">- </text:span><text:span text:style-name="T12">Enter some text into text box</text:span></text:p>
            <text:p><text:span text:style-name="T12">- Click on Add button</text:span></text:p>
          </table:table-cell>
          <table:table-cell table:style-name="ce238" office:value-type="string">
            <text:p>Add an activity successfully:</text:p>
            <text:p>- This activity is added into users activities list.</text:p>
            <text:p>User who is in your contact, can view your active on his/her activity list</text:p>
          </table:table-cell>
          <table:table-cell table:style-name="ce244" office:value-type="string">
            <text:p>Medium</text:p>
          </table:table-cell>
          <table:table-cell table:number-columns-repeated="238"/>
        </table:table-row>
        <table:table-row table:style-name="ro31">
          <table:table-cell table:style-name="ce208" table:formula="of:=IF(MID([.F124];6;1)&gt;MID([.F123];6;1);&quot;&quot;;MAX([.A$7:.A123])+1)">
            <text:p/>
          </table:table-cell>
          <table:table-cell table:style-name="ce210" office:value-type="string">
            <text:p>FNC_SOC_SPC_MOD_14</text:p>
          </table:table-cell>
          <table:table-cell table:style-name="ce212" table:formula="of:=IF(MID([.F124];6;1)&gt;MID([.F123];6;1);[.C123];[.C123]+1)" office:value-type="float" office:value="33">
            <text:p>033</text:p>
          </table:table-cell>
          <table:table-cell table:style-name="ce215" office:value-type="string">
            <text:p>social/space/homePage</text:p>
          </table:table-cell>
          <table:table-cell table:style-name="ce130" office:value-type="string">
            <text:p>Show/hide all comment</text:p>
          </table:table-cell>
          <table:table-cell table:style-name="ce131" office:value-type="string">
            <text:p>Step 2: Add a comment</text:p>
          </table:table-cell>
          <table:table-cell table:style-name="ce234" office:value-type="string">
            <text:p>- Click on <text:span text:style-name="T1">comment </text:span><text:span text:style-name="T12">link under the activity</text:span></text:p>
            <text:p>- Enter some text into text box comment</text:p>
            <text:p>- Click on <text:span text:style-name="T1">Comment</text:span> button</text:p>
            <text:p>- Add more comments</text:p>
          </table:table-cell>
          <table:table-cell table:style-name="ce238" office:value-type="string">
            <text:p>Add an activity successfully:</text:p>
            <text:p>- This activity is added into users activities list.</text:p>
            <text:p>User who is in your contact, can view your active on his/her activity list</text:p>
          </table:table-cell>
          <table:table-cell table:style-name="ce244" office:value-type="string">
            <text:p>Medium</text:p>
          </table:table-cell>
          <table:table-cell table:number-columns-repeated="238"/>
        </table:table-row>
        <table:table-row table:style-name="ro22">
          <table:table-cell table:style-name="ce208" table:formula="of:=IF(MID([.F125];6;1)&gt;MID([.F124];6;1);&quot;&quot;;MAX([.A$7:.A124])+1)">
            <text:p/>
          </table:table-cell>
          <table:table-cell table:style-name="ce210" office:value-type="string">
            <text:p>FNC_SOC_SPC_MOD_14</text:p>
          </table:table-cell>
          <table:table-cell table:style-name="ce212" table:formula="of:=IF(MID([.F125];6;1)&gt;MID([.F124];6;1);[.C124];[.C124]+1)" office:value-type="float" office:value="33">
            <text:p>033</text:p>
          </table:table-cell>
          <table:table-cell table:style-name="ce215" office:value-type="string">
            <text:p>social/space/homePage</text:p>
          </table:table-cell>
          <table:table-cell table:style-name="ce130" office:value-type="string">
            <text:p>Show/hide all comment</text:p>
          </table:table-cell>
          <table:table-cell table:style-name="ce131" office:value-type="string">
            <text:p>Step 3: Move other page</text:p>
          </table:table-cell>
          <table:table-cell table:style-name="ce234" office:value-type="string">
            <text:p>- Select any other page to access</text:p>
            <text:p>- Return to <text:span text:style-name="T1">activity</text:span> page</text:p>
          </table:table-cell>
          <table:table-cell table:style-name="ce234" office:value-type="string">
            <text:p>-Show content of activity page. There are 2 lastest comments are showed. A link “show all <text:span text:style-name="T7">'number'</text:span> comments” is displayed</text:p>
          </table:table-cell>
          <table:table-cell table:style-name="ce244" office:value-type="string">
            <text:p>Medium</text:p>
          </table:table-cell>
          <table:table-cell table:number-columns-repeated="238"/>
        </table:table-row>
        <table:table-row table:style-name="ro11">
          <table:table-cell table:style-name="ce208" table:formula="of:=IF(MID([.F126];6;1)&gt;MID([.F125];6;1);&quot;&quot;;MAX([.A$7:.A125])+1)">
            <text:p/>
          </table:table-cell>
          <table:table-cell table:style-name="ce210" office:value-type="string">
            <text:p>FNC_SOC_SPC_MOD_14</text:p>
          </table:table-cell>
          <table:table-cell table:style-name="ce212" table:formula="of:=IF(MID([.F126];6;1)&gt;MID([.F125];6;1);[.C125];[.C125]+1)" office:value-type="float" office:value="33">
            <text:p>033</text:p>
          </table:table-cell>
          <table:table-cell table:style-name="ce215" office:value-type="string">
            <text:p>social/space/homePage</text:p>
          </table:table-cell>
          <table:table-cell table:style-name="ce130" office:value-type="string">
            <text:p>Show/hide all comment</text:p>
          </table:table-cell>
          <table:table-cell table:style-name="ce131" office:value-type="string">
            <text:p>Step 4: Show all comment</text:p>
          </table:table-cell>
          <table:table-cell table:style-name="ce234" office:value-type="string">
            <text:p>- Click on “show all <text:span text:style-name="T7">'number' </text:span><text:span text:style-name="T20">comments</text:span><text:span text:style-name="T7">” </text:span><text:span text:style-name="T20">link</text:span></text:p>
          </table:table-cell>
          <table:table-cell table:style-name="ce234" office:value-type="string">
            <text:p>Display all comments of activity. A link “hide all comments” is show</text:p>
          </table:table-cell>
          <table:table-cell table:style-name="ce244" office:value-type="string">
            <text:p>Medium</text:p>
          </table:table-cell>
          <table:table-cell table:number-columns-repeated="238"/>
        </table:table-row>
        <table:table-row table:style-name="ro11">
          <table:table-cell table:style-name="ce208" table:formula="of:=IF(MID([.F127];6;1)&gt;MID([.F126];6;1);&quot;&quot;;MAX([.A$7:.A126])+1)">
            <text:p/>
          </table:table-cell>
          <table:table-cell table:style-name="ce210" office:value-type="string">
            <text:p>FNC_SOC_SPC_MOD_14</text:p>
          </table:table-cell>
          <table:table-cell table:style-name="ce212" table:formula="of:=IF(MID([.F127];6;1)&gt;MID([.F126];6;1);[.C126];[.C126]+1)" office:value-type="float" office:value="33">
            <text:p>033</text:p>
          </table:table-cell>
          <table:table-cell table:style-name="ce215" office:value-type="string">
            <text:p>social/space/homePage</text:p>
          </table:table-cell>
          <table:table-cell table:style-name="ce130" office:value-type="string">
            <text:p>Show/hide all comment</text:p>
          </table:table-cell>
          <table:table-cell table:style-name="ce131" office:value-type="string">
            <text:p>Step 5: Hide all comments</text:p>
          </table:table-cell>
          <table:table-cell table:style-name="ce234" office:value-type="string">
            <text:p>- Click on “hide all comments” l<text:span text:style-name="T20">ink</text:span></text:p>
          </table:table-cell>
          <table:table-cell table:style-name="ce234" office:value-type="string">
            <text:p>Hide all comment. A link “show all <text:span text:style-name="T7">'number'</text:span> comments” is displayed</text:p>
          </table:table-cell>
          <table:table-cell table:style-name="ce244" office:value-type="string">
            <text:p>Medium</text:p>
          </table:table-cell>
          <table:table-cell table:number-columns-repeated="238"/>
        </table:table-row>
        <table:table-row table:style-name="ro1" table:number-rows-repeated="19">
          <table:table-cell table:number-columns-repeated="8"/>
          <table:table-cell table:style-name="ce244"/>
          <table:table-cell table:number-columns-repeated="238"/>
        </table:table-row>
        <table:table-row table:style-name="ro1" table:number-rows-repeated="1048429">
          <table:table-cell table:number-columns-repeated="247"/>
        </table:table-row>
        <table:table-row table:style-name="ro1">
          <table:table-cell table:number-columns-repeated="247"/>
        </table:table-row>
      </table:table>
      <table:table table:name="Navigation_Space" table:style-name="ta1" table:print="false">
        <table:table-column table:style-name="co24" table:default-cell-style-name="Default"/>
        <table:table-column table:style-name="co35" table:default-cell-style-name="Default"/>
        <table:table-column table:style-name="co18" table:default-cell-style-name="Default"/>
        <table:table-column table:style-name="co19"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8" table:number-columns-repeated="248" table:default-cell-style-name="Default"/>
        <table:table-row table:style-name="ro1">
          <table:table-cell table:style-name="ce247"/>
          <table:table-cell table:style-name="ce112" office:value-type="string">
            <text:p>TEST CASES</text:p>
          </table:table-cell>
          <table:table-cell table:style-name="ce112"/>
          <table:table-cell table:style-name="ce252" table:number-columns-repeated="2"/>
          <table:table-cell table:style-name="ce247"/>
          <table:table-cell table:style-name="ce260"/>
          <table:table-cell table:style-name="ce252" table:number-columns-repeated="2"/>
          <table:table-cell table:style-name="ce317" table:number-columns-repeated="220"/>
          <table:table-cell table:style-name="ce260" table:number-columns-repeated="18"/>
          <table:table-cell table:style-name="ce247" table:number-columns-repeated="9"/>
        </table:table-row>
        <table:table-row table:style-name="ro1">
          <table:table-cell table:style-name="ce247"/>
          <table:table-cell table:style-name="ce252" table:number-columns-repeated="4"/>
          <table:table-cell table:style-name="ce247"/>
          <table:table-cell table:style-name="ce260"/>
          <table:table-cell table:style-name="ce252" table:number-columns-repeated="2"/>
          <table:table-cell table:style-name="ce318"/>
          <table:table-cell table:style-name="ce318" office:value-type="string">
            <text:p>Passed</text:p>
          </table:table-cell>
          <table:table-cell table:style-name="ce318" table:formula="of:=COUNTIF([.L$7:.L$914];[.$K2])" office:value-type="float" office:value="0">
            <text:p>0</text:p>
          </table:table-cell>
          <table:table-cell table:style-name="ce318" table:formula="of:=COUNTIF([.M$7:.M$914];[.$K2])" office:value-type="float" office:value="0">
            <text:p>0</text:p>
          </table:table-cell>
          <table:table-cell table:style-name="ce318" table:formula="of:=COUNTIF([.N$7:.N$914];[.$K2])" office:value-type="float" office:value="0">
            <text:p>0</text:p>
          </table:table-cell>
          <table:table-cell table:style-name="ce318" table:formula="of:=COUNTIF([.O$7:.O$914];[.$K2])" office:value-type="float" office:value="0">
            <text:p>0</text:p>
          </table:table-cell>
          <table:table-cell table:style-name="ce317" table:number-columns-repeated="214"/>
          <table:table-cell table:style-name="ce260" table:number-columns-repeated="18"/>
          <table:table-cell table:style-name="ce247" table:number-columns-repeated="9"/>
        </table:table-row>
        <table:table-row table:style-name="ro48">
          <table:table-cell table:style-name="ce247"/>
          <table:table-cell table:style-name="ce114" office:value-type="string">
            <text:p>Functions List<text:span text:style-name="T11">:</text:span></text:p>
          </table:table-cell>
          <table:table-cell table:style-name="ce256" office:value-type="string" table:number-columns-spanned="3" table:number-rows-spanned="1">
            <text:p>Edit navigation of the space</text:p>
          </table:table-cell>
          <table:covered-table-cell table:style-name="ce123"/>
          <table:covered-table-cell table:style-name="ce126"/>
          <table:table-cell table:style-name="ce247"/>
          <table:table-cell table:style-name="ce260"/>
          <table:table-cell table:style-name="ce137"/>
          <table:table-cell table:style-name="ce315"/>
          <table:table-cell table:style-name="ce318"/>
          <table:table-cell table:style-name="ce318" office:value-type="string">
            <text:p>Failed</text:p>
          </table:table-cell>
          <table:table-cell table:style-name="ce318" table:formula="of:=COUNTIF([.L$7:.L$914];[.$K3])" office:value-type="float" office:value="0">
            <text:p>0</text:p>
          </table:table-cell>
          <table:table-cell table:style-name="ce318" table:formula="of:=COUNTIF([.M$7:.M$914];[.$K3])" office:value-type="float" office:value="0">
            <text:p>0</text:p>
          </table:table-cell>
          <table:table-cell table:style-name="ce318" table:formula="of:=COUNTIF([.N$7:.N$914];[.$K3])" office:value-type="float" office:value="0">
            <text:p>0</text:p>
          </table:table-cell>
          <table:table-cell table:style-name="ce318" table:formula="of:=COUNTIF([.O$7:.O$914];[.$K3])" office:value-type="float" office:value="0">
            <text:p>0</text:p>
          </table:table-cell>
          <table:table-cell table:style-name="ce317" table:number-columns-repeated="214"/>
          <table:table-cell table:style-name="ce260" table:number-columns-repeated="18"/>
          <table:table-cell table:style-name="ce247" table:number-columns-repeated="9"/>
        </table:table-row>
        <table:table-row table:style-name="ro1">
          <table:table-cell table:style-name="ce247"/>
          <table:table-cell table:style-name="ce114" office:value-type="string">
            <text:p>Total Main Cases:</text:p>
          </table:table-cell>
          <table:table-cell table:style-name="ce126" table:formula="of:=MAX([.A7:.A902])" office:value-type="float" office:value="124" table:number-columns-spanned="3" table:number-rows-spanned="1">
            <text:p>124</text:p>
          </table:table-cell>
          <table:covered-table-cell table:style-name="ce260"/>
          <table:covered-table-cell table:style-name="ce260"/>
          <table:table-cell table:style-name="ce247"/>
          <table:table-cell table:style-name="ce260"/>
          <table:table-cell table:style-name="ce137"/>
          <table:table-cell table:style-name="ce316"/>
          <table:table-cell table:style-name="ce318"/>
          <table:table-cell table:style-name="ce318" office:value-type="string">
            <text:p>Blocked</text:p>
          </table:table-cell>
          <table:table-cell table:style-name="ce318" table:formula="of:=COUNTIF([.L$7:.L$914];[.$K4])" office:value-type="float" office:value="0">
            <text:p>0</text:p>
          </table:table-cell>
          <table:table-cell table:style-name="ce318" table:formula="of:=COUNTIF([.M$7:.M$914];[.$K4])" office:value-type="float" office:value="0">
            <text:p>0</text:p>
          </table:table-cell>
          <table:table-cell table:style-name="ce318" table:formula="of:=COUNTIF([.N$7:.N$914];[.$K4])" office:value-type="float" office:value="0">
            <text:p>0</text:p>
          </table:table-cell>
          <table:table-cell table:style-name="ce318" table:formula="of:=COUNTIF([.O$7:.O$914];[.$K4])" office:value-type="float" office:value="0">
            <text:p>0</text:p>
          </table:table-cell>
          <table:table-cell table:style-name="ce317" table:number-columns-repeated="214"/>
          <table:table-cell table:style-name="ce260" table:number-columns-repeated="18"/>
          <table:table-cell table:style-name="ce247" table:number-columns-repeated="9"/>
        </table:table-row>
        <table:table-row table:style-name="ro1">
          <table:table-cell table:style-name="ce248"/>
          <table:table-cell table:style-name="ce253"/>
          <table:table-cell table:style-name="ce248" table:number-columns-repeated="7"/>
          <table:table-cell table:style-name="ce319"/>
          <table:table-cell table:style-name="ce319" office:value-type="string">
            <text:p>N/A</text:p>
          </table:table-cell>
          <table:table-cell table:style-name="ce318" table:formula="of:=COUNTIF([.L$7:.L$914];[.$K5])" office:value-type="float" office:value="0">
            <text:p>0</text:p>
          </table:table-cell>
          <table:table-cell table:style-name="ce318" table:formula="of:=COUNTIF([.M$7:.M$914];[.$K5])" office:value-type="float" office:value="0">
            <text:p>0</text:p>
          </table:table-cell>
          <table:table-cell table:style-name="ce318" table:formula="of:=COUNTIF([.N$7:.N$914];[.$K5])" office:value-type="float" office:value="0">
            <text:p>0</text:p>
          </table:table-cell>
          <table:table-cell table:style-name="ce318" table:formula="of:=COUNTIF([.O$7:.O$914];[.$K5])" office:value-type="float" office:value="0">
            <text:p>0</text:p>
          </table:table-cell>
          <table:table-cell table:style-name="ce248" table:number-columns-repeated="232"/>
          <table:table-cell table:style-name="ce247" table:number-columns-repeated="9"/>
        </table:table-row>
        <table:table-row table:style-name="ro1">
          <table:table-cell table:style-name="ce249" office:value-type="string">
            <text:p>Case No</text:p>
          </table:table-cell>
          <table:table-cell table:style-name="ce116" office:value-type="string">
            <text:p>Related function</text:p>
          </table:table-cell>
          <table:table-cell table:style-name="ce116" office:value-type="string">
            <text:p>Case ID</text:p>
          </table:table-cell>
          <table:table-cell table:style-name="ce116" office:value-type="string">
            <text:p>Path</text:p>
          </table:table-cell>
          <table:table-cell table:style-name="ce116" office:value-type="string">
            <text:p>Case Description</text:p>
          </table:table-cell>
          <table:table-cell table:style-name="ce116" office:value-type="string">
            <text:p>Step Description</text:p>
          </table:table-cell>
          <table:table-cell table:style-name="ce116" office:value-type="string">
            <text:p>Steps to produce</text:p>
          </table:table-cell>
          <table:table-cell table:style-name="ce116" office:value-type="string">
            <text:p>Expected Output</text:p>
          </table:table-cell>
          <table:table-cell table:style-name="ce116" office:value-type="string">
            <text:p>Priority</text:p>
          </table:table-cell>
          <table:table-cell table:style-name="ce116" office:value-type="string">
            <text:p>Affect</text:p>
          </table:table-cell>
          <table:table-cell table:style-name="ce116" table:number-columns-repeated="9"/>
          <table:table-cell table:style-name="ce326" table:number-columns-repeated="211"/>
          <table:table-cell table:style-name="ce260" table:number-columns-repeated="17"/>
          <table:table-cell table:style-name="ce247" table:number-columns-repeated="9"/>
        </table:table-row>
        <table:table-row table:style-name="ro27">
          <table:table-cell table:style-name="ce250" office:value-type="float" office:value="1">
            <text:p>001</text:p>
          </table:table-cell>
          <table:table-cell table:style-name="ce72" office:value-type="string">
            <text:p>FNC_SOC_SPC_NAV_11</text:p>
          </table:table-cell>
          <table:table-cell table:style-name="ce257" office:value-type="float" office:value="1">
            <text:p>001</text:p>
          </table:table-cell>
          <table:table-cell table:style-name="ce261" office:value-type="string">
            <text:p>Social\Page_Nav\Navigation\Display</text:p>
          </table:table-cell>
          <table:table-cell table:style-name="ce263" office:value-type="string">
            <text:p>Check displaying Space Navigation tab</text:p>
          </table:table-cell>
          <table:table-cell table:style-name="ce280" office:value-type="string">
            <text:p>Step 1: Add new space</text:p>
          </table:table-cell>
          <table:table-cell table:style-name="ce240" office:value-type="string">
            <text:p>- User logs in system</text:p>
            <text:p>- Go to spaces page</text:p>
            <text:p>- Add new space</text:p>
            <text:p/>
          </table:table-cell>
          <table:table-cell table:style-name="ce270" office:value-type="string">
            <text:p>New Space is added</text:p>
          </table:table-cell>
          <table:table-cell table:style-name="ce312" office:value-type="string">
            <text:p>Low</text:p>
          </table:table-cell>
          <table:table-cell table:style-name="ce320" table:number-columns-repeated="237"/>
          <table:table-cell table:style-name="ce327"/>
          <table:table-cell table:style-name="ce247" table:number-columns-repeated="9"/>
        </table:table-row>
        <table:table-row table:style-name="ro32">
          <table:table-cell table:style-name="ce251"/>
          <table:table-cell table:style-name="ce72" office:value-type="string">
            <text:p>FNC_SOC_SPC_NAV_11</text:p>
          </table:table-cell>
          <table:table-cell table:style-name="ce257" office:value-type="float" office:value="1">
            <text:p>001</text:p>
          </table:table-cell>
          <table:table-cell table:style-name="ce261" office:value-type="string">
            <text:p>Social\Page_Nav\Navigation\Display</text:p>
          </table:table-cell>
          <table:table-cell table:style-name="ce261" office:value-type="string">
            <text:p>Check displaying Space Navigation tab</text:p>
          </table:table-cell>
          <table:table-cell table:style-name="ce280" office:value-type="string">
            <text:p>Step 2: View Space navigation tab</text:p>
          </table:table-cell>
          <table:table-cell table:style-name="ce240" office:value-type="string">
            <text:p>- Access space and select Space settings portlet or Click on Space setting icon</text:p>
            <text:p>- Select Space navigation tab</text:p>
          </table:table-cell>
          <table:table-cell table:style-name="ce270"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312" office:value-type="string">
            <text:p>Low</text:p>
          </table:table-cell>
          <table:table-cell table:style-name="ce320" table:number-columns-repeated="237"/>
          <table:table-cell table:style-name="ce327"/>
          <table:table-cell table:style-name="ce247" table:number-columns-repeated="9"/>
        </table:table-row>
        <table:table-row table:style-name="ro27">
          <table:table-cell table:style-name="ce250" office:value-type="float" office:value="2">
            <text:p>002</text:p>
          </table:table-cell>
          <table:table-cell table:style-name="ce72" office:value-type="string">
            <text:p>FNC_SOC_SPC_NAV_11</text:p>
          </table:table-cell>
          <table:table-cell table:style-name="ce257" table:formula="of:=IF(MID([.F9];6;1)&gt;MID([.F7];6;1);[.C7];[.C7]+1)" office:value-type="float" office:value="2">
            <text:p>002</text:p>
          </table:table-cell>
          <table:table-cell table:style-name="ce261" office:value-type="string">
            <text:p>Social\Page_Nav\Navigation\Display</text:p>
          </table:table-cell>
          <table:table-cell table:style-name="ce264" office:value-type="string">
            <text:p>Check navigations list by user who is manager of the Space</text:p>
          </table:table-cell>
          <table:table-cell table:style-name="ce280" office:value-type="string">
            <text:p>Step 1: <text:s/>Add new space</text:p>
          </table:table-cell>
          <table:table-cell table:style-name="ce240" office:value-type="string">
            <text:p>- User logs in system</text:p>
            <text:p>- Go to spaces page</text:p>
            <text:p>- Add new space</text:p>
            <text:p/>
          </table:table-cell>
          <table:table-cell table:style-name="ce270" office:value-type="string">
            <text:p>New Space is added</text:p>
          </table:table-cell>
          <table:table-cell table:style-name="ce270" office:value-type="string">
            <text:p>Medium</text:p>
          </table:table-cell>
          <table:table-cell table:style-name="ce320" table:number-columns-repeated="237"/>
          <table:table-cell table:style-name="ce327"/>
          <table:table-cell table:style-name="ce247" table:number-columns-repeated="9"/>
        </table:table-row>
        <table:table-row table:style-name="ro22">
          <table:table-cell table:style-name="ce251" table:formula="of:=IF(MID([.F10];6;1)&gt;MID([.F8];6;1);&quot;&quot;;MAX([.A$7:.A8])+1)" office:value-type="float" office:value="2">
            <text:p>002</text:p>
          </table:table-cell>
          <table:table-cell table:style-name="ce72" office:value-type="string">
            <text:p>FNC_SOC_SPC_NAV_11</text:p>
          </table:table-cell>
          <table:table-cell table:style-name="ce257" table:formula="of:=IF(MID([.F10];6;1)&gt;MID([.F9];6;1);[.C9];[.C9]+1)" office:value-type="float" office:value="2">
            <text:p>002</text:p>
          </table:table-cell>
          <table:table-cell table:style-name="ce261" office:value-type="string">
            <text:p>Social\Page_Nav\Navigation\Display</text:p>
          </table:table-cell>
          <table:table-cell table:style-name="ce265" office:value-type="string">
            <text:p>Check navigations list by user who is manager of the Space</text:p>
          </table:table-cell>
          <table:table-cell table:style-name="ce280" office:value-type="string">
            <text:p>Step 2: Make user become the manager of user </text:p>
          </table:table-cell>
          <table:table-cell table:style-name="ce240" office:value-type="string">
            <text:p>Make user become the manager of the space [<text:a xlink:href="#make_user_become_Manager">detail</text:a>]</text:p>
            <text:p><text:span text:style-name="T12"/></text:p>
          </table:table-cell>
          <table:table-cell table:style-name="ce270" office:value-type="string">
            <text:p>User become the manager of the space</text:p>
          </table:table-cell>
          <table:table-cell table:style-name="ce270" office:value-type="string">
            <text:p>Medium</text:p>
          </table:table-cell>
          <table:table-cell table:style-name="ce321"/>
          <table:table-cell table:style-name="ce320" table:number-columns-repeated="2"/>
          <table:table-cell table:style-name="ce321" table:number-columns-repeated="235"/>
          <table:table-cell table:style-name="ce247" table:number-columns-repeated="9"/>
        </table:table-row>
        <table:table-row table:style-name="ro29">
          <table:table-cell table:style-name="ce251" table:formula="of:=IF(MID([.F11];6;1)&gt;MID([.F9];6;1);&quot;&quot;;MAX([.A$7:.A9])+1)">
            <text:p/>
          </table:table-cell>
          <table:table-cell table:style-name="ce72" office:value-type="string">
            <text:p>FNC_SOC_SPC_NAV_11</text:p>
          </table:table-cell>
          <table:table-cell table:style-name="ce257" table:formula="of:=IF(MID([.F11];6;1)&gt;MID([.F10];6;1);[.C10];[.C10]+1)" office:value-type="float" office:value="2">
            <text:p>002</text:p>
          </table:table-cell>
          <table:table-cell table:style-name="ce261" office:value-type="string">
            <text:p>Social\Page_Nav\Navigation\Display</text:p>
          </table:table-cell>
          <table:table-cell table:style-name="ce265" office:value-type="string">
            <text:p>Check navigations list by user who is manager of the Space</text:p>
          </table:table-cell>
          <table:table-cell table:style-name="ce280" office:value-type="string">
            <text:p>Step 3: View space navigation</text:p>
          </table:table-cell>
          <table:table-cell table:style-name="ce240"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270" office:value-type="string">
            <text:p>Show message alert user doesn't have permission to add navigation </text:p>
          </table:table-cell>
          <table:table-cell table:style-name="ce270" office:value-type="string">
            <text:p>Medium</text:p>
          </table:table-cell>
          <table:table-cell table:style-name="ce322"/>
          <table:table-cell table:style-name="ce320" table:number-columns-repeated="2"/>
          <table:table-cell table:style-name="ce322" table:number-columns-repeated="235"/>
          <table:table-cell table:style-name="ce247" table:number-columns-repeated="9"/>
        </table:table-row>
        <table:table-row table:style-name="ro27">
          <table:table-cell table:style-name="ce251" table:formula="of:=IF(MID([.F12];6;1)&gt;MID([.F10];6;1);&quot;&quot;;MAX([.A$7:.A10])+1)" office:value-type="float" office:value="3">
            <text:p>003</text:p>
          </table:table-cell>
          <table:table-cell table:style-name="ce72" office:value-type="string">
            <text:p>FNC_SOC_SPC_NAV_11</text:p>
          </table:table-cell>
          <table:table-cell table:style-name="ce257" table:formula="of:=IF(MID([.F12];6;1)&gt;MID([.F11];6;1);[.C11];[.C11]+1)" office:value-type="float" office:value="3">
            <text:p>003</text:p>
          </table:table-cell>
          <table:table-cell table:style-name="ce261" office:value-type="string">
            <text:p>Social\Page_Nav\Navigation\Display</text:p>
          </table:table-cell>
          <table:table-cell table:style-name="ce91" office:value-type="string">
            <text:p>Check navigations list by user who is member of the space</text:p>
          </table:table-cell>
          <table:table-cell table:style-name="ce280" office:value-type="string">
            <text:p>Step 1: <text:s/>Add new space</text:p>
          </table:table-cell>
          <table:table-cell table:style-name="ce240" office:value-type="string">
            <text:p>- User logs in system</text:p>
            <text:p>- Go to spaces page</text:p>
            <text:p>- Add new space</text:p>
            <text:p/>
          </table:table-cell>
          <table:table-cell table:style-name="ce270" office:value-type="string">
            <text:p>Create and assign user successfully</text:p>
          </table:table-cell>
          <table:table-cell table:style-name="ce270" office:value-type="string">
            <text:p>Medium</text:p>
          </table:table-cell>
          <table:table-cell table:style-name="ce322"/>
          <table:table-cell table:style-name="ce320" table:number-columns-repeated="2"/>
          <table:table-cell table:style-name="ce322" table:number-columns-repeated="235"/>
          <table:table-cell table:style-name="ce247" table:number-columns-repeated="9"/>
        </table:table-row>
        <table:table-row table:style-name="ro22">
          <table:table-cell table:style-name="ce251" table:formula="of:=IF(MID([.F13];6;1)&gt;MID([.F11];6;1);&quot;&quot;;MAX([.A$7:.A11])+1)" office:value-type="float" office:value="3">
            <text:p>003</text:p>
          </table:table-cell>
          <table:table-cell table:style-name="ce72" office:value-type="string">
            <text:p>FNC_SOC_SPC_NAV_11</text:p>
          </table:table-cell>
          <table:table-cell table:style-name="ce257" table:formula="of:=IF(MID([.F13];6;1)&gt;MID([.F12];6;1);[.C12];[.C12]+1)" office:value-type="float" office:value="3">
            <text:p>003</text:p>
          </table:table-cell>
          <table:table-cell table:style-name="ce261" office:value-type="string">
            <text:p>Social\Page_Nav\Navigation\Display</text:p>
          </table:table-cell>
          <table:table-cell table:style-name="ce266" office:value-type="string">
            <text:p>Check navigations list by user who is member of the space</text:p>
          </table:table-cell>
          <table:table-cell table:style-name="ce280" office:value-type="string">
            <text:p>Step 2: Make user become member of the space</text:p>
          </table:table-cell>
          <table:table-cell table:style-name="ce240" office:value-type="string">
            <text:p>make user become the member of the space <text:a xlink:href="#User_Become_member_of_space">[detail]</text:a></text:p>
          </table:table-cell>
          <table:table-cell table:style-name="ce270" office:value-type="string">
            <text:p>Show navigation list which user has right to edit </text:p>
          </table:table-cell>
          <table:table-cell table:style-name="ce270" office:value-type="string">
            <text:p>Medium</text:p>
          </table:table-cell>
          <table:table-cell table:style-name="ce322"/>
          <table:table-cell table:style-name="ce320" table:number-columns-repeated="2"/>
          <table:table-cell table:style-name="ce322" table:number-columns-repeated="235"/>
          <table:table-cell table:style-name="ce247" table:number-columns-repeated="9"/>
        </table:table-row>
        <table:table-row table:style-name="ro25">
          <table:table-cell table:style-name="ce251" table:formula="of:=IF(MID([.F14];6;1)&gt;MID([.F12];6;1);&quot;&quot;;MAX([.A$7:.A12])+1)">
            <text:p/>
          </table:table-cell>
          <table:table-cell table:style-name="ce72" office:value-type="string">
            <text:p>FNC_SOC_SPC_NAV_11</text:p>
          </table:table-cell>
          <table:table-cell table:style-name="ce257" table:formula="of:=IF(MID([.F14];6;1)&gt;MID([.F13];6;1);[.C13];[.C13]+1)" office:value-type="float" office:value="3">
            <text:p>003</text:p>
          </table:table-cell>
          <table:table-cell table:style-name="ce261" office:value-type="string">
            <text:p>Social\Page_Nav\Navigation\Display</text:p>
          </table:table-cell>
          <table:table-cell table:style-name="ce266" office:value-type="string">
            <text:p>Check navigations list by user who is member of the space</text:p>
          </table:table-cell>
          <table:table-cell table:style-name="ce280" office:value-type="string">
            <text:p>Step 3: View space navigation</text:p>
          </table:table-cell>
          <table:table-cell table:style-name="ce240" office:value-type="string">
            <text:p>- User who was made be member of the space at step 2, logs in</text:p>
            <text:p>- Go to spaces page</text:p>
            <text:p>- Access space</text:p>
          </table:table-cell>
          <table:table-cell table:style-name="ce270" office:value-type="string">
            <text:p>user can not see the space setting portlet so she/he can not view space navigation of the space</text:p>
          </table:table-cell>
          <table:table-cell table:style-name="ce270" office:value-type="string">
            <text:p>Medium</text:p>
          </table:table-cell>
          <table:table-cell table:style-name="ce322"/>
          <table:table-cell table:style-name="ce320" table:number-columns-repeated="2"/>
          <table:table-cell table:style-name="ce322" table:number-columns-repeated="235"/>
          <table:table-cell table:style-name="ce247" table:number-columns-repeated="9"/>
        </table:table-row>
        <table:table-row table:style-name="ro27">
          <table:table-cell table:style-name="ce251" table:formula="of:=IF(MID([.F15];6;1)&gt;MID([.F13];6;1);&quot;&quot;;MAX([.A$7:.A13])+1)" office:value-type="float" office:value="4">
            <text:p>004</text:p>
          </table:table-cell>
          <table:table-cell table:style-name="ce254" office:value-type="string">
            <text:p>FNC_SOC_SPC_NAV_12_01</text:p>
          </table:table-cell>
          <table:table-cell table:style-name="ce258" office:value-type="float" office:value="1">
            <text:p>001</text:p>
          </table:table-cell>
          <table:table-cell table:style-name="ce261" office:value-type="string">
            <text:p>Social\Page_Nav\Node\Display</text:p>
          </table:table-cell>
          <table:table-cell table:style-name="ce267" office:value-type="string">
            <text:p>View right menu </text:p>
          </table:table-cell>
          <table:table-cell table:style-name="ce280" office:value-type="string">
            <text:p>Step 1: Add new space</text:p>
          </table:table-cell>
          <table:table-cell table:style-name="ce240" office:value-type="string">
            <text:p>- User logs in system</text:p>
            <text:p>- Go to spaces page</text:p>
            <text:p>- Add new space</text:p>
            <text:p/>
          </table:table-cell>
          <table:table-cell table:style-name="ce270" office:value-type="string">
            <text:p>New Space is added</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27">
          <table:table-cell table:style-name="ce251" table:formula="of:=IF(MID([.F16];6;1)&gt;MID([.F14];6;1);&quot;&quot;;MAX([.A$7:.A14])+1)" office:value-type="float" office:value="4">
            <text:p>004</text:p>
          </table:table-cell>
          <table:table-cell table:style-name="ce254" office:value-type="string">
            <text:p>FNC_SOC_SPC_NAV_12_01</text:p>
          </table:table-cell>
          <table:table-cell table:style-name="ce258" table:formula="of:=IF(MID([.F16];6;1)&gt;MID([.F15];6;1);[.C15];[.C15]+1)" office:value-type="float" office:value="1">
            <text:p>001</text:p>
          </table:table-cell>
          <table:table-cell table:style-name="ce261" office:value-type="string">
            <text:p>Social\Page_Nav\Node\Display</text:p>
          </table:table-cell>
          <table:table-cell table:style-name="ce268" office:value-type="string">
            <text:p>View right menu </text:p>
          </table:table-cell>
          <table:table-cell table:style-name="ce280" office:value-type="string">
            <text:p>Step 2: View Space navigation tab</text:p>
          </table:table-cell>
          <table:table-cell table:style-name="ce240" office:value-type="string">
            <text:p>- Access space and select Space settings portlet or Click on Space setting ico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22">
          <table:table-cell table:style-name="ce251" table:formula="of:=IF(MID([.F17];6;1)&gt;MID([.F15];6;1);&quot;&quot;;MAX([.A$7:.A15])+1)">
            <text:p/>
          </table:table-cell>
          <table:table-cell table:style-name="ce254" office:value-type="string">
            <text:p>FNC_SOC_SPC_NAV_12_01</text:p>
          </table:table-cell>
          <table:table-cell table:style-name="ce258" table:formula="of:=IF(MID([.F17];6;1)&gt;MID([.F16];6;1);[.C16];[.C16]+1)" office:value-type="float" office:value="1">
            <text:p>001</text:p>
          </table:table-cell>
          <table:table-cell table:style-name="ce261" office:value-type="string">
            <text:p>Social\Page_Nav\Node\Display</text:p>
          </table:table-cell>
          <table:table-cell table:style-name="ce268" office:value-type="string">
            <text:p>View right menu </text:p>
          </table:table-cell>
          <table:table-cell table:style-name="ce281" office:value-type="string">
            <text:p>Step 3: View right menu of area <text:s/>out site node</text:p>
          </table:table-cell>
          <table:table-cell table:style-name="ce282" office:value-type="string">
            <text:p>- Right click on area out site any node</text:p>
          </table:table-cell>
          <table:table-cell table:style-name="ce281" office:value-type="string">
            <text:p>- Show right menu with one function: Add new node. it allows user can add new node at the first level</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35">
          <table:table-cell table:style-name="ce251" table:formula="of:=IF(MID([.F18];6;1)&gt;MID([.F16];6;1);&quot;&quot;;MAX([.A$7:.A16])+1)">
            <text:p/>
          </table:table-cell>
          <table:table-cell table:style-name="ce254" office:value-type="string">
            <text:p>FNC_SOC_SPC_NAV_12_01</text:p>
          </table:table-cell>
          <table:table-cell table:style-name="ce258" table:formula="of:=IF(MID([.F18];6;1)&gt;MID([.F17];6;1);[.C17];[.C17]+1)" office:value-type="float" office:value="1">
            <text:p>001</text:p>
          </table:table-cell>
          <table:table-cell table:style-name="ce261" office:value-type="string">
            <text:p>Social\Page_Nav\Node\Display</text:p>
          </table:table-cell>
          <table:table-cell table:style-name="ce268" office:value-type="string">
            <text:p>View right menu </text:p>
          </table:table-cell>
          <table:table-cell table:style-name="ce281" office:value-type="string">
            <text:p>Step 4: View right menu of node</text:p>
          </table:table-cell>
          <table:table-cell table:style-name="ce282" office:value-type="string">
            <text:p>- Select a node</text:p>
            <text:p>- right click on node</text:p>
          </table:table-cell>
          <table:table-cell table:style-name="ce281"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30">
          <table:table-cell table:style-name="ce251" table:formula="of:=IF(MID([.F19];6;1)&gt;MID([.F17];6;1);&quot;&quot;;MAX([.A$7:.A17])+1)" office:value-type="float" office:value="5">
            <text:p>005</text:p>
          </table:table-cell>
          <table:table-cell table:style-name="ce254" office:value-type="string">
            <text:p>FNC_SOC_SPC_NAV_12_01</text:p>
          </table:table-cell>
          <table:table-cell table:style-name="ce257" table:formula="of:=IF(MID([.F19];6;1)&gt;MID([.F18];6;1);[.C18];[.C18]+1)" office:value-type="float" office:value="2">
            <text:p>002</text:p>
          </table:table-cell>
          <table:table-cell table:style-name="ce261" office:value-type="string">
            <text:p>Social\Page_Nav\Node\Display</text:p>
          </table:table-cell>
          <table:table-cell table:style-name="ce94" office:value-type="string">
            <text:p>Check when use Up level </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11">
          <table:table-cell table:style-name="ce251" table:formula="of:=IF(MID([.F20];6;1)&gt;MID([.F18];6;1);&quot;&quot;;MAX([.A$7:.A18])+1)" office:value-type="float" office:value="5">
            <text:p>005</text:p>
          </table:table-cell>
          <table:table-cell table:style-name="ce254" office:value-type="string">
            <text:p>FNC_SOC_SPC_NAV_12_01</text:p>
          </table:table-cell>
          <table:table-cell table:style-name="ce257" table:formula="of:=IF(MID([.F20];6;1)&gt;MID([.F19];6;1);[.C19];[.C19]+1)" office:value-type="float" office:value="2">
            <text:p>002</text:p>
          </table:table-cell>
          <table:table-cell table:style-name="ce261" office:value-type="string">
            <text:p>Social\Page_Nav\Node\Display</text:p>
          </table:table-cell>
          <table:table-cell table:style-name="ce269" office:value-type="string">
            <text:p>Check when use Up level </text:p>
          </table:table-cell>
          <table:table-cell table:style-name="ce281" office:value-type="string">
            <text:p>Step 2: Select node(s)</text:p>
          </table:table-cell>
          <table:table-cell table:style-name="ce282" office:value-type="string">
            <text:p>- Select node</text:p>
          </table:table-cell>
          <table:table-cell table:style-name="ce281" office:value-type="string">
            <text:p>Selected node is expanded, its sub nodes are listed</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11">
          <table:table-cell table:style-name="ce251" table:formula="of:=IF(MID([.F21];6;1)&gt;MID([.F19];6;1);&quot;&quot;;MAX([.A$7:.A19])+1)">
            <text:p/>
          </table:table-cell>
          <table:table-cell table:style-name="ce254" office:value-type="string">
            <text:p>FNC_SOC_SPC_NAV_12_01</text:p>
          </table:table-cell>
          <table:table-cell table:style-name="ce257" table:formula="of:=IF(MID([.F21];6;1)&gt;MID([.F20];6;1);[.C20];[.C20]+1)" office:value-type="float" office:value="2">
            <text:p>002</text:p>
          </table:table-cell>
          <table:table-cell table:style-name="ce261" office:value-type="string">
            <text:p>Social\Page_Nav\Node\Display</text:p>
          </table:table-cell>
          <table:table-cell table:style-name="ce269" office:value-type="string">
            <text:p>Check when use Up level </text:p>
          </table:table-cell>
          <table:table-cell table:style-name="ce281" office:value-type="string">
            <text:p>Step 3: Check Up level</text:p>
          </table:table-cell>
          <table:table-cell table:style-name="ce282" office:value-type="string">
            <text:p>Click Up level icon</text:p>
          </table:table-cell>
          <table:table-cell table:style-name="ce281" office:value-type="string">
            <text:p>Selecting node is collapsed, its sub nodes are hidden</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11">
          <table:table-cell table:style-name="ce251" table:formula="of:=IF(MID([.F22];6;1)&gt;MID([.F20];6;1);&quot;&quot;;MAX([.A$7:.A20])+1)">
            <text:p/>
          </table:table-cell>
          <table:table-cell table:style-name="ce254" office:value-type="string">
            <text:p>FNC_SOC_SPC_NAV_12_01</text:p>
          </table:table-cell>
          <table:table-cell table:style-name="ce257" table:formula="of:=IF(MID([.F22];6;1)&gt;MID([.F21];6;1);[.C21];[.C21]+1)" office:value-type="float" office:value="2">
            <text:p>002</text:p>
          </table:table-cell>
          <table:table-cell table:style-name="ce261" office:value-type="string">
            <text:p>Social\Page_Nav\Node\Display</text:p>
          </table:table-cell>
          <table:table-cell table:style-name="ce269" office:value-type="string">
            <text:p>Check when use Up level </text:p>
          </table:table-cell>
          <table:table-cell table:style-name="ce281" office:value-type="string">
            <text:p>Step 4: Show nodes list at the first level</text:p>
          </table:table-cell>
          <table:table-cell table:style-name="ce282" office:value-type="string">
            <text:p>Click Up level icon still jump to the first level of node in list</text:p>
          </table:table-cell>
          <table:table-cell table:style-name="ce281" office:value-type="string">
            <text:p>All node at the first level are shown, no node is expanded</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11">
          <table:table-cell table:style-name="ce251" table:formula="of:=IF(MID([.F23];6;1)&gt;MID([.F21];6;1);&quot;&quot;;MAX([.A$7:.A21])+1)">
            <text:p/>
          </table:table-cell>
          <table:table-cell table:style-name="ce254" office:value-type="string">
            <text:p>FNC_SOC_SPC_NAV_12_01</text:p>
          </table:table-cell>
          <table:table-cell table:style-name="ce257" table:formula="of:=IF(MID([.F23];6;1)&gt;MID([.F22];6;1);[.C22];[.C22]+1)" office:value-type="float" office:value="2">
            <text:p>002</text:p>
          </table:table-cell>
          <table:table-cell table:style-name="ce261" office:value-type="string">
            <text:p>Social\Page_Nav\Node\Display</text:p>
          </table:table-cell>
          <table:table-cell table:style-name="ce269" office:value-type="string">
            <text:p>Check when use Up level </text:p>
          </table:table-cell>
          <table:table-cell table:style-name="ce281" office:value-type="string">
            <text:p>Step 5: Check Up level</text:p>
          </table:table-cell>
          <table:table-cell table:style-name="ce282" office:value-type="string">
            <text:p>Click Up level icon</text:p>
          </table:table-cell>
          <table:table-cell table:style-name="ce281" office:value-type="string">
            <text:p>Nothing happens, can not do anything when current nodes are in the first level</text:p>
          </table:table-cell>
          <table:table-cell table:style-name="ce270" office:value-type="string">
            <text:p>Low</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30">
          <table:table-cell table:style-name="ce251" table:formula="of:=IF(MID([.F24];6;1)&gt;MID([.F22];6;1);&quot;&quot;;MAX([.A$7:.A22])+1)" office:value-type="float" office:value="6">
            <text:p>006</text:p>
          </table:table-cell>
          <table:table-cell table:style-name="ce254" office:value-type="string">
            <text:p>FNC_SOC_SPC_NAV_12_02</text:p>
          </table:table-cell>
          <table:table-cell table:style-name="ce257" office:value-type="float" office:value="1">
            <text:p>001</text:p>
          </table:table-cell>
          <table:table-cell table:style-name="ce261" office:value-type="string">
            <text:p>Social\Page_Nav\Node\Create</text:p>
          </table:table-cell>
          <table:table-cell table:style-name="ce94" office:value-type="string">
            <text:p>Create new node in the first level</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High</text:p>
          </table:table-cell>
          <table:table-cell table:style-name="ce323"/>
          <table:table-cell table:style-name="ce320" table:number-columns-repeated="2"/>
          <table:table-cell table:style-name="ce325" table:number-columns-repeated="235"/>
          <table:table-cell table:style-name="ce247" table:number-columns-repeated="9"/>
        </table:table-row>
        <table:table-row table:style-name="ro11">
          <table:table-cell table:style-name="ce251" table:formula="of:=IF(MID([.F25];6;1)&gt;MID([.F23];6;1);&quot;&quot;;MAX([.A$7:.A23])+1)" office:value-type="float" office:value="6">
            <text:p>006</text:p>
          </table:table-cell>
          <table:table-cell table:style-name="ce254" office:value-type="string">
            <text:p>FNC_SOC_SPC_NAV_12_02</text:p>
          </table:table-cell>
          <table:table-cell table:style-name="ce257" table:formula="of:=IF(MID([.F25];6;1)&gt;MID([.F24];6;1);[.C24];[.C24]+1)" office:value-type="float" office:value="1">
            <text:p>001</text:p>
          </table:table-cell>
          <table:table-cell table:style-name="ce261" office:value-type="string">
            <text:p>Social\Page_Nav\Node\Create</text:p>
          </table:table-cell>
          <table:table-cell table:style-name="ce269" office:value-type="string">
            <text:p>Create new node in the first level</text:p>
          </table:table-cell>
          <table:table-cell table:style-name="ce281" office:value-type="string">
            <text:p>Step 2: Show form to add new node</text:p>
          </table:table-cell>
          <table:table-cell table:style-name="ce282" office:value-type="string">
            <text:p>- Click on <text:span text:style-name="T1">[add node] </text:span><text:span text:style-name="T12">button</text:span></text:p>
          </table:table-cell>
          <table:table-cell table:style-name="ce281" office:value-type="string">
            <text:p>Add new node form is shown properly</text:p>
          </table:table-cell>
          <table:table-cell table:style-name="ce270" office:value-type="string">
            <text:p>High</text:p>
          </table:table-cell>
          <table:table-cell table:style-name="ce324"/>
          <table:table-cell table:style-name="ce248" table:number-columns-repeated="237"/>
          <table:table-cell table:style-name="ce247" table:number-columns-repeated="9"/>
        </table:table-row>
        <table:table-row table:style-name="ro11">
          <table:table-cell table:style-name="ce251" table:formula="of:=IF(MID([.F26];6;1)&gt;MID([.F24];6;1);&quot;&quot;;MAX([.A$7:.A24])+1)">
            <text:p/>
          </table:table-cell>
          <table:table-cell table:style-name="ce254" office:value-type="string">
            <text:p>FNC_SOC_SPC_NAV_12_02</text:p>
          </table:table-cell>
          <table:table-cell table:style-name="ce257" table:formula="of:=IF(MID([.F26];6;1)&gt;MID([.F25];6;1);[.C25];[.C25]+1)" office:value-type="float" office:value="1">
            <text:p>001</text:p>
          </table:table-cell>
          <table:table-cell table:style-name="ce261" office:value-type="string">
            <text:p>Social\Page_Nav\Node\Create</text:p>
          </table:table-cell>
          <table:table-cell table:style-name="ce269" office:value-type="string">
            <text:p>Create new node in the first level</text:p>
          </table:table-cell>
          <table:table-cell table:style-name="ce281" office:value-type="string">
            <text:p>Step 3: Create node</text:p>
          </table:table-cell>
          <table:table-cell table:style-name="ce282" office:value-type="string">
            <text:p>- Input values for required field</text:p>
            <text:p>- Click <text:span text:style-name="T1">Save</text:span></text:p>
          </table:table-cell>
          <table:table-cell table:style-name="ce281" office:value-type="string">
            <text:p>New node is created successfully in the first level</text:p>
          </table:table-cell>
          <table:table-cell table:style-name="ce270" office:value-type="string">
            <text:p>High</text:p>
          </table:table-cell>
          <table:table-cell table:style-name="ce324"/>
          <table:table-cell table:style-name="ce248" table:number-columns-repeated="237"/>
          <table:table-cell table:style-name="ce247" table:number-columns-repeated="9"/>
        </table:table-row>
        <table:table-row table:style-name="ro30">
          <table:table-cell table:style-name="ce251" table:formula="of:=IF(MID([.F27];6;1)&gt;MID([.F25];6;1);&quot;&quot;;MAX([.A$7:.A25])+1)" office:value-type="float" office:value="7">
            <text:p>007</text:p>
          </table:table-cell>
          <table:table-cell table:style-name="ce254" office:value-type="string">
            <text:p>FNC_SOC_SPC_NAV_12_02</text:p>
          </table:table-cell>
          <table:table-cell table:style-name="ce257" table:formula="of:=IF(MID([.F27];6;1)&gt;MID([.F26];6;1);[.C26];[.C26]+1)" office:value-type="float" office:value="2">
            <text:p>002</text:p>
          </table:table-cell>
          <table:table-cell table:style-name="ce261" office:value-type="string">
            <text:p>Social\Page_Nav\Node\Create</text:p>
          </table:table-cell>
          <table:table-cell table:style-name="ce94" office:value-type="string">
            <text:p>Create new node as child of existing nod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High</text:p>
          </table:table-cell>
          <table:table-cell table:style-name="ce324"/>
          <table:table-cell table:style-name="ce248" table:number-columns-repeated="237"/>
          <table:table-cell table:style-name="ce247" table:number-columns-repeated="9"/>
        </table:table-row>
        <table:table-row table:style-name="ro22">
          <table:table-cell table:style-name="ce251" table:formula="of:=IF(MID([.F28];6;1)&gt;MID([.F26];6;1);&quot;&quot;;MAX([.A$7:.A26])+1)" office:value-type="float" office:value="7">
            <text:p>007</text:p>
          </table:table-cell>
          <table:table-cell table:style-name="ce254" office:value-type="string">
            <text:p>FNC_SOC_SPC_NAV_12_02</text:p>
          </table:table-cell>
          <table:table-cell table:style-name="ce257" table:formula="of:=IF(MID([.F28];6;1)&gt;MID([.F27];6;1);[.C27];[.C27]+1)" office:value-type="float" office:value="2">
            <text:p>002</text:p>
          </table:table-cell>
          <table:table-cell table:style-name="ce261" office:value-type="string">
            <text:p>Social\Page_Nav\Node\Create</text:p>
          </table:table-cell>
          <table:table-cell table:style-name="ce269" office:value-type="string">
            <text:p>Create new node as child of existing node</text:p>
          </table:table-cell>
          <table:table-cell table:style-name="ce281" office:value-type="string">
            <text:p>Step 2: Show form to add new node</text:p>
          </table:table-cell>
          <table:table-cell table:style-name="ce282" office:value-type="string">
            <text:p>- Choose a parent node</text:p>
            <text:p>- Right click on one node and select Add new node</text:p>
          </table:table-cell>
          <table:table-cell table:style-name="ce281" office:value-type="string">
            <text:p>Add new node form is shown properly</text:p>
          </table:table-cell>
          <table:table-cell table:style-name="ce270" office:value-type="string">
            <text:p>High</text:p>
          </table:table-cell>
          <table:table-cell table:style-name="ce324"/>
          <table:table-cell table:style-name="ce248" table:number-columns-repeated="237"/>
          <table:table-cell table:style-name="ce247" table:number-columns-repeated="9"/>
        </table:table-row>
        <table:table-row table:style-name="ro22">
          <table:table-cell table:style-name="ce251" table:formula="of:=IF(MID([.F29];6;1)&gt;MID([.F27];6;1);&quot;&quot;;MAX([.A$7:.A27])+1)">
            <text:p/>
          </table:table-cell>
          <table:table-cell table:style-name="ce254" office:value-type="string">
            <text:p>FNC_SOC_SPC_NAV_12_02</text:p>
          </table:table-cell>
          <table:table-cell table:style-name="ce257" table:formula="of:=IF(MID([.F29];6;1)&gt;MID([.F28];6;1);[.C28];[.C28]+1)" office:value-type="float" office:value="2">
            <text:p>002</text:p>
          </table:table-cell>
          <table:table-cell table:style-name="ce261" office:value-type="string">
            <text:p>Social\Page_Nav\Node\Create</text:p>
          </table:table-cell>
          <table:table-cell table:style-name="ce269" office:value-type="string">
            <text:p>Create new node as child of existing node</text:p>
          </table:table-cell>
          <table:table-cell table:style-name="ce281" office:value-type="string">
            <text:p>Step 3: Create node</text:p>
          </table:table-cell>
          <table:table-cell table:style-name="ce282" office:value-type="string">
            <text:p>- Input values for required field</text:p>
            <text:p>- Click <text:span text:style-name="T1">Save</text:span></text:p>
          </table:table-cell>
          <table:table-cell table:style-name="ce281" office:value-type="string">
            <text:p>New node is created successfully and displayed as sub node of selected parent</text:p>
          </table:table-cell>
          <table:table-cell table:style-name="ce270" office:value-type="string">
            <text:p>High</text:p>
          </table:table-cell>
          <table:table-cell table:style-name="ce324"/>
          <table:table-cell table:style-name="ce248" table:number-columns-repeated="237"/>
          <table:table-cell table:style-name="ce247" table:number-columns-repeated="9"/>
        </table:table-row>
        <table:table-row table:style-name="ro30">
          <table:table-cell table:style-name="ce251" table:formula="of:=IF(MID([.F30];6;1)&gt;MID([.F28];6;1);&quot;&quot;;MAX([.A$7:.A28])+1)" office:value-type="float" office:value="8">
            <text:p>008</text:p>
          </table:table-cell>
          <table:table-cell table:style-name="ce254" office:value-type="string">
            <text:p>FNC_SOC_SPC_NAV_12_02</text:p>
          </table:table-cell>
          <table:table-cell table:style-name="ce257" table:formula="of:=IF(MID([.F30];6;1)&gt;MID([.F29];6;1);[.C29];[.C29]+1)" office:value-type="float" office:value="3">
            <text:p>003</text:p>
          </table:table-cell>
          <table:table-cell table:style-name="ce261" office:value-type="string">
            <text:p>Social\Page_Nav\Node\Create</text:p>
          </table:table-cell>
          <table:table-cell table:style-name="ce94" office:value-type="string">
            <text:p>Add new node with blank Nam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324"/>
          <table:table-cell table:style-name="ce248" table:number-columns-repeated="237"/>
          <table:table-cell table:style-name="ce247" table:number-columns-repeated="9"/>
        </table:table-row>
        <table:table-row table:style-name="ro27">
          <table:table-cell table:style-name="ce251" table:formula="of:=IF(MID([.F31];6;1)&gt;MID([.F29];6;1);&quot;&quot;;MAX([.A$7:.A29])+1)" office:value-type="float" office:value="8">
            <text:p>008</text:p>
          </table:table-cell>
          <table:table-cell table:style-name="ce254" office:value-type="string">
            <text:p>FNC_SOC_SPC_NAV_12_02</text:p>
          </table:table-cell>
          <table:table-cell table:style-name="ce257" table:formula="of:=IF(MID([.F31];6;1)&gt;MID([.F30];6;1);[.C30];[.C30]+1)" office:value-type="float" office:value="3">
            <text:p>003</text:p>
          </table:table-cell>
          <table:table-cell table:style-name="ce261" office:value-type="string">
            <text:p>Social\Page_Nav\Node\Create</text:p>
          </table:table-cell>
          <table:table-cell table:style-name="ce269" office:value-type="string">
            <text:p>Add new node with blank Nam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324"/>
          <table:table-cell table:style-name="ce248" table:number-columns-repeated="237"/>
          <table:table-cell table:style-name="ce247" table:number-columns-repeated="9"/>
        </table:table-row>
        <table:table-row table:style-name="ro22">
          <table:table-cell table:style-name="ce251" table:formula="of:=IF(MID([.F32];6;1)&gt;MID([.F30];6;1);&quot;&quot;;MAX([.A$7:.A30])+1)">
            <text:p/>
          </table:table-cell>
          <table:table-cell table:style-name="ce254" office:value-type="string">
            <text:p>FNC_SOC_SPC_NAV_12_02</text:p>
          </table:table-cell>
          <table:table-cell table:style-name="ce257" table:formula="of:=IF(MID([.F32];6;1)&gt;MID([.F31];6;1);[.C31];[.C31]+1)" office:value-type="float" office:value="3">
            <text:p>003</text:p>
          </table:table-cell>
          <table:table-cell table:style-name="ce261" office:value-type="string">
            <text:p>Social\Page_Nav\Node\Create</text:p>
          </table:table-cell>
          <table:table-cell table:style-name="ce269" office:value-type="string">
            <text:p>Add new node with blank Name</text:p>
          </table:table-cell>
          <table:table-cell table:style-name="ce281" office:value-type="string">
            <text:p>Step 3: Add new node with no name</text:p>
          </table:table-cell>
          <table:table-cell table:style-name="ce282" office:value-type="string">
            <text:p>- Leave <text:span text:style-name="T1">Node Name</text:span> blank</text:p>
            <text:p>- Input values for others</text:p>
            <text:p>- Click <text:span text:style-name="T1">Save</text:span></text:p>
          </table:table-cell>
          <table:table-cell table:style-name="ce281" office:value-type="string">
            <text:p>Show message alerts Node name can not be blank</text:p>
          </table:table-cell>
          <table:table-cell table:style-name="ce270" office:value-type="string">
            <text:p>Low</text:p>
          </table:table-cell>
          <table:table-cell table:style-name="ce324"/>
          <table:table-cell table:style-name="ce248" table:number-columns-repeated="237"/>
          <table:table-cell table:style-name="ce247" table:number-columns-repeated="9"/>
        </table:table-row>
        <table:table-row table:style-name="ro30">
          <table:table-cell table:style-name="ce251" table:formula="of:=IF(MID([.F33];6;1)&gt;MID([.F31];6;1);&quot;&quot;;MAX([.A$7:.A31])+1)" office:value-type="float" office:value="9">
            <text:p>009</text:p>
          </table:table-cell>
          <table:table-cell table:style-name="ce254" office:value-type="string">
            <text:p>FNC_SOC_SPC_NAV_12_02</text:p>
          </table:table-cell>
          <table:table-cell table:style-name="ce257" table:formula="of:=IF(MID([.F33];6;1)&gt;MID([.F32];6;1);[.C32];[.C32]+1)" office:value-type="float" office:value="4">
            <text:p>004</text:p>
          </table:table-cell>
          <table:table-cell table:style-name="ce261" office:value-type="string">
            <text:p>Social\Page_Nav\Node\Create</text:p>
          </table:table-cell>
          <table:table-cell table:style-name="ce94" office:value-type="string">
            <text:p>Add new node with Name starts by a number</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324"/>
          <table:table-cell table:style-name="ce248" table:number-columns-repeated="237"/>
          <table:table-cell table:style-name="ce247" table:number-columns-repeated="9"/>
        </table:table-row>
        <table:table-row table:style-name="ro27">
          <table:table-cell table:style-name="ce251" table:formula="of:=IF(MID([.F34];6;1)&gt;MID([.F32];6;1);&quot;&quot;;MAX([.A$7:.A32])+1)" office:value-type="float" office:value="9">
            <text:p>009</text:p>
          </table:table-cell>
          <table:table-cell table:style-name="ce254" office:value-type="string">
            <text:p>FNC_SOC_SPC_NAV_12_02</text:p>
          </table:table-cell>
          <table:table-cell table:style-name="ce257" table:formula="of:=IF(MID([.F34];6;1)&gt;MID([.F33];6;1);[.C33];[.C33]+1)" office:value-type="float" office:value="4">
            <text:p>004</text:p>
          </table:table-cell>
          <table:table-cell table:style-name="ce261" office:value-type="string">
            <text:p>Social\Page_Nav\Node\Create</text:p>
          </table:table-cell>
          <table:table-cell table:style-name="ce269" office:value-type="string">
            <text:p>Add new node with Name starts by a number</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324"/>
          <table:table-cell table:style-name="ce248" table:number-columns-repeated="237"/>
          <table:table-cell table:style-name="ce247" table:number-columns-repeated="9"/>
        </table:table-row>
        <table:table-row table:style-name="ro27">
          <table:table-cell table:style-name="ce251" table:formula="of:=IF(MID([.F35];6;1)&gt;MID([.F33];6;1);&quot;&quot;;MAX([.A$7:.A33])+1)">
            <text:p/>
          </table:table-cell>
          <table:table-cell table:style-name="ce254" office:value-type="string">
            <text:p>FNC_SOC_SPC_NAV_12_02</text:p>
          </table:table-cell>
          <table:table-cell table:style-name="ce257" table:formula="of:=IF(MID([.F35];6;1)&gt;MID([.F34];6;1);[.C34];[.C34]+1)" office:value-type="float" office:value="4">
            <text:p>004</text:p>
          </table:table-cell>
          <table:table-cell table:style-name="ce261" office:value-type="string">
            <text:p>Social\Page_Nav\Node\Create</text:p>
          </table:table-cell>
          <table:table-cell table:style-name="ce269" office:value-type="string">
            <text:p>Add new node with Name starts by a number</text:p>
          </table:table-cell>
          <table:table-cell table:style-name="ce281" office:value-type="string">
            <text:p>Step 3: Add new node</text:p>
          </table:table-cell>
          <table:table-cell table:style-name="ce282" office:value-type="string">
            <text:p>- Input value for <text:span text:style-name="T1">Node Name </text:span><text:span text:style-name="T12">with a </text:span><text:span text:style-name="T12">number as the first letter</text:span></text:p>
            <text:p>- Input values for others</text:p>
            <text:p>- Click <text:span text:style-name="T1">Save</text:span></text:p>
          </table:table-cell>
          <table:table-cell table:style-name="ce281" office:value-type="string">
            <text:p>Show message alerts Node name can not start with a number</text:p>
          </table:table-cell>
          <table:table-cell table:style-name="ce270" office:value-type="string">
            <text:p>Low</text:p>
          </table:table-cell>
          <table:table-cell table:style-name="ce324"/>
          <table:table-cell table:style-name="ce248" table:number-columns-repeated="237"/>
          <table:table-cell table:style-name="ce247" table:number-columns-repeated="9"/>
        </table:table-row>
        <table:table-row table:style-name="ro30">
          <table:table-cell table:style-name="ce251" table:formula="of:=IF(MID([.F36];6;1)&gt;MID([.F34];6;1);&quot;&quot;;MAX([.A$7:.A34])+1)" office:value-type="float" office:value="10">
            <text:p>010</text:p>
          </table:table-cell>
          <table:table-cell table:style-name="ce254" office:value-type="string">
            <text:p>FNC_SOC_SPC_NAV_12_02</text:p>
          </table:table-cell>
          <table:table-cell table:style-name="ce257" table:formula="of:=IF(MID([.F36];6;1)&gt;MID([.F35];6;1);[.C35];[.C35]+1)" office:value-type="float" office:value="5">
            <text:p>005</text:p>
          </table:table-cell>
          <table:table-cell table:style-name="ce261" office:value-type="string">
            <text:p>Social\Page_Nav\Node\Create</text:p>
          </table:table-cell>
          <table:table-cell table:style-name="ce94" office:value-type="string">
            <text:p>Add new node with Name starts by dash characters </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7];6;1)&gt;MID([.F35];6;1);&quot;&quot;;MAX([.A$7:.A35])+1)" office:value-type="float" office:value="10">
            <text:p>010</text:p>
          </table:table-cell>
          <table:table-cell table:style-name="ce254" office:value-type="string">
            <text:p>FNC_SOC_SPC_NAV_12_02</text:p>
          </table:table-cell>
          <table:table-cell table:style-name="ce257" table:formula="of:=IF(MID([.F37];6;1)&gt;MID([.F36];6;1);[.C36];[.C36]+1)" office:value-type="float" office:value="5">
            <text:p>005</text:p>
          </table:table-cell>
          <table:table-cell table:style-name="ce261" office:value-type="string">
            <text:p>Social\Page_Nav\Node\Create</text:p>
          </table:table-cell>
          <table:table-cell table:style-name="ce269" office:value-type="string">
            <text:p>Add new node with Name starts by digit, dash,dot and underscore characters </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8];6;1)&gt;MID([.F36];6;1);&quot;&quot;;MAX([.A$7:.A36])+1)">
            <text:p/>
          </table:table-cell>
          <table:table-cell table:style-name="ce254" office:value-type="string">
            <text:p>FNC_SOC_SPC_NAV_12_02</text:p>
          </table:table-cell>
          <table:table-cell table:style-name="ce257" table:formula="of:=IF(MID([.F38];6;1)&gt;MID([.F37];6;1);[.C37];[.C37]+1)" office:value-type="float" office:value="5">
            <text:p>005</text:p>
          </table:table-cell>
          <table:table-cell table:style-name="ce261" office:value-type="string">
            <text:p>Social\Page_Nav\Node\Create</text:p>
          </table:table-cell>
          <table:table-cell table:style-name="ce269" office:value-type="string">
            <text:p>Add new node with Name starts by digit, dash,dot and underscore characters </text:p>
          </table:table-cell>
          <table:table-cell table:style-name="ce281" office:value-type="string">
            <text:p>Step 3: Add new node</text:p>
          </table:table-cell>
          <table:table-cell table:style-name="ce282" office:value-type="string">
            <text:p><text:span text:style-name="T34">- Input value for </text:span><text:span text:style-name="T35">Node Name start</text:span><text:span text:style-name="T36"> by </text:span><text:span text:style-name="T36">dash characters </text:span></text:p>
            <text:p>- Input values for others</text:p>
            <text:p>- Click <text:span text:style-name="T1">Save</text:span></text:p>
          </table:table-cell>
          <table:table-cell table:style-name="ce281" office:value-type="string">
            <text:p>Show message alerts Node name can must start with a character and must not contains special characters. </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39];6;1)&gt;MID([.F37];6;1);&quot;&quot;;MAX([.A$7:.A37])+1)" office:value-type="float" office:value="11">
            <text:p>011</text:p>
          </table:table-cell>
          <table:table-cell table:style-name="ce254" office:value-type="string">
            <text:p>FNC_SOC_SPC_NAV_12_02</text:p>
          </table:table-cell>
          <table:table-cell table:style-name="ce257" table:formula="of:=IF(MID([.F39];6;1)&gt;MID([.F38];6;1);[.C38];[.C38]+1)" office:value-type="float" office:value="6">
            <text:p>006</text:p>
          </table:table-cell>
          <table:table-cell table:style-name="ce261" office:value-type="string">
            <text:p>Social\Page_Nav\Node\Create</text:p>
          </table:table-cell>
          <table:table-cell table:style-name="ce94" office:value-type="string">
            <text:p>Add new node with Name starts by dot,comma and underscore characters </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0];6;1)&gt;MID([.F38];6;1);&quot;&quot;;MAX([.A$7:.A38])+1)" office:value-type="float" office:value="11">
            <text:p>011</text:p>
          </table:table-cell>
          <table:table-cell table:style-name="ce254" office:value-type="string">
            <text:p>FNC_SOC_SPC_NAV_12_02</text:p>
          </table:table-cell>
          <table:table-cell table:style-name="ce257" table:formula="of:=IF(MID([.F40];6;1)&gt;MID([.F39];6;1);[.C39];[.C39]+1)" office:value-type="float" office:value="6">
            <text:p>006</text:p>
          </table:table-cell>
          <table:table-cell table:style-name="ce261" office:value-type="string">
            <text:p>Social\Page_Nav\Node\Create</text:p>
          </table:table-cell>
          <table:table-cell table:style-name="ce269" office:value-type="string">
            <text:p>Add new node with Name starts by digit, dash,dot and underscore characters </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1];6;1)&gt;MID([.F39];6;1);&quot;&quot;;MAX([.A$7:.A39])+1)">
            <text:p/>
          </table:table-cell>
          <table:table-cell table:style-name="ce254" office:value-type="string">
            <text:p>FNC_SOC_SPC_NAV_12_02</text:p>
          </table:table-cell>
          <table:table-cell table:style-name="ce257" table:formula="of:=IF(MID([.F41];6;1)&gt;MID([.F40];6;1);[.C40];[.C40]+1)" office:value-type="float" office:value="6">
            <text:p>006</text:p>
          </table:table-cell>
          <table:table-cell table:style-name="ce261" office:value-type="string">
            <text:p>Social\Page_Nav\Node\Create</text:p>
          </table:table-cell>
          <table:table-cell table:style-name="ce269" office:value-type="string">
            <text:p>Add new node with Name starts by digit, dash,dot and underscore characters </text:p>
          </table:table-cell>
          <table:table-cell table:style-name="ce281" office:value-type="string">
            <text:p>Step 3: Add new node</text:p>
          </table:table-cell>
          <table:table-cell table:style-name="ce282" office:value-type="string">
            <text:p><text:span text:style-name="T34">- Input value for </text:span><text:span text:style-name="T35">Node Name start</text:span><text:span text:style-name="T36"> by </text:span><text:span text:style-name="T36">dot,comma and underscore characters </text:span></text:p>
            <text:p>- Input values for others</text:p>
            <text:p>- Click <text:span text:style-name="T1">Save</text:span></text:p>
          </table:table-cell>
          <table:table-cell table:style-name="ce281" office:value-type="string">
            <text:p>Show message alerts Only alpha, digit, dash and underscore characters alLowed for the field "Node Name". </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42];6;1)&gt;MID([.F40];6;1);&quot;&quot;;MAX([.A$7:.A40])+1)" office:value-type="float" office:value="12">
            <text:p>012</text:p>
          </table:table-cell>
          <table:table-cell table:style-name="ce254" office:value-type="string">
            <text:p>FNC_SOC_SPC_NAV_12_02</text:p>
          </table:table-cell>
          <table:table-cell table:style-name="ce257" table:formula="of:=IF(MID([.F42];6;1)&gt;MID([.F41];6;1);[.C41];[.C41]+1)" office:value-type="float" office:value="7">
            <text:p>007</text:p>
          </table:table-cell>
          <table:table-cell table:style-name="ce261" office:value-type="string">
            <text:p>Social\Page_Nav\Node\Create</text:p>
          </table:table-cell>
          <table:table-cell table:style-name="ce94" office:value-type="string">
            <text:p>Add new node with Node name contains alpha, digit, underscore, dash in the middl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3];6;1)&gt;MID([.F41];6;1);&quot;&quot;;MAX([.A$7:.A41])+1)" office:value-type="float" office:value="12">
            <text:p>012</text:p>
          </table:table-cell>
          <table:table-cell table:style-name="ce254" office:value-type="string">
            <text:p>FNC_SOC_SPC_NAV_12_02</text:p>
          </table:table-cell>
          <table:table-cell table:style-name="ce257" table:formula="of:=IF(MID([.F43];6;1)&gt;MID([.F42];6;1);[.C42];[.C42]+1)" office:value-type="float" office:value="7">
            <text:p>007</text:p>
          </table:table-cell>
          <table:table-cell table:style-name="ce261" office:value-type="string">
            <text:p>Social\Page_Nav\Node\Create</text:p>
          </table:table-cell>
          <table:table-cell table:style-name="ce269" office:value-type="string">
            <text:p>Add new node with Node name contains alpha, digit, underscore, dash in the middl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4];6;1)&gt;MID([.F42];6;1);&quot;&quot;;MAX([.A$7:.A42])+1)">
            <text:p/>
          </table:table-cell>
          <table:table-cell table:style-name="ce254" office:value-type="string">
            <text:p>FNC_SOC_SPC_NAV_12_02</text:p>
          </table:table-cell>
          <table:table-cell table:style-name="ce257" table:formula="of:=IF(MID([.F44];6;1)&gt;MID([.F43];6;1);[.C43];[.C43]+1)" office:value-type="float" office:value="7">
            <text:p>007</text:p>
          </table:table-cell>
          <table:table-cell table:style-name="ce261" office:value-type="string">
            <text:p>Social\Page_Nav\Node\Create</text:p>
          </table:table-cell>
          <table:table-cell table:style-name="ce269" office:value-type="string">
            <text:p>Add new node with Node name contains alpha, digit, underscore, dash in the middle</text:p>
          </table:table-cell>
          <table:table-cell table:style-name="ce281" office:value-type="string">
            <text:p>Step 3: Add new node</text:p>
          </table:table-cell>
          <table:table-cell table:style-name="ce282" office:value-type="string">
            <text:p>- Input value for Node Name contains alpha, digit, underscore, dash in the middle</text:p>
            <text:p>- Input values for others</text:p>
            <text:p>- Click <text:span text:style-name="T1">Save</text:span></text:p>
          </table:table-cell>
          <table:table-cell table:style-name="ce281" office:value-type="string">
            <text:p>New node is created successfully </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45];6;1)&gt;MID([.F43];6;1);&quot;&quot;;MAX([.A$7:.A43])+1)" office:value-type="float" office:value="13">
            <text:p>013</text:p>
          </table:table-cell>
          <table:table-cell table:style-name="ce254" office:value-type="string">
            <text:p>FNC_SOC_SPC_NAV_12_02</text:p>
          </table:table-cell>
          <table:table-cell table:style-name="ce257" table:formula="of:=IF(MID([.F45];6;1)&gt;MID([.F44];6;1);[.C44];[.C44]+1)" office:value-type="float" office:value="8">
            <text:p>008</text:p>
          </table:table-cell>
          <table:table-cell table:style-name="ce261" office:value-type="string">
            <text:p>Social\Page_Nav\Node\Create</text:p>
          </table:table-cell>
          <table:table-cell table:style-name="ce94" office:value-type="string">
            <text:p>Add new node with Name contains special characters</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6];6;1)&gt;MID([.F44];6;1);&quot;&quot;;MAX([.A$7:.A44])+1)" office:value-type="float" office:value="13">
            <text:p>013</text:p>
          </table:table-cell>
          <table:table-cell table:style-name="ce254" office:value-type="string">
            <text:p>FNC_SOC_SPC_NAV_12_02</text:p>
          </table:table-cell>
          <table:table-cell table:style-name="ce257" table:formula="of:=IF(MID([.F46];6;1)&gt;MID([.F45];6;1);[.C45];[.C45]+1)" office:value-type="float" office:value="8">
            <text:p>008</text:p>
          </table:table-cell>
          <table:table-cell table:style-name="ce261" office:value-type="string">
            <text:p>Social\Page_Nav\Node\Create</text:p>
          </table:table-cell>
          <table:table-cell table:style-name="ce269" office:value-type="string">
            <text:p>Add new node with Name contains special characters</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7];6;1)&gt;MID([.F45];6;1);&quot;&quot;;MAX([.A$7:.A45])+1)">
            <text:p/>
          </table:table-cell>
          <table:table-cell table:style-name="ce254" office:value-type="string">
            <text:p>FNC_SOC_SPC_NAV_12_02</text:p>
          </table:table-cell>
          <table:table-cell table:style-name="ce257" table:formula="of:=IF(MID([.F47];6;1)&gt;MID([.F46];6;1);[.C46];[.C46]+1)" office:value-type="float" office:value="8">
            <text:p>008</text:p>
          </table:table-cell>
          <table:table-cell table:style-name="ce261" office:value-type="string">
            <text:p>Social\Page_Nav\Node\Create</text:p>
          </table:table-cell>
          <table:table-cell table:style-name="ce269" office:value-type="string">
            <text:p>Add new node with Name contains special characters</text:p>
          </table:table-cell>
          <table:table-cell table:style-name="ce281" office:value-type="string">
            <text:p>Step 3: Add new node</text:p>
          </table:table-cell>
          <table:table-cell table:style-name="ce282" office:value-type="string">
            <text:p>- Input value for Node Name contains special characters ( !@#$%^and*()&lt;&gt;?) or space</text:p>
            <text:p>- Input values for others</text:p>
            <text:p>- Click Save</text:p>
          </table:table-cell>
          <table:table-cell table:style-name="ce281" office:value-type="string">
            <text:p>Show message alerts there're some invalid characters in Node nam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48];6;1)&gt;MID([.F46];6;1);&quot;&quot;;MAX([.A$7:.A46])+1)" office:value-type="float" office:value="14">
            <text:p>014</text:p>
          </table:table-cell>
          <table:table-cell table:style-name="ce254" office:value-type="string">
            <text:p>FNC_SOC_SPC_NAV_12_02</text:p>
          </table:table-cell>
          <table:table-cell table:style-name="ce257" table:formula="of:=IF(MID([.F48];6;1)&gt;MID([.F47];6;1);[.C47];[.C47]+1)" office:value-type="float" office:value="9">
            <text:p>009</text:p>
          </table:table-cell>
          <table:table-cell table:style-name="ce261" office:value-type="string">
            <text:p>Social\Page_Nav\Node\Create</text:p>
          </table:table-cell>
          <table:table-cell table:style-name="ce94" office:value-type="string">
            <text:p>Add new node with Name less than 3 or over 30 characters</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9];6;1)&gt;MID([.F47];6;1);&quot;&quot;;MAX([.A$7:.A47])+1)" office:value-type="float" office:value="14">
            <text:p>014</text:p>
          </table:table-cell>
          <table:table-cell table:style-name="ce254" office:value-type="string">
            <text:p>FNC_SOC_SPC_NAV_12_02</text:p>
          </table:table-cell>
          <table:table-cell table:style-name="ce257" table:formula="of:=IF(MID([.F49];6;1)&gt;MID([.F48];6;1);[.C48];[.C48]+1)" office:value-type="float" office:value="9">
            <text:p>009</text:p>
          </table:table-cell>
          <table:table-cell table:style-name="ce261" office:value-type="string">
            <text:p>Social\Page_Nav\Node\Create</text:p>
          </table:table-cell>
          <table:table-cell table:style-name="ce269" office:value-type="string">
            <text:p>Add new node with Name less than 3 or over 30 characters</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50];6;1)&gt;MID([.F48];6;1);&quot;&quot;;MAX([.A$7:.A48])+1)">
            <text:p/>
          </table:table-cell>
          <table:table-cell table:style-name="ce254" office:value-type="string">
            <text:p>FNC_SOC_SPC_NAV_12_02</text:p>
          </table:table-cell>
          <table:table-cell table:style-name="ce257" table:formula="of:=IF(MID([.F50];6;1)&gt;MID([.F49];6;1);[.C49];[.C49]+1)" office:value-type="float" office:value="9">
            <text:p>009</text:p>
          </table:table-cell>
          <table:table-cell table:style-name="ce261" office:value-type="string">
            <text:p>Social\Page_Nav\Node\Create</text:p>
          </table:table-cell>
          <table:table-cell table:style-name="ce269" office:value-type="string">
            <text:p>Add new node with Name less than 3 or over 30 characters</text:p>
          </table:table-cell>
          <table:table-cell table:style-name="ce281" office:value-type="string">
            <text:p>Step 3: Add new node</text:p>
          </table:table-cell>
          <table:table-cell table:style-name="ce282" office:value-type="string">
            <text:p>- Input <text:span text:style-name="T1">Node Name</text:span><text:span text:style-name="T12"> with value less than 3 </text:span><text:span text:style-name="T12">or over 30 characters </text:span></text:p>
            <text:p>- Input values for others</text:p>
            <text:p>- Click <text:span text:style-name="T1">Save</text:span></text:p>
          </table:table-cell>
          <table:table-cell table:style-name="ce281" office:value-type="string">
            <text:p>Show message alerts Node name must over 3 and less than 30 characters</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51];6;1)&gt;MID([.F49];6;1);&quot;&quot;;MAX([.A$7:.A49])+1)" office:value-type="float" office:value="15">
            <text:p>015</text:p>
          </table:table-cell>
          <table:table-cell table:style-name="ce254" office:value-type="string">
            <text:p>FNC_SOC_SPC_NAV_12_02</text:p>
          </table:table-cell>
          <table:table-cell table:style-name="ce257" table:formula="of:=IF(MID([.F51];6;1)&gt;MID([.F50];6;1);[.C50];[.C50]+1)" office:value-type="float" office:value="10">
            <text:p>010</text:p>
          </table:table-cell>
          <table:table-cell table:style-name="ce261" office:value-type="string">
            <text:p>Social\Page_Nav\Node\Create</text:p>
          </table:table-cell>
          <table:table-cell table:style-name="ce94" office:value-type="string">
            <text:p>Add new node with Name is the same with existing one in the same level in 1 navigation</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52];6;1)&gt;MID([.F50];6;1);&quot;&quot;;MAX([.A$7:.A50])+1)" office:value-type="float" office:value="15">
            <text:p>015</text:p>
          </table:table-cell>
          <table:table-cell table:style-name="ce254" office:value-type="string">
            <text:p>FNC_SOC_SPC_NAV_12_02</text:p>
          </table:table-cell>
          <table:table-cell table:style-name="ce257" table:formula="of:=IF(MID([.F52];6;1)&gt;MID([.F51];6;1);[.C51];[.C51]+1)" office:value-type="float" office:value="10">
            <text:p>010</text:p>
          </table:table-cell>
          <table:table-cell table:style-name="ce261" office:value-type="string">
            <text:p>Social\Page_Nav\Node\Create</text:p>
          </table:table-cell>
          <table:table-cell table:style-name="ce269" office:value-type="string">
            <text:p>Add new node with Name is the same with existing one in the same level in 1 navigation</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53];6;1)&gt;MID([.F51];6;1);&quot;&quot;;MAX([.A$7:.A51])+1)">
            <text:p/>
          </table:table-cell>
          <table:table-cell table:style-name="ce254" office:value-type="string">
            <text:p>FNC_SOC_SPC_NAV_12_02</text:p>
          </table:table-cell>
          <table:table-cell table:style-name="ce257" table:formula="of:=IF(MID([.F53];6;1)&gt;MID([.F52];6;1);[.C52];[.C52]+1)" office:value-type="float" office:value="10">
            <text:p>010</text:p>
          </table:table-cell>
          <table:table-cell table:style-name="ce261" office:value-type="string">
            <text:p>Social\Page_Nav\Node\Create</text:p>
          </table:table-cell>
          <table:table-cell table:style-name="ce269" office:value-type="string">
            <text:p>Add new node with Name is the same with existing one in the same level in 1 navigation</text:p>
          </table:table-cell>
          <table:table-cell table:style-name="ce281" office:value-type="string">
            <text:p>Step 3: Add new node</text:p>
          </table:table-cell>
          <table:table-cell table:style-name="ce282" office:value-type="string">
            <text:p>Create new node with valid value</text:p>
          </table:table-cell>
          <table:table-cell table:style-name="ce281" office:value-type="string">
            <text:p>Create node successfully</text:p>
          </table:table-cell>
          <table:table-cell table:style-name="ce270" office:value-type="string">
            <text:p>Medium</text:p>
          </table:table-cell>
          <table:table-cell table:style-name="ce99"/>
          <table:table-cell table:style-name="ce247" table:number-columns-repeated="246"/>
        </table:table-row>
        <table:table-row table:style-name="ro32">
          <table:table-cell table:style-name="ce251" table:formula="of:=IF(MID([.F54];6;1)&gt;MID([.F52];6;1);&quot;&quot;;MAX([.A$7:.A52])+1)">
            <text:p/>
          </table:table-cell>
          <table:table-cell table:style-name="ce254" office:value-type="string">
            <text:p>FNC_SOC_SPC_NAV_12_02</text:p>
          </table:table-cell>
          <table:table-cell table:style-name="ce257" table:formula="of:=IF(MID([.F54];6;1)&gt;MID([.F53];6;1);[.C53];[.C53]+1)" office:value-type="float" office:value="10">
            <text:p>010</text:p>
          </table:table-cell>
          <table:table-cell table:style-name="ce261" office:value-type="string">
            <text:p>Social\Page_Nav\Node\Create</text:p>
          </table:table-cell>
          <table:table-cell table:style-name="ce269" office:value-type="string">
            <text:p>Add new node with Name is the same with existing one in the same level in 1 navigation</text:p>
          </table:table-cell>
          <table:table-cell table:style-name="ce281" office:value-type="string">
            <text:p>Step 4: Add same name node</text:p>
          </table:table-cell>
          <table:table-cell table:style-name="ce282" office:value-type="string">
            <text:p>- Right click on parent node at step 2 and select Add new node or click on <text:span text:style-name="T1">Add new </text:span><text:span text:style-name="T1">node </text:span><text:span text:style-name="T12">button if node has created, is the </text:span><text:span text:style-name="T12">first level</text:span></text:p>
            <text:p>- Create new node with Name is the same with created node at step 3</text:p>
            <text:p>- Click <text:span text:style-name="T1">Save</text:span></text:p>
          </table:table-cell>
          <table:table-cell table:style-name="ce281" office:value-type="string">
            <text:p>Show message this node name already exists, user can not create new same name one</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55];6;1)&gt;MID([.F53];6;1);&quot;&quot;;MAX([.A$7:.A53])+1)" office:value-type="float" office:value="16">
            <text:p>016</text:p>
          </table:table-cell>
          <table:table-cell table:style-name="ce254" office:value-type="string">
            <text:p>FNC_SOC_SPC_NAV_12_02</text:p>
          </table:table-cell>
          <table:table-cell table:style-name="ce257" table:formula="of:=IF(MID([.F55];6;1)&gt;MID([.F54];6;1);[.C54];[.C54]+1)" office:value-type="float" office:value="11">
            <text:p>011</text:p>
          </table:table-cell>
          <table:table-cell table:style-name="ce261" office:value-type="string">
            <text:p>Social\Page_Nav\Node\Create</text:p>
          </table:table-cell>
          <table:table-cell table:style-name="ce94" office:value-type="string">
            <text:p>Add new node with Name is the same with existing one but in the different level in 1 navigation</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56];6;1)&gt;MID([.F54];6;1);&quot;&quot;;MAX([.A$7:.A54])+1)" office:value-type="float" office:value="16">
            <text:p>016</text:p>
          </table:table-cell>
          <table:table-cell table:style-name="ce254" office:value-type="string">
            <text:p>FNC_SOC_SPC_NAV_12_02</text:p>
          </table:table-cell>
          <table:table-cell table:style-name="ce257" table:formula="of:=IF(MID([.F56];6;1)&gt;MID([.F55];6;1);[.C55];[.C55]+1)" office:value-type="float" office:value="11">
            <text:p>011</text:p>
          </table:table-cell>
          <table:table-cell table:style-name="ce261" office:value-type="string">
            <text:p>Social\Page_Nav\Node\Create</text:p>
          </table:table-cell>
          <table:table-cell table:style-name="ce269" office:value-type="string">
            <text:p>Add new node with Name is the same with existing one but in the different level in 1 navigation</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57];6;1)&gt;MID([.F55];6;1);&quot;&quot;;MAX([.A$7:.A55])+1)">
            <text:p/>
          </table:table-cell>
          <table:table-cell table:style-name="ce254" office:value-type="string">
            <text:p>FNC_SOC_SPC_NAV_12_02</text:p>
          </table:table-cell>
          <table:table-cell table:style-name="ce257" table:formula="of:=IF(MID([.F57];6;1)&gt;MID([.F56];6;1);[.C56];[.C56]+1)" office:value-type="float" office:value="11">
            <text:p>011</text:p>
          </table:table-cell>
          <table:table-cell table:style-name="ce261" office:value-type="string">
            <text:p>Social\Page_Nav\Node\Create</text:p>
          </table:table-cell>
          <table:table-cell table:style-name="ce269" office:value-type="string">
            <text:p>Add new node with Name is the same with existing one but in the different level in 1 navigation</text:p>
          </table:table-cell>
          <table:table-cell table:style-name="ce281" office:value-type="string">
            <text:p>Step 3: Add new node</text:p>
          </table:table-cell>
          <table:table-cell table:style-name="ce282" office:value-type="string">
            <text:p>Create new node with valid value</text:p>
          </table:table-cell>
          <table:table-cell table:style-name="ce281" office:value-type="string">
            <text:p>Create node successfully</text:p>
          </table:table-cell>
          <table:table-cell table:style-name="ce270" office:value-type="string">
            <text:p>Medium</text:p>
          </table:table-cell>
          <table:table-cell table:style-name="ce99"/>
          <table:table-cell table:style-name="ce247" table:number-columns-repeated="246"/>
        </table:table-row>
        <table:table-row table:style-name="ro31">
          <table:table-cell table:style-name="ce251" table:formula="of:=IF(MID([.F58];6;1)&gt;MID([.F56];6;1);&quot;&quot;;MAX([.A$7:.A56])+1)">
            <text:p/>
          </table:table-cell>
          <table:table-cell table:style-name="ce254" office:value-type="string">
            <text:p>FNC_SOC_SPC_NAV_12_02</text:p>
          </table:table-cell>
          <table:table-cell table:style-name="ce257" table:formula="of:=IF(MID([.F58];6;1)&gt;MID([.F57];6;1);[.C57];[.C57]+1)" office:value-type="float" office:value="11">
            <text:p>011</text:p>
          </table:table-cell>
          <table:table-cell table:style-name="ce261" office:value-type="string">
            <text:p>Social\Page_Nav\Node\Create</text:p>
          </table:table-cell>
          <table:table-cell table:style-name="ce269" office:value-type="string">
            <text:p>Add new node with Name is the same with existing one but in the different level in 1 navigation</text:p>
          </table:table-cell>
          <table:table-cell table:style-name="ce281" office:value-type="string">
            <text:p>Step 4: Add same name node</text:p>
          </table:table-cell>
          <table:table-cell table:style-name="ce282" office:value-type="string">
            <text:p>- Right click on another parent node and select Add new node</text:p>
            <text:p>- Create new node with Name is the same with created node at step 3</text:p>
            <text:p>- Click <text:span text:style-name="T1">Save</text:span></text:p>
          </table:table-cell>
          <table:table-cell table:style-name="ce281" office:value-type="string">
            <text:p>Create node successfully</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59];6;1)&gt;MID([.F57];6;1);&quot;&quot;;MAX([.A$7:.A57])+1)" office:value-type="float" office:value="17">
            <text:p>017</text:p>
          </table:table-cell>
          <table:table-cell table:style-name="ce254" office:value-type="string">
            <text:p>FNC_SOC_SPC_NAV_12_02</text:p>
          </table:table-cell>
          <table:table-cell table:style-name="ce257" table:formula="of:=IF(MID([.F59];6;1)&gt;MID([.F58];6;1);[.C58];[.C58]+1)" office:value-type="float" office:value="12">
            <text:p>012</text:p>
          </table:table-cell>
          <table:table-cell table:style-name="ce261" office:value-type="string">
            <text:p>Social\Page_Nav\Node\Create</text:p>
          </table:table-cell>
          <table:table-cell table:style-name="ce94" office:value-type="string">
            <text:p>Add new node with blank Label</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60];6;1)&gt;MID([.F58];6;1);&quot;&quot;;MAX([.A$7:.A58])+1)" office:value-type="float" office:value="17">
            <text:p>017</text:p>
          </table:table-cell>
          <table:table-cell table:style-name="ce254" office:value-type="string">
            <text:p>FNC_SOC_SPC_NAV_12_02</text:p>
          </table:table-cell>
          <table:table-cell table:style-name="ce257" table:formula="of:=IF(MID([.F60];6;1)&gt;MID([.F59];6;1);[.C59];[.C59]+1)" office:value-type="float" office:value="12">
            <text:p>012</text:p>
          </table:table-cell>
          <table:table-cell table:style-name="ce261" office:value-type="string">
            <text:p>Social\Page_Nav\Node\Create</text:p>
          </table:table-cell>
          <table:table-cell table:style-name="ce269" office:value-type="string">
            <text:p>Add new node with blank Label</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61];6;1)&gt;MID([.F59];6;1);&quot;&quot;;MAX([.A$7:.A59])+1)">
            <text:p/>
          </table:table-cell>
          <table:table-cell table:style-name="ce254" office:value-type="string">
            <text:p>FNC_SOC_SPC_NAV_12_02</text:p>
          </table:table-cell>
          <table:table-cell table:style-name="ce257" table:formula="of:=IF(MID([.F61];6;1)&gt;MID([.F60];6;1);[.C60];[.C60]+1)" office:value-type="float" office:value="12">
            <text:p>012</text:p>
          </table:table-cell>
          <table:table-cell table:style-name="ce261" office:value-type="string">
            <text:p>Social\Page_Nav\Node\Create</text:p>
          </table:table-cell>
          <table:table-cell table:style-name="ce269" office:value-type="string">
            <text:p>Add new node with blank Label</text:p>
          </table:table-cell>
          <table:table-cell table:style-name="ce281" office:value-type="string">
            <text:p>Step 3: Add new node</text:p>
          </table:table-cell>
          <table:table-cell table:style-name="ce282" office:value-type="string">
            <text:p>- Input valid Node Name</text:p>
            <text:p>- Leave Label blank</text:p>
            <text:p>- Click <text:span text:style-name="T1">Save</text:span></text:p>
          </table:table-cell>
          <table:table-cell table:style-name="ce281" office:value-type="string">
            <text:p>- Create node successfully</text:p>
            <text:p>- Added node is displayed with node nam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62];6;1)&gt;MID([.F60];6;1);&quot;&quot;;MAX([.A$7:.A60])+1)">
            <text:p/>
          </table:table-cell>
          <table:table-cell table:style-name="ce254" office:value-type="string">
            <text:p>FNC_SOC_SPC_NAV_12_02</text:p>
          </table:table-cell>
          <table:table-cell table:style-name="ce257" table:formula="of:=IF(MID([.F62];6;1)&gt;MID([.F61];6;1);[.C61];[.C61]+1)" office:value-type="float" office:value="12">
            <text:p>012</text:p>
          </table:table-cell>
          <table:table-cell table:style-name="ce261" office:value-type="string">
            <text:p>Social\Page_Nav\Node\Create</text:p>
          </table:table-cell>
          <table:table-cell table:style-name="ce269" office:value-type="string">
            <text:p>Add new node with blank Label</text:p>
          </table:table-cell>
          <table:table-cell table:style-name="ce281" office:value-type="string">
            <text:p>Step 4: Check after created new blank label node</text:p>
          </table:table-cell>
          <table:table-cell table:style-name="ce282" office:value-type="string">
            <text:p>Right click on new added node and select <text:span text:style-name="T1">Edit node</text:span></text:p>
          </table:table-cell>
          <table:table-cell table:style-name="ce281" office:value-type="string">
            <text:p>Current information of selected node is shown in edit node form: Label is not blank as node was created, value in Label is Node Nam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63];6;1)&gt;MID([.F61];6;1);&quot;&quot;;MAX([.A$7:.A61])+1)" office:value-type="float" office:value="18">
            <text:p>018</text:p>
          </table:table-cell>
          <table:table-cell table:style-name="ce254" office:value-type="string">
            <text:p>FNC_SOC_SPC_NAV_12_02</text:p>
          </table:table-cell>
          <table:table-cell table:style-name="ce257" table:formula="of:=IF(MID([.F63];6;1)&gt;MID([.F62];6;1);[.C62];[.C62]+1)" office:value-type="float" office:value="13">
            <text:p>013</text:p>
          </table:table-cell>
          <table:table-cell table:style-name="ce261" office:value-type="string">
            <text:p>Social\Page_Nav\Node\Create</text:p>
          </table:table-cell>
          <table:table-cell table:style-name="ce94" office:value-type="string">
            <text:p>Add new node with Label less than 3 or over 120 characters</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64];6;1)&gt;MID([.F62];6;1);&quot;&quot;;MAX([.A$7:.A62])+1)" office:value-type="float" office:value="18">
            <text:p>018</text:p>
          </table:table-cell>
          <table:table-cell table:style-name="ce254" office:value-type="string">
            <text:p>FNC_SOC_SPC_NAV_12_02</text:p>
          </table:table-cell>
          <table:table-cell table:style-name="ce257" table:formula="of:=IF(MID([.F64];6;1)&gt;MID([.F63];6;1);[.C63];[.C63]+1)" office:value-type="float" office:value="13">
            <text:p>013</text:p>
          </table:table-cell>
          <table:table-cell table:style-name="ce261" office:value-type="string">
            <text:p>Social\Page_Nav\Node\Create</text:p>
          </table:table-cell>
          <table:table-cell table:style-name="ce269" office:value-type="string">
            <text:p>Add new node with Label less than 3 or over 120 characters</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65];6;1)&gt;MID([.F63];6;1);&quot;&quot;;MAX([.A$7:.A63])+1)">
            <text:p/>
          </table:table-cell>
          <table:table-cell table:style-name="ce254" office:value-type="string">
            <text:p>FNC_SOC_SPC_NAV_12_02</text:p>
          </table:table-cell>
          <table:table-cell table:style-name="ce257" table:formula="of:=IF(MID([.F65];6;1)&gt;MID([.F64];6;1);[.C64];[.C64]+1)" office:value-type="float" office:value="13">
            <text:p>013</text:p>
          </table:table-cell>
          <table:table-cell table:style-name="ce261" office:value-type="string">
            <text:p>Social\Page_Nav\Node\Create</text:p>
          </table:table-cell>
          <table:table-cell table:style-name="ce269" office:value-type="string">
            <text:p>Add new node with Label less than 3 or over 120 characters</text:p>
          </table:table-cell>
          <table:table-cell table:style-name="ce281" office:value-type="string">
            <text:p>Step 3: Add new node</text:p>
          </table:table-cell>
          <table:table-cell table:style-name="ce282" office:value-type="string">
            <text:p>- Input valid Node Name</text:p>
            <text:p>- Input value for Label less than 3 or over 120 characters</text:p>
            <text:p>- Click <text:span text:style-name="T1">Save</text:span></text:p>
          </table:table-cell>
          <table:table-cell table:style-name="ce281" office:value-type="string">
            <text:p>Show message alerts Label must have length from "3" to "120" characters.</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66];6;1)&gt;MID([.F64];6;1);&quot;&quot;;MAX([.A$7:.A64])+1)" office:value-type="float" office:value="19">
            <text:p>019</text:p>
          </table:table-cell>
          <table:table-cell table:style-name="ce254" office:value-type="string">
            <text:p>FNC_SOC_SPC_NAV_12_02</text:p>
          </table:table-cell>
          <table:table-cell table:style-name="ce257" table:formula="of:=IF(MID([.F66];6;1)&gt;MID([.F65];6;1);[.C65];[.C65]+1)" office:value-type="float" office:value="14">
            <text:p>014</text:p>
          </table:table-cell>
          <table:table-cell table:style-name="ce261" office:value-type="string">
            <text:p>Social\Page_Nav\Node\Create</text:p>
          </table:table-cell>
          <table:table-cell table:style-name="ce94" office:value-type="string">
            <text:p>Add new node with no Visible or Publication date time options</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67];6;1)&gt;MID([.F65];6;1);&quot;&quot;;MAX([.A$7:.A65])+1)" office:value-type="float" office:value="19">
            <text:p>019</text:p>
          </table:table-cell>
          <table:table-cell table:style-name="ce254" office:value-type="string">
            <text:p>FNC_SOC_SPC_NAV_12_02</text:p>
          </table:table-cell>
          <table:table-cell table:style-name="ce257" table:formula="of:=IF(MID([.F67];6;1)&gt;MID([.F66];6;1);[.C66];[.C66]+1)" office:value-type="float" office:value="14">
            <text:p>014</text:p>
          </table:table-cell>
          <table:table-cell table:style-name="ce261" office:value-type="string">
            <text:p>Social\Page_Nav\Node\Create</text:p>
          </table:table-cell>
          <table:table-cell table:style-name="ce269" office:value-type="string">
            <text:p>Add new node with no Visible or Publication date time options</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68];6;1)&gt;MID([.F66];6;1);&quot;&quot;;MAX([.A$7:.A66])+1)">
            <text:p/>
          </table:table-cell>
          <table:table-cell table:style-name="ce254" office:value-type="string">
            <text:p>FNC_SOC_SPC_NAV_12_02</text:p>
          </table:table-cell>
          <table:table-cell table:style-name="ce257" table:formula="of:=IF(MID([.F68];6;1)&gt;MID([.F67];6;1);[.C67];[.C67]+1)" office:value-type="float" office:value="14">
            <text:p>014</text:p>
          </table:table-cell>
          <table:table-cell table:style-name="ce261" office:value-type="string">
            <text:p>Social\Page_Nav\Node\Create</text:p>
          </table:table-cell>
          <table:table-cell table:style-name="ce269" office:value-type="string">
            <text:p>Add new node with no Visible or Publication date time options</text:p>
          </table:table-cell>
          <table:table-cell table:style-name="ce281" office:value-type="string">
            <text:p>Step 3: Add new node</text:p>
          </table:table-cell>
          <table:table-cell table:style-name="ce282" office:value-type="string">
            <text:p>- Input valid values for required fields</text:p>
            <text:p>- Do not check Visible and Publication date time options</text:p>
            <text:p>- Choose a legal page for that node</text:p>
            <text:p>- Click Save</text:p>
          </table:table-cell>
          <table:table-cell table:style-name="ce281" office:value-type="string">
            <text:p>Create new node successfully, new added node is displayed in lis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69];6;1)&gt;MID([.F67];6;1);&quot;&quot;;MAX([.A$7:.A67])+1)">
            <text:p/>
          </table:table-cell>
          <table:table-cell table:style-name="ce254" office:value-type="string">
            <text:p>FNC_SOC_SPC_NAV_12_02</text:p>
          </table:table-cell>
          <table:table-cell table:style-name="ce257" table:formula="of:=IF(MID([.F69];6;1)&gt;MID([.F68];6;1);[.C68];[.C68]+1)" office:value-type="float" office:value="14">
            <text:p>014</text:p>
          </table:table-cell>
          <table:table-cell table:style-name="ce261" office:value-type="string">
            <text:p>Social\Page_Nav\Node\Create</text:p>
          </table:table-cell>
          <table:table-cell table:style-name="ce269" office:value-type="string">
            <text:p>Add new node with no Visible or Publication date time options</text:p>
          </table:table-cell>
          <table:table-cell table:style-name="ce281" office:value-type="string">
            <text:p>Step 4: Complete adding new node</text:p>
          </table:table-cell>
          <table:table-cell table:style-name="ce282" office:value-type="string">
            <text:p>Click <text:span text:style-name="T1">Save</text:span> button on navigation management</text:p>
          </table:table-cell>
          <table:table-cell table:style-name="ce281" office:value-type="string">
            <text:p>Edit Group Navigation form closed </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70];6;1)&gt;MID([.F68];6;1);&quot;&quot;;MAX([.A$7:.A68])+1)">
            <text:p/>
          </table:table-cell>
          <table:table-cell table:style-name="ce254" office:value-type="string">
            <text:p>FNC_SOC_SPC_NAV_12_02</text:p>
          </table:table-cell>
          <table:table-cell table:style-name="ce257" table:formula="of:=IF(MID([.F70];6;1)&gt;MID([.F69];6;1);[.C69];[.C69]+1)" office:value-type="float" office:value="14">
            <text:p>014</text:p>
          </table:table-cell>
          <table:table-cell table:style-name="ce261" office:value-type="string">
            <text:p>Social\Page_Nav\Node\Create</text:p>
          </table:table-cell>
          <table:table-cell table:style-name="ce269" office:value-type="string">
            <text:p>Add new node with no Visible or Publication date time options</text:p>
          </table:table-cell>
          <table:table-cell table:style-name="ce281" office:value-type="string">
            <text:p>Step 5: Check showing node after being created without any option to view</text:p>
          </table:table-cell>
          <table:table-cell table:style-name="ce282" office:value-type="string">
            <text:p>Find new added node in the group navigation from group link</text:p>
          </table:table-cell>
          <table:table-cell table:style-name="ce281" office:value-type="string">
            <text:p>New added node is not visible for anyone from group navigation menu</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71];6;1)&gt;MID([.F69];6;1);&quot;&quot;;MAX([.A$7:.A69])+1)" office:value-type="float" office:value="20">
            <text:p>020</text:p>
          </table:table-cell>
          <table:table-cell table:style-name="ce254" office:value-type="string">
            <text:p>FNC_SOC_SPC_NAV_12_02</text:p>
          </table:table-cell>
          <table:table-cell table:style-name="ce257" table:formula="of:=IF(MID([.F71];6;1)&gt;MID([.F70];6;1);[.C70];[.C70]+1)" office:value-type="float" office:value="15">
            <text:p>015</text:p>
          </table:table-cell>
          <table:table-cell table:style-name="ce261" office:value-type="string">
            <text:p>Social\Page_Nav\Node\Create</text:p>
          </table:table-cell>
          <table:table-cell table:style-name="ce94" office:value-type="string">
            <text:p>Add new node with Visible but no Publication date time option</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72];6;1)&gt;MID([.F70];6;1);&quot;&quot;;MAX([.A$7:.A70])+1)" office:value-type="float" office:value="20">
            <text:p>020</text:p>
          </table:table-cell>
          <table:table-cell table:style-name="ce254" office:value-type="string">
            <text:p>FNC_SOC_SPC_NAV_12_02</text:p>
          </table:table-cell>
          <table:table-cell table:style-name="ce257" table:formula="of:=IF(MID([.F72];6;1)&gt;MID([.F71];6;1);[.C71];[.C71]+1)" office:value-type="float" office:value="15">
            <text:p>015</text:p>
          </table:table-cell>
          <table:table-cell table:style-name="ce261" office:value-type="string">
            <text:p>Social\Page_Nav\Node\Create</text:p>
          </table:table-cell>
          <table:table-cell table:style-name="ce269" office:value-type="string">
            <text:p>Add new node with Visible but no Publication date time option</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73];6;1)&gt;MID([.F71];6;1);&quot;&quot;;MAX([.A$7:.A71])+1)">
            <text:p/>
          </table:table-cell>
          <table:table-cell table:style-name="ce254" office:value-type="string">
            <text:p>FNC_SOC_SPC_NAV_12_02</text:p>
          </table:table-cell>
          <table:table-cell table:style-name="ce257" table:formula="of:=IF(MID([.F73];6;1)&gt;MID([.F72];6;1);[.C72];[.C72]+1)" office:value-type="float" office:value="15">
            <text:p>015</text:p>
          </table:table-cell>
          <table:table-cell table:style-name="ce261" office:value-type="string">
            <text:p>Social\Page_Nav\Node\Create</text:p>
          </table:table-cell>
          <table:table-cell table:style-name="ce269" office:value-type="string">
            <text:p>Add new node with Visible but no Publication date time option</text:p>
          </table:table-cell>
          <table:table-cell table:style-name="ce281" office:value-type="string">
            <text:p>Step 3: Add new node</text:p>
          </table:table-cell>
          <table:table-cell table:style-name="ce282" office:value-type="string">
            <text:p>- Input valid values for required fields</text:p>
            <text:p>- Check Visible option</text:p>
            <text:p>- Do not check Publication date time options</text:p>
            <text:p>- Choose a legal page for that node</text:p>
            <text:p>- Click Save</text:p>
          </table:table-cell>
          <table:table-cell table:style-name="ce281" office:value-type="string">
            <text:p>Create new node successfully, new added node is displayed in lis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74];6;1)&gt;MID([.F72];6;1);&quot;&quot;;MAX([.A$7:.A72])+1)">
            <text:p/>
          </table:table-cell>
          <table:table-cell table:style-name="ce254" office:value-type="string">
            <text:p>FNC_SOC_SPC_NAV_12_02</text:p>
          </table:table-cell>
          <table:table-cell table:style-name="ce257" table:formula="of:=IF(MID([.F74];6;1)&gt;MID([.F73];6;1);[.C73];[.C73]+1)" office:value-type="float" office:value="15">
            <text:p>015</text:p>
          </table:table-cell>
          <table:table-cell table:style-name="ce261" office:value-type="string">
            <text:p>Social\Page_Nav\Node\Create</text:p>
          </table:table-cell>
          <table:table-cell table:style-name="ce269" office:value-type="string">
            <text:p>Add new node with Visible but no Publication date time option</text:p>
          </table:table-cell>
          <table:table-cell table:style-name="ce281" office:value-type="string">
            <text:p>Step 4: Complete adding new node</text:p>
          </table:table-cell>
          <table:table-cell table:style-name="ce282" office:value-type="string">
            <text:p>Click <text:span text:style-name="T1">Save</text:span> button on navigation management</text:p>
          </table:table-cell>
          <table:table-cell table:style-name="ce281" office:value-type="string">
            <text:p>Edit Group Navigation form closed </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75];6;1)&gt;MID([.F73];6;1);&quot;&quot;;MAX([.A$7:.A73])+1)">
            <text:p/>
          </table:table-cell>
          <table:table-cell table:style-name="ce254" office:value-type="string">
            <text:p>FNC_SOC_SPC_NAV_12_02</text:p>
          </table:table-cell>
          <table:table-cell table:style-name="ce257" table:formula="of:=IF(MID([.F75];6;1)&gt;MID([.F74];6;1);[.C74];[.C74]+1)" office:value-type="float" office:value="15">
            <text:p>015</text:p>
          </table:table-cell>
          <table:table-cell table:style-name="ce261" office:value-type="string">
            <text:p>Social\Page_Nav\Node\Create</text:p>
          </table:table-cell>
          <table:table-cell table:style-name="ce269" office:value-type="string">
            <text:p>Add new node with Visible but no Publication date time option</text:p>
          </table:table-cell>
          <table:table-cell table:style-name="ce281" office:value-type="string">
            <text:p>Step 5: Check showing node after being created </text:p>
          </table:table-cell>
          <table:table-cell table:style-name="ce282" office:value-type="string">
            <text:p>Find new added node in the group navigation from group link</text:p>
          </table:table-cell>
          <table:table-cell table:style-name="ce281" office:value-type="string">
            <text:p>New added node is visible and ready to use at anytime for all user has access right</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76];6;1)&gt;MID([.F74];6;1);&quot;&quot;;MAX([.A$7:.A74])+1)" office:value-type="float" office:value="21">
            <text:p>021</text:p>
          </table:table-cell>
          <table:table-cell table:style-name="ce254" office:value-type="string">
            <text:p>FNC_SOC_SPC_NAV_12_02</text:p>
          </table:table-cell>
          <table:table-cell table:style-name="ce257" table:formula="of:=IF(MID([.F76];6;1)&gt;MID([.F75];6;1);[.C75];[.C75]+1)" office:value-type="float" office:value="16">
            <text:p>016</text:p>
          </table:table-cell>
          <table:table-cell table:style-name="ce261" office:value-type="string">
            <text:p>Social\Page_Nav\Node\Create</text:p>
          </table:table-cell>
          <table:table-cell table:style-name="ce94" office:value-type="string">
            <text:p>Add new node with Visible option and specific Publication date tim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77];6;1)&gt;MID([.F75];6;1);&quot;&quot;;MAX([.A$7:.A75])+1)" office:value-type="float" office:value="21">
            <text:p>021</text:p>
          </table:table-cell>
          <table:table-cell table:style-name="ce254" office:value-type="string">
            <text:p>FNC_SOC_SPC_NAV_12_02</text:p>
          </table:table-cell>
          <table:table-cell table:style-name="ce257" table:formula="of:=IF(MID([.F77];6;1)&gt;MID([.F76];6;1);[.C76];[.C76]+1)" office:value-type="float" office:value="16">
            <text:p>016</text:p>
          </table:table-cell>
          <table:table-cell table:style-name="ce261" office:value-type="string">
            <text:p>Social\Page_Nav\Node\Create</text:p>
          </table:table-cell>
          <table:table-cell table:style-name="ce269" office:value-type="string">
            <text:p>Add new node with Visible option and specific Publication date tim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78];6;1)&gt;MID([.F76];6;1);&quot;&quot;;MAX([.A$7:.A76])+1)">
            <text:p/>
          </table:table-cell>
          <table:table-cell table:style-name="ce254" office:value-type="string">
            <text:p>FNC_SOC_SPC_NAV_12_02</text:p>
          </table:table-cell>
          <table:table-cell table:style-name="ce257" table:formula="of:=IF(MID([.F78];6;1)&gt;MID([.F77];6;1);[.C77];[.C77]+1)" office:value-type="float" office:value="16">
            <text:p>016</text:p>
          </table:table-cell>
          <table:table-cell table:style-name="ce261" office:value-type="string">
            <text:p>Social\Page_Nav\Node\Create</text:p>
          </table:table-cell>
          <table:table-cell table:style-name="ce269" office:value-type="string">
            <text:p>Add new node with Visible option and specific Publication date time</text:p>
          </table:table-cell>
          <table:table-cell table:style-name="ce281" office:value-type="string">
            <text:p>Step 3: Add new node</text:p>
          </table:table-cell>
          <table:table-cell table:style-name="ce282"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281" office:value-type="string">
            <text:p>Create new node successfully, new added node is displayed in lis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79];6;1)&gt;MID([.F77];6;1);&quot;&quot;;MAX([.A$7:.A77])+1)">
            <text:p/>
          </table:table-cell>
          <table:table-cell table:style-name="ce254" office:value-type="string">
            <text:p>FNC_SOC_SPC_NAV_12_02</text:p>
          </table:table-cell>
          <table:table-cell table:style-name="ce257" table:formula="of:=IF(MID([.F79];6;1)&gt;MID([.F78];6;1);[.C78];[.C78]+1)" office:value-type="float" office:value="16">
            <text:p>016</text:p>
          </table:table-cell>
          <table:table-cell table:style-name="ce261" office:value-type="string">
            <text:p>Social\Page_Nav\Node\Create</text:p>
          </table:table-cell>
          <table:table-cell table:style-name="ce269" office:value-type="string">
            <text:p>Add new node with Visible option and specific Publication date time</text:p>
          </table:table-cell>
          <table:table-cell table:style-name="ce281" office:value-type="string">
            <text:p>Step 4: Complete adding new node</text:p>
          </table:table-cell>
          <table:table-cell table:style-name="ce282" office:value-type="string">
            <text:p>Click <text:span text:style-name="T1">Save</text:span> button on navigation management</text:p>
          </table:table-cell>
          <table:table-cell table:style-name="ce281" office:value-type="string">
            <text:p>Edit Group Navigation form closed </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80];6;1)&gt;MID([.F78];6;1);&quot;&quot;;MAX([.A$7:.A78])+1)">
            <text:p/>
          </table:table-cell>
          <table:table-cell table:style-name="ce254" office:value-type="string">
            <text:p>FNC_SOC_SPC_NAV_12_02</text:p>
          </table:table-cell>
          <table:table-cell table:style-name="ce257" table:formula="of:=IF(MID([.F80];6;1)&gt;MID([.F79];6;1);[.C79];[.C79]+1)" office:value-type="float" office:value="16">
            <text:p>016</text:p>
          </table:table-cell>
          <table:table-cell table:style-name="ce261" office:value-type="string">
            <text:p>Social\Page_Nav\Node\Create</text:p>
          </table:table-cell>
          <table:table-cell table:style-name="ce269" office:value-type="string">
            <text:p>Add new node with Visible option and specific Publication date time</text:p>
          </table:table-cell>
          <table:table-cell table:style-name="ce281" office:value-type="string">
            <text:p>Step 5: Check showing node after being created with two option to view</text:p>
          </table:table-cell>
          <table:table-cell table:style-name="ce282" office:value-type="string">
            <text:p>Find new added node in the group navigation from group link</text:p>
          </table:table-cell>
          <table:table-cell table:style-name="ce281" office:value-type="string">
            <text:p>New added node is visible in specific Publication date tim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81];6;1)&gt;MID([.F79];6;1);&quot;&quot;;MAX([.A$7:.A79])+1)" office:value-type="float" office:value="22">
            <text:p>022</text:p>
          </table:table-cell>
          <table:table-cell table:style-name="ce254" office:value-type="string">
            <text:p>FNC_SOC_SPC_NAV_12_02</text:p>
          </table:table-cell>
          <table:table-cell table:style-name="ce257" table:formula="of:=IF(MID([.F81];6;1)&gt;MID([.F80];6;1);[.C80];[.C80]+1)" office:value-type="float" office:value="17">
            <text:p>017</text:p>
          </table:table-cell>
          <table:table-cell table:style-name="ce261" office:value-type="string">
            <text:p>Social\Page_Nav\Node\Create</text:p>
          </table:table-cell>
          <table:table-cell table:style-name="ce94" office:value-type="string">
            <text:p>Add new node without Visible but has specific Publication date tim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82];6;1)&gt;MID([.F80];6;1);&quot;&quot;;MAX([.A$7:.A80])+1)" office:value-type="float" office:value="22">
            <text:p>022</text:p>
          </table:table-cell>
          <table:table-cell table:style-name="ce254" office:value-type="string">
            <text:p>FNC_SOC_SPC_NAV_12_02</text:p>
          </table:table-cell>
          <table:table-cell table:style-name="ce257" table:formula="of:=IF(MID([.F82];6;1)&gt;MID([.F81];6;1);[.C81];[.C81]+1)" office:value-type="float" office:value="17">
            <text:p>017</text:p>
          </table:table-cell>
          <table:table-cell table:style-name="ce261" office:value-type="string">
            <text:p>Social\Page_Nav\Node\Create</text:p>
          </table:table-cell>
          <table:table-cell table:style-name="ce269" office:value-type="string">
            <text:p>Add new node without Visible but has specific Publication date tim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83];6;1)&gt;MID([.F81];6;1);&quot;&quot;;MAX([.A$7:.A81])+1)">
            <text:p/>
          </table:table-cell>
          <table:table-cell table:style-name="ce254" office:value-type="string">
            <text:p>FNC_SOC_SPC_NAV_12_02</text:p>
          </table:table-cell>
          <table:table-cell table:style-name="ce257" table:formula="of:=IF(MID([.F83];6;1)&gt;MID([.F82];6;1);[.C82];[.C82]+1)" office:value-type="float" office:value="17">
            <text:p>017</text:p>
          </table:table-cell>
          <table:table-cell table:style-name="ce261" office:value-type="string">
            <text:p>Social\Page_Nav\Node\Create</text:p>
          </table:table-cell>
          <table:table-cell table:style-name="ce269" office:value-type="string">
            <text:p>Add new node without Visible but has specific Publication date time</text:p>
          </table:table-cell>
          <table:table-cell table:style-name="ce281" office:value-type="string">
            <text:p>Step 3: Add new node</text:p>
          </table:table-cell>
          <table:table-cell table:style-name="ce282"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281" office:value-type="string">
            <text:p>Create new node successfully, new added node is displayed in lis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84];6;1)&gt;MID([.F82];6;1);&quot;&quot;;MAX([.A$7:.A82])+1)">
            <text:p/>
          </table:table-cell>
          <table:table-cell table:style-name="ce254" office:value-type="string">
            <text:p>FNC_SOC_SPC_NAV_12_02</text:p>
          </table:table-cell>
          <table:table-cell table:style-name="ce257" table:formula="of:=IF(MID([.F84];6;1)&gt;MID([.F83];6;1);[.C83];[.C83]+1)" office:value-type="float" office:value="17">
            <text:p>017</text:p>
          </table:table-cell>
          <table:table-cell table:style-name="ce261" office:value-type="string">
            <text:p>Social\Page_Nav\Node\Create</text:p>
          </table:table-cell>
          <table:table-cell table:style-name="ce269" office:value-type="string">
            <text:p>Add new node without Visible but has specific Publication date time</text:p>
          </table:table-cell>
          <table:table-cell table:style-name="ce281" office:value-type="string">
            <text:p>Step 4: Complete adding new node</text:p>
          </table:table-cell>
          <table:table-cell table:style-name="ce282" office:value-type="string">
            <text:p>Click Save button on navigation management</text:p>
          </table:table-cell>
          <table:table-cell table:style-name="ce281" office:value-type="string">
            <text:p>Edit Group Navigation form closed </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85];6;1)&gt;MID([.F83];6;1);&quot;&quot;;MAX([.A$7:.A83])+1)">
            <text:p/>
          </table:table-cell>
          <table:table-cell table:style-name="ce254" office:value-type="string">
            <text:p>FNC_SOC_SPC_NAV_12_02</text:p>
          </table:table-cell>
          <table:table-cell table:style-name="ce257" table:formula="of:=IF(MID([.F85];6;1)&gt;MID([.F84];6;1);[.C84];[.C84]+1)" office:value-type="float" office:value="17">
            <text:p>017</text:p>
          </table:table-cell>
          <table:table-cell table:style-name="ce261" office:value-type="string">
            <text:p>Social\Page_Nav\Node\Create</text:p>
          </table:table-cell>
          <table:table-cell table:style-name="ce269" office:value-type="string">
            <text:p>Add new node without Visible but has specific Publication date time</text:p>
          </table:table-cell>
          <table:table-cell table:style-name="ce281" office:value-type="string">
            <text:p>Step 5: Check showing node after being created without visible option</text:p>
          </table:table-cell>
          <table:table-cell table:style-name="ce282" office:value-type="string">
            <text:p>Find new added node in the group navigation from group link</text:p>
          </table:table-cell>
          <table:table-cell table:style-name="ce281" office:value-type="string">
            <text:p>New added node is invisible for anyon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86];6;1)&gt;MID([.F84];6;1);&quot;&quot;;MAX([.A$7:.A84])+1)" office:value-type="float" office:value="23">
            <text:p>023</text:p>
          </table:table-cell>
          <table:table-cell table:style-name="ce254" office:value-type="string">
            <text:p>FNC_SOC_SPC_NAV_12_02</text:p>
          </table:table-cell>
          <table:table-cell table:style-name="ce257" table:formula="of:=IF(MID([.F86];6;1)&gt;MID([.F85];6;1);[.C85];[.C85]+1)" office:value-type="float" office:value="18">
            <text:p>018</text:p>
          </table:table-cell>
          <table:table-cell table:style-name="ce261" office:value-type="string">
            <text:p>Social\Page_Nav\Node\Create</text:p>
          </table:table-cell>
          <table:table-cell table:style-name="ce94" office:value-type="string">
            <text:p>Add new node with Publication date time option but no specific date time for Start/End</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87];6;1)&gt;MID([.F85];6;1);&quot;&quot;;MAX([.A$7:.A85])+1)" office:value-type="float" office:value="23">
            <text:p>023</text:p>
          </table:table-cell>
          <table:table-cell table:style-name="ce254" office:value-type="string">
            <text:p>FNC_SOC_SPC_NAV_12_02</text:p>
          </table:table-cell>
          <table:table-cell table:style-name="ce257" table:formula="of:=IF(MID([.F87];6;1)&gt;MID([.F86];6;1);[.C86];[.C86]+1)" office:value-type="float" office:value="18">
            <text:p>018</text:p>
          </table:table-cell>
          <table:table-cell table:style-name="ce261" office:value-type="string">
            <text:p>Social\Page_Nav\Node\Create</text:p>
          </table:table-cell>
          <table:table-cell table:style-name="ce269" office:value-type="string">
            <text:p>Add new node with Publication date time option but no specific date time for Start/End</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88];6;1)&gt;MID([.F86];6;1);&quot;&quot;;MAX([.A$7:.A86])+1)">
            <text:p/>
          </table:table-cell>
          <table:table-cell table:style-name="ce254" office:value-type="string">
            <text:p>FNC_SOC_SPC_NAV_12_02</text:p>
          </table:table-cell>
          <table:table-cell table:style-name="ce257" table:formula="of:=IF(MID([.F88];6;1)&gt;MID([.F87];6;1);[.C87];[.C87]+1)" office:value-type="float" office:value="18">
            <text:p>018</text:p>
          </table:table-cell>
          <table:table-cell table:style-name="ce261" office:value-type="string">
            <text:p>Social\Page_Nav\Node\Create</text:p>
          </table:table-cell>
          <table:table-cell table:style-name="ce269" office:value-type="string">
            <text:p>Add new node with Publication date time option but no specific date time for Start/End</text:p>
          </table:table-cell>
          <table:table-cell table:style-name="ce281" office:value-type="string">
            <text:p>Step 3: Add new node</text:p>
          </table:table-cell>
          <table:table-cell table:style-name="ce282"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281" office:value-type="string">
            <text:p>Show message alerts you have to choose date time for Start and End to public added nod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89];6;1)&gt;MID([.F87];6;1);&quot;&quot;;MAX([.A$7:.A87])+1)" office:value-type="float" office:value="24">
            <text:p>024</text:p>
          </table:table-cell>
          <table:table-cell table:style-name="ce254" office:value-type="string">
            <text:p>FNC_SOC_SPC_NAV_12_02</text:p>
          </table:table-cell>
          <table:table-cell table:style-name="ce257" table:formula="of:=IF(MID([.F89];6;1)&gt;MID([.F88];6;1);[.C88];[.C88]+1)" office:value-type="float" office:value="19">
            <text:p>019</text:p>
          </table:table-cell>
          <table:table-cell table:style-name="ce261" office:value-type="string">
            <text:p>Social\Page_Nav\Node\Create</text:p>
          </table:table-cell>
          <table:table-cell table:style-name="ce94" office:value-type="string">
            <text:p>Add new node with Publication date time option but Start after End date tim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90];6;1)&gt;MID([.F88];6;1);&quot;&quot;;MAX([.A$7:.A88])+1)" office:value-type="float" office:value="24">
            <text:p>024</text:p>
          </table:table-cell>
          <table:table-cell table:style-name="ce254" office:value-type="string">
            <text:p>FNC_SOC_SPC_NAV_12_02</text:p>
          </table:table-cell>
          <table:table-cell table:style-name="ce257" table:formula="of:=IF(MID([.F90];6;1)&gt;MID([.F89];6;1);[.C89];[.C89]+1)" office:value-type="float" office:value="19">
            <text:p>019</text:p>
          </table:table-cell>
          <table:table-cell table:style-name="ce261" office:value-type="string">
            <text:p>Social\Page_Nav\Node\Create</text:p>
          </table:table-cell>
          <table:table-cell table:style-name="ce269" office:value-type="string">
            <text:p>Add new node with Publication date time option but Start after End date tim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91];6;1)&gt;MID([.F89];6;1);&quot;&quot;;MAX([.A$7:.A89])+1)">
            <text:p/>
          </table:table-cell>
          <table:table-cell table:style-name="ce254" office:value-type="string">
            <text:p>FNC_SOC_SPC_NAV_12_02</text:p>
          </table:table-cell>
          <table:table-cell table:style-name="ce257" table:formula="of:=IF(MID([.F91];6;1)&gt;MID([.F90];6;1);[.C90];[.C90]+1)" office:value-type="float" office:value="19">
            <text:p>019</text:p>
          </table:table-cell>
          <table:table-cell table:style-name="ce261" office:value-type="string">
            <text:p>Social\Page_Nav\Node\Create</text:p>
          </table:table-cell>
          <table:table-cell table:style-name="ce269" office:value-type="string">
            <text:p>Add new node with Publication date time option but Start after End date time</text:p>
          </table:table-cell>
          <table:table-cell table:style-name="ce281" office:value-type="string">
            <text:p>Step 3: Add new node</text:p>
          </table:table-cell>
          <table:table-cell table:style-name="ce282" office:value-type="string">
            <text:p>- Input valid values for required fields</text:p>
            <text:p>- Check Publication date time options</text:p>
            <text:p>- Choose Start and End date time (Start &gt; End)</text:p>
            <text:p>- Click Save</text:p>
          </table:table-cell>
          <table:table-cell table:style-name="ce281" office:value-type="string">
            <text:p>Show message alerts The end date must be after the start date. </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92];6;1)&gt;MID([.F90];6;1);&quot;&quot;;MAX([.A$7:.A90])+1)" office:value-type="float" office:value="25">
            <text:p>025</text:p>
          </table:table-cell>
          <table:table-cell table:style-name="ce254" office:value-type="string">
            <text:p>FNC_SOC_SPC_NAV_12_02</text:p>
          </table:table-cell>
          <table:table-cell table:style-name="ce257" table:formula="of:=IF(MID([.F92];6;1)&gt;MID([.F91];6;1);[.C91];[.C91]+1)" office:value-type="float" office:value="20">
            <text:p>020</text:p>
          </table:table-cell>
          <table:table-cell table:style-name="ce261" office:value-type="string">
            <text:p>Social\Page_Nav\Node\Create</text:p>
          </table:table-cell>
          <table:table-cell table:style-name="ce94" office:value-type="string">
            <text:p>Add new node with Publication date time option but invalid format for Start/End date tim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93];6;1)&gt;MID([.F91];6;1);&quot;&quot;;MAX([.A$7:.A91])+1)" office:value-type="float" office:value="25">
            <text:p>025</text:p>
          </table:table-cell>
          <table:table-cell table:style-name="ce254" office:value-type="string">
            <text:p>FNC_SOC_SPC_NAV_12_02</text:p>
          </table:table-cell>
          <table:table-cell table:style-name="ce257" table:formula="of:=IF(MID([.F93];6;1)&gt;MID([.F92];6;1);[.C92];[.C92]+1)" office:value-type="float" office:value="20">
            <text:p>020</text:p>
          </table:table-cell>
          <table:table-cell table:style-name="ce261" office:value-type="string">
            <text:p>Social\Page_Nav\Node\Create</text:p>
          </table:table-cell>
          <table:table-cell table:style-name="ce269" office:value-type="string">
            <text:p>Add new node with Publication date time option but invalid format for Start/End date tim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94];6;1)&gt;MID([.F92];6;1);&quot;&quot;;MAX([.A$7:.A92])+1)">
            <text:p/>
          </table:table-cell>
          <table:table-cell table:style-name="ce254" office:value-type="string">
            <text:p>FNC_SOC_SPC_NAV_12_02</text:p>
          </table:table-cell>
          <table:table-cell table:style-name="ce257" table:formula="of:=IF(MID([.F94];6;1)&gt;MID([.F93];6;1);[.C93];[.C93]+1)" office:value-type="float" office:value="20">
            <text:p>020</text:p>
          </table:table-cell>
          <table:table-cell table:style-name="ce261" office:value-type="string">
            <text:p>Social\Page_Nav\Node\Create</text:p>
          </table:table-cell>
          <table:table-cell table:style-name="ce269" office:value-type="string">
            <text:p>Add new node with Publication date time option but invalid format for Start/End date time</text:p>
          </table:table-cell>
          <table:table-cell table:style-name="ce281" office:value-type="string">
            <text:p>Step 3: Add new node</text:p>
          </table:table-cell>
          <table:table-cell table:style-name="ce282" office:value-type="string">
            <text:p>- Input valid values for required fields</text:p>
            <text:p>- Check Publication date time options</text:p>
            <text:p>- Input value for Start and End fields in invalid format (not mm/dd/y hh:mm:ss)</text:p>
            <text:p>- Click Save</text:p>
          </table:table-cell>
          <table:table-cell table:style-name="ce281" office:value-type="string">
            <text:p>Show message alerts Start/ End Publication Date time are invalid</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95];6;1)&gt;MID([.F93];6;1);&quot;&quot;;MAX([.A$7:.A93])+1)" office:value-type="float" office:value="26">
            <text:p>026</text:p>
          </table:table-cell>
          <table:table-cell table:style-name="ce254" office:value-type="string">
            <text:p>FNC_SOC_SPC_NAV_12_02</text:p>
          </table:table-cell>
          <table:table-cell table:style-name="ce257" table:formula="of:=IF(MID([.F95];6;1)&gt;MID([.F94];6;1);[.C94];[.C94]+1)" office:value-type="float" office:value="21">
            <text:p>021</text:p>
          </table:table-cell>
          <table:table-cell table:style-name="ce261" office:value-type="string">
            <text:p>Social\Page_Nav\Node\Create</text:p>
          </table:table-cell>
          <table:table-cell table:style-name="ce94" office:value-type="string">
            <text:p>Add new node with Publication date time option in case Start is the same with End date tim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96];6;1)&gt;MID([.F94];6;1);&quot;&quot;;MAX([.A$7:.A94])+1)" office:value-type="float" office:value="26">
            <text:p>026</text:p>
          </table:table-cell>
          <table:table-cell table:style-name="ce254" office:value-type="string">
            <text:p>FNC_SOC_SPC_NAV_12_02</text:p>
          </table:table-cell>
          <table:table-cell table:style-name="ce257" table:formula="of:=IF(MID([.F96];6;1)&gt;MID([.F95];6;1);[.C95];[.C95]+1)" office:value-type="float" office:value="21">
            <text:p>021</text:p>
          </table:table-cell>
          <table:table-cell table:style-name="ce261" office:value-type="string">
            <text:p>Social\Page_Nav\Node\Create</text:p>
          </table:table-cell>
          <table:table-cell table:style-name="ce269" office:value-type="string">
            <text:p>Add new node with Publication date time option in case Start is the same with End date tim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97];6;1)&gt;MID([.F95];6;1);&quot;&quot;;MAX([.A$7:.A95])+1)">
            <text:p/>
          </table:table-cell>
          <table:table-cell table:style-name="ce254" office:value-type="string">
            <text:p>FNC_SOC_SPC_NAV_12_02</text:p>
          </table:table-cell>
          <table:table-cell table:style-name="ce257" table:formula="of:=IF(MID([.F97];6;1)&gt;MID([.F96];6;1);[.C96];[.C96]+1)" office:value-type="float" office:value="21">
            <text:p>021</text:p>
          </table:table-cell>
          <table:table-cell table:style-name="ce261" office:value-type="string">
            <text:p>Social\Page_Nav\Node\Create</text:p>
          </table:table-cell>
          <table:table-cell table:style-name="ce269" office:value-type="string">
            <text:p>Add new node with Publication date time option in case Start is the same with End date time</text:p>
          </table:table-cell>
          <table:table-cell table:style-name="ce281" office:value-type="string">
            <text:p>Step 3: Add new node</text:p>
          </table:table-cell>
          <table:table-cell table:style-name="ce282"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281" office:value-type="string">
            <text:p>- Create node successfully</text:p>
            <text:p>- This node is visible for user in the selected tim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98];6;1)&gt;MID([.F96];6;1);&quot;&quot;;MAX([.A$7:.A96])+1)" office:value-type="float" office:value="27">
            <text:p>027</text:p>
          </table:table-cell>
          <table:table-cell table:style-name="ce254" office:value-type="string">
            <text:p>FNC_SOC_SPC_NAV_12_02</text:p>
          </table:table-cell>
          <table:table-cell table:style-name="ce257" table:formula="of:=IF(MID([.F98];6;1)&gt;MID([.F97];6;1);[.C97];[.C97]+1)" office:value-type="float" office:value="22">
            <text:p>022</text:p>
          </table:table-cell>
          <table:table-cell table:style-name="ce261" office:value-type="string">
            <text:p>Social\Page_Nav\Node\Create</text:p>
          </table:table-cell>
          <table:table-cell table:style-name="ce94" office:value-type="string">
            <text:p>Add new node with Publication date time option in case End date time is before current dat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99];6;1)&gt;MID([.F97];6;1);&quot;&quot;;MAX([.A$7:.A97])+1)" office:value-type="float" office:value="27">
            <text:p>027</text:p>
          </table:table-cell>
          <table:table-cell table:style-name="ce254" office:value-type="string">
            <text:p>FNC_SOC_SPC_NAV_12_02</text:p>
          </table:table-cell>
          <table:table-cell table:style-name="ce257" table:formula="of:=IF(MID([.F99];6;1)&gt;MID([.F98];6;1);[.C98];[.C98]+1)" office:value-type="float" office:value="22">
            <text:p>022</text:p>
          </table:table-cell>
          <table:table-cell table:style-name="ce261" office:value-type="string">
            <text:p>Social\Page_Nav\Node\Create</text:p>
          </table:table-cell>
          <table:table-cell table:style-name="ce269" office:value-type="string">
            <text:p>Add new node with Publication date time option in case End date time is before current dat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100];6;1)&gt;MID([.F98];6;1);&quot;&quot;;MAX([.A$7:.A98])+1)">
            <text:p/>
          </table:table-cell>
          <table:table-cell table:style-name="ce254" office:value-type="string">
            <text:p>FNC_SOC_SPC_NAV_12_02</text:p>
          </table:table-cell>
          <table:table-cell table:style-name="ce257" table:formula="of:=IF(MID([.F100];6;1)&gt;MID([.F99];6;1);[.C99];[.C99]+1)" office:value-type="float" office:value="22">
            <text:p>022</text:p>
          </table:table-cell>
          <table:table-cell table:style-name="ce261" office:value-type="string">
            <text:p>Social\Page_Nav\Node\Create</text:p>
          </table:table-cell>
          <table:table-cell table:style-name="ce269" office:value-type="string">
            <text:p>Add new node with Publication date time option in case End date time is before current date</text:p>
          </table:table-cell>
          <table:table-cell table:style-name="ce281" office:value-type="string">
            <text:p>Step 3: Add new node</text:p>
          </table:table-cell>
          <table:table-cell table:style-name="ce282"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281" office:value-type="string">
            <text:p>- Create node successfully</text:p>
            <text:p>- This node is not visible for user</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101];6;1)&gt;MID([.F99];6;1);&quot;&quot;;MAX([.A$7:.A99])+1)" office:value-type="float" office:value="28">
            <text:p>028</text:p>
          </table:table-cell>
          <table:table-cell table:style-name="ce254" office:value-type="string">
            <text:p>FNC_SOC_SPC_NAV_12_02</text:p>
          </table:table-cell>
          <table:table-cell table:style-name="ce257" table:formula="of:=IF(MID([.F101];6;1)&gt;MID([.F100];6;1);[.C100];[.C100]+1)" office:value-type="float" office:value="23">
            <text:p>023</text:p>
          </table:table-cell>
          <table:table-cell table:style-name="ce261" office:value-type="string">
            <text:p>Social\Page_Nav\Node\Create</text:p>
          </table:table-cell>
          <table:table-cell table:style-name="ce94" office:value-type="string">
            <text:p>Add new node without selecting any page</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102];6;1)&gt;MID([.F100];6;1);&quot;&quot;;MAX([.A$7:.A100])+1)" office:value-type="float" office:value="28">
            <text:p>028</text:p>
          </table:table-cell>
          <table:table-cell table:style-name="ce254" office:value-type="string">
            <text:p>FNC_SOC_SPC_NAV_12_02</text:p>
          </table:table-cell>
          <table:table-cell table:style-name="ce257" table:formula="of:=IF(MID([.F102];6;1)&gt;MID([.F101];6;1);[.C101];[.C101]+1)" office:value-type="float" office:value="23">
            <text:p>023</text:p>
          </table:table-cell>
          <table:table-cell table:style-name="ce261" office:value-type="string">
            <text:p>Social\Page_Nav\Node\Create</text:p>
          </table:table-cell>
          <table:table-cell table:style-name="ce269" office:value-type="string">
            <text:p>Add new node without selecting any page</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103];6;1)&gt;MID([.F101];6;1);&quot;&quot;;MAX([.A$7:.A101])+1)">
            <text:p/>
          </table:table-cell>
          <table:table-cell table:style-name="ce254" office:value-type="string">
            <text:p>FNC_SOC_SPC_NAV_12_02</text:p>
          </table:table-cell>
          <table:table-cell table:style-name="ce257" table:formula="of:=IF(MID([.F103];6;1)&gt;MID([.F102];6;1);[.C102];[.C102]+1)" office:value-type="float" office:value="23">
            <text:p>023</text:p>
          </table:table-cell>
          <table:table-cell table:style-name="ce261" office:value-type="string">
            <text:p>Social\Page_Nav\Node\Create</text:p>
          </table:table-cell>
          <table:table-cell table:style-name="ce269" office:value-type="string">
            <text:p>Add new node without selecting any page</text:p>
          </table:table-cell>
          <table:table-cell table:style-name="ce281" office:value-type="string">
            <text:p>Step 3: Add new node</text:p>
          </table:table-cell>
          <table:table-cell table:style-name="ce282" office:value-type="string">
            <text:p>- Input valid values for required fields</text:p>
            <text:p>- Choose Visible option</text:p>
            <text:p>- Don't choose a page for new node</text:p>
            <text:p>- Click Save</text:p>
          </table:table-cell>
          <table:table-cell table:style-name="ce281" office:value-type="string">
            <text:p>Create node successfully</text:p>
            <text:p/>
          </table:table-cell>
          <table:table-cell table:style-name="ce270" office:value-type="string">
            <text:p>Low</text:p>
          </table:table-cell>
          <table:table-cell table:style-name="ce99"/>
          <table:table-cell table:style-name="ce247" table:number-columns-repeated="246"/>
        </table:table-row>
        <table:table-row table:style-name="ro11">
          <table:table-cell table:style-name="ce251" table:formula="of:=IF(MID([.F104];6;1)&gt;MID([.F102];6;1);&quot;&quot;;MAX([.A$7:.A102])+1)">
            <text:p/>
          </table:table-cell>
          <table:table-cell table:style-name="ce254" office:value-type="string">
            <text:p>FNC_SOC_SPC_NAV_12_02</text:p>
          </table:table-cell>
          <table:table-cell table:style-name="ce257" table:formula="of:=IF(MID([.F104];6;1)&gt;MID([.F103];6;1);[.C103];[.C103]+1)" office:value-type="float" office:value="23">
            <text:p>023</text:p>
          </table:table-cell>
          <table:table-cell table:style-name="ce261" office:value-type="string">
            <text:p>Social\Page_Nav\Node\Create</text:p>
          </table:table-cell>
          <table:table-cell table:style-name="ce269" office:value-type="string">
            <text:p>Add new node without selecting any page</text:p>
          </table:table-cell>
          <table:table-cell table:style-name="ce281" office:value-type="string">
            <text:p>Step 4: Complete adding new node</text:p>
          </table:table-cell>
          <table:table-cell table:style-name="ce282" office:value-type="string">
            <text:p>Click <text:span text:style-name="T1">Save</text:span> button on navigation management</text:p>
          </table:table-cell>
          <table:table-cell table:style-name="ce281" office:value-type="string">
            <text:p>Edit Group Navigation form closed </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105];6;1)&gt;MID([.F103];6;1);&quot;&quot;;MAX([.A$7:.A103])+1)">
            <text:p/>
          </table:table-cell>
          <table:table-cell table:style-name="ce254" office:value-type="string">
            <text:p>FNC_SOC_SPC_NAV_12_02</text:p>
          </table:table-cell>
          <table:table-cell table:style-name="ce257" table:formula="of:=IF(MID([.F105];6;1)&gt;MID([.F104];6;1);[.C104];[.C104]+1)" office:value-type="float" office:value="23">
            <text:p>023</text:p>
          </table:table-cell>
          <table:table-cell table:style-name="ce261" office:value-type="string">
            <text:p>Social\Page_Nav\Node\Create</text:p>
          </table:table-cell>
          <table:table-cell table:style-name="ce269" office:value-type="string">
            <text:p>Add new node without selecting any page</text:p>
          </table:table-cell>
          <table:table-cell table:style-name="ce281" office:value-type="string">
            <text:p>Step 5: Check showing added node</text:p>
          </table:table-cell>
          <table:table-cell table:style-name="ce282" office:value-type="string">
            <text:p>Find new added node in the group navigation from group link</text:p>
          </table:table-cell>
          <table:table-cell table:style-name="ce281" office:value-type="string">
            <text:p>Node without specific page is not shown for user on navigation menu although is has Visible option</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106];6;1)&gt;MID([.F104];6;1);&quot;&quot;;MAX([.A$7:.A104])+1)" office:value-type="float" office:value="29">
            <text:p>029</text:p>
          </table:table-cell>
          <table:table-cell table:style-name="ce254" office:value-type="string">
            <text:p>FNC_SOC_SPC_NAV_12_02</text:p>
          </table:table-cell>
          <table:table-cell table:style-name="ce257" table:formula="of:=IF(MID([.F106];6;1)&gt;MID([.F105];6;1);[.C105];[.C105]+1)" office:value-type="float" office:value="24">
            <text:p>024</text:p>
          </table:table-cell>
          <table:table-cell table:style-name="ce261" office:value-type="string">
            <text:p>Social\Page_Nav\Node\Create</text:p>
          </table:table-cell>
          <table:table-cell table:style-name="ce264" office:value-type="string">
            <text:p>Check when select page for new node by user has only access right on page</text:p>
          </table:table-cell>
          <table:table-cell table:style-name="ce281" office:value-type="string">
            <text:p>Step 1: Create page</text:p>
          </table:table-cell>
          <table:table-cell table:style-name="ce282" office:value-type="string">
            <text:p><text:span text:style-name="T21">- Log in by user admin</text:span></text:p>
            <text:p><text:span text:style-name="T21">- Go to</text:span><text:span text:style-name="T32"> Group editor</text:span></text:p>
            <text:p><text:span text:style-name="T32">- Select add new Page</text:span><text:span text:style-name="T21"> </text:span></text:p>
            <text:p><text:span text:style-name="T21">- Create new page for portal/group </text:span></text:p>
          </table:table-cell>
          <table:table-cell table:style-name="ce281"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70" office:value-type="string">
            <text:p>Medium</text:p>
          </table:table-cell>
          <table:table-cell table:style-name="ce99"/>
          <table:table-cell table:style-name="ce247" table:number-columns-repeated="246"/>
        </table:table-row>
        <table:table-row table:style-name="ro32">
          <table:table-cell table:style-name="ce251" table:formula="of:=IF(MID([.F107];6;1)&gt;MID([.F105];6;1);&quot;&quot;;MAX([.A$7:.A105])+1)" office:value-type="float" office:value="29">
            <text:p>029</text:p>
          </table:table-cell>
          <table:table-cell table:style-name="ce254" office:value-type="string">
            <text:p>FNC_SOC_SPC_NAV_12_02</text:p>
          </table:table-cell>
          <table:table-cell table:style-name="ce257" table:formula="of:=IF(MID([.F107];6;1)&gt;MID([.F106];6;1);[.C106];[.C106]+1)" office:value-type="float" office:value="24">
            <text:p>024</text:p>
          </table:table-cell>
          <table:table-cell table:style-name="ce261" office:value-type="string">
            <text:p>Social\Page_Nav\Node\Create</text:p>
          </table:table-cell>
          <table:table-cell table:style-name="ce270" office:value-type="string">
            <text:p>Check when select page for new node by user has only access right on page</text:p>
          </table:table-cell>
          <table:table-cell table:style-name="ce281" office:value-type="string">
            <text:p>Step 2: Show form to create new node</text:p>
          </table:table-cell>
          <table:table-cell table:style-name="ce281" office:value-type="string">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text:span text:style-name="T28">- Select Space navigation tab</text:span></text:p>
            <text:p>- Click on <text:span text:style-name="T1">Add new node</text:span> button or Right click on one node and select Add new Node</text:p>
          </table:table-cell>
          <table:table-cell table:style-name="ce281" office:value-type="string">
            <text:p>Add new node form is shown properly</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108];6;1)&gt;MID([.F106];6;1);&quot;&quot;;MAX([.A$7:.A106])+1)">
            <text:p/>
          </table:table-cell>
          <table:table-cell table:style-name="ce254" office:value-type="string">
            <text:p>FNC_SOC_SPC_NAV_12_02</text:p>
          </table:table-cell>
          <table:table-cell table:style-name="ce257" table:formula="of:=IF(MID([.F108];6;1)&gt;MID([.F107];6;1);[.C107];[.C107]+1)" office:value-type="float" office:value="24">
            <text:p>024</text:p>
          </table:table-cell>
          <table:table-cell table:style-name="ce261" office:value-type="string">
            <text:p>Social\Page_Nav\Node\Create</text:p>
          </table:table-cell>
          <table:table-cell table:style-name="ce270" office:value-type="string">
            <text:p>Check when select page for new node by user has only access right on page</text:p>
          </table:table-cell>
          <table:table-cell table:style-name="ce281" office:value-type="string">
            <text:p>Step 3: Show form to select page for node</text:p>
          </table:table-cell>
          <table:table-cell table:style-name="ce282" office:value-type="string">
            <text:p>- Choose tab Page Selector</text:p>
            <text:p>- Click Search and Select Page</text:p>
          </table:table-cell>
          <table:table-cell table:style-name="ce281" office:value-type="string">
            <text:p>Pages list is shown for user to choose for node</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109];6;1)&gt;MID([.F107];6;1);&quot;&quot;;MAX([.A$7:.A107])+1)">
            <text:p/>
          </table:table-cell>
          <table:table-cell table:style-name="ce254" office:value-type="string">
            <text:p>FNC_SOC_SPC_NAV_12_02</text:p>
          </table:table-cell>
          <table:table-cell table:style-name="ce257" table:formula="of:=IF(MID([.F109];6;1)&gt;MID([.F108];6;1);[.C108];[.C108]+1)" office:value-type="float" office:value="24">
            <text:p>024</text:p>
          </table:table-cell>
          <table:table-cell table:style-name="ce261" office:value-type="string">
            <text:p>Social\Page_Nav\Node\Create</text:p>
          </table:table-cell>
          <table:table-cell table:style-name="ce270" office:value-type="string">
            <text:p>Check when select page for new node by user has only access right on page</text:p>
          </table:table-cell>
          <table:table-cell table:style-name="ce281" office:value-type="string">
            <text:p>Step 4: Choose page for node by legal user</text:p>
          </table:table-cell>
          <table:table-cell table:style-name="ce282" office:value-type="string">
            <text:p>- <text:s/>Search and select created page at step 1</text:p>
            <text:p>- Click<text:span text:style-name="T1"> Save</text:span></text:p>
          </table:table-cell>
          <table:table-cell table:style-name="ce281" office:value-type="string">
            <text:p>Page is selected and displayed in form</text:p>
          </table:table-cell>
          <table:table-cell table:style-name="ce270" office:value-type="string">
            <text:p>Medium</text:p>
          </table:table-cell>
          <table:table-cell table:style-name="ce99"/>
          <table:table-cell table:style-name="ce247" table:number-columns-repeated="246"/>
        </table:table-row>
        <table:table-row table:style-name="ro29">
          <table:table-cell table:style-name="ce251" table:formula="of:=IF(MID([.F110];6;1)&gt;MID([.F108];6;1);&quot;&quot;;MAX([.A$7:.A108])+1)" office:value-type="float" office:value="30">
            <text:p>030</text:p>
          </table:table-cell>
          <table:table-cell table:style-name="ce254" office:value-type="string">
            <text:p>FNC_SOC_SPC_NAV_12_02</text:p>
          </table:table-cell>
          <table:table-cell table:style-name="ce257" table:formula="of:=IF(MID([.F110];6;1)&gt;MID([.F109];6;1);[.C109];[.C109]+1)" office:value-type="float" office:value="25">
            <text:p>025</text:p>
          </table:table-cell>
          <table:table-cell table:style-name="ce261" office:value-type="string">
            <text:p>Social\Page_Nav\Node\Create</text:p>
          </table:table-cell>
          <table:table-cell table:style-name="ce264" office:value-type="string">
            <text:p>Check when select page for new node by user who is in edit right list of on page</text:p>
          </table:table-cell>
          <table:table-cell table:style-name="ce281" office:value-type="string">
            <text:p>Step 1: Create page</text:p>
          </table:table-cell>
          <table:table-cell table:style-name="ce282" office:value-type="string">
            <text:p><text:span text:style-name="T21">- Log in by user admin</text:span></text:p>
            <text:p><text:span text:style-name="T21">- Go to</text:span><text:span text:style-name="T32"> Group editor</text:span></text:p>
            <text:p><text:span text:style-name="T32">- Select add new Page</text:span><text:span text:style-name="T21"> </text:span></text:p>
            <text:p><text:span text:style-name="T21">- Create new page for portal/group </text:span></text:p>
          </table:table-cell>
          <table:table-cell table:style-name="ce281"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70" office:value-type="string">
            <text:p>Medium</text:p>
          </table:table-cell>
          <table:table-cell table:style-name="ce99"/>
          <table:table-cell table:style-name="ce247" table:number-columns-repeated="246"/>
        </table:table-row>
        <table:table-row table:style-name="ro32">
          <table:table-cell table:style-name="ce251" table:formula="of:=IF(MID([.F111];6;1)&gt;MID([.F109];6;1);&quot;&quot;;MAX([.A$7:.A109])+1)" office:value-type="float" office:value="30">
            <text:p>030</text:p>
          </table:table-cell>
          <table:table-cell table:style-name="ce254" office:value-type="string">
            <text:p>FNC_SOC_SPC_NAV_12_02</text:p>
          </table:table-cell>
          <table:table-cell table:style-name="ce257" table:formula="of:=IF(MID([.F111];6;1)&gt;MID([.F110];6;1);[.C110];[.C110]+1)" office:value-type="float" office:value="25">
            <text:p>025</text:p>
          </table:table-cell>
          <table:table-cell table:style-name="ce261" office:value-type="string">
            <text:p>Social\Page_Nav\Node\Create</text:p>
          </table:table-cell>
          <table:table-cell table:style-name="ce270" office:value-type="string">
            <text:p>Check when select page for new node by user who is in edit right list of on page</text:p>
          </table:table-cell>
          <table:table-cell table:style-name="ce281" office:value-type="string">
            <text:p>Step 2: Show form to create new node</text:p>
          </table:table-cell>
          <table:table-cell table:style-name="ce282" office:value-type="string">
            <text:p><text:span text:style-name="T37">-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5">- Click on </text:span><text:span text:style-name="T38">Add new node</text:span><text:span text:style-name="T5"> button or Right </text:span><text:span text:style-name="T5">click on one node and select Add new </text:span><text:span text:style-name="T5">Node</text:span></text:p>
          </table:table-cell>
          <table:table-cell table:style-name="ce281" office:value-type="string">
            <text:p>Add new node form is shown properly</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112];6;1)&gt;MID([.F110];6;1);&quot;&quot;;MAX([.A$7:.A110])+1)">
            <text:p/>
          </table:table-cell>
          <table:table-cell table:style-name="ce254" office:value-type="string">
            <text:p>FNC_SOC_SPC_NAV_12_02</text:p>
          </table:table-cell>
          <table:table-cell table:style-name="ce257" table:formula="of:=IF(MID([.F112];6;1)&gt;MID([.F111];6;1);[.C111];[.C111]+1)" office:value-type="float" office:value="25">
            <text:p>025</text:p>
          </table:table-cell>
          <table:table-cell table:style-name="ce261" office:value-type="string">
            <text:p>Social\Page_Nav\Node\Create</text:p>
          </table:table-cell>
          <table:table-cell table:style-name="ce270" office:value-type="string">
            <text:p>Check when select page for new node by user who is in edit right list of on page</text:p>
          </table:table-cell>
          <table:table-cell table:style-name="ce281" office:value-type="string">
            <text:p>Step 3: Show form to select page for node</text:p>
          </table:table-cell>
          <table:table-cell table:style-name="ce282" office:value-type="string">
            <text:p>- Choose tab Page Selector</text:p>
            <text:p>- Click Search and Select Page</text:p>
          </table:table-cell>
          <table:table-cell table:style-name="ce281" office:value-type="string">
            <text:p>Pages list is shown for user to choose for node</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113];6;1)&gt;MID([.F111];6;1);&quot;&quot;;MAX([.A$7:.A111])+1)">
            <text:p/>
          </table:table-cell>
          <table:table-cell table:style-name="ce254" office:value-type="string">
            <text:p>FNC_SOC_SPC_NAV_12_02</text:p>
          </table:table-cell>
          <table:table-cell table:style-name="ce257" table:formula="of:=IF(MID([.F113];6;1)&gt;MID([.F112];6;1);[.C112];[.C112]+1)" office:value-type="float" office:value="25">
            <text:p>025</text:p>
          </table:table-cell>
          <table:table-cell table:style-name="ce261" office:value-type="string">
            <text:p>Social\Page_Nav\Node\Create</text:p>
          </table:table-cell>
          <table:table-cell table:style-name="ce270" office:value-type="string">
            <text:p>Check when select page for new node by user who is in edit right list of on page</text:p>
          </table:table-cell>
          <table:table-cell table:style-name="ce281" office:value-type="string">
            <text:p>Step 4: Choose page for node by legal user</text:p>
          </table:table-cell>
          <table:table-cell table:style-name="ce282" office:value-type="string">
            <text:p>- Search and select created page at step 1</text:p>
            <text:p>- Click <text:span text:style-name="T1">Save</text:span></text:p>
          </table:table-cell>
          <table:table-cell table:style-name="ce281" office:value-type="string">
            <text:p>Page is selected and displayed in form</text:p>
          </table:table-cell>
          <table:table-cell table:style-name="ce270" office:value-type="string">
            <text:p>Medium</text:p>
          </table:table-cell>
          <table:table-cell table:style-name="ce99"/>
          <table:table-cell table:style-name="ce247" table:number-columns-repeated="246"/>
        </table:table-row>
        <table:table-row table:style-name="ro29">
          <table:table-cell table:style-name="ce251" table:formula="of:=IF(MID([.F114];6;1)&gt;MID([.F112];6;1);&quot;&quot;;MAX([.A$7:.A112])+1)" office:value-type="float" office:value="31">
            <text:p>031</text:p>
          </table:table-cell>
          <table:table-cell table:style-name="ce254" office:value-type="string">
            <text:p>FNC_SOC_SPC_NAV_12_02</text:p>
          </table:table-cell>
          <table:table-cell table:style-name="ce257" table:formula="of:=IF(MID([.F114];6;1)&gt;MID([.F113];6;1);[.C113];[.C113]+1)" office:value-type="float" office:value="26">
            <text:p>026</text:p>
          </table:table-cell>
          <table:table-cell table:style-name="ce261" office:value-type="string">
            <text:p>Social\Page_Nav\Node\Create</text:p>
          </table:table-cell>
          <table:table-cell table:style-name="ce264" office:value-type="string">
            <text:p>Check when select page for new node by user who has both access and edit right on page</text:p>
          </table:table-cell>
          <table:table-cell table:style-name="ce281" office:value-type="string">
            <text:p>Step 1: Create page</text:p>
          </table:table-cell>
          <table:table-cell table:style-name="ce282" office:value-type="string">
            <text:p><text:span text:style-name="T21">- Log in by user sdmin</text:span></text:p>
            <text:p><text:span text:style-name="T21">- Go to</text:span><text:span text:style-name="T32"> Group editor</text:span></text:p>
            <text:p><text:span text:style-name="T32">- Select add new Page</text:span><text:span text:style-name="T21"> </text:span></text:p>
            <text:p><text:span text:style-name="T21">- Create new page for portal/group </text:span></text:p>
          </table:table-cell>
          <table:table-cell table:style-name="ce281"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70" office:value-type="string">
            <text:p>Medium</text:p>
          </table:table-cell>
          <table:table-cell table:style-name="ce99"/>
          <table:table-cell table:style-name="ce247" table:number-columns-repeated="246"/>
        </table:table-row>
        <table:table-row table:style-name="ro32">
          <table:table-cell table:style-name="ce251" table:formula="of:=IF(MID([.F115];6;1)&gt;MID([.F113];6;1);&quot;&quot;;MAX([.A$7:.A113])+1)" office:value-type="float" office:value="31">
            <text:p>031</text:p>
          </table:table-cell>
          <table:table-cell table:style-name="ce254" office:value-type="string">
            <text:p>FNC_SOC_SPC_NAV_12_02</text:p>
          </table:table-cell>
          <table:table-cell table:style-name="ce257" table:formula="of:=IF(MID([.F115];6;1)&gt;MID([.F114];6;1);[.C114];[.C114]+1)" office:value-type="float" office:value="26">
            <text:p>026</text:p>
          </table:table-cell>
          <table:table-cell table:style-name="ce261" office:value-type="string">
            <text:p>Social\Page_Nav\Node\Create</text:p>
          </table:table-cell>
          <table:table-cell table:style-name="ce270" office:value-type="string">
            <text:p>Check when select page for new node by user who has both access and edit right on page</text:p>
          </table:table-cell>
          <table:table-cell table:style-name="ce281" office:value-type="string">
            <text:p>Step 2: Show form to create new node</text:p>
          </table:table-cell>
          <table:table-cell table:style-name="ce282" office:value-type="string">
            <text:p><text:span text:style-name="T37">-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5">- Click on </text:span><text:span text:style-name="T38">Add new node</text:span><text:span text:style-name="T5"> button or Right </text:span><text:span text:style-name="T5">click on one node and select Add new </text:span><text:span text:style-name="T5">Node</text:span></text:p>
          </table:table-cell>
          <table:table-cell table:style-name="ce281" office:value-type="string">
            <text:p>Add new node form is shown properly</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116];6;1)&gt;MID([.F114];6;1);&quot;&quot;;MAX([.A$7:.A114])+1)">
            <text:p/>
          </table:table-cell>
          <table:table-cell table:style-name="ce254" office:value-type="string">
            <text:p>FNC_SOC_SPC_NAV_12_02</text:p>
          </table:table-cell>
          <table:table-cell table:style-name="ce257" table:formula="of:=IF(MID([.F116];6;1)&gt;MID([.F115];6;1);[.C115];[.C115]+1)" office:value-type="float" office:value="26">
            <text:p>026</text:p>
          </table:table-cell>
          <table:table-cell table:style-name="ce261" office:value-type="string">
            <text:p>Social\Page_Nav\Node\Create</text:p>
          </table:table-cell>
          <table:table-cell table:style-name="ce270" office:value-type="string">
            <text:p>Check when select page for new node by user who has both access and edit right on page</text:p>
          </table:table-cell>
          <table:table-cell table:style-name="ce281" office:value-type="string">
            <text:p>Step 3: Show form to select page for node</text:p>
          </table:table-cell>
          <table:table-cell table:style-name="ce282" office:value-type="string">
            <text:p>- Choose tab Page Selector</text:p>
            <text:p>- Click Search and Select Page</text:p>
          </table:table-cell>
          <table:table-cell table:style-name="ce281" office:value-type="string">
            <text:p>Pages list is shown for user to choose for node</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117];6;1)&gt;MID([.F115];6;1);&quot;&quot;;MAX([.A$7:.A115])+1)">
            <text:p/>
          </table:table-cell>
          <table:table-cell table:style-name="ce254" office:value-type="string">
            <text:p>FNC_SOC_SPC_NAV_12_02</text:p>
          </table:table-cell>
          <table:table-cell table:style-name="ce257" table:formula="of:=IF(MID([.F117];6;1)&gt;MID([.F116];6;1);[.C116];[.C116]+1)" office:value-type="float" office:value="26">
            <text:p>026</text:p>
          </table:table-cell>
          <table:table-cell table:style-name="ce261" office:value-type="string">
            <text:p>Social\Page_Nav\Node\Create</text:p>
          </table:table-cell>
          <table:table-cell table:style-name="ce270" office:value-type="string">
            <text:p>Check when select page for new node by user who has both access and edit right on page</text:p>
          </table:table-cell>
          <table:table-cell table:style-name="ce281" office:value-type="string">
            <text:p>Step 4: Choose page for node by legal user</text:p>
          </table:table-cell>
          <table:table-cell table:style-name="ce282" office:value-type="string">
            <text:p>- Search and select created page at step 1</text:p>
            <text:p>- Click Save</text:p>
          </table:table-cell>
          <table:table-cell table:style-name="ce281" office:value-type="string">
            <text:p>Page is selected and displayed in form</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118];6;1)&gt;MID([.F116];6;1);&quot;&quot;;MAX([.A$7:.A116])+1)" office:value-type="float" office:value="32">
            <text:p>032</text:p>
          </table:table-cell>
          <table:table-cell table:style-name="ce254" office:value-type="string">
            <text:p>FNC_SOC_SPC_NAV_12_02</text:p>
          </table:table-cell>
          <table:table-cell table:style-name="ce257" table:formula="of:=IF(MID([.F118];6;1)&gt;MID([.F117];6;1);[.C117];[.C117]+1)" office:value-type="float" office:value="27">
            <text:p>027</text:p>
          </table:table-cell>
          <table:table-cell table:style-name="ce261" office:value-type="string">
            <text:p>Social\Page_Nav\Node\Create</text:p>
          </table:table-cell>
          <table:table-cell table:style-name="ce264" office:value-type="string">
            <text:p>Create new node without select any icon</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119];6;1)&gt;MID([.F117];6;1);&quot;&quot;;MAX([.A$7:.A117])+1)" office:value-type="float" office:value="32">
            <text:p>032</text:p>
          </table:table-cell>
          <table:table-cell table:style-name="ce254" office:value-type="string">
            <text:p>FNC_SOC_SPC_NAV_12_02</text:p>
          </table:table-cell>
          <table:table-cell table:style-name="ce257" table:formula="of:=IF(MID([.F119];6;1)&gt;MID([.F118];6;1);[.C118];[.C118]+1)" office:value-type="float" office:value="27">
            <text:p>027</text:p>
          </table:table-cell>
          <table:table-cell table:style-name="ce261" office:value-type="string">
            <text:p>Social\Page_Nav\Node\Create</text:p>
          </table:table-cell>
          <table:table-cell table:style-name="ce269" office:value-type="string">
            <text:p>Create new node without select any icon</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11">
          <table:table-cell table:style-name="ce251" table:formula="of:=IF(MID([.F120];6;1)&gt;MID([.F118];6;1);&quot;&quot;;MAX([.A$7:.A118])+1)">
            <text:p/>
          </table:table-cell>
          <table:table-cell table:style-name="ce254" office:value-type="string">
            <text:p>FNC_SOC_SPC_NAV_12_02</text:p>
          </table:table-cell>
          <table:table-cell table:style-name="ce257" table:formula="of:=IF(MID([.F120];6;1)&gt;MID([.F119];6;1);[.C119];[.C119]+1)" office:value-type="float" office:value="27">
            <text:p>027</text:p>
          </table:table-cell>
          <table:table-cell table:style-name="ce261" office:value-type="string">
            <text:p>Social\Page_Nav\Node\Create</text:p>
          </table:table-cell>
          <table:table-cell table:style-name="ce269" office:value-type="string">
            <text:p>Create new node without select any icon</text:p>
          </table:table-cell>
          <table:table-cell table:style-name="ce281" office:value-type="string">
            <text:p>Step 3: Create node</text:p>
          </table:table-cell>
          <table:table-cell table:style-name="ce282" office:value-type="string">
            <text:p>- Input value for required fields</text:p>
            <text:p>- Click <text:span text:style-name="T1">Save</text:span></text:p>
          </table:table-cell>
          <table:table-cell table:style-name="ce281" office:value-type="string">
            <text:p>Add new node successfully with a default icon</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121];6;1)&gt;MID([.F119];6;1);&quot;&quot;;MAX([.A$7:.A119])+1)" office:value-type="float" office:value="33">
            <text:p>033</text:p>
          </table:table-cell>
          <table:table-cell table:style-name="ce254" office:value-type="string">
            <text:p>FNC_SOC_SPC_NAV_12_02</text:p>
          </table:table-cell>
          <table:table-cell table:style-name="ce257" table:formula="of:=IF(MID([.F121];6;1)&gt;MID([.F120];6;1);[.C120];[.C120]+1)" office:value-type="float" office:value="28">
            <text:p>028</text:p>
          </table:table-cell>
          <table:table-cell table:style-name="ce261" office:value-type="string">
            <text:p>Social\Page_Nav\Node\Create</text:p>
          </table:table-cell>
          <table:table-cell table:style-name="ce94" office:value-type="string">
            <text:p>Check choosing new icon for node while creating</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122];6;1)&gt;MID([.F120];6;1);&quot;&quot;;MAX([.A$7:.A120])+1)" office:value-type="float" office:value="33">
            <text:p>033</text:p>
          </table:table-cell>
          <table:table-cell table:style-name="ce254" office:value-type="string">
            <text:p>FNC_SOC_SPC_NAV_12_02</text:p>
          </table:table-cell>
          <table:table-cell table:style-name="ce257" table:formula="of:=IF(MID([.F122];6;1)&gt;MID([.F121];6;1);[.C121];[.C121]+1)" office:value-type="float" office:value="28">
            <text:p>028</text:p>
          </table:table-cell>
          <table:table-cell table:style-name="ce261" office:value-type="string">
            <text:p>Social\Page_Nav\Node\Create</text:p>
          </table:table-cell>
          <table:table-cell table:style-name="ce269" office:value-type="string">
            <text:p>Check choosing new icon for node while creating</text:p>
          </table:table-cell>
          <table:table-cell table:style-name="ce281" office:value-type="string">
            <text:p>Step 2: Show form to add new node</text:p>
          </table:table-cell>
          <table:table-cell table:style-name="ce282" office:value-type="string">
            <text:p>- Click on Add new node button or Choose a parent node and Right click on one node and select Add new node </text:p>
          </table:table-cell>
          <table:table-cell table:style-name="ce281" office:value-type="string">
            <text:p>Add new node form is shown properly</text:p>
          </table:table-cell>
          <table:table-cell table:style-name="ce270" office:value-type="string">
            <text:p>Low</text:p>
          </table:table-cell>
          <table:table-cell table:style-name="ce99"/>
          <table:table-cell table:style-name="ce247" table:number-columns-repeated="246"/>
        </table:table-row>
        <table:table-row table:style-name="ro11">
          <table:table-cell table:style-name="ce251" table:formula="of:=IF(MID([.F123];6;1)&gt;MID([.F121];6;1);&quot;&quot;;MAX([.A$7:.A121])+1)">
            <text:p/>
          </table:table-cell>
          <table:table-cell table:style-name="ce254" office:value-type="string">
            <text:p>FNC_SOC_SPC_NAV_12_02</text:p>
          </table:table-cell>
          <table:table-cell table:style-name="ce257" table:formula="of:=IF(MID([.F123];6;1)&gt;MID([.F122];6;1);[.C122];[.C122]+1)" office:value-type="float" office:value="28">
            <text:p>028</text:p>
          </table:table-cell>
          <table:table-cell table:style-name="ce261" office:value-type="string">
            <text:p>Social\Page_Nav\Node\Create</text:p>
          </table:table-cell>
          <table:table-cell table:style-name="ce269" office:value-type="string">
            <text:p>Check choosing new icon for node while creating</text:p>
          </table:table-cell>
          <table:table-cell table:style-name="ce281" office:value-type="string">
            <text:p>Step 3: Show form to choose new icon for node</text:p>
          </table:table-cell>
          <table:table-cell table:style-name="ce282" office:value-type="string">
            <text:p>- Choose <text:span text:style-name="T1">Icon </text:span><text:span text:style-name="T12">tab</text:span></text:p>
          </table:table-cell>
          <table:table-cell table:style-name="ce281" office:value-type="string">
            <text:p>A form is shown, list all existing icons for user to choose</text:p>
          </table:table-cell>
          <table:table-cell table:style-name="ce270" office:value-type="string">
            <text:p>Low</text:p>
          </table:table-cell>
          <table:table-cell table:style-name="ce99"/>
          <table:table-cell table:style-name="ce247" table:number-columns-repeated="246"/>
        </table:table-row>
        <table:table-row table:style-name="ro11">
          <table:table-cell table:style-name="ce251" table:formula="of:=IF(MID([.F124];6;1)&gt;MID([.F122];6;1);&quot;&quot;;MAX([.A$7:.A122])+1)">
            <text:p/>
          </table:table-cell>
          <table:table-cell table:style-name="ce254" office:value-type="string">
            <text:p>FNC_SOC_SPC_NAV_12_02</text:p>
          </table:table-cell>
          <table:table-cell table:style-name="ce257" table:formula="of:=IF(MID([.F124];6;1)&gt;MID([.F123];6;1);[.C123];[.C123]+1)" office:value-type="float" office:value="28">
            <text:p>028</text:p>
          </table:table-cell>
          <table:table-cell table:style-name="ce261" office:value-type="string">
            <text:p>Social\Page_Nav\Node\Create</text:p>
          </table:table-cell>
          <table:table-cell table:style-name="ce269" office:value-type="string">
            <text:p>Check choosing new icon for node while creating</text:p>
          </table:table-cell>
          <table:table-cell table:style-name="ce281" office:value-type="string">
            <text:p>Step 4: Check when choose one icon from list</text:p>
          </table:table-cell>
          <table:table-cell table:style-name="ce282" office:value-type="string">
            <text:p>Choose icon from list by click on it</text:p>
          </table:table-cell>
          <table:table-cell table:style-name="ce281" office:value-type="string">
            <text:p>Selected icon is marked, its name is displayed beLow the lis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125];6;1)&gt;MID([.F123];6;1);&quot;&quot;;MAX([.A$7:.A123])+1)">
            <text:p/>
          </table:table-cell>
          <table:table-cell table:style-name="ce254" office:value-type="string">
            <text:p>FNC_SOC_SPC_NAV_12_02</text:p>
          </table:table-cell>
          <table:table-cell table:style-name="ce257" table:formula="of:=IF(MID([.F125];6;1)&gt;MID([.F124];6;1);[.C124];[.C124]+1)" office:value-type="float" office:value="28">
            <text:p>028</text:p>
          </table:table-cell>
          <table:table-cell table:style-name="ce261" office:value-type="string">
            <text:p>Social\Page_Nav\Node\Create</text:p>
          </table:table-cell>
          <table:table-cell table:style-name="ce269" office:value-type="string">
            <text:p>Check choosing new icon for node while creating</text:p>
          </table:table-cell>
          <table:table-cell table:style-name="ce281" office:value-type="string">
            <text:p>Step 5: Create node</text:p>
          </table:table-cell>
          <table:table-cell table:style-name="ce282" office:value-type="string">
            <text:p>- Input valid values for required fields </text:p>
            <text:p>- Click <text:span text:style-name="T1">Save</text:span></text:p>
          </table:table-cell>
          <table:table-cell table:style-name="ce281" office:value-type="string">
            <text:p>New node is created successfully and displayed with new icon (not default)</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126];6;1)&gt;MID([.F124];6;1);&quot;&quot;;MAX([.A$7:.A124])+1)" office:value-type="float" office:value="34">
            <text:p>034</text:p>
          </table:table-cell>
          <table:table-cell table:style-name="ce254" office:value-type="string">
            <text:p>FNC_SOC_SPC_NAV_12_02</text:p>
          </table:table-cell>
          <table:table-cell table:style-name="ce257" table:formula="of:=IF(MID([.F126];6;1)&gt;MID([.F125];6;1);[.C125];[.C125]+1)" office:value-type="float" office:value="29">
            <text:p>029</text:p>
          </table:table-cell>
          <table:table-cell table:style-name="ce261" office:value-type="string">
            <text:p>Social\Page_Nav\Node\Create</text:p>
          </table:table-cell>
          <table:table-cell table:style-name="ce94" office:value-type="string">
            <text:p>Check when close navigation after create new node for current navigation without saving that navigation</text:p>
          </table:table-cell>
          <table:table-cell table:style-name="ce270" office:value-type="string">
            <text:p>Step 1: View Space navigation tab</text:p>
          </table:table-cell>
          <table:table-cell table:style-name="ce307" office:value-type="string">
            <text:p><text:span text:style-name="T28">- User logs in system</text:span></text:p>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 Select Space navigation tab</text:p>
          </table:table-cell>
          <table:table-cell table:style-name="ce270" office:value-type="string">
            <text:p>space navigation is openned. Default we see one root node and 3 childrens node</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127];6;1)&gt;MID([.F125];6;1);&quot;&quot;;MAX([.A$7:.A125])+1)" office:value-type="float" office:value="34">
            <text:p>034</text:p>
          </table:table-cell>
          <table:table-cell table:style-name="ce254" office:value-type="string">
            <text:p>FNC_SOC_SPC_NAV_12_02</text:p>
          </table:table-cell>
          <table:table-cell table:style-name="ce257" table:formula="of:=IF(MID([.F127];6;1)&gt;MID([.F126];6;1);[.C126];[.C126]+1)" office:value-type="float" office:value="29">
            <text:p>029</text:p>
          </table:table-cell>
          <table:table-cell table:style-name="ce261" office:value-type="string">
            <text:p>Social\Page_Nav\Node\Create</text:p>
          </table:table-cell>
          <table:table-cell table:style-name="ce269" office:value-type="string">
            <text:p>Check when close navigation after create new node for current navigation without saving that navigation</text:p>
          </table:table-cell>
          <table:table-cell table:style-name="ce281" office:value-type="string">
            <text:p>Step 2: Add node</text:p>
          </table:table-cell>
          <table:table-cell table:style-name="ce282" office:value-type="string">
            <text:p>- Click on Add new node button or Choose a parent node and Right click on one node and select Add new node </text:p>
            <text:p>- Input valid value for required fields</text:p>
            <text:p>- Click Save</text:p>
            <text:p/>
          </table:table-cell>
          <table:table-cell table:style-name="ce281" office:value-type="string">
            <text:p>Add new node successfully, it is displayed in the left pan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128];6;1)&gt;MID([.F126];6;1);&quot;&quot;;MAX([.A$7:.A126])+1)">
            <text:p/>
          </table:table-cell>
          <table:table-cell table:style-name="ce254" office:value-type="string">
            <text:p>FNC_SOC_SPC_NAV_12_02</text:p>
          </table:table-cell>
          <table:table-cell table:style-name="ce257" table:formula="of:=IF(MID([.F128];6;1)&gt;MID([.F127];6;1);[.C127];[.C127]+1)" office:value-type="float" office:value="29">
            <text:p>029</text:p>
          </table:table-cell>
          <table:table-cell table:style-name="ce261" office:value-type="string">
            <text:p>Social\Page_Nav\Node\Create</text:p>
          </table:table-cell>
          <table:table-cell table:style-name="ce269" office:value-type="string">
            <text:p>Check when close navigation after create new node for current navigation without saving that navigation</text:p>
          </table:table-cell>
          <table:table-cell table:style-name="ce281" office:value-type="string">
            <text:p>Step 3: Close Navigation without Save</text:p>
          </table:table-cell>
          <table:table-cell table:style-name="ce282" office:value-type="string">
            <text:p><text:span text:style-name="T1">- C</text:span><text:span text:style-name="T12">lick close on Navigation management </text:span><text:span text:style-name="T12">without </text:span><text:span text:style-name="T1">Save</text:span><text:span text:style-name="T12"> action</text:span></text:p>
          </table:table-cell>
          <table:table-cell table:style-name="ce281" office:value-type="string">
            <text:p>Navigation management form closed proper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129];6;1)&gt;MID([.F127];6;1);&quot;&quot;;MAX([.A$7:.A127])+1)">
            <text:p/>
          </table:table-cell>
          <table:table-cell table:style-name="ce254" office:value-type="string">
            <text:p>FNC_SOC_SPC_NAV_12_02</text:p>
          </table:table-cell>
          <table:table-cell table:style-name="ce257" table:formula="of:=IF(MID([.F129];6;1)&gt;MID([.F128];6;1);[.C128];[.C128]+1)" office:value-type="float" office:value="29">
            <text:p>029</text:p>
          </table:table-cell>
          <table:table-cell table:style-name="ce261" office:value-type="string">
            <text:p>Social\Page_Nav\Node\Create</text:p>
          </table:table-cell>
          <table:table-cell table:style-name="ce269" office:value-type="string">
            <text:p>Check when close navigation after create new node for current navigation without saving that navigation</text:p>
          </table:table-cell>
          <table:table-cell table:style-name="ce281" office:value-type="string">
            <text:p>Step 4: Check changing of previous selected navigation</text:p>
          </table:table-cell>
          <table:table-cell table:style-name="ce282" office:value-type="string">
            <text:p>Select navigation at step 2 again, check new added node</text:p>
          </table:table-cell>
          <table:table-cell table:style-name="ce281" office:value-type="string">
            <text:p>No new node is added</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130];6;1)&gt;MID([.F128];6;1);&quot;&quot;;MAX([.A$7:.A128])+1)" office:value-type="float" office:value="35">
            <text:p>035</text:p>
          </table:table-cell>
          <table:table-cell table:style-name="ce255" office:value-type="string">
            <text:p>FNC_SOC_SPC_NAV_12_03</text:p>
          </table:table-cell>
          <table:table-cell table:style-name="ce257" office:value-type="float" office:value="1">
            <text:p>001</text:p>
          </table:table-cell>
          <table:table-cell table:style-name="ce262" office:value-type="string">
            <text:p>Social\Page_Nav\Node\Edit</text:p>
          </table:table-cell>
          <table:table-cell table:style-name="ce271" office:value-type="string">
            <text:p>Check edit node form from Group navigation</text:p>
          </table:table-cell>
          <table:table-cell table:style-name="ce282" office:value-type="string">
            <text:p>Step 1: Show form to edit node</text:p>
          </table:table-cell>
          <table:table-cell table:style-name="ce240"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Right click on node and select Edit this node</text:p>
          </table:table-cell>
          <table:table-cell table:style-name="ce240" office:value-type="string">
            <text:p>Edit node form is shown</text:p>
          </table:table-cell>
          <table:table-cell table:style-name="ce240" office:value-type="string">
            <text:p>Low</text:p>
          </table:table-cell>
          <table:table-cell table:style-name="ce99"/>
          <table:table-cell table:style-name="ce247" table:number-columns-repeated="246"/>
        </table:table-row>
        <table:table-row table:style-name="ro22">
          <table:table-cell table:style-name="ce251" table:formula="of:=IF(MID([.F131];6;1)&gt;MID([.F129];6;1);&quot;&quot;;MAX([.A$7:.A129])+1)" office:value-type="float" office:value="35">
            <text:p>035</text:p>
          </table:table-cell>
          <table:table-cell table:style-name="ce255" office:value-type="string">
            <text:p>FNC_SOC_SPC_NAV_12_03</text:p>
          </table:table-cell>
          <table:table-cell table:style-name="ce257" table:formula="of:=IF(MID([.F131];6;1)&gt;MID([.F130];6;1);[.C130];[.C130]+1)" office:value-type="float" office:value="1">
            <text:p>001</text:p>
          </table:table-cell>
          <table:table-cell table:style-name="ce262" office:value-type="string">
            <text:p>Social\Page_Nav\Node\Edit</text:p>
          </table:table-cell>
          <table:table-cell table:style-name="ce272" office:value-type="string">
            <text:p>Check edit node form</text:p>
          </table:table-cell>
          <table:table-cell table:style-name="ce282" office:value-type="string">
            <text:p>Step 2: Check Page node setting</text:p>
          </table:table-cell>
          <table:table-cell table:style-name="ce240" office:value-type="string">
            <text:p>Choose <text:span text:style-name="T1">Page node setting </text:span><text:span text:style-name="T12">tab</text:span></text:p>
          </table:table-cell>
          <table:table-cell table:style-name="ce282" office:value-type="string">
            <text:p>All current informations are displayed in form, only can edit Label and change Visible and Publication date time</text:p>
          </table:table-cell>
          <table:table-cell table:style-name="ce240" office:value-type="string">
            <text:p>Low</text:p>
          </table:table-cell>
          <table:table-cell table:style-name="ce99"/>
          <table:table-cell table:style-name="ce247" table:number-columns-repeated="246"/>
        </table:table-row>
        <table:table-row table:style-name="ro11">
          <table:table-cell table:style-name="ce251" table:formula="of:=IF(MID([.F132];6;1)&gt;MID([.F130];6;1);&quot;&quot;;MAX([.A$7:.A130])+1)">
            <text:p/>
          </table:table-cell>
          <table:table-cell table:style-name="ce255" office:value-type="string">
            <text:p>FNC_SOC_SPC_NAV_12_03</text:p>
          </table:table-cell>
          <table:table-cell table:style-name="ce257" table:formula="of:=IF(MID([.F132];6;1)&gt;MID([.F131];6;1);[.C131];[.C131]+1)" office:value-type="float" office:value="1">
            <text:p>001</text:p>
          </table:table-cell>
          <table:table-cell table:style-name="ce262" office:value-type="string">
            <text:p>Social\Page_Nav\Node\Edit</text:p>
          </table:table-cell>
          <table:table-cell table:style-name="ce272" office:value-type="string">
            <text:p>Check edit node form</text:p>
          </table:table-cell>
          <table:table-cell table:style-name="ce282" office:value-type="string">
            <text:p>Step 3: Check Page Selector</text:p>
          </table:table-cell>
          <table:table-cell table:style-name="ce282" office:value-type="string">
            <text:p>Choose <text:span text:style-name="T1">Page Selector</text:span> tab</text:p>
          </table:table-cell>
          <table:table-cell table:style-name="ce282" office:value-type="string">
            <text:p>Information of page that node is selecting is displayed in form</text:p>
          </table:table-cell>
          <table:table-cell table:style-name="ce240" office:value-type="string">
            <text:p>Low</text:p>
          </table:table-cell>
          <table:table-cell table:style-name="ce99"/>
          <table:table-cell table:style-name="ce247" table:number-columns-repeated="246"/>
        </table:table-row>
        <table:table-row table:style-name="ro11">
          <table:table-cell table:style-name="ce251" table:formula="of:=IF(MID([.F133];6;1)&gt;MID([.F131];6;1);&quot;&quot;;MAX([.A$7:.A131])+1)">
            <text:p/>
          </table:table-cell>
          <table:table-cell table:style-name="ce255" office:value-type="string">
            <text:p>FNC_SOC_SPC_NAV_12_03</text:p>
          </table:table-cell>
          <table:table-cell table:style-name="ce257" table:formula="of:=IF(MID([.F133];6;1)&gt;MID([.F132];6;1);[.C132];[.C132]+1)" office:value-type="float" office:value="1">
            <text:p>001</text:p>
          </table:table-cell>
          <table:table-cell table:style-name="ce262" office:value-type="string">
            <text:p>Social\Page_Nav\Node\Edit</text:p>
          </table:table-cell>
          <table:table-cell table:style-name="ce272" office:value-type="string">
            <text:p>Check edit node form</text:p>
          </table:table-cell>
          <table:table-cell table:style-name="ce282" office:value-type="string">
            <text:p>Step 4: Check Icon setting</text:p>
          </table:table-cell>
          <table:table-cell table:style-name="ce282" office:value-type="string">
            <text:p>Choose <text:span text:style-name="T1">Icon</text:span> tab</text:p>
          </table:table-cell>
          <table:table-cell table:style-name="ce282" office:value-type="string">
            <text:p>Name of current using icon is displayed, existing icons are listed</text:p>
          </table:table-cell>
          <table:table-cell table:style-name="ce240" office:value-type="string">
            <text:p>Low</text:p>
          </table:table-cell>
          <table:table-cell table:style-name="ce99"/>
          <table:table-cell table:style-name="ce247" table:number-columns-repeated="246"/>
        </table:table-row>
        <table:table-row table:style-name="ro32">
          <table:table-cell table:style-name="ce251" table:formula="of:=IF(MID([.F134];6;1)&gt;MID([.F132];6;1);&quot;&quot;;MAX([.A$7:.A132])+1)" office:value-type="float" office:value="36">
            <text:p>036</text:p>
          </table:table-cell>
          <table:table-cell table:style-name="ce255" office:value-type="string">
            <text:p>FNC_SOC_SPC_NAV_12_03</text:p>
          </table:table-cell>
          <table:table-cell table:style-name="ce257" table:formula="of:=IF(MID([.F134];6;1)&gt;MID([.F133];6;1);[.C133];[.C133]+1)" office:value-type="float" office:value="2">
            <text:p>002</text:p>
          </table:table-cell>
          <table:table-cell table:style-name="ce262" office:value-type="string">
            <text:p>Social\Page_Nav\Node\Edit</text:p>
          </table:table-cell>
          <table:table-cell table:style-name="ce271" office:value-type="string">
            <text:p>Edit node with blank label</text:p>
          </table:table-cell>
          <table:table-cell table:style-name="ce282" office:value-type="string">
            <text:p>Step 1: Show form to edit node</text:p>
          </table:table-cell>
          <table:table-cell table:style-name="ce240"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Right click on node and select Edit this node</text:p>
          </table:table-cell>
          <table:table-cell table:style-name="ce240" office:value-type="string">
            <text:p>Edit node form is shown</text:p>
          </table:table-cell>
          <table:table-cell table:style-name="ce240" office:value-type="string">
            <text:p>Low</text:p>
          </table:table-cell>
          <table:table-cell table:style-name="ce99"/>
          <table:table-cell table:style-name="ce247" table:number-columns-repeated="246"/>
        </table:table-row>
        <table:table-row table:style-name="ro22">
          <table:table-cell table:style-name="ce251" table:formula="of:=IF(MID([.F135];6;1)&gt;MID([.F133];6;1);&quot;&quot;;MAX([.A$7:.A133])+1)" office:value-type="float" office:value="36">
            <text:p>036</text:p>
          </table:table-cell>
          <table:table-cell table:style-name="ce255" office:value-type="string">
            <text:p>FNC_SOC_SPC_NAV_12_03</text:p>
          </table:table-cell>
          <table:table-cell table:style-name="ce257" table:formula="of:=IF(MID([.F135];6;1)&gt;MID([.F134];6;1);[.C134];[.C134]+1)" office:value-type="float" office:value="2">
            <text:p>002</text:p>
          </table:table-cell>
          <table:table-cell table:style-name="ce262" office:value-type="string">
            <text:p>Social\Page_Nav\Node\Edit</text:p>
          </table:table-cell>
          <table:table-cell table:style-name="ce272" office:value-type="string">
            <text:p>Edit node with blank label</text:p>
          </table:table-cell>
          <table:table-cell table:style-name="ce282" office:value-type="string">
            <text:p>Step 2: Change label</text:p>
          </table:table-cell>
          <table:table-cell table:style-name="ce282" office:value-type="string">
            <text:p>- Clean current value in Label</text:p>
            <text:p>- Click <text:span text:style-name="T1">Save</text:span></text:p>
          </table:table-cell>
          <table:table-cell table:style-name="ce282" office:value-type="string">
            <text:p>- Edit node form is closed</text:p>
            <text:p>- Edited node is displayed with Node name</text:p>
          </table:table-cell>
          <table:table-cell table:style-name="ce240" office:value-type="string">
            <text:p>Low</text:p>
          </table:table-cell>
          <table:table-cell table:style-name="ce99"/>
          <table:table-cell table:style-name="ce247" table:number-columns-repeated="246"/>
        </table:table-row>
        <table:table-row table:style-name="ro11">
          <table:table-cell table:style-name="ce251" table:formula="of:=IF(MID([.F136];6;1)&gt;MID([.F134];6;1);&quot;&quot;;MAX([.A$7:.A134])+1)">
            <text:p/>
          </table:table-cell>
          <table:table-cell table:style-name="ce255" office:value-type="string">
            <text:p>FNC_SOC_SPC_NAV_12_03</text:p>
          </table:table-cell>
          <table:table-cell table:style-name="ce259" table:formula="of:=IF(MID([.F136];6;1)&gt;MID([.F135];6;1);[.C135];[.C135]+1)" office:value-type="float" office:value="2">
            <text:p>002</text:p>
          </table:table-cell>
          <table:table-cell table:style-name="ce262" office:value-type="string">
            <text:p>Social\Page_Nav\Node\Edit</text:p>
          </table:table-cell>
          <table:table-cell table:style-name="ce272" office:value-type="string">
            <text:p>Edit node with blank label</text:p>
          </table:table-cell>
          <table:table-cell table:style-name="ce282" office:value-type="string">
            <text:p>Step 3: Check after blank label</text:p>
          </table:table-cell>
          <table:table-cell table:style-name="ce282" office:value-type="string">
            <text:p>Show form to edit that node again</text:p>
          </table:table-cell>
          <table:table-cell table:style-name="ce282" office:value-type="string">
            <text:p>Edit node form is shown: Node name is displayed in Label instead of blank</text:p>
          </table:table-cell>
          <table:table-cell table:style-name="ce240" office:value-type="string">
            <text:p>Low</text:p>
          </table:table-cell>
          <table:table-cell table:style-name="ce99"/>
          <table:table-cell table:style-name="ce247" table:number-columns-repeated="246"/>
        </table:table-row>
        <table:table-row table:style-name="ro32">
          <table:table-cell table:style-name="ce251" table:formula="of:=IF(MID([.F137];6;1)&gt;MID([.F135];6;1);&quot;&quot;;MAX([.A$7:.A135])+1)" office:value-type="float" office:value="37">
            <text:p>037</text:p>
          </table:table-cell>
          <table:table-cell table:style-name="ce255" office:value-type="string">
            <text:p>FNC_SOC_SPC_NAV_12_03</text:p>
          </table:table-cell>
          <table:table-cell table:style-name="ce259" table:formula="of:=IF(MID([.F137];6;1)&gt;MID([.F136];6;1);[.C136];[.C136]+1)" office:value-type="float" office:value="3">
            <text:p>003</text:p>
          </table:table-cell>
          <table:table-cell table:style-name="ce262" office:value-type="string">
            <text:p>Social\Page_Nav\Node\Edit</text:p>
          </table:table-cell>
          <table:table-cell table:style-name="ce271" office:value-type="string">
            <text:p>Edit node with label less than 3 or over 120 characters</text:p>
          </table:table-cell>
          <table:table-cell table:style-name="ce282" office:value-type="string">
            <text:p>Step 1: Show form to edit node</text:p>
          </table:table-cell>
          <table:table-cell table:style-name="ce240"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Right click on node and select Edit this node</text:p>
          </table:table-cell>
          <table:table-cell table:style-name="ce240" office:value-type="string">
            <text:p>Edit node form is shown</text:p>
          </table:table-cell>
          <table:table-cell table:style-name="ce240" office:value-type="string">
            <text:p>Low</text:p>
          </table:table-cell>
          <table:table-cell table:style-name="ce99"/>
          <table:table-cell table:style-name="ce247" table:number-columns-repeated="246"/>
        </table:table-row>
        <table:table-row table:style-name="ro27">
          <table:table-cell table:style-name="ce251" table:formula="of:=IF(MID([.F138];6;1)&gt;MID([.F136];6;1);&quot;&quot;;MAX([.A$7:.A136])+1)" office:value-type="float" office:value="37">
            <text:p>037</text:p>
          </table:table-cell>
          <table:table-cell table:style-name="ce255" office:value-type="string">
            <text:p>FNC_SOC_SPC_NAV_12_03</text:p>
          </table:table-cell>
          <table:table-cell table:style-name="ce259" table:formula="of:=IF(MID([.F138];6;1)&gt;MID([.F137];6;1);[.C137];[.C137]+1)" office:value-type="float" office:value="3">
            <text:p>003</text:p>
          </table:table-cell>
          <table:table-cell table:style-name="ce262" office:value-type="string">
            <text:p>Social\Page_Nav\Node\Edit</text:p>
          </table:table-cell>
          <table:table-cell table:style-name="ce272" office:value-type="string">
            <text:p>Edit node with label less than 3 or over 120 characters</text:p>
          </table:table-cell>
          <table:table-cell table:style-name="ce282" office:value-type="string">
            <text:p>Step 2: Change label</text:p>
          </table:table-cell>
          <table:table-cell table:style-name="ce282" office:value-type="string">
            <text:p>- Change current label with new value less than 3 or over 120 characters</text:p>
            <text:p>- Click <text:span text:style-name="T1">Save</text:span></text:p>
          </table:table-cell>
          <table:table-cell table:style-name="ce282" office:value-type="string">
            <text:p>Show message alerts Label must have length from "3" to "120" characters.</text:p>
          </table:table-cell>
          <table:table-cell table:style-name="ce240" office:value-type="string">
            <text:p>Low</text:p>
          </table:table-cell>
          <table:table-cell table:style-name="ce99"/>
          <table:table-cell table:style-name="ce247" table:number-columns-repeated="246"/>
        </table:table-row>
        <table:table-row table:style-name="ro32">
          <table:table-cell table:style-name="ce251" table:formula="of:=IF(MID([.F139];6;1)&gt;MID([.F137];6;1);&quot;&quot;;MAX([.A$7:.A137])+1)" office:value-type="float" office:value="38">
            <text:p>038</text:p>
          </table:table-cell>
          <table:table-cell table:style-name="ce255" office:value-type="string">
            <text:p>FNC_SOC_SPC_NAV_12_03</text:p>
          </table:table-cell>
          <table:table-cell table:style-name="ce259" table:formula="of:=IF(MID([.F139];6;1)&gt;MID([.F138];6;1);[.C138];[.C138]+1)" office:value-type="float" office:value="4">
            <text:p>004</text:p>
          </table:table-cell>
          <table:table-cell table:style-name="ce262" office:value-type="string">
            <text:p>Social\Page_Nav\Node\Edit</text:p>
          </table:table-cell>
          <table:table-cell table:style-name="ce271" office:value-type="string">
            <text:p>Edit node with valid new Label</text:p>
          </table:table-cell>
          <table:table-cell table:style-name="ce282" office:value-type="string">
            <text:p>Step 1: Show form to edit node</text:p>
          </table:table-cell>
          <table:table-cell table:style-name="ce240"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Right click on node and select Edit this node</text:p>
          </table:table-cell>
          <table:table-cell table:style-name="ce240" office:value-type="string">
            <text:p>Edit node form is shown</text:p>
          </table:table-cell>
          <table:table-cell table:style-name="ce240" office:value-type="string">
            <text:p>Low</text:p>
          </table:table-cell>
          <table:table-cell table:style-name="ce99"/>
          <table:table-cell table:style-name="ce247" table:number-columns-repeated="246"/>
        </table:table-row>
        <table:table-row table:style-name="ro27">
          <table:table-cell table:style-name="ce251" table:formula="of:=IF(MID([.F140];6;1)&gt;MID([.F138];6;1);&quot;&quot;;MAX([.A$7:.A138])+1)" office:value-type="float" office:value="38">
            <text:p>038</text:p>
          </table:table-cell>
          <table:table-cell table:style-name="ce254" office:value-type="string">
            <text:p>FNC_SOC_SPC_NAV_12_03</text:p>
          </table:table-cell>
          <table:table-cell table:style-name="ce259" table:formula="of:=IF(MID([.F140];6;1)&gt;MID([.F139];6;1);[.C139];[.C139]+1)" office:value-type="float" office:value="4">
            <text:p>004</text:p>
          </table:table-cell>
          <table:table-cell table:style-name="ce261" office:value-type="string">
            <text:p>Social\Page_Nav\Node\Edit</text:p>
          </table:table-cell>
          <table:table-cell table:style-name="ce269" office:value-type="string">
            <text:p>Edit node with valid new Label</text:p>
          </table:table-cell>
          <table:table-cell table:style-name="ce281" office:value-type="string">
            <text:p>Step 2: Change label</text:p>
          </table:table-cell>
          <table:table-cell table:style-name="ce282" office:value-type="string">
            <text:p>- Change current label with new valid value (not blank or less than 3 or over 120 characters)</text:p>
            <text:p>- Click <text:span text:style-name="T1">Save</text:span></text:p>
          </table:table-cell>
          <table:table-cell table:style-name="ce281" office:value-type="string">
            <text:p>Save successfully, node is displayed in new label</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141];6;1)&gt;MID([.F139];6;1);&quot;&quot;;MAX([.A$7:.A139])+1)" office:value-type="float" office:value="39">
            <text:p>039</text:p>
          </table:table-cell>
          <table:table-cell table:style-name="ce254" office:value-type="string">
            <text:p>FNC_SOC_SPC_NAV_12_03</text:p>
          </table:table-cell>
          <table:table-cell table:style-name="ce259" table:formula="of:=IF(MID([.F141];6;1)&gt;MID([.F140];6;1);[.C140];[.C140]+1)" office:value-type="float" office:value="5">
            <text:p>005</text:p>
          </table:table-cell>
          <table:table-cell table:style-name="ce261" office:value-type="string">
            <text:p>Social\Page_Nav\Node\Edit</text:p>
          </table:table-cell>
          <table:table-cell table:style-name="ce94" office:value-type="string">
            <text:p>Edit visible node with specific Start and End publication date time to be invisible and keep Start and End publication date time</text:p>
          </table:table-cell>
          <table:table-cell table:style-name="ce281" office:value-type="string">
            <text:p>Step 1: Create limited publication node</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with checked Visible option and specific Start and End publication date time</text:p>
          </table:table-cell>
          <table:table-cell table:style-name="ce281" office:value-type="string">
            <text:p>- Node is created successfully</text:p>
            <text:p>- Added node is always visible for user if it link to a pag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142];6;1)&gt;MID([.F140];6;1);&quot;&quot;;MAX([.A$7:.A140])+1)" office:value-type="float" office:value="39">
            <text:p>039</text:p>
          </table:table-cell>
          <table:table-cell table:style-name="ce254" office:value-type="string">
            <text:p>FNC_SOC_SPC_NAV_12_03</text:p>
          </table:table-cell>
          <table:table-cell table:style-name="ce259" table:formula="of:=IF(MID([.F142];6;1)&gt;MID([.F141];6;1);[.C141];[.C141]+1)" office:value-type="float" office:value="5">
            <text:p>005</text:p>
          </table:table-cell>
          <table:table-cell table:style-name="ce261" office:value-type="string">
            <text:p>Social\Page_Nav\Node\Edit</text:p>
          </table:table-cell>
          <table:table-cell table:style-name="ce269" office:value-type="string">
            <text:p>Edit visible node with specific Start and End publication date time to be invisible and keep Start and End publication date time</text:p>
          </table:table-cell>
          <table:table-cell table:style-name="ce281" office:value-type="string">
            <text:p>Step 2: Edit node</text:p>
          </table:table-cell>
          <table:table-cell table:style-name="ce282" office:value-type="string">
            <text:p>In Edit node form:</text:p>
            <text:p>- Un-check Visible option</text:p>
            <text:p>- Keep current Start and End publication date time</text:p>
            <text:p>- Click Save</text:p>
            <text:p>- Click Save on Navigation management</text:p>
          </table:table-cell>
          <table:table-cell table:style-name="ce281" office:value-type="string">
            <text:p>Edit node successfu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143];6;1)&gt;MID([.F141];6;1);&quot;&quot;;MAX([.A$7:.A141])+1)">
            <text:p/>
          </table:table-cell>
          <table:table-cell table:style-name="ce254" office:value-type="string">
            <text:p>FNC_SOC_SPC_NAV_12_03</text:p>
          </table:table-cell>
          <table:table-cell table:style-name="ce259" table:formula="of:=IF(MID([.F143];6;1)&gt;MID([.F142];6;1);[.C142];[.C142]+1)" office:value-type="float" office:value="5">
            <text:p>005</text:p>
          </table:table-cell>
          <table:table-cell table:style-name="ce261" office:value-type="string">
            <text:p>Social\Page_Nav\Node\Edit</text:p>
          </table:table-cell>
          <table:table-cell table:style-name="ce269" office:value-type="string">
            <text:p>Edit visible node with specific Start and End publication date time to be invisible and keep Start and End publication date time</text:p>
          </table:table-cell>
          <table:table-cell table:style-name="ce281" office:value-type="string">
            <text:p>Step 3: Check showing node (page) without Visible option after being edited before Start publication date time</text:p>
          </table:table-cell>
          <table:table-cell table:style-name="ce282" office:value-type="string">
            <text:p>View edited node (page) before specified Start publication date time</text:p>
          </table:table-cell>
          <table:table-cell table:style-name="ce281" office:value-type="string">
            <text:p>Node (Page) is not visible for user to view</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144];6;1)&gt;MID([.F142];6;1);&quot;&quot;;MAX([.A$7:.A142])+1)">
            <text:p/>
          </table:table-cell>
          <table:table-cell table:style-name="ce254" office:value-type="string">
            <text:p>FNC_SOC_SPC_NAV_12_03</text:p>
          </table:table-cell>
          <table:table-cell table:style-name="ce259" table:formula="of:=IF(MID([.F144];6;1)&gt;MID([.F143];6;1);[.C143];[.C143]+1)" office:value-type="float" office:value="5">
            <text:p>005</text:p>
          </table:table-cell>
          <table:table-cell table:style-name="ce261" office:value-type="string">
            <text:p>Social\Page_Nav\Node\Edit</text:p>
          </table:table-cell>
          <table:table-cell table:style-name="ce269" office:value-type="string">
            <text:p>Edit visible node with specific Start and End publication date time to be invisible and keep Start and End publication date time</text:p>
          </table:table-cell>
          <table:table-cell table:style-name="ce281" office:value-type="string">
            <text:p>Step 4: Check showing node (page) without Visible option after being edited between Start and End publication date time</text:p>
          </table:table-cell>
          <table:table-cell table:style-name="ce282" office:value-type="string">
            <text:p>View edited node (page) between specified Start and End publication date time</text:p>
          </table:table-cell>
          <table:table-cell table:style-name="ce281" office:value-type="string">
            <text:p>Node (Page) is not visible for user to view</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145];6;1)&gt;MID([.F143];6;1);&quot;&quot;;MAX([.A$7:.A143])+1)">
            <text:p/>
          </table:table-cell>
          <table:table-cell table:style-name="ce254" office:value-type="string">
            <text:p>FNC_SOC_SPC_NAV_12_03</text:p>
          </table:table-cell>
          <table:table-cell table:style-name="ce259" table:formula="of:=IF(MID([.F145];6;1)&gt;MID([.F144];6;1);[.C144];[.C144]+1)" office:value-type="float" office:value="5">
            <text:p>005</text:p>
          </table:table-cell>
          <table:table-cell table:style-name="ce261" office:value-type="string">
            <text:p>Social\Page_Nav\Node\Edit</text:p>
          </table:table-cell>
          <table:table-cell table:style-name="ce269" office:value-type="string">
            <text:p>Edit visible node with specific Start and End publication date time to be invisible and keep Start and End publication date time</text:p>
          </table:table-cell>
          <table:table-cell table:style-name="ce281" office:value-type="string">
            <text:p>Step 5: Check showing node (page) without Visible option after being edited between Start and End publication date time</text:p>
          </table:table-cell>
          <table:table-cell table:style-name="ce282" office:value-type="string">
            <text:p>View edited node (page) after specified End publication date time</text:p>
          </table:table-cell>
          <table:table-cell table:style-name="ce281" office:value-type="string">
            <text:p>Node (Page) is not visible for user to view</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146];6;1)&gt;MID([.F144];6;1);&quot;&quot;;MAX([.A$7:.A144])+1)" office:value-type="float" office:value="40">
            <text:p>040</text:p>
          </table:table-cell>
          <table:table-cell table:style-name="ce254" office:value-type="string">
            <text:p>FNC_SOC_SPC_NAV_12_03</text:p>
          </table:table-cell>
          <table:table-cell table:style-name="ce259" table:formula="of:=IF(MID([.F146];6;1)&gt;MID([.F145];6;1);[.C145];[.C145]+1)" office:value-type="float" office:value="6">
            <text:p>006</text:p>
          </table:table-cell>
          <table:table-cell table:style-name="ce261" office:value-type="string">
            <text:p>Social\Page_Nav\Node\Edit</text:p>
          </table:table-cell>
          <table:table-cell table:style-name="ce94" office:value-type="string">
            <text:p>Edit visible node page with specific Start and End publication date time to be invisible and no publication date time</text:p>
          </table:table-cell>
          <table:table-cell table:style-name="ce281" office:value-type="string">
            <text:p>Step 1: Create limited publication node</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links to specific page) with checked Visible option and specific Start and End publication date time</text:p>
          </table:table-cell>
          <table:table-cell table:style-name="ce281" office:value-type="string">
            <text:p>- Node is created successfully</text:p>
            <text:p>- Added node is always visible for user in publication time</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147];6;1)&gt;MID([.F145];6;1);&quot;&quot;;MAX([.A$7:.A145])+1)" office:value-type="float" office:value="40">
            <text:p>040</text:p>
          </table:table-cell>
          <table:table-cell table:style-name="ce254" office:value-type="string">
            <text:p>FNC_SOC_SPC_NAV_12_03</text:p>
          </table:table-cell>
          <table:table-cell table:style-name="ce259" table:formula="of:=IF(MID([.F147];6;1)&gt;MID([.F146];6;1);[.C146];[.C146]+1)" office:value-type="float" office:value="6">
            <text:p>006</text:p>
          </table:table-cell>
          <table:table-cell table:style-name="ce261" office:value-type="string">
            <text:p>Social\Page_Nav\Node\Edit</text:p>
          </table:table-cell>
          <table:table-cell table:style-name="ce269" office:value-type="string">
            <text:p>Edit visible node page with specific Start and End publication date time to be invisible and no publication date time</text:p>
          </table:table-cell>
          <table:table-cell table:style-name="ce281" office:value-type="string">
            <text:p>Step 2: Edit node</text:p>
          </table:table-cell>
          <table:table-cell table:style-name="ce282" office:value-type="string">
            <text:p>In Edit node form </text:p>
            <text:p>- Un-check Visible and Publication date time options</text:p>
            <text:p>- Click Save</text:p>
            <text:p>- Click Save on navigation management</text:p>
          </table:table-cell>
          <table:table-cell table:style-name="ce281" office:value-type="string">
            <text:p>Edit node successfu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148];6;1)&gt;MID([.F146];6;1);&quot;&quot;;MAX([.A$7:.A146])+1)">
            <text:p/>
          </table:table-cell>
          <table:table-cell table:style-name="ce254" office:value-type="string">
            <text:p>FNC_SOC_SPC_NAV_12_03</text:p>
          </table:table-cell>
          <table:table-cell table:style-name="ce259" table:formula="of:=IF(MID([.F148];6;1)&gt;MID([.F147];6;1);[.C147];[.C147]+1)" office:value-type="float" office:value="6">
            <text:p>006</text:p>
          </table:table-cell>
          <table:table-cell table:style-name="ce261" office:value-type="string">
            <text:p>Social\Page_Nav\Node\Edit</text:p>
          </table:table-cell>
          <table:table-cell table:style-name="ce269" office:value-type="string">
            <text:p>Edit visible node page with specific Start and End publication date time to be invisible and no publication date time</text:p>
          </table:table-cell>
          <table:table-cell table:style-name="ce281" office:value-type="string">
            <text:p>Step 3: Check showing node without Visible and Publication options after being edited</text:p>
          </table:table-cell>
          <table:table-cell table:style-name="ce282" office:value-type="string">
            <text:p>View node (page) at different dates and times</text:p>
          </table:table-cell>
          <table:table-cell table:style-name="ce281" office:value-type="string">
            <text:p>Node (Page) is always invisible</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149];6;1)&gt;MID([.F147];6;1);&quot;&quot;;MAX([.A$7:.A147])+1)" office:value-type="float" office:value="41">
            <text:p>041</text:p>
          </table:table-cell>
          <table:table-cell table:style-name="ce254" office:value-type="string">
            <text:p>FNC_SOC_SPC_NAV_12_03</text:p>
          </table:table-cell>
          <table:table-cell table:style-name="ce259" table:formula="of:=IF(MID([.F149];6;1)&gt;MID([.F148];6;1);[.C148];[.C148]+1)" office:value-type="float" office:value="7">
            <text:p>007</text:p>
          </table:table-cell>
          <table:table-cell table:style-name="ce261" office:value-type="string">
            <text:p>Social\Page_Nav\Node\Edit</text:p>
          </table:table-cell>
          <table:table-cell table:style-name="ce94" office:value-type="string">
            <text:p>Edit invisible node without specific Start and End publication date time to be visible</text:p>
          </table:table-cell>
          <table:table-cell table:style-name="ce281" office:value-type="string">
            <text:p>Step 1: Create invisible node</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links to specific page) with unchecked Visible and Publication options</text:p>
          </table:table-cell>
          <table:table-cell table:style-name="ce312" office:value-type="string">
            <text:p>Node (Page) is created successfully and invisible for user at any tim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150];6;1)&gt;MID([.F148];6;1);&quot;&quot;;MAX([.A$7:.A148])+1)" office:value-type="float" office:value="41">
            <text:p>041</text:p>
          </table:table-cell>
          <table:table-cell table:style-name="ce254" office:value-type="string">
            <text:p>FNC_SOC_SPC_NAV_12_03</text:p>
          </table:table-cell>
          <table:table-cell table:style-name="ce259" table:formula="of:=IF(MID([.F150];6;1)&gt;MID([.F149];6;1);[.C149];[.C149]+1)" office:value-type="float" office:value="7">
            <text:p>007</text:p>
          </table:table-cell>
          <table:table-cell table:style-name="ce261" office:value-type="string">
            <text:p>Social\Page_Nav\Node\Edit</text:p>
          </table:table-cell>
          <table:table-cell table:style-name="ce269" office:value-type="string">
            <text:p>Edit invisible node without specific Start and End publication date time to be visible</text:p>
          </table:table-cell>
          <table:table-cell table:style-name="ce281" office:value-type="string">
            <text:p>Step 2: Edit node</text:p>
          </table:table-cell>
          <table:table-cell table:style-name="ce282" office:value-type="string">
            <text:p>In edit node form:</text:p>
            <text:p>- Check Visible</text:p>
            <text:p>- Keep Publication date and time unchecked</text:p>
            <text:p>- Click Save</text:p>
            <text:p>- Click Save on navigation management</text:p>
          </table:table-cell>
          <table:table-cell table:style-name="ce281" office:value-type="string">
            <text:p>Edit node successful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151];6;1)&gt;MID([.F149];6;1);&quot;&quot;;MAX([.A$7:.A149])+1)">
            <text:p/>
          </table:table-cell>
          <table:table-cell table:style-name="ce254" office:value-type="string">
            <text:p>FNC_SOC_SPC_NAV_12_03</text:p>
          </table:table-cell>
          <table:table-cell table:style-name="ce259" table:formula="of:=IF(MID([.F151];6;1)&gt;MID([.F150];6;1);[.C150];[.C150]+1)" office:value-type="float" office:value="7">
            <text:p>007</text:p>
          </table:table-cell>
          <table:table-cell table:style-name="ce261" office:value-type="string">
            <text:p>Social\Page_Nav\Node\Edit</text:p>
          </table:table-cell>
          <table:table-cell table:style-name="ce269" office:value-type="string">
            <text:p>Edit invisible node without specific Start and End publication date time to be visible</text:p>
          </table:table-cell>
          <table:table-cell table:style-name="ce281" office:value-type="string">
            <text:p>Step 3: Check showing node after being edited</text:p>
          </table:table-cell>
          <table:table-cell table:style-name="ce282" office:value-type="string">
            <text:p>View node at different dates and times</text:p>
          </table:table-cell>
          <table:table-cell table:style-name="ce281" office:value-type="string">
            <text:p>Node (Page) is always visible</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152];6;1)&gt;MID([.F150];6;1);&quot;&quot;;MAX([.A$7:.A150])+1)" office:value-type="float" office:value="42">
            <text:p>042</text:p>
          </table:table-cell>
          <table:table-cell table:style-name="ce254" office:value-type="string">
            <text:p>FNC_SOC_SPC_NAV_12_03</text:p>
          </table:table-cell>
          <table:table-cell table:style-name="ce259" table:formula="of:=IF(MID([.F152];6;1)&gt;MID([.F151];6;1);[.C151];[.C151]+1)" office:value-type="float" office:value="8">
            <text:p>008</text:p>
          </table:table-cell>
          <table:table-cell table:style-name="ce261" office:value-type="string">
            <text:p>Social\Page_Nav\Node\Edit</text:p>
          </table:table-cell>
          <table:table-cell table:style-name="ce94" office:value-type="string">
            <text:p>Edit invisible node without specific Start and End publication date time to be visible with limited Start and End date for publication</text:p>
          </table:table-cell>
          <table:table-cell table:style-name="ce281" office:value-type="string">
            <text:p>Step 1: Create invisible node</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link to specific page with checked Visible and unchecked Publication options</text:p>
          </table:table-cell>
          <table:table-cell table:style-name="ce312" office:value-type="string">
            <text:p>Node (Page) is created successfully and visible for user at any time</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153];6;1)&gt;MID([.F151];6;1);&quot;&quot;;MAX([.A$7:.A151])+1)" office:value-type="float" office:value="42">
            <text:p>042</text:p>
          </table:table-cell>
          <table:table-cell table:style-name="ce254" office:value-type="string">
            <text:p>FNC_SOC_SPC_NAV_12_03</text:p>
          </table:table-cell>
          <table:table-cell table:style-name="ce259" table:formula="of:=IF(MID([.F153];6;1)&gt;MID([.F152];6;1);[.C152];[.C152]+1)" office:value-type="float" office:value="8">
            <text:p>008</text:p>
          </table:table-cell>
          <table:table-cell table:style-name="ce261" office:value-type="string">
            <text:p>Social\Page_Nav\Node\Edit</text:p>
          </table:table-cell>
          <table:table-cell table:style-name="ce269" office:value-type="string">
            <text:p>Edit invisible node without specific Start and End publication date time to be visible with limited Start and End date for publication</text:p>
          </table:table-cell>
          <table:table-cell table:style-name="ce281" office:value-type="string">
            <text:p>Step 2: Edit node</text:p>
          </table:table-cell>
          <table:table-cell table:style-name="ce282"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281" office:value-type="string">
            <text:p>Edit node successfu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154];6;1)&gt;MID([.F152];6;1);&quot;&quot;;MAX([.A$7:.A152])+1)">
            <text:p/>
          </table:table-cell>
          <table:table-cell table:style-name="ce254" office:value-type="string">
            <text:p>FNC_SOC_SPC_NAV_12_03</text:p>
          </table:table-cell>
          <table:table-cell table:style-name="ce259" table:formula="of:=IF(MID([.F154];6;1)&gt;MID([.F153];6;1);[.C153];[.C153]+1)" office:value-type="float" office:value="8">
            <text:p>008</text:p>
          </table:table-cell>
          <table:table-cell table:style-name="ce261" office:value-type="string">
            <text:p>Social\Page_Nav\Node\Edit</text:p>
          </table:table-cell>
          <table:table-cell table:style-name="ce269" office:value-type="string">
            <text:p>Edit invisible node without specific Start and End publication date time to be visible with limited Start and End date for publication</text:p>
          </table:table-cell>
          <table:table-cell table:style-name="ce281" office:value-type="string">
            <text:p>Step 3: Check showing node after being edited</text:p>
          </table:table-cell>
          <table:table-cell table:style-name="ce282" office:value-type="string">
            <text:p>View node at different dates and times</text:p>
          </table:table-cell>
          <table:table-cell table:style-name="ce281" office:value-type="string">
            <text:p>Node (Page) is visible between Start and End publication date time, otherwise, it is invisible</text:p>
          </table:table-cell>
          <table:table-cell table:style-name="ce270" office:value-type="string">
            <text:p>Low</text:p>
          </table:table-cell>
          <table:table-cell table:style-name="ce99"/>
          <table:table-cell table:style-name="ce247" table:number-columns-repeated="246"/>
        </table:table-row>
        <table:table-row table:style-name="ro52">
          <table:table-cell table:style-name="ce251" table:formula="of:=IF(MID([.F155];6;1)&gt;MID([.F153];6;1);&quot;&quot;;MAX([.A$7:.A153])+1)" office:value-type="float" office:value="43">
            <text:p>043</text:p>
          </table:table-cell>
          <table:table-cell table:style-name="ce254" office:value-type="string">
            <text:p>FNC_SOC_SPC_NAV_12_03</text:p>
          </table:table-cell>
          <table:table-cell table:style-name="ce259" table:formula="of:=IF(MID([.F155];6;1)&gt;MID([.F154];6;1);[.C154];[.C154]+1)" office:value-type="float" office:value="9">
            <text:p>009</text:p>
          </table:table-cell>
          <table:table-cell table:style-name="ce261" office:value-type="string">
            <text:p>Social\Page_Nav\Node\Edit</text:p>
          </table:table-cell>
          <table:table-cell table:style-name="ce94" office:value-type="string">
            <text:p>Edit node with new Start and End date time for publication</text:p>
          </table:table-cell>
          <table:table-cell table:style-name="ce269" office:value-type="string">
            <text:p>Step 1: Create new node with specific Start and End date time for publication</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link to specific page) with checked Visible and has specific Start and End date time for publication</text:p>
          </table:table-cell>
          <table:table-cell table:style-name="ce312" office:value-type="string">
            <text:p>Node (Page) is created successfully and visible for user in publication time</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156];6;1)&gt;MID([.F154];6;1);&quot;&quot;;MAX([.A$7:.A154])+1)" office:value-type="float" office:value="43">
            <text:p>043</text:p>
          </table:table-cell>
          <table:table-cell table:style-name="ce254" office:value-type="string">
            <text:p>FNC_SOC_SPC_NAV_12_03</text:p>
          </table:table-cell>
          <table:table-cell table:style-name="ce259" table:formula="of:=IF(MID([.F156];6;1)&gt;MID([.F155];6;1);[.C155];[.C155]+1)" office:value-type="float" office:value="9">
            <text:p>009</text:p>
          </table:table-cell>
          <table:table-cell table:style-name="ce261" office:value-type="string">
            <text:p>Social\Page_Nav\Node\Edit</text:p>
          </table:table-cell>
          <table:table-cell table:style-name="ce270" office:value-type="string">
            <text:p>Edit node with new Start and End date time for publication</text:p>
          </table:table-cell>
          <table:table-cell table:style-name="ce280" office:value-type="string">
            <text:p>Step 2: Change Start and End date time of added node</text:p>
          </table:table-cell>
          <table:table-cell table:style-name="ce308"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280" office:value-type="string">
            <text:p>Edit node successful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157];6;1)&gt;MID([.F155];6;1);&quot;&quot;;MAX([.A$7:.A155])+1)">
            <text:p/>
          </table:table-cell>
          <table:table-cell table:style-name="ce254" office:value-type="string">
            <text:p>FNC_SOC_SPC_NAV_12_03</text:p>
          </table:table-cell>
          <table:table-cell table:style-name="ce259" table:formula="of:=IF(MID([.F157];6;1)&gt;MID([.F156];6;1);[.C156];[.C156]+1)" office:value-type="float" office:value="9">
            <text:p>009</text:p>
          </table:table-cell>
          <table:table-cell table:style-name="ce261" office:value-type="string">
            <text:p>Social\Page_Nav\Node\Edit</text:p>
          </table:table-cell>
          <table:table-cell table:style-name="ce269" office:value-type="string">
            <text:p>Edit node with new Start and End date time for publication</text:p>
          </table:table-cell>
          <table:table-cell table:style-name="ce281" office:value-type="string">
            <text:p>Step 3: Check showing Node (page) after being edited</text:p>
          </table:table-cell>
          <table:table-cell table:style-name="ce282" office:value-type="string">
            <text:p>View node (page) at different dates and times</text:p>
          </table:table-cell>
          <table:table-cell table:style-name="ce281" office:value-type="string">
            <text:p>Node (Page) is visible between new Start and End publication date time, otherwise, it is invisible</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158];6;1)&gt;MID([.F156];6;1);&quot;&quot;;MAX([.A$7:.A156])+1)" office:value-type="float" office:value="44">
            <text:p>044</text:p>
          </table:table-cell>
          <table:table-cell table:style-name="ce254" office:value-type="string">
            <text:p>FNC_SOC_SPC_NAV_12_03</text:p>
          </table:table-cell>
          <table:table-cell table:style-name="ce259" table:formula="of:=IF(MID([.F158];6;1)&gt;MID([.F157];6;1);[.C157];[.C157]+1)" office:value-type="float" office:value="10">
            <text:p>010</text:p>
          </table:table-cell>
          <table:table-cell table:style-name="ce261" office:value-type="string">
            <text:p>Social\Page_Nav\Node\Edit</text:p>
          </table:table-cell>
          <table:table-cell table:style-name="ce94" office:value-type="string">
            <text:p>Edit node with blank Start and End date time for publication</text:p>
          </table:table-cell>
          <table:table-cell table:style-name="ce269" office:value-type="string">
            <text:p>Step 1: Create new node with specific Start and End date time for publication</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with unchecked Visible but has specific Start and End date time for publication</text:p>
          </table:table-cell>
          <table:table-cell table:style-name="ce312" office:value-type="string">
            <text:p>Node (Page) is created successfully and invisible for user at any time</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159];6;1)&gt;MID([.F157];6;1);&quot;&quot;;MAX([.A$7:.A157])+1)" office:value-type="float" office:value="44">
            <text:p>044</text:p>
          </table:table-cell>
          <table:table-cell table:style-name="ce254" office:value-type="string">
            <text:p>FNC_SOC_SPC_NAV_12_03</text:p>
          </table:table-cell>
          <table:table-cell table:style-name="ce259" table:formula="of:=IF(MID([.F159];6;1)&gt;MID([.F158];6;1);[.C158];[.C158]+1)" office:value-type="float" office:value="10">
            <text:p>010</text:p>
          </table:table-cell>
          <table:table-cell table:style-name="ce261" office:value-type="string">
            <text:p>Social\Page_Nav\Node\Edit</text:p>
          </table:table-cell>
          <table:table-cell table:style-name="ce269" office:value-type="string">
            <text:p>Edit node with blank Start and End date time for publication</text:p>
          </table:table-cell>
          <table:table-cell table:style-name="ce280" office:value-type="string">
            <text:p>Step 2: Change Start and End date time of added node</text:p>
          </table:table-cell>
          <table:table-cell table:style-name="ce282" office:value-type="string">
            <text:p>In Edit node form:</text:p>
            <text:p>- Keep <text:span text:style-name="T1">Visible</text:span><text:span text:style-name="T12"> option unchecked</text:span></text:p>
            <text:p><text:span text:style-name="T12">- Clean current value in Start/ End </text:span><text:span text:style-name="T12">publication date time</text:span></text:p>
            <text:p>- Click <text:span text:style-name="T1">Save</text:span></text:p>
          </table:table-cell>
          <table:table-cell table:style-name="ce281" office:value-type="string">
            <text:p>Show message alerts Start/ End Publication Date are invalid</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160];6;1)&gt;MID([.F158];6;1);&quot;&quot;;MAX([.A$7:.A158])+1)" office:value-type="float" office:value="45">
            <text:p>045</text:p>
          </table:table-cell>
          <table:table-cell table:style-name="ce254" office:value-type="string">
            <text:p>FNC_SOC_SPC_NAV_12_03</text:p>
          </table:table-cell>
          <table:table-cell table:style-name="ce259" table:formula="of:=IF(MID([.F160];6;1)&gt;MID([.F159];6;1);[.C159];[.C159]+1)" office:value-type="float" office:value="11">
            <text:p>011</text:p>
          </table:table-cell>
          <table:table-cell table:style-name="ce261" office:value-type="string">
            <text:p>Social\Page_Nav\Node\Edit</text:p>
          </table:table-cell>
          <table:table-cell table:style-name="ce94" office:value-type="string">
            <text:p>Edit node with invalid values for Start and End date time for publication</text:p>
          </table:table-cell>
          <table:table-cell table:style-name="ce269" office:value-type="string">
            <text:p>Step 1: Create new node with specific Start and End date time for publication</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with unchecked Visible but has specific Start and End date time for publication</text:p>
          </table:table-cell>
          <table:table-cell table:style-name="ce312" office:value-type="string">
            <text:p>Node (Page) is created successfully and invisible for user at any time</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161];6;1)&gt;MID([.F159];6;1);&quot;&quot;;MAX([.A$7:.A159])+1)" office:value-type="float" office:value="45">
            <text:p>045</text:p>
          </table:table-cell>
          <table:table-cell table:style-name="ce254" office:value-type="string">
            <text:p>FNC_SOC_SPC_NAV_12_03</text:p>
          </table:table-cell>
          <table:table-cell table:style-name="ce259" table:formula="of:=IF(MID([.F161];6;1)&gt;MID([.F160];6;1);[.C160];[.C160]+1)" office:value-type="float" office:value="11">
            <text:p>011</text:p>
          </table:table-cell>
          <table:table-cell table:style-name="ce261" office:value-type="string">
            <text:p>Social\Page_Nav\Node\Edit</text:p>
          </table:table-cell>
          <table:table-cell table:style-name="ce269" office:value-type="string">
            <text:p>Edit node with invalid values for Start and End date time for publication</text:p>
          </table:table-cell>
          <table:table-cell table:style-name="ce280" office:value-type="string">
            <text:p>Step 2: Change Start and End date time of added node</text:p>
          </table:table-cell>
          <table:table-cell table:style-name="ce282" office:value-type="string">
            <text:p>In edit node form:</text:p>
            <text:p>- Keep <text:span text:style-name="T1">Visible</text:span><text:span text:style-name="T12"> option unchecked</text:span></text:p>
            <text:p><text:span text:style-name="T12">- Replace current Start/ End publication </text:span><text:span text:style-name="T12">date time by new value in invalid format </text:span><text:span text:style-name="T12">(not in mm/dd/yyyy hh:mm:ss)</text:span></text:p>
            <text:p>- Click <text:span text:style-name="T1">Save</text:span></text:p>
          </table:table-cell>
          <table:table-cell table:style-name="ce281" office:value-type="string">
            <text:p>Show message alerts Start/ End Publication Date are invalid</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162];6;1)&gt;MID([.F160];6;1);&quot;&quot;;MAX([.A$7:.A160])+1)" office:value-type="float" office:value="46">
            <text:p>046</text:p>
          </table:table-cell>
          <table:table-cell table:style-name="ce254" office:value-type="string">
            <text:p>FNC_SOC_SPC_NAV_12_03</text:p>
          </table:table-cell>
          <table:table-cell table:style-name="ce259" table:formula="of:=IF(MID([.F162];6;1)&gt;MID([.F161];6;1);[.C161];[.C161]+1)" office:value-type="float" office:value="12">
            <text:p>012</text:p>
          </table:table-cell>
          <table:table-cell table:style-name="ce261" office:value-type="string">
            <text:p>Social\Page_Nav\Node\Edit</text:p>
          </table:table-cell>
          <table:table-cell table:style-name="ce94" office:value-type="string">
            <text:p>Edit node with Start after End date time for publication</text:p>
          </table:table-cell>
          <table:table-cell table:style-name="ce269" office:value-type="string">
            <text:p>Step 1: Create new node with specific Start and End date time for publication</text:p>
          </table:table-cell>
          <table:table-cell table:style-name="ce282" office:value-type="string">
            <text:p><text:span text:style-name="T21">-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with unchecked Visible but has specific Start and End date time for publication</text:p>
          </table:table-cell>
          <table:table-cell table:style-name="ce312" office:value-type="string">
            <text:p>Node (Page) is created successfully and invisible for user at any time</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163];6;1)&gt;MID([.F161];6;1);&quot;&quot;;MAX([.A$7:.A161])+1)" office:value-type="float" office:value="46">
            <text:p>046</text:p>
          </table:table-cell>
          <table:table-cell table:style-name="ce254" office:value-type="string">
            <text:p>FNC_SOC_SPC_NAV_12_03</text:p>
          </table:table-cell>
          <table:table-cell table:style-name="ce259" table:formula="of:=IF(MID([.F163];6;1)&gt;MID([.F162];6;1);[.C162];[.C162]+1)" office:value-type="float" office:value="12">
            <text:p>012</text:p>
          </table:table-cell>
          <table:table-cell table:style-name="ce261" office:value-type="string">
            <text:p>Social\Page_Nav\Node\Edit</text:p>
          </table:table-cell>
          <table:table-cell table:style-name="ce269" office:value-type="string">
            <text:p>Edit node with Start after End date time for publication</text:p>
          </table:table-cell>
          <table:table-cell table:style-name="ce280" office:value-type="string">
            <text:p>Step 2: Change Start and End date time of added node</text:p>
          </table:table-cell>
          <table:table-cell table:style-name="ce282"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281" office:value-type="string">
            <text:p>Show message alerts The end date must be after the start date. </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164];6;1)&gt;MID([.F162];6;1);&quot;&quot;;MAX([.A$7:.A162])+1)" office:value-type="float" office:value="47">
            <text:p>047</text:p>
          </table:table-cell>
          <table:table-cell table:style-name="ce254" office:value-type="string">
            <text:p>FNC_SOC_SPC_NAV_12_04</text:p>
          </table:table-cell>
          <table:table-cell table:style-name="ce259" office:value-type="float" office:value="1">
            <text:p>001</text:p>
          </table:table-cell>
          <table:table-cell table:style-name="ce261" office:value-type="string">
            <text:p>Social\Page_Nav\Node\Copy_Paste</text:p>
          </table:table-cell>
          <table:table-cell table:style-name="ce94" office:value-type="string">
            <text:p>Copy or Paste a node into another node in the same navigation</text:p>
          </table:table-cell>
          <table:table-cell table:style-name="ce281" office:value-type="string">
            <text:p>Step 1: Show Edit page and Nav form</text:p>
          </table:table-cell>
          <table:table-cell table:style-name="ce240" office:value-type="string">
            <text:p><text:span text:style-name="T39">-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70" office:value-type="string">
            <text:p>Edit navigation form is shown properly</text:p>
          </table:table-cell>
          <table:table-cell table:style-name="ce270" office:value-type="string">
            <text:p>High</text:p>
          </table:table-cell>
          <table:table-cell table:style-name="ce99"/>
          <table:table-cell table:style-name="ce247" table:number-columns-repeated="246"/>
        </table:table-row>
        <table:table-row table:style-name="ro25">
          <table:table-cell table:style-name="ce251" table:formula="of:=IF(MID([.F165];6;1)&gt;MID([.F163];6;1);&quot;&quot;;MAX([.A$7:.A163])+1)" office:value-type="float" office:value="47">
            <text:p>047</text:p>
          </table:table-cell>
          <table:table-cell table:style-name="ce254" office:value-type="string">
            <text:p>FNC_SOC_SPC_NAV_12_04</text:p>
          </table:table-cell>
          <table:table-cell table:style-name="ce259" table:formula="of:=IF(MID([.F165];6;1)&gt;MID([.F164];6;1);[.C164];[.C164]+1)" office:value-type="float" office:value="1">
            <text:p>001</text:p>
          </table:table-cell>
          <table:table-cell table:style-name="ce261" office:value-type="string">
            <text:p>Social\Page_Nav\Node\Copy_Paste</text:p>
          </table:table-cell>
          <table:table-cell table:style-name="ce269" office:value-type="string">
            <text:p>Copy or Paste a node into another node in the same navigation</text:p>
          </table:table-cell>
          <table:table-cell table:style-name="ce281" office:value-type="string">
            <text:p>Step 2: Copy or Paste node</text:p>
          </table:table-cell>
          <table:table-cell table:style-name="ce282" office:value-type="string">
            <text:p>- Choose a node </text:p>
            <text:p>- Right click on a node and select <text:span text:style-name="T1">Copy </text:span><text:span text:style-name="T1">node</text:span></text:p>
            <text:p>- Select another node, right click and select <text:span text:style-name="T1">Paste node</text:span></text:p>
          </table:table-cell>
          <table:table-cell table:style-name="ce281" office:value-type="string">
            <text:p>Node is made a copy in new place</text:p>
          </table:table-cell>
          <table:table-cell table:style-name="ce270" office:value-type="string">
            <text:p>High</text:p>
          </table:table-cell>
          <table:table-cell table:style-name="ce99"/>
          <table:table-cell table:style-name="ce247" table:number-columns-repeated="246"/>
        </table:table-row>
        <table:table-row table:style-name="ro36">
          <table:table-cell table:style-name="ce251" table:formula="of:=IF(MID([.F166];6;1)&gt;MID([.F164];6;1);&quot;&quot;;MAX([.A$7:.A164])+1)" office:value-type="float" office:value="48">
            <text:p>048</text:p>
          </table:table-cell>
          <table:table-cell table:style-name="ce254" office:value-type="string">
            <text:p>FNC_SOC_SPC_NAV_12_04</text:p>
          </table:table-cell>
          <table:table-cell table:style-name="ce259" table:formula="of:=IF(MID([.F166];6;1)&gt;MID([.F165];6;1);[.C165];[.C165]+1)" office:value-type="float" office:value="2">
            <text:p>002</text:p>
          </table:table-cell>
          <table:table-cell table:style-name="ce261" office:value-type="string">
            <text:p>Social\Page_Nav\Node\Copy_Paste</text:p>
          </table:table-cell>
          <table:table-cell table:style-name="ce94" office:value-type="string">
            <text:p>Copy or Paste a node into another node on different space navigation</text:p>
          </table:table-cell>
          <table:table-cell table:style-name="ce281" office:value-type="string">
            <text:p>Step 1: Copy node</text:p>
          </table:table-cell>
          <table:table-cell table:style-name="ce240" office:value-type="string">
            <text:p><text:span text:style-name="T39">-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Select a node</text:span></text:p>
            <text:p><text:span text:style-name="T21">- Right click on a node and select </text:span><text:span text:style-name="T32">Copy </text:span><text:span text:style-name="T32">node</text:span></text:p>
          </table:table-cell>
          <table:table-cell table:style-name="ce270" office:value-type="string">
            <text:p>Node is copied</text:p>
          </table:table-cell>
          <table:table-cell table:style-name="ce270" office:value-type="string">
            <text:p>High</text:p>
          </table:table-cell>
          <table:table-cell table:style-name="ce99"/>
          <table:table-cell table:style-name="ce247" table:number-columns-repeated="246"/>
        </table:table-row>
        <table:table-row table:style-name="ro29">
          <table:table-cell table:style-name="ce251" table:formula="of:=IF(MID([.F167];6;1)&gt;MID([.F165];6;1);&quot;&quot;;MAX([.A$7:.A165])+1)" office:value-type="float" office:value="48">
            <text:p>048</text:p>
          </table:table-cell>
          <table:table-cell table:style-name="ce254" office:value-type="string">
            <text:p>FNC_SOC_SPC_NAV_12_04</text:p>
          </table:table-cell>
          <table:table-cell table:style-name="ce259" table:formula="of:=IF(MID([.F167];6;1)&gt;MID([.F166];6;1);[.C166];[.C166]+1)" office:value-type="float" office:value="2">
            <text:p>002</text:p>
          </table:table-cell>
          <table:table-cell table:style-name="ce261" office:value-type="string">
            <text:p>Social\Page_Nav\Node\Copy_Paste</text:p>
          </table:table-cell>
          <table:table-cell table:style-name="ce269" office:value-type="string">
            <text:p>Copy or Paste a node into another node o n different space navigation</text:p>
          </table:table-cell>
          <table:table-cell table:style-name="ce281" office:value-type="string">
            <text:p>Step 2: Paste node into another <text:s/>space navigation</text:p>
          </table:table-cell>
          <table:table-cell table:style-name="ce240" office:value-type="string">
            <text:p><text:span text:style-name="T39">- Select another space</text:span></text:p>
            <text:p><text:span text:style-name="T21">- Access space and select Space settings </text:span><text:span text:style-name="T21">portlet or Click on Space setting icon</text:span></text:p>
            <text:p><text:span text:style-name="T21">- Select Space navigation tab</text:span></text:p>
            <text:p><text:span text:style-name="T21">- Select a node</text:span></text:p>
            <text:p><text:span text:style-name="T21">- Right click on a node and <text:s/>find Paste to </text:span><text:span text:style-name="T21">paste the coppied node</text:span></text:p>
          </table:table-cell>
          <table:table-cell table:style-name="ce281" office:value-type="string">
            <text:p>Don't see the Paste function. Can not Coppy/paste node on different space navigation</text:p>
          </table:table-cell>
          <table:table-cell table:style-name="ce270" office:value-type="string">
            <text:p>High</text:p>
          </table:table-cell>
          <table:table-cell table:style-name="ce99"/>
          <table:table-cell table:style-name="ce247" table:number-columns-repeated="246"/>
        </table:table-row>
        <table:table-row table:style-name="ro30">
          <table:table-cell table:style-name="ce251" table:formula="of:=IF(MID([.F168];6;1)&gt;MID([.F166];6;1);&quot;&quot;;MAX([.A$7:.A166])+1)" office:value-type="float" office:value="49">
            <text:p>049</text:p>
          </table:table-cell>
          <table:table-cell table:style-name="ce254" office:value-type="string">
            <text:p>FNC_SOC_SPC_NAV_12_04</text:p>
          </table:table-cell>
          <table:table-cell table:style-name="ce259" table:formula="of:=IF(MID([.F168];6;1)&gt;MID([.F167];6;1);[.C167];[.C167]+1)" office:value-type="float" office:value="3">
            <text:p>003</text:p>
          </table:table-cell>
          <table:table-cell table:style-name="ce261" office:value-type="string">
            <text:p>Social\Page_Nav\Node\Copy_Paste</text:p>
          </table:table-cell>
          <table:table-cell table:style-name="ce94" office:value-type="string">
            <text:p>Copy or Paste a node into the same place</text:p>
          </table:table-cell>
          <table:table-cell table:style-name="ce281" office:value-type="string">
            <text:p>Step 1: Show Edit page and Nav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70" office:value-type="string">
            <text:p>Edit navigation form is shown properly</text:p>
          </table:table-cell>
          <table:table-cell table:style-name="ce270" office:value-type="string">
            <text:p>High</text:p>
          </table:table-cell>
          <table:table-cell table:style-name="ce99"/>
          <table:table-cell table:style-name="ce247" table:number-columns-repeated="246"/>
        </table:table-row>
        <table:table-row table:style-name="ro25">
          <table:table-cell table:style-name="ce251" table:formula="of:=IF(MID([.F169];6;1)&gt;MID([.F167];6;1);&quot;&quot;;MAX([.A$7:.A167])+1)" office:value-type="float" office:value="49">
            <text:p>049</text:p>
          </table:table-cell>
          <table:table-cell table:style-name="ce254" office:value-type="string">
            <text:p>FNC_SOC_SPC_NAV_12_04</text:p>
          </table:table-cell>
          <table:table-cell table:style-name="ce259" table:formula="of:=IF(MID([.F169];6;1)&gt;MID([.F168];6;1);[.C168];[.C168]+1)" office:value-type="float" office:value="3">
            <text:p>003</text:p>
          </table:table-cell>
          <table:table-cell table:style-name="ce261" office:value-type="string">
            <text:p>Social\Page_Nav\Node\Copy_Paste</text:p>
          </table:table-cell>
          <table:table-cell table:style-name="ce269" office:value-type="string">
            <text:p>Copy or Paste a node into the same place</text:p>
          </table:table-cell>
          <table:table-cell table:style-name="ce281" office:value-type="string">
            <text:p>Step 2: Copy or Paste node</text:p>
          </table:table-cell>
          <table:table-cell table:style-name="ce282" office:value-type="string">
            <text:p>- Choose a navigation from list </text:p>
            <text:p>- Right click on node and select <text:span text:style-name="T1">Copy </text:span><text:span text:style-name="T1">node</text:span></text:p>
            <text:p>- Right click in the same level and select <text:span text:style-name="T1">Paste node</text:span></text:p>
          </table:table-cell>
          <table:table-cell table:style-name="ce281" office:value-type="string">
            <text:p>Show message alerts can not do this action</text:p>
          </table:table-cell>
          <table:table-cell table:style-name="ce270" office:value-type="string">
            <text:p>High</text:p>
          </table:table-cell>
          <table:table-cell table:style-name="ce99"/>
          <table:table-cell table:style-name="ce247" table:number-columns-repeated="246"/>
        </table:table-row>
        <table:table-row table:style-name="ro30">
          <table:table-cell table:style-name="ce251" table:formula="of:=IF(MID([.F170];6;1)&gt;MID([.F168];6;1);&quot;&quot;;MAX([.A$7:.A168])+1)" office:value-type="float" office:value="50">
            <text:p>050</text:p>
          </table:table-cell>
          <table:table-cell table:style-name="ce254" office:value-type="string">
            <text:p>FNC_SOC_SPC_NAV_12_04</text:p>
          </table:table-cell>
          <table:table-cell table:style-name="ce259" table:formula="of:=IF(MID([.F170];6;1)&gt;MID([.F169];6;1);[.C169];[.C169]+1)" office:value-type="float" office:value="4">
            <text:p>004</text:p>
          </table:table-cell>
          <table:table-cell table:style-name="ce261" office:value-type="string">
            <text:p>Social\Page_Nav\Node\Copy_Paste</text:p>
          </table:table-cell>
          <table:table-cell table:style-name="ce94" office:value-type="string">
            <text:p>Copy or Paste a node into the same this source</text:p>
          </table:table-cell>
          <table:table-cell table:style-name="ce281" office:value-type="string">
            <text:p>Step 1: Show Edit page and Nav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70" office:value-type="string">
            <text:p>Edit navigation form is shown properly</text:p>
          </table:table-cell>
          <table:table-cell table:style-name="ce270" office:value-type="string">
            <text:p>Medium</text:p>
          </table:table-cell>
          <table:table-cell table:style-name="ce99"/>
          <table:table-cell table:style-name="ce247" table:number-columns-repeated="246"/>
        </table:table-row>
        <table:table-row table:style-name="ro25">
          <table:table-cell table:style-name="ce251" table:formula="of:=IF(MID([.F171];6;1)&gt;MID([.F169];6;1);&quot;&quot;;MAX([.A$7:.A169])+1)" office:value-type="float" office:value="50">
            <text:p>050</text:p>
          </table:table-cell>
          <table:table-cell table:style-name="ce254" office:value-type="string">
            <text:p>FNC_SOC_SPC_NAV_12_04</text:p>
          </table:table-cell>
          <table:table-cell table:style-name="ce259" table:formula="of:=IF(MID([.F171];6;1)&gt;MID([.F170];6;1);[.C170];[.C170]+1)" office:value-type="float" office:value="4">
            <text:p>004</text:p>
          </table:table-cell>
          <table:table-cell table:style-name="ce261" office:value-type="string">
            <text:p>Social\Page_Nav\Node\Copy_Paste</text:p>
          </table:table-cell>
          <table:table-cell table:style-name="ce269" office:value-type="string">
            <text:p>Copy or Paste a node into the same this source</text:p>
          </table:table-cell>
          <table:table-cell table:style-name="ce281" office:value-type="string">
            <text:p>Step 2: Copy or Paste node</text:p>
          </table:table-cell>
          <table:table-cell table:style-name="ce282" office:value-type="string">
            <text:p>- Choose a navigation from list </text:p>
            <text:p>- Right click on node and select <text:span text:style-name="T1">Copy </text:span><text:span text:style-name="T1">node</text:span></text:p>
            <text:p>- Right click this node again and select <text:span text:style-name="T1">Paste node</text:span></text:p>
          </table:table-cell>
          <table:table-cell table:style-name="ce281" office:value-type="string">
            <text:p>Show message alerts The source and the destination must be different. </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172];6;1)&gt;MID([.F170];6;1);&quot;&quot;;MAX([.A$7:.A170])+1)" office:value-type="float" office:value="51">
            <text:p>051</text:p>
          </table:table-cell>
          <table:table-cell table:style-name="ce254" office:value-type="string">
            <text:p>FNC_SOC_SPC_NAV_12_04</text:p>
          </table:table-cell>
          <table:table-cell table:style-name="ce259" table:formula="of:=IF(MID([.F172];6;1)&gt;MID([.F171];6;1);[.C171];[.C171]+1)" office:value-type="float" office:value="5">
            <text:p>005</text:p>
          </table:table-cell>
          <table:table-cell table:style-name="ce261" office:value-type="string">
            <text:p>Social\Page_Nav\Node\Copy_Paste</text:p>
          </table:table-cell>
          <table:table-cell table:style-name="ce94" office:value-type="string">
            <text:p>Check when change page for node after being copied</text:p>
          </table:table-cell>
          <table:table-cell table:style-name="ce281" office:value-type="string">
            <text:p>Step 1: Show Edit Navigation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70" office:value-type="string">
            <text:p>Edit navigation form is shown properly</text:p>
          </table:table-cell>
          <table:table-cell table:style-name="ce270" office:value-type="string">
            <text:p>Medium</text:p>
          </table:table-cell>
          <table:table-cell table:style-name="ce99"/>
          <table:table-cell table:style-name="ce247" table:number-columns-repeated="246"/>
        </table:table-row>
        <table:table-row table:style-name="ro11">
          <table:table-cell table:style-name="ce251" table:formula="of:=IF(MID([.F173];6;1)&gt;MID([.F171];6;1);&quot;&quot;;MAX([.A$7:.A171])+1)" office:value-type="float" office:value="51">
            <text:p>051</text:p>
          </table:table-cell>
          <table:table-cell table:style-name="ce254" office:value-type="string">
            <text:p>FNC_SOC_SPC_NAV_12_04</text:p>
          </table:table-cell>
          <table:table-cell table:style-name="ce259" table:formula="of:=IF(MID([.F173];6;1)&gt;MID([.F172];6;1);[.C172];[.C172]+1)" office:value-type="float" office:value="5">
            <text:p>005</text:p>
          </table:table-cell>
          <table:table-cell table:style-name="ce261" office:value-type="string">
            <text:p>Social\Page_Nav\Node\Copy_Paste</text:p>
          </table:table-cell>
          <table:table-cell table:style-name="ce269" office:value-type="string">
            <text:p>Check when change page for node after being copied</text:p>
          </table:table-cell>
          <table:table-cell table:style-name="ce281" office:value-type="string">
            <text:p>Step 2: Copy or Paste node</text:p>
          </table:table-cell>
          <table:table-cell table:style-name="ce282" office:value-type="string">
            <text:p>Copy a node (contains page) to another place</text:p>
          </table:table-cell>
          <table:table-cell table:style-name="ce281" office:value-type="string">
            <text:p>Node is made a copy in new place</text:p>
          </table:table-cell>
          <table:table-cell table:style-name="ce270" office:value-type="string">
            <text:p>Medium</text:p>
          </table:table-cell>
          <table:table-cell table:style-name="ce99"/>
          <table:table-cell table:style-name="ce247" table:number-columns-repeated="246"/>
        </table:table-row>
        <table:table-row table:style-name="ro11">
          <table:table-cell table:style-name="ce251" table:formula="of:=IF(MID([.F174];6;1)&gt;MID([.F172];6;1);&quot;&quot;;MAX([.A$7:.A172])+1)">
            <text:p/>
          </table:table-cell>
          <table:table-cell table:style-name="ce254" office:value-type="string">
            <text:p>FNC_SOC_SPC_NAV_12_04</text:p>
          </table:table-cell>
          <table:table-cell table:style-name="ce259" table:formula="of:=IF(MID([.F174];6;1)&gt;MID([.F173];6;1);[.C173];[.C173]+1)" office:value-type="float" office:value="5">
            <text:p>005</text:p>
          </table:table-cell>
          <table:table-cell table:style-name="ce261" office:value-type="string">
            <text:p>Social\Page_Nav\Node\Copy_Paste</text:p>
          </table:table-cell>
          <table:table-cell table:style-name="ce269" office:value-type="string">
            <text:p>Check when change page for node after being copied</text:p>
          </table:table-cell>
          <table:table-cell table:style-name="ce281" office:value-type="string">
            <text:p>Step 3: Change page for copied node in new place</text:p>
          </table:table-cell>
          <table:table-cell table:style-name="ce282" office:value-type="string">
            <text:p>Edit copied node in new place, choose another page for it</text:p>
          </table:table-cell>
          <table:table-cell table:style-name="ce281" office:value-type="string">
            <text:p>Page of that node is changed</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175];6;1)&gt;MID([.F173];6;1);&quot;&quot;;MAX([.A$7:.A173])+1)">
            <text:p/>
          </table:table-cell>
          <table:table-cell table:style-name="ce254" office:value-type="string">
            <text:p>FNC_SOC_SPC_NAV_12_04</text:p>
          </table:table-cell>
          <table:table-cell table:style-name="ce259" table:formula="of:=IF(MID([.F175];6;1)&gt;MID([.F174];6;1);[.C174];[.C174]+1)" office:value-type="float" office:value="5">
            <text:p>005</text:p>
          </table:table-cell>
          <table:table-cell table:style-name="ce261" office:value-type="string">
            <text:p>Social\Page_Nav\Node\Copy_Paste</text:p>
          </table:table-cell>
          <table:table-cell table:style-name="ce269" office:value-type="string">
            <text:p>Check when change page for node after being copied</text:p>
          </table:table-cell>
          <table:table-cell table:style-name="ce281" office:value-type="string">
            <text:p>Step 4: Check original node after changed page of copied node</text:p>
          </table:table-cell>
          <table:table-cell table:style-name="ce282" office:value-type="string">
            <text:p>Edit original node that was made a copy at step 2, check page of this node</text:p>
          </table:table-cell>
          <table:table-cell table:style-name="ce281" office:value-type="string">
            <text:p>Page of this node has no change</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176];6;1)&gt;MID([.F174];6;1);&quot;&quot;;MAX([.A$7:.A174])+1)">
            <text:p/>
          </table:table-cell>
          <table:table-cell table:style-name="ce254" office:value-type="string">
            <text:p>FNC_SOC_SPC_NAV_12_04</text:p>
          </table:table-cell>
          <table:table-cell table:style-name="ce259" table:formula="of:=IF(MID([.F176];6;1)&gt;MID([.F175];6;1);[.C175];[.C175]+1)" office:value-type="float" office:value="5">
            <text:p>005</text:p>
          </table:table-cell>
          <table:table-cell table:style-name="ce261" office:value-type="string">
            <text:p>Social\Page_Nav\Node\Copy_Paste</text:p>
          </table:table-cell>
          <table:table-cell table:style-name="ce269" office:value-type="string">
            <text:p>Check when change page for node after being copied</text:p>
          </table:table-cell>
          <table:table-cell table:style-name="ce281" office:value-type="string">
            <text:p>Step 5: Change page for original node </text:p>
          </table:table-cell>
          <table:table-cell table:style-name="ce282" office:value-type="string">
            <text:p>Edit original node that was made a copy at step 2, choose new page for this node</text:p>
          </table:table-cell>
          <table:table-cell table:style-name="ce281" office:value-type="string">
            <text:p>Page of that node is changed</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177];6;1)&gt;MID([.F175];6;1);&quot;&quot;;MAX([.A$7:.A175])+1)">
            <text:p/>
          </table:table-cell>
          <table:table-cell table:style-name="ce254" office:value-type="string">
            <text:p>FNC_SOC_SPC_NAV_12_04</text:p>
          </table:table-cell>
          <table:table-cell table:style-name="ce259" table:formula="of:=IF(MID([.F177];6;1)&gt;MID([.F176];6;1);[.C176];[.C176]+1)" office:value-type="float" office:value="5">
            <text:p>005</text:p>
          </table:table-cell>
          <table:table-cell table:style-name="ce261" office:value-type="string">
            <text:p>Social\Page_Nav\Node\Copy_Paste</text:p>
          </table:table-cell>
          <table:table-cell table:style-name="ce269" office:value-type="string">
            <text:p>Check when change page for node after being copied</text:p>
          </table:table-cell>
          <table:table-cell table:style-name="ce281" office:value-type="string">
            <text:p>Step 6: Check copied node after changed page for original node</text:p>
          </table:table-cell>
          <table:table-cell table:style-name="ce282" office:value-type="string">
            <text:p>Edit copied node in new place, check page of it</text:p>
          </table:table-cell>
          <table:table-cell table:style-name="ce281" office:value-type="string">
            <text:p>Page of this node has no change</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178];6;1)&gt;MID([.F176];6;1);&quot;&quot;;MAX([.A$7:.A176])+1)" office:value-type="float" office:value="52">
            <text:p>052</text:p>
          </table:table-cell>
          <table:table-cell table:style-name="ce254" office:value-type="string">
            <text:p>FNC_SOC_SPC_NAV_12_05</text:p>
          </table:table-cell>
          <table:table-cell table:style-name="ce259" office:value-type="float" office:value="1">
            <text:p>001</text:p>
          </table:table-cell>
          <table:table-cell table:style-name="ce261" office:value-type="string">
            <text:p>Social\Page_Nav\Node\Cut_Paste</text:p>
          </table:table-cell>
          <table:table-cell table:style-name="ce94" office:value-type="string">
            <text:p>Cut or Paste node to same place</text:p>
          </table:table-cell>
          <table:table-cell table:style-name="ce281" office:value-type="string">
            <text:p>Step 1: Show Edit Navigation form</text:p>
          </table:table-cell>
          <table:table-cell table:style-name="ce282" office:value-type="string">
            <text:p><text:span text:style-name="T34">- Login by admin or user is manager of at </text:span><text:span text:style-name="T34">least the exited group navigation</text:span></text:p>
            <text:p>- Go to Navigation management</text:p>
          </table:table-cell>
          <table:table-cell table:style-name="ce281" office:value-type="string">
            <text:p>Show Navigation management form</text:p>
          </table:table-cell>
          <table:table-cell table:style-name="ce270" office:value-type="string">
            <text:p>High</text:p>
          </table:table-cell>
          <table:table-cell table:style-name="ce99"/>
          <table:table-cell table:style-name="ce247" table:number-columns-repeated="246"/>
        </table:table-row>
        <table:table-row table:style-name="ro25">
          <table:table-cell table:style-name="ce251" table:formula="of:=IF(MID([.F179];6;1)&gt;MID([.F177];6;1);&quot;&quot;;MAX([.A$7:.A177])+1)" office:value-type="float" office:value="52">
            <text:p>052</text:p>
          </table:table-cell>
          <table:table-cell table:style-name="ce254" office:value-type="string">
            <text:p>FNC_SOC_SPC_NAV_12_05</text:p>
          </table:table-cell>
          <table:table-cell table:style-name="ce259" table:formula="of:=IF(MID([.F179];6;1)&gt;MID([.F178];6;1);[.C178];[.C178]+1)" office:value-type="float" office:value="1">
            <text:p>001</text:p>
          </table:table-cell>
          <table:table-cell table:style-name="ce261" office:value-type="string">
            <text:p>Social\Page_Nav\Node\Cut_Paste</text:p>
          </table:table-cell>
          <table:table-cell table:style-name="ce269" office:value-type="string">
            <text:p>Cut or Paste node to same place</text:p>
          </table:table-cell>
          <table:table-cell table:style-name="ce281" office:value-type="string">
            <text:p>Step 2: Cut or Paste node</text:p>
          </table:table-cell>
          <table:table-cell table:style-name="ce282" office:value-type="string">
            <text:p>- Right click on node and select <text:span text:style-name="T1">Cut node</text:span></text:p>
            <text:p>- Right click in the same level with cut node and select <text:span text:style-name="T1">Paste node</text:span></text:p>
          </table:table-cell>
          <table:table-cell table:style-name="ce281" office:value-type="string">
            <text:p>Show message alerts can not do this action</text:p>
          </table:table-cell>
          <table:table-cell table:style-name="ce270" office:value-type="string">
            <text:p>High</text:p>
          </table:table-cell>
          <table:table-cell table:style-name="ce99"/>
          <table:table-cell table:style-name="ce247" table:number-columns-repeated="246"/>
        </table:table-row>
        <table:table-row table:style-name="ro30">
          <table:table-cell table:style-name="ce251" table:formula="of:=IF(MID([.F180];6;1)&gt;MID([.F178];6;1);&quot;&quot;;MAX([.A$7:.A178])+1)" office:value-type="float" office:value="53">
            <text:p>053</text:p>
          </table:table-cell>
          <table:table-cell table:style-name="ce254" office:value-type="string">
            <text:p>FNC_SOC_SPC_NAV_12_05</text:p>
          </table:table-cell>
          <table:table-cell table:style-name="ce259" table:formula="of:=IF(MID([.F180];6;1)&gt;MID([.F179];6;1);[.C179];[.C179]+1)" office:value-type="float" office:value="2">
            <text:p>002</text:p>
          </table:table-cell>
          <table:table-cell table:style-name="ce261" office:value-type="string">
            <text:p>Social\Page_Nav\Node\Cut_Paste</text:p>
          </table:table-cell>
          <table:table-cell table:style-name="ce94" office:value-type="string">
            <text:p>Cut or Paste a node to new place in the same navigation</text:p>
          </table:table-cell>
          <table:table-cell table:style-name="ce281" office:value-type="string">
            <text:p>Step 1: Show Edit Navigation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Show Navigation management form</text:p>
          </table:table-cell>
          <table:table-cell table:style-name="ce270" office:value-type="string">
            <text:p>High</text:p>
          </table:table-cell>
          <table:table-cell table:style-name="ce99"/>
          <table:table-cell table:style-name="ce247" table:number-columns-repeated="246"/>
        </table:table-row>
        <table:table-row table:style-name="ro27">
          <table:table-cell table:style-name="ce251" table:formula="of:=IF(MID([.F181];6;1)&gt;MID([.F179];6;1);&quot;&quot;;MAX([.A$7:.A179])+1)" office:value-type="float" office:value="53">
            <text:p>053</text:p>
          </table:table-cell>
          <table:table-cell table:style-name="ce254" office:value-type="string">
            <text:p>FNC_SOC_SPC_NAV_12_05</text:p>
          </table:table-cell>
          <table:table-cell table:style-name="ce259" table:formula="of:=IF(MID([.F181];6;1)&gt;MID([.F180];6;1);[.C180];[.C180]+1)" office:value-type="float" office:value="2">
            <text:p>002</text:p>
          </table:table-cell>
          <table:table-cell table:style-name="ce261" office:value-type="string">
            <text:p>Social\Page_Nav\Node\Cut_Paste</text:p>
          </table:table-cell>
          <table:table-cell table:style-name="ce269" office:value-type="string">
            <text:p>Cut or Paste a node to new place in the same navigation</text:p>
          </table:table-cell>
          <table:table-cell table:style-name="ce281" office:value-type="string">
            <text:p>Step 2: Cut or Paste node</text:p>
          </table:table-cell>
          <table:table-cell table:style-name="ce282" office:value-type="string">
            <text:p>- Right click on node and select <text:span text:style-name="T1">Cut node </text:span></text:p>
            <text:p>- Right click on another node and select<text:span text:style-name="T1"> </text:span><text:span text:style-name="T1">Paste node</text:span></text:p>
          </table:table-cell>
          <table:table-cell table:style-name="ce281" office:value-type="string">
            <text:p>Node is removed from current place to new place</text:p>
          </table:table-cell>
          <table:table-cell table:style-name="ce270" office:value-type="string">
            <text:p>High</text:p>
          </table:table-cell>
          <table:table-cell table:style-name="ce99"/>
          <table:table-cell table:style-name="ce247" table:number-columns-repeated="246"/>
        </table:table-row>
        <table:table-row table:style-name="ro32">
          <table:table-cell table:style-name="ce251" table:formula="of:=IF(MID([.F182];6;1)&gt;MID([.F180];6;1);&quot;&quot;;MAX([.A$7:.A180])+1)" office:value-type="float" office:value="54">
            <text:p>054</text:p>
          </table:table-cell>
          <table:table-cell table:style-name="ce254" office:value-type="string">
            <text:p>FNC_SOC_SPC_NAV_12_05</text:p>
          </table:table-cell>
          <table:table-cell table:style-name="ce259" table:formula="of:=IF(MID([.F182];6;1)&gt;MID([.F181];6;1);[.C181];[.C181]+1)" office:value-type="float" office:value="3">
            <text:p>003</text:p>
          </table:table-cell>
          <table:table-cell table:style-name="ce261" office:value-type="string">
            <text:p>Social\Page_Nav\Node\Cut_Paste</text:p>
          </table:table-cell>
          <table:table-cell table:style-name="ce94" office:value-type="string">
            <text:p>Cut or Paste a node to new place on different space navigation</text:p>
          </table:table-cell>
          <table:table-cell table:style-name="ce281" office:value-type="string">
            <text:p>Step 1: Cut node</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Right click on node in current navigation </text:span><text:span text:style-name="T21">and select </text:span><text:span text:style-name="T32">Cut node</text:span></text:p>
          </table:table-cell>
          <table:table-cell table:style-name="ce281" office:value-type="string">
            <text:p>Show Navigation management form</text:p>
          </table:table-cell>
          <table:table-cell table:style-name="ce270" office:value-type="string">
            <text:p>High</text:p>
          </table:table-cell>
          <table:table-cell table:style-name="ce99"/>
          <table:table-cell table:style-name="ce247" table:number-columns-repeated="246"/>
        </table:table-row>
        <table:table-row table:style-name="ro29">
          <table:table-cell table:style-name="ce251" table:formula="of:=IF(MID([.F183];6;1)&gt;MID([.F181];6;1);&quot;&quot;;MAX([.A$7:.A181])+1)" office:value-type="float" office:value="54">
            <text:p>054</text:p>
          </table:table-cell>
          <table:table-cell table:style-name="ce254" office:value-type="string">
            <text:p>FNC_SOC_SPC_NAV_12_05</text:p>
          </table:table-cell>
          <table:table-cell table:style-name="ce259" table:formula="of:=IF(MID([.F183];6;1)&gt;MID([.F182];6;1);[.C182];[.C182]+1)" office:value-type="float" office:value="3">
            <text:p>003</text:p>
          </table:table-cell>
          <table:table-cell table:style-name="ce261" office:value-type="string">
            <text:p>Social\Page_Nav\Node\Cut_Paste</text:p>
          </table:table-cell>
          <table:table-cell table:style-name="ce269" office:value-type="string">
            <text:p>Cut or Paste a node to new place on different space navigation</text:p>
          </table:table-cell>
          <table:table-cell table:style-name="ce281" office:value-type="string">
            <text:p>Step 2: Paste node on onother space navigation</text:p>
          </table:table-cell>
          <table:table-cell table:style-name="ce282" office:value-type="string">
            <text:p><text:span text:style-name="T21">- Go to spaces page</text:span></text:p>
            <text:p><text:span text:style-name="T21">- Select another space</text:span></text:p>
            <text:p><text:span text:style-name="T21">- Access space and select Space settings </text:span><text:span text:style-name="T21">portlet or Click on Space setting icon</text:span></text:p>
            <text:p><text:span text:style-name="T21">- Select Space navigation tab</text:span></text:p>
            <text:p><text:span text:style-name="T12">- Right click on node and find </text:span><text:span text:style-name="T1">Paste node</text:span></text:p>
          </table:table-cell>
          <table:table-cell table:style-name="ce281" office:value-type="string">
            <text:p>Don't see the Paste function. Can not Cut/paste node on different space navigation</text:p>
          </table:table-cell>
          <table:table-cell table:style-name="ce270" office:value-type="string">
            <text:p>High</text:p>
          </table:table-cell>
          <table:table-cell table:style-name="ce99"/>
          <table:table-cell table:style-name="ce247" table:number-columns-repeated="246"/>
        </table:table-row>
        <table:table-row table:style-name="ro30">
          <table:table-cell table:style-name="ce251" table:formula="of:=IF(MID([.F184];6;1)&gt;MID([.F182];6;1);&quot;&quot;;MAX([.A$7:.A182])+1)" office:value-type="float" office:value="55">
            <text:p>055</text:p>
          </table:table-cell>
          <table:table-cell table:style-name="ce254" office:value-type="string">
            <text:p>FNC_SOC_SPC_NAV_12_05</text:p>
          </table:table-cell>
          <table:table-cell table:style-name="ce259" table:formula="of:=IF(MID([.F184];6;1)&gt;MID([.F183];6;1);[.C183];[.C183]+1)" office:value-type="float" office:value="4">
            <text:p>004</text:p>
          </table:table-cell>
          <table:table-cell table:style-name="ce261" office:value-type="string">
            <text:p>Social\Page_Nav\Node\Cut_Paste</text:p>
          </table:table-cell>
          <table:table-cell table:style-name="ce94" office:value-type="string">
            <text:p>Cut or Paste a node into the same this source</text:p>
          </table:table-cell>
          <table:table-cell table:style-name="ce281" office:value-type="string">
            <text:p>Step 1: Show Edit Navigation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Show Navigation management form</text:p>
          </table:table-cell>
          <table:table-cell table:style-name="ce270" office:value-type="string">
            <text:p>Medium</text:p>
          </table:table-cell>
          <table:table-cell table:style-name="ce99"/>
          <table:table-cell table:style-name="ce247" table:number-columns-repeated="246"/>
        </table:table-row>
        <table:table-row table:style-name="ro25">
          <table:table-cell table:style-name="ce251" table:formula="of:=IF(MID([.F185];6;1)&gt;MID([.F183];6;1);&quot;&quot;;MAX([.A$7:.A183])+1)" office:value-type="float" office:value="55">
            <text:p>055</text:p>
          </table:table-cell>
          <table:table-cell table:style-name="ce254" office:value-type="string">
            <text:p>FNC_SOC_SPC_NAV_12_05</text:p>
          </table:table-cell>
          <table:table-cell table:style-name="ce259" table:formula="of:=IF(MID([.F185];6;1)&gt;MID([.F184];6;1);[.C184];[.C184]+1)" office:value-type="float" office:value="4">
            <text:p>004</text:p>
          </table:table-cell>
          <table:table-cell table:style-name="ce261" office:value-type="string">
            <text:p>Social\Page_Nav\Node\Cut_Paste</text:p>
          </table:table-cell>
          <table:table-cell table:style-name="ce269" office:value-type="string">
            <text:p>Cut or Paste a node into the same this source</text:p>
          </table:table-cell>
          <table:table-cell table:style-name="ce281" office:value-type="string">
            <text:p>Step 2: Cut or Paste node</text:p>
          </table:table-cell>
          <table:table-cell table:style-name="ce282" office:value-type="string">
            <text:p>- Choose a node</text:p>
            <text:p>- Right click on node and select <text:span text:style-name="T1">Cut node</text:span></text:p>
            <text:p>- Right click this node again and select <text:span text:style-name="T1">Paste node</text:span></text:p>
          </table:table-cell>
          <table:table-cell table:style-name="ce281" office:value-type="string">
            <text:p>Show message alerts The source and the destination must be different. </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186];6;1)&gt;MID([.F184];6;1);&quot;&quot;;MAX([.A$7:.A184])+1)" office:value-type="float" office:value="56">
            <text:p>056</text:p>
          </table:table-cell>
          <table:table-cell table:style-name="ce254" office:value-type="string">
            <text:p>FNC_SOC_SPC_NAV_12_06</text:p>
          </table:table-cell>
          <table:table-cell table:style-name="ce259" office:value-type="float" office:value="1">
            <text:p>001</text:p>
          </table:table-cell>
          <table:table-cell table:style-name="ce261" office:value-type="string">
            <text:p>Social\Page_Nav\Node\Delete</text:p>
          </table:table-cell>
          <table:table-cell table:style-name="ce94" office:value-type="string">
            <text:p>Delete node with deleting confirmation</text:p>
          </table:table-cell>
          <table:table-cell table:style-name="ce281" office:value-type="string">
            <text:p>Step 1: Show Edit Navigation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Show Navigation management form</text:p>
          </table:table-cell>
          <table:table-cell table:style-name="ce270" office:value-type="string">
            <text:p>High</text:p>
          </table:table-cell>
          <table:table-cell table:style-name="ce99"/>
          <table:table-cell table:style-name="ce247" table:number-columns-repeated="246"/>
        </table:table-row>
        <table:table-row table:style-name="ro27">
          <table:table-cell table:style-name="ce251" table:formula="of:=IF(MID([.F187];6;1)&gt;MID([.F185];6;1);&quot;&quot;;MAX([.A$7:.A185])+1)" office:value-type="float" office:value="56">
            <text:p>056</text:p>
          </table:table-cell>
          <table:table-cell table:style-name="ce254" office:value-type="string">
            <text:p>FNC_SOC_SPC_NAV_12_06</text:p>
          </table:table-cell>
          <table:table-cell table:style-name="ce259" table:formula="of:=IF(MID([.F187];6;1)&gt;MID([.F186];6;1);[.C186];[.C186]+1)" office:value-type="float" office:value="1">
            <text:p>001</text:p>
          </table:table-cell>
          <table:table-cell table:style-name="ce261" office:value-type="string">
            <text:p>Social\Page_Nav\Node\Delete</text:p>
          </table:table-cell>
          <table:table-cell table:style-name="ce269" office:value-type="string">
            <text:p>Delete node with deleting confirmation</text:p>
          </table:table-cell>
          <table:table-cell table:style-name="ce281" office:value-type="string">
            <text:p>Step 2: Delete node</text:p>
          </table:table-cell>
          <table:table-cell table:style-name="ce282" office:value-type="string">
            <text:p>- chose a node</text:p>
            <text:p>- Right click on node and select Delete node</text:p>
            <text:p>- Click OK to confirm</text:p>
          </table:table-cell>
          <table:table-cell table:style-name="ce281" office:value-type="string">
            <text:p>Node is removed </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188];6;1)&gt;MID([.F186];6;1);&quot;&quot;;MAX([.A$7:.A186])+1)">
            <text:p/>
          </table:table-cell>
          <table:table-cell table:style-name="ce254" office:value-type="string">
            <text:p>FNC_SOC_SPC_NAV_12_06</text:p>
          </table:table-cell>
          <table:table-cell table:style-name="ce259" table:formula="of:=IF(MID([.F188];6;1)&gt;MID([.F187];6;1);[.C187];[.C187]+1)" office:value-type="float" office:value="1">
            <text:p>001</text:p>
          </table:table-cell>
          <table:table-cell table:style-name="ce261" office:value-type="string">
            <text:p>Social\Page_Nav\Node\Delete</text:p>
          </table:table-cell>
          <table:table-cell table:style-name="ce269" office:value-type="string">
            <text:p>Delete node with deleting confirmation</text:p>
          </table:table-cell>
          <table:table-cell table:style-name="ce281" office:value-type="string">
            <text:p>Step 3: Check page of deleted node</text:p>
          </table:table-cell>
          <table:table-cell table:style-name="ce282" office:value-type="string">
            <text:p>Go to Page Management, check existing of page that deleted node linked to</text:p>
          </table:table-cell>
          <table:table-cell table:style-name="ce281" office:value-type="string">
            <text:p>Page still exists</text:p>
          </table:table-cell>
          <table:table-cell table:style-name="ce270" office:value-type="string">
            <text:p>High</text:p>
          </table:table-cell>
          <table:table-cell table:style-name="ce99"/>
          <table:table-cell table:style-name="ce247" table:number-columns-repeated="246"/>
        </table:table-row>
        <table:table-row table:style-name="ro30">
          <table:table-cell table:style-name="ce251" table:formula="of:=IF(MID([.F189];6;1)&gt;MID([.F187];6;1);&quot;&quot;;MAX([.A$7:.A187])+1)" office:value-type="float" office:value="57">
            <text:p>057</text:p>
          </table:table-cell>
          <table:table-cell table:style-name="ce254" office:value-type="string">
            <text:p>FNC_SOC_SPC_NAV_12_06</text:p>
          </table:table-cell>
          <table:table-cell table:style-name="ce259" table:formula="of:=IF(MID([.F189];6;1)&gt;MID([.F188];6;1);[.C188];[.C188]+1)" office:value-type="float" office:value="2">
            <text:p>002</text:p>
          </table:table-cell>
          <table:table-cell table:style-name="ce261" office:value-type="string">
            <text:p>Social\Page_Nav\Node\Delete</text:p>
          </table:table-cell>
          <table:table-cell table:style-name="ce94" office:value-type="string">
            <text:p>Check when try to cancel deleting node</text:p>
          </table:table-cell>
          <table:table-cell table:style-name="ce281" office:value-type="string">
            <text:p>Step 1: Show Edit Navigation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Show Navigation management form</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190];6;1)&gt;MID([.F188];6;1);&quot;&quot;;MAX([.A$7:.A188])+1)" office:value-type="float" office:value="57">
            <text:p>057</text:p>
          </table:table-cell>
          <table:table-cell table:style-name="ce254" office:value-type="string">
            <text:p>FNC_SOC_SPC_NAV_12_06</text:p>
          </table:table-cell>
          <table:table-cell table:style-name="ce259" table:formula="of:=IF(MID([.F190];6;1)&gt;MID([.F189];6;1);[.C189];[.C189]+1)" office:value-type="float" office:value="2">
            <text:p>002</text:p>
          </table:table-cell>
          <table:table-cell table:style-name="ce261" office:value-type="string">
            <text:p>Social\Page_Nav\Node\Delete</text:p>
          </table:table-cell>
          <table:table-cell table:style-name="ce269" office:value-type="string">
            <text:p>Check when try to cancel deleting node</text:p>
          </table:table-cell>
          <table:table-cell table:style-name="ce281" office:value-type="string">
            <text:p>Step 2: Delete node</text:p>
          </table:table-cell>
          <table:table-cell table:style-name="ce282" office:value-type="string">
            <text:p>- Choose a node</text:p>
            <text:p>- Right click on node and select Delete node</text:p>
            <text:p>- Click Cancel to confirm</text:p>
          </table:table-cell>
          <table:table-cell table:style-name="ce281" office:value-type="string">
            <text:p>Node is not removed </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191];6;1)&gt;MID([.F189];6;1);&quot;&quot;;MAX([.A$7:.A189])+1)" office:value-type="float" office:value="58">
            <text:p>058</text:p>
          </table:table-cell>
          <table:table-cell table:style-name="ce254" office:value-type="string">
            <text:p>FNC_SOC_SPC_NAV_12_06</text:p>
          </table:table-cell>
          <table:table-cell table:style-name="ce259" table:formula="of:=IF(MID([.F191];6;1)&gt;MID([.F190];6;1);[.C190];[.C190]+1)" office:value-type="float" office:value="3">
            <text:p>003</text:p>
          </table:table-cell>
          <table:table-cell table:style-name="ce261" office:value-type="string">
            <text:p>Social\Page_Nav\Node\Delete</text:p>
          </table:table-cell>
          <table:table-cell table:style-name="ce94" office:value-type="string">
            <text:p>Delete node in case node contains sub nodes</text:p>
          </table:table-cell>
          <table:table-cell table:style-name="ce281" office:value-type="string">
            <text:p>Step 1: Show Edit page and Nav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Edit page and Nav form is shown properly.</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192];6;1)&gt;MID([.F190];6;1);&quot;&quot;;MAX([.A$7:.A190])+1)" office:value-type="float" office:value="58">
            <text:p>058</text:p>
          </table:table-cell>
          <table:table-cell table:style-name="ce254" office:value-type="string">
            <text:p>FNC_SOC_SPC_NAV_12_06</text:p>
          </table:table-cell>
          <table:table-cell table:style-name="ce259" table:formula="of:=IF(MID([.F192];6;1)&gt;MID([.F191];6;1);[.C191];[.C191]+1)" office:value-type="float" office:value="3">
            <text:p>003</text:p>
          </table:table-cell>
          <table:table-cell table:style-name="ce261" office:value-type="string">
            <text:p>Social\Page_Nav\Node\Delete</text:p>
          </table:table-cell>
          <table:table-cell table:style-name="ce269" office:value-type="string">
            <text:p>Delete node in case node contains sub nodes</text:p>
          </table:table-cell>
          <table:table-cell table:style-name="ce281" office:value-type="string">
            <text:p>Step 2: Delete node</text:p>
          </table:table-cell>
          <table:table-cell table:style-name="ce282" office:value-type="string">
            <text:p>- Right click on node contains some sub nodes and select <text:span text:style-name="T1">Delete node</text:span></text:p>
            <text:p>- Click <text:span text:style-name="T1">OK</text:span> to confirm</text:p>
          </table:table-cell>
          <table:table-cell table:style-name="ce281" office:value-type="string">
            <text:p>Selected node and its sub nodes are removed</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193];6;1)&gt;MID([.F191];6;1);&quot;&quot;;MAX([.A$7:.A191])+1)" office:value-type="float" office:value="59">
            <text:p>059</text:p>
          </table:table-cell>
          <table:table-cell table:style-name="ce254" office:value-type="string">
            <text:p>FNC_SOC_SPC_NAV_12_06</text:p>
          </table:table-cell>
          <table:table-cell table:style-name="ce259" table:formula="of:=IF(MID([.F193];6;1)&gt;MID([.F192];6;1);[.C192];[.C192]+1)" office:value-type="float" office:value="4">
            <text:p>004</text:p>
          </table:table-cell>
          <table:table-cell table:style-name="ce261" office:value-type="string">
            <text:p>Social\Page_Nav\Node\Delete</text:p>
          </table:table-cell>
          <table:table-cell table:style-name="ce267" office:value-type="string">
            <text:p>Delete root node of space</text:p>
          </table:table-cell>
          <table:table-cell table:style-name="ce281" office:value-type="string">
            <text:p>Step 1: Show Edit page and Nav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Edit page and Nav form is shown properly.</text:p>
          </table:table-cell>
          <table:table-cell table:style-name="ce270" office:value-type="string">
            <text:p>Medium</text:p>
          </table:table-cell>
          <table:table-cell table:style-name="ce99"/>
          <table:table-cell table:style-name="ce247" table:number-columns-repeated="246"/>
        </table:table-row>
        <table:table-row table:style-name="ro11">
          <table:table-cell table:style-name="ce251" table:formula="of:=IF(MID([.F194];6;1)&gt;MID([.F192];6;1);&quot;&quot;;MAX([.A$7:.A192])+1)" office:value-type="float" office:value="59">
            <text:p>059</text:p>
          </table:table-cell>
          <table:table-cell table:style-name="ce254" office:value-type="string">
            <text:p>FNC_SOC_SPC_NAV_12_06</text:p>
          </table:table-cell>
          <table:table-cell table:style-name="ce259" table:formula="of:=IF(MID([.F194];6;1)&gt;MID([.F193];6;1);[.C193];[.C193]+1)" office:value-type="float" office:value="4">
            <text:p>004</text:p>
          </table:table-cell>
          <table:table-cell table:style-name="ce261" office:value-type="string">
            <text:p>Social\Page_Nav\Node\Delete</text:p>
          </table:table-cell>
          <table:table-cell table:style-name="ce268" office:value-type="string">
            <text:p>Delete root node of space</text:p>
          </table:table-cell>
          <table:table-cell table:style-name="ce281" office:value-type="string">
            <text:p>Step 2: Delete root node of the Space</text:p>
          </table:table-cell>
          <table:table-cell table:style-name="ce282" office:value-type="string">
            <text:p>- Select Root node of the space</text:p>
            <text:p>- Right click on select delete</text:p>
          </table:table-cell>
          <table:table-cell table:style-name="ce281" office:value-type="string">
            <text:p>????</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195];6;1)&gt;MID([.F193];6;1);&quot;&quot;;MAX([.A$7:.A193])+1)" office:value-type="float" office:value="60">
            <text:p>060</text:p>
          </table:table-cell>
          <table:table-cell table:style-name="ce254" office:value-type="string">
            <text:p>FNC_SOC_SPC_NAV_12_07</text:p>
          </table:table-cell>
          <table:table-cell table:style-name="ce259" office:value-type="float" office:value="1">
            <text:p>001</text:p>
          </table:table-cell>
          <table:table-cell table:style-name="ce261" office:value-type="string">
            <text:p>Social\Page_Nav\Node\Move</text:p>
          </table:table-cell>
          <table:table-cell table:style-name="ce94" office:value-type="string">
            <text:p>Change order of node</text:p>
          </table:table-cell>
          <table:table-cell table:style-name="ce281" office:value-type="string">
            <text:p>Step 1: Show Edit Navigation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Show Navigation management form</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196];6;1)&gt;MID([.F194];6;1);&quot;&quot;;MAX([.A$7:.A194])+1)" office:value-type="float" office:value="60">
            <text:p>060</text:p>
          </table:table-cell>
          <table:table-cell table:style-name="ce254" office:value-type="string">
            <text:p>FNC_SOC_SPC_NAV_12_07</text:p>
          </table:table-cell>
          <table:table-cell table:style-name="ce259" table:formula="of:=IF(MID([.F196];6;1)&gt;MID([.F195];6;1);[.C195];[.C195]+1)" office:value-type="float" office:value="1">
            <text:p>001</text:p>
          </table:table-cell>
          <table:table-cell table:style-name="ce261" office:value-type="string">
            <text:p>Social\Page_Nav\Node\Move</text:p>
          </table:table-cell>
          <table:table-cell table:style-name="ce269" office:value-type="string">
            <text:p>Change order of node</text:p>
          </table:table-cell>
          <table:table-cell table:style-name="ce281" office:value-type="string">
            <text:p>Step 2: Check move up when node is the first </text:p>
          </table:table-cell>
          <table:table-cell table:style-name="ce282" office:value-type="string">
            <text:p>- Select a node</text:p>
            <text:p>- Right click on the first node in list and select<text:span text:style-name="T1"> Move Up</text:span></text:p>
          </table:table-cell>
          <table:table-cell table:style-name="ce281" office:value-type="string">
            <text:p>Nothing happens with that node</text:p>
          </table:table-cell>
          <table:table-cell table:style-name="ce270" office:value-type="string">
            <text:p>High</text:p>
          </table:table-cell>
          <table:table-cell table:style-name="ce99"/>
          <table:table-cell table:style-name="ce247" table:number-columns-repeated="246"/>
        </table:table-row>
        <table:table-row table:style-name="ro11">
          <table:table-cell table:style-name="ce251" table:formula="of:=IF(MID([.F197];6;1)&gt;MID([.F195];6;1);&quot;&quot;;MAX([.A$7:.A195])+1)">
            <text:p/>
          </table:table-cell>
          <table:table-cell table:style-name="ce254" office:value-type="string">
            <text:p>FNC_SOC_SPC_NAV_12_07</text:p>
          </table:table-cell>
          <table:table-cell table:style-name="ce259" table:formula="of:=IF(MID([.F197];6;1)&gt;MID([.F196];6;1);[.C196];[.C196]+1)" office:value-type="float" office:value="1">
            <text:p>001</text:p>
          </table:table-cell>
          <table:table-cell table:style-name="ce261" office:value-type="string">
            <text:p>Social\Page_Nav\Node\Move</text:p>
          </table:table-cell>
          <table:table-cell table:style-name="ce269" office:value-type="string">
            <text:p>Change order of node</text:p>
          </table:table-cell>
          <table:table-cell table:style-name="ce281" office:value-type="string">
            <text:p>Step 3: Check move down when node is the last</text:p>
          </table:table-cell>
          <table:table-cell table:style-name="ce282" office:value-type="string">
            <text:p>Right click on the first node in list and select <text:span text:style-name="T1">Move Down</text:span></text:p>
          </table:table-cell>
          <table:table-cell table:style-name="ce281" office:value-type="string">
            <text:p>Nothing happens with that node</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198];6;1)&gt;MID([.F196];6;1);&quot;&quot;;MAX([.A$7:.A196])+1)">
            <text:p/>
          </table:table-cell>
          <table:table-cell table:style-name="ce254" office:value-type="string">
            <text:p>FNC_SOC_SPC_NAV_12_07</text:p>
          </table:table-cell>
          <table:table-cell table:style-name="ce259" table:formula="of:=IF(MID([.F198];6;1)&gt;MID([.F197];6;1);[.C197];[.C197]+1)" office:value-type="float" office:value="1">
            <text:p>001</text:p>
          </table:table-cell>
          <table:table-cell table:style-name="ce261" office:value-type="string">
            <text:p>Social\Page_Nav\Node\Move</text:p>
          </table:table-cell>
          <table:table-cell table:style-name="ce269" office:value-type="string">
            <text:p>Change order of node</text:p>
          </table:table-cell>
          <table:table-cell table:style-name="ce281" office:value-type="string">
            <text:p>Step 4: Move up valid node</text:p>
          </table:table-cell>
          <table:table-cell table:style-name="ce282" office:value-type="string">
            <text:p>- Right click on node that is not in the first of list and select <text:span text:style-name="T1">Move up</text:span></text:p>
          </table:table-cell>
          <table:table-cell table:style-name="ce281" office:value-type="string">
            <text:p>That node and the node above is exchanged</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199];6;1)&gt;MID([.F197];6;1);&quot;&quot;;MAX([.A$7:.A197])+1)">
            <text:p/>
          </table:table-cell>
          <table:table-cell table:style-name="ce254" office:value-type="string">
            <text:p>FNC_SOC_SPC_NAV_12_07</text:p>
          </table:table-cell>
          <table:table-cell table:style-name="ce259" table:formula="of:=IF(MID([.F199];6;1)&gt;MID([.F198];6;1);[.C198];[.C198]+1)" office:value-type="float" office:value="1">
            <text:p>001</text:p>
          </table:table-cell>
          <table:table-cell table:style-name="ce261" office:value-type="string">
            <text:p>Social\Page_Nav\Node\Move</text:p>
          </table:table-cell>
          <table:table-cell table:style-name="ce269" office:value-type="string">
            <text:p>Change order of node</text:p>
          </table:table-cell>
          <table:table-cell table:style-name="ce281" office:value-type="string">
            <text:p>Step 5: Move down valid node</text:p>
          </table:table-cell>
          <table:table-cell table:style-name="ce282" office:value-type="string">
            <text:p>- Right click on node that is not in the last of list and select <text:span text:style-name="T1">Move down</text:span></text:p>
          </table:table-cell>
          <table:table-cell table:style-name="ce281" office:value-type="string">
            <text:p>That node and the node beLow is exchanged</text:p>
          </table:table-cell>
          <table:table-cell table:style-name="ce270" office:value-type="string">
            <text:p>High</text:p>
          </table:table-cell>
          <table:table-cell table:style-name="ce99"/>
          <table:table-cell table:style-name="ce247" table:number-columns-repeated="246"/>
        </table:table-row>
        <table:table-row table:style-name="ro27">
          <table:table-cell table:style-name="ce251" table:formula="of:=IF(MID([.F200];6;1)&gt;MID([.F198];6;1);&quot;&quot;;MAX([.A$7:.A198])+1)" office:value-type="float" office:value="61">
            <text:p>061</text:p>
          </table:table-cell>
          <table:table-cell table:style-name="ce254" office:value-type="string">
            <text:p>FNC_SOC_SPC_NAV_12_08</text:p>
          </table:table-cell>
          <table:table-cell table:style-name="ce259" office:value-type="float" office:value="1">
            <text:p>001</text:p>
          </table:table-cell>
          <table:table-cell table:style-name="ce261" office:value-type="string">
            <text:p>Social\Page_Nav\Node\Clone</text:p>
          </table:table-cell>
          <table:table-cell table:style-name="ce94" office:value-type="string">
            <text:p>Check Clone node does not contain sub node</text:p>
          </table:table-cell>
          <table:table-cell table:style-name="ce281" office:value-type="string">
            <text:p>Step 1: Add new space</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text:span></text:p>
          </table:table-cell>
          <table:table-cell table:style-name="ce281" office:value-type="string">
            <text:p>Space is add.</text:p>
            <text:p>Cotnent of the Space is shown</text:p>
          </table:table-cell>
          <table:table-cell table:style-name="ce270" office:value-type="string">
            <text:p>Medium</text:p>
          </table:table-cell>
          <table:table-cell table:style-name="ce99"/>
          <table:table-cell table:style-name="ce247" table:number-columns-repeated="246"/>
        </table:table-row>
        <table:table-row table:style-name="ro25">
          <table:table-cell table:style-name="ce251" table:formula="of:=IF(MID([.F201];6;1)&gt;MID([.F199];6;1);&quot;&quot;;MAX([.A$7:.A199])+1)" office:value-type="float" office:value="61">
            <text:p>061</text:p>
          </table:table-cell>
          <table:table-cell table:style-name="ce254" office:value-type="string">
            <text:p>FNC_SOC_SPC_NAV_12_08</text:p>
          </table:table-cell>
          <table:table-cell table:style-name="ce259" table:formula="of:=IF(MID([.F201];6;1)&gt;MID([.F200];6;1);[.C200];[.C200]+1)" office:value-type="float" office:value="1">
            <text:p>001</text:p>
          </table:table-cell>
          <table:table-cell table:style-name="ce261" office:value-type="string">
            <text:p>Social\Page_Nav\Node\Clone</text:p>
          </table:table-cell>
          <table:table-cell table:style-name="ce261" office:value-type="string">
            <text:p>Check Clone node does not contain sub node</text:p>
          </table:table-cell>
          <table:table-cell table:style-name="ce281" office:value-type="string">
            <text:p>Step 2: Create new page for space group</text:p>
          </table:table-cell>
          <table:table-cell table:style-name="ce282" office:value-type="string">
            <text:p>- Click on Group editor </text:p>
            <text:p>- Select add new page</text:p>
            <text:p>- Enter all valid and require data at each step</text:p>
            <text:p>- Click on Save icon</text:p>
          </table:table-cell>
          <table:table-cell table:style-name="ce281" office:value-type="string">
            <text:p>Page is created successfully with a node links to it automatically</text:p>
          </table:table-cell>
          <table:table-cell table:style-name="ce270" office:value-type="string">
            <text:p>Medium</text:p>
          </table:table-cell>
          <table:table-cell table:style-name="ce99"/>
          <table:table-cell table:style-name="ce247" table:number-columns-repeated="246"/>
        </table:table-row>
        <table:table-row table:style-name="ro32">
          <table:table-cell table:style-name="ce251" table:formula="of:=IF(MID([.F202];6;1)&gt;MID([.F200];6;1);&quot;&quot;;MAX([.A$7:.A200])+1)">
            <text:p/>
          </table:table-cell>
          <table:table-cell table:style-name="ce254" office:value-type="string">
            <text:p>FNC_SOC_SPC_NAV_12_08</text:p>
          </table:table-cell>
          <table:table-cell table:style-name="ce259" table:formula="of:=IF(MID([.F202];6;1)&gt;MID([.F201];6;1);[.C201];[.C201]+1)" office:value-type="float" office:value="1">
            <text:p>001</text:p>
          </table:table-cell>
          <table:table-cell table:style-name="ce261" office:value-type="string">
            <text:p>Social\Page_Nav\Node\Clone</text:p>
          </table:table-cell>
          <table:table-cell table:style-name="ce269" office:value-type="string">
            <text:p>Check Clone node does not contain sub node</text:p>
          </table:table-cell>
          <table:table-cell table:style-name="ce281" office:value-type="string">
            <text:p>Step 3: Clone node</text:p>
          </table:table-cell>
          <table:table-cell table:style-name="ce282" office:value-type="string">
            <text:p><text:span text:style-name="T21">- Access space and select Space settings </text:span><text:span text:style-name="T21">portlet or Click on Space setting icon</text:span></text:p>
            <text:p><text:span text:style-name="T21">- Select Space navigation tab</text:span></text:p>
            <text:p>- Select <text:s/>the new added node</text:p>
            <text:p>- Right click on one node and select <text:span text:style-name="T1">Clone Node</text:span></text:p>
            <text:p><text:span text:style-name="T12">- Right click on another place and select </text:span><text:span text:style-name="T1">Paste Node</text:span></text:p>
          </table:table-cell>
          <table:table-cell table:style-name="ce281" office:value-type="string">
            <text:p>A node with same properties and page is added in new place as a copy</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203];6;1)&gt;MID([.F201];6;1);&quot;&quot;;MAX([.A$7:.A201])+1)">
            <text:p/>
          </table:table-cell>
          <table:table-cell table:style-name="ce254" office:value-type="string">
            <text:p>FNC_SOC_SPC_NAV_12_08</text:p>
          </table:table-cell>
          <table:table-cell table:style-name="ce259" table:formula="of:=IF(MID([.F203];6;1)&gt;MID([.F202];6;1);[.C202];[.C202]+1)" office:value-type="float" office:value="1">
            <text:p>001</text:p>
          </table:table-cell>
          <table:table-cell table:style-name="ce261" office:value-type="string">
            <text:p>Social\Page_Nav\Node\Clone</text:p>
          </table:table-cell>
          <table:table-cell table:style-name="ce269" office:value-type="string">
            <text:p>Check Clone node does not contain sub node</text:p>
          </table:table-cell>
          <table:table-cell table:style-name="ce281" office:value-type="string">
            <text:p>Step 4: Edit page of clone node</text:p>
          </table:table-cell>
          <table:table-cell table:style-name="ce282" office:value-type="string">
            <text:p>- Change content of page of clone node</text:p>
            <text:p>- Check content of original nodes page</text:p>
          </table:table-cell>
          <table:table-cell table:style-name="ce281" office:value-type="string">
            <text:p>- Page of clone node is changed</text:p>
            <text:p>- Page of original node is not changed</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204];6;1)&gt;MID([.F202];6;1);&quot;&quot;;MAX([.A$7:.A202])+1)">
            <text:p/>
          </table:table-cell>
          <table:table-cell table:style-name="ce254" office:value-type="string">
            <text:p>FNC_SOC_SPC_NAV_12_08</text:p>
          </table:table-cell>
          <table:table-cell table:style-name="ce259" table:formula="of:=IF(MID([.F204];6;1)&gt;MID([.F203];6;1);[.C203];[.C203]+1)" office:value-type="float" office:value="1">
            <text:p>001</text:p>
          </table:table-cell>
          <table:table-cell table:style-name="ce261" office:value-type="string">
            <text:p>Social\Page_Nav\Node\Clone</text:p>
          </table:table-cell>
          <table:table-cell table:style-name="ce269" office:value-type="string">
            <text:p>Check Clone node does not contain sub node</text:p>
          </table:table-cell>
          <table:table-cell table:style-name="ce281" office:value-type="string">
            <text:p>Step 5: Check pages list</text:p>
          </table:table-cell>
          <table:table-cell table:style-name="ce282" office:value-type="string">
            <text:p>Go to Page Management, check existing of page with title of created page at step 1</text:p>
          </table:table-cell>
          <table:table-cell table:style-name="ce281" office:value-type="string">
            <text:p>There're 2 page with the same title. New page with the same title was created when cloned node</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205];6;1)&gt;MID([.F203];6;1);&quot;&quot;;MAX([.A$7:.A203])+1)" office:value-type="float" office:value="62">
            <text:p>062</text:p>
          </table:table-cell>
          <table:table-cell table:style-name="ce254" office:value-type="string">
            <text:p>FNC_SOC_SPC_NAV_12_08</text:p>
          </table:table-cell>
          <table:table-cell table:style-name="ce259" table:formula="of:=IF(MID([.F205];6;1)&gt;MID([.F204];6;1);[.C204];[.C204]+1)" office:value-type="float" office:value="2">
            <text:p>002</text:p>
          </table:table-cell>
          <table:table-cell table:style-name="ce261" office:value-type="string">
            <text:p>Social\Page_Nav\Node\Clone</text:p>
          </table:table-cell>
          <table:table-cell table:style-name="ce94" office:value-type="string">
            <text:p>Check Clone node contains sub nodes</text:p>
          </table:table-cell>
          <table:table-cell table:style-name="ce281" office:value-type="string">
            <text:p>Step 1: Add new space</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text:span></text:p>
          </table:table-cell>
          <table:table-cell table:style-name="ce281" office:value-type="string">
            <text:p>Space is add.</text:p>
            <text:p>Cotnent of the Space is shown</text:p>
          </table:table-cell>
          <table:table-cell table:style-name="ce270" office:value-type="string">
            <text:p>Medium</text:p>
          </table:table-cell>
          <table:table-cell table:style-name="ce99"/>
          <table:table-cell table:style-name="ce247" table:number-columns-repeated="246"/>
        </table:table-row>
        <table:table-row table:style-name="ro25">
          <table:table-cell table:style-name="ce251" table:formula="of:=IF(MID([.F206];6;1)&gt;MID([.F204];6;1);&quot;&quot;;MAX([.A$7:.A204])+1)" office:value-type="float" office:value="62">
            <text:p>062</text:p>
          </table:table-cell>
          <table:table-cell table:style-name="ce254" office:value-type="string">
            <text:p>FNC_SOC_SPC_NAV_12_08</text:p>
          </table:table-cell>
          <table:table-cell table:style-name="ce259" table:formula="of:=IF(MID([.F206];6;1)&gt;MID([.F205];6;1);[.C205];[.C205]+1)" office:value-type="float" office:value="2">
            <text:p>002</text:p>
          </table:table-cell>
          <table:table-cell table:style-name="ce261" office:value-type="string">
            <text:p>Social\Page_Nav\Node\Clone</text:p>
          </table:table-cell>
          <table:table-cell table:style-name="ce261" office:value-type="string">
            <text:p>Check Clone node contains sub nodes</text:p>
          </table:table-cell>
          <table:table-cell table:style-name="ce281" office:value-type="string">
            <text:p>Step 2: Create new page for space group</text:p>
          </table:table-cell>
          <table:table-cell table:style-name="ce282" office:value-type="string">
            <text:p>- Click on Group editor </text:p>
            <text:p>- Select add new page</text:p>
            <text:p>- Enter all valid and require data at each step</text:p>
            <text:p>- Click on Save icon</text:p>
          </table:table-cell>
          <table:table-cell table:style-name="ce281" office:value-type="string">
            <text:p>Page is created successfully with a node links to it automatically</text:p>
          </table:table-cell>
          <table:table-cell table:style-name="ce270" office:value-type="string">
            <text:p>Medium</text:p>
          </table:table-cell>
          <table:table-cell table:style-name="ce99"/>
          <table:table-cell table:style-name="ce247" table:number-columns-repeated="246"/>
        </table:table-row>
        <table:table-row table:style-name="ro31">
          <table:table-cell table:style-name="ce251" table:formula="of:=IF(MID([.F207];6;1)&gt;MID([.F205];6;1);&quot;&quot;;MAX([.A$7:.A205])+1)">
            <text:p/>
          </table:table-cell>
          <table:table-cell table:style-name="ce254" office:value-type="string">
            <text:p>FNC_SOC_SPC_NAV_12_08</text:p>
          </table:table-cell>
          <table:table-cell table:style-name="ce259" table:formula="of:=IF(MID([.F207];6;1)&gt;MID([.F206];6;1);[.C206];[.C206]+1)" office:value-type="float" office:value="2">
            <text:p>002</text:p>
          </table:table-cell>
          <table:table-cell table:style-name="ce261" office:value-type="string">
            <text:p>Social\Page_Nav\Node\Clone</text:p>
          </table:table-cell>
          <table:table-cell table:style-name="ce269" office:value-type="string">
            <text:p>Check Clone node contains sub nodes</text:p>
          </table:table-cell>
          <table:table-cell table:style-name="ce281" office:value-type="string">
            <text:p>Step 3: Clone node</text:p>
          </table:table-cell>
          <table:table-cell table:style-name="ce282" office:value-type="string">
            <text:p>- Right click on root node that contains some sub nodes (have lick to specific pages) and select <text:span text:style-name="T1">Clone Node</text:span></text:p>
            <text:p><text:span text:style-name="T12">- Right click on new added node and </text:span><text:span text:style-name="T12">select </text:span><text:span text:style-name="T1">Paste Node</text:span></text:p>
          </table:table-cell>
          <table:table-cell table:style-name="ce281" office:value-type="string">
            <text:p>Nodes with same properties and pages <text:s/>added in new place as a copy, include parent and sub nodes</text:p>
          </table:table-cell>
          <table:table-cell table:style-name="ce270" office:value-type="string">
            <text:p>Medium</text:p>
          </table:table-cell>
          <table:table-cell table:style-name="ce99"/>
          <table:table-cell table:style-name="ce247" table:number-columns-repeated="246"/>
        </table:table-row>
        <table:table-row table:style-name="ro22">
          <table:table-cell table:style-name="ce251" table:formula="of:=IF(MID([.F208];6;1)&gt;MID([.F206];6;1);&quot;&quot;;MAX([.A$7:.A206])+1)">
            <text:p/>
          </table:table-cell>
          <table:table-cell table:style-name="ce254" office:value-type="string">
            <text:p>FNC_SOC_SPC_NAV_12_08</text:p>
          </table:table-cell>
          <table:table-cell table:style-name="ce259" table:formula="of:=IF(MID([.F208];6;1)&gt;MID([.F207];6;1);[.C207];[.C207]+1)" office:value-type="float" office:value="2">
            <text:p>002</text:p>
          </table:table-cell>
          <table:table-cell table:style-name="ce261" office:value-type="string">
            <text:p>Social\Page_Nav\Node\Clone</text:p>
          </table:table-cell>
          <table:table-cell table:style-name="ce269" office:value-type="string">
            <text:p>Check Clone node contains sub nodes</text:p>
          </table:table-cell>
          <table:table-cell table:style-name="ce281" office:value-type="string">
            <text:p>Step 4: Check pages list</text:p>
          </table:table-cell>
          <table:table-cell table:style-name="ce282" office:value-type="string">
            <text:p>Go to Page Management, check existing of pages has link to cloned nodes</text:p>
          </table:table-cell>
          <table:table-cell table:style-name="ce281" office:value-type="string">
            <text:p>Each node (sub node) is cloned, new page with the same title is created and displayed in list</text:p>
          </table:table-cell>
          <table:table-cell table:style-name="ce270" office:value-type="string">
            <text:p>Medium</text:p>
          </table:table-cell>
          <table:table-cell table:style-name="ce99"/>
          <table:table-cell table:style-name="ce247" table:number-columns-repeated="246"/>
        </table:table-row>
        <table:table-row table:style-name="ro32">
          <table:table-cell table:style-name="ce251" table:formula="of:=IF(MID([.F209];6;1)&gt;MID([.F207];6;1);&quot;&quot;;MAX([.A$7:.A207])+1)" office:value-type="float" office:value="63">
            <text:p>063</text:p>
          </table:table-cell>
          <table:table-cell table:style-name="ce254" office:value-type="string">
            <text:p>FNC_SOC_SPC_NAV_12_08</text:p>
          </table:table-cell>
          <table:table-cell table:style-name="ce259" table:formula="of:=IF(MID([.F209];6;1)&gt;MID([.F208];6;1);[.C208];[.C208]+1)" office:value-type="float" office:value="3">
            <text:p>003</text:p>
          </table:table-cell>
          <table:table-cell table:style-name="ce261" office:value-type="string">
            <text:p>Social\Page_Nav\Node\Clone</text:p>
          </table:table-cell>
          <table:table-cell table:style-name="ce94" office:value-type="string">
            <text:p>Check Clone node does not link to any page</text:p>
          </table:table-cell>
          <table:table-cell table:style-name="ce281" office:value-type="string">
            <text:p>Step 1: Create node</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Right click and add new node but <text:s/>don't </text:span><text:span text:style-name="T21">link to any page</text:span></text:p>
          </table:table-cell>
          <table:table-cell table:style-name="ce281" office:value-type="string">
            <text:p>Create node successfully</text:p>
          </table:table-cell>
          <table:table-cell table:style-name="ce270" office:value-type="string">
            <text:p>Medium</text:p>
          </table:table-cell>
          <table:table-cell table:style-name="ce99"/>
          <table:table-cell table:style-name="ce247" table:number-columns-repeated="246"/>
        </table:table-row>
        <table:table-row table:style-name="ro27">
          <table:table-cell table:style-name="ce251" table:formula="of:=IF(MID([.F210];6;1)&gt;MID([.F208];6;1);&quot;&quot;;MAX([.A$7:.A208])+1)" office:value-type="float" office:value="63">
            <text:p>063</text:p>
          </table:table-cell>
          <table:table-cell table:style-name="ce254" office:value-type="string">
            <text:p>FNC_SOC_SPC_NAV_12_08</text:p>
          </table:table-cell>
          <table:table-cell table:style-name="ce259" table:formula="of:=IF(MID([.F210];6;1)&gt;MID([.F209];6;1);[.C209];[.C209]+1)" office:value-type="float" office:value="3">
            <text:p>003</text:p>
          </table:table-cell>
          <table:table-cell table:style-name="ce261" office:value-type="string">
            <text:p>Social\Page_Nav\Node\Clone</text:p>
          </table:table-cell>
          <table:table-cell table:style-name="ce269" office:value-type="string">
            <text:p>Check Clone node does not link to any page</text:p>
          </table:table-cell>
          <table:table-cell table:style-name="ce281" office:value-type="string">
            <text:p>Step 2: Clone node</text:p>
          </table:table-cell>
          <table:table-cell table:style-name="ce282" office:value-type="string">
            <text:p>- Right click on new added node and select <text:span text:style-name="T1">Clone node</text:span></text:p>
            <text:p><text:span text:style-name="T1">- </text:span><text:span text:style-name="T12">Right click on another place and select </text:span><text:span text:style-name="T1">Paste node</text:span></text:p>
          </table:table-cell>
          <table:table-cell table:style-name="ce281" office:value-type="string">
            <text:p>Node is made a copy in new place</text:p>
          </table:table-cell>
          <table:table-cell table:style-name="ce270" office:value-type="string">
            <text:p>Medium</text:p>
          </table:table-cell>
          <table:table-cell table:style-name="ce99"/>
          <table:table-cell table:style-name="ce247" table:number-columns-repeated="246"/>
        </table:table-row>
        <table:table-row table:style-name="ro11">
          <table:table-cell table:style-name="ce251" table:formula="of:=IF(MID([.F211];6;1)&gt;MID([.F209];6;1);&quot;&quot;;MAX([.A$7:.A209])+1)">
            <text:p/>
          </table:table-cell>
          <table:table-cell table:style-name="ce254" office:value-type="string">
            <text:p>FNC_SOC_SPC_NAV_12_08</text:p>
          </table:table-cell>
          <table:table-cell table:style-name="ce259" table:formula="of:=IF(MID([.F211];6;1)&gt;MID([.F210];6;1);[.C210];[.C210]+1)" office:value-type="float" office:value="3">
            <text:p>003</text:p>
          </table:table-cell>
          <table:table-cell table:style-name="ce261" office:value-type="string">
            <text:p>Social\Page_Nav\Node\Clone</text:p>
          </table:table-cell>
          <table:table-cell table:style-name="ce269" office:value-type="string">
            <text:p>Check Clone node does not link to any page</text:p>
          </table:table-cell>
          <table:table-cell table:style-name="ce281" office:value-type="string">
            <text:p>Step 3: Check page list</text:p>
          </table:table-cell>
          <table:table-cell table:style-name="ce282" office:value-type="string">
            <text:p>Go to Page Management, check existing pages list</text:p>
          </table:table-cell>
          <table:table-cell table:style-name="ce281" office:value-type="string">
            <text:p>No new page is created</text:p>
          </table:table-cell>
          <table:table-cell table:style-name="ce270" office:value-type="string">
            <text:p>Medium</text:p>
          </table:table-cell>
          <table:table-cell table:style-name="ce99"/>
          <table:table-cell table:style-name="ce247" table:number-columns-repeated="246"/>
        </table:table-row>
        <table:table-row table:style-name="ro30">
          <table:table-cell table:style-name="ce251" table:formula="of:=IF(MID([.F212];6;1)&gt;MID([.F210];6;1);&quot;&quot;;MAX([.A$7:.A210])+1)" office:value-type="float" office:value="64">
            <text:p>064</text:p>
          </table:table-cell>
          <table:table-cell table:style-name="ce254" office:value-type="string">
            <text:p>FNC_SOC_SPC_NAV_13_01</text:p>
          </table:table-cell>
          <table:table-cell table:style-name="ce259" table:formula="of:=IF(MID([.F212];6;1)&gt;MID([.F211];6;1);[.C211];[.C211]+1)" office:value-type="float" office:value="4">
            <text:p>004</text:p>
          </table:table-cell>
          <table:table-cell table:style-name="ce261" office:value-type="string">
            <text:p>Social\Page_Nav\Node\Edit page\Properties</text:p>
          </table:table-cell>
          <table:table-cell table:style-name="ce264" office:value-type="string">
            <text:p>Check when user does not have right to edit a page of node</text:p>
          </table:table-cell>
          <table:table-cell table:style-name="ce281" office:value-type="string">
            <text:p>Step 1: Show Edit page and Nav form</text:p>
          </table:table-cell>
          <table:table-cell table:style-name="ce240"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able:table-cell>
          <table:table-cell table:style-name="ce281" office:value-type="string">
            <text:p>Edit page and Nav form is shown properly.</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213];6;1)&gt;MID([.F211];6;1);&quot;&quot;;MAX([.A$7:.A211])+1)" office:value-type="float" office:value="64">
            <text:p>064</text:p>
          </table:table-cell>
          <table:table-cell table:style-name="ce254" office:value-type="string">
            <text:p>FNC_SOC_SPC_NAV_13_01</text:p>
          </table:table-cell>
          <table:table-cell table:style-name="ce259" office:value-type="float" office:value="1">
            <text:p>001</text:p>
          </table:table-cell>
          <table:table-cell table:style-name="ce261" office:value-type="string">
            <text:p>Social\Page_Nav\Node\Edit page\Properties</text:p>
          </table:table-cell>
          <table:table-cell table:style-name="ce270" office:value-type="string">
            <text:p>Check when user does not have right to edit a page of node</text:p>
          </table:table-cell>
          <table:table-cell table:style-name="ce280" office:value-type="string">
            <text:p>Step 2: Add node link to page</text:p>
          </table:table-cell>
          <table:table-cell table:style-name="ce308" office:value-type="string">
            <text:p>- Click on add node</text:p>
            <text:p>- Enter all valid and require data. Select page which user has access right but no edit right to link node</text:p>
            <text:p>- Click save all</text:p>
          </table:table-cell>
          <table:table-cell table:style-name="ce280" office:value-type="string">
            <text:p>Create node successful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14];6;1)&gt;MID([.F212];6;1);&quot;&quot;;MAX([.A$7:.A212])+1)">
            <text:p/>
          </table:table-cell>
          <table:table-cell table:style-name="ce254" office:value-type="string">
            <text:p>FNC_SOC_SPC_NAV_13_01</text:p>
          </table:table-cell>
          <table:table-cell table:style-name="ce259" table:formula="of:=IF(MID([.F214];6;1)&gt;MID([.F213];6;1);[.C213];[.C213]+1)" office:value-type="float" office:value="1">
            <text:p>001</text:p>
          </table:table-cell>
          <table:table-cell table:style-name="ce261" office:value-type="string">
            <text:p>Social\Page_Nav\Node\Edit page\Properties</text:p>
          </table:table-cell>
          <table:table-cell table:style-name="ce270" office:value-type="string">
            <text:p>Check when user does not have right to edit a page of node</text:p>
          </table:table-cell>
          <table:table-cell table:style-name="ce280" office:value-type="string">
            <text:p>Step 3: View nodes page</text:p>
          </table:table-cell>
          <table:table-cell table:style-name="ce308" office:value-type="string">
            <text:p>Select to view added node</text:p>
          </table:table-cell>
          <table:table-cell table:style-name="ce280" office:value-type="string">
            <text:p>- Node is selected, nodes page content is displayed</text:p>
            <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15];6;1)&gt;MID([.F213];6;1);&quot;&quot;;MAX([.A$7:.A213])+1)">
            <text:p/>
          </table:table-cell>
          <table:table-cell table:style-name="ce254" office:value-type="string">
            <text:p>FNC_SOC_SPC_NAV_13_01</text:p>
          </table:table-cell>
          <table:table-cell table:style-name="ce259" table:formula="of:=IF(MID([.F215];6;1)&gt;MID([.F214];6;1);[.C214];[.C214]+1)" office:value-type="float" office:value="1">
            <text:p>001</text:p>
          </table:table-cell>
          <table:table-cell table:style-name="ce261" office:value-type="string">
            <text:p>Social\Page_Nav\Node\Edit page\Properties</text:p>
          </table:table-cell>
          <table:table-cell table:style-name="ce270" office:value-type="string">
            <text:p>Check when user does not have right to edit a page of node</text:p>
          </table:table-cell>
          <table:table-cell table:style-name="ce280" office:value-type="string">
            <text:p>Step 4: Check edit page right when choose edit page action from right-click menu</text:p>
          </table:table-cell>
          <table:table-cell table:style-name="ce308" office:value-type="string">
            <text:p>Right click on new added node and select Edit nodes page</text:p>
          </table:table-cell>
          <table:table-cell table:style-name="ce280" office:value-type="string">
            <text:p>Show message alerts user does not have right to do this action</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16];6;1)&gt;MID([.F214];6;1);&quot;&quot;;MAX([.A$7:.A214])+1)" office:value-type="float" office:value="65">
            <text:p>065</text:p>
          </table:table-cell>
          <table:table-cell table:style-name="ce254" office:value-type="string">
            <text:p>FNC_SOC_SPC_NAV_13_01</text:p>
          </table:table-cell>
          <table:table-cell table:style-name="ce259" table:formula="of:=IF(MID([.F216];6;1)&gt;MID([.F215];6;1);[.C215];[.C215]+1)" office:value-type="float" office:value="2">
            <text:p>002</text:p>
          </table:table-cell>
          <table:table-cell table:style-name="ce261" office:value-type="string">
            <text:p>Social\Page_Nav\Node\Edit page\Properties</text:p>
          </table:table-cell>
          <table:table-cell table:style-name="ce94" office:value-type="string">
            <text:p>Check when edit a nodes page while there is no page for that node</text:p>
          </table:table-cell>
          <table:table-cell table:style-name="ce281" office:value-type="string">
            <text:p>Step 1: Create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 Create new node does not link to any page</text:p>
          </table:table-cell>
          <table:table-cell table:style-name="ce281" office:value-type="string">
            <text:p>Node is created successfully and displayed in navigation managemen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17];6;1)&gt;MID([.F215];6;1);&quot;&quot;;MAX([.A$7:.A215])+1)" office:value-type="float" office:value="65">
            <text:p>065</text:p>
          </table:table-cell>
          <table:table-cell table:style-name="ce254" office:value-type="string">
            <text:p>FNC_SOC_SPC_NAV_13_01</text:p>
          </table:table-cell>
          <table:table-cell table:style-name="ce259" table:formula="of:=IF(MID([.F217];6;1)&gt;MID([.F216];6;1);[.C216];[.C216]+1)" office:value-type="float" office:value="2">
            <text:p>002</text:p>
          </table:table-cell>
          <table:table-cell table:style-name="ce261" office:value-type="string">
            <text:p>Social\Page_Nav\Node\Edit page\Properties</text:p>
          </table:table-cell>
          <table:table-cell table:style-name="ce269" office:value-type="string">
            <text:p>Check when edit a nodes page while there is no page for that node</text:p>
          </table:table-cell>
          <table:table-cell table:style-name="ce281" office:value-type="string">
            <text:p>Step 2: <text:s/>Check edit page when choose edit page action from right-click menu</text:p>
          </table:table-cell>
          <table:table-cell table:style-name="ce282" office:value-type="string">
            <text:p>Right click on new added node and select Edit nodes page</text:p>
          </table:table-cell>
          <table:table-cell table:style-name="ce281" office:value-type="string">
            <text:p>Show message alerts there is no page for this node</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18];6;1)&gt;MID([.F216];6;1);&quot;&quot;;MAX([.A$7:.A216])+1)" office:value-type="float" office:value="66">
            <text:p>066</text:p>
          </table:table-cell>
          <table:table-cell table:style-name="ce254" office:value-type="string">
            <text:p>FNC_SOC_SPC_NAV_13_01</text:p>
          </table:table-cell>
          <table:table-cell table:style-name="ce259" table:formula="of:=IF(MID([.F218];6;1)&gt;MID([.F217];6;1);[.C217];[.C217]+1)" office:value-type="float" office:value="3">
            <text:p>003</text:p>
          </table:table-cell>
          <table:table-cell table:style-name="ce261" office:value-type="string">
            <text:p>Social\Page_Nav\Node\Edit page\Properties</text:p>
          </table:table-cell>
          <table:table-cell table:style-name="ce94" office:value-type="string">
            <text:p>Check Switch view mode function while in node mode</text:p>
          </table:table-cell>
          <table:table-cell table:style-name="ce281" office:value-type="string">
            <text:p>Step 1: Create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able:table-cell>
          <table:table-cell table:style-name="ce281" office:value-type="string">
            <text:p>Node is created successfully and displayed on space navigation management</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19];6;1)&gt;MID([.F217];6;1);&quot;&quot;;MAX([.A$7:.A217])+1)" office:value-type="float" office:value="66">
            <text:p>066</text:p>
          </table:table-cell>
          <table:table-cell table:style-name="ce254" office:value-type="string">
            <text:p>FNC_SOC_SPC_NAV_13_01</text:p>
          </table:table-cell>
          <table:table-cell table:style-name="ce259" table:formula="of:=IF(MID([.F219];6;1)&gt;MID([.F218];6;1);[.C218];[.C218]+1)" office:value-type="float" office:value="3">
            <text:p>003</text:p>
          </table:table-cell>
          <table:table-cell table:style-name="ce261" office:value-type="string">
            <text:p>Social\Page_Nav\Node\Edit page\Properties</text:p>
          </table:table-cell>
          <table:table-cell table:style-name="ce269" office:value-type="string">
            <text:p>Check Preview Page function while in node mode</text:p>
          </table:table-cell>
          <table:table-cell table:style-name="ce281" office:value-type="string">
            <text:p>Step 2: Check Switch view mode</text:p>
          </table:table-cell>
          <table:table-cell table:style-name="ce282" office:value-type="string">
            <text:p>- Select this node</text:p>
            <text:p>- Right click and select Edit nodes page</text:p>
            <text:p>- Click on Switch view mode button on Page editor</text:p>
          </table:table-cell>
          <table:table-cell table:style-name="ce281" office:value-type="string">
            <text:p>Page editor show and page is displayed by content of page</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20];6;1)&gt;MID([.F218];6;1);&quot;&quot;;MAX([.A$7:.A218])+1)" office:value-type="float" office:value="67">
            <text:p>067</text:p>
          </table:table-cell>
          <table:table-cell table:style-name="ce254" office:value-type="string">
            <text:p>FNC_SOC_SPC_NAV_13_01</text:p>
          </table:table-cell>
          <table:table-cell table:style-name="ce259" table:formula="of:=IF(MID([.F220];6;1)&gt;MID([.F219];6;1);[.C219];[.C219]+1)" office:value-type="float" office:value="4">
            <text:p>004</text:p>
          </table:table-cell>
          <table:table-cell table:style-name="ce261" office:value-type="string">
            <text:p>Social\Page_Nav\Node\Edit page\Properties</text:p>
          </table:table-cell>
          <table:table-cell table:style-name="ce94" office:value-type="string">
            <text:p>Check Edit page properties form when edit a nodes page</text:p>
          </table:table-cell>
          <table:table-cell table:style-name="ce281" office:value-type="string">
            <text:p>Step 1: Create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able:table-cell>
          <table:table-cell table:style-name="ce281" office:value-type="string">
            <text:p>Node is created successfully and displayed on space navigation managemen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21];6;1)&gt;MID([.F219];6;1);&quot;&quot;;MAX([.A$7:.A219])+1)" office:value-type="float" office:value="67">
            <text:p>067</text:p>
          </table:table-cell>
          <table:table-cell table:style-name="ce254" office:value-type="string">
            <text:p>FNC_SOC_SPC_NAV_13_01</text:p>
          </table:table-cell>
          <table:table-cell table:style-name="ce259" table:formula="of:=IF(MID([.F221];6;1)&gt;MID([.F220];6;1);[.C220];[.C220]+1)" office:value-type="float" office:value="4">
            <text:p>004</text:p>
          </table:table-cell>
          <table:table-cell table:style-name="ce261" office:value-type="string">
            <text:p>Social\Page_Nav\Node\Edit page\Properties</text:p>
          </table:table-cell>
          <table:table-cell table:style-name="ce261" office:value-type="string">
            <text:p>Check Edit page properties form when edit a nodes page</text:p>
          </table:table-cell>
          <table:table-cell table:style-name="ce281" office:value-type="string">
            <text:p>Step 2: View nodes page</text:p>
          </table:table-cell>
          <table:table-cell table:style-name="ce282" office:value-type="string">
            <text:p>Select added node and right click and select Edit nodes page</text:p>
          </table:table-cell>
          <table:table-cell table:style-name="ce281" office:value-type="string">
            <text:p>nodes page is shown at page editor form</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222];6;1)&gt;MID([.F220];6;1);&quot;&quot;;MAX([.A$7:.A220])+1)">
            <text:p/>
          </table:table-cell>
          <table:table-cell table:style-name="ce254" office:value-type="string">
            <text:p>FNC_SOC_SPC_NAV_13_01</text:p>
          </table:table-cell>
          <table:table-cell table:style-name="ce259" table:formula="of:=IF(MID([.F222];6;1)&gt;MID([.F221];6;1);[.C221];[.C221]+1)" office:value-type="float" office:value="4">
            <text:p>004</text:p>
          </table:table-cell>
          <table:table-cell table:style-name="ce261" office:value-type="string">
            <text:p>Social\Page_Nav\Node\Edit page\Properties</text:p>
          </table:table-cell>
          <table:table-cell table:style-name="ce261" office:value-type="string">
            <text:p>Check Edit page properties form when edit a nodes page</text:p>
          </table:table-cell>
          <table:table-cell table:style-name="ce281" office:value-type="string">
            <text:p>Step 3: Show Page properties form to edit</text:p>
          </table:table-cell>
          <table:table-cell table:style-name="ce282" office:value-type="string">
            <text:p>Click <text:span text:style-name="T1">View Page properties</text:span> button on Page editor</text:p>
          </table:table-cell>
          <table:table-cell table:style-name="ce281" office:value-type="string">
            <text:p>Edit page properties form appears, includes:</text:p>
            <text:p>- Page Setting</text:p>
            <text:p>- Page Templates</text:p>
            <text:p>there is no way for user to change permission for page of himself</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23];6;1)&gt;MID([.F221];6;1);&quot;&quot;;MAX([.A$7:.A221])+1)">
            <text:p/>
          </table:table-cell>
          <table:table-cell table:style-name="ce254" office:value-type="string">
            <text:p>FNC_SOC_SPC_NAV_13_01</text:p>
          </table:table-cell>
          <table:table-cell table:style-name="ce259" table:formula="of:=IF(MID([.F223];6;1)&gt;MID([.F222];6;1);[.C222];[.C222]+1)" office:value-type="float" office:value="4">
            <text:p>004</text:p>
          </table:table-cell>
          <table:table-cell table:style-name="ce261" office:value-type="string">
            <text:p>Social\Page_Nav\Node\Edit page\Properties</text:p>
          </table:table-cell>
          <table:table-cell table:style-name="ce261" office:value-type="string">
            <text:p>Check Edit page properties form when edit a nodes page</text:p>
          </table:table-cell>
          <table:table-cell table:style-name="ce281" office:value-type="string">
            <text:p>Step 4: Check Page settings</text:p>
          </table:table-cell>
          <table:table-cell table:style-name="ce282" office:value-type="string">
            <text:p>Select <text:span text:style-name="T1">Page</text:span> <text:span text:style-name="T1">Setting</text:span> tab</text:p>
          </table:table-cell>
          <table:table-cell table:style-name="ce281"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24];6;1)&gt;MID([.F222];6;1);&quot;&quot;;MAX([.A$7:.A222])+1)">
            <text:p/>
          </table:table-cell>
          <table:table-cell table:style-name="ce254" office:value-type="string">
            <text:p>FNC_SOC_SPC_NAV_13_01</text:p>
          </table:table-cell>
          <table:table-cell table:style-name="ce259" table:formula="of:=IF(MID([.F224];6;1)&gt;MID([.F223];6;1);[.C223];[.C223]+1)" office:value-type="float" office:value="4">
            <text:p>004</text:p>
          </table:table-cell>
          <table:table-cell table:style-name="ce261" office:value-type="string">
            <text:p>Social\Page_Nav\Node\Edit page\Properties</text:p>
          </table:table-cell>
          <table:table-cell table:style-name="ce261" office:value-type="string">
            <text:p>Check Edit page properties form when edit a nodes page</text:p>
          </table:table-cell>
          <table:table-cell table:style-name="ce281" office:value-type="string">
            <text:p>Step 5: Check Page Templates</text:p>
          </table:table-cell>
          <table:table-cell table:style-name="ce282" office:value-type="string">
            <text:p>Select <text:span text:style-name="T1">Page Templates</text:span> tab</text:p>
          </table:table-cell>
          <table:table-cell table:style-name="ce281" office:value-type="string">
            <text:p>- there is skin list in the right. By default, there is only “Default”</text:p>
            <text:p>- there is an image for current skin in the left</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25];6;1)&gt;MID([.F223];6;1);&quot;&quot;;MAX([.A$7:.A223])+1)" office:value-type="float" office:value="68">
            <text:p>068</text:p>
          </table:table-cell>
          <table:table-cell table:style-name="ce254" office:value-type="string">
            <text:p>FNC_SOC_SPC_NAV_13_01</text:p>
          </table:table-cell>
          <table:table-cell table:style-name="ce259" table:formula="of:=IF(MID([.F225];6;1)&gt;MID([.F224];6;1);[.C224];[.C224]+1)" office:value-type="float" office:value="5">
            <text:p>005</text:p>
          </table:table-cell>
          <table:table-cell table:style-name="ce261" office:value-type="string">
            <text:p>Social\Page_Nav\Node\Edit page\Properties</text:p>
          </table:table-cell>
          <table:table-cell table:style-name="ce94" office:value-type="string">
            <text:p>Edit nodes page with blank title</text:p>
          </table:table-cell>
          <table:table-cell table:style-name="ce281" office:value-type="string">
            <text:p>Step 1: Create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able:table-cell>
          <table:table-cell table:style-name="ce281" office:value-type="string">
            <text:p>Node is created successfully and displayed on space navigation management</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26];6;1)&gt;MID([.F224];6;1);&quot;&quot;;MAX([.A$7:.A224])+1)" office:value-type="float" office:value="68">
            <text:p>068</text:p>
          </table:table-cell>
          <table:table-cell table:style-name="ce254" office:value-type="string">
            <text:p>FNC_SOC_SPC_NAV_13_01</text:p>
          </table:table-cell>
          <table:table-cell table:style-name="ce259" table:formula="of:=IF(MID([.F226];6;1)&gt;MID([.F225];6;1);[.C225];[.C225]+1)" office:value-type="float" office:value="5">
            <text:p>005</text:p>
          </table:table-cell>
          <table:table-cell table:style-name="ce261" office:value-type="string">
            <text:p>Social\Page_Nav\Node\Edit page\Properties</text:p>
          </table:table-cell>
          <table:table-cell table:style-name="ce269" office:value-type="string">
            <text:p>Edit nodes page with blank title</text:p>
          </table:table-cell>
          <table:table-cell table:style-name="ce281" office:value-type="string">
            <text:p>Step 2: Show form to edit page property</text:p>
          </table:table-cell>
          <table:table-cell table:style-name="ce282" office:value-type="string">
            <text:p>- Select added pages node and right click and select Edit nodes page</text:p>
            <text:p>- Click View Page properties button on Page editor</text:p>
          </table:table-cell>
          <table:table-cell table:style-name="ce281" office:value-type="string">
            <text:p>Edit page properties form appears proper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27];6;1)&gt;MID([.F225];6;1);&quot;&quot;;MAX([.A$7:.A225])+1)">
            <text:p/>
          </table:table-cell>
          <table:table-cell table:style-name="ce254" office:value-type="string">
            <text:p>FNC_SOC_SPC_NAV_13_01</text:p>
          </table:table-cell>
          <table:table-cell table:style-name="ce259" table:formula="of:=IF(MID([.F227];6;1)&gt;MID([.F226];6;1);[.C226];[.C226]+1)" office:value-type="float" office:value="5">
            <text:p>005</text:p>
          </table:table-cell>
          <table:table-cell table:style-name="ce261" office:value-type="string">
            <text:p>Social\Page_Nav\Node\Edit page\Properties</text:p>
          </table:table-cell>
          <table:table-cell table:style-name="ce269" office:value-type="string">
            <text:p>Edit nodes page with blank title</text:p>
          </table:table-cell>
          <table:table-cell table:style-name="ce281" office:value-type="string">
            <text:p>Step 3: Change pages title by blank</text:p>
          </table:table-cell>
          <table:table-cell table:style-name="ce282" office:value-type="string">
            <text:p>- Select Page setting</text:p>
            <text:p>- Clean current value in <text:span text:style-name="T1">Page Title</text:span> </text:p>
            <text:p>- Click <text:span text:style-name="T1">Save</text:span></text:p>
          </table:table-cell>
          <table:table-cell table:style-name="ce281" office:value-type="string">
            <text:p>Edit page properties form is closed</text:p>
            <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28];6;1)&gt;MID([.F226];6;1);&quot;&quot;;MAX([.A$7:.A226])+1)">
            <text:p/>
          </table:table-cell>
          <table:table-cell table:style-name="ce254" office:value-type="string">
            <text:p>FNC_SOC_SPC_NAV_13_01</text:p>
          </table:table-cell>
          <table:table-cell table:style-name="ce259" table:formula="of:=IF(MID([.F228];6;1)&gt;MID([.F227];6;1);[.C227];[.C227]+1)" office:value-type="float" office:value="5">
            <text:p>005</text:p>
          </table:table-cell>
          <table:table-cell table:style-name="ce261" office:value-type="string">
            <text:p>Social\Page_Nav\Node\Edit page\Properties</text:p>
          </table:table-cell>
          <table:table-cell table:style-name="ce269" office:value-type="string">
            <text:p>Edit nodes page with blank title</text:p>
          </table:table-cell>
          <table:table-cell table:style-name="ce281" office:value-type="string">
            <text:p>Step 4: Check page title again</text:p>
          </table:table-cell>
          <table:table-cell table:style-name="ce282" office:value-type="string">
            <text:p><text:span text:style-name="T34">- Click </text:span><text:span text:style-name="T35">View Page properties</text:span><text:span text:style-name="T34"> button on </text:span><text:span text:style-name="T34">Page editor</text:span></text:p>
            <text:p><text:span text:style-name="T34">- Select page setting</text:span></text:p>
          </table:table-cell>
          <table:table-cell table:style-name="ce281" office:value-type="string">
            <text:p>Page title now is page id instead of blank</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29];6;1)&gt;MID([.F227];6;1);&quot;&quot;;MAX([.A$7:.A227])+1)" office:value-type="float" office:value="69">
            <text:p>069</text:p>
          </table:table-cell>
          <table:table-cell table:style-name="ce254" office:value-type="string">
            <text:p>FNC_SOC_SPC_NAV_13_01</text:p>
          </table:table-cell>
          <table:table-cell table:style-name="ce259" table:formula="of:=IF(MID([.F229];6;1)&gt;MID([.F228];6;1);[.C228];[.C228]+1)" office:value-type="float" office:value="6">
            <text:p>006</text:p>
          </table:table-cell>
          <table:table-cell table:style-name="ce261" office:value-type="string">
            <text:p>Social\Page_Nav\Node\Edit page\Properties</text:p>
          </table:table-cell>
          <table:table-cell table:style-name="ce94" office:value-type="string">
            <text:p>Edit nodes page with title less than 3 or over 120 characters</text:p>
          </table:table-cell>
          <table:table-cell table:style-name="ce281" office:value-type="string">
            <text:p>Step 1: Create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able:table-cell>
          <table:table-cell table:style-name="ce281" office:value-type="string">
            <text:p>Node is created successfully and displayed on space navigation management</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30];6;1)&gt;MID([.F228];6;1);&quot;&quot;;MAX([.A$7:.A228])+1)" office:value-type="float" office:value="69">
            <text:p>069</text:p>
          </table:table-cell>
          <table:table-cell table:style-name="ce254" office:value-type="string">
            <text:p>FNC_SOC_SPC_NAV_13_01</text:p>
          </table:table-cell>
          <table:table-cell table:style-name="ce259" table:formula="of:=IF(MID([.F230];6;1)&gt;MID([.F229];6;1);[.C229];[.C229]+1)" office:value-type="float" office:value="6">
            <text:p>006</text:p>
          </table:table-cell>
          <table:table-cell table:style-name="ce261" office:value-type="string">
            <text:p>Social\Page_Nav\Node\Edit page\Properties</text:p>
          </table:table-cell>
          <table:table-cell table:style-name="ce269" office:value-type="string">
            <text:p>Edit nodes page with title less than 3 or over 120 characters</text:p>
          </table:table-cell>
          <table:table-cell table:style-name="ce281" office:value-type="string">
            <text:p>Step 2: Show form to edit page property</text:p>
          </table:table-cell>
          <table:table-cell table:style-name="ce282" office:value-type="string">
            <text:p>- Select added pages node and right click and select Edit nodes page</text:p>
            <text:p>- Click View Page properties button on Page editor</text:p>
          </table:table-cell>
          <table:table-cell table:style-name="ce281" office:value-type="string">
            <text:p>Edit page properties form appears proper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31];6;1)&gt;MID([.F229];6;1);&quot;&quot;;MAX([.A$7:.A229])+1)">
            <text:p/>
          </table:table-cell>
          <table:table-cell table:style-name="ce254" office:value-type="string">
            <text:p>FNC_SOC_SPC_NAV_13_01</text:p>
          </table:table-cell>
          <table:table-cell table:style-name="ce259" table:formula="of:=IF(MID([.F231];6;1)&gt;MID([.F230];6;1);[.C230];[.C230]+1)" office:value-type="float" office:value="6">
            <text:p>006</text:p>
          </table:table-cell>
          <table:table-cell table:style-name="ce261" office:value-type="string">
            <text:p>Social\Page_Nav\Node\Edit page\Properties</text:p>
          </table:table-cell>
          <table:table-cell table:style-name="ce269" office:value-type="string">
            <text:p>Edit nodes page with title less than 3 or over 120 characters</text:p>
          </table:table-cell>
          <table:table-cell table:style-name="ce281" office:value-type="string">
            <text:p>Step 3: Change pages title </text:p>
          </table:table-cell>
          <table:table-cell table:style-name="ce282" office:value-type="string">
            <text:p>- Select Page setting</text:p>
            <text:p>- Change current <text:span text:style-name="T1">Page Title</text:span> with new value less than 3 or over 120 characters</text:p>
            <text:p>- Click <text:span text:style-name="T1">Save</text:span></text:p>
          </table:table-cell>
          <table:table-cell table:style-name="ce281" office:value-type="string">
            <text:p>Show message alerts Title must be over 3 and less than 120 characters</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32];6;1)&gt;MID([.F230];6;1);&quot;&quot;;MAX([.A$7:.A230])+1)" office:value-type="float" office:value="70">
            <text:p>070</text:p>
          </table:table-cell>
          <table:table-cell table:style-name="ce254" office:value-type="string">
            <text:p>FNC_SOC_SPC_NAV_13_01</text:p>
          </table:table-cell>
          <table:table-cell table:style-name="ce259" table:formula="of:=IF(MID([.F232];6;1)&gt;MID([.F231];6;1);[.C231];[.C231]+1)" office:value-type="float" office:value="7">
            <text:p>007</text:p>
          </table:table-cell>
          <table:table-cell table:style-name="ce261" office:value-type="string">
            <text:p>Social\Page_Nav\Node\Edit page\Properties</text:p>
          </table:table-cell>
          <table:table-cell table:style-name="ce94" office:value-type="string">
            <text:p>Change nodes page title</text:p>
          </table:table-cell>
          <table:table-cell table:style-name="ce281" office:value-type="string">
            <text:p>Step 1: Create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able:table-cell>
          <table:table-cell table:style-name="ce281" office:value-type="string">
            <text:p>Node is created successfully and displayed on space navigation management</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33];6;1)&gt;MID([.F231];6;1);&quot;&quot;;MAX([.A$7:.A231])+1)" office:value-type="float" office:value="70">
            <text:p>070</text:p>
          </table:table-cell>
          <table:table-cell table:style-name="ce254" office:value-type="string">
            <text:p>FNC_SOC_SPC_NAV_13_01</text:p>
          </table:table-cell>
          <table:table-cell table:style-name="ce259" table:formula="of:=IF(MID([.F233];6;1)&gt;MID([.F232];6;1);[.C232];[.C232]+1)" office:value-type="float" office:value="7">
            <text:p>007</text:p>
          </table:table-cell>
          <table:table-cell table:style-name="ce261" office:value-type="string">
            <text:p>Social\Page_Nav\Node\Edit page\Properties</text:p>
          </table:table-cell>
          <table:table-cell table:style-name="ce269" office:value-type="string">
            <text:p>Change nodes page title</text:p>
          </table:table-cell>
          <table:table-cell table:style-name="ce281" office:value-type="string">
            <text:p>Step 2: Show form to edit page property</text:p>
          </table:table-cell>
          <table:table-cell table:style-name="ce282" office:value-type="string">
            <text:p>- Select added pages node and right click and select Edit nodes page</text:p>
            <text:p>- Click View Page properties button on Page editor</text:p>
          </table:table-cell>
          <table:table-cell table:style-name="ce281" office:value-type="string">
            <text:p>Edit page properties form appears properly</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234];6;1)&gt;MID([.F232];6;1);&quot;&quot;;MAX([.A$7:.A232])+1)">
            <text:p/>
          </table:table-cell>
          <table:table-cell table:style-name="ce254" office:value-type="string">
            <text:p>FNC_SOC_SPC_NAV_13_01</text:p>
          </table:table-cell>
          <table:table-cell table:style-name="ce259" table:formula="of:=IF(MID([.F234];6;1)&gt;MID([.F233];6;1);[.C233];[.C233]+1)" office:value-type="float" office:value="7">
            <text:p>007</text:p>
          </table:table-cell>
          <table:table-cell table:style-name="ce261" office:value-type="string">
            <text:p>Social\Page_Nav\Node\Edit page\Properties</text:p>
          </table:table-cell>
          <table:table-cell table:style-name="ce269" office:value-type="string">
            <text:p>Change nodes page title</text:p>
          </table:table-cell>
          <table:table-cell table:style-name="ce281" office:value-type="string">
            <text:p>Step 3: Change pages title </text:p>
          </table:table-cell>
          <table:table-cell table:style-name="ce282" office:value-type="string">
            <text:p>- Select Page setting</text:p>
            <text:p>- Change current Page Title with new valid value (even special characters: space, !@#$%^and*()&lt;&gt;)</text:p>
            <text:p>- Click Save</text:p>
          </table:table-cell>
          <table:table-cell table:style-name="ce281" office:value-type="string">
            <text:p>Change is saved.</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35];6;1)&gt;MID([.F233];6;1);&quot;&quot;;MAX([.A$7:.A233])+1)" office:value-type="float" office:value="71">
            <text:p>071</text:p>
          </table:table-cell>
          <table:table-cell table:style-name="ce254" office:value-type="string">
            <text:p>FNC_SOC_SPC_NAV_13_01</text:p>
          </table:table-cell>
          <table:table-cell table:style-name="ce259" table:formula="of:=IF(MID([.F235];6;1)&gt;MID([.F234];6;1);[.C234];[.C234]+1)" office:value-type="float" office:value="8">
            <text:p>008</text:p>
          </table:table-cell>
          <table:table-cell table:style-name="ce261" office:value-type="string">
            <text:p>Social\Page_Nav\Node\Edit page\Properties</text:p>
          </table:table-cell>
          <table:table-cell table:style-name="ce94" office:value-type="string">
            <text:p>Edit nodes page from unchecked to checked Show max window option</text:p>
          </table:table-cell>
          <table:table-cell table:style-name="ce281" office:value-type="string">
            <text:p>Step 1: Create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able:table-cell>
          <table:table-cell table:style-name="ce281" office:value-type="string">
            <text:p>Node is created successfully and displayed on space navigation management</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36];6;1)&gt;MID([.F234];6;1);&quot;&quot;;MAX([.A$7:.A234])+1)" office:value-type="float" office:value="71">
            <text:p>071</text:p>
          </table:table-cell>
          <table:table-cell table:style-name="ce254" office:value-type="string">
            <text:p>FNC_SOC_SPC_NAV_13_01</text:p>
          </table:table-cell>
          <table:table-cell table:style-name="ce259" table:formula="of:=IF(MID([.F236];6;1)&gt;MID([.F235];6;1);[.C235];[.C235]+1)" office:value-type="float" office:value="8">
            <text:p>008</text:p>
          </table:table-cell>
          <table:table-cell table:style-name="ce261" office:value-type="string">
            <text:p>Social\Page_Nav\Node\Edit page\Properties</text:p>
          </table:table-cell>
          <table:table-cell table:style-name="ce269" office:value-type="string">
            <text:p>Edit nodes page from unchecked to checked Show max window option</text:p>
          </table:table-cell>
          <table:table-cell table:style-name="ce281" office:value-type="string">
            <text:p>Step 2: Edit nodes page</text:p>
          </table:table-cell>
          <table:table-cell table:style-name="ce282"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281" office:value-type="string">
            <text:p>Change is sav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37];6;1)&gt;MID([.F235];6;1);&quot;&quot;;MAX([.A$7:.A235])+1)">
            <text:p/>
          </table:table-cell>
          <table:table-cell table:style-name="ce254" office:value-type="string">
            <text:p>FNC_SOC_SPC_NAV_13_01</text:p>
          </table:table-cell>
          <table:table-cell table:style-name="ce259" table:formula="of:=IF(MID([.F237];6;1)&gt;MID([.F236];6;1);[.C236];[.C236]+1)" office:value-type="float" office:value="8">
            <text:p>008</text:p>
          </table:table-cell>
          <table:table-cell table:style-name="ce261" office:value-type="string">
            <text:p>Social\Page_Nav\Node\Edit page\Properties</text:p>
          </table:table-cell>
          <table:table-cell table:style-name="ce269" office:value-type="string">
            <text:p>Edit nodes page from unchecked to checked Show max window option</text:p>
          </table:table-cell>
          <table:table-cell table:style-name="ce281" office:value-type="string">
            <text:p>Step 3: Complete editing nodes page</text:p>
          </table:table-cell>
          <table:table-cell table:style-name="ce282" office:value-type="string">
            <text:p>- Click<text:span text:style-name="T1"> Finish </text:span><text:span text:style-name="T12">icon on Page editor</text:span></text:p>
            <text:p><text:span text:style-name="T12">- Click on </text:span><text:span text:style-name="T1">Save </text:span><text:span text:style-name="T12">on Navigation </text:span><text:span text:style-name="T12">management</text:span></text:p>
          </table:table-cell>
          <table:table-cell table:style-name="ce281" office:value-type="string">
            <text:p>Edit navigation form is clos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38];6;1)&gt;MID([.F236];6;1);&quot;&quot;;MAX([.A$7:.A236])+1)">
            <text:p/>
          </table:table-cell>
          <table:table-cell table:style-name="ce254" office:value-type="string">
            <text:p>FNC_SOC_SPC_NAV_13_01</text:p>
          </table:table-cell>
          <table:table-cell table:style-name="ce259" table:formula="of:=IF(MID([.F238];6;1)&gt;MID([.F237];6;1);[.C237];[.C237]+1)" office:value-type="float" office:value="8">
            <text:p>008</text:p>
          </table:table-cell>
          <table:table-cell table:style-name="ce261" office:value-type="string">
            <text:p>Social\Page_Nav\Node\Edit page\Properties</text:p>
          </table:table-cell>
          <table:table-cell table:style-name="ce269" office:value-type="string">
            <text:p>Edit nodes page from unchecked to checked Show max window option</text:p>
          </table:table-cell>
          <table:table-cell table:style-name="ce281" office:value-type="string">
            <text:p>Step 4: Check showing page after page is being edited</text:p>
          </table:table-cell>
          <table:table-cell table:style-name="ce282" office:value-type="string">
            <text:p>Select above node (page) from portal or group navigation</text:p>
          </table:table-cell>
          <table:table-cell table:style-name="ce281" office:value-type="string">
            <text:p>nodes page content is shown in maximize side. Banner, navigation, breadcumbs, footer are not shown</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239];6;1)&gt;MID([.F237];6;1);&quot;&quot;;MAX([.A$7:.A237])+1)" office:value-type="float" office:value="72">
            <text:p>072</text:p>
          </table:table-cell>
          <table:table-cell table:style-name="ce254" office:value-type="string">
            <text:p>FNC_SOC_SPC_NAV_13_01</text:p>
          </table:table-cell>
          <table:table-cell table:style-name="ce259" table:formula="of:=IF(MID([.F239];6;1)&gt;MID([.F238];6;1);[.C238];[.C238]+1)" office:value-type="float" office:value="9">
            <text:p>009</text:p>
          </table:table-cell>
          <table:table-cell table:style-name="ce261" office:value-type="string">
            <text:p>Social\Page_Nav\Node\Edit page\Properties</text:p>
          </table:table-cell>
          <table:table-cell table:style-name="ce94" office:value-type="string">
            <text:p>Edit nodes page from checked to unchecked Show max window option</text:p>
          </table:table-cell>
          <table:table-cell table:style-name="ce281" office:value-type="string">
            <text:p>Step 1: Create page</text:p>
          </table:table-cell>
          <table:table-cell table:style-name="ce282" office:value-type="string">
            <text:p><text:span text:style-name="T21">- Log in by user</text:span></text:p>
            <text:p><text:span text:style-name="T21">- Go to</text:span><text:span text:style-name="T32"> Group editor</text:span></text:p>
            <text:p><text:span text:style-name="T32">- Select add new Page</text:span><text:span text:style-name="T21"> </text:span></text:p>
            <text:p><text:span text:style-name="T21">- Create new page for portal/group with </text:span><text:span text:style-name="T21">public for all</text:span></text:p>
            <text:p>- Create new page with checked Show max window option in Manage Pages</text:p>
          </table:table-cell>
          <table:table-cell table:style-name="ce281" office:value-type="string">
            <text:p>Created page successfully</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240];6;1)&gt;MID([.F238];6;1);&quot;&quot;;MAX([.A$7:.A238])+1)" office:value-type="float" office:value="72">
            <text:p>072</text:p>
          </table:table-cell>
          <table:table-cell table:style-name="ce254" office:value-type="string">
            <text:p>FNC_SOC_SPC_NAV_13_01</text:p>
          </table:table-cell>
          <table:table-cell table:style-name="ce259" table:formula="of:=IF(MID([.F240];6;1)&gt;MID([.F239];6;1);[.C239];[.C239]+1)" office:value-type="float" office:value="9">
            <text:p>009</text:p>
          </table:table-cell>
          <table:table-cell table:style-name="ce261" office:value-type="string">
            <text:p>Social\Page_Nav\Node\Edit page\Properties</text:p>
          </table:table-cell>
          <table:table-cell table:style-name="ce269" office:value-type="string">
            <text:p>Edit nodes page from checked to unchecked Show max window option</text:p>
          </table:table-cell>
          <table:table-cell table:style-name="ce281" office:value-type="string">
            <text:p>Step 2: Add node</text:p>
          </table:table-cell>
          <table:table-cell table:style-name="ce309" office:value-type="string">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text:span text:style-name="T28">- Select Space navigation tab</text:span></text:p>
            <text:p><text:span text:style-name="T28">- Create new node and select existed </text:span><text:span text:style-name="T28">page for that <text:s/>node</text:span></text:p>
          </table:table-cell>
          <table:table-cell table:style-name="ce281" office:value-type="string">
            <text:p>Create node successfully</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41];6;1)&gt;MID([.F239];6;1);&quot;&quot;;MAX([.A$7:.A239])+1)">
            <text:p/>
          </table:table-cell>
          <table:table-cell table:style-name="ce254" office:value-type="string">
            <text:p>FNC_SOC_SPC_NAV_13_01</text:p>
          </table:table-cell>
          <table:table-cell table:style-name="ce259" table:formula="of:=IF(MID([.F241];6;1)&gt;MID([.F240];6;1);[.C240];[.C240]+1)" office:value-type="float" office:value="9">
            <text:p>009</text:p>
          </table:table-cell>
          <table:table-cell table:style-name="ce261" office:value-type="string">
            <text:p>Social\Page_Nav\Node\Edit page\Properties</text:p>
          </table:table-cell>
          <table:table-cell table:style-name="ce269" office:value-type="string">
            <text:p>Edit nodes page from checked to unchecked Show max window option</text:p>
          </table:table-cell>
          <table:table-cell table:style-name="ce281" office:value-type="string">
            <text:p>Step 3: Edit nodes page</text:p>
          </table:table-cell>
          <table:table-cell table:style-name="ce282"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281" office:value-type="string">
            <text:p>Change is sav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42];6;1)&gt;MID([.F240];6;1);&quot;&quot;;MAX([.A$7:.A240])+1)">
            <text:p/>
          </table:table-cell>
          <table:table-cell table:style-name="ce254" office:value-type="string">
            <text:p>FNC_SOC_SPC_NAV_13_01</text:p>
          </table:table-cell>
          <table:table-cell table:style-name="ce259" table:formula="of:=IF(MID([.F242];6;1)&gt;MID([.F241];6;1);[.C241];[.C241]+1)" office:value-type="float" office:value="9">
            <text:p>009</text:p>
          </table:table-cell>
          <table:table-cell table:style-name="ce261" office:value-type="string">
            <text:p>Social\Page_Nav\Node\Edit page\Properties</text:p>
          </table:table-cell>
          <table:table-cell table:style-name="ce269" office:value-type="string">
            <text:p>Edit nodes page from checked to unchecked Show max window option</text:p>
          </table:table-cell>
          <table:table-cell table:style-name="ce281" office:value-type="string">
            <text:p>Step 4: Complete editing nodes page</text:p>
          </table:table-cell>
          <table:table-cell table:style-name="ce282" office:value-type="string">
            <text:p>- Click<text:span text:style-name="T1"> Finish </text:span><text:span text:style-name="T12">icon on Page editor</text:span></text:p>
            <text:p><text:span text:style-name="T12">- Click on </text:span><text:span text:style-name="T1">Save </text:span><text:span text:style-name="T12">on Navigation </text:span><text:span text:style-name="T12">management</text:span></text:p>
          </table:table-cell>
          <table:table-cell table:style-name="ce281" office:value-type="string">
            <text:p>Edit navigation form is clos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43];6;1)&gt;MID([.F241];6;1);&quot;&quot;;MAX([.A$7:.A241])+1)">
            <text:p/>
          </table:table-cell>
          <table:table-cell table:style-name="ce254" office:value-type="string">
            <text:p>FNC_SOC_SPC_NAV_13_01</text:p>
          </table:table-cell>
          <table:table-cell table:style-name="ce259" table:formula="of:=IF(MID([.F243];6;1)&gt;MID([.F242];6;1);[.C242];[.C242]+1)" office:value-type="float" office:value="9">
            <text:p>009</text:p>
          </table:table-cell>
          <table:table-cell table:style-name="ce261" office:value-type="string">
            <text:p>Social\Page_Nav\Node\Edit page\Properties</text:p>
          </table:table-cell>
          <table:table-cell table:style-name="ce269" office:value-type="string">
            <text:p>Edit nodes page from checked to unchecked Show max window option</text:p>
          </table:table-cell>
          <table:table-cell table:style-name="ce281" office:value-type="string">
            <text:p>Step 5: Check showing page after page is being edited</text:p>
          </table:table-cell>
          <table:table-cell table:style-name="ce282" office:value-type="string">
            <text:p>Select above node (page) from navigation bar</text:p>
          </table:table-cell>
          <table:table-cell table:style-name="ce281" office:value-type="string">
            <text:p>nodes page content is shown in normal side. Banner, navigation, breadcumbs, footer are shown</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44];6;1)&gt;MID([.F242];6;1);&quot;&quot;;MAX([.A$7:.A242])+1)" office:value-type="float" office:value="73">
            <text:p>073</text:p>
          </table:table-cell>
          <table:table-cell table:style-name="ce254" office:value-type="string">
            <text:p>FNC_SOC_SPC_NAV_13_01</text:p>
          </table:table-cell>
          <table:table-cell table:style-name="ce259" table:formula="of:=IF(MID([.F244];6;1)&gt;MID([.F243];6;1);[.C243];[.C243]+1)" office:value-type="float" office:value="10">
            <text:p>010</text:p>
          </table:table-cell>
          <table:table-cell table:style-name="ce261" office:value-type="string">
            <text:p>Social\Page_Nav\Node\Edit page\Properties</text:p>
          </table:table-cell>
          <table:table-cell table:style-name="ce94" office:value-type="string">
            <text:p>Edit nodes page with blank access right</text:p>
          </table:table-cell>
          <table:table-cell table:style-name="ce281" office:value-type="string">
            <text:p>Step 1: Show form to edit node</text:p>
          </table:table-cell>
          <table:table-cell table:style-name="ce282" office:value-type="string">
            <text:p><text:span text:style-name="T40">- User logs in system</text:span></text:p>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hoose a node that links to a </text:span><text:span text:style-name="T21">group/portal page (not public page) that </text:span><text:span text:style-name="T21">current user has edit right</text:span></text:p>
            <text:p>- Right click on node and select Edit nodes page </text:p>
          </table:table-cell>
          <table:table-cell table:style-name="ce281" office:value-type="string">
            <text:p>Edit page properties form appears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45];6;1)&gt;MID([.F243];6;1);&quot;&quot;;MAX([.A$7:.A243])+1)" office:value-type="float" office:value="73">
            <text:p>073</text:p>
          </table:table-cell>
          <table:table-cell table:style-name="ce254" office:value-type="string">
            <text:p>FNC_SOC_SPC_NAV_13_01</text:p>
          </table:table-cell>
          <table:table-cell table:style-name="ce259" table:formula="of:=IF(MID([.F245];6;1)&gt;MID([.F244];6;1);[.C244];[.C244]+1)" office:value-type="float" office:value="10">
            <text:p>010</text:p>
          </table:table-cell>
          <table:table-cell table:style-name="ce261" office:value-type="string">
            <text:p>Social\Page_Nav\Node\Edit page\Properties</text:p>
          </table:table-cell>
          <table:table-cell table:style-name="ce269" office:value-type="string">
            <text:p>Edit nodes page with blank access right</text:p>
          </table:table-cell>
          <table:table-cell table:style-name="ce281" office:value-type="string">
            <text:p>Step 2: Show Access permission setting form of editing page</text:p>
          </table:table-cell>
          <table:table-cell table:style-name="ce282" office:value-type="string">
            <text:p>Choose Permission Setting tab then Access Permission</text:p>
          </table:table-cell>
          <table:table-cell table:style-name="ce281" office:value-type="string">
            <text:p>Access right list is display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46];6;1)&gt;MID([.F244];6;1);&quot;&quot;;MAX([.A$7:.A244])+1)">
            <text:p/>
          </table:table-cell>
          <table:table-cell table:style-name="ce254" office:value-type="string">
            <text:p>FNC_SOC_SPC_NAV_13_01</text:p>
          </table:table-cell>
          <table:table-cell table:style-name="ce259" table:formula="of:=IF(MID([.F246];6;1)&gt;MID([.F245];6;1);[.C245];[.C245]+1)" office:value-type="float" office:value="10">
            <text:p>010</text:p>
          </table:table-cell>
          <table:table-cell table:style-name="ce261" office:value-type="string">
            <text:p>Social\Page_Nav\Node\Edit page\Properties</text:p>
          </table:table-cell>
          <table:table-cell table:style-name="ce269" office:value-type="string">
            <text:p>Edit nodes page with blank access right</text:p>
          </table:table-cell>
          <table:table-cell table:style-name="ce281" office:value-type="string">
            <text:p>Step 3: Remove access right</text:p>
          </table:table-cell>
          <table:table-cell table:style-name="ce282" office:value-type="string">
            <text:p>- Remove all access right in list</text:p>
            <text:p>- Click <text:span text:style-name="T1">Save </text:span></text:p>
          </table:table-cell>
          <table:table-cell table:style-name="ce281" office:value-type="string">
            <text:p>Show message alerts access right list can not be blank</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47];6;1)&gt;MID([.F245];6;1);&quot;&quot;;MAX([.A$7:.A245])+1)" office:value-type="float" office:value="74">
            <text:p>074</text:p>
          </table:table-cell>
          <table:table-cell table:style-name="ce254" office:value-type="string">
            <text:p>FNC_SOC_SPC_NAV_13_01</text:p>
          </table:table-cell>
          <table:table-cell table:style-name="ce259" table:formula="of:=IF(MID([.F247];6;1)&gt;MID([.F246];6;1);[.C246];[.C246]+1)" office:value-type="float" office:value="11">
            <text:p>011</text:p>
          </table:table-cell>
          <table:table-cell table:style-name="ce261" office:value-type="string">
            <text:p>Social\Page_Nav\Node\Edit page\Properties</text:p>
          </table:table-cell>
          <table:table-cell table:style-name="ce94" office:value-type="string">
            <text:p>Change nodes page from limited by users to public for access permission</text:p>
          </table:table-cell>
          <table:table-cell table:style-name="ce281" office:value-type="string">
            <text:p>Step 1: Create page</text:p>
          </table:table-cell>
          <table:table-cell table:style-name="ce282" office:value-type="string">
            <text:p><text:span text:style-name="T21">- Log in by user</text:span></text:p>
            <text:p><text:span text:style-name="T21">- Go to</text:span><text:span text:style-name="T32"> Group editor</text:span></text:p>
            <text:p><text:span text:style-name="T32">- Select add new Page</text:span><text:span text:style-name="T21"> </text:span></text:p>
            <text:p><text:span text:style-name="T21">- Create new page for portal/group </text:span></text:p>
          </table:table-cell>
          <table:table-cell table:style-name="ce281"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248];6;1)&gt;MID([.F246];6;1);&quot;&quot;;MAX([.A$7:.A246])+1)" office:value-type="float" office:value="74">
            <text:p>074</text:p>
          </table:table-cell>
          <table:table-cell table:style-name="ce254" office:value-type="string">
            <text:p>FNC_SOC_SPC_NAV_13_01</text:p>
          </table:table-cell>
          <table:table-cell table:style-name="ce259" table:formula="of:=IF(MID([.F248];6;1)&gt;MID([.F247];6;1);[.C247];[.C247]+1)" office:value-type="float" office:value="11">
            <text:p>011</text:p>
          </table:table-cell>
          <table:table-cell table:style-name="ce261" office:value-type="string">
            <text:p>Social\Page_Nav\Node\Edit page\Properties</text:p>
          </table:table-cell>
          <table:table-cell table:style-name="ce269" office:value-type="string">
            <text:p>Change nodes page from limited by users to public for access permission</text:p>
          </table:table-cell>
          <table:table-cell table:style-name="ce281" office:value-type="string">
            <text:p>Step 2: Check using added page with limited access right</text:p>
          </table:table-cell>
          <table:table-cell table:style-name="ce309" office:value-type="string">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text:span text:style-name="T28">- Select Space navigation tab</text:span></text:p>
            <text:p><text:span text:style-name="T28">- Create new node and select existed </text:span><text:span text:style-name="T28">page for that <text:s/>node</text:span></text:p>
          </table:table-cell>
          <table:table-cell table:style-name="ce281" office:value-type="string">
            <text:p>Only users who can access that page can select it for new node</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49];6;1)&gt;MID([.F247];6;1);&quot;&quot;;MAX([.A$7:.A247])+1)">
            <text:p/>
          </table:table-cell>
          <table:table-cell table:style-name="ce254" office:value-type="string">
            <text:p>FNC_SOC_SPC_NAV_13_01</text:p>
          </table:table-cell>
          <table:table-cell table:style-name="ce259" table:formula="of:=IF(MID([.F249];6;1)&gt;MID([.F248];6;1);[.C248];[.C248]+1)" office:value-type="float" office:value="11">
            <text:p>011</text:p>
          </table:table-cell>
          <table:table-cell table:style-name="ce261" office:value-type="string">
            <text:p>Social\Page_Nav\Node\Edit page\Properties</text:p>
          </table:table-cell>
          <table:table-cell table:style-name="ce269" office:value-type="string">
            <text:p>Change nodes page from limited by users to public for access permission</text:p>
          </table:table-cell>
          <table:table-cell table:style-name="ce281" office:value-type="string">
            <text:p>Step 3: Show form to edit nodes page</text:p>
          </table:table-cell>
          <table:table-cell table:style-name="ce282" office:value-type="string">
            <text:p>- Select above added node</text:p>
            <text:p>- Right click on node and click on Edit nodes page</text:p>
            <text:p>- Click on View page properties button on Page editor</text:p>
          </table:table-cell>
          <table:table-cell table:style-name="ce281" office:value-type="string">
            <text:p>Edit nodes page properties form appears</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50];6;1)&gt;MID([.F248];6;1);&quot;&quot;;MAX([.A$7:.A248])+1)">
            <text:p/>
          </table:table-cell>
          <table:table-cell table:style-name="ce254" office:value-type="string">
            <text:p>FNC_SOC_SPC_NAV_13_01</text:p>
          </table:table-cell>
          <table:table-cell table:style-name="ce259" table:formula="of:=IF(MID([.F250];6;1)&gt;MID([.F249];6;1);[.C249];[.C249]+1)" office:value-type="float" office:value="11">
            <text:p>011</text:p>
          </table:table-cell>
          <table:table-cell table:style-name="ce261" office:value-type="string">
            <text:p>Social\Page_Nav\Node\Edit page\Properties</text:p>
          </table:table-cell>
          <table:table-cell table:style-name="ce269" office:value-type="string">
            <text:p>Change nodes page from limited by users to public for access permission</text:p>
          </table:table-cell>
          <table:table-cell table:style-name="ce281" office:value-type="string">
            <text:p>Step 4: Check current access right information</text:p>
          </table:table-cell>
          <table:table-cell table:style-name="ce282" office:value-type="string">
            <text:p>Choose Permission Setting tab then Access Permission</text:p>
          </table:table-cell>
          <table:table-cell table:style-name="ce281" office:value-type="string">
            <text:p>- “Make it public” option is unchecked</text:p>
            <text:p>- Access list is display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51];6;1)&gt;MID([.F249];6;1);&quot;&quot;;MAX([.A$7:.A249])+1)">
            <text:p/>
          </table:table-cell>
          <table:table-cell table:style-name="ce254" office:value-type="string">
            <text:p>FNC_SOC_SPC_NAV_13_01</text:p>
          </table:table-cell>
          <table:table-cell table:style-name="ce259" table:formula="of:=IF(MID([.F251];6;1)&gt;MID([.F250];6;1);[.C250];[.C250]+1)" office:value-type="float" office:value="11">
            <text:p>011</text:p>
          </table:table-cell>
          <table:table-cell table:style-name="ce261" office:value-type="string">
            <text:p>Social\Page_Nav\Node\Edit page\Properties</text:p>
          </table:table-cell>
          <table:table-cell table:style-name="ce269" office:value-type="string">
            <text:p>Change nodes page from limited by users to public for access permission</text:p>
          </table:table-cell>
          <table:table-cell table:style-name="ce281" office:value-type="string">
            <text:p>Step 5: Change access right</text:p>
          </table:table-cell>
          <table:table-cell table:style-name="ce282" office:value-type="string">
            <text:p>Check “Make it public” option</text:p>
          </table:table-cell>
          <table:table-cell table:style-name="ce281" office:value-type="string">
            <text:p>Access list beLow disappears</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52];6;1)&gt;MID([.F250];6;1);&quot;&quot;;MAX([.A$7:.A250])+1)">
            <text:p/>
          </table:table-cell>
          <table:table-cell table:style-name="ce254" office:value-type="string">
            <text:p>FNC_SOC_SPC_NAV_13_01</text:p>
          </table:table-cell>
          <table:table-cell table:style-name="ce259" table:formula="of:=IF(MID([.F252];6;1)&gt;MID([.F251];6;1);[.C251];[.C251]+1)" office:value-type="float" office:value="11">
            <text:p>011</text:p>
          </table:table-cell>
          <table:table-cell table:style-name="ce261" office:value-type="string">
            <text:p>Social\Page_Nav\Node\Edit page\Properties</text:p>
          </table:table-cell>
          <table:table-cell table:style-name="ce269" office:value-type="string">
            <text:p>Change nodes page from limited by users to public for access permission</text:p>
          </table:table-cell>
          <table:table-cell table:style-name="ce281" office:value-type="string">
            <text:p>Step 6: Complete editing nodes page</text:p>
          </table:table-cell>
          <table:table-cell table:style-name="ce282" office:value-type="string">
            <text:p>- Click <text:span text:style-name="T1">Save</text:span></text:p>
            <text:p><text:span text:style-name="T1">- </text:span><text:span text:style-name="T12">Click</text:span><text:span text:style-name="T1"> Finish </text:span><text:span text:style-name="T12">icon</text:span></text:p>
          </table:table-cell>
          <table:table-cell table:style-name="ce281" office:value-type="string">
            <text:p>Change on page is saved</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53];6;1)&gt;MID([.F251];6;1);&quot;&quot;;MAX([.A$7:.A251])+1)">
            <text:p/>
          </table:table-cell>
          <table:table-cell table:style-name="ce254" office:value-type="string">
            <text:p>FNC_SOC_SPC_NAV_13_01</text:p>
          </table:table-cell>
          <table:table-cell table:style-name="ce259" table:formula="of:=IF(MID([.F253];6;1)&gt;MID([.F252];6;1);[.C252];[.C252]+1)" office:value-type="float" office:value="11">
            <text:p>011</text:p>
          </table:table-cell>
          <table:table-cell table:style-name="ce261" office:value-type="string">
            <text:p>Social\Page_Nav\Node\Edit page\Properties</text:p>
          </table:table-cell>
          <table:table-cell table:style-name="ce269" office:value-type="string">
            <text:p>Change nodes page from limited by users to public for access permission</text:p>
          </table:table-cell>
          <table:table-cell table:style-name="ce281" office:value-type="string">
            <text:p>Step 7: Check accessing page by different users</text:p>
          </table:table-cell>
          <table:table-cell table:style-name="ce282" office:value-type="string">
            <text:p>- Login by users in different groups and memberships</text:p>
            <text:p>- Go to Navigation management: create new node and select above page </text:p>
          </table:table-cell>
          <table:table-cell table:style-name="ce281" office:value-type="string">
            <text:p>Anyone can select this page for new node</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254];6;1)&gt;MID([.F252];6;1);&quot;&quot;;MAX([.A$7:.A252])+1)" office:value-type="float" office:value="75">
            <text:p>075</text:p>
          </table:table-cell>
          <table:table-cell table:style-name="ce254" office:value-type="string">
            <text:p>FNC_SOC_SPC_NAV_13_01</text:p>
          </table:table-cell>
          <table:table-cell table:style-name="ce259" table:formula="of:=IF(MID([.F254];6;1)&gt;MID([.F253];6;1);[.C253];[.C253]+1)" office:value-type="float" office:value="12">
            <text:p>012</text:p>
          </table:table-cell>
          <table:table-cell table:style-name="ce261" office:value-type="string">
            <text:p>Social\Page_Nav\Node\Edit page\Properties</text:p>
          </table:table-cell>
          <table:table-cell table:style-name="ce94" office:value-type="string">
            <text:p>Edit nodes page with blank edit right</text:p>
          </table:table-cell>
          <table:table-cell table:style-name="ce281" office:value-type="string">
            <text:p>Step 1: Create page</text:p>
          </table:table-cell>
          <table:table-cell table:style-name="ce282" office:value-type="string">
            <text:p><text:span text:style-name="T21">- Log in by user</text:span></text:p>
            <text:p><text:span text:style-name="T21">- Go to</text:span><text:span text:style-name="T32"> Group editor</text:span></text:p>
            <text:p><text:span text:style-name="T32">- Select add new Page</text:span><text:span text:style-name="T21"> </text:span></text:p>
            <text:p><text:span text:style-name="T21">- Create new page for portal/group </text:span></text:p>
          </table:table-cell>
          <table:table-cell table:style-name="ce281"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55];6;1)&gt;MID([.F253];6;1);&quot;&quot;;MAX([.A$7:.A253])+1)" office:value-type="float" office:value="75">
            <text:p>075</text:p>
          </table:table-cell>
          <table:table-cell table:style-name="ce254" office:value-type="string">
            <text:p>FNC_SOC_SPC_NAV_13_01</text:p>
          </table:table-cell>
          <table:table-cell table:style-name="ce259" table:formula="of:=IF(MID([.F255];6;1)&gt;MID([.F254];6;1);[.C254];[.C254]+1)" office:value-type="float" office:value="12">
            <text:p>012</text:p>
          </table:table-cell>
          <table:table-cell table:style-name="ce261" office:value-type="string">
            <text:p>Social\Page_Nav\Node\Edit page\Properties</text:p>
          </table:table-cell>
          <table:table-cell table:style-name="ce269" office:value-type="string">
            <text:p>Edit nodes page with blank edit right</text:p>
          </table:table-cell>
          <table:table-cell table:style-name="ce281" office:value-type="string">
            <text:p>Step 2: Show form to edit pages properties</text:p>
          </table:table-cell>
          <table:table-cell table:style-name="ce309" office:value-type="string">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text:span text:style-name="T28">- Select Space navigation tab</text:span></text:p>
            <text:p><text:span text:style-name="T28">- Create new node and select existed </text:span><text:span text:style-name="T28">page for that <text:s/>node</text:span></text:p>
            <text:p><text:span text:style-name="T21">- Select above added node</text:span></text:p>
            <text:p><text:span text:style-name="T21">- Right click on node and click on Edit </text:span><text:span text:style-name="T21">nodes page</text:span></text:p>
            <text:p><text:span text:style-name="T21">- Click on View page properties button on </text:span><text:span text:style-name="T21">Page editor</text:span></text:p>
          </table:table-cell>
          <table:table-cell table:style-name="ce281" office:value-type="string">
            <text:p>Edit page properties form appears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56];6;1)&gt;MID([.F254];6;1);&quot;&quot;;MAX([.A$7:.A254])+1)">
            <text:p/>
          </table:table-cell>
          <table:table-cell table:style-name="ce254" office:value-type="string">
            <text:p>FNC_SOC_SPC_NAV_13_01</text:p>
          </table:table-cell>
          <table:table-cell table:style-name="ce259" table:formula="of:=IF(MID([.F256];6;1)&gt;MID([.F255];6;1);[.C255];[.C255]+1)" office:value-type="float" office:value="12">
            <text:p>012</text:p>
          </table:table-cell>
          <table:table-cell table:style-name="ce261" office:value-type="string">
            <text:p>Social\Page_Nav\Node\Edit page\Properties</text:p>
          </table:table-cell>
          <table:table-cell table:style-name="ce269" office:value-type="string">
            <text:p>Edit nodes page with blank edit right</text:p>
          </table:table-cell>
          <table:table-cell table:style-name="ce281" office:value-type="string">
            <text:p>Step 3: Show current Edit right of page</text:p>
          </table:table-cell>
          <table:table-cell table:style-name="ce282" office:value-type="string">
            <text:p>Choose Permission Setting tab then Edit Permission</text:p>
          </table:table-cell>
          <table:table-cell table:style-name="ce281" office:value-type="string">
            <text:p>Information of group/membership type that assigned to edit this page are display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57];6;1)&gt;MID([.F255];6;1);&quot;&quot;;MAX([.A$7:.A255])+1)">
            <text:p/>
          </table:table-cell>
          <table:table-cell table:style-name="ce254" office:value-type="string">
            <text:p>FNC_SOC_SPC_NAV_13_01</text:p>
          </table:table-cell>
          <table:table-cell table:style-name="ce259" table:formula="of:=IF(MID([.F257];6;1)&gt;MID([.F256];6;1);[.C256];[.C256]+1)" office:value-type="float" office:value="12">
            <text:p>012</text:p>
          </table:table-cell>
          <table:table-cell table:style-name="ce261" office:value-type="string">
            <text:p>Social\Page_Nav\Node\Edit page\Properties</text:p>
          </table:table-cell>
          <table:table-cell table:style-name="ce269" office:value-type="string">
            <text:p>Edit nodes page with blank edit right</text:p>
          </table:table-cell>
          <table:table-cell table:style-name="ce281" office:value-type="string">
            <text:p>Step 4: Remove current edit right</text:p>
          </table:table-cell>
          <table:table-cell table:style-name="ce282" office:value-type="string">
            <text:p>Click <text:span text:style-name="T1">Delete Permission</text:span></text:p>
          </table:table-cell>
          <table:table-cell table:style-name="ce281" office:value-type="string">
            <text:p>Current group/membership in form disappear</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58];6;1)&gt;MID([.F256];6;1);&quot;&quot;;MAX([.A$7:.A256])+1)">
            <text:p/>
          </table:table-cell>
          <table:table-cell table:style-name="ce254" office:value-type="string">
            <text:p>FNC_SOC_SPC_NAV_13_01</text:p>
          </table:table-cell>
          <table:table-cell table:style-name="ce259" table:formula="of:=IF(MID([.F258];6;1)&gt;MID([.F257];6;1);[.C257];[.C257]+1)" office:value-type="float" office:value="12">
            <text:p>012</text:p>
          </table:table-cell>
          <table:table-cell table:style-name="ce261" office:value-type="string">
            <text:p>Social\Page_Nav\Node\Edit page\Properties</text:p>
          </table:table-cell>
          <table:table-cell table:style-name="ce269" office:value-type="string">
            <text:p>Edit nodes page with blank edit right</text:p>
          </table:table-cell>
          <table:table-cell table:style-name="ce281" office:value-type="string">
            <text:p>Step 5: Complete editing page with no one for edit right </text:p>
          </table:table-cell>
          <table:table-cell table:style-name="ce282" office:value-type="string">
            <text:p>Click <text:span text:style-name="T1">Save</text:span> in Edit Page Properties form</text:p>
          </table:table-cell>
          <table:table-cell table:style-name="ce281" office:value-type="string">
            <text:p>Show message alerts edit right can not empt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59];6;1)&gt;MID([.F257];6;1);&quot;&quot;;MAX([.A$7:.A257])+1)" office:value-type="float" office:value="76">
            <text:p>076</text:p>
          </table:table-cell>
          <table:table-cell table:style-name="ce254" office:value-type="string">
            <text:p>FNC_SOC_SPC_NAV_13_01</text:p>
          </table:table-cell>
          <table:table-cell table:style-name="ce259" table:formula="of:=IF(MID([.F259];6;1)&gt;MID([.F258];6;1);[.C258];[.C258]+1)" office:value-type="float" office:value="13">
            <text:p>013</text:p>
          </table:table-cell>
          <table:table-cell table:style-name="ce261" office:value-type="string">
            <text:p>Social\Page_Nav\Node\Edit page\Properties</text:p>
          </table:table-cell>
          <table:table-cell table:style-name="ce94" office:value-type="string">
            <text:p>Change edit right of nodes page that is a portal page</text:p>
          </table:table-cell>
          <table:table-cell table:style-name="ce281" office:value-type="string">
            <text:p>Step 1: Create portal page</text:p>
          </table:table-cell>
          <table:table-cell table:style-name="ce282" office:value-type="string">
            <text:p><text:span text:style-name="T21">- Log in by user</text:span></text:p>
            <text:p><text:span text:style-name="T21">- Go to</text:span><text:span text:style-name="T32"> Group editor</text:span></text:p>
            <text:p><text:span text:style-name="T32">- Select add new Page</text:span><text:span text:style-name="T21"> </text:span></text:p>
            <text:p><text:span text:style-name="T21">- Create new page for portal </text:span></text:p>
          </table:table-cell>
          <table:table-cell table:style-name="ce281" office:value-type="string">
            <text:p>New page is created with a node</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60];6;1)&gt;MID([.F258];6;1);&quot;&quot;;MAX([.A$7:.A258])+1)" office:value-type="float" office:value="76">
            <text:p>076</text:p>
          </table:table-cell>
          <table:table-cell table:style-name="ce254" office:value-type="string">
            <text:p>FNC_SOC_SPC_NAV_13_01</text:p>
          </table:table-cell>
          <table:table-cell table:style-name="ce259" table:formula="of:=IF(MID([.F260];6;1)&gt;MID([.F259];6;1);[.C259];[.C259]+1)" office:value-type="float" office:value="13">
            <text:p>013</text:p>
          </table:table-cell>
          <table:table-cell table:style-name="ce261" office:value-type="string">
            <text:p>Social\Page_Nav\Node\Edit page\Properties</text:p>
          </table:table-cell>
          <table:table-cell table:style-name="ce269" office:value-type="string">
            <text:p>Change edit right of nodes page that is a portal page</text:p>
          </table:table-cell>
          <table:table-cell table:style-name="ce281" office:value-type="string">
            <text:p>Step 2: Show form to edit page property</text:p>
          </table:table-cell>
          <table:table-cell table:style-name="ce309" office:value-type="string">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text:span text:style-name="T28">- Select Space navigation tab</text:span></text:p>
            <text:p><text:span text:style-name="T28">- Create new node and select existed </text:span><text:span text:style-name="T28">page for that <text:s/>node</text:span></text:p>
            <text:p><text:span text:style-name="T21">- Select above added node</text:span></text:p>
            <text:p><text:span text:style-name="T21">- Right click on node and click on Edit </text:span><text:span text:style-name="T21">nodes page</text:span></text:p>
            <text:p><text:span text:style-name="T21">- Click on View page properties button on </text:span><text:span text:style-name="T21">Page editor</text:span></text:p>
          </table:table-cell>
          <table:table-cell table:style-name="ce281" office:value-type="string">
            <text:p>Edit page properties form appears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61];6;1)&gt;MID([.F259];6;1);&quot;&quot;;MAX([.A$7:.A259])+1)">
            <text:p/>
          </table:table-cell>
          <table:table-cell table:style-name="ce254" office:value-type="string">
            <text:p>FNC_SOC_SPC_NAV_13_01</text:p>
          </table:table-cell>
          <table:table-cell table:style-name="ce259" table:formula="of:=IF(MID([.F261];6;1)&gt;MID([.F260];6;1);[.C260];[.C260]+1)" office:value-type="float" office:value="13">
            <text:p>013</text:p>
          </table:table-cell>
          <table:table-cell table:style-name="ce261" office:value-type="string">
            <text:p>Social\Page_Nav\Node\Edit page\Properties</text:p>
          </table:table-cell>
          <table:table-cell table:style-name="ce269" office:value-type="string">
            <text:p>Change edit right of nodes page that is a portal page</text:p>
          </table:table-cell>
          <table:table-cell table:style-name="ce281" office:value-type="string">
            <text:p>Step 3: Show current Edit right of page</text:p>
          </table:table-cell>
          <table:table-cell table:style-name="ce282" office:value-type="string">
            <text:p>Choose Permission Setting tab then Edit Permission</text:p>
          </table:table-cell>
          <table:table-cell table:style-name="ce281" office:value-type="string">
            <text:p>Information of group/membership type that assigned to edit this page are display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62];6;1)&gt;MID([.F260];6;1);&quot;&quot;;MAX([.A$7:.A260])+1)">
            <text:p/>
          </table:table-cell>
          <table:table-cell table:style-name="ce254" office:value-type="string">
            <text:p>FNC_SOC_SPC_NAV_13_01</text:p>
          </table:table-cell>
          <table:table-cell table:style-name="ce259" table:formula="of:=IF(MID([.F262];6;1)&gt;MID([.F261];6;1);[.C261];[.C261]+1)" office:value-type="float" office:value="13">
            <text:p>013</text:p>
          </table:table-cell>
          <table:table-cell table:style-name="ce261" office:value-type="string">
            <text:p>Social\Page_Nav\Node\Edit page\Properties</text:p>
          </table:table-cell>
          <table:table-cell table:style-name="ce269" office:value-type="string">
            <text:p>Change edit right of nodes page that is a portal page</text:p>
          </table:table-cell>
          <table:table-cell table:style-name="ce281" office:value-type="string">
            <text:p>Step 4: Show form to choose new group/membership for edit right</text:p>
          </table:table-cell>
          <table:table-cell table:style-name="ce282" office:value-type="string">
            <text:p>Click <text:span text:style-name="T1">Select Permission</text:span></text:p>
          </table:table-cell>
          <table:table-cell table:style-name="ce281" office:value-type="string">
            <text:p>A form is shown to choose specific group and membership for edit righ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63];6;1)&gt;MID([.F261];6;1);&quot;&quot;;MAX([.A$7:.A261])+1)">
            <text:p/>
          </table:table-cell>
          <table:table-cell table:style-name="ce254" office:value-type="string">
            <text:p>FNC_SOC_SPC_NAV_13_01</text:p>
          </table:table-cell>
          <table:table-cell table:style-name="ce259" table:formula="of:=IF(MID([.F263];6;1)&gt;MID([.F262];6;1);[.C262];[.C262]+1)" office:value-type="float" office:value="13">
            <text:p>013</text:p>
          </table:table-cell>
          <table:table-cell table:style-name="ce261" office:value-type="string">
            <text:p>Social\Page_Nav\Node\Edit page\Properties</text:p>
          </table:table-cell>
          <table:table-cell table:style-name="ce269" office:value-type="string">
            <text:p>Change edit right of nodes page that is a portal page</text:p>
          </table:table-cell>
          <table:table-cell table:style-name="ce281" office:value-type="string">
            <text:p>Step 5: Change edit right</text:p>
          </table:table-cell>
          <table:table-cell table:style-name="ce282" office:value-type="string">
            <text:p>Choose new group/membership </text:p>
          </table:table-cell>
          <table:table-cell table:style-name="ce281" office:value-type="string">
            <text:p>Selected group and membership type are displayed in edit right form</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64];6;1)&gt;MID([.F262];6;1);&quot;&quot;;MAX([.A$7:.A262])+1)">
            <text:p/>
          </table:table-cell>
          <table:table-cell table:style-name="ce254" office:value-type="string">
            <text:p>FNC_SOC_SPC_NAV_13_01</text:p>
          </table:table-cell>
          <table:table-cell table:style-name="ce259" table:formula="of:=IF(MID([.F264];6;1)&gt;MID([.F263];6;1);[.C263];[.C263]+1)" office:value-type="float" office:value="13">
            <text:p>013</text:p>
          </table:table-cell>
          <table:table-cell table:style-name="ce261" office:value-type="string">
            <text:p>Social\Page_Nav\Node\Edit page\Properties</text:p>
          </table:table-cell>
          <table:table-cell table:style-name="ce269" office:value-type="string">
            <text:p>Change edit right of nodes page that is a portal page</text:p>
          </table:table-cell>
          <table:table-cell table:style-name="ce281" office:value-type="string">
            <text:p>Step 6: Complete editing nodes page</text:p>
          </table:table-cell>
          <table:table-cell table:style-name="ce282"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text:span><text:span text:style-name="T12">management</text:span></text:p>
          </table:table-cell>
          <table:table-cell table:style-name="ce281" office:value-type="string">
            <text:p>- Change is saved</text:p>
            <text:p>- Navigation management form is closed</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265];6;1)&gt;MID([.F263];6;1);&quot;&quot;;MAX([.A$7:.A263])+1)">
            <text:p/>
          </table:table-cell>
          <table:table-cell table:style-name="ce254" office:value-type="string">
            <text:p>FNC_SOC_SPC_NAV_13_01</text:p>
          </table:table-cell>
          <table:table-cell table:style-name="ce259" table:formula="of:=IF(MID([.F265];6;1)&gt;MID([.F264];6;1);[.C264];[.C264]+1)" office:value-type="float" office:value="13">
            <text:p>013</text:p>
          </table:table-cell>
          <table:table-cell table:style-name="ce261" office:value-type="string">
            <text:p>Social\Page_Nav\Node\Edit page\Properties</text:p>
          </table:table-cell>
          <table:table-cell table:style-name="ce269" office:value-type="string">
            <text:p>Change edit right of nodes page that is a portal page</text:p>
          </table:table-cell>
          <table:table-cell table:style-name="ce281" office:value-type="string">
            <text:p>Step 7: Check edit right on page after changed</text:p>
          </table:table-cell>
          <table:table-cell table:style-name="ce282" office:value-type="string">
            <text:p>- Login by user in new selected group/membership for edit right above</text:p>
            <text:p>- Try to edit that page (in navigation manager or in Manage Pages)</text:p>
          </table:table-cell>
          <table:table-cell table:style-name="ce281" office:value-type="string">
            <text:p>Edit page successful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66];6;1)&gt;MID([.F264];6;1);&quot;&quot;;MAX([.A$7:.A264])+1)" office:value-type="float" office:value="77">
            <text:p>077</text:p>
          </table:table-cell>
          <table:table-cell table:style-name="ce254" office:value-type="string">
            <text:p>FNC_SOC_SPC_NAV_13_01</text:p>
          </table:table-cell>
          <table:table-cell table:style-name="ce259" table:formula="of:=IF(MID([.F266];6;1)&gt;MID([.F265];6;1);[.C265];[.C265]+1)" office:value-type="float" office:value="14">
            <text:p>014</text:p>
          </table:table-cell>
          <table:table-cell table:style-name="ce261" office:value-type="string">
            <text:p>Social\Page_Nav\Node\Edit page\Properties</text:p>
          </table:table-cell>
          <table:table-cell table:style-name="ce94" office:value-type="string">
            <text:p>Change membership for edit right when edit a nodes page that is a group page</text:p>
          </table:table-cell>
          <table:table-cell table:style-name="ce281" office:value-type="string">
            <text:p>Step 1: Create group page</text:p>
          </table:table-cell>
          <table:table-cell table:style-name="ce282" office:value-type="string">
            <text:p><text:span text:style-name="T21">- Log in by user</text:span></text:p>
            <text:p><text:span text:style-name="T21">- Go to</text:span><text:span text:style-name="T32"> Group editor</text:span></text:p>
            <text:p><text:span text:style-name="T32">- Select add new Page</text:span><text:span text:style-name="T21"> </text:span></text:p>
            <text:p><text:span text:style-name="T21">- Create new page for group </text:span></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67];6;1)&gt;MID([.F265];6;1);&quot;&quot;;MAX([.A$7:.A265])+1)" office:value-type="float" office:value="77">
            <text:p>077</text:p>
          </table:table-cell>
          <table:table-cell table:style-name="ce254" office:value-type="string">
            <text:p>FNC_SOC_SPC_NAV_13_01</text:p>
          </table:table-cell>
          <table:table-cell table:style-name="ce259" table:formula="of:=IF(MID([.F267];6;1)&gt;MID([.F266];6;1);[.C266];[.C266]+1)" office:value-type="float" office:value="14">
            <text:p>014</text:p>
          </table:table-cell>
          <table:table-cell table:style-name="ce261" office:value-type="string">
            <text:p>Social\Page_Nav\Node\Edit page\Properties</text:p>
          </table:table-cell>
          <table:table-cell table:style-name="ce269" office:value-type="string">
            <text:p>Change membership for edit right when edit a nodes page that is a group page</text:p>
          </table:table-cell>
          <table:table-cell table:style-name="ce281" office:value-type="string">
            <text:p>Step 2: Check current information in Page properties</text:p>
          </table:table-cell>
          <table:table-cell table:style-name="ce309" office:value-type="string">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text:span text:style-name="T28">- Select Space navigation tab</text:span></text:p>
            <text:p><text:span text:style-name="T28">- Create new node and select existed </text:span><text:span text:style-name="T28">page for that <text:s/>node</text:span></text:p>
            <text:p><text:span text:style-name="T21">- Select above added node</text:span></text:p>
            <text:p><text:span text:style-name="T21">- Right click on node and click on Edit </text:span><text:span text:style-name="T21">nodes page</text:span></text:p>
            <text:p><text:span text:style-name="T21">- Click on View page properties button on </text:span><text:span text:style-name="T21">Page editor</text:span></text:p>
          </table:table-cell>
          <table:table-cell table:style-name="ce281" office:value-type="string">
            <text:p>In Page Setting:</text:p>
            <text:p>- Owner Id is group name that you've just created page for</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68];6;1)&gt;MID([.F266];6;1);&quot;&quot;;MAX([.A$7:.A266])+1)">
            <text:p/>
          </table:table-cell>
          <table:table-cell table:style-name="ce254" office:value-type="string">
            <text:p>FNC_SOC_SPC_NAV_13_01</text:p>
          </table:table-cell>
          <table:table-cell table:style-name="ce259" table:formula="of:=IF(MID([.F268];6;1)&gt;MID([.F267];6;1);[.C267];[.C267]+1)" office:value-type="float" office:value="14">
            <text:p>014</text:p>
          </table:table-cell>
          <table:table-cell table:style-name="ce261" office:value-type="string">
            <text:p>Social\Page_Nav\Node\Edit page\Properties</text:p>
          </table:table-cell>
          <table:table-cell table:style-name="ce269" office:value-type="string">
            <text:p>Change membership for edit right when edit a nodes page that is a group page</text:p>
          </table:table-cell>
          <table:table-cell table:style-name="ce281" office:value-type="string">
            <text:p>Step 3: Change edit right on page for other users in the same group but different role</text:p>
          </table:table-cell>
          <table:table-cell table:style-name="ce282" office:value-type="string">
            <text:p>In Edit Permission tab:</text:p>
            <text:p>- Click Select Permission button</text:p>
            <text:p>- Choose current group and select another membership type</text:p>
          </table:table-cell>
          <table:table-cell table:style-name="ce281" office:value-type="string">
            <text:p>Selected group and membership type are displayed in edit right list</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69];6;1)&gt;MID([.F267];6;1);&quot;&quot;;MAX([.A$7:.A267])+1)">
            <text:p/>
          </table:table-cell>
          <table:table-cell table:style-name="ce254" office:value-type="string">
            <text:p>FNC_SOC_SPC_NAV_13_01</text:p>
          </table:table-cell>
          <table:table-cell table:style-name="ce259" table:formula="of:=IF(MID([.F269];6;1)&gt;MID([.F268];6;1);[.C268];[.C268]+1)" office:value-type="float" office:value="14">
            <text:p>014</text:p>
          </table:table-cell>
          <table:table-cell table:style-name="ce261" office:value-type="string">
            <text:p>Social\Page_Nav\Node\Edit page\Properties</text:p>
          </table:table-cell>
          <table:table-cell table:style-name="ce269" office:value-type="string">
            <text:p>Change membership for edit right when edit a nodes page that is a group page</text:p>
          </table:table-cell>
          <table:table-cell table:style-name="ce281" office:value-type="string">
            <text:p>Step 4: Complete editing nodes page</text:p>
          </table:table-cell>
          <table:table-cell table:style-name="ce282"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text:span><text:span text:style-name="T12">management</text:span></text:p>
          </table:table-cell>
          <table:table-cell table:style-name="ce281" office:value-type="string">
            <text:p>Change is saved, Owner Id has no chang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70];6;1)&gt;MID([.F268];6;1);&quot;&quot;;MAX([.A$7:.A268])+1)">
            <text:p/>
          </table:table-cell>
          <table:table-cell table:style-name="ce254" office:value-type="string">
            <text:p>FNC_SOC_SPC_NAV_13_01</text:p>
          </table:table-cell>
          <table:table-cell table:style-name="ce259" table:formula="of:=IF(MID([.F270];6;1)&gt;MID([.F269];6;1);[.C269];[.C269]+1)" office:value-type="float" office:value="14">
            <text:p>014</text:p>
          </table:table-cell>
          <table:table-cell table:style-name="ce261" office:value-type="string">
            <text:p>Social\Page_Nav\Node\Edit page\Properties</text:p>
          </table:table-cell>
          <table:table-cell table:style-name="ce269" office:value-type="string">
            <text:p>Change membership for edit right when edit a nodes page that is a group page</text:p>
          </table:table-cell>
          <table:table-cell table:style-name="ce281" office:value-type="string">
            <text:p>Step 5: Check editing page after edited</text:p>
          </table:table-cell>
          <table:table-cell table:style-name="ce282" office:value-type="string">
            <text:p>- Login by different users</text:p>
            <text:p>- Go to Manage Pages to edit above page</text:p>
          </table:table-cell>
          <table:table-cell table:style-name="ce281" office:value-type="string">
            <text:p>Only user with new selected membership type in that group can edit that pag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71];6;1)&gt;MID([.F269];6;1);&quot;&quot;;MAX([.A$7:.A269])+1)" office:value-type="float" office:value="78">
            <text:p>078</text:p>
          </table:table-cell>
          <table:table-cell table:style-name="ce254" office:value-type="string">
            <text:p>FNC_SOC_SPC_NAV_13_01</text:p>
          </table:table-cell>
          <table:table-cell table:style-name="ce259" table:formula="of:=IF(MID([.F271];6;1)&gt;MID([.F270];6;1);[.C270];[.C270]+1)" office:value-type="float" office:value="15">
            <text:p>015</text:p>
          </table:table-cell>
          <table:table-cell table:style-name="ce261" office:value-type="string">
            <text:p>Social\Page_Nav\Node\Edit page\Properties</text:p>
          </table:table-cell>
          <table:table-cell table:style-name="ce94" office:value-type="string">
            <text:p>Change group/membership for edit right when edit a nodes page that is a group page</text:p>
          </table:table-cell>
          <table:table-cell table:style-name="ce281" office:value-type="string">
            <text:p>Step 1: Create group page</text:p>
          </table:table-cell>
          <table:table-cell table:style-name="ce282" office:value-type="string">
            <text:p><text:span text:style-name="T21">- Log in by user</text:span></text:p>
            <text:p><text:span text:style-name="T21">- Go to</text:span><text:span text:style-name="T32"> Group editor</text:span></text:p>
            <text:p><text:span text:style-name="T32">- Select add new Page</text:span><text:span text:style-name="T21"> </text:span></text:p>
            <text:p><text:span text:style-name="T21">- Create new page for group </text:span></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72];6;1)&gt;MID([.F270];6;1);&quot;&quot;;MAX([.A$7:.A270])+1)" office:value-type="float" office:value="78">
            <text:p>078</text:p>
          </table:table-cell>
          <table:table-cell table:style-name="ce254" office:value-type="string">
            <text:p>FNC_SOC_SPC_NAV_13_01</text:p>
          </table:table-cell>
          <table:table-cell table:style-name="ce259" table:formula="of:=IF(MID([.F272];6;1)&gt;MID([.F271];6;1);[.C271];[.C271]+1)" office:value-type="float" office:value="15">
            <text:p>015</text:p>
          </table:table-cell>
          <table:table-cell table:style-name="ce261" office:value-type="string">
            <text:p>Social\Page_Nav\Node\Edit page\Properties</text:p>
          </table:table-cell>
          <table:table-cell table:style-name="ce269" office:value-type="string">
            <text:p>Change group/membership for edit right when edit a nodes page that is a group page</text:p>
          </table:table-cell>
          <table:table-cell table:style-name="ce281" office:value-type="string">
            <text:p>Step 2: Check current information in Page properties</text:p>
          </table:table-cell>
          <table:table-cell table:style-name="ce309" office:value-type="string">
            <text:p><text:span text:style-name="T28">- Go to spaces page</text:span></text:p>
            <text:p><text:span text:style-name="T28">- Add new space</text:span></text:p>
            <text:p><text:span text:style-name="T28">- Access space and select Space settings </text:span><text:span text:style-name="T28">portlet or Click on Space setting icon</text:span></text:p>
            <text:p><text:span text:style-name="T28">- Select Space navigation tab</text:span></text:p>
            <text:p><text:span text:style-name="T28">- Create new node and select existed </text:span><text:span text:style-name="T28">page for that <text:s/>node</text:span></text:p>
            <text:p><text:span text:style-name="T21">- Select above added node</text:span></text:p>
            <text:p><text:span text:style-name="T21">- Right click on node and click on Edit </text:span><text:span text:style-name="T21">nodes page</text:span></text:p>
            <text:p><text:span text:style-name="T21">- Click on View page properties button on </text:span><text:span text:style-name="T21">Page editor</text:span></text:p>
          </table:table-cell>
          <table:table-cell table:style-name="ce281" office:value-type="string">
            <text:p>In Page Setting:</text:p>
            <text:p>- Owner Id is group name that you've just created page for</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73];6;1)&gt;MID([.F271];6;1);&quot;&quot;;MAX([.A$7:.A271])+1)">
            <text:p/>
          </table:table-cell>
          <table:table-cell table:style-name="ce254" office:value-type="string">
            <text:p>FNC_SOC_SPC_NAV_13_01</text:p>
          </table:table-cell>
          <table:table-cell table:style-name="ce259" table:formula="of:=IF(MID([.F273];6;1)&gt;MID([.F272];6;1);[.C272];[.C272]+1)" office:value-type="float" office:value="15">
            <text:p>015</text:p>
          </table:table-cell>
          <table:table-cell table:style-name="ce261" office:value-type="string">
            <text:p>Social\Page_Nav\Node\Edit page\Properties</text:p>
          </table:table-cell>
          <table:table-cell table:style-name="ce269" office:value-type="string">
            <text:p>Change group/membership for edit right when edit a nodes page that is a group page</text:p>
          </table:table-cell>
          <table:table-cell table:style-name="ce281" office:value-type="string">
            <text:p>Step 3: Change edit right on page for other users in the same group but different role</text:p>
          </table:table-cell>
          <table:table-cell table:style-name="ce282" office:value-type="string">
            <text:p>In Edit Permission tab:</text:p>
            <text:p>- Click Select Permission button</text:p>
            <text:p>- Choose another group and membership type</text:p>
          </table:table-cell>
          <table:table-cell table:style-name="ce281" office:value-type="string">
            <text:p>- Selected group and membership type are displayed in edit right list</text:p>
            <text:p>- Owner Id is changed to new selected group automatica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74];6;1)&gt;MID([.F272];6;1);&quot;&quot;;MAX([.A$7:.A272])+1)">
            <text:p/>
          </table:table-cell>
          <table:table-cell table:style-name="ce254" office:value-type="string">
            <text:p>FNC_SOC_SPC_NAV_13_01</text:p>
          </table:table-cell>
          <table:table-cell table:style-name="ce259" table:formula="of:=IF(MID([.F274];6;1)&gt;MID([.F273];6;1);[.C273];[.C273]+1)" office:value-type="float" office:value="15">
            <text:p>015</text:p>
          </table:table-cell>
          <table:table-cell table:style-name="ce261" office:value-type="string">
            <text:p>Social\Page_Nav\Node\Edit page\Properties</text:p>
          </table:table-cell>
          <table:table-cell table:style-name="ce269" office:value-type="string">
            <text:p>Change group/membership for edit right when edit a nodes page that is a group page</text:p>
          </table:table-cell>
          <table:table-cell table:style-name="ce281" office:value-type="string">
            <text:p>Step 4: Complete editing nodes page</text:p>
          </table:table-cell>
          <table:table-cell table:style-name="ce282"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text:span><text:span text:style-name="T12">management</text:span></text:p>
          </table:table-cell>
          <table:table-cell table:style-name="ce281" office:value-type="string">
            <text:p>Change is saved</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75];6;1)&gt;MID([.F273];6;1);&quot;&quot;;MAX([.A$7:.A273])+1)" office:value-type="float" office:value="79">
            <text:p>079</text:p>
          </table:table-cell>
          <table:table-cell table:style-name="ce254" office:value-type="string">
            <text:p>FNC_SOC_SPC_NAV_13_01</text:p>
          </table:table-cell>
          <table:table-cell table:style-name="ce259" table:formula="of:=IF(MID([.F275];6;1)&gt;MID([.F274];6;1);[.C274];[.C274]+1)" office:value-type="float" office:value="16">
            <text:p>016</text:p>
          </table:table-cell>
          <table:table-cell table:style-name="ce261" office:value-type="string">
            <text:p>Social\Page_Nav\Node\Edit page\Properties</text:p>
          </table:table-cell>
          <table:table-cell table:style-name="ce94" office:value-type="string">
            <text:p>Check after changing edit right of a nodes page for another group/membership type that does not contains editor</text:p>
          </table:table-cell>
          <table:table-cell table:style-name="ce281" office:value-type="string">
            <text:p>Step 1: Create page</text:p>
          </table:table-cell>
          <table:table-cell table:style-name="ce282" office:value-type="string">
            <text:p><text:span text:style-name="T21">- Log in by user</text:span></text:p>
            <text:p><text:span text:style-name="T21">- Go to</text:span><text:span text:style-name="T32"> Group editor</text:span></text:p>
            <text:p><text:span text:style-name="T32">- Select add new Page</text:span><text:span text:style-name="T21"> </text:span></text:p>
            <text:p><text:span text:style-name="T21">- Create new page for group </text:span></text:p>
          </table:table-cell>
          <table:table-cell table:style-name="ce281" office:value-type="string">
            <text:p>Page is created successfully</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276];6;1)&gt;MID([.F274];6;1);&quot;&quot;;MAX([.A$7:.A274])+1)" office:value-type="float" office:value="79">
            <text:p>079</text:p>
          </table:table-cell>
          <table:table-cell table:style-name="ce254" office:value-type="string">
            <text:p>FNC_SOC_SPC_NAV_13_01</text:p>
          </table:table-cell>
          <table:table-cell table:style-name="ce259" table:formula="of:=IF(MID([.F276];6;1)&gt;MID([.F275];6;1);[.C275];[.C275]+1)" office:value-type="float" office:value="16">
            <text:p>016</text:p>
          </table:table-cell>
          <table:table-cell table:style-name="ce261" office:value-type="string">
            <text:p>Social\Page_Nav\Node\Edit page\Properties</text:p>
          </table:table-cell>
          <table:table-cell table:style-name="ce269" office:value-type="string">
            <text:p>Check after changing edit right of a nodes page for another group/membership type that does not contains editor</text:p>
          </table:table-cell>
          <table:table-cell table:style-name="ce281" office:value-type="string">
            <text:p>Step 2: Change Edit right</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nother group or another membership for edit permission that current editor does not belong to</text:p>
            <text:p><text:s/></text:p>
          </table:table-cell>
          <table:table-cell table:style-name="ce281" office:value-type="string">
            <text:p>New selected group or membership are displayed in edit permission form</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77];6;1)&gt;MID([.F275];6;1);&quot;&quot;;MAX([.A$7:.A275])+1)">
            <text:p/>
          </table:table-cell>
          <table:table-cell table:style-name="ce254" office:value-type="string">
            <text:p>FNC_SOC_SPC_NAV_13_01</text:p>
          </table:table-cell>
          <table:table-cell table:style-name="ce259" table:formula="of:=IF(MID([.F277];6;1)&gt;MID([.F276];6;1);[.C276];[.C276]+1)" office:value-type="float" office:value="16">
            <text:p>016</text:p>
          </table:table-cell>
          <table:table-cell table:style-name="ce261" office:value-type="string">
            <text:p>Social\Page_Nav\Node\Edit page\Properties</text:p>
          </table:table-cell>
          <table:table-cell table:style-name="ce269" office:value-type="string">
            <text:p>Check after changing edit right of a nodes page for another group/membership type that does not contains editor</text:p>
          </table:table-cell>
          <table:table-cell table:style-name="ce281" office:value-type="string">
            <text:p>Step 3: Check affect of changing before saving change on page</text:p>
          </table:table-cell>
          <table:table-cell table:style-name="ce282" office:value-type="string">
            <text:p>- Click <text:span text:style-name="T1">Save</text:span></text:p>
          </table:table-cell>
          <table:table-cell table:style-name="ce281" office:value-type="string">
            <text:p>- Change is saved and displayed in form if show Edit page properties form again</text:p>
            <text:p>- Action bar to edit page is still shown</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278];6;1)&gt;MID([.F276];6;1);&quot;&quot;;MAX([.A$7:.A276])+1)">
            <text:p/>
          </table:table-cell>
          <table:table-cell table:style-name="ce254" office:value-type="string">
            <text:p>FNC_SOC_SPC_NAV_13_01</text:p>
          </table:table-cell>
          <table:table-cell table:style-name="ce259" table:formula="of:=IF(MID([.F278];6;1)&gt;MID([.F277];6;1);[.C277];[.C277]+1)" office:value-type="float" office:value="16">
            <text:p>016</text:p>
          </table:table-cell>
          <table:table-cell table:style-name="ce261" office:value-type="string">
            <text:p>Social\Page_Nav\Node\Edit page\Properties</text:p>
          </table:table-cell>
          <table:table-cell table:style-name="ce269" office:value-type="string">
            <text:p>Check after changing edit right of a nodes page for another group/membership type that does not contains editor</text:p>
          </table:table-cell>
          <table:table-cell table:style-name="ce281" office:value-type="string">
            <text:p>Step 4: Check affect of changing after saving change on page</text:p>
          </table:table-cell>
          <table:table-cell table:style-name="ce282" office:value-type="string">
            <text:p>- Click finish icon on page editor</text:p>
            <text:p>- Select that pages node again to view page content</text:p>
          </table:table-cell>
          <table:table-cell table:style-name="ce281" office:value-type="string">
            <text:p>Action bar above the navigation list disappears, user can not edit this nodes page anymor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79];6;1)&gt;MID([.F277];6;1);&quot;&quot;;MAX([.A$7:.A277])+1)" office:value-type="float" office:value="80">
            <text:p>080</text:p>
          </table:table-cell>
          <table:table-cell table:style-name="ce254" office:value-type="string">
            <text:p>FNC_SOC_SPC_NAV_13_01</text:p>
          </table:table-cell>
          <table:table-cell table:style-name="ce259" table:formula="of:=IF(MID([.F279];6;1)&gt;MID([.F278];6;1);[.C278];[.C278]+1)" office:value-type="float" office:value="17">
            <text:p>017</text:p>
          </table:table-cell>
          <table:table-cell table:style-name="ce261" office:value-type="string">
            <text:p>Social\Page_Nav\Node\Edit page\Properties</text:p>
          </table:table-cell>
          <table:table-cell table:style-name="ce94" office:value-type="string">
            <text:p>Check abort function after change nodes pages </text:p>
          </table:table-cell>
          <table:table-cell table:style-name="ce281" office:value-type="string">
            <text:p>Step 1: Create page</text:p>
          </table:table-cell>
          <table:table-cell table:style-name="ce282" office:value-type="string">
            <text:p>Create a page for group</text:p>
          </table:table-cell>
          <table:table-cell table:style-name="ce281" office:value-type="string">
            <text:p>Page is created successfully</text:p>
          </table:table-cell>
          <table:table-cell table:style-name="ce270" office:value-type="string">
            <text:p>Low</text:p>
          </table:table-cell>
          <table:table-cell table:style-name="ce99"/>
          <table:table-cell table:style-name="ce247" table:number-columns-repeated="246"/>
        </table:table-row>
        <table:table-row table:style-name="ro46">
          <table:table-cell table:style-name="ce251" table:formula="of:=IF(MID([.F280];6;1)&gt;MID([.F278];6;1);&quot;&quot;;MAX([.A$7:.A278])+1)" office:value-type="float" office:value="80">
            <text:p>080</text:p>
          </table:table-cell>
          <table:table-cell table:style-name="ce254" office:value-type="string">
            <text:p>FNC_SOC_SPC_NAV_13_01</text:p>
          </table:table-cell>
          <table:table-cell table:style-name="ce259" table:formula="of:=IF(MID([.F280];6;1)&gt;MID([.F279];6;1);[.C279];[.C279]+1)" office:value-type="float" office:value="17">
            <text:p>017</text:p>
          </table:table-cell>
          <table:table-cell table:style-name="ce261" office:value-type="string">
            <text:p>Social\Page_Nav\Node\Edit page\Properties</text:p>
          </table:table-cell>
          <table:table-cell table:style-name="ce269" office:value-type="string">
            <text:p>Check abort function after change nodes pages </text:p>
          </table:table-cell>
          <table:table-cell table:style-name="ce281" office:value-type="string">
            <text:p>Step 2: Edit page properties</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view page properties button on page editor</text:p>
            <text:p>- Make some changes and Save</text:p>
          </table:table-cell>
          <table:table-cell table:style-name="ce281" office:value-type="string">
            <text:p>Changes are saved and displayed in form when show Edit Page Properties form agai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81];6;1)&gt;MID([.F279];6;1);&quot;&quot;;MAX([.A$7:.A279])+1)">
            <text:p/>
          </table:table-cell>
          <table:table-cell table:style-name="ce254" office:value-type="string">
            <text:p>FNC_SOC_SPC_NAV_13_01</text:p>
          </table:table-cell>
          <table:table-cell table:style-name="ce259" table:formula="of:=IF(MID([.F281];6;1)&gt;MID([.F280];6;1);[.C280];[.C280]+1)" office:value-type="float" office:value="17">
            <text:p>017</text:p>
          </table:table-cell>
          <table:table-cell table:style-name="ce261" office:value-type="string">
            <text:p>Social\Page_Nav\Node\Edit page\Properties</text:p>
          </table:table-cell>
          <table:table-cell table:style-name="ce269" office:value-type="string">
            <text:p>Check abort function after change nodes pages </text:p>
          </table:table-cell>
          <table:table-cell table:style-name="ce281" office:value-type="string">
            <text:p>Step 3: Leave Edit Page and Nav</text:p>
          </table:table-cell>
          <table:table-cell table:style-name="ce282" office:value-type="string">
            <text:p>- Click <text:span text:style-name="T1">Abort</text:span> icon <text:span text:style-name="T1">page editor</text:span></text:p>
            <text:p>- Click <text:span text:style-name="T1">Save </text:span><text:span text:style-name="T12">button on navigation </text:span><text:span text:style-name="T12">management</text:span></text:p>
          </table:table-cell>
          <table:table-cell table:style-name="ce281" office:value-type="string">
            <text:p>Navigation management form closed properly.</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282];6;1)&gt;MID([.F280];6;1);&quot;&quot;;MAX([.A$7:.A280])+1)">
            <text:p/>
          </table:table-cell>
          <table:table-cell table:style-name="ce254" office:value-type="string">
            <text:p>FNC_SOC_SPC_NAV_13_01</text:p>
          </table:table-cell>
          <table:table-cell table:style-name="ce259" table:formula="of:=IF(MID([.F282];6;1)&gt;MID([.F281];6;1);[.C281];[.C281]+1)" office:value-type="float" office:value="17">
            <text:p>017</text:p>
          </table:table-cell>
          <table:table-cell table:style-name="ce261" office:value-type="string">
            <text:p>Social\Page_Nav\Node\Edit page\Properties</text:p>
          </table:table-cell>
          <table:table-cell table:style-name="ce269" office:value-type="string">
            <text:p>Check abort function after change nodes pages </text:p>
          </table:table-cell>
          <table:table-cell table:style-name="ce281" office:value-type="string">
            <text:p>Step 4: Check edited information in page properties</text:p>
          </table:table-cell>
          <table:table-cell table:style-name="ce282" office:value-type="string">
            <text:p>- Go to navigation management of node again</text:p>
            <text:p>- Select added node (page)</text:p>
            <text:p>- Right click on node and select edit nodes page</text:p>
            <text:p>- Click view page properties button on page editor</text:p>
          </table:table-cell>
          <table:table-cell table:style-name="ce281" office:value-type="string">
            <text:p>Edit nodes page properties form appears: All changes at step 2 was not sav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83];6;1)&gt;MID([.F281];6;1);&quot;&quot;;MAX([.A$7:.A281])+1)" office:value-type="float" office:value="81">
            <text:p>081</text:p>
          </table:table-cell>
          <table:table-cell table:style-name="ce254" office:value-type="string">
            <text:p>FNC_SOC_SPC_NAV_13_01</text:p>
          </table:table-cell>
          <table:table-cell table:style-name="ce259" table:formula="of:=IF(MID([.F283];6;1)&gt;MID([.F282];6;1);[.C282];[.C282]+1)" office:value-type="float" office:value="18">
            <text:p>018</text:p>
          </table:table-cell>
          <table:table-cell table:style-name="ce261" office:value-type="string">
            <text:p>Social\Page_Nav\Node\Edit page\Properties</text:p>
          </table:table-cell>
          <table:table-cell table:style-name="ce94" office:value-type="string">
            <text:p>Check Finish function after edit nodes page properties with saving page</text:p>
          </table:table-cell>
          <table:table-cell table:style-name="ce281" office:value-type="string">
            <text:p>Step 1: Create page</text:p>
          </table:table-cell>
          <table:table-cell table:style-name="ce282" office:value-type="string">
            <text:p>Create a page for group</text:p>
          </table:table-cell>
          <table:table-cell table:style-name="ce281" office:value-type="string">
            <text:p>Page is created successfully</text:p>
          </table:table-cell>
          <table:table-cell table:style-name="ce270" office:value-type="string">
            <text:p>Low</text:p>
          </table:table-cell>
          <table:table-cell table:style-name="ce99"/>
          <table:table-cell table:style-name="ce247" table:number-columns-repeated="246"/>
        </table:table-row>
        <table:table-row table:style-name="ro46">
          <table:table-cell table:style-name="ce251" table:formula="of:=IF(MID([.F284];6;1)&gt;MID([.F282];6;1);&quot;&quot;;MAX([.A$7:.A282])+1)" office:value-type="float" office:value="81">
            <text:p>081</text:p>
          </table:table-cell>
          <table:table-cell table:style-name="ce254" office:value-type="string">
            <text:p>FNC_SOC_SPC_NAV_13_01</text:p>
          </table:table-cell>
          <table:table-cell table:style-name="ce259" table:formula="of:=IF(MID([.F284];6;1)&gt;MID([.F283];6;1);[.C283];[.C283]+1)" office:value-type="float" office:value="18">
            <text:p>018</text:p>
          </table:table-cell>
          <table:table-cell table:style-name="ce261" office:value-type="string">
            <text:p>Social\Page_Nav\Node\Edit page\Properties</text:p>
          </table:table-cell>
          <table:table-cell table:style-name="ce269" office:value-type="string">
            <text:p>Check Save and Finish function after edit nodes page properties with saving page</text:p>
          </table:table-cell>
          <table:table-cell table:style-name="ce281" office:value-type="string">
            <text:p>Step 2: Edit page properties</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text:span text:style-name="T28">- Click Edit Page Properties icon</text:span></text:p>
            <text:p>- Make some changes and Save</text:p>
          </table:table-cell>
          <table:table-cell table:style-name="ce281" office:value-type="string">
            <text:p>Changes are saved and displayed in form when show Edit Page Properties form agai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85];6;1)&gt;MID([.F283];6;1);&quot;&quot;;MAX([.A$7:.A283])+1)">
            <text:p/>
          </table:table-cell>
          <table:table-cell table:style-name="ce254" office:value-type="string">
            <text:p>FNC_SOC_SPC_NAV_13_01</text:p>
          </table:table-cell>
          <table:table-cell table:style-name="ce259" table:formula="of:=IF(MID([.F285];6;1)&gt;MID([.F284];6;1);[.C284];[.C284]+1)" office:value-type="float" office:value="18">
            <text:p>018</text:p>
          </table:table-cell>
          <table:table-cell table:style-name="ce261" office:value-type="string">
            <text:p>Social\Page_Nav\Node\Edit page\Properties</text:p>
          </table:table-cell>
          <table:table-cell table:style-name="ce269" office:value-type="string">
            <text:p>Check Save and Finish function after edit nodes page properties with saving page</text:p>
          </table:table-cell>
          <table:table-cell table:style-name="ce281" office:value-type="string">
            <text:p>Step 3: Leave Edit Page and Nav</text:p>
          </table:table-cell>
          <table:table-cell table:style-name="ce282" office:value-type="string">
            <text:p>- Click <text:span text:style-name="T1">Save page</text:span> icon in action bar</text:p>
            <text:p>- Click<text:span text:style-name="T1"> Finish</text:span> icon</text:p>
          </table:table-cell>
          <table:table-cell table:style-name="ce281" office:value-type="string">
            <text:p>Edit Page and Nav form closed proper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86];6;1)&gt;MID([.F284];6;1);&quot;&quot;;MAX([.A$7:.A284])+1)">
            <text:p/>
          </table:table-cell>
          <table:table-cell table:style-name="ce254" office:value-type="string">
            <text:p>FNC_SOC_SPC_NAV_13_01</text:p>
          </table:table-cell>
          <table:table-cell table:style-name="ce259" table:formula="of:=IF(MID([.F286];6;1)&gt;MID([.F285];6;1);[.C285];[.C285]+1)" office:value-type="float" office:value="18">
            <text:p>018</text:p>
          </table:table-cell>
          <table:table-cell table:style-name="ce261" office:value-type="string">
            <text:p>Social\Page_Nav\Node\Edit page\Properties</text:p>
          </table:table-cell>
          <table:table-cell table:style-name="ce269" office:value-type="string">
            <text:p>Check Save and Finish function after edit nodes page properties with saving page</text:p>
          </table:table-cell>
          <table:table-cell table:style-name="ce281" office:value-type="string">
            <text:p>Step 4: Check edited information in page properties</text:p>
          </table:table-cell>
          <table:table-cell table:style-name="ce282" office:value-type="string">
            <text:p>- Go to Navigation Management again</text:p>
            <text:p>- Select edited node and click<text:span text:style-name="T1"> Edit Page </text:span><text:span text:style-name="T1">Properties</text:span> icon </text:p>
          </table:table-cell>
          <table:table-cell table:style-name="ce281" office:value-type="string">
            <text:p>Edit nodes page properties form appears: All changes at step 2 was <text:s/>sav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87];6;1)&gt;MID([.F285];6;1);&quot;&quot;;MAX([.A$7:.A285])+1)" office:value-type="float" office:value="82">
            <text:p>082</text:p>
          </table:table-cell>
          <table:table-cell table:style-name="ce254" office:value-type="string">
            <text:p>FNC_SOC_SPC_NAV_13_01</text:p>
          </table:table-cell>
          <table:table-cell table:style-name="ce259" table:formula="of:=IF(MID([.F287];6;1)&gt;MID([.F286];6;1);[.C286];[.C286]+1)" office:value-type="float" office:value="19">
            <text:p>019</text:p>
          </table:table-cell>
          <table:table-cell table:style-name="ce261" office:value-type="string">
            <text:p>Social\Page_Nav\Node\Edit page\Properties</text:p>
          </table:table-cell>
          <table:table-cell table:style-name="ce94" office:value-type="string">
            <text:p>Check close function after edit nodes page properties with saving page</text:p>
          </table:table-cell>
          <table:table-cell table:style-name="ce281" office:value-type="string">
            <text:p>Step 1: Create page</text:p>
          </table:table-cell>
          <table:table-cell table:style-name="ce282" office:value-type="string">
            <text:p>Create a page for group</text:p>
          </table:table-cell>
          <table:table-cell table:style-name="ce281" office:value-type="string">
            <text:p>Page is created successfully</text:p>
          </table:table-cell>
          <table:table-cell table:style-name="ce270" office:value-type="string">
            <text:p>Low</text:p>
          </table:table-cell>
          <table:table-cell table:style-name="ce99"/>
          <table:table-cell table:style-name="ce247" table:number-columns-repeated="246"/>
        </table:table-row>
        <table:table-row table:style-name="ro46">
          <table:table-cell table:style-name="ce251" table:formula="of:=IF(MID([.F288];6;1)&gt;MID([.F286];6;1);&quot;&quot;;MAX([.A$7:.A286])+1)" office:value-type="float" office:value="82">
            <text:p>082</text:p>
          </table:table-cell>
          <table:table-cell table:style-name="ce254" office:value-type="string">
            <text:p>FNC_SOC_SPC_NAV_13_01</text:p>
          </table:table-cell>
          <table:table-cell table:style-name="ce259" table:formula="of:=IF(MID([.F288];6;1)&gt;MID([.F287];6;1);[.C287];[.C287]+1)" office:value-type="float" office:value="19">
            <text:p>019</text:p>
          </table:table-cell>
          <table:table-cell table:style-name="ce261" office:value-type="string">
            <text:p>Social\Page_Nav\Node\Edit page\Properties</text:p>
          </table:table-cell>
          <table:table-cell table:style-name="ce269" office:value-type="string">
            <text:p>Check close function after edit nodes page properties with saving page</text:p>
          </table:table-cell>
          <table:table-cell table:style-name="ce281" office:value-type="string">
            <text:p>Step 2: Edit page properties</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view page properties button on page editor</text:p>
            <text:p>- Make some changes and Save</text:p>
          </table:table-cell>
          <table:table-cell table:style-name="ce281" office:value-type="string">
            <text:p>Changes are saved and displayed in form when show Edit Page Properties form again</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89];6;1)&gt;MID([.F287];6;1);&quot;&quot;;MAX([.A$7:.A287])+1)">
            <text:p/>
          </table:table-cell>
          <table:table-cell table:style-name="ce254" office:value-type="string">
            <text:p>FNC_SOC_SPC_NAV_13_01</text:p>
          </table:table-cell>
          <table:table-cell table:style-name="ce259" table:formula="of:=IF(MID([.F289];6;1)&gt;MID([.F288];6;1);[.C288];[.C288]+1)" office:value-type="float" office:value="19">
            <text:p>019</text:p>
          </table:table-cell>
          <table:table-cell table:style-name="ce261" office:value-type="string">
            <text:p>Social\Page_Nav\Node\Edit page\Properties</text:p>
          </table:table-cell>
          <table:table-cell table:style-name="ce269" office:value-type="string">
            <text:p>Check close function after edit nodes page properties with saving page</text:p>
          </table:table-cell>
          <table:table-cell table:style-name="ce281" office:value-type="string">
            <text:p>Step 3: Leave Edit Page and Nav</text:p>
          </table:table-cell>
          <table:table-cell table:style-name="ce282" office:value-type="string">
            <text:p>- Click <text:span text:style-name="T1">Finish</text:span> icon on page editor</text:p>
            <text:p>- Click <text:span text:style-name="T1">Close</text:span> icon on Navigation management form</text:p>
          </table:table-cell>
          <table:table-cell table:style-name="ce281" office:value-type="string">
            <text:p>Edit Page and Nav form closed properly.</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290];6;1)&gt;MID([.F288];6;1);&quot;&quot;;MAX([.A$7:.A288])+1)">
            <text:p/>
          </table:table-cell>
          <table:table-cell table:style-name="ce254" office:value-type="string">
            <text:p>FNC_SOC_SPC_NAV_13_01</text:p>
          </table:table-cell>
          <table:table-cell table:style-name="ce259" table:formula="of:=IF(MID([.F290];6;1)&gt;MID([.F289];6;1);[.C289];[.C289]+1)" office:value-type="float" office:value="19">
            <text:p>019</text:p>
          </table:table-cell>
          <table:table-cell table:style-name="ce261" office:value-type="string">
            <text:p>Social\Page_Nav\Node\Edit page\Properties</text:p>
          </table:table-cell>
          <table:table-cell table:style-name="ce269" office:value-type="string">
            <text:p>Check close function after edit nodes page properties with saving page</text:p>
          </table:table-cell>
          <table:table-cell table:style-name="ce281" office:value-type="string">
            <text:p>Step 4: Check edited information in page properties</text:p>
          </table:table-cell>
          <table:table-cell table:style-name="ce282" office:value-type="string">
            <text:p>- Go to navigation management form again</text:p>
            <text:p>- Select added node (page)</text:p>
            <text:p>- Right click on node and select edit nodes page</text:p>
            <text:p>- Click view page properties button on page editor </text:p>
          </table:table-cell>
          <table:table-cell table:style-name="ce281" office:value-type="string">
            <text:p>Edit nodes page properties form appears: All changes at step 2 was <text:s/>saved and displayed in form</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91];6;1)&gt;MID([.F289];6;1);&quot;&quot;;MAX([.A$7:.A289])+1)" office:value-type="float" office:value="83">
            <text:p>083</text:p>
          </table:table-cell>
          <table:table-cell table:style-name="ce254" office:value-type="string">
            <text:p>FNC_SOC_SPC_NAV_13_02</text:p>
          </table:table-cell>
          <table:table-cell table:style-name="ce259" office:value-type="float" office:value="1">
            <text:p>001</text:p>
          </table:table-cell>
          <table:table-cell table:style-name="ce261" office:value-type="string">
            <text:p>Social\Page_Nav\Node\Edit page\Portlet</text:p>
          </table:table-cell>
          <table:table-cell table:style-name="ce94" office:value-type="string">
            <text:p>Check showing portlet control form while edit nodes page in case page has no portlet</text:p>
          </table:table-cell>
          <table:table-cell table:style-name="ce281" office:value-type="string">
            <text:p>Step 1: Add page</text:p>
          </table:table-cell>
          <table:table-cell table:style-name="ce282" office:value-type="string">
            <text:p>- Add new page has no portlets in page content</text:p>
          </table:table-cell>
          <table:table-cell table:style-name="ce281" office:value-type="string">
            <text:p>- Create page successfully</text:p>
            <text:p>- Page is displayed with blank</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92];6;1)&gt;MID([.F290];6;1);&quot;&quot;;MAX([.A$7:.A290])+1)" office:value-type="float" office:value="83">
            <text:p>083</text:p>
          </table:table-cell>
          <table:table-cell table:style-name="ce254" office:value-type="string">
            <text:p>FNC_SOC_SPC_NAV_13_02</text:p>
          </table:table-cell>
          <table:table-cell table:style-name="ce259" table:formula="of:=IF(MID([.F292];6;1)&gt;MID([.F291];6;1);[.C291];[.C291]+1)" office:value-type="float" office:value="1">
            <text:p>001</text:p>
          </table:table-cell>
          <table:table-cell table:style-name="ce261" office:value-type="string">
            <text:p>Social\Page_Nav\Node\Edit page\Portlet</text:p>
          </table:table-cell>
          <table:table-cell table:style-name="ce269" office:value-type="string">
            <text:p>Check showing portlet control form while edit nodes page in case page has no portlet</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 Page content in portlet mode: currently is blank</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293];6;1)&gt;MID([.F291];6;1);&quot;&quot;;MAX([.A$7:.A291])+1)" office:value-type="float" office:value="84">
            <text:p>084</text:p>
          </table:table-cell>
          <table:table-cell table:style-name="ce254" office:value-type="string">
            <text:p>FNC_SOC_SPC_NAV_13_02</text:p>
          </table:table-cell>
          <table:table-cell table:style-name="ce259" table:formula="of:=IF(MID([.F293];6;1)&gt;MID([.F292];6;1);[.C292];[.C292]+1)" office:value-type="float" office:value="2">
            <text:p>002</text:p>
          </table:table-cell>
          <table:table-cell table:style-name="ce261" office:value-type="string">
            <text:p>Social\Page_Nav\Node\Edit page\Portlet</text:p>
          </table:table-cell>
          <table:table-cell table:style-name="ce94" office:value-type="string">
            <text:p>Check showing portlet control form while edit nodes page in case page contains portlets</text:p>
          </table:table-cell>
          <table:table-cell table:style-name="ce281" office:value-type="string">
            <text:p>Step 1: Add page</text:p>
          </table:table-cell>
          <table:table-cell table:style-name="ce282" office:value-type="string">
            <text:p>- 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94];6;1)&gt;MID([.F292];6;1);&quot;&quot;;MAX([.A$7:.A292])+1)" office:value-type="float" office:value="84">
            <text:p>084</text:p>
          </table:table-cell>
          <table:table-cell table:style-name="ce254" office:value-type="string">
            <text:p>FNC_SOC_SPC_NAV_13_02</text:p>
          </table:table-cell>
          <table:table-cell table:style-name="ce259" table:formula="of:=IF(MID([.F294];6;1)&gt;MID([.F293];6;1);[.C293];[.C293]+1)" office:value-type="float" office:value="2">
            <text:p>002</text:p>
          </table:table-cell>
          <table:table-cell table:style-name="ce261" office:value-type="string">
            <text:p>Social\Page_Nav\Node\Edit page\Portlet</text:p>
          </table:table-cell>
          <table:table-cell table:style-name="ce269" office:value-type="string">
            <text:p>Check showing portlet control form while edit nodes page in case page contains portlets</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 Page content in portlet mode: display portlets of page as arranged when create pag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95];6;1)&gt;MID([.F293];6;1);&quot;&quot;;MAX([.A$7:.A293])+1)" office:value-type="float" office:value="85">
            <text:p>085</text:p>
          </table:table-cell>
          <table:table-cell table:style-name="ce254" office:value-type="string">
            <text:p>FNC_SOC_SPC_NAV_13_02</text:p>
          </table:table-cell>
          <table:table-cell table:style-name="ce259" table:formula="of:=IF(MID([.F295];6;1)&gt;MID([.F294];6;1);[.C294];[.C294]+1)" office:value-type="float" office:value="3">
            <text:p>003</text:p>
          </table:table-cell>
          <table:table-cell table:style-name="ce261" office:value-type="string">
            <text:p>Social\Page_Nav\Node\Edit page\Portlet</text:p>
          </table:table-cell>
          <table:table-cell table:style-name="ce94" office:value-type="string">
            <text:p>Check showing current information of portlet in edit portlet form</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296];6;1)&gt;MID([.F294];6;1);&quot;&quot;;MAX([.A$7:.A294])+1)" office:value-type="float" office:value="85">
            <text:p>085</text:p>
          </table:table-cell>
          <table:table-cell table:style-name="ce254" office:value-type="string">
            <text:p>FNC_SOC_SPC_NAV_13_02</text:p>
          </table:table-cell>
          <table:table-cell table:style-name="ce259" table:formula="of:=IF(MID([.F296];6;1)&gt;MID([.F295];6;1);[.C295];[.C295]+1)" office:value-type="float" office:value="3">
            <text:p>003</text:p>
          </table:table-cell>
          <table:table-cell table:style-name="ce261" office:value-type="string">
            <text:p>Social\Page_Nav\Node\Edit page\Portlet</text:p>
          </table:table-cell>
          <table:table-cell table:style-name="ce261" office:value-type="string">
            <text:p>Check showing current information of portlet in edit portlet form</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 Page content in portlet mode: display portlets of page as arranged when create page</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297];6;1)&gt;MID([.F295];6;1);&quot;&quot;;MAX([.A$7:.A295])+1)">
            <text:p/>
          </table:table-cell>
          <table:table-cell table:style-name="ce254" office:value-type="string">
            <text:p>FNC_SOC_SPC_NAV_13_02</text:p>
          </table:table-cell>
          <table:table-cell table:style-name="ce259" table:formula="of:=IF(MID([.F297];6;1)&gt;MID([.F296];6;1);[.C296];[.C296]+1)" office:value-type="float" office:value="3">
            <text:p>003</text:p>
          </table:table-cell>
          <table:table-cell table:style-name="ce261" office:value-type="string">
            <text:p>Social\Page_Nav\Node\Edit page\Portlet</text:p>
          </table:table-cell>
          <table:table-cell table:style-name="ce261" office:value-type="string">
            <text:p>Check showing current information of portlet in edit portlet form</text:p>
          </table:table-cell>
          <table:table-cell table:style-name="ce281" office:value-type="string">
            <text:p>Step 3: Show form to edit a portlet in page content</text:p>
          </table:table-cell>
          <table:table-cell table:style-name="ce282" office:value-type="string">
            <text:p>Move mouse over the portlet and click <text:span text:style-name="T1">Edit</text:span> icon on Mark layer</text:p>
          </table:table-cell>
          <table:table-cell table:style-name="ce281"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298];6;1)&gt;MID([.F296];6;1);&quot;&quot;;MAX([.A$7:.A296])+1)">
            <text:p/>
          </table:table-cell>
          <table:table-cell table:style-name="ce254" office:value-type="string">
            <text:p>FNC_SOC_SPC_NAV_13_02</text:p>
          </table:table-cell>
          <table:table-cell table:style-name="ce259" table:formula="of:=IF(MID([.F298];6;1)&gt;MID([.F297];6;1);[.C297];[.C297]+1)" office:value-type="float" office:value="3">
            <text:p>003</text:p>
          </table:table-cell>
          <table:table-cell table:style-name="ce261" office:value-type="string">
            <text:p>Social\Page_Nav\Node\Edit page\Portlet</text:p>
          </table:table-cell>
          <table:table-cell table:style-name="ce261" office:value-type="string">
            <text:p>Check showing current information of portlet in edit portlet form</text:p>
          </table:table-cell>
          <table:table-cell table:style-name="ce283" office:value-type="string">
            <text:p>Step 4: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299];6;1)&gt;MID([.F297];6;1);&quot;&quot;;MAX([.A$7:.A297])+1)">
            <text:p/>
          </table:table-cell>
          <table:table-cell table:style-name="ce254" office:value-type="string">
            <text:p>FNC_SOC_SPC_NAV_13_02</text:p>
          </table:table-cell>
          <table:table-cell table:style-name="ce259" table:formula="of:=IF(MID([.F299];6;1)&gt;MID([.F298];6;1);[.C298];[.C298]+1)" office:value-type="float" office:value="3">
            <text:p>003</text:p>
          </table:table-cell>
          <table:table-cell table:style-name="ce261" office:value-type="string">
            <text:p>Social\Page_Nav\Node\Edit page\Portlet</text:p>
          </table:table-cell>
          <table:table-cell table:style-name="ce269" office:value-type="string">
            <text:p>Check showing current information of portlet to in edit portlet form</text:p>
          </table:table-cell>
          <table:table-cell table:style-name="ce305" office:value-type="string">
            <text:p>Step 5: Check showing form to choose icon for portlet</text:p>
          </table:table-cell>
          <table:table-cell table:style-name="ce311" office:value-type="string">
            <text:p>Choose <text:span text:style-name="T1">Select Icon</text:span><text:span text:style-name="T12"> tab</text:span></text:p>
          </table:table-cell>
          <table:table-cell table:style-name="ce305"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300];6;1)&gt;MID([.F298];6;1);&quot;&quot;;MAX([.A$7:.A298])+1)">
            <text:p/>
          </table:table-cell>
          <table:table-cell table:style-name="ce254" office:value-type="string">
            <text:p>FNC_SOC_SPC_NAV_13_02</text:p>
          </table:table-cell>
          <table:table-cell table:style-name="ce259" table:formula="of:=IF(MID([.F300];6;1)&gt;MID([.F299];6;1);[.C299];[.C299]+1)" office:value-type="float" office:value="3">
            <text:p>003</text:p>
          </table:table-cell>
          <table:table-cell table:style-name="ce261" office:value-type="string">
            <text:p>Social\Page_Nav\Node\Edit page\Portlet</text:p>
          </table:table-cell>
          <table:table-cell table:style-name="ce269" office:value-type="string">
            <text:p>Check showing current information of portlet to in edit portlet form</text:p>
          </table:table-cell>
          <table:table-cell table:style-name="ce305" office:value-type="string">
            <text:p>Step 6: Check showing Decoration theme</text:p>
          </table:table-cell>
          <table:table-cell table:style-name="ce311" office:value-type="string">
            <text:p>Choose <text:span text:style-name="T1">Decoration Theme </text:span><text:span text:style-name="T12">tab</text:span></text:p>
          </table:table-cell>
          <table:table-cell table:style-name="ce31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01];6;1)&gt;MID([.F299];6;1);&quot;&quot;;MAX([.A$7:.A299])+1)">
            <text:p/>
          </table:table-cell>
          <table:table-cell table:style-name="ce254" office:value-type="string">
            <text:p>FNC_SOC_SPC_NAV_13_02</text:p>
          </table:table-cell>
          <table:table-cell table:style-name="ce259" table:formula="of:=IF(MID([.F301];6;1)&gt;MID([.F300];6;1);[.C300];[.C300]+1)" office:value-type="float" office:value="3">
            <text:p>003</text:p>
          </table:table-cell>
          <table:table-cell table:style-name="ce261" office:value-type="string">
            <text:p>Social\Page_Nav\Node\Edit page\Portlet</text:p>
          </table:table-cell>
          <table:table-cell table:style-name="ce269" office:value-type="string">
            <text:p>Check showing current information of portlet to in edit portlet form</text:p>
          </table:table-cell>
          <table:table-cell table:style-name="ce305" office:value-type="string">
            <text:p>Step 7: check showing Access permission</text:p>
          </table:table-cell>
          <table:table-cell table:style-name="ce311" office:value-type="string">
            <text:p>Choose <text:span text:style-name="T1">access permission</text:span></text:p>
          </table:table-cell>
          <table:table-cell table:style-name="ce314" office:value-type="string">
            <text:p>Show list all membership/group have access right on portlet and a check box to alLow user can set public access for all user</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02];6;1)&gt;MID([.F300];6;1);&quot;&quot;;MAX([.A$7:.A300])+1)" office:value-type="float" office:value="86">
            <text:p>086</text:p>
          </table:table-cell>
          <table:table-cell table:style-name="ce254" office:value-type="string">
            <text:p>FNC_SOC_SPC_NAV_13_02</text:p>
          </table:table-cell>
          <table:table-cell table:style-name="ce259" table:formula="of:=IF(MID([.F302];6;1)&gt;MID([.F301];6;1);[.C301];[.C301]+1)" office:value-type="float" office:value="4">
            <text:p>004</text:p>
          </table:table-cell>
          <table:table-cell table:style-name="ce261" office:value-type="string">
            <text:p>Social\Page_Nav\Node\Edit page\Portlet</text:p>
          </table:table-cell>
          <table:table-cell table:style-name="ce273" office:value-type="string">
            <text:p>Change Portlet title with valid value while editing nodes page </text:p>
          </table:table-cell>
          <table:table-cell table:style-name="ce281" office:value-type="string">
            <text:p>Step 1: Add page</text:p>
          </table:table-cell>
          <table:table-cell table:style-name="ce282" office:value-type="string">
            <text:p>Add new page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03];6;1)&gt;MID([.F301];6;1);&quot;&quot;;MAX([.A$7:.A301])+1)" office:value-type="float" office:value="86">
            <text:p>086</text:p>
          </table:table-cell>
          <table:table-cell table:style-name="ce254" office:value-type="string">
            <text:p>FNC_SOC_SPC_NAV_13_02</text:p>
          </table:table-cell>
          <table:table-cell table:style-name="ce259" table:formula="of:=IF(MID([.F303];6;1)&gt;MID([.F302];6;1);[.C302];[.C302]+1)" office:value-type="float" office:value="4">
            <text:p>004</text:p>
          </table:table-cell>
          <table:table-cell table:style-name="ce261" office:value-type="string">
            <text:p>Social\Page_Nav\Node\Edit page\Portlet</text:p>
          </table:table-cell>
          <table:table-cell table:style-name="ce274" office:value-type="string">
            <text:p>Change Portlet title with valid value while editing nodes page </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04];6;1)&gt;MID([.F302];6;1);&quot;&quot;;MAX([.A$7:.A302])+1)">
            <text:p/>
          </table:table-cell>
          <table:table-cell table:style-name="ce254" office:value-type="string">
            <text:p>FNC_SOC_SPC_NAV_13_02</text:p>
          </table:table-cell>
          <table:table-cell table:style-name="ce259" table:formula="of:=IF(MID([.F304];6;1)&gt;MID([.F303];6;1);[.C303];[.C303]+1)" office:value-type="float" office:value="4">
            <text:p>004</text:p>
          </table:table-cell>
          <table:table-cell table:style-name="ce261" office:value-type="string">
            <text:p>Social\Page_Nav\Node\Edit page\Portlet</text:p>
          </table:table-cell>
          <table:table-cell table:style-name="ce274" office:value-type="string">
            <text:p>Change Portlet title with valid value while editing nodes page </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05];6;1)&gt;MID([.F303];6;1);&quot;&quot;;MAX([.A$7:.A303])+1)">
            <text:p/>
          </table:table-cell>
          <table:table-cell table:style-name="ce254" office:value-type="string">
            <text:p>FNC_SOC_SPC_NAV_13_02</text:p>
          </table:table-cell>
          <table:table-cell table:style-name="ce259" table:formula="of:=IF(MID([.F305];6;1)&gt;MID([.F304];6;1);[.C304];[.C304]+1)" office:value-type="float" office:value="4">
            <text:p>004</text:p>
          </table:table-cell>
          <table:table-cell table:style-name="ce261" office:value-type="string">
            <text:p>Social\Page_Nav\Node\Edit page\Portlet</text:p>
          </table:table-cell>
          <table:table-cell table:style-name="ce274" office:value-type="string">
            <text:p>Change Portlet title with valid value while editing nodes page </text:p>
          </table:table-cell>
          <table:table-cell table:style-name="ce306" office:value-type="string">
            <text:p>Step 4: Change Portlet title</text:p>
          </table:table-cell>
          <table:table-cell table:style-name="ce282" office:value-type="string">
            <text:p>- Change current Portlet title</text:p>
            <text:p>- Click <text:span text:style-name="T1">Save</text:span></text:p>
          </table:table-cell>
          <table:table-cell table:style-name="ce306" office:value-type="string">
            <text:p>- Change is saved</text:p>
            <text:p>- New title is displayed in title bar of that portlet in page area</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06];6;1)&gt;MID([.F304];6;1);&quot;&quot;;MAX([.A$7:.A304])+1)" office:value-type="float" office:value="87">
            <text:p>087</text:p>
          </table:table-cell>
          <table:table-cell table:style-name="ce254" office:value-type="string">
            <text:p>FNC_SOC_SPC_NAV_13_02</text:p>
          </table:table-cell>
          <table:table-cell table:style-name="ce259" table:formula="of:=IF(MID([.F306];6;1)&gt;MID([.F305];6;1);[.C305];[.C305]+1)" office:value-type="float" office:value="5">
            <text:p>005</text:p>
          </table:table-cell>
          <table:table-cell table:style-name="ce261" office:value-type="string">
            <text:p>Social\Page_Nav\Node\Edit page\Portlet</text:p>
          </table:table-cell>
          <table:table-cell table:style-name="ce273" office:value-type="string">
            <text:p>Change Portlet title with invalid value while editing nodes page </text:p>
          </table:table-cell>
          <table:table-cell table:style-name="ce281" office:value-type="string">
            <text:p>Step 1: Add page</text:p>
          </table:table-cell>
          <table:table-cell table:style-name="ce282" office:value-type="string">
            <text:p>Add new page <text:s/>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07];6;1)&gt;MID([.F305];6;1);&quot;&quot;;MAX([.A$7:.A305])+1)" office:value-type="float" office:value="87">
            <text:p>087</text:p>
          </table:table-cell>
          <table:table-cell table:style-name="ce254" office:value-type="string">
            <text:p>FNC_SOC_SPC_NAV_13_02</text:p>
          </table:table-cell>
          <table:table-cell table:style-name="ce259" table:formula="of:=IF(MID([.F307];6;1)&gt;MID([.F306];6;1);[.C306];[.C306]+1)" office:value-type="float" office:value="5">
            <text:p>005</text:p>
          </table:table-cell>
          <table:table-cell table:style-name="ce261" office:value-type="string">
            <text:p>Social\Page_Nav\Node\Edit page\Portlet</text:p>
          </table:table-cell>
          <table:table-cell table:style-name="ce274" office:value-type="string">
            <text:p>Change Portlet title with invalid value while editing nodes page </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08];6;1)&gt;MID([.F306];6;1);&quot;&quot;;MAX([.A$7:.A306])+1)">
            <text:p/>
          </table:table-cell>
          <table:table-cell table:style-name="ce254" office:value-type="string">
            <text:p>FNC_SOC_SPC_NAV_13_02</text:p>
          </table:table-cell>
          <table:table-cell table:style-name="ce259" table:formula="of:=IF(MID([.F308];6;1)&gt;MID([.F307];6;1);[.C307];[.C307]+1)" office:value-type="float" office:value="5">
            <text:p>005</text:p>
          </table:table-cell>
          <table:table-cell table:style-name="ce261" office:value-type="string">
            <text:p>Social\Page_Nav\Node\Edit page\Portlet</text:p>
          </table:table-cell>
          <table:table-cell table:style-name="ce274" office:value-type="string">
            <text:p>Change Portlet title with invalid value while editing nodes page </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09];6;1)&gt;MID([.F307];6;1);&quot;&quot;;MAX([.A$7:.A307])+1)">
            <text:p/>
          </table:table-cell>
          <table:table-cell table:style-name="ce254" office:value-type="string">
            <text:p>FNC_SOC_SPC_NAV_13_02</text:p>
          </table:table-cell>
          <table:table-cell table:style-name="ce259" table:formula="of:=IF(MID([.F309];6;1)&gt;MID([.F308];6;1);[.C308];[.C308]+1)" office:value-type="float" office:value="5">
            <text:p>005</text:p>
          </table:table-cell>
          <table:table-cell table:style-name="ce261" office:value-type="string">
            <text:p>Social\Page_Nav\Node\Edit page\Portlet</text:p>
          </table:table-cell>
          <table:table-cell table:style-name="ce274" office:value-type="string">
            <text:p>Change Portlet title with invalid value while editing nodes page </text:p>
          </table:table-cell>
          <table:table-cell table:style-name="ce306" office:value-type="string">
            <text:p>Step 4: Change Portlet title</text:p>
          </table:table-cell>
          <table:table-cell table:style-name="ce282" office:value-type="string">
            <text:p>- Change current Portlet Title less than 3 or over 60 characters</text:p>
            <text:p>- Click <text:span text:style-name="T1">Save</text:span></text:p>
          </table:table-cell>
          <table:table-cell table:style-name="ce313" office:value-type="string">
            <text:p>Show message alerts Title must over 3 and less than 60 characters</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10];6;1)&gt;MID([.F308];6;1);&quot;&quot;;MAX([.A$7:.A308])+1)" office:value-type="float" office:value="88">
            <text:p>088</text:p>
          </table:table-cell>
          <table:table-cell table:style-name="ce254" office:value-type="string">
            <text:p>FNC_SOC_SPC_NAV_13_02</text:p>
          </table:table-cell>
          <table:table-cell table:style-name="ce259" table:formula="of:=IF(MID([.F310];6;1)&gt;MID([.F309];6;1);[.C309];[.C309]+1)" office:value-type="float" office:value="6">
            <text:p>006</text:p>
          </table:table-cell>
          <table:table-cell table:style-name="ce261" office:value-type="string">
            <text:p>Social\Page_Nav\Node\Edit page\Portlet</text:p>
          </table:table-cell>
          <table:table-cell table:style-name="ce275" office:value-type="string">
            <text:p>Change width/height of portlet with valid value while editing nodes page </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11];6;1)&gt;MID([.F309];6;1);&quot;&quot;;MAX([.A$7:.A309])+1)" office:value-type="float" office:value="88">
            <text:p>088</text:p>
          </table:table-cell>
          <table:table-cell table:style-name="ce254" office:value-type="string">
            <text:p>FNC_SOC_SPC_NAV_13_02</text:p>
          </table:table-cell>
          <table:table-cell table:style-name="ce259" table:formula="of:=IF(MID([.F311];6;1)&gt;MID([.F310];6;1);[.C310];[.C310]+1)" office:value-type="float" office:value="6">
            <text:p>006</text:p>
          </table:table-cell>
          <table:table-cell table:style-name="ce261" office:value-type="string">
            <text:p>Social\Page_Nav\Node\Edit page\Portlet</text:p>
          </table:table-cell>
          <table:table-cell table:style-name="ce276" office:value-type="string">
            <text:p>Change width/height of portlet with valid value while editing nodes page </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12];6;1)&gt;MID([.F310];6;1);&quot;&quot;;MAX([.A$7:.A310])+1)">
            <text:p/>
          </table:table-cell>
          <table:table-cell table:style-name="ce254" office:value-type="string">
            <text:p>FNC_SOC_SPC_NAV_13_02</text:p>
          </table:table-cell>
          <table:table-cell table:style-name="ce259" table:formula="of:=IF(MID([.F312];6;1)&gt;MID([.F311];6;1);[.C311];[.C311]+1)" office:value-type="float" office:value="6">
            <text:p>006</text:p>
          </table:table-cell>
          <table:table-cell table:style-name="ce261" office:value-type="string">
            <text:p>Social\Page_Nav\Node\Edit page\Portlet</text:p>
          </table:table-cell>
          <table:table-cell table:style-name="ce276" office:value-type="string">
            <text:p>Change width/height of portlet with valid value while editing nodes page </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13];6;1)&gt;MID([.F311];6;1);&quot;&quot;;MAX([.A$7:.A311])+1)">
            <text:p/>
          </table:table-cell>
          <table:table-cell table:style-name="ce254" office:value-type="string">
            <text:p>FNC_SOC_SPC_NAV_13_02</text:p>
          </table:table-cell>
          <table:table-cell table:style-name="ce259" table:formula="of:=IF(MID([.F313];6;1)&gt;MID([.F312];6;1);[.C312];[.C312]+1)" office:value-type="float" office:value="6">
            <text:p>006</text:p>
          </table:table-cell>
          <table:table-cell table:style-name="ce261" office:value-type="string">
            <text:p>Social\Page_Nav\Node\Edit page\Portlet</text:p>
          </table:table-cell>
          <table:table-cell table:style-name="ce276" office:value-type="string">
            <text:p>Change width/height of portlet with valid value while editing nodes page </text:p>
          </table:table-cell>
          <table:table-cell table:style-name="ce306" office:value-type="string">
            <text:p>Step 4: Change width/height of portlet</text:p>
          </table:table-cell>
          <table:table-cell table:style-name="ce282" office:value-type="string">
            <text:p>- Change current Width/Height with valid values (number with “px”)</text:p>
            <text:p>- Click <text:span text:style-name="T1">Save</text:span></text:p>
          </table:table-cell>
          <table:table-cell table:style-name="ce306" office:value-type="string">
            <text:p>Changes are saved and displayed in those fields when open form to edit that portlet again</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314];6;1)&gt;MID([.F312];6;1);&quot;&quot;;MAX([.A$7:.A312])+1)">
            <text:p/>
          </table:table-cell>
          <table:table-cell table:style-name="ce254" office:value-type="string">
            <text:p>FNC_SOC_SPC_NAV_13_02</text:p>
          </table:table-cell>
          <table:table-cell table:style-name="ce259" table:formula="of:=IF(MID([.F314];6;1)&gt;MID([.F313];6;1);[.C313];[.C313]+1)" office:value-type="float" office:value="6">
            <text:p>006</text:p>
          </table:table-cell>
          <table:table-cell table:style-name="ce261" office:value-type="string">
            <text:p>Social\Page_Nav\Node\Edit page\Portlet</text:p>
          </table:table-cell>
          <table:table-cell table:style-name="ce276" office:value-type="string">
            <text:p>Change width/height of portlet with valid value while editing nodes page </text:p>
          </table:table-cell>
          <table:table-cell table:style-name="ce278" office:value-type="string">
            <text:p>Step 5: Check when change width/height of portlet with blank while editing nodes page</text:p>
          </table:table-cell>
          <table:table-cell table:style-name="ce310" office:value-type="string">
            <text:p>- Show edit porlet form again</text:p>
            <text:p>- Leave Width/Height blank</text:p>
            <text:p>- Click <text:span text:style-name="T1">Save</text:span></text:p>
          </table:table-cell>
          <table:table-cell table:style-name="ce281" office:value-type="string">
            <text:p>- Changes are saved, edit portlet form is closed, return to show <text:span text:style-name="T42">porlet</text:span> control width/height of edited portlet in page area has no change yet</text:p>
            <text:p>- After clicking <text:span text:style-name="T1">Save </text:span><text:span text:style-name="T12">to complete editing, </text:span><text:span text:style-name="T12">content of edited portlet is displayed in </text:span><text:span text:style-name="T12">default width/height</text:spa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15];6;1)&gt;MID([.F313];6;1);&quot;&quot;;MAX([.A$7:.A313])+1)" office:value-type="float" office:value="89">
            <text:p>089</text:p>
          </table:table-cell>
          <table:table-cell table:style-name="ce254" office:value-type="string">
            <text:p>FNC_SOC_SPC_NAV_13_02</text:p>
          </table:table-cell>
          <table:table-cell table:style-name="ce259" table:formula="of:=IF(MID([.F315];6;1)&gt;MID([.F314];6;1);[.C314];[.C314]+1)" office:value-type="float" office:value="7">
            <text:p>007</text:p>
          </table:table-cell>
          <table:table-cell table:style-name="ce261" office:value-type="string">
            <text:p>Social\Page_Nav\Node\Edit page\Portlet</text:p>
          </table:table-cell>
          <table:table-cell table:style-name="ce275" office:value-type="string">
            <text:p>Change width/height of portlet with invalid value while editing nodes page </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16];6;1)&gt;MID([.F314];6;1);&quot;&quot;;MAX([.A$7:.A314])+1)" office:value-type="float" office:value="89">
            <text:p>089</text:p>
          </table:table-cell>
          <table:table-cell table:style-name="ce254" office:value-type="string">
            <text:p>FNC_SOC_SPC_NAV_13_02</text:p>
          </table:table-cell>
          <table:table-cell table:style-name="ce259" table:formula="of:=IF(MID([.F316];6;1)&gt;MID([.F315];6;1);[.C315];[.C315]+1)" office:value-type="float" office:value="7">
            <text:p>007</text:p>
          </table:table-cell>
          <table:table-cell table:style-name="ce261" office:value-type="string">
            <text:p>Social\Page_Nav\Node\Edit page\Portlet</text:p>
          </table:table-cell>
          <table:table-cell table:style-name="ce276" office:value-type="string">
            <text:p>Change width/height of portlet with invalid value while editing nodes page </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17];6;1)&gt;MID([.F315];6;1);&quot;&quot;;MAX([.A$7:.A315])+1)">
            <text:p/>
          </table:table-cell>
          <table:table-cell table:style-name="ce254" office:value-type="string">
            <text:p>FNC_SOC_SPC_NAV_13_02</text:p>
          </table:table-cell>
          <table:table-cell table:style-name="ce259" table:formula="of:=IF(MID([.F317];6;1)&gt;MID([.F316];6;1);[.C316];[.C316]+1)" office:value-type="float" office:value="7">
            <text:p>007</text:p>
          </table:table-cell>
          <table:table-cell table:style-name="ce261" office:value-type="string">
            <text:p>Social\Page_Nav\Node\Edit page\Portlet</text:p>
          </table:table-cell>
          <table:table-cell table:style-name="ce276" office:value-type="string">
            <text:p>Change width/height of portlet with invalid value while editing nodes page </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18];6;1)&gt;MID([.F316];6;1);&quot;&quot;;MAX([.A$7:.A316])+1)">
            <text:p/>
          </table:table-cell>
          <table:table-cell table:style-name="ce254" office:value-type="string">
            <text:p>FNC_SOC_SPC_NAV_13_02</text:p>
          </table:table-cell>
          <table:table-cell table:style-name="ce259" table:formula="of:=IF(MID([.F318];6;1)&gt;MID([.F317];6;1);[.C317];[.C317]+1)" office:value-type="float" office:value="7">
            <text:p>007</text:p>
          </table:table-cell>
          <table:table-cell table:style-name="ce261" office:value-type="string">
            <text:p>Social\Page_Nav\Node\Edit page\Portlet</text:p>
          </table:table-cell>
          <table:table-cell table:style-name="ce276" office:value-type="string">
            <text:p>Change width/height of portlet with invalid value while editing nodes page </text:p>
          </table:table-cell>
          <table:table-cell table:style-name="ce306" office:value-type="string">
            <text:p>Step 4: Change width/height of portlet</text:p>
          </table:table-cell>
          <table:table-cell table:style-name="ce310" office:value-type="string">
            <text:p>- Change current value of Width/height with invalid value (number no have with “px” )</text:p>
            <text:p>- Click <text:span text:style-name="T1">Save</text:span></text:p>
          </table:table-cell>
          <table:table-cell table:style-name="ce313" office:value-type="string">
            <text:p>Show message alerts Width/Height must use pixel valu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19];6;1)&gt;MID([.F317];6;1);&quot;&quot;;MAX([.A$7:.A317])+1)" office:value-type="float" office:value="90">
            <text:p>090</text:p>
          </table:table-cell>
          <table:table-cell table:style-name="ce254" office:value-type="string">
            <text:p>FNC_SOC_SPC_NAV_13_02</text:p>
          </table:table-cell>
          <table:table-cell table:style-name="ce259" table:formula="of:=IF(MID([.F319];6;1)&gt;MID([.F318];6;1);[.C318];[.C318]+1)" office:value-type="float" office:value="8">
            <text:p>008</text:p>
          </table:table-cell>
          <table:table-cell table:style-name="ce261" office:value-type="string">
            <text:p>Social\Page_Nav\Node\Edit page\Portlet</text:p>
          </table:table-cell>
          <table:table-cell table:style-name="ce273" office:value-type="string">
            <text:p>Change Show Info bar option of porlet while editing nodes page</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20];6;1)&gt;MID([.F318];6;1);&quot;&quot;;MAX([.A$7:.A318])+1)" office:value-type="float" office:value="90">
            <text:p>090</text:p>
          </table:table-cell>
          <table:table-cell table:style-name="ce254" office:value-type="string">
            <text:p>FNC_SOC_SPC_NAV_13_02</text:p>
          </table:table-cell>
          <table:table-cell table:style-name="ce259" table:formula="of:=IF(MID([.F320];6;1)&gt;MID([.F319];6;1);[.C319];[.C319]+1)" office:value-type="float" office:value="8">
            <text:p>008</text:p>
          </table:table-cell>
          <table:table-cell table:style-name="ce261" office:value-type="string">
            <text:p>Social\Page_Nav\Node\Edit page\Portlet</text:p>
          </table:table-cell>
          <table:table-cell table:style-name="ce274" office:value-type="string">
            <text:p>Change Show Info bar option of porlet while editing nodes page</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21];6;1)&gt;MID([.F319];6;1);&quot;&quot;;MAX([.A$7:.A319])+1)">
            <text:p/>
          </table:table-cell>
          <table:table-cell table:style-name="ce254" office:value-type="string">
            <text:p>FNC_SOC_SPC_NAV_13_02</text:p>
          </table:table-cell>
          <table:table-cell table:style-name="ce259" table:formula="of:=IF(MID([.F321];6;1)&gt;MID([.F320];6;1);[.C320];[.C320]+1)" office:value-type="float" office:value="8">
            <text:p>008</text:p>
          </table:table-cell>
          <table:table-cell table:style-name="ce261" office:value-type="string">
            <text:p>Social\Page_Nav\Node\Edit page\Portlet</text:p>
          </table:table-cell>
          <table:table-cell table:style-name="ce274" office:value-type="string">
            <text:p>Change Show Info bar option of porlet while editing nodes page</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22];6;1)&gt;MID([.F320];6;1);&quot;&quot;;MAX([.A$7:.A320])+1)">
            <text:p/>
          </table:table-cell>
          <table:table-cell table:style-name="ce254" office:value-type="string">
            <text:p>FNC_SOC_SPC_NAV_13_02</text:p>
          </table:table-cell>
          <table:table-cell table:style-name="ce259" table:formula="of:=IF(MID([.F322];6;1)&gt;MID([.F321];6;1);[.C321];[.C321]+1)" office:value-type="float" office:value="8">
            <text:p>008</text:p>
          </table:table-cell>
          <table:table-cell table:style-name="ce261" office:value-type="string">
            <text:p>Social\Page_Nav\Node\Edit page\Portlet</text:p>
          </table:table-cell>
          <table:table-cell table:style-name="ce274" office:value-type="string">
            <text:p>Change Show Info bar option of porlet while editing nodes page</text:p>
          </table:table-cell>
          <table:table-cell table:style-name="ce306" office:value-type="string">
            <text:p>Step 4: Change Show Info bar option</text:p>
          </table:table-cell>
          <table:table-cell table:style-name="ce282" office:value-type="string">
            <text:p>- Check/uncheck Show Info bar option</text:p>
            <text:p>- Click <text:span text:style-name="T1">Save</text:span></text:p>
          </table:table-cell>
          <table:table-cell table:style-name="ce306" office:value-type="string">
            <text:p>Change is saved and displayed as edited when open form to edit that portlet agai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23];6;1)&gt;MID([.F321];6;1);&quot;&quot;;MAX([.A$7:.A321])+1)" office:value-type="float" office:value="91">
            <text:p>091</text:p>
          </table:table-cell>
          <table:table-cell table:style-name="ce254" office:value-type="string">
            <text:p>FNC_SOC_SPC_NAV_13_02</text:p>
          </table:table-cell>
          <table:table-cell table:style-name="ce259" table:formula="of:=IF(MID([.F323];6;1)&gt;MID([.F322];6;1);[.C322];[.C322]+1)" office:value-type="float" office:value="9">
            <text:p>009</text:p>
          </table:table-cell>
          <table:table-cell table:style-name="ce261" office:value-type="string">
            <text:p>Social\Page_Nav\Node\Edit page\Portlet</text:p>
          </table:table-cell>
          <table:table-cell table:style-name="ce273" office:value-type="string">
            <text:p>Change Show Portlet Mode option of portlet while editing nodes page</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24];6;1)&gt;MID([.F322];6;1);&quot;&quot;;MAX([.A$7:.A322])+1)" office:value-type="float" office:value="91">
            <text:p>091</text:p>
          </table:table-cell>
          <table:table-cell table:style-name="ce254" office:value-type="string">
            <text:p>FNC_SOC_SPC_NAV_13_02</text:p>
          </table:table-cell>
          <table:table-cell table:style-name="ce259" table:formula="of:=IF(MID([.F324];6;1)&gt;MID([.F323];6;1);[.C323];[.C323]+1)" office:value-type="float" office:value="9">
            <text:p>009</text:p>
          </table:table-cell>
          <table:table-cell table:style-name="ce261" office:value-type="string">
            <text:p>Social\Page_Nav\Node\Edit page\Portlet</text:p>
          </table:table-cell>
          <table:table-cell table:style-name="ce274" office:value-type="string">
            <text:p>Change Show Portlet Mode option of portlet while editing nodes page</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25];6;1)&gt;MID([.F323];6;1);&quot;&quot;;MAX([.A$7:.A323])+1)">
            <text:p/>
          </table:table-cell>
          <table:table-cell table:style-name="ce254" office:value-type="string">
            <text:p>FNC_SOC_SPC_NAV_13_02</text:p>
          </table:table-cell>
          <table:table-cell table:style-name="ce259" table:formula="of:=IF(MID([.F325];6;1)&gt;MID([.F324];6;1);[.C324];[.C324]+1)" office:value-type="float" office:value="9">
            <text:p>009</text:p>
          </table:table-cell>
          <table:table-cell table:style-name="ce261" office:value-type="string">
            <text:p>Social\Page_Nav\Node\Edit page\Portlet</text:p>
          </table:table-cell>
          <table:table-cell table:style-name="ce274" office:value-type="string">
            <text:p>Change Show Portlet Mode option of portlet while editing nodes page</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26];6;1)&gt;MID([.F324];6;1);&quot;&quot;;MAX([.A$7:.A324])+1)">
            <text:p/>
          </table:table-cell>
          <table:table-cell table:style-name="ce254" office:value-type="string">
            <text:p>FNC_SOC_SPC_NAV_13_02</text:p>
          </table:table-cell>
          <table:table-cell table:style-name="ce259" table:formula="of:=IF(MID([.F326];6;1)&gt;MID([.F325];6;1);[.C325];[.C325]+1)" office:value-type="float" office:value="9">
            <text:p>009</text:p>
          </table:table-cell>
          <table:table-cell table:style-name="ce261" office:value-type="string">
            <text:p>Social\Page_Nav\Node\Edit page\Portlet</text:p>
          </table:table-cell>
          <table:table-cell table:style-name="ce274" office:value-type="string">
            <text:p>Change Show Portlet Mode option of portlet while editing nodes page</text:p>
          </table:table-cell>
          <table:table-cell table:style-name="ce306" office:value-type="string">
            <text:p>Step 4: Change Show Portlet Mode option</text:p>
          </table:table-cell>
          <table:table-cell table:style-name="ce282" office:value-type="string">
            <text:p>- Check/uncheck Show Portlet mode option</text:p>
            <text:p>- Click <text:span text:style-name="T1">Save</text:span></text:p>
          </table:table-cell>
          <table:table-cell table:style-name="ce306" office:value-type="string">
            <text:p>Change is saved and displayed as edited when open form to edit that portlet agai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27];6;1)&gt;MID([.F325];6;1);&quot;&quot;;MAX([.A$7:.A325])+1)" office:value-type="float" office:value="92">
            <text:p>092</text:p>
          </table:table-cell>
          <table:table-cell table:style-name="ce254" office:value-type="string">
            <text:p>FNC_SOC_SPC_NAV_13_02</text:p>
          </table:table-cell>
          <table:table-cell table:style-name="ce259" table:formula="of:=IF(MID([.F327];6;1)&gt;MID([.F326];6;1);[.C326];[.C326]+1)" office:value-type="float" office:value="10">
            <text:p>010</text:p>
          </table:table-cell>
          <table:table-cell table:style-name="ce261" office:value-type="string">
            <text:p>Social\Page_Nav\Node\Edit page\Portlet</text:p>
          </table:table-cell>
          <table:table-cell table:style-name="ce273" office:value-type="string">
            <text:p>Change Show Window State option of portlet while editing nodes page</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28];6;1)&gt;MID([.F326];6;1);&quot;&quot;;MAX([.A$7:.A326])+1)" office:value-type="float" office:value="92">
            <text:p>092</text:p>
          </table:table-cell>
          <table:table-cell table:style-name="ce254" office:value-type="string">
            <text:p>FNC_SOC_SPC_NAV_13_02</text:p>
          </table:table-cell>
          <table:table-cell table:style-name="ce259" table:formula="of:=IF(MID([.F328];6;1)&gt;MID([.F327];6;1);[.C327];[.C327]+1)" office:value-type="float" office:value="10">
            <text:p>010</text:p>
          </table:table-cell>
          <table:table-cell table:style-name="ce261" office:value-type="string">
            <text:p>Social\Page_Nav\Node\Edit page\Portlet</text:p>
          </table:table-cell>
          <table:table-cell table:style-name="ce274" office:value-type="string">
            <text:p>Change Show Window State option of portlet while editing nodes page</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29];6;1)&gt;MID([.F327];6;1);&quot;&quot;;MAX([.A$7:.A327])+1)">
            <text:p/>
          </table:table-cell>
          <table:table-cell table:style-name="ce254" office:value-type="string">
            <text:p>FNC_SOC_SPC_NAV_13_02</text:p>
          </table:table-cell>
          <table:table-cell table:style-name="ce259" table:formula="of:=IF(MID([.F329];6;1)&gt;MID([.F328];6;1);[.C328];[.C328]+1)" office:value-type="float" office:value="10">
            <text:p>010</text:p>
          </table:table-cell>
          <table:table-cell table:style-name="ce261" office:value-type="string">
            <text:p>Social\Page_Nav\Node\Edit page\Portlet</text:p>
          </table:table-cell>
          <table:table-cell table:style-name="ce274" office:value-type="string">
            <text:p>Change Show Window State option of portlet while editing nodes page</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30];6;1)&gt;MID([.F328];6;1);&quot;&quot;;MAX([.A$7:.A328])+1)">
            <text:p/>
          </table:table-cell>
          <table:table-cell table:style-name="ce254" office:value-type="string">
            <text:p>FNC_SOC_SPC_NAV_13_02</text:p>
          </table:table-cell>
          <table:table-cell table:style-name="ce259" table:formula="of:=IF(MID([.F330];6;1)&gt;MID([.F329];6;1);[.C329];[.C329]+1)" office:value-type="float" office:value="10">
            <text:p>010</text:p>
          </table:table-cell>
          <table:table-cell table:style-name="ce261" office:value-type="string">
            <text:p>Social\Page_Nav\Node\Edit page\Portlet</text:p>
          </table:table-cell>
          <table:table-cell table:style-name="ce274" office:value-type="string">
            <text:p>Change Show Window State option of portlet while editing nodes page</text:p>
          </table:table-cell>
          <table:table-cell table:style-name="ce306" office:value-type="string">
            <text:p>Step 4: Change Show Window State option</text:p>
          </table:table-cell>
          <table:table-cell table:style-name="ce282" office:value-type="string">
            <text:p>- Check/uncheck <text:span text:style-name="T19">Show Window state</text:span> option</text:p>
            <text:p>- Click <text:span text:style-name="T1">Save</text:span></text:p>
          </table:table-cell>
          <table:table-cell table:style-name="ce306" office:value-type="string">
            <text:p>Change is saved and displayed as edited when open form to edit that portlet again</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31];6;1)&gt;MID([.F329];6;1);&quot;&quot;;MAX([.A$7:.A329])+1)" office:value-type="float" office:value="93">
            <text:p>093</text:p>
          </table:table-cell>
          <table:table-cell table:style-name="ce254" office:value-type="string">
            <text:p>FNC_SOC_SPC_NAV_13_02</text:p>
          </table:table-cell>
          <table:table-cell table:style-name="ce259" table:formula="of:=IF(MID([.F331];6;1)&gt;MID([.F330];6;1);[.C330];[.C330]+1)" office:value-type="float" office:value="11">
            <text:p>011</text:p>
          </table:table-cell>
          <table:table-cell table:style-name="ce261" office:value-type="string">
            <text:p>Social\Page_Nav\Node\Edit page\Portlet</text:p>
          </table:table-cell>
          <table:table-cell table:style-name="ce94" office:value-type="string">
            <text:p>Edit nodes page to show portlet mode/window state without showing portlet Infor bar</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32];6;1)&gt;MID([.F330];6;1);&quot;&quot;;MAX([.A$7:.A330])+1)" office:value-type="float" office:value="93">
            <text:p>093</text:p>
          </table:table-cell>
          <table:table-cell table:style-name="ce254" office:value-type="string">
            <text:p>FNC_SOC_SPC_NAV_13_02</text:p>
          </table:table-cell>
          <table:table-cell table:style-name="ce259" table:formula="of:=IF(MID([.F332];6;1)&gt;MID([.F331];6;1);[.C331];[.C331]+1)" office:value-type="float" office:value="11">
            <text:p>011</text:p>
          </table:table-cell>
          <table:table-cell table:style-name="ce261" office:value-type="string">
            <text:p>Social\Page_Nav\Node\Edit page\Portlet</text:p>
          </table:table-cell>
          <table:table-cell table:style-name="ce269" office:value-type="string">
            <text:p>Edit nodes page to show portlet mode/window state without showing portlet Infor bar</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33];6;1)&gt;MID([.F331];6;1);&quot;&quot;;MAX([.A$7:.A331])+1)">
            <text:p/>
          </table:table-cell>
          <table:table-cell table:style-name="ce254" office:value-type="string">
            <text:p>FNC_SOC_SPC_NAV_13_02</text:p>
          </table:table-cell>
          <table:table-cell table:style-name="ce259" table:formula="of:=IF(MID([.F333];6;1)&gt;MID([.F332];6;1);[.C332];[.C332]+1)" office:value-type="float" office:value="11">
            <text:p>011</text:p>
          </table:table-cell>
          <table:table-cell table:style-name="ce261" office:value-type="string">
            <text:p>Social\Page_Nav\Node\Edit page\Portlet</text:p>
          </table:table-cell>
          <table:table-cell table:style-name="ce269" office:value-type="string">
            <text:p>Edit nodes page to show portlet mode/window state without showing portlet Infor bar</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334];6;1)&gt;MID([.F332];6;1);&quot;&quot;;MAX([.A$7:.A332])+1)">
            <text:p/>
          </table:table-cell>
          <table:table-cell table:style-name="ce254" office:value-type="string">
            <text:p>FNC_SOC_SPC_NAV_13_02</text:p>
          </table:table-cell>
          <table:table-cell table:style-name="ce259" table:formula="of:=IF(MID([.F334];6;1)&gt;MID([.F333];6;1);[.C333];[.C333]+1)" office:value-type="float" office:value="11">
            <text:p>011</text:p>
          </table:table-cell>
          <table:table-cell table:style-name="ce261" office:value-type="string">
            <text:p>Social\Page_Nav\Node\Edit page\Portlet</text:p>
          </table:table-cell>
          <table:table-cell table:style-name="ce269" office:value-type="string">
            <text:p>Edit nodes page to show portlet mode/window state without showing portlet Infor bar</text:p>
          </table:table-cell>
          <table:table-cell table:style-name="ce280" office:value-type="string">
            <text:p>Step 4: Don't show Infor bar</text:p>
          </table:table-cell>
          <table:table-cell table:style-name="ce240" office:value-type="string">
            <text:p><text:span text:style-name="T12">- Do not choose Show Infor bar option</text:span></text:p>
            <text:p><text:span text:style-name="T12">- Choose Show Window state/portlet </text:span><text:span text:style-name="T12">mode option(s)</text:span></text:p>
            <text:p><text:span text:style-name="T12">- Click </text:span><text:span text:style-name="T1">Save </text:span><text:span text:style-name="T12">in edit portlet form</text:span></text:p>
            <text:p/>
          </table:table-cell>
          <table:table-cell table:style-name="ce270" office:value-type="string">
            <text:p>- Change is saved</text:p>
            <text:p>- Edited page is shown without Infor bar and of course no window state/<text:span text:style-name="T42">porlet</text:span> mode for edited portlet in page conten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35];6;1)&gt;MID([.F333];6;1);&quot;&quot;;MAX([.A$7:.A333])+1)" office:value-type="float" office:value="94">
            <text:p>094</text:p>
          </table:table-cell>
          <table:table-cell table:style-name="ce254" office:value-type="string">
            <text:p>FNC_SOC_SPC_NAV_13_02</text:p>
          </table:table-cell>
          <table:table-cell table:style-name="ce259" table:formula="of:=IF(MID([.F335];6;1)&gt;MID([.F334];6;1);[.C334];[.C334]+1)" office:value-type="float" office:value="12">
            <text:p>012</text:p>
          </table:table-cell>
          <table:table-cell table:style-name="ce261" office:value-type="string">
            <text:p>Social\Page_Nav\Node\Edit page\Portlet</text:p>
          </table:table-cell>
          <table:table-cell table:style-name="ce277" office:value-type="string">
            <text:p>Change description of portlet with valid value while editing nodes page </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36];6;1)&gt;MID([.F334];6;1);&quot;&quot;;MAX([.A$7:.A334])+1)" office:value-type="float" office:value="94">
            <text:p>094</text:p>
          </table:table-cell>
          <table:table-cell table:style-name="ce254" office:value-type="string">
            <text:p>FNC_SOC_SPC_NAV_13_02</text:p>
          </table:table-cell>
          <table:table-cell table:style-name="ce259" table:formula="of:=IF(MID([.F336];6;1)&gt;MID([.F335];6;1);[.C335];[.C335]+1)" office:value-type="float" office:value="12">
            <text:p>012</text:p>
          </table:table-cell>
          <table:table-cell table:style-name="ce261" office:value-type="string">
            <text:p>Social\Page_Nav\Node\Edit page\Portlet</text:p>
          </table:table-cell>
          <table:table-cell table:style-name="ce278" office:value-type="string">
            <text:p>Change description of portlet with valid value while editing nodes page </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37];6;1)&gt;MID([.F335];6;1);&quot;&quot;;MAX([.A$7:.A335])+1)">
            <text:p/>
          </table:table-cell>
          <table:table-cell table:style-name="ce254" office:value-type="string">
            <text:p>FNC_SOC_SPC_NAV_13_02</text:p>
          </table:table-cell>
          <table:table-cell table:style-name="ce259" table:formula="of:=IF(MID([.F337];6;1)&gt;MID([.F336];6;1);[.C336];[.C336]+1)" office:value-type="float" office:value="12">
            <text:p>012</text:p>
          </table:table-cell>
          <table:table-cell table:style-name="ce261" office:value-type="string">
            <text:p>Social\Page_Nav\Node\Edit page\Portlet</text:p>
          </table:table-cell>
          <table:table-cell table:style-name="ce278" office:value-type="string">
            <text:p>Change description of portlet with valid value while editing nodes page </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38];6;1)&gt;MID([.F336];6;1);&quot;&quot;;MAX([.A$7:.A336])+1)">
            <text:p/>
          </table:table-cell>
          <table:table-cell table:style-name="ce254" office:value-type="string">
            <text:p>FNC_SOC_SPC_NAV_13_02</text:p>
          </table:table-cell>
          <table:table-cell table:style-name="ce259" table:formula="of:=IF(MID([.F338];6;1)&gt;MID([.F337];6;1);[.C337];[.C337]+1)" office:value-type="float" office:value="12">
            <text:p>012</text:p>
          </table:table-cell>
          <table:table-cell table:style-name="ce261" office:value-type="string">
            <text:p>Social\Page_Nav\Node\Edit page\Portlet</text:p>
          </table:table-cell>
          <table:table-cell table:style-name="ce278" office:value-type="string">
            <text:p>Change description of portlet with valid value while editing nodes page </text:p>
          </table:table-cell>
          <table:table-cell table:style-name="ce306" office:value-type="string">
            <text:p>Step 4: Change Description</text:p>
          </table:table-cell>
          <table:table-cell table:style-name="ce282" office:value-type="string">
            <text:p>- Change current Portlet description</text:p>
            <text:p>- Click <text:span text:style-name="T1">Save</text:span></text:p>
          </table:table-cell>
          <table:table-cell table:style-name="ce306" office:value-type="string">
            <text:p>- Change is saved</text:p>
            <text:p>- New description is displayed in that portlet in page area</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39];6;1)&gt;MID([.F337];6;1);&quot;&quot;;MAX([.A$7:.A337])+1)" office:value-type="float" office:value="95">
            <text:p>095</text:p>
          </table:table-cell>
          <table:table-cell table:style-name="ce254" office:value-type="string">
            <text:p>FNC_SOC_SPC_NAV_13_02</text:p>
          </table:table-cell>
          <table:table-cell table:style-name="ce259" table:formula="of:=IF(MID([.F339];6;1)&gt;MID([.F338];6;1);[.C338];[.C338]+1)" office:value-type="float" office:value="13">
            <text:p>013</text:p>
          </table:table-cell>
          <table:table-cell table:style-name="ce261" office:value-type="string">
            <text:p>Social\Page_Nav\Node\Edit page\Portlet</text:p>
          </table:table-cell>
          <table:table-cell table:style-name="ce254" office:value-type="string">
            <text:p>Change description of portlet with blank while editing nodes page</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40];6;1)&gt;MID([.F338];6;1);&quot;&quot;;MAX([.A$7:.A338])+1)" office:value-type="float" office:value="95">
            <text:p>095</text:p>
          </table:table-cell>
          <table:table-cell table:style-name="ce254" office:value-type="string">
            <text:p>FNC_SOC_SPC_NAV_13_02</text:p>
          </table:table-cell>
          <table:table-cell table:style-name="ce259" table:formula="of:=IF(MID([.F340];6;1)&gt;MID([.F339];6;1);[.C339];[.C339]+1)" office:value-type="float" office:value="13">
            <text:p>013</text:p>
          </table:table-cell>
          <table:table-cell table:style-name="ce261" office:value-type="string">
            <text:p>Social\Page_Nav\Node\Edit page\Portlet</text:p>
          </table:table-cell>
          <table:table-cell table:style-name="ce279" office:value-type="string">
            <text:p>Change description of portlet with blank while editing nodes page</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41];6;1)&gt;MID([.F339];6;1);&quot;&quot;;MAX([.A$7:.A339])+1)">
            <text:p/>
          </table:table-cell>
          <table:table-cell table:style-name="ce254" office:value-type="string">
            <text:p>FNC_SOC_SPC_NAV_13_02</text:p>
          </table:table-cell>
          <table:table-cell table:style-name="ce259" table:formula="of:=IF(MID([.F341];6;1)&gt;MID([.F340];6;1);[.C340];[.C340]+1)" office:value-type="float" office:value="13">
            <text:p>013</text:p>
          </table:table-cell>
          <table:table-cell table:style-name="ce261" office:value-type="string">
            <text:p>Social\Page_Nav\Node\Edit page\Portlet</text:p>
          </table:table-cell>
          <table:table-cell table:style-name="ce279" office:value-type="string">
            <text:p>Change description of portlet with blank while editing nodes page</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42];6;1)&gt;MID([.F340];6;1);&quot;&quot;;MAX([.A$7:.A340])+1)">
            <text:p/>
          </table:table-cell>
          <table:table-cell table:style-name="ce254" office:value-type="string">
            <text:p>FNC_SOC_SPC_NAV_13_02</text:p>
          </table:table-cell>
          <table:table-cell table:style-name="ce259" table:formula="of:=IF(MID([.F342];6;1)&gt;MID([.F341];6;1);[.C341];[.C341]+1)" office:value-type="float" office:value="13">
            <text:p>013</text:p>
          </table:table-cell>
          <table:table-cell table:style-name="ce261" office:value-type="string">
            <text:p>Social\Page_Nav\Node\Edit page\Portlet</text:p>
          </table:table-cell>
          <table:table-cell table:style-name="ce279" office:value-type="string">
            <text:p>Change description of portlet with blank while editing nodes page</text:p>
          </table:table-cell>
          <table:table-cell table:style-name="ce306" office:value-type="string">
            <text:p>Step 4: Change Description</text:p>
          </table:table-cell>
          <table:table-cell table:style-name="ce310" office:value-type="string">
            <text:p>- Leave <text:span text:style-name="T1">Description</text:span> blank</text:p>
            <text:p>- Click <text:span text:style-name="T1">Save</text:span></text:p>
          </table:table-cell>
          <table:table-cell table:style-name="ce281" office:value-type="string">
            <text:p>Edit portlet form is closed, return to show portlet control, edited portlet is displayed with default description instead of blank</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43];6;1)&gt;MID([.F341];6;1);&quot;&quot;;MAX([.A$7:.A341])+1)" office:value-type="float" office:value="96">
            <text:p>096</text:p>
          </table:table-cell>
          <table:table-cell table:style-name="ce254" office:value-type="string">
            <text:p>FNC_SOC_SPC_NAV_13_02</text:p>
          </table:table-cell>
          <table:table-cell table:style-name="ce259" table:formula="of:=IF(MID([.F343];6;1)&gt;MID([.F342];6;1);[.C342];[.C342]+1)" office:value-type="float" office:value="14">
            <text:p>014</text:p>
          </table:table-cell>
          <table:table-cell table:style-name="ce261" office:value-type="string">
            <text:p>Social\Page_Nav\Node\Edit page\Portlet</text:p>
          </table:table-cell>
          <table:table-cell table:style-name="ce277" office:value-type="string">
            <text:p>Change description of portlet with invalid value while editing nodes page </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44];6;1)&gt;MID([.F342];6;1);&quot;&quot;;MAX([.A$7:.A342])+1)" office:value-type="float" office:value="96">
            <text:p>096</text:p>
          </table:table-cell>
          <table:table-cell table:style-name="ce254" office:value-type="string">
            <text:p>FNC_SOC_SPC_NAV_13_02</text:p>
          </table:table-cell>
          <table:table-cell table:style-name="ce259" table:formula="of:=IF(MID([.F344];6;1)&gt;MID([.F343];6;1);[.C343];[.C343]+1)" office:value-type="float" office:value="14">
            <text:p>014</text:p>
          </table:table-cell>
          <table:table-cell table:style-name="ce261" office:value-type="string">
            <text:p>Social\Page_Nav\Node\Edit page\Portlet</text:p>
          </table:table-cell>
          <table:table-cell table:style-name="ce278" office:value-type="string">
            <text:p>Change description of portlet with invalid value while editing nodes page </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45];6;1)&gt;MID([.F343];6;1);&quot;&quot;;MAX([.A$7:.A343])+1)">
            <text:p/>
          </table:table-cell>
          <table:table-cell table:style-name="ce254" office:value-type="string">
            <text:p>FNC_SOC_SPC_NAV_13_02</text:p>
          </table:table-cell>
          <table:table-cell table:style-name="ce259" table:formula="of:=IF(MID([.F345];6;1)&gt;MID([.F344];6;1);[.C344];[.C344]+1)" office:value-type="float" office:value="14">
            <text:p>014</text:p>
          </table:table-cell>
          <table:table-cell table:style-name="ce261" office:value-type="string">
            <text:p>Social\Page_Nav\Node\Edit page\Portlet</text:p>
          </table:table-cell>
          <table:table-cell table:style-name="ce278" office:value-type="string">
            <text:p>Change description of portlet with invalid value while editing nodes page </text:p>
          </table:table-cell>
          <table:table-cell table:style-name="ce283" office:value-type="string">
            <text:p>Step 3: Check showing information in Portlet Settings</text:p>
          </table:table-cell>
          <table:table-cell table:style-name="ce310" office:value-type="string">
            <text:p>Choose <text:span text:style-name="T1">Portlet Setting</text:span> tab</text:p>
          </table:table-cell>
          <table:table-cell table:style-name="ce313" office:value-type="string">
            <text:p>Current informations of portlet are displayed, only Portlet Id and Window Id are disable, can not be chang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46];6;1)&gt;MID([.F344];6;1);&quot;&quot;;MAX([.A$7:.A344])+1)">
            <text:p/>
          </table:table-cell>
          <table:table-cell table:style-name="ce254" office:value-type="string">
            <text:p>FNC_SOC_SPC_NAV_13_02</text:p>
          </table:table-cell>
          <table:table-cell table:style-name="ce259" table:formula="of:=IF(MID([.F346];6;1)&gt;MID([.F345];6;1);[.C345];[.C345]+1)" office:value-type="float" office:value="14">
            <text:p>014</text:p>
          </table:table-cell>
          <table:table-cell table:style-name="ce261" office:value-type="string">
            <text:p>Social\Page_Nav\Node\Edit page\Portlet</text:p>
          </table:table-cell>
          <table:table-cell table:style-name="ce278" office:value-type="string">
            <text:p>Change description of portlet with invalid value while editing nodes page </text:p>
          </table:table-cell>
          <table:table-cell table:style-name="ce306" office:value-type="string">
            <text:p>Step 4: Change Description</text:p>
          </table:table-cell>
          <table:table-cell table:style-name="ce310" office:value-type="string">
            <text:p>- Edit current Description with new value over 255 characters</text:p>
            <text:p>- Click <text:span text:style-name="T1">Save</text:span></text:p>
          </table:table-cell>
          <table:table-cell table:style-name="ce313" office:value-type="string">
            <text:p>Show message alerts Description must be less than 255 characters</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47];6;1)&gt;MID([.F345];6;1);&quot;&quot;;MAX([.A$7:.A345])+1)" office:value-type="float" office:value="97">
            <text:p>097</text:p>
          </table:table-cell>
          <table:table-cell table:style-name="ce254" office:value-type="string">
            <text:p>FNC_SOC_SPC_NAV_13_02</text:p>
          </table:table-cell>
          <table:table-cell table:style-name="ce259" table:formula="of:=IF(MID([.F347];6;1)&gt;MID([.F346];6;1);[.C346];[.C346]+1)" office:value-type="float" office:value="15">
            <text:p>015</text:p>
          </table:table-cell>
          <table:table-cell table:style-name="ce261" office:value-type="string">
            <text:p>Social\Page_Nav\Node\Edit page\Portlet</text:p>
          </table:table-cell>
          <table:table-cell table:style-name="ce273" office:value-type="string">
            <text:p>Check editing display icon for a portlet</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48];6;1)&gt;MID([.F346];6;1);&quot;&quot;;MAX([.A$7:.A346])+1)" office:value-type="float" office:value="97">
            <text:p>097</text:p>
          </table:table-cell>
          <table:table-cell table:style-name="ce254" office:value-type="string">
            <text:p>FNC_SOC_SPC_NAV_13_02</text:p>
          </table:table-cell>
          <table:table-cell table:style-name="ce259" table:formula="of:=IF(MID([.F348];6;1)&gt;MID([.F347];6;1);[.C347];[.C347]+1)" office:value-type="float" office:value="15">
            <text:p>015</text:p>
          </table:table-cell>
          <table:table-cell table:style-name="ce261" office:value-type="string">
            <text:p>Social\Page_Nav\Node\Edit page\Portlet</text:p>
          </table:table-cell>
          <table:table-cell table:style-name="ce274" office:value-type="string">
            <text:p>Check editing display icon for a portlet</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49];6;1)&gt;MID([.F347];6;1);&quot;&quot;;MAX([.A$7:.A347])+1)">
            <text:p/>
          </table:table-cell>
          <table:table-cell table:style-name="ce254" office:value-type="string">
            <text:p>FNC_SOC_SPC_NAV_13_02</text:p>
          </table:table-cell>
          <table:table-cell table:style-name="ce259" table:formula="of:=IF(MID([.F349];6;1)&gt;MID([.F348];6;1);[.C348];[.C348]+1)" office:value-type="float" office:value="15">
            <text:p>015</text:p>
          </table:table-cell>
          <table:table-cell table:style-name="ce261" office:value-type="string">
            <text:p>Social\Page_Nav\Node\Edit page\Portlet</text:p>
          </table:table-cell>
          <table:table-cell table:style-name="ce274" office:value-type="string">
            <text:p>Check editing display icon for a portlet</text:p>
          </table:table-cell>
          <table:table-cell table:style-name="ce306" office:value-type="string">
            <text:p>Step 3: Check when choose a specific icon from list</text:p>
          </table:table-cell>
          <table:table-cell table:style-name="ce282" office:value-type="string">
            <text:p>In Edit icon form:</text:p>
            <text:p>- Choose category</text:p>
            <text:p>- Click on one icon from right pane</text:p>
          </table:table-cell>
          <table:table-cell table:style-name="ce306" office:value-type="string">
            <text:p>- Selected icon is marked</text:p>
            <text:p>- Selected icon's name is displayed at the bottom of edit form</text:p>
          </table:table-cell>
          <table:table-cell table:style-name="ce270" office:value-type="string">
            <text:p>Low</text:p>
          </table:table-cell>
          <table:table-cell table:style-name="ce99"/>
          <table:table-cell table:style-name="ce247" table:number-columns-repeated="246"/>
        </table:table-row>
        <table:table-row table:style-name="ro11">
          <table:table-cell table:style-name="ce251" table:formula="of:=IF(MID([.F350];6;1)&gt;MID([.F348];6;1);&quot;&quot;;MAX([.A$7:.A348])+1)">
            <text:p/>
          </table:table-cell>
          <table:table-cell table:style-name="ce254" office:value-type="string">
            <text:p>FNC_SOC_SPC_NAV_13_02</text:p>
          </table:table-cell>
          <table:table-cell table:style-name="ce259" table:formula="of:=IF(MID([.F350];6;1)&gt;MID([.F349];6;1);[.C349];[.C349]+1)" office:value-type="float" office:value="15">
            <text:p>015</text:p>
          </table:table-cell>
          <table:table-cell table:style-name="ce261" office:value-type="string">
            <text:p>Social\Page_Nav\Node\Edit page\Portlet</text:p>
          </table:table-cell>
          <table:table-cell table:style-name="ce274" office:value-type="string">
            <text:p>Check editing display icon for a portlet</text:p>
          </table:table-cell>
          <table:table-cell table:style-name="ce306" office:value-type="string">
            <text:p>Step 4: Check when choose default icon for editing portlet</text:p>
          </table:table-cell>
          <table:table-cell table:style-name="ce282" office:value-type="string">
            <text:p>Click <text:span text:style-name="T1">Get Default</text:span> link from top right pane</text:p>
          </table:table-cell>
          <table:table-cell table:style-name="ce306" office:value-type="string">
            <text:p>Value for Current selected icon name is “Defaul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51];6;1)&gt;MID([.F349];6;1);&quot;&quot;;MAX([.A$7:.A349])+1)">
            <text:p/>
          </table:table-cell>
          <table:table-cell table:style-name="ce254" office:value-type="string">
            <text:p>FNC_SOC_SPC_NAV_13_02</text:p>
          </table:table-cell>
          <table:table-cell table:style-name="ce259" table:formula="of:=IF(MID([.F351];6;1)&gt;MID([.F350];6;1);[.C350];[.C350]+1)" office:value-type="float" office:value="15">
            <text:p>015</text:p>
          </table:table-cell>
          <table:table-cell table:style-name="ce261" office:value-type="string">
            <text:p>Social\Page_Nav\Node\Edit page\Portlet</text:p>
          </table:table-cell>
          <table:table-cell table:style-name="ce274" office:value-type="string">
            <text:p>Check editing display icon for a portlet</text:p>
          </table:table-cell>
          <table:table-cell table:style-name="ce306" office:value-type="string">
            <text:p>Step 5: Change icon for editing portlet</text:p>
          </table:table-cell>
          <table:table-cell table:style-name="ce282" office:value-type="string">
            <text:p>- Choose one icon from right pane</text:p>
            <text:p>- Click <text:span text:style-name="T1">Save</text:span></text:p>
          </table:table-cell>
          <table:table-cell table:style-name="ce306" office:value-type="string">
            <text:p>- Change is saved </text:p>
            <text:p>- New selected icon is displayed in portlet title bar</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52];6;1)&gt;MID([.F350];6;1);&quot;&quot;;MAX([.A$7:.A350])+1)" office:value-type="float" office:value="98">
            <text:p>098</text:p>
          </table:table-cell>
          <table:table-cell table:style-name="ce254" office:value-type="string">
            <text:p>FNC_SOC_SPC_NAV_13_02</text:p>
          </table:table-cell>
          <table:table-cell table:style-name="ce259" table:formula="of:=IF(MID([.F352];6;1)&gt;MID([.F351];6;1);[.C351];[.C351]+1)" office:value-type="float" office:value="16">
            <text:p>016</text:p>
          </table:table-cell>
          <table:table-cell table:style-name="ce261" office:value-type="string">
            <text:p>Social\Page_Nav\Node\Edit page\Portlet</text:p>
          </table:table-cell>
          <table:table-cell table:style-name="ce273" office:value-type="string">
            <text:p>Check editing display themes for a portlet</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53];6;1)&gt;MID([.F351];6;1);&quot;&quot;;MAX([.A$7:.A351])+1)" office:value-type="float" office:value="98">
            <text:p>098</text:p>
          </table:table-cell>
          <table:table-cell table:style-name="ce254" office:value-type="string">
            <text:p>FNC_SOC_SPC_NAV_13_02</text:p>
          </table:table-cell>
          <table:table-cell table:style-name="ce259" table:formula="of:=IF(MID([.F353];6;1)&gt;MID([.F352];6;1);[.C352];[.C352]+1)" office:value-type="float" office:value="16">
            <text:p>016</text:p>
          </table:table-cell>
          <table:table-cell table:style-name="ce261" office:value-type="string">
            <text:p>Social\Page_Nav\Node\Edit page\Portlet</text:p>
          </table:table-cell>
          <table:table-cell table:style-name="ce274" office:value-type="string">
            <text:p>Check editing display themes for a portlet</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54];6;1)&gt;MID([.F352];6;1);&quot;&quot;;MAX([.A$7:.A352])+1)">
            <text:p/>
          </table:table-cell>
          <table:table-cell table:style-name="ce254" office:value-type="string">
            <text:p>FNC_SOC_SPC_NAV_13_02</text:p>
          </table:table-cell>
          <table:table-cell table:style-name="ce259" table:formula="of:=IF(MID([.F354];6;1)&gt;MID([.F353];6;1);[.C353];[.C353]+1)" office:value-type="float" office:value="16">
            <text:p>016</text:p>
          </table:table-cell>
          <table:table-cell table:style-name="ce261" office:value-type="string">
            <text:p>Social\Page_Nav\Node\Edit page\Portlet</text:p>
          </table:table-cell>
          <table:table-cell table:style-name="ce274" office:value-type="string">
            <text:p>Check editing display themes for a portlet</text:p>
          </table:table-cell>
          <table:table-cell table:style-name="ce306" office:value-type="string">
            <text:p>Step 3: Check when choose default theme</text:p>
          </table:table-cell>
          <table:table-cell table:style-name="ce282" office:value-type="string">
            <text:p>In Edit Theme form:</text:p>
            <text:p>- Click Get Default link from top right pane</text:p>
          </table:table-cell>
          <table:table-cell table:style-name="ce306" office:value-type="string">
            <text:p>Default theme image is displayed in right pan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55];6;1)&gt;MID([.F353];6;1);&quot;&quot;;MAX([.A$7:.A353])+1)">
            <text:p/>
          </table:table-cell>
          <table:table-cell table:style-name="ce254" office:value-type="string">
            <text:p>FNC_SOC_SPC_NAV_13_02</text:p>
          </table:table-cell>
          <table:table-cell table:style-name="ce259" table:formula="of:=IF(MID([.F355];6;1)&gt;MID([.F354];6;1);[.C354];[.C354]+1)" office:value-type="float" office:value="16">
            <text:p>016</text:p>
          </table:table-cell>
          <table:table-cell table:style-name="ce261" office:value-type="string">
            <text:p>Social\Page_Nav\Node\Edit page\Portlet</text:p>
          </table:table-cell>
          <table:table-cell table:style-name="ce274" office:value-type="string">
            <text:p>Check editing display themes for a portlet</text:p>
          </table:table-cell>
          <table:table-cell table:style-name="ce306" office:value-type="string">
            <text:p>Step 4: Change theme for portlet</text:p>
          </table:table-cell>
          <table:table-cell table:style-name="ce282" office:value-type="string">
            <text:p>- Choose a theme from list</text:p>
            <text:p>- Click <text:span text:style-name="T1">Save</text:span></text:p>
          </table:table-cell>
          <table:table-cell table:style-name="ce306" office:value-type="string">
            <text:p>Change is saved and selected theme is displayed as default when show form to edit that portlet agai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56];6;1)&gt;MID([.F354];6;1);&quot;&quot;;MAX([.A$7:.A354])+1)" office:value-type="float" office:value="99">
            <text:p>099</text:p>
          </table:table-cell>
          <table:table-cell table:style-name="ce254" office:value-type="string">
            <text:p>FNC_SOC_SPC_NAV_13_02</text:p>
          </table:table-cell>
          <table:table-cell table:style-name="ce259" table:formula="of:=IF(MID([.F356];6;1)&gt;MID([.F355];6;1);[.C355];[.C355]+1)" office:value-type="float" office:value="17">
            <text:p>017</text:p>
          </table:table-cell>
          <table:table-cell table:style-name="ce261" office:value-type="string">
            <text:p>Social\Page_Nav\Node\Edit page\Portlet</text:p>
          </table:table-cell>
          <table:table-cell table:style-name="ce273" office:value-type="string">
            <text:p>Check Abort function after edit portlet without saving the editing page</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357];6;1)&gt;MID([.F355];6;1);&quot;&quot;;MAX([.A$7:.A355])+1)" office:value-type="float" office:value="99">
            <text:p>099</text:p>
          </table:table-cell>
          <table:table-cell table:style-name="ce254" office:value-type="string">
            <text:p>FNC_SOC_SPC_NAV_13_02</text:p>
          </table:table-cell>
          <table:table-cell table:style-name="ce259" table:formula="of:=IF(MID([.F357];6;1)&gt;MID([.F356];6;1);[.C356];[.C356]+1)" office:value-type="float" office:value="17">
            <text:p>017</text:p>
          </table:table-cell>
          <table:table-cell table:style-name="ce261" office:value-type="string">
            <text:p>Social\Page_Nav\Node\Edit page\Portlet</text:p>
          </table:table-cell>
          <table:table-cell table:style-name="ce274" office:value-type="string">
            <text:p>Check Abort function after edit portlet without saving the editing page</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58];6;1)&gt;MID([.F356];6;1);&quot;&quot;;MAX([.A$7:.A356])+1)">
            <text:p/>
          </table:table-cell>
          <table:table-cell table:style-name="ce254" office:value-type="string">
            <text:p>FNC_SOC_SPC_NAV_13_02</text:p>
          </table:table-cell>
          <table:table-cell table:style-name="ce259" table:formula="of:=IF(MID([.F358];6;1)&gt;MID([.F357];6;1);[.C357];[.C357]+1)" office:value-type="float" office:value="17">
            <text:p>017</text:p>
          </table:table-cell>
          <table:table-cell table:style-name="ce261" office:value-type="string">
            <text:p>Social\Page_Nav\Node\Edit page\Portlet</text:p>
          </table:table-cell>
          <table:table-cell table:style-name="ce274" office:value-type="string">
            <text:p>Check Abort function after edit portlet without saving the editing page</text:p>
          </table:table-cell>
          <table:table-cell table:style-name="ce306" office:value-type="string">
            <text:p>Step 3: Edit portlet</text:p>
          </table:table-cell>
          <table:table-cell table:style-name="ce282" office:value-type="string">
            <text:p>- Make change for current portlet</text:p>
            <text:p>- Click <text:span text:style-name="T1">Save </text:span><text:span text:style-name="T12">in Edit portlet form</text:span></text:p>
          </table:table-cell>
          <table:table-cell table:style-name="ce306" office:value-type="string">
            <text:p>Change is saved and displayed as edited when open form to edit that portlet again</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359];6;1)&gt;MID([.F357];6;1);&quot;&quot;;MAX([.A$7:.A357])+1)">
            <text:p/>
          </table:table-cell>
          <table:table-cell table:style-name="ce254" office:value-type="string">
            <text:p>FNC_SOC_SPC_NAV_13_02</text:p>
          </table:table-cell>
          <table:table-cell table:style-name="ce259" table:formula="of:=IF(MID([.F359];6;1)&gt;MID([.F358];6;1);[.C358];[.C358]+1)" office:value-type="float" office:value="17">
            <text:p>017</text:p>
          </table:table-cell>
          <table:table-cell table:style-name="ce261" office:value-type="string">
            <text:p>Social\Page_Nav\Node\Edit page\Portlet</text:p>
          </table:table-cell>
          <table:table-cell table:style-name="ce274" office:value-type="string">
            <text:p>Check Abort function after edit portlet without saving the editing page</text:p>
          </table:table-cell>
          <table:table-cell table:style-name="ce306" office:value-type="string">
            <text:p>Step 4: Check Abort</text:p>
          </table:table-cell>
          <table:table-cell table:style-name="ce282" office:value-type="string">
            <text:p>- Click <text:span text:style-name="T1">Abort </text:span><text:span text:style-name="T12">icon page editor</text:span></text:p>
            <text:p><text:span text:style-name="T12">- Click Save button on navigation </text:span><text:span text:style-name="T12">management</text:span></text:p>
          </table:table-cell>
          <table:table-cell table:style-name="ce306" office:value-type="string">
            <text:p>- Navigation management form is closed</text:p>
            <text:p>- When shown form to edit above portlet like step 3, change was not saved, return to show value before edit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60];6;1)&gt;MID([.F358];6;1);&quot;&quot;;MAX([.A$7:.A358])+1)" office:value-type="float" office:value="100">
            <text:p>100</text:p>
          </table:table-cell>
          <table:table-cell table:style-name="ce254" office:value-type="string">
            <text:p>FNC_SOC_SPC_NAV_13_02</text:p>
          </table:table-cell>
          <table:table-cell table:style-name="ce259" table:formula="of:=IF(MID([.F360];6;1)&gt;MID([.F359];6;1);[.C359];[.C359]+1)" office:value-type="float" office:value="18">
            <text:p>018</text:p>
          </table:table-cell>
          <table:table-cell table:style-name="ce261" office:value-type="string">
            <text:p>Social\Page_Nav\Node\Edit page\Portlet</text:p>
          </table:table-cell>
          <table:table-cell table:style-name="ce273" office:value-type="string">
            <text:p>Check Finish function after edit porlet with saving page</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High</text:p>
          </table:table-cell>
          <table:table-cell table:style-name="ce99"/>
          <table:table-cell table:style-name="ce247" table:number-columns-repeated="246"/>
        </table:table-row>
        <table:table-row table:style-name="ro26">
          <table:table-cell table:style-name="ce251" table:formula="of:=IF(MID([.F361];6;1)&gt;MID([.F359];6;1);&quot;&quot;;MAX([.A$7:.A359])+1)" office:value-type="float" office:value="100">
            <text:p>100</text:p>
          </table:table-cell>
          <table:table-cell table:style-name="ce254" office:value-type="string">
            <text:p>FNC_SOC_SPC_NAV_13_02</text:p>
          </table:table-cell>
          <table:table-cell table:style-name="ce259" table:formula="of:=IF(MID([.F361];6;1)&gt;MID([.F360];6;1);[.C360];[.C360]+1)" office:value-type="float" office:value="18">
            <text:p>018</text:p>
          </table:table-cell>
          <table:table-cell table:style-name="ce261" office:value-type="string">
            <text:p>Social\Page_Nav\Node\Edit page\Portlet</text:p>
          </table:table-cell>
          <table:table-cell table:style-name="ce274" office:value-type="string">
            <text:p>Check Finish function after edit porlet with saving page</text:p>
          </table:table-cell>
          <table:table-cell table:style-name="ce281" office:value-type="string">
            <text:p>Step 2: Show form to edit portlet when edit nodes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ext:p>- Move mouse over the portlet and click Edit icon on Mark layer</text:p>
          </table:table-cell>
          <table:table-cell table:style-name="ce281" office:value-type="string">
            <text:p>Edit portlet form is shown properly with current main information in form includes:</text:p>
            <text:p>- Portlet Setting</text:p>
            <text:p>- Select Icon</text:p>
            <text:p>- Decoration theme</text:p>
            <text:p>- Access permission</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362];6;1)&gt;MID([.F360];6;1);&quot;&quot;;MAX([.A$7:.A360])+1)">
            <text:p/>
          </table:table-cell>
          <table:table-cell table:style-name="ce254" office:value-type="string">
            <text:p>FNC_SOC_SPC_NAV_13_02</text:p>
          </table:table-cell>
          <table:table-cell table:style-name="ce259" table:formula="of:=IF(MID([.F362];6;1)&gt;MID([.F361];6;1);[.C361];[.C361]+1)" office:value-type="float" office:value="18">
            <text:p>018</text:p>
          </table:table-cell>
          <table:table-cell table:style-name="ce261" office:value-type="string">
            <text:p>Social\Page_Nav\Node\Edit page\Portlet</text:p>
          </table:table-cell>
          <table:table-cell table:style-name="ce274" office:value-type="string">
            <text:p>Check Finish function after edit porlet with saving page</text:p>
          </table:table-cell>
          <table:table-cell table:style-name="ce306" office:value-type="string">
            <text:p>Step 3: Edit portlet</text:p>
          </table:table-cell>
          <table:table-cell table:style-name="ce282" office:value-type="string">
            <text:p>- Make change for current portlet</text:p>
            <text:p>- Click <text:span text:style-name="T1">Save </text:span><text:span text:style-name="T12">in Edit portlet form</text:span></text:p>
          </table:table-cell>
          <table:table-cell table:style-name="ce306" office:value-type="string">
            <text:p>Change is saved and displayed as edited when open form to edit that portlet again</text:p>
          </table:table-cell>
          <table:table-cell table:style-name="ce270" office:value-type="string">
            <text:p>High</text:p>
          </table:table-cell>
          <table:table-cell table:style-name="ce99"/>
          <table:table-cell table:style-name="ce247" table:number-columns-repeated="246"/>
        </table:table-row>
        <table:table-row table:style-name="ro27">
          <table:table-cell table:style-name="ce251" table:formula="of:=IF(MID([.F363];6;1)&gt;MID([.F361];6;1);&quot;&quot;;MAX([.A$7:.A361])+1)">
            <text:p/>
          </table:table-cell>
          <table:table-cell table:style-name="ce254" office:value-type="string">
            <text:p>FNC_SOC_SPC_NAV_13_02</text:p>
          </table:table-cell>
          <table:table-cell table:style-name="ce259" table:formula="of:=IF(MID([.F363];6;1)&gt;MID([.F362];6;1);[.C362];[.C362]+1)" office:value-type="float" office:value="18">
            <text:p>018</text:p>
          </table:table-cell>
          <table:table-cell table:style-name="ce261" office:value-type="string">
            <text:p>Social\Page_Nav\Node\Edit page\Portlet</text:p>
          </table:table-cell>
          <table:table-cell table:style-name="ce274" office:value-type="string">
            <text:p>Check Finish function after edit porlet with saving page</text:p>
          </table:table-cell>
          <table:table-cell table:style-name="ce306" office:value-type="string">
            <text:p>Step 4: Check Finish</text:p>
          </table:table-cell>
          <table:table-cell table:style-name="ce282" office:value-type="string">
            <text:p>- Click <text:span text:style-name="T1">finish </text:span><text:span text:style-name="T12">icon on page editor</text:span></text:p>
            <text:p><text:span text:style-name="T12">- Click Save button on navigation </text:span><text:span text:style-name="T12">management</text:span></text:p>
          </table:table-cell>
          <table:table-cell table:style-name="ce306" office:value-type="string">
            <text:p>- Edit page and Nav form is closed</text:p>
            <text:p>- When shown form to edit above portlet like step 3, change was saved</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364];6;1)&gt;MID([.F362];6;1);&quot;&quot;;MAX([.A$7:.A362])+1)" office:value-type="float" office:value="101">
            <text:p>101</text:p>
          </table:table-cell>
          <table:table-cell table:style-name="ce254" office:value-type="string">
            <text:p>FNC_SOC_SPC_NAV_13_02</text:p>
          </table:table-cell>
          <table:table-cell table:style-name="ce259" table:formula="of:=IF(MID([.F364];6;1)&gt;MID([.F363];6;1);[.C363];[.C363]+1)" office:value-type="float" office:value="19">
            <text:p>019</text:p>
          </table:table-cell>
          <table:table-cell table:style-name="ce261" office:value-type="string">
            <text:p>Social\Page_Nav\Node\Edit page\Portlet</text:p>
          </table:table-cell>
          <table:table-cell table:style-name="ce273" office:value-type="string">
            <text:p>Check when remove added portlet in page content</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365];6;1)&gt;MID([.F363];6;1);&quot;&quot;;MAX([.A$7:.A363])+1)" office:value-type="float" office:value="101">
            <text:p>101</text:p>
          </table:table-cell>
          <table:table-cell table:style-name="ce254" office:value-type="string">
            <text:p>FNC_SOC_SPC_NAV_13_02</text:p>
          </table:table-cell>
          <table:table-cell table:style-name="ce259" table:formula="of:=IF(MID([.F365];6;1)&gt;MID([.F364];6;1);[.C364];[.C364]+1)" office:value-type="float" office:value="19">
            <text:p>019</text:p>
          </table:table-cell>
          <table:table-cell table:style-name="ce261" office:value-type="string">
            <text:p>Social\Page_Nav\Node\Edit page\Portlet</text:p>
          </table:table-cell>
          <table:table-cell table:style-name="ce274" office:value-type="string">
            <text:p>Check when remove added portlet in page content</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 Page content in portlet mode: display portlets of page as arranged when create page</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66];6;1)&gt;MID([.F364];6;1);&quot;&quot;;MAX([.A$7:.A364])+1)">
            <text:p/>
          </table:table-cell>
          <table:table-cell table:style-name="ce254" office:value-type="string">
            <text:p>FNC_SOC_SPC_NAV_13_02</text:p>
          </table:table-cell>
          <table:table-cell table:style-name="ce259" table:formula="of:=IF(MID([.F366];6;1)&gt;MID([.F365];6;1);[.C365];[.C365]+1)" office:value-type="float" office:value="19">
            <text:p>019</text:p>
          </table:table-cell>
          <table:table-cell table:style-name="ce261" office:value-type="string">
            <text:p>Social\Page_Nav\Node\Edit page\Portlet</text:p>
          </table:table-cell>
          <table:table-cell table:style-name="ce274" office:value-type="string">
            <text:p>Check when remove added portlet in page content</text:p>
          </table:table-cell>
          <table:table-cell table:style-name="ce306" office:value-type="string">
            <text:p>Step 3: Remove portlet from page area</text:p>
          </table:table-cell>
          <table:table-cell table:style-name="ce282" office:value-type="string">
            <text:p>- Move mouse over the portler and Click <text:span text:style-name="T1">Delete</text:span> (x) icon on mark layer</text:p>
            <text:p>- Click <text:span text:style-name="T1">OK</text:span> to confirm</text:p>
          </table:table-cell>
          <table:table-cell table:style-name="ce306" office:value-type="string">
            <text:p>That portlet is removed from page area</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67];6;1)&gt;MID([.F365];6;1);&quot;&quot;;MAX([.A$7:.A365])+1)" office:value-type="float" office:value="102">
            <text:p>102</text:p>
          </table:table-cell>
          <table:table-cell table:style-name="ce254" office:value-type="string">
            <text:p>FNC_SOC_SPC_NAV_13_02</text:p>
          </table:table-cell>
          <table:table-cell table:style-name="ce259" table:formula="of:=IF(MID([.F367];6;1)&gt;MID([.F366];6;1);[.C366];[.C366]+1)" office:value-type="float" office:value="20">
            <text:p>020</text:p>
          </table:table-cell>
          <table:table-cell table:style-name="ce261" office:value-type="string">
            <text:p>Social\Page_Nav\Node\Edit page\Portlet</text:p>
          </table:table-cell>
          <table:table-cell table:style-name="ce94" office:value-type="string">
            <text:p>Check when change position of portlet in page content</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368];6;1)&gt;MID([.F366];6;1);&quot;&quot;;MAX([.A$7:.A366])+1)" office:value-type="float" office:value="102">
            <text:p>102</text:p>
          </table:table-cell>
          <table:table-cell table:style-name="ce254" office:value-type="string">
            <text:p>FNC_SOC_SPC_NAV_13_02</text:p>
          </table:table-cell>
          <table:table-cell table:style-name="ce259" table:formula="of:=IF(MID([.F368];6;1)&gt;MID([.F367];6;1);[.C367];[.C367]+1)" office:value-type="float" office:value="20">
            <text:p>020</text:p>
          </table:table-cell>
          <table:table-cell table:style-name="ce261" office:value-type="string">
            <text:p>Social\Page_Nav\Node\Edit page\Portlet</text:p>
          </table:table-cell>
          <table:table-cell table:style-name="ce269" office:value-type="string">
            <text:p>Check when change position of portlet in page content</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Portlet control form to edit page is shown proper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69];6;1)&gt;MID([.F367];6;1);&quot;&quot;;MAX([.A$7:.A367])+1)">
            <text:p/>
          </table:table-cell>
          <table:table-cell table:style-name="ce254" office:value-type="string">
            <text:p>FNC_SOC_SPC_NAV_13_02</text:p>
          </table:table-cell>
          <table:table-cell table:style-name="ce259" table:formula="of:=IF(MID([.F369];6;1)&gt;MID([.F368];6;1);[.C368];[.C368]+1)" office:value-type="float" office:value="20">
            <text:p>020</text:p>
          </table:table-cell>
          <table:table-cell table:style-name="ce261" office:value-type="string">
            <text:p>Social\Page_Nav\Node\Edit page\Portlet</text:p>
          </table:table-cell>
          <table:table-cell table:style-name="ce269" office:value-type="string">
            <text:p>Check when change position of portlet in page content</text:p>
          </table:table-cell>
          <table:table-cell table:style-name="ce281" office:value-type="string">
            <text:p>Step 3: Re-arrange page content</text:p>
          </table:table-cell>
          <table:table-cell table:style-name="ce282" office:value-type="string">
            <text:p>- Click on the icon at the left top of portlet</text:p>
            <text:p>- Drag and drop portlet to new place in page area</text:p>
          </table:table-cell>
          <table:table-cell table:style-name="ce281" office:value-type="string">
            <text:p>Portlet is moved to new place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70];6;1)&gt;MID([.F368];6;1);&quot;&quot;;MAX([.A$7:.A368])+1)" office:value-type="float" office:value="103">
            <text:p>103</text:p>
          </table:table-cell>
          <table:table-cell table:style-name="ce254" office:value-type="string">
            <text:p>FNC_SOC_SPC_NAV_13_02</text:p>
          </table:table-cell>
          <table:table-cell table:style-name="ce259" table:formula="of:=IF(MID([.F370];6;1)&gt;MID([.F369];6;1);[.C369];[.C369]+1)" office:value-type="float" office:value="21">
            <text:p>021</text:p>
          </table:table-cell>
          <table:table-cell table:style-name="ce261" office:value-type="string">
            <text:p>Social\Page_Nav\Node\Edit page\Portlet</text:p>
          </table:table-cell>
          <table:table-cell table:style-name="ce94" office:value-type="string">
            <text:p>Check when add more portlet in page content</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371];6;1)&gt;MID([.F369];6;1);&quot;&quot;;MAX([.A$7:.A369])+1)" office:value-type="float" office:value="103">
            <text:p>103</text:p>
          </table:table-cell>
          <table:table-cell table:style-name="ce254" office:value-type="string">
            <text:p>FNC_SOC_SPC_NAV_13_02</text:p>
          </table:table-cell>
          <table:table-cell table:style-name="ce259" table:formula="of:=IF(MID([.F371];6;1)&gt;MID([.F370];6;1);[.C370];[.C370]+1)" office:value-type="float" office:value="21">
            <text:p>021</text:p>
          </table:table-cell>
          <table:table-cell table:style-name="ce261" office:value-type="string">
            <text:p>Social\Page_Nav\Node\Edit page\Portlet</text:p>
          </table:table-cell>
          <table:table-cell table:style-name="ce269" office:value-type="string">
            <text:p>Check when add more portlet in page content</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Portlet control form to edit page is shown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72];6;1)&gt;MID([.F370];6;1);&quot;&quot;;MAX([.A$7:.A370])+1)">
            <text:p/>
          </table:table-cell>
          <table:table-cell table:style-name="ce254" office:value-type="string">
            <text:p>FNC_SOC_SPC_NAV_13_02</text:p>
          </table:table-cell>
          <table:table-cell table:style-name="ce259" table:formula="of:=IF(MID([.F372];6;1)&gt;MID([.F371];6;1);[.C371];[.C371]+1)" office:value-type="float" office:value="21">
            <text:p>021</text:p>
          </table:table-cell>
          <table:table-cell table:style-name="ce261" office:value-type="string">
            <text:p>Social\Page_Nav\Node\Edit page\Portlet</text:p>
          </table:table-cell>
          <table:table-cell table:style-name="ce269" office:value-type="string">
            <text:p>Check when add more portlet in page content</text:p>
          </table:table-cell>
          <table:table-cell table:style-name="ce281" office:value-type="string">
            <text:p>Step 3: Add new portlet</text:p>
          </table:table-cell>
          <table:table-cell table:style-name="ce282" office:value-type="string">
            <text:p>Drag and drop portlet from list in left pane to page area in right pane</text:p>
          </table:table-cell>
          <table:table-cell table:style-name="ce281" office:value-type="string">
            <text:p>New portlet is added in page area</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73];6;1)&gt;MID([.F371];6;1);&quot;&quot;;MAX([.A$7:.A371])+1)">
            <text:p/>
          </table:table-cell>
          <table:table-cell table:style-name="ce254" office:value-type="string">
            <text:p>FNC_SOC_SPC_NAV_13_02</text:p>
          </table:table-cell>
          <table:table-cell table:style-name="ce259" table:formula="of:=IF(MID([.F373];6;1)&gt;MID([.F372];6;1);[.C372];[.C372]+1)" office:value-type="float" office:value="21">
            <text:p>021</text:p>
          </table:table-cell>
          <table:table-cell table:style-name="ce261" office:value-type="string">
            <text:p>Social\Page_Nav\Node\Edit page\Portlet</text:p>
          </table:table-cell>
          <table:table-cell table:style-name="ce269" office:value-type="string">
            <text:p>Check when add more portlet in page content</text:p>
          </table:table-cell>
          <table:table-cell table:style-name="ce281" office:value-type="string">
            <text:p>Step 4: Check showing page after being edited</text:p>
          </table:table-cell>
          <table:table-cell table:style-name="ce282" office:value-type="string">
            <text:p>- Save all changes</text:p>
            <text:p>- Escape page editor</text:p>
            <text:p>- Select edited node to view page</text:p>
          </table:table-cell>
          <table:table-cell table:style-name="ce281" office:value-type="string">
            <text:p>Page is displayed with new content contains new added portle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74];6;1)&gt;MID([.F372];6;1);&quot;&quot;;MAX([.A$7:.A372])+1)" office:value-type="float" office:value="104">
            <text:p>104</text:p>
          </table:table-cell>
          <table:table-cell table:style-name="ce254" office:value-type="string">
            <text:p>FNC_SOC_SPC_NAV_13_02</text:p>
          </table:table-cell>
          <table:table-cell table:style-name="ce259" table:formula="of:=IF(MID([.F374];6;1)&gt;MID([.F373];6;1);[.C373];[.C373]+1)" office:value-type="float" office:value="22">
            <text:p>022</text:p>
          </table:table-cell>
          <table:table-cell table:style-name="ce261" office:value-type="string">
            <text:p>Social\Page_Nav\Node\Edit page\Portlet</text:p>
          </table:table-cell>
          <table:table-cell table:style-name="ce94" office:value-type="string">
            <text:p>Check Abort function after edited page portlet layout without saving editing page</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375];6;1)&gt;MID([.F373];6;1);&quot;&quot;;MAX([.A$7:.A373])+1)" office:value-type="float" office:value="104">
            <text:p>104</text:p>
          </table:table-cell>
          <table:table-cell table:style-name="ce254" office:value-type="string">
            <text:p>FNC_SOC_SPC_NAV_13_02</text:p>
          </table:table-cell>
          <table:table-cell table:style-name="ce259" table:formula="of:=IF(MID([.F375];6;1)&gt;MID([.F374];6;1);[.C374];[.C374]+1)" office:value-type="float" office:value="22">
            <text:p>022</text:p>
          </table:table-cell>
          <table:table-cell table:style-name="ce261" office:value-type="string">
            <text:p>Social\Page_Nav\Node\Edit page\Portlet</text:p>
          </table:table-cell>
          <table:table-cell table:style-name="ce269" office:value-type="string">
            <text:p>Check Abort function after edited page portlet layout without saving editing page</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Portlet control form to edit page is shown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76];6;1)&gt;MID([.F374];6;1);&quot;&quot;;MAX([.A$7:.A374])+1)">
            <text:p/>
          </table:table-cell>
          <table:table-cell table:style-name="ce254" office:value-type="string">
            <text:p>FNC_SOC_SPC_NAV_13_02</text:p>
          </table:table-cell>
          <table:table-cell table:style-name="ce259" table:formula="of:=IF(MID([.F376];6;1)&gt;MID([.F375];6;1);[.C375];[.C375]+1)" office:value-type="float" office:value="22">
            <text:p>022</text:p>
          </table:table-cell>
          <table:table-cell table:style-name="ce261" office:value-type="string">
            <text:p>Social\Page_Nav\Node\Edit page\Portlet</text:p>
          </table:table-cell>
          <table:table-cell table:style-name="ce269" office:value-type="string">
            <text:p>Check Abort function after edited page portlet layout without saving editing page</text:p>
          </table:table-cell>
          <table:table-cell table:style-name="ce281" office:value-type="string">
            <text:p>Step 3: Add new portlet</text:p>
          </table:table-cell>
          <table:table-cell table:style-name="ce282" office:value-type="string">
            <text:p>Drag and drop portlet from list in left pane to page area in right pane</text:p>
          </table:table-cell>
          <table:table-cell table:style-name="ce281" office:value-type="string">
            <text:p>New portlet is added in page area</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77];6;1)&gt;MID([.F375];6;1);&quot;&quot;;MAX([.A$7:.A375])+1)">
            <text:p/>
          </table:table-cell>
          <table:table-cell table:style-name="ce254" office:value-type="string">
            <text:p>FNC_SOC_SPC_NAV_13_02</text:p>
          </table:table-cell>
          <table:table-cell table:style-name="ce259" table:formula="of:=IF(MID([.F377];6;1)&gt;MID([.F376];6;1);[.C376];[.C376]+1)" office:value-type="float" office:value="22">
            <text:p>022</text:p>
          </table:table-cell>
          <table:table-cell table:style-name="ce261" office:value-type="string">
            <text:p>Social\Page_Nav\Node\Edit page\Portlet</text:p>
          </table:table-cell>
          <table:table-cell table:style-name="ce269" office:value-type="string">
            <text:p>Check Abort function after edited page portlet layout without saving editing page</text:p>
          </table:table-cell>
          <table:table-cell table:style-name="ce281" office:value-type="string">
            <text:p>Step 4: Check Abort</text:p>
          </table:table-cell>
          <table:table-cell table:style-name="ce282" office:value-type="string">
            <text:p>- Click <text:span text:style-name="T1">Abort</text:span> icon on page editor</text:p>
          </table:table-cell>
          <table:table-cell table:style-name="ce281" office:value-type="string">
            <text:p>- Portlet layout of edited page is returned to value before edited when show form to edit this page again</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378];6;1)&gt;MID([.F376];6;1);&quot;&quot;;MAX([.A$7:.A376])+1)" office:value-type="float" office:value="105">
            <text:p>105</text:p>
          </table:table-cell>
          <table:table-cell table:style-name="ce254" office:value-type="string">
            <text:p>FNC_SOC_SPC_NAV_13_02</text:p>
          </table:table-cell>
          <table:table-cell table:style-name="ce259" table:formula="of:=IF(MID([.F378];6;1)&gt;MID([.F377];6;1);[.C377];[.C377]+1)" office:value-type="float" office:value="23">
            <text:p>023</text:p>
          </table:table-cell>
          <table:table-cell table:style-name="ce261" office:value-type="string">
            <text:p>Social\Page_Nav\Node\Edit page\Portlet</text:p>
          </table:table-cell>
          <table:table-cell table:style-name="ce94" office:value-type="string">
            <text:p>Check Finish function on Editing page after edited page portlet layout</text:p>
          </table:table-cell>
          <table:table-cell table:style-name="ce281" office:value-type="string">
            <text:p>Step 1: Add page</text:p>
          </table:table-cell>
          <table:table-cell table:style-name="ce282" office:value-type="string">
            <text:p>Add new page by wizard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High</text:p>
          </table:table-cell>
          <table:table-cell table:style-name="ce99"/>
          <table:table-cell table:style-name="ce247" table:number-columns-repeated="246"/>
        </table:table-row>
        <table:table-row table:style-name="ro47">
          <table:table-cell table:style-name="ce251" table:formula="of:=IF(MID([.F379];6;1)&gt;MID([.F377];6;1);&quot;&quot;;MAX([.A$7:.A377])+1)" office:value-type="float" office:value="105">
            <text:p>105</text:p>
          </table:table-cell>
          <table:table-cell table:style-name="ce254" office:value-type="string">
            <text:p>FNC_SOC_SPC_NAV_13_02</text:p>
          </table:table-cell>
          <table:table-cell table:style-name="ce259" table:formula="of:=IF(MID([.F379];6;1)&gt;MID([.F378];6;1);[.C378];[.C378]+1)" office:value-type="float" office:value="23">
            <text:p>023</text:p>
          </table:table-cell>
          <table:table-cell table:style-name="ce261" office:value-type="string">
            <text:p>Social\Page_Nav\Node\Edit page\Portlet</text:p>
          </table:table-cell>
          <table:table-cell table:style-name="ce269" office:value-type="string">
            <text:p>Check Finish function on Editing page after edited page portlet layout</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Portlet control form to edit page is shown properly</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380];6;1)&gt;MID([.F378];6;1);&quot;&quot;;MAX([.A$7:.A378])+1)">
            <text:p/>
          </table:table-cell>
          <table:table-cell table:style-name="ce254" office:value-type="string">
            <text:p>FNC_SOC_SPC_NAV_13_02</text:p>
          </table:table-cell>
          <table:table-cell table:style-name="ce259" table:formula="of:=IF(MID([.F380];6;1)&gt;MID([.F379];6;1);[.C379];[.C379]+1)" office:value-type="float" office:value="23">
            <text:p>023</text:p>
          </table:table-cell>
          <table:table-cell table:style-name="ce261" office:value-type="string">
            <text:p>Social\Page_Nav\Node\Edit page\Portlet</text:p>
          </table:table-cell>
          <table:table-cell table:style-name="ce269" office:value-type="string">
            <text:p>Check Finish function on Editing page after edited page portlet layout</text:p>
          </table:table-cell>
          <table:table-cell table:style-name="ce281" office:value-type="string">
            <text:p>Step 3: Add new portlet</text:p>
          </table:table-cell>
          <table:table-cell table:style-name="ce282" office:value-type="string">
            <text:p>Drag and drop portlet from list in left pane to page area in right pane</text:p>
          </table:table-cell>
          <table:table-cell table:style-name="ce281" office:value-type="string">
            <text:p>New portlet is added in page area</text:p>
          </table:table-cell>
          <table:table-cell table:style-name="ce270" office:value-type="string">
            <text:p>High</text:p>
          </table:table-cell>
          <table:table-cell table:style-name="ce99"/>
          <table:table-cell table:style-name="ce247" table:number-columns-repeated="246"/>
        </table:table-row>
        <table:table-row table:style-name="ro27">
          <table:table-cell table:style-name="ce251" table:formula="of:=IF(MID([.F381];6;1)&gt;MID([.F379];6;1);&quot;&quot;;MAX([.A$7:.A379])+1)">
            <text:p/>
          </table:table-cell>
          <table:table-cell table:style-name="ce254" office:value-type="string">
            <text:p>FNC_SOC_SPC_NAV_13_02</text:p>
          </table:table-cell>
          <table:table-cell table:style-name="ce259" table:formula="of:=IF(MID([.F381];6;1)&gt;MID([.F380];6;1);[.C380];[.C380]+1)" office:value-type="float" office:value="23">
            <text:p>023</text:p>
          </table:table-cell>
          <table:table-cell table:style-name="ce261" office:value-type="string">
            <text:p>Social\Page_Nav\Node\Edit page\Portlet</text:p>
          </table:table-cell>
          <table:table-cell table:style-name="ce269" office:value-type="string">
            <text:p>Check Finish function on Editing page after edited page portlet layout</text:p>
          </table:table-cell>
          <table:table-cell table:style-name="ce281" office:value-type="string">
            <text:p>Step 4: Check Save and Finish</text:p>
          </table:table-cell>
          <table:table-cell table:style-name="ce282" office:value-type="string">
            <text:p>- Click <text:span text:style-name="T1">Finish</text:span> icon on Page editor</text:p>
            <text:p>- Click <text:span text:style-name="T1">Save </text:span><text:span text:style-name="T12">on Navigation management</text:span></text:p>
          </table:table-cell>
          <table:table-cell table:style-name="ce281" office:value-type="string">
            <text:p>- Navigation management is closed</text:p>
            <text:p>- Changes on Portlet layout was saved</text:p>
          </table:table-cell>
          <table:table-cell table:style-name="ce270" office:value-type="string">
            <text:p>High</text:p>
          </table:table-cell>
          <table:table-cell table:style-name="ce99"/>
          <table:table-cell table:style-name="ce247" table:number-columns-repeated="246"/>
        </table:table-row>
        <table:table-row table:style-name="ro27">
          <table:table-cell table:style-name="ce251" table:formula="of:=IF(MID([.F382];6;1)&gt;MID([.F380];6;1);&quot;&quot;;MAX([.A$7:.A380])+1)" office:value-type="float" office:value="106">
            <text:p>106</text:p>
          </table:table-cell>
          <table:table-cell table:style-name="ce254" office:value-type="string">
            <text:p>FNC_SOC_SPC_NAV_13_02</text:p>
          </table:table-cell>
          <table:table-cell table:style-name="ce259" table:formula="of:=IF(MID([.F382];6;1)&gt;MID([.F381];6;1);[.C381];[.C381]+1)" office:value-type="float" office:value="24">
            <text:p>024</text:p>
          </table:table-cell>
          <table:table-cell table:style-name="ce261" office:value-type="string">
            <text:p>Social\Page_Nav\Node\Edit page\Portlet</text:p>
          </table:table-cell>
          <table:table-cell table:style-name="ce94" office:value-type="string">
            <text:p>Check showing access permission tab of portlet when edit page and navigation</text:p>
          </table:table-cell>
          <table:table-cell table:style-name="ce281" office:value-type="string">
            <text:p>Step 1: Add page</text:p>
          </table:table-cell>
          <table:table-cell table:style-name="ce282" office:value-type="string">
            <text:p>Add new page for group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383];6;1)&gt;MID([.F381];6;1);&quot;&quot;;MAX([.A$7:.A381])+1)" office:value-type="float" office:value="106">
            <text:p>106</text:p>
          </table:table-cell>
          <table:table-cell table:style-name="ce254" office:value-type="string">
            <text:p>FNC_SOC_SPC_NAV_13_02</text:p>
          </table:table-cell>
          <table:table-cell table:style-name="ce259" table:formula="of:=IF(MID([.F383];6;1)&gt;MID([.F382];6;1);[.C382];[.C382]+1)" office:value-type="float" office:value="24">
            <text:p>024</text:p>
          </table:table-cell>
          <table:table-cell table:style-name="ce261" office:value-type="string">
            <text:p>Social\Page_Nav\Node\Edit page\Portlet</text:p>
          </table:table-cell>
          <table:table-cell table:style-name="ce269" office:value-type="string">
            <text:p>Check showing access permission tab of portlet when edit page and navigation</text:p>
          </table:table-cell>
          <table:table-cell table:style-name="ce281" office:value-type="string">
            <text:p>Step 2: Show portlet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Application tab on Page editor</text:p>
          </table:table-cell>
          <table:table-cell table:style-name="ce281" office:value-type="string">
            <text:p>Portlet control form to edit page is shown proper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384];6;1)&gt;MID([.F382];6;1);&quot;&quot;;MAX([.A$7:.A382])+1)">
            <text:p/>
          </table:table-cell>
          <table:table-cell table:style-name="ce254" office:value-type="string">
            <text:p>FNC_SOC_SPC_NAV_13_02</text:p>
          </table:table-cell>
          <table:table-cell table:style-name="ce259" table:formula="of:=IF(MID([.F384];6;1)&gt;MID([.F383];6;1);[.C383];[.C383]+1)" office:value-type="float" office:value="24">
            <text:p>024</text:p>
          </table:table-cell>
          <table:table-cell table:style-name="ce261" office:value-type="string">
            <text:p>Social\Page_Nav\Node\Edit page\Portlet</text:p>
          </table:table-cell>
          <table:table-cell table:style-name="ce269" office:value-type="string">
            <text:p>Check showing access permission tab of portlet when edit page and navigation</text:p>
          </table:table-cell>
          <table:table-cell table:style-name="ce281" office:value-type="string">
            <text:p>Step 3: show access permission tab of portlet</text:p>
          </table:table-cell>
          <table:table-cell table:style-name="ce282" office:value-type="string">
            <text:p>- Move mouse over the portlet and click on <text:span text:style-name="T1">edit portlet </text:span><text:span text:style-name="T12">on mark layer</text:span></text:p>
            <text:p><text:span text:style-name="T1">- </text:span><text:span text:style-name="T12">Select </text:span><text:span text:style-name="T1">Access permission</text:span><text:span text:style-name="T12"> tab</text:span></text:p>
          </table:table-cell>
          <table:table-cell table:style-name="ce281" office:value-type="string">
            <text:p>Show the Access permission form </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385];6;1)&gt;MID([.F383];6;1);&quot;&quot;;MAX([.A$7:.A383])+1)" office:value-type="float" office:value="107">
            <text:p>107</text:p>
          </table:table-cell>
          <table:table-cell table:style-name="ce254" office:value-type="string">
            <text:p>FNC_SOC_SPC_NAV_13_02</text:p>
          </table:table-cell>
          <table:table-cell table:style-name="ce259" table:formula="of:=IF(MID([.F385];6;1)&gt;MID([.F384];6;1);[.C384];[.C384]+1)" office:value-type="float" office:value="25">
            <text:p>025</text:p>
          </table:table-cell>
          <table:table-cell table:style-name="ce261" office:value-type="string">
            <text:p>Social\Page_Nav\Node\Edit page\Portlet</text:p>
          </table:table-cell>
          <table:table-cell table:style-name="ce94" office:value-type="string">
            <text:p>Check edit portlet when user has no access right on portlet but has Edit right on page contains the portlet</text:p>
          </table:table-cell>
          <table:table-cell table:style-name="ce281" office:value-type="string">
            <text:p>Step 1: Add page</text:p>
          </table:table-cell>
          <table:table-cell table:style-name="ce282" office:value-type="string">
            <text:p>Add new page for group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8">
          <table:table-cell table:style-name="ce251" table:formula="of:=IF(MID([.F386];6;1)&gt;MID([.F384];6;1);&quot;&quot;;MAX([.A$7:.A384])+1)" office:value-type="float" office:value="107">
            <text:p>107</text:p>
          </table:table-cell>
          <table:table-cell table:style-name="ce254" office:value-type="string">
            <text:p>FNC_SOC_SPC_NAV_13_02</text:p>
          </table:table-cell>
          <table:table-cell table:style-name="ce259" table:formula="of:=IF(MID([.F386];6;1)&gt;MID([.F385];6;1);[.C385];[.C385]+1)" office:value-type="float" office:value="25">
            <text:p>025</text:p>
          </table:table-cell>
          <table:table-cell table:style-name="ce261" office:value-type="string">
            <text:p>Social\Page_Nav\Node\Edit page\Portlet</text:p>
          </table:table-cell>
          <table:table-cell table:style-name="ce269" office:value-type="string">
            <text:p>Check edit portlet when user has no access right on portlet but has Edit right on page contains the portlet</text:p>
          </table:table-cell>
          <table:table-cell table:style-name="ce281" office:value-type="string">
            <text:p>Step 2: Change Edit permission setting of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view page properties icon in action bar</text:p>
            <text:p>- Select permission setting</text:p>
            <text:p>- Select Edit permission setting</text:p>
            <text:p>- Select user to assign access right for</text:p>
            <text:p>- Click save</text:p>
          </table:table-cell>
          <table:table-cell table:style-name="ce281" office:value-type="string">
            <text:p>Set Edit permission setting on page successfully</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387];6;1)&gt;MID([.F385];6;1);&quot;&quot;;MAX([.A$7:.A385])+1)">
            <text:p/>
          </table:table-cell>
          <table:table-cell table:style-name="ce254" office:value-type="string">
            <text:p>FNC_SOC_SPC_NAV_13_02</text:p>
          </table:table-cell>
          <table:table-cell table:style-name="ce259" table:formula="of:=IF(MID([.F387];6;1)&gt;MID([.F386];6;1);[.C386];[.C386]+1)" office:value-type="float" office:value="25">
            <text:p>025</text:p>
          </table:table-cell>
          <table:table-cell table:style-name="ce261" office:value-type="string">
            <text:p>Social\Page_Nav\Node\Edit page\Portlet</text:p>
          </table:table-cell>
          <table:table-cell table:style-name="ce269" office:value-type="string">
            <text:p>Check edit portlet when user has no access right on portlet but has Edit right on page contains the portlet</text:p>
          </table:table-cell>
          <table:table-cell table:style-name="ce281" office:value-type="string">
            <text:p>Step 3: Edit Access permission of portlet</text:p>
          </table:table-cell>
          <table:table-cell table:style-name="ce282" office:value-type="string">
            <text:p>- Select <text:span text:style-name="T1">application </text:span><text:span text:style-name="T12">tab on page editor</text:span></text:p>
            <text:p>- Move mouse over a portlet and click on <text:span text:style-name="T1">[edit portlet] </text:span><text:span text:style-name="T12">icon on mark layer</text:span></text:p>
            <text:p><text:span text:style-name="T1">- </text:span><text:span text:style-name="T12">Select [access permission] tab</text:span></text:p>
            <text:p><text:span text:style-name="T12">- Select user to assign 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81" office:value-type="string">
            <text:p>Set access permission of portlet successfully</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388];6;1)&gt;MID([.F386];6;1);&quot;&quot;;MAX([.A$7:.A386])+1)">
            <text:p/>
          </table:table-cell>
          <table:table-cell table:style-name="ce254" office:value-type="string">
            <text:p>FNC_SOC_SPC_NAV_13_02</text:p>
          </table:table-cell>
          <table:table-cell table:style-name="ce259" table:formula="of:=IF(MID([.F388];6;1)&gt;MID([.F387];6;1);[.C387];[.C387]+1)" office:value-type="float" office:value="25">
            <text:p>025</text:p>
          </table:table-cell>
          <table:table-cell table:style-name="ce261" office:value-type="string">
            <text:p>Social\Page_Nav\Node\Edit page\Portlet</text:p>
          </table:table-cell>
          <table:table-cell table:style-name="ce269" office:value-type="string">
            <text:p>Check edit portlet when user has no access right on portlet but has Edit right on page contains the portlet</text:p>
          </table:table-cell>
          <table:table-cell table:style-name="ce281" office:value-type="string">
            <text:p>Step 4: Check edit portlet when user has no access right on portlet but has Edit right on page contains the portlet</text:p>
          </table:table-cell>
          <table:table-cell table:style-name="ce282"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281" office:value-type="string">
            <text:p>Show Edit portlet form. User can edit on portlet.</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389];6;1)&gt;MID([.F387];6;1);&quot;&quot;;MAX([.A$7:.A387])+1)" office:value-type="float" office:value="108">
            <text:p>108</text:p>
          </table:table-cell>
          <table:table-cell table:style-name="ce254" office:value-type="string">
            <text:p>FNC_SOC_SPC_NAV_13_02</text:p>
          </table:table-cell>
          <table:table-cell table:style-name="ce259" table:formula="of:=IF(MID([.F389];6;1)&gt;MID([.F388];6;1);[.C388];[.C388]+1)" office:value-type="float" office:value="26">
            <text:p>026</text:p>
          </table:table-cell>
          <table:table-cell table:style-name="ce261" office:value-type="string">
            <text:p>Social\Page_Nav\Node\Edit page\Portlet</text:p>
          </table:table-cell>
          <table:table-cell table:style-name="ce94" office:value-type="string">
            <text:p>Check the displaying of portlet on page with user only has access right on page but no access right with portlet</text:p>
          </table:table-cell>
          <table:table-cell table:style-name="ce281" office:value-type="string">
            <text:p>Step 1: Add page</text:p>
          </table:table-cell>
          <table:table-cell table:style-name="ce282" office:value-type="string">
            <text:p>Add new page for group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8">
          <table:table-cell table:style-name="ce251" table:formula="of:=IF(MID([.F390];6;1)&gt;MID([.F388];6;1);&quot;&quot;;MAX([.A$7:.A388])+1)" office:value-type="float" office:value="108">
            <text:p>108</text:p>
          </table:table-cell>
          <table:table-cell table:style-name="ce254" office:value-type="string">
            <text:p>FNC_SOC_SPC_NAV_13_02</text:p>
          </table:table-cell>
          <table:table-cell table:style-name="ce259" table:formula="of:=IF(MID([.F390];6;1)&gt;MID([.F389];6;1);[.C389];[.C389]+1)" office:value-type="float" office:value="26">
            <text:p>026</text:p>
          </table:table-cell>
          <table:table-cell table:style-name="ce261" office:value-type="string">
            <text:p>Social\Page_Nav\Node\Edit page\Portlet</text:p>
          </table:table-cell>
          <table:table-cell table:style-name="ce269" office:value-type="string">
            <text:p>Check the displaying of portlet on page with user only has access right on page but no access right with portlet</text:p>
          </table:table-cell>
          <table:table-cell table:style-name="ce281" office:value-type="string">
            <text:p>Step 2: Change Access permission setting of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view page properties icon in action bar</text:p>
            <text:p>- Select permission setting</text:p>
            <text:p>- Select Edit permission setting</text:p>
            <text:p>- Select user to assign access right for</text:p>
            <text:p>- Click save</text:p>
          </table:table-cell>
          <table:table-cell table:style-name="ce281" office:value-type="string">
            <text:p>Set Edit permission setting on page successfully</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391];6;1)&gt;MID([.F389];6;1);&quot;&quot;;MAX([.A$7:.A389])+1)">
            <text:p/>
          </table:table-cell>
          <table:table-cell table:style-name="ce254" office:value-type="string">
            <text:p>FNC_SOC_SPC_NAV_13_02</text:p>
          </table:table-cell>
          <table:table-cell table:style-name="ce259" table:formula="of:=IF(MID([.F391];6;1)&gt;MID([.F390];6;1);[.C390];[.C390]+1)" office:value-type="float" office:value="26">
            <text:p>026</text:p>
          </table:table-cell>
          <table:table-cell table:style-name="ce261" office:value-type="string">
            <text:p>Social\Page_Nav\Node\Edit page\Portlet</text:p>
          </table:table-cell>
          <table:table-cell table:style-name="ce269" office:value-type="string">
            <text:p>Check the displaying of portlet on page with user only has access right on page but no access right with portlet</text:p>
          </table:table-cell>
          <table:table-cell table:style-name="ce281" office:value-type="string">
            <text:p>Step 3: Edit Access permission of portlet</text:p>
          </table:table-cell>
          <table:table-cell table:style-name="ce282" office:value-type="string">
            <text:p>- Select <text:span text:style-name="T1">application </text:span><text:span text:style-name="T12">tab on page editor</text:span></text:p>
            <text:p>- Move mouse over a portlet and click on <text:span text:style-name="T1">[edit portlet] </text:span><text:span text:style-name="T12">icon on mark layer</text:span></text:p>
            <text:p><text:span text:style-name="T1">- </text:span><text:span text:style-name="T12">Select [access permission] tab</text:span></text:p>
            <text:p><text:span text:style-name="T12">- Select user who can't access the page, </text:span><text:span text:style-name="T12">to assign 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81" office:value-type="string">
            <text:p>Set access permission of portlet successfu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392];6;1)&gt;MID([.F390];6;1);&quot;&quot;;MAX([.A$7:.A390])+1)">
            <text:p/>
          </table:table-cell>
          <table:table-cell table:style-name="ce254" office:value-type="string">
            <text:p>FNC_SOC_SPC_NAV_13_02</text:p>
          </table:table-cell>
          <table:table-cell table:style-name="ce259" table:formula="of:=IF(MID([.F392];6;1)&gt;MID([.F391];6;1);[.C391];[.C391]+1)" office:value-type="float" office:value="26">
            <text:p>026</text:p>
          </table:table-cell>
          <table:table-cell table:style-name="ce261" office:value-type="string">
            <text:p>Social\Page_Nav\Node\Edit page\Portlet</text:p>
          </table:table-cell>
          <table:table-cell table:style-name="ce269" office:value-type="string">
            <text:p>Check the displaying of portlet on page with user only has access right on page but no access right with portlet</text:p>
          </table:table-cell>
          <table:table-cell table:style-name="ce281" office:value-type="string">
            <text:p>Step 4: Check the displaying of portlet on page with user only has access right on page but no access right with portlet</text:p>
          </table:table-cell>
          <table:table-cell table:style-name="ce282" office:value-type="string">
            <text:p>- Login by user can access the page was edited at step 2</text:p>
            <text:p>- Select the page to view</text:p>
          </table:table-cell>
          <table:table-cell table:style-name="ce281" office:value-type="string">
            <text:p>- User can't view the portlet which was edited on step 3. User only see all the portlets which user has access right</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393];6;1)&gt;MID([.F391];6;1);&quot;&quot;;MAX([.A$7:.A391])+1)" office:value-type="float" office:value="109">
            <text:p>109</text:p>
          </table:table-cell>
          <table:table-cell table:style-name="ce254" office:value-type="string">
            <text:p>FNC_SOC_SPC_NAV_13_02</text:p>
          </table:table-cell>
          <table:table-cell table:style-name="ce259" table:formula="of:=IF(MID([.F393];6;1)&gt;MID([.F392];6;1);[.C392];[.C392]+1)" office:value-type="float" office:value="27">
            <text:p>027</text:p>
          </table:table-cell>
          <table:table-cell table:style-name="ce261" office:value-type="string">
            <text:p>Social\Page_Nav\Node\Edit page\Portlet</text:p>
          </table:table-cell>
          <table:table-cell table:style-name="ce94" office:value-type="string">
            <text:p>Check the displaying of portlet on page with user only has access right on portlet but has no access right on page which contains the portlet</text:p>
          </table:table-cell>
          <table:table-cell table:style-name="ce281" office:value-type="string">
            <text:p>Step 1: Add page</text:p>
          </table:table-cell>
          <table:table-cell table:style-name="ce282" office:value-type="string">
            <text:p>Add new page for group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8">
          <table:table-cell table:style-name="ce251" table:formula="of:=IF(MID([.F394];6;1)&gt;MID([.F392];6;1);&quot;&quot;;MAX([.A$7:.A392])+1)" office:value-type="float" office:value="109">
            <text:p>109</text:p>
          </table:table-cell>
          <table:table-cell table:style-name="ce254" office:value-type="string">
            <text:p>FNC_SOC_SPC_NAV_13_02</text:p>
          </table:table-cell>
          <table:table-cell table:style-name="ce259" table:formula="of:=IF(MID([.F394];6;1)&gt;MID([.F393];6;1);[.C393];[.C393]+1)" office:value-type="float" office:value="27">
            <text:p>027</text:p>
          </table:table-cell>
          <table:table-cell table:style-name="ce261" office:value-type="string">
            <text:p>Social\Page_Nav\Node\Edit page\Portlet</text:p>
          </table:table-cell>
          <table:table-cell table:style-name="ce269" office:value-type="string">
            <text:p>Check the displaying of portlet on page with user only has access right on portlet but has no access right on page which contains the portlet</text:p>
          </table:table-cell>
          <table:table-cell table:style-name="ce281" office:value-type="string">
            <text:p>Step 2: Change Access permission setting of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view page properties icon in action bar</text:p>
            <text:p>- Select permission setting</text:p>
            <text:p>- Select Edit permission setting</text:p>
            <text:p>- Select user to assign access right for</text:p>
            <text:p>- Click save</text:p>
          </table:table-cell>
          <table:table-cell table:style-name="ce281" office:value-type="string">
            <text:p>Set Edit permission setting on page successfully</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395];6;1)&gt;MID([.F393];6;1);&quot;&quot;;MAX([.A$7:.A393])+1)">
            <text:p/>
          </table:table-cell>
          <table:table-cell table:style-name="ce254" office:value-type="string">
            <text:p>FNC_SOC_SPC_NAV_13_02</text:p>
          </table:table-cell>
          <table:table-cell table:style-name="ce259" table:formula="of:=IF(MID([.F395];6;1)&gt;MID([.F394];6;1);[.C394];[.C394]+1)" office:value-type="float" office:value="27">
            <text:p>027</text:p>
          </table:table-cell>
          <table:table-cell table:style-name="ce261" office:value-type="string">
            <text:p>Social\Page_Nav\Node\Edit page\Portlet</text:p>
          </table:table-cell>
          <table:table-cell table:style-name="ce269" office:value-type="string">
            <text:p>Check the displaying of portlet on page with user only has access right on portlet but has no access right on page which contains the portlet</text:p>
          </table:table-cell>
          <table:table-cell table:style-name="ce281" office:value-type="string">
            <text:p>Step 3: Edit Access permission of portlet</text:p>
          </table:table-cell>
          <table:table-cell table:style-name="ce282" office:value-type="string">
            <text:p><text:span text:style-name="T34">- Select </text:span><text:span text:style-name="T35">application </text:span><text:span text:style-name="T36">tab on page editor</text:span></text:p>
            <text:p><text:span text:style-name="T34">- Move mouse over a portlet and click on </text:span><text:span text:style-name="T35">[edit portlet] </text:span><text:span text:style-name="T36">icon on mark layer</text:span></text:p>
            <text:p><text:span text:style-name="T35">- </text:span><text:span text:style-name="T36">Select [access permission] tab</text:span></text:p>
            <text:p><text:span text:style-name="T12">- Select user who can't access the page, </text:span><text:span text:style-name="T12">to 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81" office:value-type="string">
            <text:p>Set access permission of portlet successfully</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396];6;1)&gt;MID([.F394];6;1);&quot;&quot;;MAX([.A$7:.A394])+1)">
            <text:p/>
          </table:table-cell>
          <table:table-cell table:style-name="ce254" office:value-type="string">
            <text:p>FNC_SOC_SPC_NAV_13_02</text:p>
          </table:table-cell>
          <table:table-cell table:style-name="ce259" table:formula="of:=IF(MID([.F396];6;1)&gt;MID([.F395];6;1);[.C395];[.C395]+1)" office:value-type="float" office:value="27">
            <text:p>027</text:p>
          </table:table-cell>
          <table:table-cell table:style-name="ce261" office:value-type="string">
            <text:p>Social\Page_Nav\Node\Edit page\Portlet</text:p>
          </table:table-cell>
          <table:table-cell table:style-name="ce269" office:value-type="string">
            <text:p>Check the displaying of portlet on page with user only has access right on portlet but has no access right on page which contains the portlet</text:p>
          </table:table-cell>
          <table:table-cell table:style-name="ce281" office:value-type="string">
            <text:p>Step 4: Check the displaying of portlet on page with user only has access right on portlet but has no access right on page which contains the portlet</text:p>
          </table:table-cell>
          <table:table-cell table:style-name="ce282" office:value-type="string">
            <text:p>- Login by user can't access the page was edited at step 2 but can access the portlet</text:p>
            <text:p/>
          </table:table-cell>
          <table:table-cell table:style-name="ce281" office:value-type="string">
            <text:p>- User can't see the page.</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397];6;1)&gt;MID([.F395];6;1);&quot;&quot;;MAX([.A$7:.A395])+1)" office:value-type="float" office:value="110">
            <text:p>110</text:p>
          </table:table-cell>
          <table:table-cell table:style-name="ce254" office:value-type="string">
            <text:p>FNC_SOC_SPC_NAV_13_02</text:p>
          </table:table-cell>
          <table:table-cell table:style-name="ce259" table:formula="of:=IF(MID([.F397];6;1)&gt;MID([.F396];6;1);[.C396];[.C396]+1)" office:value-type="float" office:value="28">
            <text:p>028</text:p>
          </table:table-cell>
          <table:table-cell table:style-name="ce261" office:value-type="string">
            <text:p>Social\Page_Nav\Node\Edit page\Portlet</text:p>
          </table:table-cell>
          <table:table-cell table:style-name="ce94" office:value-type="string">
            <text:p>Check the displaying of portlet on page with user has access right on portlet and page which contains the portlet</text:p>
          </table:table-cell>
          <table:table-cell table:style-name="ce281" office:value-type="string">
            <text:p>Step 1: Add page</text:p>
          </table:table-cell>
          <table:table-cell table:style-name="ce282" office:value-type="string">
            <text:p>Add new page for group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8">
          <table:table-cell table:style-name="ce251" table:formula="of:=IF(MID([.F398];6;1)&gt;MID([.F396];6;1);&quot;&quot;;MAX([.A$7:.A396])+1)" office:value-type="float" office:value="110">
            <text:p>110</text:p>
          </table:table-cell>
          <table:table-cell table:style-name="ce254" office:value-type="string">
            <text:p>FNC_SOC_SPC_NAV_13_02</text:p>
          </table:table-cell>
          <table:table-cell table:style-name="ce259" table:formula="of:=IF(MID([.F398];6;1)&gt;MID([.F397];6;1);[.C397];[.C397]+1)" office:value-type="float" office:value="28">
            <text:p>028</text:p>
          </table:table-cell>
          <table:table-cell table:style-name="ce261" office:value-type="string">
            <text:p>Social\Page_Nav\Node\Edit page\Portlet</text:p>
          </table:table-cell>
          <table:table-cell table:style-name="ce269" office:value-type="string">
            <text:p>Check the displaying of portlet on page with user has access right on portlet and page which contains the portlet</text:p>
          </table:table-cell>
          <table:table-cell table:style-name="ce281" office:value-type="string">
            <text:p>Step 2: Change Access permission setting of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view page properties icon in action bar</text:p>
            <text:p>- Select permission setting</text:p>
            <text:p>- Select Edit permission setting</text:p>
            <text:p>- Select user to assign access right for</text:p>
            <text:p>- Click save</text:p>
          </table:table-cell>
          <table:table-cell table:style-name="ce281" office:value-type="string">
            <text:p>Set Edit permission setting on page successfully</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399];6;1)&gt;MID([.F397];6;1);&quot;&quot;;MAX([.A$7:.A397])+1)">
            <text:p/>
          </table:table-cell>
          <table:table-cell table:style-name="ce254" office:value-type="string">
            <text:p>FNC_SOC_SPC_NAV_13_02</text:p>
          </table:table-cell>
          <table:table-cell table:style-name="ce259" table:formula="of:=IF(MID([.F399];6;1)&gt;MID([.F398];6;1);[.C398];[.C398]+1)" office:value-type="float" office:value="28">
            <text:p>028</text:p>
          </table:table-cell>
          <table:table-cell table:style-name="ce261" office:value-type="string">
            <text:p>Social\Page_Nav\Node\Edit page\Portlet</text:p>
          </table:table-cell>
          <table:table-cell table:style-name="ce269" office:value-type="string">
            <text:p>Check the displaying of portlet on page with user has access right on portlet and page which contains the portlet</text:p>
          </table:table-cell>
          <table:table-cell table:style-name="ce281" office:value-type="string">
            <text:p>Step 3: Edit Access permission of portlet</text:p>
          </table:table-cell>
          <table:table-cell table:style-name="ce282" office:value-type="string">
            <text:p><text:span text:style-name="T34">- Select </text:span><text:span text:style-name="T35">application </text:span><text:span text:style-name="T36">tab on page editor</text:span></text:p>
            <text:p><text:span text:style-name="T34">- Move mouse over a portlet and click on </text:span><text:span text:style-name="T35">[edit portlet] </text:span><text:span text:style-name="T36">icon on mark layer</text:span></text:p>
            <text:p><text:span text:style-name="T1">- </text:span><text:span text:style-name="T12">Select [access permission] tab</text:span></text:p>
            <text:p><text:span text:style-name="T12">- Select user who can access the page, to </text:span><text:span text:style-name="T12">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81" office:value-type="string">
            <text:p>Set access permission of portlet successfu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00];6;1)&gt;MID([.F398];6;1);&quot;&quot;;MAX([.A$7:.A398])+1)">
            <text:p/>
          </table:table-cell>
          <table:table-cell table:style-name="ce254" office:value-type="string">
            <text:p>FNC_SOC_SPC_NAV_13_02</text:p>
          </table:table-cell>
          <table:table-cell table:style-name="ce259" table:formula="of:=IF(MID([.F400];6;1)&gt;MID([.F399];6;1);[.C399];[.C399]+1)" office:value-type="float" office:value="28">
            <text:p>028</text:p>
          </table:table-cell>
          <table:table-cell table:style-name="ce261" office:value-type="string">
            <text:p>Social\Page_Nav\Node\Edit page\Portlet</text:p>
          </table:table-cell>
          <table:table-cell table:style-name="ce269" office:value-type="string">
            <text:p>Check the displaying of portlet on page with user has access right on portlet and page which contains the portlet</text:p>
          </table:table-cell>
          <table:table-cell table:style-name="ce281" office:value-type="string">
            <text:p>Step 4: Check the displaying of portlet on page with user has access right on portlet and page which contains the portlet</text:p>
          </table:table-cell>
          <table:table-cell table:style-name="ce282" office:value-type="string">
            <text:p>- Login by user can access the page and access the portlet</text:p>
            <text:p/>
          </table:table-cell>
          <table:table-cell table:style-name="ce281" office:value-type="string">
            <text:p>User can view page with all portlet on page</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01];6;1)&gt;MID([.F399];6;1);&quot;&quot;;MAX([.A$7:.A399])+1)" office:value-type="float" office:value="111">
            <text:p>111</text:p>
          </table:table-cell>
          <table:table-cell table:style-name="ce254" office:value-type="string">
            <text:p>FNC_SOC_SPC_NAV_13_03</text:p>
          </table:table-cell>
          <table:table-cell table:style-name="ce259" office:value-type="float" office:value="1">
            <text:p>001</text:p>
          </table:table-cell>
          <table:table-cell table:style-name="ce261" office:value-type="string">
            <text:p>Social\Page_Nav\Node\Edit page\Container</text:p>
          </table:table-cell>
          <table:table-cell table:style-name="ce94" office:value-type="string">
            <text:p>Check showing container control form while editing nodes page</text:p>
          </table:table-cell>
          <table:table-cell table:style-name="ce281" office:value-type="string">
            <text:p>Step 1: Add new page</text:p>
          </table:table-cell>
          <table:table-cell table:style-name="ce282" office:value-type="string">
            <text:p>Add new page for group with some portlets in page content</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6">
          <table:table-cell table:style-name="ce251" table:formula="of:=IF(MID([.F402];6;1)&gt;MID([.F400];6;1);&quot;&quot;;MAX([.A$7:.A400])+1)" office:value-type="float" office:value="111">
            <text:p>111</text:p>
          </table:table-cell>
          <table:table-cell table:style-name="ce254" office:value-type="string">
            <text:p>FNC_SOC_SPC_NAV_13_03</text:p>
          </table:table-cell>
          <table:table-cell table:style-name="ce259" table:formula="of:=IF(MID([.F402];6;1)&gt;MID([.F401];6;1);[.C401];[.C401]+1)" office:value-type="float" office:value="1">
            <text:p>001</text:p>
          </table:table-cell>
          <table:table-cell table:style-name="ce261" office:value-type="string">
            <text:p>Social\Page_Nav\Node\Edit page\Container</text:p>
          </table:table-cell>
          <table:table-cell table:style-name="ce269" office:value-type="string">
            <text:p>Check showing container control form while editing nodes page</text:p>
          </table:table-cell>
          <table:table-cell table:style-name="ce281" office:value-type="string">
            <text:p>Step 2: Show container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ext:p/>
          </table:table-cell>
          <table:table-cell table:style-name="ce281" office:value-type="string">
            <text:p>Container control form to edit page is shown properly:</text:p>
            <text:p>- List all category of containers is show on Page editor</text:p>
            <text:p>- Page is displayed on container layou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03];6;1)&gt;MID([.F401];6;1);&quot;&quot;;MAX([.A$7:.A401])+1)" office:value-type="float" office:value="112">
            <text:p>112</text:p>
          </table:table-cell>
          <table:table-cell table:style-name="ce254" office:value-type="string">
            <text:p>FNC_SOC_SPC_NAV_13_03</text:p>
          </table:table-cell>
          <table:table-cell table:style-name="ce259" table:formula="of:=IF(MID([.F403];6;1)&gt;MID([.F402];6;1);[.C402];[.C402]+1)" office:value-type="float" office:value="2">
            <text:p>002</text:p>
          </table:table-cell>
          <table:table-cell table:style-name="ce261" office:value-type="string">
            <text:p>Social\Page_Nav\Node\Edit page\Container</text:p>
          </table:table-cell>
          <table:table-cell table:style-name="ce273" office:value-type="string">
            <text:p>Check editing container while editing nodes page</text:p>
          </table:table-cell>
          <table:table-cell table:style-name="ce306" office:value-type="string">
            <text:p>Step 1: Add page</text:p>
          </table:table-cell>
          <table:table-cell table:style-name="ce282" office:value-type="string">
            <text:p>Create new page by wizard</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404];6;1)&gt;MID([.F402];6;1);&quot;&quot;;MAX([.A$7:.A402])+1)" office:value-type="float" office:value="112">
            <text:p>112</text:p>
          </table:table-cell>
          <table:table-cell table:style-name="ce254" office:value-type="string">
            <text:p>FNC_SOC_SPC_NAV_13_03</text:p>
          </table:table-cell>
          <table:table-cell table:style-name="ce259" table:formula="of:=IF(MID([.F404];6;1)&gt;MID([.F403];6;1);[.C403];[.C403]+1)" office:value-type="float" office:value="2">
            <text:p>002</text:p>
          </table:table-cell>
          <table:table-cell table:style-name="ce261" office:value-type="string">
            <text:p>Social\Page_Nav\Node\Edit page\Container</text:p>
          </table:table-cell>
          <table:table-cell table:style-name="ce274" office:value-type="string">
            <text:p>Check editing container while editing nodes page</text:p>
          </table:table-cell>
          <table:table-cell table:style-name="ce306" office:value-type="string">
            <text:p>Step 2: Show form to edit added container</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ext:p>- Move mouse on the container and click on Edit icon of added container on mark layer</text:p>
          </table:table-cell>
          <table:table-cell table:style-name="ce30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05];6;1)&gt;MID([.F403];6;1);&quot;&quot;;MAX([.A$7:.A403])+1)">
            <text:p/>
          </table:table-cell>
          <table:table-cell table:style-name="ce254" office:value-type="string">
            <text:p>FNC_SOC_SPC_NAV_13_03</text:p>
          </table:table-cell>
          <table:table-cell table:style-name="ce259" table:formula="of:=IF(MID([.F405];6;1)&gt;MID([.F404];6;1);[.C404];[.C404]+1)" office:value-type="float" office:value="2">
            <text:p>002</text:p>
          </table:table-cell>
          <table:table-cell table:style-name="ce261" office:value-type="string">
            <text:p>Social\Page_Nav\Node\Edit page\Container</text:p>
          </table:table-cell>
          <table:table-cell table:style-name="ce274" office:value-type="string">
            <text:p>Check editing container while editing nodes page</text:p>
          </table:table-cell>
          <table:table-cell table:style-name="ce306" office:value-type="string">
            <text:p>Step 3: Change Container title with valid value</text:p>
          </table:table-cell>
          <table:table-cell table:style-name="ce282" office:value-type="string">
            <text:p>- Select Container settings tab</text:p>
            <text:p>- Input value in Container Title</text:p>
            <text:p>- Click <text:span text:style-name="T1">Save</text:span></text:p>
          </table:table-cell>
          <table:table-cell table:style-name="ce306" office:value-type="string">
            <text:p>- Edit container form is closed</text:p>
            <text:p>- New Container title is displayed in title bar of that container</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06];6;1)&gt;MID([.F404];6;1);&quot;&quot;;MAX([.A$7:.A404])+1)">
            <text:p/>
          </table:table-cell>
          <table:table-cell table:style-name="ce254" office:value-type="string">
            <text:p>FNC_SOC_SPC_NAV_13_03</text:p>
          </table:table-cell>
          <table:table-cell table:style-name="ce259" table:formula="of:=IF(MID([.F406];6;1)&gt;MID([.F405];6;1);[.C405];[.C405]+1)" office:value-type="float" office:value="2">
            <text:p>002</text:p>
          </table:table-cell>
          <table:table-cell table:style-name="ce261" office:value-type="string">
            <text:p>Social\Page_Nav\Node\Edit page\Container</text:p>
          </table:table-cell>
          <table:table-cell table:style-name="ce274" office:value-type="string">
            <text:p>Check editing container while editing nodes page</text:p>
          </table:table-cell>
          <table:table-cell table:style-name="ce306" office:value-type="string">
            <text:p>Step 4: Change Container title with invalid value</text:p>
          </table:table-cell>
          <table:table-cell table:style-name="ce282" office:value-type="string">
            <text:p>- Change current Container Title over 50 characters</text:p>
            <text:p>- Click <text:span text:style-name="T1">Save</text:span></text:p>
          </table:table-cell>
          <table:table-cell table:style-name="ce313" office:value-type="string">
            <text:p>Show message alerts Title must from 0 and less than 50 characters</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07];6;1)&gt;MID([.F405];6;1);&quot;&quot;;MAX([.A$7:.A405])+1)">
            <text:p/>
          </table:table-cell>
          <table:table-cell table:style-name="ce254" office:value-type="string">
            <text:p>FNC_SOC_SPC_NAV_13_03</text:p>
          </table:table-cell>
          <table:table-cell table:style-name="ce259" table:formula="of:=IF(MID([.F407];6;1)&gt;MID([.F406];6;1);[.C406];[.C406]+1)" office:value-type="float" office:value="2">
            <text:p>002</text:p>
          </table:table-cell>
          <table:table-cell table:style-name="ce261" office:value-type="string">
            <text:p>Social\Page_Nav\Node\Edit page\Container</text:p>
          </table:table-cell>
          <table:table-cell table:style-name="ce274" office:value-type="string">
            <text:p>Check editing container while editing nodes page</text:p>
          </table:table-cell>
          <table:table-cell table:style-name="ce306" office:value-type="string">
            <text:p>Step 5: Change container width/weight with text</text:p>
          </table:table-cell>
          <table:table-cell table:style-name="ce282" office:value-type="string">
            <text:p>- Click Edit icon of above container again</text:p>
            <text:p>- Input text into Width/Weight</text:p>
            <text:p>- Click <text:span text:style-name="T1">Save</text:span></text:p>
          </table:table-cell>
          <table:table-cell table:style-name="ce306" office:value-type="string">
            <text:p>Show message alerts Width/Height invali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08];6;1)&gt;MID([.F406];6;1);&quot;&quot;;MAX([.A$7:.A406])+1)">
            <text:p/>
          </table:table-cell>
          <table:table-cell table:style-name="ce254" office:value-type="string">
            <text:p>FNC_SOC_SPC_NAV_13_03</text:p>
          </table:table-cell>
          <table:table-cell table:style-name="ce259" table:formula="of:=IF(MID([.F408];6;1)&gt;MID([.F407];6;1);[.C407];[.C407]+1)" office:value-type="float" office:value="2">
            <text:p>002</text:p>
          </table:table-cell>
          <table:table-cell table:style-name="ce261" office:value-type="string">
            <text:p>Social\Page_Nav\Node\Edit page\Container</text:p>
          </table:table-cell>
          <table:table-cell table:style-name="ce274" office:value-type="string">
            <text:p>Check editing container while editing nodes page</text:p>
          </table:table-cell>
          <table:table-cell table:style-name="ce306" office:value-type="string">
            <text:p>Step 6: Change container width/weight without “px” or “%” at the end</text:p>
          </table:table-cell>
          <table:table-cell table:style-name="ce282" office:value-type="string">
            <text:p>- Input a number (without “px” or “%”) into Width/Height</text:p>
            <text:p>- Click <text:span text:style-name="T1">Save</text:span></text:p>
          </table:table-cell>
          <table:table-cell table:style-name="ce306" office:value-type="string">
            <text:p>Show message alerts Width/Height invali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09];6;1)&gt;MID([.F407];6;1);&quot;&quot;;MAX([.A$7:.A407])+1)">
            <text:p/>
          </table:table-cell>
          <table:table-cell table:style-name="ce254" office:value-type="string">
            <text:p>FNC_SOC_SPC_NAV_13_03</text:p>
          </table:table-cell>
          <table:table-cell table:style-name="ce259" table:formula="of:=IF(MID([.F409];6;1)&gt;MID([.F408];6;1);[.C408];[.C408]+1)" office:value-type="float" office:value="2">
            <text:p>002</text:p>
          </table:table-cell>
          <table:table-cell table:style-name="ce261" office:value-type="string">
            <text:p>Social\Page_Nav\Node\Edit page\Container</text:p>
          </table:table-cell>
          <table:table-cell table:style-name="ce274" office:value-type="string">
            <text:p>Check editing container while editing nodes page</text:p>
          </table:table-cell>
          <table:table-cell table:style-name="ce306" office:value-type="string">
            <text:p>Step 7: Change container width/height with valid values</text:p>
          </table:table-cell>
          <table:table-cell table:style-name="ce282" office:value-type="string">
            <text:p>- Input a number with “px” or “%” into Width/Height</text:p>
            <text:p>- Click <text:span text:style-name="T1">Save</text:span></text:p>
          </table:table-cell>
          <table:table-cell table:style-name="ce306" office:value-type="string">
            <text:p>- Edit container form disappears</text:p>
            <text:p>- Edited container is resized</text:p>
          </table:table-cell>
          <table:table-cell table:style-name="ce270" office:value-type="string">
            <text:p>Low</text:p>
          </table:table-cell>
          <table:table-cell table:style-name="ce99"/>
          <table:table-cell table:style-name="ce247" table:number-columns-repeated="246"/>
        </table:table-row>
        <table:table-row table:style-name="ro30">
          <table:table-cell table:style-name="ce251" table:formula="of:=IF(MID([.F410];6;1)&gt;MID([.F408];6;1);&quot;&quot;;MAX([.A$7:.A408])+1)">
            <text:p/>
          </table:table-cell>
          <table:table-cell table:style-name="ce254" office:value-type="string">
            <text:p>FNC_SOC_SPC_NAV_13_03</text:p>
          </table:table-cell>
          <table:table-cell table:style-name="ce259" table:formula="of:=IF(MID([.F410];6;1)&gt;MID([.F409];6;1);[.C409];[.C409]+1)" office:value-type="float" office:value="2">
            <text:p>002</text:p>
          </table:table-cell>
          <table:table-cell table:style-name="ce261" office:value-type="string">
            <text:p>Social\Page_Nav\Node\Edit page\Container</text:p>
          </table:table-cell>
          <table:table-cell table:style-name="ce274" office:value-type="string">
            <text:p>Check editing container while editing nodes page</text:p>
          </table:table-cell>
          <table:table-cell table:style-name="ce278" office:value-type="string">
            <text:p>Step 8: Check when change width/height of container with blank while editing portal</text:p>
          </table:table-cell>
          <table:table-cell table:style-name="ce310" office:value-type="string">
            <text:p>- Show edit container form again</text:p>
            <text:p>- Leave Width/Height blank</text:p>
            <text:p>- Click <text:span text:style-name="T1">Save</text:span></text:p>
          </table:table-cell>
          <table:table-cell table:style-name="ce281" office:value-type="string">
            <text:p>- Changes are saved, edit container form is closed, <text:s/>width/height of edited container in page area has no change yet</text:p>
            <text:p>- After clicking <text:span text:style-name="T1">Save </text:span><text:span text:style-name="T12">to complete editing, </text:span><text:span text:style-name="T12">content of edited </text:span><text:span text:style-name="T43">container</text:span><text:span text:style-name="T12"> is displayed in </text:span><text:span text:style-name="T12">default width/height</text:span></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11];6;1)&gt;MID([.F409];6;1);&quot;&quot;;MAX([.A$7:.A409])+1)" office:value-type="float" office:value="113">
            <text:p>113</text:p>
          </table:table-cell>
          <table:table-cell table:style-name="ce254" office:value-type="string">
            <text:p>FNC_SOC_SPC_NAV_13_03</text:p>
          </table:table-cell>
          <table:table-cell table:style-name="ce259" table:formula="of:=IF(MID([.F411];6;1)&gt;MID([.F410];6;1);[.C410];[.C410]+1)" office:value-type="float" office:value="3">
            <text:p>003</text:p>
          </table:table-cell>
          <table:table-cell table:style-name="ce261" office:value-type="string">
            <text:p>Social\Page_Nav\Node\Edit page\Container</text:p>
          </table:table-cell>
          <table:table-cell table:style-name="ce94" office:value-type="string">
            <text:p>Check Abort function after edited container of nodes page without saving editing page</text:p>
          </table:table-cell>
          <table:table-cell table:style-name="ce306" office:value-type="string">
            <text:p>Step 1: Add page</text:p>
          </table:table-cell>
          <table:table-cell table:style-name="ce282" office:value-type="string">
            <text:p>Create new page by wizard</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412];6;1)&gt;MID([.F410];6;1);&quot;&quot;;MAX([.A$7:.A410])+1)" office:value-type="float" office:value="113">
            <text:p>113</text:p>
          </table:table-cell>
          <table:table-cell table:style-name="ce254" office:value-type="string">
            <text:p>FNC_SOC_SPC_NAV_13_03</text:p>
          </table:table-cell>
          <table:table-cell table:style-name="ce259" table:formula="of:=IF(MID([.F412];6;1)&gt;MID([.F411];6;1);[.C411];[.C411]+1)" office:value-type="float" office:value="3">
            <text:p>003</text:p>
          </table:table-cell>
          <table:table-cell table:style-name="ce261" office:value-type="string">
            <text:p>Social\Page_Nav\Node\Edit page\Container</text:p>
          </table:table-cell>
          <table:table-cell table:style-name="ce269" office:value-type="string">
            <text:p>Check Abort function after edited container of nodes page without saving editing page</text:p>
          </table:table-cell>
          <table:table-cell table:style-name="ce306" office:value-type="string">
            <text:p>Step 2: Show form to edit added container</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ext:p>- Move mouse on the container and click on Edit icon of added container on mark layer</text:p>
          </table:table-cell>
          <table:table-cell table:style-name="ce30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13];6;1)&gt;MID([.F411];6;1);&quot;&quot;;MAX([.A$7:.A411])+1)">
            <text:p/>
          </table:table-cell>
          <table:table-cell table:style-name="ce254" office:value-type="string">
            <text:p>FNC_SOC_SPC_NAV_13_03</text:p>
          </table:table-cell>
          <table:table-cell table:style-name="ce259" table:formula="of:=IF(MID([.F413];6;1)&gt;MID([.F412];6;1);[.C412];[.C412]+1)" office:value-type="float" office:value="3">
            <text:p>003</text:p>
          </table:table-cell>
          <table:table-cell table:style-name="ce261" office:value-type="string">
            <text:p>Social\Page_Nav\Node\Edit page\Container</text:p>
          </table:table-cell>
          <table:table-cell table:style-name="ce269" office:value-type="string">
            <text:p>Check Abort function after edited container of nodes page without saving editing page</text:p>
          </table:table-cell>
          <table:table-cell table:style-name="ce306" office:value-type="string">
            <text:p>Step 3: Edit container</text:p>
          </table:table-cell>
          <table:table-cell table:style-name="ce282" office:value-type="string">
            <text:p>- Make change(s)</text:p>
            <text:p>- Click <text:span text:style-name="T1">Save</text:span></text:p>
          </table:table-cell>
          <table:table-cell table:style-name="ce306" office:value-type="string">
            <text:p>Change is saved</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14];6;1)&gt;MID([.F412];6;1);&quot;&quot;;MAX([.A$7:.A412])+1)">
            <text:p/>
          </table:table-cell>
          <table:table-cell table:style-name="ce254" office:value-type="string">
            <text:p>FNC_SOC_SPC_NAV_13_03</text:p>
          </table:table-cell>
          <table:table-cell table:style-name="ce259" table:formula="of:=IF(MID([.F414];6;1)&gt;MID([.F413];6;1);[.C413];[.C413]+1)" office:value-type="float" office:value="3">
            <text:p>003</text:p>
          </table:table-cell>
          <table:table-cell table:style-name="ce261" office:value-type="string">
            <text:p>Social\Page_Nav\Node\Edit page\Container</text:p>
          </table:table-cell>
          <table:table-cell table:style-name="ce269" office:value-type="string">
            <text:p>Check Abort function after edited container of nodes page without saving editing page</text:p>
          </table:table-cell>
          <table:table-cell table:style-name="ce306" office:value-type="string">
            <text:p>Step 4: Check Abort</text:p>
          </table:table-cell>
          <table:table-cell table:style-name="ce282" office:value-type="string">
            <text:p>- Click <text:span text:style-name="T1">Abort</text:span> icon on page editor</text:p>
          </table:table-cell>
          <table:table-cell table:style-name="ce306" office:value-type="string">
            <text:p>- Page editor is closed</text:p>
            <text:p>- Changes on edited container above wasn't sav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15];6;1)&gt;MID([.F413];6;1);&quot;&quot;;MAX([.A$7:.A413])+1)" office:value-type="float" office:value="114">
            <text:p>114</text:p>
          </table:table-cell>
          <table:table-cell table:style-name="ce254" office:value-type="string">
            <text:p>FNC_SOC_SPC_NAV_13_03</text:p>
          </table:table-cell>
          <table:table-cell table:style-name="ce259" table:formula="of:=IF(MID([.F415];6;1)&gt;MID([.F414];6;1);[.C414];[.C414]+1)" office:value-type="float" office:value="4">
            <text:p>004</text:p>
          </table:table-cell>
          <table:table-cell table:style-name="ce261" office:value-type="string">
            <text:p>Social\Page_Nav\Node\Edit page\Container</text:p>
          </table:table-cell>
          <table:table-cell table:style-name="ce94" office:value-type="string">
            <text:p>Check Finish function after edited container of nodes page</text:p>
          </table:table-cell>
          <table:table-cell table:style-name="ce306" office:value-type="string">
            <text:p>Step 1: Add page</text:p>
          </table:table-cell>
          <table:table-cell table:style-name="ce282" office:value-type="string">
            <text:p>Create new page by wizard</text:p>
          </table:table-cell>
          <table:table-cell table:style-name="ce281" office:value-type="string">
            <text:p>- Create page successfully</text:p>
            <text:p>- Page is displayed with content as you designed</text:p>
          </table:table-cell>
          <table:table-cell table:style-name="ce270" office:value-type="string">
            <text:p>High</text:p>
          </table:table-cell>
          <table:table-cell table:style-name="ce99"/>
          <table:table-cell table:style-name="ce247" table:number-columns-repeated="246"/>
        </table:table-row>
        <table:table-row table:style-name="ro36">
          <table:table-cell table:style-name="ce251" table:formula="of:=IF(MID([.F416];6;1)&gt;MID([.F414];6;1);&quot;&quot;;MAX([.A$7:.A414])+1)" office:value-type="float" office:value="114">
            <text:p>114</text:p>
          </table:table-cell>
          <table:table-cell table:style-name="ce254" office:value-type="string">
            <text:p>FNC_SOC_SPC_NAV_13_03</text:p>
          </table:table-cell>
          <table:table-cell table:style-name="ce259" table:formula="of:=IF(MID([.F416];6;1)&gt;MID([.F415];6;1);[.C415];[.C415]+1)" office:value-type="float" office:value="4">
            <text:p>004</text:p>
          </table:table-cell>
          <table:table-cell table:style-name="ce261" office:value-type="string">
            <text:p>Social\Page_Nav\Node\Edit page\Container</text:p>
          </table:table-cell>
          <table:table-cell table:style-name="ce269" office:value-type="string">
            <text:p>Check Finish function after edited container of nodes page</text:p>
          </table:table-cell>
          <table:table-cell table:style-name="ce306" office:value-type="string">
            <text:p>Step 2: Show form to edit added container</text:p>
          </table:table-cell>
          <table:table-cell table:style-name="ce282"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30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417];6;1)&gt;MID([.F415];6;1);&quot;&quot;;MAX([.A$7:.A415])+1)">
            <text:p/>
          </table:table-cell>
          <table:table-cell table:style-name="ce254" office:value-type="string">
            <text:p>FNC_SOC_SPC_NAV_13_03</text:p>
          </table:table-cell>
          <table:table-cell table:style-name="ce259" table:formula="of:=IF(MID([.F417];6;1)&gt;MID([.F416];6;1);[.C416];[.C416]+1)" office:value-type="float" office:value="4">
            <text:p>004</text:p>
          </table:table-cell>
          <table:table-cell table:style-name="ce261" office:value-type="string">
            <text:p>Social\Page_Nav\Node\Edit page\Container</text:p>
          </table:table-cell>
          <table:table-cell table:style-name="ce269" office:value-type="string">
            <text:p>Check Finish function after edited container of nodes page</text:p>
          </table:table-cell>
          <table:table-cell table:style-name="ce306" office:value-type="string">
            <text:p>Step 3: Edit container</text:p>
          </table:table-cell>
          <table:table-cell table:style-name="ce282" office:value-type="string">
            <text:p>- Make change(s)</text:p>
            <text:p>- Click <text:span text:style-name="T1">Save</text:span></text:p>
          </table:table-cell>
          <table:table-cell table:style-name="ce306" office:value-type="string">
            <text:p>Change is saved</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418];6;1)&gt;MID([.F416];6;1);&quot;&quot;;MAX([.A$7:.A416])+1)">
            <text:p/>
          </table:table-cell>
          <table:table-cell table:style-name="ce254" office:value-type="string">
            <text:p>FNC_SOC_SPC_NAV_13_03</text:p>
          </table:table-cell>
          <table:table-cell table:style-name="ce259" table:formula="of:=IF(MID([.F418];6;1)&gt;MID([.F417];6;1);[.C417];[.C417]+1)" office:value-type="float" office:value="4">
            <text:p>004</text:p>
          </table:table-cell>
          <table:table-cell table:style-name="ce261" office:value-type="string">
            <text:p>Social\Page_Nav\Node\Edit page\Container</text:p>
          </table:table-cell>
          <table:table-cell table:style-name="ce269" office:value-type="string">
            <text:p>Check Finish function after edited container of nodes page</text:p>
          </table:table-cell>
          <table:table-cell table:style-name="ce306" office:value-type="string">
            <text:p>Step 4: Check <text:s/>Finish</text:p>
          </table:table-cell>
          <table:table-cell table:style-name="ce282" office:value-type="string">
            <text:p>-<text:span text:style-name="T1"> </text:span><text:span text:style-name="T12">Click on </text:span><text:span text:style-name="T1">Finish</text:span> icon on Page editor</text:p>
          </table:table-cell>
          <table:table-cell table:style-name="ce306" office:value-type="string">
            <text:p>- Page editor is closed</text:p>
            <text:p>- Changes on edited container above was saved</text:p>
          </table:table-cell>
          <table:table-cell table:style-name="ce270" office:value-type="string">
            <text:p>High</text:p>
          </table:table-cell>
          <table:table-cell table:style-name="ce99"/>
          <table:table-cell table:style-name="ce247" table:number-columns-repeated="246"/>
        </table:table-row>
        <table:table-row table:style-name="ro31">
          <table:table-cell table:style-name="ce251" table:formula="of:=IF(MID([.F419];6;1)&gt;MID([.F417];6;1);&quot;&quot;;MAX([.A$7:.A417])+1)" office:value-type="float" office:value="115">
            <text:p>115</text:p>
          </table:table-cell>
          <table:table-cell table:style-name="ce254" office:value-type="string">
            <text:p>FNC_SOC_SPC_NAV_13_03</text:p>
          </table:table-cell>
          <table:table-cell table:style-name="ce259" table:formula="of:=IF(MID([.F419];6;1)&gt;MID([.F418];6;1);[.C418];[.C418]+1)" office:value-type="float" office:value="5">
            <text:p>005</text:p>
          </table:table-cell>
          <table:table-cell table:style-name="ce261" office:value-type="string">
            <text:p>Social\Page_Nav\Node\Edit page\Container</text:p>
          </table:table-cell>
          <table:table-cell table:style-name="ce273" office:value-type="string">
            <text:p>Remove added container while editing nodes page</text:p>
          </table:table-cell>
          <table:table-cell table:style-name="ce306" office:value-type="string">
            <text:p>Step 1: Add page</text:p>
          </table:table-cell>
          <table:table-cell table:style-name="ce282" office:value-type="string">
            <text:p>Create new page by wizard, includes:</text:p>
            <text:p>- A container contains no sub container</text:p>
            <text:p>- A container contains some sub containers</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420];6;1)&gt;MID([.F418];6;1);&quot;&quot;;MAX([.A$7:.A418])+1)" office:value-type="float" office:value="115">
            <text:p>115</text:p>
          </table:table-cell>
          <table:table-cell table:style-name="ce254" office:value-type="string">
            <text:p>FNC_SOC_SPC_NAV_13_03</text:p>
          </table:table-cell>
          <table:table-cell table:style-name="ce259" table:formula="of:=IF(MID([.F420];6;1)&gt;MID([.F419];6;1);[.C419];[.C419]+1)" office:value-type="float" office:value="5">
            <text:p>005</text:p>
          </table:table-cell>
          <table:table-cell table:style-name="ce261" office:value-type="string">
            <text:p>Social\Page_Nav\Node\Edit page\Container</text:p>
          </table:table-cell>
          <table:table-cell table:style-name="ce274" office:value-type="string">
            <text:p>Remove added container while editing nodes page</text:p>
          </table:table-cell>
          <table:table-cell table:style-name="ce281" office:value-type="string">
            <text:p>Step 2: Show container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able:table-cell>
          <table:table-cell table:style-name="ce281" office:value-type="string">
            <text:p>Container control form to edit page is shown properly:</text:p>
            <text:p>- List all category of containers is displayed</text:p>
            <text:p>- Page is displayed on container layout</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21];6;1)&gt;MID([.F419];6;1);&quot;&quot;;MAX([.A$7:.A419])+1)">
            <text:p/>
          </table:table-cell>
          <table:table-cell table:style-name="ce254" office:value-type="string">
            <text:p>FNC_SOC_SPC_NAV_13_03</text:p>
          </table:table-cell>
          <table:table-cell table:style-name="ce259" table:formula="of:=IF(MID([.F421];6;1)&gt;MID([.F420];6;1);[.C420];[.C420]+1)" office:value-type="float" office:value="5">
            <text:p>005</text:p>
          </table:table-cell>
          <table:table-cell table:style-name="ce261" office:value-type="string">
            <text:p>Social\Page_Nav\Node\Edit page\Container</text:p>
          </table:table-cell>
          <table:table-cell table:style-name="ce274" office:value-type="string">
            <text:p>Remove added container while editing nodes page</text:p>
          </table:table-cell>
          <table:table-cell table:style-name="ce306" office:value-type="string">
            <text:p>Step 3: Remove container from page area when it contains no sub container(s)</text:p>
          </table:table-cell>
          <table:table-cell table:style-name="ce282" office:value-type="string">
            <text:p>- <text:span text:style-name="T12">- Move mouse on the container and click </text:span><text:span text:style-name="T12">on</text:span> <text:span text:style-name="T1">Delete</text:span> icon of added container on mark layer</text:p>
            <text:p>- Click <text:span text:style-name="T1">OK</text:span> to confirm</text:p>
          </table:table-cell>
          <table:table-cell table:style-name="ce306" office:value-type="string">
            <text:p>That container is removed from page area</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22];6;1)&gt;MID([.F420];6;1);&quot;&quot;;MAX([.A$7:.A420])+1)">
            <text:p/>
          </table:table-cell>
          <table:table-cell table:style-name="ce254" office:value-type="string">
            <text:p>FNC_SOC_SPC_NAV_13_03</text:p>
          </table:table-cell>
          <table:table-cell table:style-name="ce259" table:formula="of:=IF(MID([.F422];6;1)&gt;MID([.F421];6;1);[.C421];[.C421]+1)" office:value-type="float" office:value="5">
            <text:p>005</text:p>
          </table:table-cell>
          <table:table-cell table:style-name="ce261" office:value-type="string">
            <text:p>Social\Page_Nav\Node\Edit page\Container</text:p>
          </table:table-cell>
          <table:table-cell table:style-name="ce274" office:value-type="string">
            <text:p>Remove added container while editing nodes page</text:p>
          </table:table-cell>
          <table:table-cell table:style-name="ce306" office:value-type="string">
            <text:p>Step 4: Remove container from page area when it contains sub container(s)</text:p>
          </table:table-cell>
          <table:table-cell table:style-name="ce282" office:value-type="string">
            <text:p>- Click <text:span text:style-name="T1">Delete</text:span> (x) icon of the container contains sub container(s)</text:p>
            <text:p>- Click <text:span text:style-name="T1">OK</text:span> to confirm</text:p>
          </table:table-cell>
          <table:table-cell table:style-name="ce306" office:value-type="string">
            <text:p>That container and its sub containers are removed from page area</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423];6;1)&gt;MID([.F421];6;1);&quot;&quot;;MAX([.A$7:.A421])+1)" office:value-type="float" office:value="116">
            <text:p>116</text:p>
          </table:table-cell>
          <table:table-cell table:style-name="ce254" office:value-type="string">
            <text:p>FNC_SOC_SPC_NAV_13_03</text:p>
          </table:table-cell>
          <table:table-cell table:style-name="ce259" table:formula="of:=IF(MID([.F423];6;1)&gt;MID([.F422];6;1);[.C422];[.C422]+1)" office:value-type="float" office:value="6">
            <text:p>006</text:p>
          </table:table-cell>
          <table:table-cell table:style-name="ce261" office:value-type="string">
            <text:p>Social\Page_Nav\Node\Edit page\Container</text:p>
          </table:table-cell>
          <table:table-cell table:style-name="ce94" office:value-type="string">
            <text:p>Check when re-arrange container layout while editing nodes page</text:p>
          </table:table-cell>
          <table:table-cell table:style-name="ce306" office:value-type="string">
            <text:p>Step 1: Add page</text:p>
          </table:table-cell>
          <table:table-cell table:style-name="ce282" office:value-type="string">
            <text:p>Create new page by wizard, includes:</text:p>
            <text:p>- A container contains no sub container</text:p>
            <text:p>- A container contains some sub containers</text:p>
            <text:p>- Add portlets on added containers</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424];6;1)&gt;MID([.F422];6;1);&quot;&quot;;MAX([.A$7:.A422])+1)" office:value-type="float" office:value="116">
            <text:p>116</text:p>
          </table:table-cell>
          <table:table-cell table:style-name="ce254" office:value-type="string">
            <text:p>FNC_SOC_SPC_NAV_13_03</text:p>
          </table:table-cell>
          <table:table-cell table:style-name="ce259" table:formula="of:=IF(MID([.F424];6;1)&gt;MID([.F423];6;1);[.C423];[.C423]+1)" office:value-type="float" office:value="6">
            <text:p>006</text:p>
          </table:table-cell>
          <table:table-cell table:style-name="ce261" office:value-type="string">
            <text:p>Social\Page_Nav\Node\Edit page\Container</text:p>
          </table:table-cell>
          <table:table-cell table:style-name="ce269" office:value-type="string">
            <text:p>Check when re-arrange container layout while editing nodes page</text:p>
          </table:table-cell>
          <table:table-cell table:style-name="ce281" office:value-type="string">
            <text:p>Step 2: Show container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able:table-cell>
          <table:table-cell table:style-name="ce281" office:value-type="string">
            <text:p>Container control form to edit page is shown properly:</text:p>
            <text:p>- List all category of containers is displayed</text:p>
            <text:p>- Page is displayed on container layout</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25];6;1)&gt;MID([.F423];6;1);&quot;&quot;;MAX([.A$7:.A423])+1)">
            <text:p/>
          </table:table-cell>
          <table:table-cell table:style-name="ce254" office:value-type="string">
            <text:p>FNC_SOC_SPC_NAV_13_03</text:p>
          </table:table-cell>
          <table:table-cell table:style-name="ce259" table:formula="of:=IF(MID([.F425];6;1)&gt;MID([.F424];6;1);[.C424];[.C424]+1)" office:value-type="float" office:value="6">
            <text:p>006</text:p>
          </table:table-cell>
          <table:table-cell table:style-name="ce261" office:value-type="string">
            <text:p>Social\Page_Nav\Node\Edit page\Container</text:p>
          </table:table-cell>
          <table:table-cell table:style-name="ce269" office:value-type="string">
            <text:p>Check when re-arrange container layout while editing nodes page</text:p>
          </table:table-cell>
          <table:table-cell table:style-name="ce306" office:value-type="string">
            <text:p>Step 3: Change position of container when it does not contain sub container</text:p>
          </table:table-cell>
          <table:table-cell table:style-name="ce282" office:value-type="string">
            <text:p>Click on icon in the top left of the container (no sub container), drag and drop it to new place in page area</text:p>
          </table:table-cell>
          <table:table-cell table:style-name="ce306" office:value-type="string">
            <text:p>Container is moved to new place properly</text:p>
          </table:table-cell>
          <table:table-cell table:style-name="ce270" office:value-type="string">
            <text:p>Low</text:p>
          </table:table-cell>
          <table:table-cell table:style-name="ce99"/>
          <table:table-cell table:style-name="ce247" table:number-columns-repeated="246"/>
        </table:table-row>
        <table:table-row table:style-name="ro27">
          <table:table-cell table:style-name="ce251" table:formula="of:=IF(MID([.F426];6;1)&gt;MID([.F424];6;1);&quot;&quot;;MAX([.A$7:.A424])+1)">
            <text:p/>
          </table:table-cell>
          <table:table-cell table:style-name="ce254" office:value-type="string">
            <text:p>FNC_SOC_SPC_NAV_13_03</text:p>
          </table:table-cell>
          <table:table-cell table:style-name="ce259" table:formula="of:=IF(MID([.F426];6;1)&gt;MID([.F425];6;1);[.C425];[.C425]+1)" office:value-type="float" office:value="6">
            <text:p>006</text:p>
          </table:table-cell>
          <table:table-cell table:style-name="ce261" office:value-type="string">
            <text:p>Social\Page_Nav\Node\Edit page\Container</text:p>
          </table:table-cell>
          <table:table-cell table:style-name="ce269" office:value-type="string">
            <text:p>Check when re-arrange container layout while editing nodes page</text:p>
          </table:table-cell>
          <table:table-cell table:style-name="ce306" office:value-type="string">
            <text:p>Step 4: Change position of container when it contains sub containers</text:p>
          </table:table-cell>
          <table:table-cell table:style-name="ce282" office:value-type="string">
            <text:p>Click on icon in the top left of the container (has sub containers), drag and drop it to new place in page area</text:p>
          </table:table-cell>
          <table:table-cell table:style-name="ce306" office:value-type="string">
            <text:p>Container and its sub containers inside are moved to new place proper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27];6;1)&gt;MID([.F425];6;1);&quot;&quot;;MAX([.A$7:.A425])+1)">
            <text:p/>
          </table:table-cell>
          <table:table-cell table:style-name="ce254" office:value-type="string">
            <text:p>FNC_SOC_SPC_NAV_13_03</text:p>
          </table:table-cell>
          <table:table-cell table:style-name="ce259" table:formula="of:=IF(MID([.F427];6;1)&gt;MID([.F426];6;1);[.C426];[.C426]+1)" office:value-type="float" office:value="6">
            <text:p>006</text:p>
          </table:table-cell>
          <table:table-cell table:style-name="ce261" office:value-type="string">
            <text:p>Social\Page_Nav\Node\Edit page\Container</text:p>
          </table:table-cell>
          <table:table-cell table:style-name="ce269" office:value-type="string">
            <text:p>Check when re-arrange container layout while editing nodes page</text:p>
          </table:table-cell>
          <table:table-cell table:style-name="ce306" office:value-type="string">
            <text:p>Step 5: Change position of container when it contains portlets</text:p>
          </table:table-cell>
          <table:table-cell table:style-name="ce282" office:value-type="string">
            <text:p>Click on icon in the top left of the container (has portlets), drag and drop it to new place in page area</text:p>
          </table:table-cell>
          <table:table-cell table:style-name="ce306" office:value-type="string">
            <text:p>- Container is moved to new place properly</text:p>
            <text:p>- Portlet layout also is changed when choose Portlet Control to view page in portlet mode</text:p>
          </table:table-cell>
          <table:table-cell table:style-name="ce270" office:value-type="string">
            <text:p>Low</text:p>
          </table:table-cell>
          <table:table-cell table:style-name="ce99"/>
          <table:table-cell table:style-name="ce247" table:number-columns-repeated="246"/>
        </table:table-row>
        <table:table-row table:style-name="ro29">
          <table:table-cell table:style-name="ce251" table:formula="of:=IF(MID([.F428];6;1)&gt;MID([.F426];6;1);&quot;&quot;;MAX([.A$7:.A426])+1)" office:value-type="float" office:value="117">
            <text:p>117</text:p>
          </table:table-cell>
          <table:table-cell table:style-name="ce254" office:value-type="string">
            <text:p>FNC_SOC_SPC_NAV_13_03</text:p>
          </table:table-cell>
          <table:table-cell table:style-name="ce259" table:formula="of:=IF(MID([.F428];6;1)&gt;MID([.F427];6;1);[.C427];[.C427]+1)" office:value-type="float" office:value="7">
            <text:p>007</text:p>
          </table:table-cell>
          <table:table-cell table:style-name="ce261" office:value-type="string">
            <text:p>Social\Page_Nav\Node\Edit page\Container</text:p>
          </table:table-cell>
          <table:table-cell table:style-name="ce94" office:value-type="string">
            <text:p>Check when add more container for page while editing nodes page</text:p>
          </table:table-cell>
          <table:table-cell table:style-name="ce306" office:value-type="string">
            <text:p>Step 1: Add page</text:p>
          </table:table-cell>
          <table:table-cell table:style-name="ce282" office:value-type="string">
            <text:p>Create new page by wizard, includes:</text:p>
            <text:p>- A container contains no sub container</text:p>
            <text:p>- A container contains some sub containers</text:p>
            <text:p>- Add portlets on added containers</text:p>
          </table:table-cell>
          <table:table-cell table:style-name="ce281" office:value-type="string">
            <text:p>- Create page successfully</text:p>
            <text:p>- Page is displayed with content as you designed</text:p>
          </table:table-cell>
          <table:table-cell table:style-name="ce270" office:value-type="string">
            <text:p>Low</text:p>
          </table:table-cell>
          <table:table-cell table:style-name="ce99"/>
          <table:table-cell table:style-name="ce247" table:number-columns-repeated="246"/>
        </table:table-row>
        <table:table-row table:style-name="ro47">
          <table:table-cell table:style-name="ce251" table:formula="of:=IF(MID([.F429];6;1)&gt;MID([.F427];6;1);&quot;&quot;;MAX([.A$7:.A427])+1)" office:value-type="float" office:value="117">
            <text:p>117</text:p>
          </table:table-cell>
          <table:table-cell table:style-name="ce254" office:value-type="string">
            <text:p>FNC_SOC_SPC_NAV_13_03</text:p>
          </table:table-cell>
          <table:table-cell table:style-name="ce259" table:formula="of:=IF(MID([.F429];6;1)&gt;MID([.F428];6;1);[.C428];[.C428]+1)" office:value-type="float" office:value="7">
            <text:p>007</text:p>
          </table:table-cell>
          <table:table-cell table:style-name="ce261" office:value-type="string">
            <text:p>Social\Page_Nav\Node\Edit page\Container</text:p>
          </table:table-cell>
          <table:table-cell table:style-name="ce269" office:value-type="string">
            <text:p>Check when add more container for page while editing nodes page</text:p>
          </table:table-cell>
          <table:table-cell table:style-name="ce281" office:value-type="string">
            <text:p>Step 2: Show container control form for editing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able:table-cell>
          <table:table-cell table:style-name="ce281" office:value-type="string">
            <text:p>Container control form to edit page is shown properly:</text:p>
            <text:p>- List all category of containers is displayed</text:p>
            <text:p>- Page is displayed on container layout</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30];6;1)&gt;MID([.F428];6;1);&quot;&quot;;MAX([.A$7:.A428])+1)">
            <text:p/>
          </table:table-cell>
          <table:table-cell table:style-name="ce254" office:value-type="string">
            <text:p>FNC_SOC_SPC_NAV_13_03</text:p>
          </table:table-cell>
          <table:table-cell table:style-name="ce259" table:formula="of:=IF(MID([.F430];6;1)&gt;MID([.F429];6;1);[.C429];[.C429]+1)" office:value-type="float" office:value="7">
            <text:p>007</text:p>
          </table:table-cell>
          <table:table-cell table:style-name="ce261" office:value-type="string">
            <text:p>Social\Page_Nav\Node\Edit page\Container</text:p>
          </table:table-cell>
          <table:table-cell table:style-name="ce269" office:value-type="string">
            <text:p>Check when add more container for page while editing nodes page</text:p>
          </table:table-cell>
          <table:table-cell table:style-name="ce281" office:value-type="string">
            <text:p>Step 3: Add more container</text:p>
          </table:table-cell>
          <table:table-cell table:style-name="ce282" office:value-type="string">
            <text:p>Drag and drop container from list in left pane to page area in right pane</text:p>
          </table:table-cell>
          <table:table-cell table:style-name="ce281" office:value-type="string">
            <text:p>Container is added to page area properly</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31];6;1)&gt;MID([.F429];6;1);&quot;&quot;;MAX([.A$7:.A429])+1)" office:value-type="float" office:value="118">
            <text:p>118</text:p>
          </table:table-cell>
          <table:table-cell table:style-name="ce254" office:value-type="string">
            <text:p>FNC_SOC_SPC_NAV_13_03</text:p>
          </table:table-cell>
          <table:table-cell table:style-name="ce259" table:formula="of:=IF(MID([.F431];6;1)&gt;MID([.F430];6;1);[.C430];[.C430]+1)" office:value-type="float" office:value="8">
            <text:p>008</text:p>
          </table:table-cell>
          <table:table-cell table:style-name="ce261" office:value-type="string">
            <text:p>Social\Page_Nav\Node\Edit page\Container</text:p>
          </table:table-cell>
          <table:table-cell table:style-name="ce94" office:value-type="string">
            <text:p>Check Abort function after change nodes pages container layout on Page</text:p>
          </table:table-cell>
          <table:table-cell table:style-name="ce281" office:value-type="string">
            <text:p>Step 1: Add page</text:p>
          </table:table-cell>
          <table:table-cell table:style-name="ce282" office:value-type="string">
            <text:p>Create new page by wizard with designed container layout</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24">
          <table:table-cell table:style-name="ce251" table:formula="of:=IF(MID([.F432];6;1)&gt;MID([.F430];6;1);&quot;&quot;;MAX([.A$7:.A430])+1)" office:value-type="float" office:value="118">
            <text:p>118</text:p>
          </table:table-cell>
          <table:table-cell table:style-name="ce254" office:value-type="string">
            <text:p>FNC_SOC_SPC_NAV_13_03</text:p>
          </table:table-cell>
          <table:table-cell table:style-name="ce259" table:formula="of:=IF(MID([.F432];6;1)&gt;MID([.F431];6;1);[.C431];[.C431]+1)" office:value-type="float" office:value="8">
            <text:p>008</text:p>
          </table:table-cell>
          <table:table-cell table:style-name="ce261" office:value-type="string">
            <text:p>Social\Page_Nav\Node\Edit page\Container</text:p>
          </table:table-cell>
          <table:table-cell table:style-name="ce269" office:value-type="string">
            <text:p>Check Abort function after change nodes pages container layout on Page</text:p>
          </table:table-cell>
          <table:table-cell table:style-name="ce281" office:value-type="string">
            <text:p>Step 2: Make change for pages container layout</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ext:p>- Make change for layout </text:p>
            <text:p>- Click Save</text:p>
          </table:table-cell>
          <table:table-cell table:style-name="ce281" office:value-type="string">
            <text:p>Change is sav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33];6;1)&gt;MID([.F431];6;1);&quot;&quot;;MAX([.A$7:.A431])+1)">
            <text:p/>
          </table:table-cell>
          <table:table-cell table:style-name="ce254" office:value-type="string">
            <text:p>FNC_SOC_SPC_NAV_13_03</text:p>
          </table:table-cell>
          <table:table-cell table:style-name="ce259" table:formula="of:=IF(MID([.F433];6;1)&gt;MID([.F432];6;1);[.C432];[.C432]+1)" office:value-type="float" office:value="8">
            <text:p>008</text:p>
          </table:table-cell>
          <table:table-cell table:style-name="ce261" office:value-type="string">
            <text:p>Social\Page_Nav\Node\Edit page\Container</text:p>
          </table:table-cell>
          <table:table-cell table:style-name="ce269" office:value-type="string">
            <text:p>Check Abort function after change nodes pages container layout on Page</text:p>
          </table:table-cell>
          <table:table-cell table:style-name="ce281" office:value-type="string">
            <text:p>Step 3: Check Abort</text:p>
          </table:table-cell>
          <table:table-cell table:style-name="ce282" office:value-type="string">
            <text:p>- Click on <text:span text:style-name="T1">Abort</text:span> icon on Page editor</text:p>
          </table:table-cell>
          <table:table-cell table:style-name="ce281" office:value-type="string">
            <text:p>- Page editor form is closed</text:p>
            <text:p>- Changes on container layout above was not saved</text:p>
          </table:table-cell>
          <table:table-cell table:style-name="ce270" office:value-type="string">
            <text:p>Low</text:p>
          </table:table-cell>
          <table:table-cell table:style-name="ce99"/>
          <table:table-cell table:style-name="ce247" table:number-columns-repeated="246"/>
        </table:table-row>
        <table:table-row table:style-name="ro22">
          <table:table-cell table:style-name="ce251" table:formula="of:=IF(MID([.F434];6;1)&gt;MID([.F432];6;1);&quot;&quot;;MAX([.A$7:.A432])+1)" office:value-type="float" office:value="119">
            <text:p>119</text:p>
          </table:table-cell>
          <table:table-cell table:style-name="ce254" office:value-type="string">
            <text:p>FNC_SOC_SPC_NAV_13_03</text:p>
          </table:table-cell>
          <table:table-cell table:style-name="ce259" table:formula="of:=IF(MID([.F434];6;1)&gt;MID([.F433];6;1);[.C433];[.C433]+1)" office:value-type="float" office:value="9">
            <text:p>009</text:p>
          </table:table-cell>
          <table:table-cell table:style-name="ce261" office:value-type="string">
            <text:p>Social\Page_Nav\Node\Edit page\Container</text:p>
          </table:table-cell>
          <table:table-cell table:style-name="ce94" office:value-type="string">
            <text:p>Check Finish function after change nodes pages container layout </text:p>
          </table:table-cell>
          <table:table-cell table:style-name="ce281" office:value-type="string">
            <text:p>Step 1: Add page</text:p>
          </table:table-cell>
          <table:table-cell table:style-name="ce282" office:value-type="string">
            <text:p>Create new page by wizard with designed container layout</text:p>
          </table:table-cell>
          <table:table-cell table:style-name="ce281" office:value-type="string">
            <text:p>Create page successfully</text:p>
          </table:table-cell>
          <table:table-cell table:style-name="ce270" office:value-type="string">
            <text:p>High</text:p>
          </table:table-cell>
          <table:table-cell table:style-name="ce99"/>
          <table:table-cell table:style-name="ce247" table:number-columns-repeated="246"/>
        </table:table-row>
        <table:table-row table:style-name="ro24">
          <table:table-cell table:style-name="ce251" table:formula="of:=IF(MID([.F435];6;1)&gt;MID([.F433];6;1);&quot;&quot;;MAX([.A$7:.A433])+1)" office:value-type="float" office:value="119">
            <text:p>119</text:p>
          </table:table-cell>
          <table:table-cell table:style-name="ce254" office:value-type="string">
            <text:p>FNC_SOC_SPC_NAV_13_03</text:p>
          </table:table-cell>
          <table:table-cell table:style-name="ce259" table:formula="of:=IF(MID([.F435];6;1)&gt;MID([.F434];6;1);[.C434];[.C434]+1)" office:value-type="float" office:value="9">
            <text:p>009</text:p>
          </table:table-cell>
          <table:table-cell table:style-name="ce261" office:value-type="string">
            <text:p>Social\Page_Nav\Node\Edit page\Container</text:p>
          </table:table-cell>
          <table:table-cell table:style-name="ce269" office:value-type="string">
            <text:p>Check Finish function after change nodes pages container layout </text:p>
          </table:table-cell>
          <table:table-cell table:style-name="ce281" office:value-type="string">
            <text:p>Step 2: Make change for pages container layout</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ext:p>- Make change for layout </text:p>
            <text:p>- Click Save</text:p>
          </table:table-cell>
          <table:table-cell table:style-name="ce281" office:value-type="string">
            <text:p>Change is saved</text:p>
          </table:table-cell>
          <table:table-cell table:style-name="ce270" office:value-type="string">
            <text:p>High</text:p>
          </table:table-cell>
          <table:table-cell table:style-name="ce99"/>
          <table:table-cell table:style-name="ce247" table:number-columns-repeated="246"/>
        </table:table-row>
        <table:table-row table:style-name="ro22">
          <table:table-cell table:style-name="ce251" table:formula="of:=IF(MID([.F436];6;1)&gt;MID([.F434];6;1);&quot;&quot;;MAX([.A$7:.A434])+1)">
            <text:p/>
          </table:table-cell>
          <table:table-cell table:style-name="ce254" office:value-type="string">
            <text:p>FNC_SOC_SPC_NAV_13_03</text:p>
          </table:table-cell>
          <table:table-cell table:style-name="ce259" table:formula="of:=IF(MID([.F436];6;1)&gt;MID([.F435];6;1);[.C435];[.C435]+1)" office:value-type="float" office:value="9">
            <text:p>009</text:p>
          </table:table-cell>
          <table:table-cell table:style-name="ce261" office:value-type="string">
            <text:p>Social\Page_Nav\Node\Edit page\Container</text:p>
          </table:table-cell>
          <table:table-cell table:style-name="ce269" office:value-type="string">
            <text:p>Check Finish function after change nodes pages container layout </text:p>
          </table:table-cell>
          <table:table-cell table:style-name="ce281" office:value-type="string">
            <text:p>Step 3: Check Save and Finish</text:p>
          </table:table-cell>
          <table:table-cell table:style-name="ce282" office:value-type="string">
            <text:p>- Click <text:span text:style-name="T1">Finish</text:span> icon on Page editor</text:p>
          </table:table-cell>
          <table:table-cell table:style-name="ce281" office:value-type="string">
            <text:p>- Page editor form is closed</text:p>
            <text:p>- Changes on container layout above was saved</text:p>
          </table:table-cell>
          <table:table-cell table:style-name="ce270" office:value-type="string">
            <text:p>High</text:p>
          </table:table-cell>
          <table:table-cell table:style-name="ce99"/>
          <table:table-cell table:style-name="ce247" table:number-columns-repeated="246"/>
        </table:table-row>
        <table:table-row table:style-name="ro27">
          <table:table-cell table:style-name="ce251" table:formula="of:=IF(MID([.F437];6;1)&gt;MID([.F435];6;1);&quot;&quot;;MAX([.A$7:.A435])+1)" office:value-type="float" office:value="120">
            <text:p>120</text:p>
          </table:table-cell>
          <table:table-cell table:style-name="ce254" office:value-type="string">
            <text:p>FNC_SOC_SPC_NAV_13_03</text:p>
          </table:table-cell>
          <table:table-cell table:style-name="ce259" table:formula="of:=IF(MID([.F437];6;1)&gt;MID([.F436];6;1);[.C436];[.C436]+1)" office:value-type="float" office:value="10">
            <text:p>010</text:p>
          </table:table-cell>
          <table:table-cell table:style-name="ce261" office:value-type="string">
            <text:p>Social\Page_Nav\Node\Edit page\Container</text:p>
          </table:table-cell>
          <table:table-cell table:style-name="ce264" office:value-type="string">
            <text:p>Check showing access permission tab of container when edit page from navigation management</text:p>
          </table:table-cell>
          <table:table-cell table:style-name="ce281" office:value-type="string">
            <text:p>Step 1: Add page</text:p>
          </table:table-cell>
          <table:table-cell table:style-name="ce282" office:value-type="string">
            <text:p>Create new page by wizard with designed container layout</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26">
          <table:table-cell table:style-name="ce251" table:formula="of:=IF(MID([.F438];6;1)&gt;MID([.F436];6;1);&quot;&quot;;MAX([.A$7:.A436])+1)" office:value-type="float" office:value="120">
            <text:p>120</text:p>
          </table:table-cell>
          <table:table-cell table:style-name="ce254" office:value-type="string">
            <text:p>FNC_SOC_SPC_NAV_13_03</text:p>
          </table:table-cell>
          <table:table-cell table:style-name="ce259" table:formula="of:=IF(MID([.F438];6;1)&gt;MID([.F437];6;1);[.C437];[.C437]+1)" office:value-type="float" office:value="10">
            <text:p>010</text:p>
          </table:table-cell>
          <table:table-cell table:style-name="ce261" office:value-type="string">
            <text:p>Social\Page_Nav\Node\Edit page\Container</text:p>
          </table:table-cell>
          <table:table-cell table:style-name="ce270" office:value-type="string">
            <text:p>Check showing access permission tab of container when edit page from navigation management</text:p>
          </table:table-cell>
          <table:table-cell table:style-name="ce281" office:value-type="string">
            <text:p>Step 2: Show access permission form of container on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text:span text:style-name="T1">Show container control</text:span> icon in action bar</text:p>
            <text:p>- Select a container</text:p>
            <text:p>- Click on <text:span text:style-name="T1">Edit container</text:span></text:p>
            <text:p>- Select [<text:span text:style-name="T1">Access permission</text:span>]</text:p>
          </table:table-cell>
          <table:table-cell table:style-name="ce281" office:value-type="string">
            <text:p>Show the Access permission form </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39];6;1)&gt;MID([.F437];6;1);&quot;&quot;;MAX([.A$7:.A437])+1)" office:value-type="float" office:value="121">
            <text:p>121</text:p>
          </table:table-cell>
          <table:table-cell table:style-name="ce254" office:value-type="string">
            <text:p>FNC_SOC_SPC_NAV_13_03</text:p>
          </table:table-cell>
          <table:table-cell table:style-name="ce259" table:formula="of:=IF(MID([.F439];6;1)&gt;MID([.F438];6;1);[.C438];[.C438]+1)" office:value-type="float" office:value="11">
            <text:p>011</text:p>
          </table:table-cell>
          <table:table-cell table:style-name="ce261" office:value-type="string">
            <text:p>Social\Page_Nav\Node\Edit page\Container</text:p>
          </table:table-cell>
          <table:table-cell table:style-name="ce94" office:value-type="string">
            <text:p>Check edit container when user has no access right on container but has Edit right on page contains the container</text:p>
          </table:table-cell>
          <table:table-cell table:style-name="ce281" office:value-type="string">
            <text:p>Step 1: Add page</text:p>
          </table:table-cell>
          <table:table-cell table:style-name="ce282" office:value-type="string">
            <text:p>Create new page by wizard with designed container layout</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53">
          <table:table-cell table:style-name="ce251" table:formula="of:=IF(MID([.F440];6;1)&gt;MID([.F438];6;1);&quot;&quot;;MAX([.A$7:.A438])+1)" office:value-type="float" office:value="121">
            <text:p>121</text:p>
          </table:table-cell>
          <table:table-cell table:style-name="ce254" office:value-type="string">
            <text:p>FNC_SOC_SPC_NAV_13_03</text:p>
          </table:table-cell>
          <table:table-cell table:style-name="ce259" table:formula="of:=IF(MID([.F440];6;1)&gt;MID([.F439];6;1);[.C439];[.C439]+1)" office:value-type="float" office:value="11">
            <text:p>011</text:p>
          </table:table-cell>
          <table:table-cell table:style-name="ce261" office:value-type="string">
            <text:p>Social\Page_Nav\Node\Edit page\Container</text:p>
          </table:table-cell>
          <table:table-cell table:style-name="ce269" office:value-type="string">
            <text:p>Check edit container when user has no access right on container but has Edit right on page contains the container</text:p>
          </table:table-cell>
          <table:table-cell table:style-name="ce281" office:value-type="string">
            <text:p>Step 2: Edit access permission of container</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281" office:value-type="string">
            <text:p>Set access permission of container successfully</text:p>
          </table:table-cell>
          <table:table-cell table:style-name="ce270" office:value-type="string">
            <text:p>Low</text:p>
          </table:table-cell>
          <table:table-cell table:style-name="ce99"/>
          <table:table-cell table:style-name="ce247" table:number-columns-repeated="246"/>
        </table:table-row>
        <table:table-row table:style-name="ro24">
          <table:table-cell table:style-name="ce251" table:formula="of:=IF(MID([.F441];6;1)&gt;MID([.F439];6;1);&quot;&quot;;MAX([.A$7:.A439])+1)">
            <text:p/>
          </table:table-cell>
          <table:table-cell table:style-name="ce254" office:value-type="string">
            <text:p>FNC_SOC_SPC_NAV_13_03</text:p>
          </table:table-cell>
          <table:table-cell table:style-name="ce259" table:formula="of:=IF(MID([.F441];6;1)&gt;MID([.F440];6;1);[.C440];[.C440]+1)" office:value-type="float" office:value="11">
            <text:p>011</text:p>
          </table:table-cell>
          <table:table-cell table:style-name="ce261" office:value-type="string">
            <text:p>Social\Page_Nav\Node\Edit page\Container</text:p>
          </table:table-cell>
          <table:table-cell table:style-name="ce269" office:value-type="string">
            <text:p>Check edit container when user has no access right on container but has Edit right on page contains the container</text:p>
          </table:table-cell>
          <table:table-cell table:style-name="ce281" office:value-type="string">
            <text:p>Step 3: Check edit container when user has no access right on container but has Edit right on page contains the container</text:p>
          </table:table-cell>
          <table:table-cell table:style-name="ce282"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281" office:value-type="string">
            <text:p>Show edit container form. User can edit on container</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442];6;1)&gt;MID([.F440];6;1);&quot;&quot;;MAX([.A$7:.A440])+1)" office:value-type="float" office:value="122">
            <text:p>122</text:p>
          </table:table-cell>
          <table:table-cell table:style-name="ce254" office:value-type="string">
            <text:p>FNC_SOC_SPC_NAV_13_03</text:p>
          </table:table-cell>
          <table:table-cell table:style-name="ce259" table:formula="of:=IF(MID([.F442];6;1)&gt;MID([.F441];6;1);[.C441];[.C441]+1)" office:value-type="float" office:value="12">
            <text:p>012</text:p>
          </table:table-cell>
          <table:table-cell table:style-name="ce261" office:value-type="string">
            <text:p>Social\Page_Nav\Node\Edit page\Container</text:p>
          </table:table-cell>
          <table:table-cell table:style-name="ce94" office:value-type="string">
            <text:p>Check the displaying of portlet on page with user has access right on page and portlet but no access right with container contains porlet</text:p>
          </table:table-cell>
          <table:table-cell table:style-name="ce281" office:value-type="string">
            <text:p>Step 1: Add page</text:p>
          </table:table-cell>
          <table:table-cell table:style-name="ce282" office:value-type="string">
            <text:p>Create new page by wizard with designed container layout</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23">
          <table:table-cell table:style-name="ce251" table:formula="of:=IF(MID([.F443];6;1)&gt;MID([.F441];6;1);&quot;&quot;;MAX([.A$7:.A441])+1)" office:value-type="float" office:value="122">
            <text:p>122</text:p>
          </table:table-cell>
          <table:table-cell table:style-name="ce254" office:value-type="string">
            <text:p>FNC_SOC_SPC_NAV_13_03</text:p>
          </table:table-cell>
          <table:table-cell table:style-name="ce259" table:formula="of:=IF(MID([.F443];6;1)&gt;MID([.F442];6;1);[.C442];[.C442]+1)" office:value-type="float" office:value="12">
            <text:p>012</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portlet but no access right with container contains porlet</text:p>
          </table:table-cell>
          <table:table-cell table:style-name="ce281" office:value-type="string">
            <text:p>Step 2: Change Access permission setting of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81" office:value-type="string">
            <text:p>Set Edit permission setting on page successfully</text:p>
          </table:table-cell>
          <table:table-cell table:style-name="ce270" office:value-type="string">
            <text:p>Low</text:p>
          </table:table-cell>
          <table:table-cell table:style-name="ce99"/>
          <table:table-cell table:style-name="ce247" table:number-columns-repeated="246"/>
        </table:table-row>
        <table:table-row table:style-name="ro32">
          <table:table-cell table:style-name="ce251" table:formula="of:=IF(MID([.F444];6;1)&gt;MID([.F442];6;1);&quot;&quot;;MAX([.A$7:.A442])+1)">
            <text:p/>
          </table:table-cell>
          <table:table-cell table:style-name="ce254" office:value-type="string">
            <text:p>FNC_SOC_SPC_NAV_13_03</text:p>
          </table:table-cell>
          <table:table-cell table:style-name="ce259" table:formula="of:=IF(MID([.F444];6;1)&gt;MID([.F443];6;1);[.C443];[.C443]+1)" office:value-type="float" office:value="12">
            <text:p>012</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portlet but no access right with container contains porlet</text:p>
          </table:table-cell>
          <table:table-cell table:style-name="ce281" office:value-type="string">
            <text:p>Step 3: Edit access permission of container</text:p>
          </table:table-cell>
          <table:table-cell table:style-name="ce282" office:value-type="string">
            <text:p>- Select<text:span text:style-name="T1"> container </text:span><text:span text:style-name="T12">tab on page editor</text:span></text:p>
            <text:p>- Move mouse over the container and click on <text:span text:style-name="T1">Edit container </text:span><text:span text:style-name="T12">icon <text:s/>on Mark </text:span><text:span text:style-name="T12">layer</text:span></text:p>
            <text:p>- Select [<text:span text:style-name="T1">Access permission</text:span>]</text:p>
            <text:p>- Select user can Access the container</text:p>
            <text:p><text:span text:style-name="T27">- Click </text:span><text:span text:style-name="T41">Save</text:span></text:p>
          </table:table-cell>
          <table:table-cell table:style-name="ce281" office:value-type="string">
            <text:p>Set access permission of container successfully</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445];6;1)&gt;MID([.F443];6;1);&quot;&quot;;MAX([.A$7:.A443])+1)">
            <text:p/>
          </table:table-cell>
          <table:table-cell table:style-name="ce254" office:value-type="string">
            <text:p>FNC_SOC_SPC_NAV_13_03</text:p>
          </table:table-cell>
          <table:table-cell table:style-name="ce259" table:formula="of:=IF(MID([.F445];6;1)&gt;MID([.F444];6;1);[.C444];[.C444]+1)" office:value-type="float" office:value="12">
            <text:p>012</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portlet but no access right with container contains porlet</text:p>
          </table:table-cell>
          <table:table-cell table:style-name="ce281" office:value-type="string">
            <text:p>Step 4: Edit Access permission of portlet</text:p>
          </table:table-cell>
          <table:table-cell table:style-name="ce282" office:value-type="string">
            <text:p>- Select<text:span text:style-name="T1"> Application </text:span><text:span text:style-name="T12">tab on page editor</text:span></text:p>
            <text:p>- Select a portlet and click <text:span text:style-name="T1">[edit portlet] </text:span><text:span text:style-name="T12">on mark layer</text:span></text:p>
            <text:p><text:span text:style-name="T1">- </text:span><text:span text:style-name="T12">Select [access permission] tab</text:span></text:p>
            <text:p><text:span text:style-name="T12">- Select user who can Access the page, to </text:span><text:span text:style-name="T12">assign access right for</text:span></text:p>
            <text:p><text:span text:style-name="T12">- Click </text:span><text:span text:style-name="T1">save</text:span></text:p>
            <text:p><text:span text:style-name="T1">- </text:span><text:span text:style-name="T12">Click</text:span><text:span text:style-name="T1"> finish </text:span><text:span text:style-name="T12">on page editor</text:span></text:p>
          </table:table-cell>
          <table:table-cell table:style-name="ce281" office:value-type="string">
            <text:p>Set access permission of portlet successfully</text:p>
          </table:table-cell>
          <table:table-cell table:style-name="ce270" office:value-type="string">
            <text:p>Low</text:p>
          </table:table-cell>
          <table:table-cell table:style-name="ce99"/>
          <table:table-cell table:style-name="ce247" table:number-columns-repeated="246"/>
        </table:table-row>
        <table:table-row table:style-name="ro31">
          <table:table-cell table:style-name="ce251" table:formula="of:=IF(MID([.F446];6;1)&gt;MID([.F444];6;1);&quot;&quot;;MAX([.A$7:.A444])+1)">
            <text:p/>
          </table:table-cell>
          <table:table-cell table:style-name="ce254" office:value-type="string">
            <text:p>FNC_SOC_SPC_NAV_13_03</text:p>
          </table:table-cell>
          <table:table-cell table:style-name="ce259" table:formula="of:=IF(MID([.F446];6;1)&gt;MID([.F445];6;1);[.C445];[.C445]+1)" office:value-type="float" office:value="12">
            <text:p>012</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portlet but no access right with container contains porlet</text:p>
          </table:table-cell>
          <table:table-cell table:style-name="ce281" office:value-type="string">
            <text:p>Step 5: Check the displaying of portlet on page with user has access right on page and portlet but no access right with container contains porlet</text:p>
          </table:table-cell>
          <table:table-cell table:style-name="ce282" office:value-type="string">
            <text:p>- Login by user can access the page and access the portlet above but can't access the container</text:p>
            <text:p>- Select page was created at step 1</text:p>
          </table:table-cell>
          <table:table-cell table:style-name="ce281" office:value-type="string">
            <text:p>- User can see some portlet on page except portlet at step 4</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47];6;1)&gt;MID([.F445];6;1);&quot;&quot;;MAX([.A$7:.A445])+1)" office:value-type="float" office:value="123">
            <text:p>123</text:p>
          </table:table-cell>
          <table:table-cell table:style-name="ce254" office:value-type="string">
            <text:p>FNC_SOC_SPC_NAV_13_03</text:p>
          </table:table-cell>
          <table:table-cell table:style-name="ce259" table:formula="of:=IF(MID([.F447];6;1)&gt;MID([.F446];6;1);[.C446];[.C446]+1)" office:value-type="float" office:value="13">
            <text:p>013</text:p>
          </table:table-cell>
          <table:table-cell table:style-name="ce261" office:value-type="string">
            <text:p>Social\Page_Nav\Node\Edit page\Container</text:p>
          </table:table-cell>
          <table:table-cell table:style-name="ce94" office:value-type="string">
            <text:p>Check the displaying of portlet on page with user has access right on page and container but has no access right on portlet </text:p>
          </table:table-cell>
          <table:table-cell table:style-name="ce281" office:value-type="string">
            <text:p>Step 1: Add page</text:p>
          </table:table-cell>
          <table:table-cell table:style-name="ce282" office:value-type="string">
            <text:p>Create new page by wizard with designed container layout</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23">
          <table:table-cell table:style-name="ce251" table:formula="of:=IF(MID([.F448];6;1)&gt;MID([.F446];6;1);&quot;&quot;;MAX([.A$7:.A446])+1)" office:value-type="float" office:value="123">
            <text:p>123</text:p>
          </table:table-cell>
          <table:table-cell table:style-name="ce254" office:value-type="string">
            <text:p>FNC_SOC_SPC_NAV_13_03</text:p>
          </table:table-cell>
          <table:table-cell table:style-name="ce259" table:formula="of:=IF(MID([.F448];6;1)&gt;MID([.F447];6;1);[.C447];[.C447]+1)" office:value-type="float" office:value="13">
            <text:p>013</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container but has no access right on portlet </text:p>
          </table:table-cell>
          <table:table-cell table:style-name="ce281" office:value-type="string">
            <text:p>Step 2: Change Access permission setting of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81" office:value-type="string">
            <text:p>Set Edit permission setting on page successfully</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449];6;1)&gt;MID([.F447];6;1);&quot;&quot;;MAX([.A$7:.A447])+1)">
            <text:p/>
          </table:table-cell>
          <table:table-cell table:style-name="ce254" office:value-type="string">
            <text:p>FNC_SOC_SPC_NAV_13_03</text:p>
          </table:table-cell>
          <table:table-cell table:style-name="ce259" table:formula="of:=IF(MID([.F449];6;1)&gt;MID([.F448];6;1);[.C448];[.C448]+1)" office:value-type="float" office:value="13">
            <text:p>013</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container but has no access right on portlet </text:p>
          </table:table-cell>
          <table:table-cell table:style-name="ce281" office:value-type="string">
            <text:p>Step 3: Edit access permission of container</text:p>
          </table:table-cell>
          <table:table-cell table:style-name="ce282" office:value-type="string">
            <text:p>- Select<text:span text:style-name="T1"> container </text:span><text:span text:style-name="T12">tab on page editor</text:span></text:p>
            <text:p>- Move mouse over the container and click on <text:span text:style-name="T1">Edit container </text:span><text:span text:style-name="T12">icon <text:s/>on Mark </text:span><text:span text:style-name="T12">layer</text:span></text:p>
            <text:p>- Select [<text:span text:style-name="T1">Access permission</text:span>]</text:p>
            <text:p>- Select user can Access the container (user who can access the page)</text:p>
            <text:p><text:span text:style-name="T27">- Click </text:span><text:span text:style-name="T41">Save</text:span></text:p>
            <text:p><text:span text:style-name="T27"/></text:p>
          </table:table-cell>
          <table:table-cell table:style-name="ce281" office:value-type="string">
            <text:p>Set access permission of container successfully</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450];6;1)&gt;MID([.F448];6;1);&quot;&quot;;MAX([.A$7:.A448])+1)">
            <text:p/>
          </table:table-cell>
          <table:table-cell table:style-name="ce254" office:value-type="string">
            <text:p>FNC_SOC_SPC_NAV_13_03</text:p>
          </table:table-cell>
          <table:table-cell table:style-name="ce259" table:formula="of:=IF(MID([.F450];6;1)&gt;MID([.F449];6;1);[.C449];[.C449]+1)" office:value-type="float" office:value="13">
            <text:p>013</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container but has no access right on portlet </text:p>
          </table:table-cell>
          <table:table-cell table:style-name="ce281" office:value-type="string">
            <text:p>Step 4: Edit Access permission of portlet</text:p>
          </table:table-cell>
          <table:table-cell table:style-name="ce282" office:value-type="string">
            <text:p>- Select <text:span text:style-name="T1">application </text:span><text:span text:style-name="T12">tab on page editor</text:span></text:p>
            <text:p>- Select a portlet and click <text:span text:style-name="T1">[edit portlet] </text:span><text:span text:style-name="T12">icon on Mark layer</text:span></text:p>
            <text:p><text:span text:style-name="T1">- </text:span><text:span text:style-name="T12">Select [access permission] tab</text:span></text:p>
            <text:p><text:span text:style-name="T12">- Select user who can't Access the page, </text:span><text:span text:style-name="T12">to assign access right 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81" office:value-type="string">
            <text:p>Set access permission of portlet successfu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51];6;1)&gt;MID([.F449];6;1);&quot;&quot;;MAX([.A$7:.A449])+1)">
            <text:p/>
          </table:table-cell>
          <table:table-cell table:style-name="ce254" office:value-type="string">
            <text:p>FNC_SOC_SPC_NAV_13_03</text:p>
          </table:table-cell>
          <table:table-cell table:style-name="ce259" table:formula="of:=IF(MID([.F451];6;1)&gt;MID([.F450];6;1);[.C450];[.C450]+1)" office:value-type="float" office:value="13">
            <text:p>013</text:p>
          </table:table-cell>
          <table:table-cell table:style-name="ce261" office:value-type="string">
            <text:p>Social\Page_Nav\Node\Edit page\Container</text:p>
          </table:table-cell>
          <table:table-cell table:style-name="ce269" office:value-type="string">
            <text:p>Check the displaying of portlet on page with user has access right on page and container but has no access right on portlet </text:p>
          </table:table-cell>
          <table:table-cell table:style-name="ce281" office:value-type="string">
            <text:p>Step 5: Check the displaying of portlet on page with user has access right on page and container but has no access right on portlet </text:p>
          </table:table-cell>
          <table:table-cell table:style-name="ce282" office:value-type="string">
            <text:p>- Login by user can access the page and access the container above</text:p>
            <text:p>- Select page above to view</text:p>
          </table:table-cell>
          <table:table-cell table:style-name="ce281" office:value-type="string">
            <text:p>- User can see some portlet on page except portlet at step 4</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52];6;1)&gt;MID([.F450];6;1);&quot;&quot;;MAX([.A$7:.A450])+1)" office:value-type="float" office:value="124">
            <text:p>124</text:p>
          </table:table-cell>
          <table:table-cell table:style-name="ce254" office:value-type="string">
            <text:p>FNC_SOC_SPC_NAV_13_03</text:p>
          </table:table-cell>
          <table:table-cell table:style-name="ce259" table:formula="of:=IF(MID([.F452];6;1)&gt;MID([.F451];6;1);[.C451];[.C451]+1)" office:value-type="float" office:value="14">
            <text:p>014</text:p>
          </table:table-cell>
          <table:table-cell table:style-name="ce261" office:value-type="string">
            <text:p>Social\Page_Nav\Node\Edit page\Container</text:p>
          </table:table-cell>
          <table:table-cell table:style-name="ce94" office:value-type="string">
            <text:p>Check the displaying of portlet on page with user has access right on portlet, container and page which contain the portlet</text:p>
          </table:table-cell>
          <table:table-cell table:style-name="ce281" office:value-type="string">
            <text:p>Step 1: Add page</text:p>
          </table:table-cell>
          <table:table-cell table:style-name="ce282" office:value-type="string">
            <text:p>Create new page by wizard with designed container layout</text:p>
          </table:table-cell>
          <table:table-cell table:style-name="ce281" office:value-type="string">
            <text:p>Create page successfully</text:p>
          </table:table-cell>
          <table:table-cell table:style-name="ce270" office:value-type="string">
            <text:p>Low</text:p>
          </table:table-cell>
          <table:table-cell table:style-name="ce99"/>
          <table:table-cell table:style-name="ce247" table:number-columns-repeated="246"/>
        </table:table-row>
        <table:table-row table:style-name="ro23">
          <table:table-cell table:style-name="ce251" table:formula="of:=IF(MID([.F453];6;1)&gt;MID([.F451];6;1);&quot;&quot;;MAX([.A$7:.A451])+1)" office:value-type="float" office:value="124">
            <text:p>124</text:p>
          </table:table-cell>
          <table:table-cell table:style-name="ce254" office:value-type="string">
            <text:p>FNC_SOC_SPC_NAV_13_03</text:p>
          </table:table-cell>
          <table:table-cell table:style-name="ce259" table:formula="of:=IF(MID([.F453];6;1)&gt;MID([.F452];6;1);[.C452];[.C452]+1)" office:value-type="float" office:value="14">
            <text:p>014</text:p>
          </table:table-cell>
          <table:table-cell table:style-name="ce261" office:value-type="string">
            <text:p>Social\Page_Nav\Node\Edit page\Container</text:p>
          </table:table-cell>
          <table:table-cell table:style-name="ce269" office:value-type="string">
            <text:p>Check the displaying of portlet on page with user has access right on portlet, container and page which contain the portlet</text:p>
          </table:table-cell>
          <table:table-cell table:style-name="ce281" office:value-type="string">
            <text:p>Step 2: Change Access permission setting of page</text:p>
          </table:table-cell>
          <table:table-cell table:style-name="ce282" office:value-type="string">
            <text:p><text:span text:style-name="T21">- Go to spaces page</text:span></text:p>
            <text:p><text:span text:style-name="T21">- Add new space</text:span></text:p>
            <text:p><text:span text:style-name="T21">- Access space and select Space settings </text:span><text:span text:style-name="T21">portlet or Click on Space setting icon</text:span></text:p>
            <text:p><text:span text:style-name="T21">- Select Space navigation tab</text:span></text:p>
            <text:p><text:span text:style-name="T21">- Create new node and select existed </text:span><text:span text:style-name="T21">page for that <text:s/>node</text:span></text:p>
            <text:p><text:span text:style-name="T21">- Select above added node</text:span></text:p>
            <text:p><text:span text:style-name="T21">- Right click on node and click on Edit </text:span><text:span text:style-name="T21">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81" office:value-type="string">
            <text:p>Set Edit permission setting on page successfully</text:p>
          </table:table-cell>
          <table:table-cell table:style-name="ce270" office:value-type="string">
            <text:p>Low</text:p>
          </table:table-cell>
          <table:table-cell table:style-name="ce99"/>
          <table:table-cell table:style-name="ce247" table:number-columns-repeated="246"/>
        </table:table-row>
        <table:table-row table:style-name="ro35">
          <table:table-cell table:style-name="ce251" table:formula="of:=IF(MID([.F454];6;1)&gt;MID([.F452];6;1);&quot;&quot;;MAX([.A$7:.A452])+1)">
            <text:p/>
          </table:table-cell>
          <table:table-cell table:style-name="ce254" office:value-type="string">
            <text:p>FNC_SOC_SPC_NAV_13_03</text:p>
          </table:table-cell>
          <table:table-cell table:style-name="ce259" table:formula="of:=IF(MID([.F454];6;1)&gt;MID([.F453];6;1);[.C453];[.C453]+1)" office:value-type="float" office:value="14">
            <text:p>014</text:p>
          </table:table-cell>
          <table:table-cell table:style-name="ce261" office:value-type="string">
            <text:p>Social\Page_Nav\Node\Edit page\Container</text:p>
          </table:table-cell>
          <table:table-cell table:style-name="ce269" office:value-type="string">
            <text:p>Check the displaying of portlet on page with user has access right on portlet, container and page which contain the portlet</text:p>
          </table:table-cell>
          <table:table-cell table:style-name="ce281" office:value-type="string">
            <text:p>Step 3: Edit access permission of container</text:p>
          </table:table-cell>
          <table:table-cell table:style-name="ce282" office:value-type="string">
            <text:p><text:span text:style-name="T34">- Select</text:span><text:span text:style-name="T35"> container </text:span><text:span text:style-name="T36">tab on page editor</text:span></text:p>
            <text:p><text:span text:style-name="T34">- Move mouse over the container and </text:span><text:span text:style-name="T34">click on </text:span><text:span text:style-name="T35">Edit container </text:span><text:span text:style-name="T36">icon <text:s/>on Mark </text:span><text:span text:style-name="T36">layer</text:span></text:p>
            <text:p>- Select [<text:span text:style-name="T1">Access permission</text:span>]</text:p>
            <text:p>- Select user can Access the container (user who can access the page)</text:p>
            <text:p><text:span text:style-name="T27">- Click </text:span><text:span text:style-name="T41">Save</text:span></text:p>
            <text:p><text:span text:style-name="T27"/></text:p>
          </table:table-cell>
          <table:table-cell table:style-name="ce281" office:value-type="string">
            <text:p>Set access permission of container successfully</text:p>
          </table:table-cell>
          <table:table-cell table:style-name="ce270" office:value-type="string">
            <text:p>Low</text:p>
          </table:table-cell>
          <table:table-cell table:style-name="ce99"/>
          <table:table-cell table:style-name="ce247" table:number-columns-repeated="246"/>
        </table:table-row>
        <table:table-row table:style-name="ro36">
          <table:table-cell table:style-name="ce251" table:formula="of:=IF(MID([.F455];6;1)&gt;MID([.F453];6;1);&quot;&quot;;MAX([.A$7:.A453])+1)">
            <text:p/>
          </table:table-cell>
          <table:table-cell table:style-name="ce254" office:value-type="string">
            <text:p>FNC_SOC_SPC_NAV_13_03</text:p>
          </table:table-cell>
          <table:table-cell table:style-name="ce259" table:formula="of:=IF(MID([.F455];6;1)&gt;MID([.F454];6;1);[.C454];[.C454]+1)" office:value-type="float" office:value="14">
            <text:p>014</text:p>
          </table:table-cell>
          <table:table-cell table:style-name="ce261" office:value-type="string">
            <text:p>Social\Page_Nav\Node\Edit page\Container</text:p>
          </table:table-cell>
          <table:table-cell table:style-name="ce269" office:value-type="string">
            <text:p>Check the displaying of portlet on page with user has access right on portlet, container and page which contain the portlet</text:p>
          </table:table-cell>
          <table:table-cell table:style-name="ce281" office:value-type="string">
            <text:p>Step 4: Edit Access permission of portlet</text:p>
          </table:table-cell>
          <table:table-cell table:style-name="ce282" office:value-type="string">
            <text:p>- Select <text:span text:style-name="T1">application </text:span><text:span text:style-name="T12">tab on Page editor</text:span></text:p>
            <text:p>- Select a portlet and click <text:span text:style-name="T1">[edit portlet] </text:span><text:span text:style-name="T12">icon on mark layer</text:span></text:p>
            <text:p><text:span text:style-name="T1">- </text:span><text:span text:style-name="T12">Select [access permission] tab</text:span></text:p>
            <text:p><text:span text:style-name="T12">- Select user who can Access the page, to </text:span><text:span text:style-name="T12">assign access right 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81" office:value-type="string">
            <text:p>Set access permission of portlet successfully</text:p>
          </table:table-cell>
          <table:table-cell table:style-name="ce270" office:value-type="string">
            <text:p>Low</text:p>
          </table:table-cell>
          <table:table-cell table:style-name="ce99"/>
          <table:table-cell table:style-name="ce247" table:number-columns-repeated="246"/>
        </table:table-row>
        <table:table-row table:style-name="ro25">
          <table:table-cell table:style-name="ce251" table:formula="of:=IF(MID([.F456];6;1)&gt;MID([.F454];6;1);&quot;&quot;;MAX([.A$7:.A454])+1)">
            <text:p/>
          </table:table-cell>
          <table:table-cell table:style-name="ce254" office:value-type="string">
            <text:p>FNC_SOC_SPC_NAV_13_03</text:p>
          </table:table-cell>
          <table:table-cell table:style-name="ce259" table:formula="of:=IF(MID([.F456];6;1)&gt;MID([.F455];6;1);[.C455];[.C455]+1)" office:value-type="float" office:value="14">
            <text:p>014</text:p>
          </table:table-cell>
          <table:table-cell table:style-name="ce261" office:value-type="string">
            <text:p>Social\Page_Nav\Node\Edit page\Container</text:p>
          </table:table-cell>
          <table:table-cell table:style-name="ce269" office:value-type="string">
            <text:p>Check the displaying of portlet on page with user has access right on portlet, container and page which contain the portlet</text:p>
          </table:table-cell>
          <table:table-cell table:style-name="ce281" office:value-type="string">
            <text:p>Step 5: Check the displaying of portlet on page with user has access right on page and container but has no access right on portlet </text:p>
          </table:table-cell>
          <table:table-cell table:style-name="ce282" office:value-type="string">
            <text:p>- Login by user can access the page, the container and the portlet </text:p>
            <text:p>- Select page above to view</text:p>
          </table:table-cell>
          <table:table-cell table:style-name="ce281" office:value-type="string">
            <text:p>- User can see all portlet on page.</text:p>
          </table:table-cell>
          <table:table-cell table:style-name="ce270" office:value-type="string">
            <text:p>Low</text:p>
          </table:table-cell>
          <table:table-cell table:style-name="ce99"/>
          <table:table-cell table:style-name="ce247" table:number-columns-repeated="246"/>
        </table:table-row>
        <table:table-row table:style-name="ro1" table:number-rows-repeated="10">
          <table:table-cell table:style-name="ce247" table:number-columns-repeated="256"/>
        </table:table-row>
        <table:table-row table:style-name="ro1" table:number-rows-repeated="1048109">
          <table:table-cell table:number-columns-repeated="256"/>
        </table:table-row>
        <table:table-row table:style-name="ro1">
          <table:table-cell table:number-columns-repeated="256"/>
        </table:table-row>
      </table:table>
      <table:table table:name="Summary_Report" table:style-name="ta1" table:print="false">
        <office:forms form:automatic-focus="false" form:apply-design-mode="false"/>
        <table:table-column table:style-name="co29" table:default-cell-style-name="Default"/>
        <table:table-column table:style-name="co8" table:number-columns-repeated="2" table:default-cell-style-name="Default"/>
        <table:table-column table:style-name="co30" table:default-cell-style-name="Default"/>
        <table:table-column table:style-name="co31" table:default-cell-style-name="Default"/>
        <table:table-column table:style-name="co8" table:number-columns-repeated="245" table:default-cell-style-name="Default"/>
        <table:table-row table:style-name="ro40">
          <table:table-cell table:style-name="ce284" office:value-type="string" table:number-columns-spanned="5" table:number-rows-spanned="1">
            <text:p>SPACE <text:s/>Functionalities List</text:p>
          </table:table-cell>
          <table:covered-table-cell table:style-name="ce289"/>
          <table:covered-table-cell table:style-name="ce289"/>
          <table:covered-table-cell table:style-name="ce289"/>
          <table:covered-table-cell table:style-name="ce289"/>
          <table:table-cell table:style-name="ce49" office:value-type="string" table:number-columns-spanned="1" table:number-rows-spanned="2">
            <text:p>Cases</text:p>
          </table:table-cell>
          <table:table-cell table:number-columns-repeated="244"/>
        </table:table-row>
        <table:table-row table:style-name="ro41">
          <table:table-cell table:style-name="ce41" office:value-type="string">
            <text:p>Id</text:p>
          </table:table-cell>
          <table:table-cell table:style-name="ce49" office:value-type="string">
            <text:p>Portlet</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299"/>
          <table:table-cell table:number-columns-repeated="244"/>
        </table:table-row>
        <table:table-row table:style-name="ro1">
          <table:table-cell table:style-name="ce285" office:value-type="string">
            <text:p>FNC_SOC_SPC_MNG_01</text:p>
          </table:table-cell>
          <table:table-cell table:style-name="ce290" office:value-type="string">
            <text:p>Space</text:p>
          </table:table-cell>
          <table:table-cell table:style-name="ce293" office:value-type="string">
            <text:p>Creates</text:p>
          </table:table-cell>
          <table:table-cell table:style-name="ce297" office:value-type="string">
            <text:p>Create new space</text:p>
          </table:table-cell>
          <table:table-cell table:style-name="ce297" office:value-type="string">
            <text:p>Create new space</text:p>
          </table:table-cell>
          <table:table-cell table:style-name="ce300" table:formula="of:=SUMPRODUCT(([Space_Management.B$5:Space_Management.B$1003]=[.$A3])*([Space_Management.A$5:Space_Management.B$1003]&lt;&gt;&quot;&quot;))" office:value-type="float" office:value="111">
            <text:p>111</text:p>
          </table:table-cell>
          <table:table-cell table:style-name="ce304" table:number-columns-repeated="244"/>
        </table:table-row>
        <table:table-row table:style-name="ro1">
          <table:table-cell table:style-name="ce285" office:value-type="string">
            <text:p>FNC_SOC_SPC_MNG_02</text:p>
          </table:table-cell>
          <table:table-cell table:style-name="ce290" office:value-type="string">
            <text:p>Space</text:p>
          </table:table-cell>
          <table:table-cell table:style-name="ce293" office:value-type="string">
            <text:p>View</text:p>
          </table:table-cell>
          <table:table-cell table:style-name="ce297" office:value-type="string">
            <text:p>View space list</text:p>
          </table:table-cell>
          <table:table-cell table:style-name="ce297" office:value-type="string">
            <text:p>View space list</text:p>
          </table:table-cell>
          <table:table-cell table:style-name="ce300" table:formula="of:=SUMPRODUCT(([Space_Management.B$5:Space_Management.B$1003]=[.$A4])*([Space_Management.A$5:Space_Management.B$1003]&lt;&gt;&quot;&quot;))" office:value-type="float" office:value="34">
            <text:p>34</text:p>
          </table:table-cell>
          <table:table-cell table:style-name="ce304" table:number-columns-repeated="244"/>
        </table:table-row>
        <table:table-row table:style-name="ro1">
          <table:table-cell table:style-name="ce285" office:value-type="string">
            <text:p>FNC_SOC_SPC_MNG_03</text:p>
          </table:table-cell>
          <table:table-cell table:style-name="ce290" office:value-type="string">
            <text:p>Space</text:p>
          </table:table-cell>
          <table:table-cell table:style-name="ce293" office:value-type="string">
            <text:p>access space</text:p>
          </table:table-cell>
          <table:table-cell table:style-name="ce297" office:value-type="string">
            <text:p>Access space</text:p>
          </table:table-cell>
          <table:table-cell table:style-name="ce297" office:value-type="string">
            <text:p>Access space</text:p>
          </table:table-cell>
          <table:table-cell table:style-name="ce300" table:formula="of:=SUMPRODUCT(([Space_Management.B$5:Space_Management.B$1003]=[.$A5])*([Space_Management.A$5:Space_Management.B$1003]&lt;&gt;&quot;&quot;))" office:value-type="float" office:value="18">
            <text:p>18</text:p>
          </table:table-cell>
          <table:table-cell table:style-name="ce304" table:number-columns-repeated="244"/>
        </table:table-row>
        <table:table-row table:style-name="ro1">
          <table:table-cell table:style-name="ce285" office:value-type="string">
            <text:p>FNC_SOC_SPC_MNG_04</text:p>
          </table:table-cell>
          <table:table-cell table:style-name="ce290" office:value-type="string">
            <text:p>Space</text:p>
          </table:table-cell>
          <table:table-cell table:style-name="ce293" office:value-type="string">
            <text:p>Edit space</text:p>
          </table:table-cell>
          <table:table-cell table:style-name="ce297" office:value-type="string">
            <text:p>Edit information </text:p>
          </table:table-cell>
          <table:table-cell table:style-name="ce297" office:value-type="string">
            <text:p>Edit information and properties of the space</text:p>
          </table:table-cell>
          <table:table-cell table:style-name="ce300" table:formula="of:=SUMPRODUCT(([Space_Management.B$5:Space_Management.B$1003]=[.$A6])*([Space_Management.A$5:Space_Management.B$1003]&lt;&gt;&quot;&quot;))" office:value-type="float" office:value="149">
            <text:p>149</text:p>
          </table:table-cell>
          <table:table-cell table:style-name="ce304" table:number-columns-repeated="244"/>
        </table:table-row>
        <table:table-row table:style-name="ro1">
          <table:table-cell table:style-name="ce285" office:value-type="string">
            <text:p>FNC_SOC_SPC_MNG_05</text:p>
          </table:table-cell>
          <table:table-cell table:style-name="ce290" office:value-type="string">
            <text:p>Space</text:p>
          </table:table-cell>
          <table:table-cell table:style-name="ce293" office:value-type="string">
            <text:p>Delete</text:p>
          </table:table-cell>
          <table:table-cell table:style-name="ce297" office:value-type="string">
            <text:p>Delete space</text:p>
          </table:table-cell>
          <table:table-cell table:style-name="ce297" office:value-type="string">
            <text:p>Delete space</text:p>
          </table:table-cell>
          <table:table-cell table:style-name="ce300" table:formula="of:=SUMPRODUCT(([Space_Management.B$5:Space_Management.B$1003]=[.$A7])*([Space_Management.A$5:Space_Management.B$1003]&lt;&gt;&quot;&quot;))" office:value-type="float" office:value="3">
            <text:p>3</text:p>
          </table:table-cell>
          <table:table-cell table:style-name="ce304" table:number-columns-repeated="244"/>
        </table:table-row>
        <table:table-row table:style-name="ro1">
          <table:table-cell table:style-name="ce285" office:value-type="string">
            <text:p>FNC_SOC_SPC_SER_06</text:p>
          </table:table-cell>
          <table:table-cell table:style-name="ce290" office:value-type="string">
            <text:p>Space</text:p>
          </table:table-cell>
          <table:table-cell table:style-name="ce293" office:value-type="string">
            <text:p>Search</text:p>
          </table:table-cell>
          <table:table-cell table:style-name="ce297" office:value-type="string">
            <text:p>Search in space list</text:p>
          </table:table-cell>
          <table:table-cell table:style-name="ce297" office:value-type="string">
            <text:p>Search by keyword, directory</text:p>
          </table:table-cell>
          <table:table-cell table:style-name="ce300" table:formula="of:=SUMPRODUCT(([Search_Spaces.B$5:Search_Spaces.B$1004]=[.$A8])*([Search_Spaces.A$5:Search_Spaces.B$1004]&lt;&gt;&quot;&quot;))" office:value-type="float" office:value="50">
            <text:p>50</text:p>
          </table:table-cell>
          <table:table-cell table:style-name="ce304" table:number-columns-repeated="244"/>
        </table:table-row>
        <table:table-row table:style-name="ro14">
          <table:table-cell table:style-name="ce285" office:value-type="string">
            <text:p>FNC_SOC_SPC_MEM_07</text:p>
          </table:table-cell>
          <table:table-cell table:style-name="ce290" office:value-type="string">
            <text:p>Space</text:p>
          </table:table-cell>
          <table:table-cell table:style-name="ce293" office:value-type="string">
            <text:p>Invite/send request</text:p>
          </table:table-cell>
          <table:table-cell table:style-name="ce297" office:value-type="string">
            <text:p>User join to space</text:p>
          </table:table-cell>
          <table:table-cell table:style-name="ce297" office:value-type="string">
            <text:p>Manager of space can send invitation to user or user can send request to join space</text:p>
          </table:table-cell>
          <table:table-cell table:style-name="ce300" table:formula="of:=SUMPRODUCT(([Member_Management.B$5:Member_Management.B$1013]=[.$A9])*([Member_Management.A$5:Member_Management.B$1013]&lt;&gt;&quot;&quot;))" office:value-type="float" office:value="120">
            <text:p>120</text:p>
          </table:table-cell>
          <table:table-cell table:style-name="ce304" table:number-columns-repeated="244"/>
        </table:table-row>
        <table:table-row table:style-name="ro14">
          <table:table-cell table:style-name="ce285" office:value-type="string">
            <text:p>FNC_SOC_SPC_MEM_08</text:p>
          </table:table-cell>
          <table:table-cell table:style-name="ce290" office:value-type="string">
            <text:p>Space</text:p>
          </table:table-cell>
          <table:table-cell table:style-name="ce293" office:value-type="string">
            <text:p>Remove</text:p>
          </table:table-cell>
          <table:table-cell table:style-name="ce297" office:value-type="string">
            <text:p>Remove user out space</text:p>
          </table:table-cell>
          <table:table-cell table:style-name="ce297" office:value-type="string">
            <text:p>Remove user out space</text:p>
          </table:table-cell>
          <table:table-cell table:style-name="ce300" table:formula="of:=SUMPRODUCT(([Member_Management.B$5:Member_Management.B$1013]=[.$A10])*([Member_Management.A$5:Member_Management.B$1013]&lt;&gt;&quot;&quot;))" office:value-type="float" office:value="18">
            <text:p>18</text:p>
          </table:table-cell>
          <table:table-cell table:number-columns-repeated="244"/>
        </table:table-row>
        <table:table-row table:style-name="ro42">
          <table:table-cell table:style-name="ce285" office:value-type="string">
            <text:p>FNC_SOC_SPC_MEM_09</text:p>
          </table:table-cell>
          <table:table-cell table:style-name="ce290" office:value-type="string">
            <text:p>Space</text:p>
          </table:table-cell>
          <table:table-cell table:style-name="ce293" office:value-type="string">
            <text:p>leave/change role</text:p>
          </table:table-cell>
          <table:table-cell table:style-name="ce297" office:value-type="string">
            <text:p>Change role of user in space and user leave space</text:p>
          </table:table-cell>
          <table:table-cell table:style-name="ce297" office:value-type="string">
            <text:p>Change role of user in space and user leave space</text:p>
          </table:table-cell>
          <table:table-cell table:style-name="ce300" table:formula="of:=SUMPRODUCT(([Member_Management.B$5:Member_Management.B$1013]=[.$A11])*([Member_Management.A$5:Member_Management.B$1013]&lt;&gt;&quot;&quot;))" office:value-type="float" office:value="45">
            <text:p>45</text:p>
          </table:table-cell>
          <table:table-cell table:number-columns-repeated="244"/>
        </table:table-row>
        <table:table-row table:style-name="ro14">
          <table:table-cell table:style-name="ce285" office:value-type="string">
            <text:p>FNC_SOC_SPC_MOD_10</text:p>
          </table:table-cell>
          <table:table-cell table:style-name="ce290" office:value-type="string">
            <text:p>Space</text:p>
          </table:table-cell>
          <table:table-cell table:style-name="ce293" office:value-type="string">
            <text:p>Management application</text:p>
          </table:table-cell>
          <table:table-cell table:style-name="ce297" office:value-type="string">
            <text:p>Add, remove, access application on space</text:p>
          </table:table-cell>
          <table:table-cell table:style-name="ce297" office:value-type="string">
            <text:p>Add, remove, access application on space</text:p>
          </table:table-cell>
          <table:table-cell table:style-name="ce300" table:formula="of:=SUMPRODUCT(([Module_Management.B$5:Module_Management.B$968]=[.$A12])*([Module_Management.A$5:Module_Management.B$968]&lt;&gt;&quot;&quot;))" office:value-type="float" office:value="46">
            <text:p>46</text:p>
          </table:table-cell>
          <table:table-cell table:number-columns-repeated="244"/>
        </table:table-row>
        <table:table-row table:style-name="ro42">
          <table:table-cell table:style-name="ce285" office:value-type="string">
            <text:p>FNC_SOC_SPC_MOD_14</text:p>
          </table:table-cell>
          <table:table-cell table:style-name="ce290" office:value-type="string">
            <text:p>Space</text:p>
          </table:table-cell>
          <table:table-cell table:style-name="ce293" office:value-type="string">
            <text:p>activities on space</text:p>
          </table:table-cell>
          <table:table-cell table:style-name="ce297" office:value-type="string">
            <text:p>Add, sharelink, delete, comment, like</text:p>
          </table:table-cell>
          <table:table-cell table:style-name="ce297" office:value-type="string">
            <text:p>Add, sharelink, delete, activites and comment, like, delete comment</text:p>
          </table:table-cell>
          <table:table-cell table:style-name="ce300" table:formula="of:=SUMPRODUCT(([Module_Management.B$5:Module_Management.B$968]=[.$A13])*([Module_Management.A$5:Module_Management.B$968]&lt;&gt;&quot;&quot;))" office:value-type="float" office:value="119">
            <text:p>119</text:p>
          </table:table-cell>
          <table:table-cell table:number-columns-repeated="244"/>
        </table:table-row>
        <table:table-row table:style-name="ro11">
          <table:table-cell table:style-name="ce285" office:value-type="string">
            <text:p>FNC_SOC_SPC_NAV_11</text:p>
          </table:table-cell>
          <table:table-cell table:style-name="ce290" office:value-type="string">
            <text:p>Space</text:p>
          </table:table-cell>
          <table:table-cell table:style-name="ce294" office:value-type="string">
            <text:p>Group navigation</text:p>
          </table:table-cell>
          <table:table-cell table:style-name="ce295" office:value-type="string">
            <text:p>Navigation\Display</text:p>
          </table:table-cell>
          <table:table-cell table:style-name="ce295" office:value-type="string">
            <text:p>View existing navigations</text:p>
          </table:table-cell>
          <table:table-cell table:style-name="ce300" table:formula="of:=SUMPRODUCT(((([Navigation_Space.B$5:Navigation_Space.B$968]=[.$A14])*([Navigation_Space.A$5:Navigation_Space.B$968]&lt;&gt;&quot;&quot;))))" office:value-type="float" office:value="13">
            <text:p>13</text:p>
          </table:table-cell>
          <table:table-cell table:number-columns-repeated="244"/>
        </table:table-row>
        <table:table-row table:style-name="ro11">
          <table:table-cell table:style-name="ce285" office:value-type="string">
            <text:p>FNC_SOC_SPC_NAV_12_01</text:p>
          </table:table-cell>
          <table:table-cell table:style-name="ce290" office:value-type="string">
            <text:p>Space</text:p>
          </table:table-cell>
          <table:table-cell table:style-name="ce295" office:value-type="string">
            <text:p>Group navigation</text:p>
          </table:table-cell>
          <table:table-cell table:style-name="ce295" office:value-type="string">
            <text:p>Node\Display</text:p>
          </table:table-cell>
          <table:table-cell table:style-name="ce295" office:value-type="string">
            <text:p>View node's page</text:p>
          </table:table-cell>
          <table:table-cell table:style-name="ce300" table:formula="of:=SUMPRODUCT(((([Navigation_Space.B$5:Navigation_Space.B$968]=[.$A15])*([Navigation_Space.A$5:Navigation_Space.B$968]&lt;&gt;&quot;&quot;))))" office:value-type="float" office:value="13">
            <text:p>13</text:p>
          </table:table-cell>
          <table:table-cell table:number-columns-repeated="244"/>
        </table:table-row>
        <table:table-row table:style-name="ro11">
          <table:table-cell table:style-name="ce285" office:value-type="string">
            <text:p>FNC_SOC_SPC_NAV_12_02</text:p>
          </table:table-cell>
          <table:table-cell table:style-name="ce290" office:value-type="string">
            <text:p>Space</text:p>
          </table:table-cell>
          <table:table-cell table:style-name="ce295" office:value-type="string">
            <text:p>Group navigation</text:p>
          </table:table-cell>
          <table:table-cell table:style-name="ce295" office:value-type="string">
            <text:p>Node\Create</text:p>
          </table:table-cell>
          <table:table-cell table:style-name="ce295" office:value-type="string">
            <text:p>Add new node that will be used as hyperlink to added page</text:p>
          </table:table-cell>
          <table:table-cell table:style-name="ce300" table:formula="of:=SUMPRODUCT(((([Navigation_Space.B$5:Navigation_Space.B$968]=[.$A16])*([Navigation_Space.A$5:Navigation_Space.B$968]&lt;&gt;&quot;&quot;))))" office:value-type="float" office:value="164">
            <text:p>164</text:p>
          </table:table-cell>
          <table:table-cell table:number-columns-repeated="244"/>
        </table:table-row>
        <table:table-row table:style-name="ro11">
          <table:table-cell table:style-name="ce285" office:value-type="string">
            <text:p>FNC_SOC_SPC_NAV_12_03</text:p>
          </table:table-cell>
          <table:table-cell table:style-name="ce290" office:value-type="string">
            <text:p>Space</text:p>
          </table:table-cell>
          <table:table-cell table:style-name="ce295" office:value-type="string">
            <text:p>Group navigation</text:p>
          </table:table-cell>
          <table:table-cell table:style-name="ce295" office:value-type="string">
            <text:p>Node\Edit</text:p>
          </table:table-cell>
          <table:table-cell table:style-name="ce295" office:value-type="string">
            <text:p>Change node's information</text:p>
          </table:table-cell>
          <table:table-cell table:style-name="ce300" table:formula="of:=SUMPRODUCT(((([Navigation_Space.B$5:Navigation_Space.B$968]=[.$A17])*([Navigation_Space.A$5:Navigation_Space.B$968]&lt;&gt;&quot;&quot;))))" office:value-type="float" office:value="58">
            <text:p>58</text:p>
          </table:table-cell>
          <table:table-cell table:number-columns-repeated="244"/>
        </table:table-row>
        <table:table-row table:style-name="ro11">
          <table:table-cell table:style-name="ce285" office:value-type="string">
            <text:p>FNC_SOC_SPC_NAV_12_04</text:p>
          </table:table-cell>
          <table:table-cell table:style-name="ce290" office:value-type="string">
            <text:p>Space</text:p>
          </table:table-cell>
          <table:table-cell table:style-name="ce295" office:value-type="string">
            <text:p>Group navigation</text:p>
          </table:table-cell>
          <table:table-cell table:style-name="ce295" office:value-type="string">
            <text:p>Node\Copy_Paste</text:p>
          </table:table-cell>
          <table:table-cell table:style-name="ce295" office:value-type="string">
            <text:p>Copy/Paste node on current page</text:p>
          </table:table-cell>
          <table:table-cell table:style-name="ce300" table:formula="of:=SUMPRODUCT(((([Navigation_Space.B$5:Navigation_Space.B$968]=[.$A18])*([Navigation_Space.A$5:Navigation_Space.B$968]&lt;&gt;&quot;&quot;))))" office:value-type="float" office:value="24">
            <text:p>24</text:p>
          </table:table-cell>
          <table:table-cell table:number-columns-repeated="244"/>
        </table:table-row>
        <table:table-row table:style-name="ro11">
          <table:table-cell table:style-name="ce285" office:value-type="string">
            <text:p>FNC_SOC_SPC_NAV_12_05</text:p>
          </table:table-cell>
          <table:table-cell table:style-name="ce290" office:value-type="string">
            <text:p>Space</text:p>
          </table:table-cell>
          <table:table-cell table:style-name="ce295" office:value-type="string">
            <text:p>Group navigation</text:p>
          </table:table-cell>
          <table:table-cell table:style-name="ce295" office:value-type="string">
            <text:p>Node\Cut_Paste</text:p>
          </table:table-cell>
          <table:table-cell table:style-name="ce295" office:value-type="string">
            <text:p>Cut/Paste node on current page</text:p>
          </table:table-cell>
          <table:table-cell table:style-name="ce300" table:formula="of:=SUMPRODUCT(((([Navigation_Space.B$5:Navigation_Space.B$968]=[.$A19])*([Navigation_Space.A$5:Navigation_Space.B$968]&lt;&gt;&quot;&quot;))))" office:value-type="float" office:value="16">
            <text:p>16</text:p>
          </table:table-cell>
          <table:table-cell table:number-columns-repeated="244"/>
        </table:table-row>
        <table:table-row table:style-name="ro11">
          <table:table-cell table:style-name="ce285" office:value-type="string">
            <text:p>FNC_SOC_SPC_NAV_12_06</text:p>
          </table:table-cell>
          <table:table-cell table:style-name="ce290" office:value-type="string">
            <text:p>Space</text:p>
          </table:table-cell>
          <table:table-cell table:style-name="ce295" office:value-type="string">
            <text:p>Group navigation</text:p>
          </table:table-cell>
          <table:table-cell table:style-name="ce295" office:value-type="string">
            <text:p>Node\Delete</text:p>
          </table:table-cell>
          <table:table-cell table:style-name="ce295" office:value-type="string">
            <text:p>Delete existing node(page)</text:p>
          </table:table-cell>
          <table:table-cell table:style-name="ce300" table:formula="of:=SUMPRODUCT(((([Navigation_Space.B$5:Navigation_Space.B$968]=[.$A20])*([Navigation_Space.A$5:Navigation_Space.B$968]&lt;&gt;&quot;&quot;))))" office:value-type="float" office:value="17">
            <text:p>17</text:p>
          </table:table-cell>
          <table:table-cell table:number-columns-repeated="244"/>
        </table:table-row>
        <table:table-row table:style-name="ro11">
          <table:table-cell table:style-name="ce285" office:value-type="string">
            <text:p>FNC_SOC_SPC_NAV_12_07</text:p>
          </table:table-cell>
          <table:table-cell table:style-name="ce290" office:value-type="string">
            <text:p>Space</text:p>
          </table:table-cell>
          <table:table-cell table:style-name="ce295" office:value-type="string">
            <text:p>Group navigation</text:p>
          </table:table-cell>
          <table:table-cell table:style-name="ce295" office:value-type="string">
            <text:p>Node\Move</text:p>
          </table:table-cell>
          <table:table-cell table:style-name="ce295" office:value-type="string">
            <text:p>Move node up/down</text:p>
          </table:table-cell>
          <table:table-cell table:style-name="ce300" table:formula="of:=SUMPRODUCT(((([Navigation_Space.B$5:Navigation_Space.B$968]=[.$A21])*([Navigation_Space.A$5:Navigation_Space.B$968]&lt;&gt;&quot;&quot;))))" office:value-type="float" office:value="7">
            <text:p>7</text:p>
          </table:table-cell>
          <table:table-cell table:number-columns-repeated="244"/>
        </table:table-row>
        <table:table-row table:style-name="ro11">
          <table:table-cell table:style-name="ce285" office:value-type="string">
            <text:p>FNC_SOC_SPC_NAV_12_08</text:p>
          </table:table-cell>
          <table:table-cell table:style-name="ce290" office:value-type="string">
            <text:p>Space</text:p>
          </table:table-cell>
          <table:table-cell table:style-name="ce295" office:value-type="string">
            <text:p>Group navigation</text:p>
          </table:table-cell>
          <table:table-cell table:style-name="ce295" office:value-type="string">
            <text:p>Node\Clone</text:p>
          </table:table-cell>
          <table:table-cell table:style-name="ce295" office:value-type="string">
            <text:p>Clone a node that allows to copy node &amp; create new page</text:p>
          </table:table-cell>
          <table:table-cell table:style-name="ce300" table:formula="of:=SUMPRODUCT(((([Navigation_Space.B$5:Navigation_Space.B$968]=[.$A22])*([Navigation_Space.A$5:Navigation_Space.B$968]&lt;&gt;&quot;&quot;))))" office:value-type="float" office:value="18">
            <text:p>18</text:p>
          </table:table-cell>
          <table:table-cell table:number-columns-repeated="244"/>
        </table:table-row>
        <table:table-row table:style-name="ro11">
          <table:table-cell table:style-name="ce285" office:value-type="string">
            <text:p>FNC_SOC_SPC_NAV_13_01</text:p>
          </table:table-cell>
          <table:table-cell table:style-name="ce290" office:value-type="string">
            <text:p>Space</text:p>
          </table:table-cell>
          <table:table-cell table:style-name="ce295" office:value-type="string">
            <text:p>Group navigation</text:p>
          </table:table-cell>
          <table:table-cell table:style-name="ce295" office:value-type="string">
            <text:p>Node\Edit page\Properties</text:p>
          </table:table-cell>
          <table:table-cell table:style-name="ce295" office:value-type="string">
            <text:p>Edit properties of page that node links to</text:p>
          </table:table-cell>
          <table:table-cell table:style-name="ce300" table:formula="of:=SUMPRODUCT(((([Navigation_Space.B$5:Navigation_Space.B$968]=[.$A23])*([Navigation_Space.A$5:Navigation_Space.B$968]&lt;&gt;&quot;&quot;))))" office:value-type="float" office:value="117">
            <text:p>117</text:p>
          </table:table-cell>
          <table:table-cell table:number-columns-repeated="244"/>
        </table:table-row>
        <table:table-row table:style-name="ro11">
          <table:table-cell table:style-name="ce285" office:value-type="string">
            <text:p>FNC_SOC_SPC_NAV_13_02</text:p>
          </table:table-cell>
          <table:table-cell table:style-name="ce290" office:value-type="string">
            <text:p>Space</text:p>
          </table:table-cell>
          <table:table-cell table:style-name="ce295" office:value-type="string">
            <text:p>Group navigation</text:p>
          </table:table-cell>
          <table:table-cell table:style-name="ce295" office:value-type="string">
            <text:p>Node\Edit page\Portlet</text:p>
          </table:table-cell>
          <table:table-cell table:style-name="ce295" office:value-type="string">
            <text:p>Edit portlet layout of page that node links to</text:p>
          </table:table-cell>
          <table:table-cell table:style-name="ce300" table:formula="of:=SUMPRODUCT(((([Navigation_Space.B$5:Navigation_Space.B$968]=[.$A24])*([Navigation_Space.A$5:Navigation_Space.B$968]&lt;&gt;&quot;&quot;))))" office:value-type="float" office:value="166">
            <text:p>166</text:p>
          </table:table-cell>
          <table:table-cell table:number-columns-repeated="244"/>
        </table:table-row>
        <table:table-row table:style-name="ro11">
          <table:table-cell table:style-name="ce285" office:value-type="string">
            <text:p>FNC_SOC_SPC_NAV_13_03</text:p>
          </table:table-cell>
          <table:table-cell table:style-name="ce290" office:value-type="string">
            <text:p>Space</text:p>
          </table:table-cell>
          <table:table-cell table:style-name="ce295" office:value-type="string">
            <text:p>Group navigation</text:p>
          </table:table-cell>
          <table:table-cell table:style-name="ce295" office:value-type="string">
            <text:p>Edit page\Container</text:p>
          </table:table-cell>
          <table:table-cell table:style-name="ce295" office:value-type="string">
            <text:p>Edit container layout of page that node links to</text:p>
          </table:table-cell>
          <table:table-cell table:style-name="ce300" table:formula="of:=SUMPRODUCT(((([Navigation_Space.B$5:Navigation_Space.B$968]=[.$A25])*([Navigation_Space.A$5:Navigation_Space.B$968]&lt;&gt;&quot;&quot;))))" office:value-type="float" office:value="84">
            <text:p>84</text:p>
          </table:table-cell>
          <table:table-cell table:number-columns-repeated="244"/>
        </table:table-row>
        <table:table-row table:style-name="ro43">
          <table:table-cell table:style-name="ce286" office:value-type="string" table:number-columns-spanned="5" table:number-rows-spanned="1">
            <text:p>Total</text:p>
          </table:table-cell>
          <table:covered-table-cell table:style-name="ce291"/>
          <table:covered-table-cell table:style-name="ce296"/>
          <table:covered-table-cell table:style-name="ce298"/>
          <table:covered-table-cell table:style-name="ce298"/>
          <table:table-cell table:style-name="ce301" table:formula="of:=SUM([.F3:.F25])" office:value-type="float" office:value="1410">
            <text:p>1410</text:p>
          </table:table-cell>
          <table:table-cell table:number-columns-repeated="244"/>
        </table:table-row>
        <table:table-row table:style-name="ro1" table:number-rows-repeated="22">
          <table:table-cell table:style-name="ce287"/>
          <table:table-cell table:style-name="ce292"/>
          <table:table-cell table:style-name="ce296"/>
          <table:table-cell table:style-name="ce298" table:number-columns-repeated="2"/>
          <table:table-cell table:style-name="ce302"/>
          <table:table-cell table:number-columns-repeated="244"/>
        </table:table-row>
        <table:table-row table:style-name="ro44">
          <table:table-cell table:style-name="ce288" table:number-columns-spanned="5" table:number-rows-spanned="1"/>
          <table:covered-table-cell table:style-name="ce74"/>
          <table:covered-table-cell table:style-name="ce74"/>
          <table:covered-table-cell table:style-name="ce74"/>
          <table:covered-table-cell table:style-name="ce74"/>
          <table:table-cell table:style-name="ce303"/>
          <table:table-cell table:number-columns-repeated="244"/>
        </table:table-row>
        <table:table-row table:style-name="ro1" table:number-rows-repeated="1048525">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range table:name="make_user_become_Manager" table:base-cell-address="$Member_Management.$E$118" table:cell-range-address="$Member_Management.$E$118:.$H$121"/>
        <table:named-range table:name="User_Become_member_of_space" table:base-cell-address="$Member_Management.$E$10" table:cell-range-address="$Member_Management.$E$10:.$H$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7">07/07/2011</text:date>, <text:time>11:57:2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7-07T11:57:24</dc:date>
    <meta:print-date>2008-06-17T00:45:47</meta:print-date>
    <meta:editing-cycles>784</meta:editing-cycles>
    <meta:editing-duration>PT375H49M31S</meta:editing-duration>
    <meta:document-statistic meta:table-count="8" meta:cell-count="10174" meta:object-count="1"/>
    <meta:user-defined meta:name="Info 1"/>
    <meta:user-defined meta:name="Info 2"/>
    <meta:user-defined meta:name="Info 3"/>
    <meta:user-defined meta:name="Info 4"/>
  </office:meta>
</office:document-meta>
</file>